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serif"/>
    <style:font-face style:name="Linux Libertine" svg:font-family="'Linux Libertine', Georgia, Times, serif"/>
    <style:font-face style:name="Verdana" svg:font-family="Verdana, Arial, Helvetica, sans-serif"/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3.125in" fo:margin-left="0.0069in" style:page-number="auto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1.1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451in" table:align="margins"/>
    </style:style>
    <style:style style:name="Table2.A" style:family="table-column">
      <style:table-column-properties style:column-width="0.375in" style:rel-column-width="540*"/>
    </style:style>
    <style:style style:name="Table2.B" style:family="table-column">
      <style:table-column-properties style:column-width="1.25in" style:rel-column-width="1800*"/>
    </style:style>
    <style:style style:name="Table2.C" style:family="table-column">
      <style:table-column-properties style:column-width="1.4201in" style:rel-column-width="204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2.8646in" fo:margin-left="0in" table:align="left"/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1.1771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8646in" fo:margin-left="0in" table:align="left"/>
    </style:style>
    <style:style style:name="Table4.A" style:family="table-column">
      <style:table-column-properties style:column-width="0.3125in"/>
    </style:style>
    <style:style style:name="Table4.B" style:family="table-column">
      <style:table-column-properties style:column-width="1.375in"/>
    </style:style>
    <style:style style:name="Table4.C" style:family="table-column">
      <style:table-column-properties style:column-width="1.1771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8646in" fo:margin-left="0in" table:align="left"/>
    </style:style>
    <style:style style:name="Table5.A" style:family="table-column">
      <style:table-column-properties style:column-width="0.3125in"/>
    </style:style>
    <style:style style:name="Table5.B" style:family="table-column">
      <style:table-column-properties style:column-width="1.375in"/>
    </style:style>
    <style:style style:name="Table5.C" style:family="table-column">
      <style:table-column-properties style:column-width="1.1771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0.5pt" officeooo:rsid="0021702a" officeooo:paragraph-rsid="002283aa" style:font-size-asian="10.5pt" style:font-size-complex="10.5pt"/>
    </style:style>
    <style:style style:name="P2" style:family="paragraph" style:parent-style-name="Table_20_Contents">
      <style:paragraph-properties fo:text-align="start" style:justify-single-word="false"/>
      <style:text-properties fo:font-size="10.5pt" officeooo:rsid="0022fd75" officeooo:paragraph-rsid="0022fd75" style:font-size-asian="10.5pt" style:font-size-complex="10.5pt"/>
    </style:style>
    <style:style style:name="P3" style:family="paragraph" style:parent-style-name="Table_20_Contents">
      <style:paragraph-properties fo:text-align="start" style:justify-single-word="false"/>
      <style:text-properties fo:font-size="10.5pt" officeooo:rsid="00260c37" officeooo:paragraph-rsid="00260c37" style:font-size-asian="10.5pt" style:font-size-complex="10.5pt"/>
    </style:style>
    <style:style style:name="P4" style:family="paragraph" style:parent-style-name="Table_20_Contents">
      <style:paragraph-properties fo:text-align="start" style:justify-single-word="false"/>
      <style:text-properties fo:font-size="10.5pt" officeooo:rsid="00279456" officeooo:paragraph-rsid="00279456" style:font-size-asian="10.5pt" style:font-size-complex="10.5pt"/>
    </style:style>
    <style:style style:name="P5" style:family="paragraph" style:parent-style-name="Table_20_Contents">
      <style:paragraph-properties fo:text-align="start" style:justify-single-word="false"/>
      <style:text-properties fo:font-size="10.5pt" officeooo:rsid="0028dccc" officeooo:paragraph-rsid="0028dccc" style:font-size-asian="10.5pt" style:font-size-complex="10.5pt"/>
    </style:style>
    <style:style style:name="P6" style:family="paragraph" style:parent-style-name="Table_20_Contents">
      <style:paragraph-properties fo:text-align="start" style:justify-single-word="false"/>
      <style:text-properties fo:font-size="10.5pt" officeooo:rsid="002a24f7" officeooo:paragraph-rsid="002a24f7" style:font-size-asian="10.5pt" style:font-size-complex="10.5pt"/>
    </style:style>
    <style:style style:name="P7" style:family="paragraph" style:parent-style-name="Table_20_Contents">
      <style:paragraph-properties fo:text-align="start" style:justify-single-word="false"/>
      <style:text-properties fo:font-size="10.5pt" officeooo:rsid="0030bbaf" officeooo:paragraph-rsid="0030bbaf" style:font-size-asian="10.5pt" style:font-size-complex="10.5pt"/>
    </style:style>
    <style:style style:name="P8" style:family="paragraph" style:parent-style-name="Frame_20_contents">
      <style:paragraph-properties fo:text-align="start" style:justify-single-word="false"/>
    </style:style>
    <style:style style:name="P9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bold" officeooo:rsid="0021702a" officeooo:paragraph-rsid="004dde58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0ce72" officeooo:paragraph-rsid="004dde58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1702a" officeooo:paragraph-rsid="004dde58" style:font-size-asian="10pt" style:font-weight-asian="bold" style:font-size-complex="10pt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officeooo:paragraph-rsid="004dde58"/>
    </style:style>
    <style:style style:name="P13" style:family="paragraph" style:parent-style-name="Standard">
      <style:paragraph-properties fo:line-height="115%"/>
      <style:text-properties officeooo:paragraph-rsid="004dde58"/>
    </style:style>
    <style:style style:name="P14" style:family="paragraph" style:parent-style-name="Standard">
      <style:paragraph-properties fo:text-align="center" style:justify-single-word="false"/>
      <style:text-properties officeooo:rsid="0028dccc" officeooo:paragraph-rsid="004dde58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.5pt" officeooo:paragraph-rsid="004dde58" style:font-size-asian="10.5pt" style:font-size-complex="10.5pt"/>
    </style:style>
    <style:style style:name="P16" style:family="paragraph" style:parent-style-name="Standard">
      <style:paragraph-properties fo:text-align="start" style:justify-single-word="false"/>
      <style:text-properties fo:font-size="10.5pt" officeooo:rsid="0021702a" officeooo:paragraph-rsid="00350b45" style:font-size-asian="10.5pt" style:font-size-complex="10.5pt"/>
    </style:style>
    <style:style style:name="P17" style:family="paragraph" style:parent-style-name="Standard">
      <style:paragraph-properties fo:text-align="start" style:justify-single-word="false"/>
      <style:text-properties fo:font-size="10.5pt" officeooo:rsid="0021702a" officeooo:paragraph-rsid="004dde58" style:font-size-asian="10.5pt" style:font-size-complex="10.5pt"/>
    </style:style>
    <style:style style:name="P18" style:family="paragraph" style:parent-style-name="Standard">
      <style:paragraph-properties fo:text-align="start" style:justify-single-word="false"/>
      <style:text-properties fo:font-size="10.5pt" officeooo:rsid="0022fd75" officeooo:paragraph-rsid="004dde58" style:font-size-asian="10.5pt" style:font-size-complex="10.5pt"/>
    </style:style>
    <style:style style:name="P19" style:family="paragraph" style:parent-style-name="Standard">
      <style:paragraph-properties fo:text-align="start" style:justify-single-word="false"/>
      <style:text-properties fo:font-size="10.5pt" officeooo:rsid="003b0f9c" officeooo:paragraph-rsid="004dde58" style:font-size-asian="10.5pt" style:font-size-complex="10.5pt"/>
    </style:style>
    <style:style style:name="P20" style:family="paragraph" style:parent-style-name="Standard">
      <style:text-properties fo:font-size="10.5pt" officeooo:paragraph-rsid="004dde58" style:font-size-asian="10.5pt" style:font-size-complex="10.5pt"/>
    </style:style>
    <style:style style:name="P21" style:family="paragraph" style:parent-style-name="Standard">
      <style:text-properties fo:font-size="10.5pt" officeooo:rsid="004af0ad" officeooo:paragraph-rsid="004e61fe" style:font-size-asian="10.5pt" style:font-size-complex="10.5pt"/>
    </style:style>
    <style:style style:name="P22" style:family="paragraph" style:parent-style-name="Standard">
      <style:text-properties fo:font-size="10.5pt" officeooo:rsid="004aecc4" officeooo:paragraph-rsid="004e61fe" style:font-size-asian="10.5pt" style:font-size-complex="10.5pt"/>
    </style:style>
    <style:style style:name="P23" style:family="paragraph" style:parent-style-name="Standard">
      <style:text-properties fo:font-size="10.5pt" officeooo:rsid="004aecc4" officeooo:paragraph-rsid="0057a4b9" style:font-size-asian="10.5pt" style:font-size-complex="10.5pt"/>
    </style:style>
    <style:style style:name="P24" style:family="paragraph" style:parent-style-name="Standard">
      <style:text-properties fo:font-size="10.5pt" officeooo:paragraph-rsid="004e61fe" style:font-size-asian="10.5pt" style:font-size-complex="10.5pt"/>
    </style:style>
    <style:style style:name="P25" style:family="paragraph" style:parent-style-name="Standard">
      <style:text-properties fo:font-size="10.5pt" officeooo:paragraph-rsid="0057a4b9" style:font-size-asian="10.5pt" style:font-size-complex="10.5pt"/>
    </style:style>
    <style:style style:name="P26" style:family="paragraph" style:parent-style-name="Standard">
      <style:paragraph-properties fo:text-align="center" style:justify-single-word="false"/>
      <style:text-properties officeooo:paragraph-rsid="004dde58"/>
    </style:style>
    <style:style style:name="P27" style:family="paragraph" style:parent-style-name="Standard">
      <style:paragraph-properties fo:text-align="center" style:justify-single-word="false">
        <style:tab-stops>
          <style:tab-stop style:position="0.3126in"/>
        </style:tab-stops>
      </style:paragraph-properties>
      <style:text-properties officeooo:paragraph-rsid="004dde58"/>
    </style:style>
    <style:style style:name="P28" style:family="paragraph" style:parent-style-name="Standard">
      <style:paragraph-properties fo:text-align="center" style:justify-single-word="false"/>
      <style:text-properties officeooo:paragraph-rsid="004e61fe"/>
    </style:style>
    <style:style style:name="P29" style:family="paragraph" style:parent-style-name="Standard">
      <style:paragraph-properties fo:text-align="center" style:justify-single-word="false"/>
      <style:text-properties officeooo:paragraph-rsid="004e8230"/>
    </style:style>
    <style:style style:name="P30" style:family="paragraph" style:parent-style-name="Standard">
      <style:paragraph-properties fo:text-align="center" style:justify-single-word="false"/>
      <style:text-properties officeooo:paragraph-rsid="0050c065"/>
    </style:style>
    <style:style style:name="P31" style:family="paragraph" style:parent-style-name="Standard">
      <style:paragraph-properties fo:text-align="center" style:justify-single-word="false"/>
      <style:text-properties officeooo:paragraph-rsid="0051a469"/>
    </style:style>
    <style:style style:name="P32" style:family="paragraph" style:parent-style-name="Standard">
      <style:paragraph-properties fo:text-align="center" style:justify-single-word="false"/>
      <style:text-properties officeooo:paragraph-rsid="0057a4b9"/>
    </style:style>
    <style:style style:name="P33" style:family="paragraph" style:parent-style-name="Standard">
      <style:paragraph-properties fo:text-align="center" style:justify-single-word="false"/>
      <style:text-properties officeooo:rsid="002bfb27" officeooo:paragraph-rsid="004dde58"/>
    </style:style>
    <style:style style:name="P34" style:family="paragraph" style:parent-style-name="Standard">
      <style:paragraph-properties fo:line-height="150%"/>
      <style:text-properties officeooo:paragraph-rsid="004dde58"/>
    </style:style>
    <style:style style:name="P35" style:family="paragraph" style:parent-style-name="Standard">
      <style:paragraph-properties fo:text-align="center" style:justify-single-word="false"/>
      <style:text-properties officeooo:rsid="003dc94b" officeooo:paragraph-rsid="004dde58"/>
    </style:style>
    <style:style style:name="P36" style:family="paragraph" style:parent-style-name="Standard">
      <style:text-properties officeooo:rsid="003dc94b" officeooo:paragraph-rsid="004dde58"/>
    </style:style>
    <style:style style:name="P37" style:family="paragraph" style:parent-style-name="Standard">
      <style:paragraph-properties fo:text-align="center" style:justify-single-word="false"/>
      <style:text-properties officeooo:rsid="0048204a" officeooo:paragraph-rsid="004dde58"/>
    </style:style>
    <style:style style:name="P38" style:family="paragraph" style:parent-style-name="Standard">
      <style:paragraph-properties fo:text-align="center" style:justify-single-word="false"/>
      <style:text-properties officeooo:rsid="004aecc4" officeooo:paragraph-rsid="004dde58"/>
    </style:style>
    <style:style style:name="P39" style:family="paragraph" style:parent-style-name="Standard">
      <style:paragraph-properties fo:text-align="center" style:justify-single-word="false"/>
      <style:text-properties officeooo:rsid="004aecc4" officeooo:paragraph-rsid="0057a4b9"/>
    </style:style>
    <style:style style:name="P40" style:family="paragraph" style:parent-style-name="Standard">
      <style:text-properties officeooo:rsid="004aecc4" officeooo:paragraph-rsid="004dde58"/>
    </style:style>
    <style:style style:name="P41" style:family="paragraph" style:parent-style-name="Standard">
      <style:text-properties officeooo:rsid="004af0ad" officeooo:paragraph-rsid="004dde58"/>
    </style:style>
    <style:style style:name="P42" style:family="paragraph" style:parent-style-name="Standard">
      <style:text-properties officeooo:rsid="004c7a30" officeooo:paragraph-rsid="004dde58"/>
    </style:style>
    <style:style style:name="P43" style:family="paragraph" style:parent-style-name="Standard">
      <style:text-properties officeooo:paragraph-rsid="004dde58"/>
    </style:style>
    <style:style style:name="P44" style:family="paragraph" style:parent-style-name="Standard">
      <style:text-properties officeooo:paragraph-rsid="004e8230"/>
    </style:style>
    <style:style style:name="P45" style:family="paragraph" style:parent-style-name="Standard">
      <style:text-properties officeooo:paragraph-rsid="0050c065"/>
    </style:style>
    <style:style style:name="P46" style:family="paragraph" style:parent-style-name="Standard">
      <style:text-properties officeooo:paragraph-rsid="0051a469"/>
    </style:style>
    <style:style style:name="P47" style:family="paragraph" style:parent-style-name="Standard">
      <style:text-properties officeooo:rsid="0051a469" officeooo:paragraph-rsid="0051a469"/>
    </style:style>
    <style:style style:name="P48" style:family="paragraph" style:parent-style-name="Standard">
      <style:paragraph-properties fo:text-align="center" style:justify-single-word="false"/>
      <style:text-properties officeooo:rsid="0051a469" officeooo:paragraph-rsid="0051a469"/>
    </style:style>
    <style:style style:name="P49" style:family="paragraph" style:parent-style-name="Standard">
      <style:paragraph-properties fo:text-align="center" style:justify-single-word="false"/>
      <style:text-properties officeooo:rsid="0051a469" officeooo:paragraph-rsid="0052f01b"/>
    </style:style>
    <style:style style:name="P50" style:family="paragraph" style:parent-style-name="Standard">
      <style:text-properties officeooo:paragraph-rsid="0052f01b"/>
    </style:style>
    <style:style style:name="P51" style:family="paragraph" style:parent-style-name="Standard">
      <style:text-properties officeooo:paragraph-rsid="005473e6"/>
    </style:style>
    <style:style style:name="P52" style:family="paragraph" style:parent-style-name="Standard">
      <style:text-properties officeooo:paragraph-rsid="0057a4b9"/>
    </style:style>
    <style:style style:name="P53" style:family="paragraph" style:parent-style-name="Standard">
      <style:text-properties officeooo:paragraph-rsid="00595bfc"/>
    </style:style>
    <style:style style:name="P54" style:family="paragraph" style:parent-style-name="Standard">
      <style:paragraph-properties fo:margin-left="0in" fo:margin-right="0.6252in" fo:text-align="start" style:justify-single-word="false" fo:text-indent="0in" style:auto-text-indent="false"/>
      <style:text-properties fo:font-size="10.5pt" officeooo:rsid="0021702a" officeooo:paragraph-rsid="004dde58" style:font-size-asian="10.5pt" style:font-size-complex="10.5pt"/>
    </style:style>
    <style:style style:name="P55" style:family="paragraph" style:parent-style-name="Text_20_body">
      <style:paragraph-properties fo:line-height="100%"/>
      <style:text-properties fo:font-variant="normal" fo:text-transform="none" fo:color="#000000" style:font-name="monospace" fo:font-size="10.5pt" fo:letter-spacing="normal" fo:font-style="normal" fo:font-weight="normal" officeooo:paragraph-rsid="004dde58"/>
    </style:style>
    <style:style style:name="P56" style:family="paragraph" style:parent-style-name="Text_20_body">
      <style:text-properties officeooo:rsid="00414bf8" officeooo:paragraph-rsid="004dde58"/>
    </style:style>
    <style:style style:name="P57" style:family="paragraph" style:parent-style-name="Table_20_Contents">
      <style:paragraph-properties fo:text-align="start" style:justify-single-word="false"/>
      <style:text-properties fo:font-variant="normal" fo:text-transform="none" fo:color="#252525" style:font-name="Liberation Serif" fo:font-size="10.5pt" fo:letter-spacing="normal" fo:font-style="normal" fo:font-weight="normal" officeooo:paragraph-rsid="002283aa" style:font-size-asian="10.5pt" style:font-size-complex="10.5pt"/>
    </style:style>
    <style:style style:name="P58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4aecc4" officeooo:paragraph-rsid="004aecc4" style:font-size-asian="10.5pt" style:font-weight-asian="normal" style:font-size-complex="10.5pt" style:font-weight-complex="normal"/>
    </style:style>
    <style:style style:name="P59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4aecc4" officeooo:paragraph-rsid="005473e6" style:font-size-asian="10.5pt" style:font-weight-asian="normal" style:font-size-complex="10.5pt" style:font-weight-complex="normal"/>
    </style:style>
    <style:style style:name="P60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57a4b9" officeooo:paragraph-rsid="0057a4b9" style:font-size-asian="10.5pt" style:font-weight-asian="normal" style:font-size-complex="10.5pt" style:font-weight-complex="normal"/>
    </style:style>
    <style:style style:name="P61" style:family="paragraph" style:parent-style-name="Table_20_Contents">
      <style:text-properties fo:font-size="10.5pt" style:font-size-asian="10.5pt" style:font-size-complex="10.5pt"/>
    </style:style>
    <style:style style:name="P62" style:family="paragraph" style:parent-style-name="Table_20_Contents">
      <style:paragraph-properties fo:text-align="start" style:justify-single-word="false"/>
      <style:text-properties fo:font-size="10.5pt" officeooo:rsid="0032cedc" officeooo:paragraph-rsid="0032cedc" style:font-size-asian="10.5pt" style:font-size-complex="10.5pt"/>
    </style:style>
    <style:style style:name="P63" style:family="paragraph" style:parent-style-name="Table_20_Contents">
      <style:paragraph-properties fo:text-align="start" style:justify-single-word="false"/>
      <style:text-properties fo:font-size="10.5pt" officeooo:rsid="003b0f9c" officeooo:paragraph-rsid="003b0f9c" style:font-size-asian="10.5pt" style:font-size-complex="10.5pt"/>
    </style:style>
    <style:style style:name="P64" style:family="paragraph" style:parent-style-name="Table_20_Contents">
      <style:paragraph-properties fo:text-align="start" style:justify-single-word="false"/>
      <style:text-properties fo:font-size="10.5pt" officeooo:rsid="00414bf8" officeooo:paragraph-rsid="00414bf8" style:font-size-asian="10.5pt" style:font-size-complex="10.5pt"/>
    </style:style>
    <style:style style:name="P65" style:family="paragraph" style:parent-style-name="Table_20_Contents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P66" style:family="paragraph" style:parent-style-name="Table_20_Contents">
      <style:text-properties style:font-name="Liberation Serif" fo:font-size="10.5pt" officeooo:rsid="003dc94b" officeooo:paragraph-rsid="003dc94b" style:font-size-asian="10.5pt" style:font-size-complex="10.5pt"/>
    </style:style>
    <style:style style:name="P67" style:family="paragraph" style:parent-style-name="Table_20_Contents">
      <style:text-properties style:font-name="Liberation Serif" fo:font-size="10.5pt" officeooo:paragraph-rsid="003dc94b" style:font-size-asian="10.5pt" style:font-size-complex="10.5pt"/>
    </style:style>
    <style:style style:name="P68" style:family="paragraph" style:parent-style-name="Table_20_Contents">
      <style:text-properties style:font-name="Liberation Serif" fo:font-size="10.5pt" officeooo:rsid="003c0b8d" officeooo:paragraph-rsid="003c0b8d" style:font-size-asian="10.5pt" style:font-size-complex="10.5pt"/>
    </style:style>
    <style:style style:name="P69" style:family="paragraph" style:parent-style-name="Table_20_Contents">
      <style:paragraph-properties fo:text-align="start" style:justify-single-word="false"/>
      <style:text-properties style:font-name="Liberation Serif" fo:font-size="10.5pt" officeooo:rsid="003b0f9c" officeooo:paragraph-rsid="003b0f9c" style:font-size-asian="10.5pt" style:font-size-complex="10.5pt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" fo:font-size="10.5pt" officeooo:rsid="002bfb27" officeooo:paragraph-rsid="002bfb27" style:font-size-asian="10.5pt" style:font-size-complex="10.5pt"/>
    </style:style>
    <style:style style:name="P71" style:family="paragraph" style:parent-style-name="Table_20_Contents">
      <style:text-properties style:font-name="Liberation Serif" fo:font-size="10.5pt" officeooo:rsid="00414bf8" officeooo:paragraph-rsid="00414bf8" style:font-size-asian="10.5pt" style:font-size-complex="10.5pt"/>
    </style:style>
    <style:style style:name="P72" style:family="paragraph" style:parent-style-name="Table_20_Contents">
      <style:text-properties style:font-name="Liberation Serif" fo:font-size="10.5pt" officeooo:rsid="004464c8" officeooo:paragraph-rsid="004464c8" style:font-size-asian="10.5pt" style:font-size-complex="10.5pt"/>
    </style:style>
    <style:style style:name="P73" style:family="paragraph" style:parent-style-name="Table_20_Contents">
      <style:paragraph-properties fo:text-align="start" style:justify-single-word="false"/>
      <style:text-properties style:font-name="Liberation Serif" fo:font-size="10.5pt" officeooo:rsid="0048204a" officeooo:paragraph-rsid="0048204a" style:font-size-asian="10.5pt" style:font-size-complex="10.5pt"/>
    </style:style>
    <style:style style:name="P74" style:family="paragraph" style:parent-style-name="Table_20_Contents">
      <style:text-properties style:font-name="Liberation Serif" fo:font-size="10.5pt" officeooo:paragraph-rsid="004af0ad" style:font-size-asian="10.5pt" style:font-size-complex="10.5pt"/>
    </style:style>
    <style:style style:name="P75" style:family="paragraph" style:parent-style-name="Table_20_Contents">
      <style:text-properties style:font-name="Liberation Serif" fo:font-size="10.5pt" officeooo:rsid="0050c065" officeooo:paragraph-rsid="0050c065" style:font-size-asian="10.5pt" style:font-size-complex="10.5pt"/>
    </style:style>
    <style:style style:name="P76" style:family="paragraph" style:parent-style-name="Table_20_Contents">
      <style:text-properties style:font-name="Liberation Serif" fo:font-size="10.5pt" officeooo:rsid="004dde58" officeooo:paragraph-rsid="004dde58" style:font-size-asian="10.5pt" style:font-size-complex="10.5pt"/>
    </style:style>
    <style:style style:name="P77" style:family="paragraph" style:parent-style-name="Table_20_Contents">
      <style:text-properties style:font-name="Liberation Serif" fo:font-size="10.5pt" officeooo:rsid="004af0ad" officeooo:paragraph-rsid="004af0ad" style:font-size-asian="10.5pt" style:font-size-complex="10.5pt"/>
    </style:style>
    <style:style style:name="P78" style:family="paragraph" style:parent-style-name="Table_20_Contents">
      <style:text-properties style:font-name="Liberation Serif" fo:font-size="10.5pt" officeooo:rsid="0051a469" officeooo:paragraph-rsid="0051a469" style:font-size-asian="10.5pt" style:font-size-complex="10.5pt"/>
    </style:style>
    <style:style style:name="P79" style:family="paragraph" style:parent-style-name="Table_20_Contents">
      <style:text-properties style:font-name="Liberation Serif" fo:font-size="10.5pt" fo:font-weight="normal" officeooo:rsid="004a8db0" officeooo:paragraph-rsid="004a8db0" style:font-size-asian="10.5pt" style:font-weight-asian="normal" style:font-size-complex="10.5pt" style:font-weight-complex="normal"/>
    </style:style>
    <style:style style:name="P80" style:family="paragraph" style:parent-style-name="Table_20_Contents">
      <style:text-properties style:font-name="Liberation Serif" fo:font-size="10.5pt" fo:font-weight="normal" officeooo:rsid="004aecc4" officeooo:paragraph-rsid="004aecc4" style:font-size-asian="10.5pt" style:font-weight-asian="normal" style:font-size-complex="10.5pt" style:font-weight-complex="normal"/>
    </style:style>
    <style:style style:name="P81" style:family="paragraph" style:parent-style-name="Table_20_Contents">
      <style:text-properties style:font-name="Liberation Serif" fo:font-size="10.5pt" fo:font-weight="normal" officeooo:rsid="004dde58" officeooo:paragraph-rsid="004dde58" style:font-size-asian="10.5pt" style:font-weight-asian="normal" style:font-size-complex="10.5pt" style:font-weight-complex="normal"/>
    </style:style>
    <style:style style:name="P82" style:family="paragraph" style:parent-style-name="Table_20_Contents">
      <style:text-properties style:font-name="Liberation Serif" fo:font-size="10.5pt" fo:font-weight="normal" officeooo:rsid="004e61fe" officeooo:paragraph-rsid="004e61fe" style:font-size-asian="10.5pt" style:font-weight-asian="normal" style:font-size-complex="10.5pt" style:font-weight-complex="normal"/>
    </style:style>
    <style:style style:name="P83" style:family="paragraph" style:parent-style-name="Table_20_Contents">
      <style:text-properties style:font-name="Liberation Serif" fo:font-size="10.5pt" fo:font-weight="normal" officeooo:rsid="0057a4b9" officeooo:paragraph-rsid="0057a4b9" style:font-size-asian="10.5pt" style:font-weight-asian="normal" style:font-size-complex="10.5pt" style:font-weight-complex="normal"/>
    </style:style>
    <style:style style:name="P84" style:family="paragraph" style:parent-style-name="Table_20_Contents">
      <style:text-properties officeooo:rsid="004af0ad" officeooo:paragraph-rsid="004af0ad"/>
    </style:style>
    <style:style style:name="P85" style:family="paragraph" style:parent-style-name="Table_20_Contents">
      <style:text-properties officeooo:paragraph-rsid="004af0ad"/>
    </style:style>
    <style:style style:name="P86" style:family="paragraph" style:parent-style-name="Table_20_Contents">
      <style:text-properties officeooo:rsid="004dde58" officeooo:paragraph-rsid="004dde58"/>
    </style:style>
    <style:style style:name="P87" style:family="paragraph" style:parent-style-name="Heading_20_1">
      <style:paragraph-properties fo:line-height="115%" fo:text-align="center" style:justify-single-word="false"/>
      <style:text-properties officeooo:paragraph-rsid="004c7a30"/>
    </style:style>
    <style:style style:name="P88" style:family="paragraph" style:parent-style-name="Heading_20_1">
      <style:paragraph-properties fo:line-height="115%" fo:text-align="start" style:justify-single-word="false"/>
      <style:text-properties officeooo:paragraph-rsid="002df8aa"/>
    </style:style>
    <style:style style:name="P89" style:family="paragraph" style:parent-style-name="Heading_20_3">
      <style:paragraph-properties fo:line-height="115%"/>
    </style:style>
    <style:style style:name="P90" style:family="paragraph" style:parent-style-name="Heading_20_3">
      <style:paragraph-properties fo:line-height="115%"/>
      <style:text-properties officeooo:rsid="0028dccc" officeooo:paragraph-rsid="0028dccc"/>
    </style:style>
    <style:style style:name="P91" style:family="paragraph" style:parent-style-name="Heading_20_3">
      <style:text-properties officeooo:paragraph-rsid="003b0f9c"/>
    </style:style>
    <style:style style:name="P92" style:family="paragraph" style:parent-style-name="Heading_20_3">
      <style:text-properties officeooo:rsid="00414bf8" officeooo:paragraph-rsid="00414bf8"/>
    </style:style>
    <style:style style:name="P93" style:family="paragraph" style:parent-style-name="Heading_20_3">
      <style:text-properties officeooo:rsid="004464c8" officeooo:paragraph-rsid="004dde58"/>
    </style:style>
    <style:style style:name="P94" style:family="paragraph" style:parent-style-name="Heading_20_3">
      <style:paragraph-properties fo:line-height="100%"/>
      <style:text-properties officeooo:paragraph-rsid="004dde58"/>
    </style:style>
    <style:style style:name="P95" style:family="paragraph" style:parent-style-name="Heading_20_3">
      <style:text-properties officeooo:paragraph-rsid="004dde58"/>
    </style:style>
    <style:style style:name="P96" style:family="paragraph" style:parent-style-name="Heading_20_3">
      <style:text-properties officeooo:paragraph-rsid="004e8230"/>
    </style:style>
    <style:style style:name="P97" style:family="paragraph" style:parent-style-name="Heading_20_3">
      <style:text-properties officeooo:paragraph-rsid="004ec608"/>
    </style:style>
    <style:style style:name="P98" style:family="paragraph" style:parent-style-name="Heading_20_3" style:master-page-name="">
      <style:paragraph-properties fo:margin-left="0in" fo:margin-right="-0.1252in" fo:margin-top="0.0799in" fo:margin-bottom="0.0598in" style:contextual-spacing="false" fo:line-height="115%" fo:keep-together="always" fo:text-indent="0in" style:auto-text-indent="false" style:page-number="auto" fo:keep-with-next="auto"/>
      <style:text-properties officeooo:paragraph-rsid="004dde58"/>
    </style:style>
    <style:style style:name="P99" style:family="paragraph" style:parent-style-name="Heading_20_3" style:master-page-name="">
      <style:paragraph-properties style:page-number="auto" fo:break-before="auto" fo:break-after="auto"/>
      <style:text-properties officeooo:paragraph-rsid="003b0f9c"/>
    </style:style>
    <style:style style:name="P100" style:family="paragraph" style:parent-style-name="Heading_20_4">
      <style:text-properties officeooo:rsid="0028dccc"/>
    </style:style>
    <style:style style:name="P101" style:family="paragraph" style:parent-style-name="Heading_20_4">
      <style:paragraph-properties fo:line-height="115%" fo:text-align="start" style:justify-single-word="false"/>
      <style:text-properties officeooo:rsid="0028dccc" officeooo:paragraph-rsid="003a6d3b"/>
    </style:style>
    <style:style style:name="P102" style:family="paragraph" style:parent-style-name="Heading_20_4">
      <style:text-properties officeooo:rsid="0027736a"/>
    </style:style>
    <style:style style:name="P103" style:family="paragraph" style:parent-style-name="Heading_20_4">
      <style:text-properties officeooo:rsid="004af0ad" officeooo:paragraph-rsid="004dde58"/>
    </style:style>
    <style:style style:name="P104" style:family="paragraph" style:parent-style-name="Heading_20_4">
      <style:text-properties officeooo:paragraph-rsid="004dde58"/>
    </style:style>
    <style:style style:name="P105" style:family="paragraph" style:parent-style-name="Footer">
      <style:text-properties fo:font-size="10.5pt" officeooo:rsid="0048204a" officeooo:paragraph-rsid="0048204a" style:font-size-asian="10.5pt" style:font-size-complex="10.5pt"/>
    </style:style>
    <style:style style:name="P10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1702a" style:font-size-asian="10pt" style:font-weight-asian="bold" style:font-size-complex="10pt" style:font-weight-complex="bold"/>
    </style:style>
    <style:style style:name="T2" style:family="text"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0ce72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252525" fo:letter-spacing="normal" fo:font-style="normal"/>
    </style:style>
    <style:style style:name="T4" style:family="text">
      <style:text-properties fo:font-variant="normal" fo:text-transform="none" fo:color="#252525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52525" fo:letter-spacing="normal" fo:font-style="normal" fo:font-weight="normal" officeooo:rsid="004aecc4" style:font-weight-asian="normal" style:font-weight-complex="normal"/>
    </style:style>
    <style:style style:name="T6" style:family="text">
      <style:text-properties fo:font-variant="normal" fo:text-transform="none" fo:color="#252525" fo:letter-spacing="normal" fo:font-style="normal" officeooo:rsid="004aecc4"/>
    </style:style>
    <style:style style:name="T7" style:family="text">
      <style:text-properties fo:font-variant="normal" fo:text-transform="none" fo:color="#252525" fo:letter-spacing="normal" fo:font-style="normal" officeooo:rsid="0057a4b9" style:font-size-asian="10.5pt" style:font-weight-asian="normal" style:font-size-complex="10.5pt" style:font-weight-complex="normal"/>
    </style:style>
    <style:style style:name="T8" style:family="text">
      <style:text-properties fo:font-variant="normal" fo:text-transform="none" fo:color="#252525" style:font-name="Georgia" fo:font-size="18pt" fo:letter-spacing="normal" fo:font-style="normal" officeooo:rsid="0057a4b9" style:font-size-asian="10.5pt" style:font-weight-asian="normal" style:font-size-complex="10.5pt" style:font-weight-complex="normal"/>
    </style:style>
    <style:style style:name="T9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000000" fo:letter-spacing="normal" fo:font-style="normal" fo:font-weight="normal" officeooo:rsid="003dc94b"/>
    </style:style>
    <style:style style:name="T12" style:family="text">
      <style:text-properties fo:font-variant="normal" fo:text-transform="none" fo:color="#000000" fo:letter-spacing="normal" fo:font-style="normal" fo:font-weight="normal" officeooo:rsid="004af0ad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fo:font-weight="normal" officeooo:rsid="00414bf8" style:font-size-asian="10.5pt" style:font-size-complex="10.5pt"/>
    </style:style>
    <style:style style:name="T14" style:family="text">
      <style:text-properties fo:font-variant="normal" fo:text-transform="none" fo:color="#000000" style:font-name="Georgia" fo:font-size="18pt" fo:letter-spacing="normal" fo:font-style="normal"/>
    </style:style>
    <style:style style:name="T15" style:family="text">
      <style:text-properties fo:font-variant="normal" fo:text-transform="none" fo:color="#000000" style:font-name="Liberation Serif" fo:font-size="10.5pt" fo:letter-spacing="normal" fo:font-style="normal" fo:font-weight="normal" style:font-size-asian="10.5pt" style:font-size-complex="10.5pt"/>
    </style:style>
    <style:style style:name="T16" style:family="text">
      <style:text-properties fo:font-variant="normal" fo:text-transform="none" fo:color="#000000" style:font-name="Liberation Serif" fo:font-size="10.5pt" fo:letter-spacing="normal" fo:font-style="normal" fo:font-weight="normal" officeooo:rsid="004af0ad" style:font-size-asian="10.5pt" style:font-size-complex="10.5pt"/>
    </style:style>
    <style:style style:name="T17" style:family="text">
      <style:text-properties fo:font-size="10pt" style:text-underline-style="none" fo:font-weight="bold" officeooo:rsid="0020ce72" style:font-size-asian="10pt" style:font-weight-asian="bold" style:font-size-complex="10pt" style:font-weight-complex="bold"/>
    </style:style>
    <style:style style:name="T18" style:family="text">
      <style:text-properties fo:color="#000000" style:font-name="monospace" fo:font-weight="normal"/>
    </style:style>
    <style:style style:name="T19" style:family="text">
      <style:text-properties officeooo:rsid="0025acec"/>
    </style:style>
    <style:style style:name="T20" style:family="text">
      <style:text-properties officeooo:rsid="0028dccc"/>
    </style:style>
    <style:style style:name="T21" style:family="text">
      <style:text-properties style:font-name="Liberation Serif1"/>
    </style:style>
    <style:style style:name="T22" style:family="text">
      <style:text-properties style:font-name="Liberation Serif1" fo:font-size="10.5pt" officeooo:rsid="0028dccc" style:font-size-asian="10.5pt" style:font-size-complex="10.5pt"/>
    </style:style>
    <style:style style:name="T23" style:family="text">
      <style:text-properties style:font-name="Liberation Serif1" officeooo:rsid="0028dccc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font-size="10.5pt" style:font-size-asian="10.5pt" style:font-size-complex="10.5pt"/>
    </style:style>
    <style:style style:name="T26" style:family="text">
      <style:text-properties style:font-name="Liberation Serif" fo:font-size="10.5pt" officeooo:rsid="00414bf8" style:font-size-asian="10.5pt" style:font-size-complex="10.5pt"/>
    </style:style>
    <style:style style:name="T27" style:family="text">
      <style:text-properties style:text-underline-style="none" fo:font-weight="bold" officeooo:rsid="001ed5d7" style:font-weight-asian="bold" style:font-weight-complex="bold"/>
    </style:style>
    <style:style style:name="T28" style:family="text">
      <style:text-properties officeooo:rsid="003dc94b"/>
    </style:style>
    <style:style style:name="T29" style:family="text">
      <style:text-properties officeooo:rsid="004af0ad"/>
    </style:style>
    <style:style style:name="T30" style:family="text">
      <style:text-properties style:font-name="Liberation Serif" fo:font-size="10.5pt" style:font-size-asian="10.5pt" style:font-size-complex="10.5pt"/>
    </style:style>
    <style:style style:name="T31" style:family="text">
      <style:text-properties style:font-name="Liberation Serif" fo:font-size="10.5pt" officeooo:rsid="004af0ad" style:font-size-asian="10.5pt" style:font-size-complex="10.5pt"/>
    </style:style>
    <style:style style:name="T32" style:family="text">
      <style:text-properties officeooo:rsid="004b612a"/>
    </style:style>
    <style:style style:name="T33" style:family="text">
      <style:text-properties officeooo:rsid="004e61fe"/>
    </style:style>
    <style:style style:name="T34" style:family="text">
      <style:text-properties officeooo:rsid="0057a4b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 style:list-style-name="L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 style:list-style-name="L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 style:list-style-name="L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 style:list-style-name="L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 style:list-style-name="L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 style:list-style-name="L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 style:list-style-name="L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 style:list-style-name="L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 style:list-style-name="L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 style:list-style-name="L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 style:list-style-name="L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 style:list-style-name="L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 style:list-style-name="L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 style:list-style-name="L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 style:list-style-name="L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 style:list-style-name="L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 style:list-style-name="L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 style:list-style-name="L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 style:list-style-name="L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 style:list-style-name="L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 style:list-style-name="L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 style:list-style-name="L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 style:list-style-name="L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 style:list-style-name="L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 style:list-style-name="L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 style:list-style-name="L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 style:list-style-name="L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 style:list-style-name="L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 style:list-style-name="L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 style:list-style-name="L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 style:list-style-name="L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 style:list-style-name="L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 style:list-style-name="L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 style:list-style-name="L1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 style:list-style-name="L1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 style:list-style-name="L1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 style:list-style-name="L1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 style:list-style-name="L1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 style:list-style-name="L1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 style:list-style-name="L1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 style:list-style-name="L1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 style:list-style-name="L1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 style:list-style-name="L1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 style:list-style-name="L1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 style:list-style-name="L1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 style:list-style-name="L1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 style:list-style-name="L1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 style:list-style-name="L1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 style:list-style-name="L1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 style:list-style-name="L1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 style:list-style-name="L1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 style:list-style-name="L1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 style:list-style-name="L1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 style:list-style-name="L1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 style:list-style-name="L1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 style:list-style-name="L1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 style:list-style-name="L1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 style:list-style-name="L1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 style:list-style-name="L1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 style:list-style-name="L1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 style:list-style-name="L1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 style:list-style-name="L1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 style:list-style-name="L1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 style:list-style-name="L1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 style:list-style-name="L1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 style:list-style-name="L1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 style:list-style-name="L1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 style:list-style-name="L1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 style:list-style-name="L1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 style:list-style-name="L1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 style:list-style-name="L1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 style:list-style-name="L1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 style:list-style-name="L1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 style:list-style-name="L1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 style:list-style-name="L1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 style:list-style-name="L1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 style:list-style-name="L1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 style:list-style-name="L1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 style:list-style-name="L1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 style:list-style-name="L1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 style:list-style-name="L1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 style:list-style-name="L1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 style:list-style-name="L1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 style:list-style-name="L1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 style:list-style-name="L1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 style:list-style-name="L1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 style:list-style-name="L1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 style:list-style-name="L1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 style:list-style-name="L1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 style:list-style-name="L1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 style:list-style-name="L1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 style:list-style-name="L1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 style:list-style-name="L1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 style:list-style-name="L1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 style:list-style-name="L1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 style:list-style-name="L1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 style:list-style-name="L1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 style:list-style-name="L1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 style:list-style-name="L1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 style:list-style-name="L1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 style:list-style-name="L1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 style:list-style-name="L1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 style:list-style-name="L1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 style:list-style-name="L1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 style:list-style-name="L1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 style:list-style-name="L1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 style:list-style-name="L1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 style:list-style-name="L1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 style:list-style-name="L1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 style:list-style-name="L1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 style:list-style-name="L1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 style:list-style-name="L1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 style:list-style-name="L1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 style:list-style-name="L1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 style:list-style-name="L1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 style:list-style-name="L1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 style:list-style-name="L1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 style:list-style-name="L1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 style:list-style-name="L1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 style:list-style-name="L1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 style:list-style-name="L1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 style:list-style-name="L1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 style:list-style-name="L1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 style:list-style-name="L1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 style:list-style-name="L1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 style:list-style-name="L1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 style:list-style-name="L1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 style:list-style-name="L1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 style:list-style-name="L1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 style:list-style-name="L1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 style:list-style-name="L1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 style:list-style-name="L1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 style:list-style-name="L1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 style:list-style-name="L2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 style:list-style-name="L2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 style:list-style-name="L2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 style:list-style-name="L2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 style:list-style-name="L2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 style:list-style-name="L2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 style:list-style-name="L2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 style:list-style-name="L2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 style:list-style-name="L2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 style:list-style-name="L2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 style:list-style-name="L2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 style:list-style-name="L2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 style:list-style-name="L2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 style:list-style-name="L2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 style:list-style-name="L2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 style:list-style-name="L2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 style:list-style-name="L2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 style:list-style-name="L2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 style:list-style-name="L2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 style:list-style-name="L2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 style:list-style-name="L2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 style:list-style-name="L2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 style:list-style-name="L2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 style:list-style-name="L2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 style:list-style-name="L2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 style:list-style-name="L2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 style:list-style-name="L2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 style:list-style-name="L2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 style:list-style-name="L2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 style:list-style-name="L2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 style:list-style-name="L2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 style:list-style-name="L2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 style:list-style-name="L2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 style:list-style-name="L2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 style:list-style-name="L2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 style:list-style-name="L2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 style:list-style-name="L2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 style:list-style-name="L2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 style:list-style-name="L2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 style:list-style-name="L2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 style:list-style-name="L2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 style:list-style-name="L2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 style:list-style-name="L2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 style:list-style-name="L2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 style:list-style-name="L2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 style:list-style-name="L2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 style:list-style-name="L2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 style:list-style-name="L2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 style:list-style-name="L2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 style:list-style-name="L2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 style:list-style-name="L2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 style:list-style-name="L2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 style:list-style-name="L2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 style:list-style-name="L2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 style:list-style-name="L2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 style:list-style-name="L2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 style:list-style-name="L2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 style:list-style-name="L2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 style:list-style-name="L2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 style:list-style-name="L2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 style:list-style-name="L2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 style:list-style-name="L2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 style:list-style-name="L2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 style:list-style-name="L2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 style:list-style-name="L2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 style:list-style-name="L2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 style:list-style-name="L2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 style:list-style-name="L2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 style:list-style-name="L2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 style:list-style-name="L2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 style:list-style-name="L2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 style:list-style-name="L2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 style:list-style-name="L2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 style:list-style-name="L2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 style:list-style-name="L2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 style:list-style-name="L2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 style:list-style-name="L2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 style:list-style-name="L2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 style:list-style-name="L2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 style:list-style-name="L2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 style:list-style-name="L2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 style:list-style-name="L2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 style:list-style-name="L2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 style:list-style-name="L2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 style:list-style-name="L2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 style:list-style-name="L2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 style:list-style-name="L2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 style:list-style-name="L2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 style:list-style-name="L2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 style:list-style-name="L2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 style:list-style-name="L2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 style:list-style-name="L2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 style:list-style-name="L2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 style:list-style-name="L2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 style:list-style-name="L2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 style:list-style-name="L2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 style:list-style-name="L2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 style:list-style-name="L2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 style:list-style-name="L2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 style:list-style-name="L2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 style:list-style-name="L3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 style:list-style-name="L3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 style:list-style-name="L3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 style:list-style-name="L3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 style:list-style-name="L3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 style:list-style-name="L3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 style:list-style-name="L3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 style:list-style-name="L3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 style:list-style-name="L3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 style:list-style-name="L3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 style:list-style-name="L3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 style:list-style-name="L3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 style:list-style-name="L3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 style:list-style-name="L3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 style:list-style-name="L3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 style:list-style-name="L3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 style:list-style-name="L3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 style:list-style-name="L3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 style:list-style-name="L3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 style:list-style-name="L3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 style:list-style-name="L3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 style:list-style-name="L3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 style:list-style-name="L3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 style:list-style-name="L3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 style:list-style-name="L3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 style:list-style-name="L3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 style:list-style-name="L3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 style:list-style-name="L3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 style:list-style-name="L3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 style:list-style-name="L3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 style:list-style-name="L3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 style:list-style-name="L3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 style:list-style-name="L3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 style:list-style-name="L3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 style:list-style-name="L3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 style:list-style-name="L3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 style:list-style-name="L3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 style:list-style-name="L3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 style:list-style-name="L3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 style:list-style-name="L3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 style:list-style-name="L3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 style:list-style-name="L3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 style:list-style-name="L3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 style:list-style-name="L3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 style:list-style-name="L3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 style:list-style-name="L3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 style:list-style-name="L3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 style:list-style-name="L3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 style:list-style-name="L3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 style:list-style-name="L3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 style:list-style-name="L3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 style:list-style-name="L3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 style:list-style-name="L3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 style:list-style-name="L3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 style:list-style-name="L3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 style:list-style-name="L3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 style:list-style-name="L3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 style:list-style-name="L3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 style:list-style-name="L3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 style:list-style-name="L3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 style:list-style-name="L3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 style:list-style-name="L3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 style:list-style-name="L3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 style:list-style-name="L3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 style:list-style-name="L3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 style:list-style-name="L3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 style:list-style-name="L3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 style:list-style-name="L3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 style:list-style-name="L3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 style:list-style-name="L3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 style:list-style-name="L3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 style:list-style-name="L3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 style:list-style-name="L3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 style:list-style-name="L3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 style:list-style-name="L3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 style:list-style-name="L3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 style:list-style-name="L3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 style:list-style-name="L3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 style:list-style-name="L3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 style:list-style-name="L3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 style:list-style-name="L3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 style:list-style-name="L3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 style:list-style-name="L3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 style:list-style-name="L3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 style:list-style-name="L3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 style:list-style-name="L3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 style:list-style-name="L3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 style:list-style-name="L3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 style:list-style-name="L3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 style:list-style-name="L3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 style:list-style-name="L3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 style:list-style-name="L3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 style:list-style-name="L3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 style:list-style-name="L3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 style:list-style-name="L3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 style:list-style-name="L3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 style:list-style-name="L3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 style:list-style-name="L3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 style:list-style-name="L3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 style:list-style-name="L3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 style:list-style-name="L4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 style:list-style-name="L4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 style:list-style-name="L4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 style:list-style-name="L4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 style:list-style-name="L4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 style:list-style-name="L4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 style:list-style-name="L4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 style:list-style-name="L4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 style:list-style-name="L4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 style:list-style-name="L4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 style:list-style-name="L4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 style:list-style-name="L4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 style:list-style-name="L4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 style:list-style-name="L4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 style:list-style-name="L4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 style:list-style-name="L4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 style:list-style-name="L4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 style:list-style-name="L4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 style:list-style-name="L4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 style:list-style-name="L4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 style:list-style-name="L4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 style:list-style-name="L4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 style:list-style-name="L4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 style:list-style-name="L4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 style:list-style-name="L4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 style:list-style-name="L4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 style:list-style-name="L4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 style:list-style-name="L4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 style:list-style-name="L4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 style:list-style-name="L4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 style:list-style-name="L4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 style:list-style-name="L4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 style:list-style-name="L4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 style:list-style-name="L4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 style:list-style-name="L4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 style:list-style-name="L4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 style:list-style-name="L4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 style:list-style-name="L4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 style:list-style-name="L4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 style:list-style-name="L4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 style:list-style-name="L4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 style:list-style-name="L4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 style:list-style-name="L4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 style:list-style-name="L4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 style:list-style-name="L4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 style:list-style-name="L4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 style:list-style-name="L4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 style:list-style-name="L4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 style:list-style-name="L4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 style:list-style-name="L4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 style:list-style-name="L4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 style:list-style-name="L4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 style:list-style-name="L4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 style:list-style-name="L4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 style:list-style-name="L4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 style:list-style-name="L4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 style:list-style-name="L4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 style:list-style-name="L4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 style:list-style-name="L4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 style:list-style-name="L4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 style:list-style-name="L4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 style:list-style-name="L4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 style:list-style-name="L4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 style:list-style-name="L4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 style:list-style-name="L4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 style:list-style-name="L4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 style:list-style-name="L4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 style:list-style-name="L4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 style:list-style-name="L4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 style:list-style-name="L4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 style:list-style-name="L4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 style:list-style-name="L4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 style:list-style-name="L4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 style:list-style-name="L4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 style:list-style-name="L4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 style:list-style-name="L4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 style:list-style-name="L4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 style:list-style-name="L4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 style:list-style-name="L4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 style:list-style-name="L4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 style:list-style-name="L4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 style:list-style-name="L4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 style:list-style-name="L4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 style:list-style-name="L4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 style:list-style-name="L4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 style:list-style-name="L4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 style:list-style-name="L4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 style:list-style-name="L4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 style:list-style-name="L4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 style:list-style-name="L4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 style:list-style-name="L4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 style:list-style-name="L4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 style:list-style-name="L4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 style:list-style-name="L4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 style:list-style-name="L4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 style:list-style-name="L4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 style:list-style-name="L4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 style:list-style-name="L4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 style:list-style-name="L4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 style:list-style-name="L4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 style:list-style-name="L5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 style:list-style-name="L5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 style:list-style-name="L5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 style:list-style-name="L5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 style:list-style-name="L5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 style:list-style-name="L5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 style:list-style-name="L5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 style:list-style-name="L5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 style:list-style-name="L5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 style:list-style-name="L5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 style:list-style-name="L5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 style:list-style-name="L5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 style:list-style-name="L5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 style:list-style-name="L5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 style:list-style-name="L5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 style:list-style-name="L5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 style:list-style-name="L5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 style:list-style-name="L5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 style:list-style-name="L5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 style:list-style-name="L5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 style:list-style-name="L5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 style:list-style-name="L5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 style:list-style-name="L5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 style:list-style-name="L5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 style:list-style-name="L5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 style:list-style-name="L5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 style:list-style-name="L5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 style:list-style-name="L5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 style:list-style-name="L5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 style:list-style-name="L5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 style:list-style-name="L5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 style:list-style-name="L5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 style:list-style-name="L5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 style:list-style-name="L5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 style:list-style-name="L5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 style:list-style-name="L5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 style:list-style-name="L5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 style:list-style-name="L5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 style:list-style-name="L5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 style:list-style-name="L5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 style:list-style-name="L5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 style:list-style-name="L5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 style:list-style-name="L5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 style:list-style-name="L5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 style:list-style-name="L5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 style:list-style-name="L5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 style:list-style-name="L5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 style:list-style-name="L5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 style:list-style-name="L5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 style:list-style-name="L5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 style:list-style-name="L5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 style:list-style-name="L5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 style:list-style-name="L5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 style:list-style-name="L5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 style:list-style-name="L5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 style:list-style-name="L5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 style:list-style-name="L5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 style:list-style-name="L5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 style:list-style-name="L5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 style:list-style-name="L5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 style:list-style-name="L5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 style:list-style-name="L5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 style:list-style-name="L5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 style:list-style-name="L5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 style:list-style-name="L5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 style:list-style-name="L5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 style:list-style-name="L5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 style:list-style-name="L5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 style:list-style-name="L5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 style:list-style-name="L5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 style:list-style-name="L5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 style:list-style-name="L5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 style:list-style-name="L5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 style:list-style-name="L5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 style:list-style-name="L5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 style:list-style-name="L5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 style:list-style-name="L5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 style:list-style-name="L5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 style:list-style-name="L5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 style:list-style-name="L5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 style:list-style-name="L5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 style:list-style-name="L5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 style:list-style-name="L5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 style:list-style-name="L5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5" style:family="graphic" style:list-style-name="L5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6" style:family="graphic" style:list-style-name="L5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7" style:family="graphic" style:list-style-name="L5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8" style:family="graphic" style:list-style-name="L5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 style:list-style-name="L5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 style:list-style-name="L5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 style:list-style-name="L5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 style:list-style-name="L5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 style:list-style-name="L5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 style:list-style-name="L5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 style:list-style-name="L5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 style:list-style-name="L5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 style:list-style-name="L5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8" style:family="graphic" style:list-style-name="L5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 style:list-style-name="L5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 style:list-style-name="L5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 style:list-style-name="L6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 style:list-style-name="L6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 style:list-style-name="L6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 style:list-style-name="L6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 style:list-style-name="L6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 style:list-style-name="L6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 style:list-style-name="L6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 style:list-style-name="L6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 style:list-style-name="L6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 style:list-style-name="L6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 style:list-style-name="L6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 style:list-style-name="L6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 style:list-style-name="L6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4" style:family="graphic" style:list-style-name="L6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 style:list-style-name="L6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 style:list-style-name="L6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 style:list-style-name="L6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 style:list-style-name="L6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 style:list-style-name="L6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 style:list-style-name="L6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 style:list-style-name="L6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 style:list-style-name="L6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 style:list-style-name="L6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 style:list-style-name="L6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 style:list-style-name="L6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 style:list-style-name="L6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 style:list-style-name="L6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8" style:family="graphic" style:list-style-name="L6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9" style:family="graphic" style:list-style-name="L6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0" style:family="graphic" style:list-style-name="L6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1" style:family="graphic" style:list-style-name="L6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2" style:family="graphic" style:list-style-name="L6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3" style:family="graphic" style:list-style-name="L6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4" style:family="graphic" style:list-style-name="L6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5" style:family="graphic" style:list-style-name="L6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6" style:family="graphic" style:list-style-name="L6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7" style:family="graphic" style:list-style-name="L6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8" style:family="graphic" style:list-style-name="L6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9" style:family="graphic" style:list-style-name="L6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0" style:family="graphic" style:list-style-name="L6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1" style:family="graphic" style:list-style-name="L6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2" style:family="graphic" style:list-style-name="L6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3" style:family="graphic" style:list-style-name="L6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4" style:family="graphic" style:list-style-name="L6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5" style:family="graphic" style:list-style-name="L6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6" style:family="graphic" style:list-style-name="L6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7" style:family="graphic" style:list-style-name="L6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8" style:family="graphic" style:list-style-name="L6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9" style:family="graphic" style:list-style-name="L6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0" style:family="graphic" style:list-style-name="L6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1" style:family="graphic" style:list-style-name="L6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2" style:family="graphic" style:list-style-name="L6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3" style:family="graphic" style:list-style-name="L6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4" style:family="graphic" style:list-style-name="L6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5" style:family="graphic" style:list-style-name="L6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6" style:family="graphic" style:list-style-name="L6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7" style:family="graphic" style:list-style-name="L6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8" style:family="graphic" style:list-style-name="L6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9" style:family="graphic" style:list-style-name="L6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0" style:family="graphic" style:list-style-name="L6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1" style:family="graphic" style:list-style-name="L6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2" style:family="graphic" style:list-style-name="L6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3" style:family="graphic" style:list-style-name="L6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4" style:family="graphic" style:list-style-name="L6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5" style:family="graphic" style:list-style-name="L6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6" style:family="graphic" style:list-style-name="L6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7" style:family="graphic" style:list-style-name="L6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8" style:family="graphic" style:list-style-name="L6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9" style:family="graphic" style:list-style-name="L6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0" style:family="graphic" style:list-style-name="L6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1" style:family="graphic" style:list-style-name="L6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2" style:family="graphic" style:list-style-name="L6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3" style:family="graphic" style:list-style-name="L6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4" style:family="graphic" style:list-style-name="L6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5" style:family="graphic" style:list-style-name="L6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6" style:family="graphic" style:list-style-name="L6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7" style:family="graphic" style:list-style-name="L6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8" style:family="graphic" style:list-style-name="L6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9" style:family="graphic" style:list-style-name="L6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0" style:family="graphic" style:list-style-name="L6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1" style:family="graphic" style:list-style-name="L6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2" style:family="graphic" style:list-style-name="L6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3" style:family="graphic" style:list-style-name="L6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4" style:family="graphic" style:list-style-name="L6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5" style:family="graphic" style:list-style-name="L6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6" style:family="graphic" style:list-style-name="L6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7" style:family="graphic" style:list-style-name="L6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8" style:family="graphic" style:list-style-name="L6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9" style:family="graphic" style:list-style-name="L6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0" style:family="graphic" style:list-style-name="L6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1" style:family="graphic" style:list-style-name="L6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2" style:family="graphic" style:list-style-name="L6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3" style:family="graphic" style:list-style-name="L6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4" style:family="graphic" style:list-style-name="L6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5" style:family="graphic" style:list-style-name="L6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6" style:family="graphic" style:list-style-name="L6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7" style:family="graphic" style:list-style-name="L6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8" style:family="graphic" style:list-style-name="L6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9" style:family="graphic" style:list-style-name="L6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0" style:family="graphic" style:list-style-name="L6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1" style:family="graphic" style:list-style-name="L7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2" style:family="graphic" style:list-style-name="L7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3" style:family="graphic" style:list-style-name="L7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4" style:family="graphic" style:list-style-name="L7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5" style:family="graphic" style:list-style-name="L7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6" style:family="graphic" style:list-style-name="L7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7" style:family="graphic" style:list-style-name="L7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8" style:family="graphic" style:list-style-name="L7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9" style:family="graphic" style:list-style-name="L7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0" style:family="graphic" style:list-style-name="L7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1" style:family="graphic" style:list-style-name="L7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2" style:family="graphic" style:list-style-name="L7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3" style:family="graphic" style:list-style-name="L7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4" style:family="graphic" style:list-style-name="L7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5" style:family="graphic" style:list-style-name="L7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6" style:family="graphic" style:list-style-name="L7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7" style:family="graphic" style:list-style-name="L7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8" style:family="graphic" style:list-style-name="L7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9" style:family="graphic" style:list-style-name="L7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0" style:family="graphic" style:list-style-name="L7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1" style:family="graphic" style:list-style-name="L7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2" style:family="graphic" style:list-style-name="L7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3" style:family="graphic" style:list-style-name="L7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4" style:family="graphic" style:list-style-name="L7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5" style:family="graphic" style:list-style-name="L7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6" style:family="graphic" style:list-style-name="L7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7" style:family="graphic" style:list-style-name="L7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8" style:family="graphic" style:list-style-name="L7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9" style:family="graphic" style:list-style-name="L7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0" style:family="graphic" style:list-style-name="L7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1" style:family="graphic" style:list-style-name="L7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2" style:family="graphic" style:list-style-name="L7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3" style:family="graphic" style:list-style-name="L7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4" style:family="graphic" style:list-style-name="L7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5" style:family="graphic" style:list-style-name="L7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6" style:family="graphic" style:list-style-name="L7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7" style:family="graphic" style:list-style-name="L7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8" style:family="graphic" style:list-style-name="L7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9" style:family="graphic" style:list-style-name="L7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0" style:family="graphic" style:list-style-name="L7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1" style:family="graphic" style:list-style-name="L7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2" style:family="graphic" style:list-style-name="L7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3" style:family="graphic" style:list-style-name="L7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4" style:family="graphic" style:list-style-name="L7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5" style:family="graphic" style:list-style-name="L7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6" style:family="graphic" style:list-style-name="L7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7" style:family="graphic" style:list-style-name="L7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8" style:family="graphic" style:list-style-name="L7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9" style:family="graphic" style:list-style-name="L7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0" style:family="graphic" style:list-style-name="L7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1" style:family="graphic" style:list-style-name="L7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2" style:family="graphic" style:list-style-name="L7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3" style:family="graphic" style:list-style-name="L7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4" style:family="graphic" style:list-style-name="L7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5" style:family="graphic" style:list-style-name="L7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6" style:family="graphic" style:list-style-name="L7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7" style:family="graphic" style:list-style-name="L7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8" style:family="graphic" style:list-style-name="L7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9" style:family="graphic" style:list-style-name="L7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0" style:family="graphic" style:list-style-name="L7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1" style:family="graphic" style:list-style-name="L7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2" style:family="graphic" style:list-style-name="L7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3" style:family="graphic" style:list-style-name="L7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4" style:family="graphic" style:list-style-name="L7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5" style:family="graphic" style:list-style-name="L7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6" style:family="graphic" style:list-style-name="L7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7" style:family="graphic" style:list-style-name="L7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8" style:family="graphic" style:list-style-name="L7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9" style:family="graphic" style:list-style-name="L7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0" style:family="graphic" style:list-style-name="L7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1" style:family="graphic" style:list-style-name="L7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2" style:family="graphic" style:list-style-name="L7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3" style:family="graphic" style:list-style-name="L7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4" style:family="graphic" style:list-style-name="L7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5" style:family="graphic" style:list-style-name="L7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6" style:family="graphic" style:list-style-name="L7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7" style:family="graphic" style:list-style-name="L7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8" style:family="graphic" style:list-style-name="L7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9" style:family="graphic" style:list-style-name="L7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0" style:family="graphic" style:list-style-name="L7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1" style:family="graphic" style:list-style-name="L7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2" style:family="graphic" style:list-style-name="L7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3" style:family="graphic" style:list-style-name="L7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4" style:family="graphic" style:list-style-name="L7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5" style:family="graphic" style:list-style-name="L7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6" style:family="graphic" style:list-style-name="L7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7" style:family="graphic" style:list-style-name="L7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8" style:family="graphic" style:list-style-name="L7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9" style:family="graphic" style:list-style-name="L7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0" style:family="graphic" style:list-style-name="L7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1" style:family="graphic" style:list-style-name="L7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2" style:family="graphic" style:list-style-name="L7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3" style:family="graphic" style:list-style-name="L7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4" style:family="graphic" style:list-style-name="L7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5" style:family="graphic" style:list-style-name="L7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6" style:family="graphic" style:list-style-name="L7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7" style:family="graphic" style:list-style-name="L7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8" style:family="graphic" style:list-style-name="L7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9" style:family="graphic" style:list-style-name="L7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0" style:family="graphic" style:list-style-name="L7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1" style:family="graphic" style:list-style-name="L8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2" style:family="graphic" style:list-style-name="L8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3" style:family="graphic" style:list-style-name="L8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4" style:family="graphic" style:list-style-name="L8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5" style:family="graphic" style:list-style-name="L8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6" style:family="graphic" style:list-style-name="L8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7" style:family="graphic" style:list-style-name="L8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8" style:family="graphic" style:list-style-name="L8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9" style:family="graphic" style:list-style-name="L8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0" style:family="graphic" style:list-style-name="L8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1" style:family="graphic" style:list-style-name="L8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2" style:family="graphic" style:list-style-name="L8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3" style:family="graphic" style:list-style-name="L8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4" style:family="graphic" style:list-style-name="L8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5" style:family="graphic" style:list-style-name="L8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6" style:family="graphic" style:list-style-name="L8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7" style:family="graphic" style:list-style-name="L8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8" style:family="graphic" style:list-style-name="L8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9" style:family="graphic" style:list-style-name="L8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0" style:family="graphic" style:list-style-name="L8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1" style:family="graphic" style:list-style-name="L8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2" style:family="graphic" style:list-style-name="L8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3" style:family="graphic" style:list-style-name="L8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4" style:family="graphic" style:list-style-name="L8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5" style:family="graphic" style:list-style-name="L8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6" style:family="graphic" style:list-style-name="L8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7" style:family="graphic" style:list-style-name="L8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8" style:family="graphic" style:list-style-name="L8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9" style:family="graphic" style:list-style-name="L8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0" style:family="graphic" style:list-style-name="L8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1" style:family="graphic" style:list-style-name="L8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2" style:family="graphic" style:list-style-name="L8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3" style:family="graphic" style:list-style-name="L8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4" style:family="graphic" style:list-style-name="L8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5" style:family="graphic" style:list-style-name="L8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6" style:family="graphic" style:list-style-name="L8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7" style:family="graphic" style:list-style-name="L8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8" style:family="graphic" style:list-style-name="L8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9" style:family="graphic" style:list-style-name="L8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0" style:family="graphic" style:list-style-name="L8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1" style:family="graphic" style:list-style-name="L8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2" style:family="graphic" style:list-style-name="L8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3" style:family="graphic" style:list-style-name="L8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4" style:family="graphic" style:list-style-name="L8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5" style:family="graphic" style:list-style-name="L8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6" style:family="graphic" style:list-style-name="L8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7" style:family="graphic" style:list-style-name="L8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8" style:family="graphic" style:list-style-name="L8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9" style:family="graphic" style:list-style-name="L8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0" style:family="graphic" style:list-style-name="L8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1" style:family="graphic" style:list-style-name="L8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2" style:family="graphic" style:list-style-name="L8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3" style:family="graphic" style:list-style-name="L8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4" style:family="graphic" style:list-style-name="L8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5" style:family="graphic" style:list-style-name="L8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6" style:family="graphic" style:list-style-name="L8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7" style:family="graphic" style:list-style-name="L8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8" style:family="graphic" style:list-style-name="L8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9" style:family="graphic" style:list-style-name="L8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0" style:family="graphic" style:list-style-name="L8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1" style:family="graphic" style:list-style-name="L8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2" style:family="graphic" style:list-style-name="L8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3" style:family="graphic" style:list-style-name="L8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4" style:family="graphic" style:list-style-name="L8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5" style:family="graphic" style:list-style-name="L8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6" style:family="graphic" style:list-style-name="L8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7" style:family="graphic" style:list-style-name="L8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8" style:family="graphic" style:list-style-name="L8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9" style:family="graphic" style:list-style-name="L8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0" style:family="graphic" style:list-style-name="L8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1" style:family="graphic" style:list-style-name="L8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2" style:family="graphic" style:list-style-name="L8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3" style:family="graphic" style:list-style-name="L8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4" style:family="graphic" style:list-style-name="L8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5" style:family="graphic" style:list-style-name="L8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6" style:family="graphic" style:list-style-name="L8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7" style:family="graphic" style:list-style-name="L8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8" style:family="graphic" style:list-style-name="L8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9" style:family="graphic" style:list-style-name="L8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0" style:family="graphic" style:list-style-name="L8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1" style:family="graphic" style:list-style-name="L8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2" style:family="graphic" style:list-style-name="L8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3" style:family="graphic" style:list-style-name="L8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4" style:family="graphic" style:list-style-name="L8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5" style:family="graphic" style:list-style-name="L8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6" style:family="graphic" style:list-style-name="L8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7" style:family="graphic" style:list-style-name="L8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8" style:family="graphic" style:list-style-name="L8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9" style:family="graphic" style:list-style-name="L8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0" style:family="graphic" style:list-style-name="L8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1" style:family="graphic" style:list-style-name="L8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2" style:family="graphic" style:list-style-name="L8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3" style:family="graphic" style:list-style-name="L8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4" style:family="graphic" style:list-style-name="L8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5" style:family="graphic" style:list-style-name="L8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6" style:family="graphic" style:list-style-name="L8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7" style:family="graphic" style:list-style-name="L8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8" style:family="graphic" style:list-style-name="L8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9" style:family="graphic" style:list-style-name="L8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0" style:family="graphic" style:list-style-name="L8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1" style:family="graphic" style:list-style-name="L9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2" style:family="graphic" style:list-style-name="L9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3" style:family="graphic" style:list-style-name="L9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4" style:family="graphic" style:list-style-name="L9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5" style:family="graphic" style:list-style-name="L9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6" style:family="graphic" style:list-style-name="L9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7" style:family="graphic" style:list-style-name="L9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8" style:family="graphic" style:list-style-name="L9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9" style:family="graphic" style:list-style-name="L9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0" style:family="graphic" style:list-style-name="L9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1" style:family="graphic" style:list-style-name="L9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2" style:family="graphic" style:list-style-name="L9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3" style:family="graphic" style:list-style-name="L9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4" style:family="graphic" style:list-style-name="L9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5" style:family="graphic" style:list-style-name="L9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6" style:family="graphic" style:list-style-name="L9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7" style:family="graphic" style:list-style-name="L9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8" style:family="graphic" style:list-style-name="L9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9" style:family="graphic" style:list-style-name="L9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0" style:family="graphic" style:list-style-name="L9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1" style:family="graphic" style:list-style-name="L9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2" style:family="graphic" style:list-style-name="L9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3" style:family="graphic" style:list-style-name="L9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4" style:family="graphic" style:list-style-name="L9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5" style:family="graphic" style:list-style-name="L9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6" style:family="graphic" style:list-style-name="L9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7" style:family="graphic" style:list-style-name="L9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8" style:family="graphic" style:list-style-name="L9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9" style:family="graphic" style:list-style-name="L9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0" style:family="graphic" style:list-style-name="L9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1" style:family="graphic" style:list-style-name="L9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2" style:family="graphic" style:list-style-name="L9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3" style:family="graphic" style:list-style-name="L9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4" style:family="graphic" style:list-style-name="L9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5" style:family="graphic" style:list-style-name="L9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6" style:family="graphic" style:list-style-name="L9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7" style:family="graphic" style:list-style-name="L9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8" style:family="graphic" style:list-style-name="L9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9" style:family="graphic" style:list-style-name="L9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0" style:family="graphic" style:list-style-name="L9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1" style:family="graphic" style:list-style-name="L9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2" style:family="graphic" style:list-style-name="L9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3" style:family="graphic" style:list-style-name="L9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4" style:family="graphic" style:list-style-name="L9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5" style:family="graphic" style:list-style-name="L9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6" style:family="graphic" style:list-style-name="L9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7" style:family="graphic" style:list-style-name="L9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8" style:family="graphic" style:list-style-name="L9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9" style:family="graphic" style:list-style-name="L9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0" style:family="graphic" style:list-style-name="L9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1" style:family="graphic" style:list-style-name="L9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2" style:family="graphic" style:list-style-name="L9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3" style:family="graphic" style:list-style-name="L9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4" style:family="graphic" style:list-style-name="L9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5" style:family="graphic" style:list-style-name="L9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6" style:family="graphic" style:list-style-name="L9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7" style:family="graphic" style:list-style-name="L9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8" style:family="graphic" style:list-style-name="L9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9" style:family="graphic" style:list-style-name="L9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0" style:family="graphic" style:list-style-name="L9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1" style:family="graphic" style:list-style-name="L9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2" style:family="graphic" style:list-style-name="L9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3" style:family="graphic" style:list-style-name="L9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4" style:family="graphic" style:list-style-name="L9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5" style:family="graphic" style:list-style-name="L9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6" style:family="graphic" style:list-style-name="L9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7" style:family="graphic" style:list-style-name="L9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8" style:family="graphic" style:list-style-name="L9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9" style:family="graphic" style:list-style-name="L9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0" style:family="graphic" style:list-style-name="L9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1" style:family="graphic" style:list-style-name="L9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2" style:family="graphic" style:list-style-name="L9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3" style:family="graphic" style:list-style-name="L9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4" style:family="graphic" style:list-style-name="L9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5" style:family="graphic" style:list-style-name="L9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6" style:family="graphic" style:list-style-name="L9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7" style:family="graphic" style:list-style-name="L9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8" style:family="graphic" style:list-style-name="L9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9" style:family="graphic" style:list-style-name="L9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0" style:family="graphic" style:list-style-name="L9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1" style:family="graphic" style:list-style-name="L9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2" style:family="graphic" style:list-style-name="L9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3" style:family="graphic" style:list-style-name="L9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4" style:family="graphic" style:list-style-name="L9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5" style:family="graphic" style:list-style-name="L9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6" style:family="graphic" style:list-style-name="L9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7" style:family="graphic" style:list-style-name="L9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8" style:family="graphic" style:list-style-name="L9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9" style:family="graphic" style:list-style-name="L9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0" style:family="graphic" style:list-style-name="L9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1" style:family="graphic" style:list-style-name="L9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2" style:family="graphic" style:list-style-name="L9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3" style:family="graphic" style:list-style-name="L9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4" style:family="graphic" style:list-style-name="L9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5" style:family="graphic" style:list-style-name="L9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6" style:family="graphic" style:list-style-name="L9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7" style:family="graphic" style:list-style-name="L9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8" style:family="graphic" style:list-style-name="L9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9" style:family="graphic" style:list-style-name="L9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0" style:family="graphic" style:list-style-name="L9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1" style:family="graphic" style:list-style-name="L10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2" style:family="graphic" style:list-style-name="L10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3" style:family="graphic" style:list-style-name="L10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4" style:family="graphic" style:list-style-name="L10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5" style:family="graphic" style:list-style-name="L10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6" style:family="graphic" style:list-style-name="L10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7" style:family="graphic" style:list-style-name="L10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8" style:family="graphic" style:list-style-name="L10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9" style:family="graphic" style:list-style-name="L10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0" style:family="graphic" style:list-style-name="L10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1" style:family="graphic" style:list-style-name="L10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2" style:family="graphic" style:list-style-name="L10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3" style:family="graphic" style:list-style-name="L10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4" style:family="graphic" style:list-style-name="L10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5" style:family="graphic" style:list-style-name="L10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6" style:family="graphic" style:list-style-name="L10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7" style:family="graphic" style:list-style-name="L10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8" style:family="graphic" style:list-style-name="L10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9" style:family="graphic" style:list-style-name="L10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0" style:family="graphic" style:list-style-name="L10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1" style:family="graphic" style:list-style-name="L10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2" style:family="graphic" style:list-style-name="L10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3" style:family="graphic" style:list-style-name="L10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4" style:family="graphic" style:list-style-name="L10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5" style:family="graphic" style:list-style-name="L10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6" style:family="graphic" style:list-style-name="L10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7" style:family="graphic" style:list-style-name="L10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8" style:family="graphic" style:list-style-name="L10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9" style:family="graphic" style:list-style-name="L10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0" style:family="graphic" style:list-style-name="L10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1" style:family="graphic" style:list-style-name="L10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2" style:family="graphic" style:list-style-name="L10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3" style:family="graphic" style:list-style-name="L10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4" style:family="graphic" style:list-style-name="L10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5" style:family="graphic" style:list-style-name="L10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6" style:family="graphic" style:list-style-name="L10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7" style:family="graphic" style:list-style-name="L10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8" style:family="graphic" style:list-style-name="L10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9" style:family="graphic" style:list-style-name="L10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0" style:family="graphic" style:list-style-name="L10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1" style:family="graphic" style:list-style-name="L10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2" style:family="graphic" style:list-style-name="L10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3" style:family="graphic" style:list-style-name="L10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4" style:family="graphic" style:list-style-name="L10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5" style:family="graphic" style:list-style-name="L10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6" style:family="graphic" style:list-style-name="L10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7" style:family="graphic" style:list-style-name="L10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8" style:family="graphic" style:list-style-name="L10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9" style:family="graphic" style:list-style-name="L10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0" style:family="graphic" style:list-style-name="L10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1" style:family="graphic" style:list-style-name="L10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2" style:family="graphic" style:list-style-name="L10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3" style:family="graphic" style:list-style-name="L10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4" style:family="graphic" style:list-style-name="L10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5" style:family="graphic" style:list-style-name="L10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6" style:family="graphic" style:list-style-name="L10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7" style:family="graphic" style:list-style-name="L10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8" style:family="graphic" style:list-style-name="L10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9" style:family="graphic" style:list-style-name="L10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0" style:family="graphic" style:list-style-name="L10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1" style:family="graphic" style:list-style-name="L10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2" style:family="graphic" style:list-style-name="L10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3" style:family="graphic" style:list-style-name="L10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4" style:family="graphic" style:list-style-name="L10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5" style:family="graphic" style:list-style-name="L10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6" style:family="graphic" style:list-style-name="L10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7" style:family="graphic" style:list-style-name="L10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8" style:family="graphic" style:list-style-name="L10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9" style:family="graphic" style:list-style-name="L10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0" style:family="graphic" style:list-style-name="L10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1" style:family="graphic" style:list-style-name="L10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2" style:family="graphic" style:list-style-name="L10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3" style:family="graphic" style:list-style-name="L10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4" style:family="graphic" style:list-style-name="L10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5" style:family="graphic" style:list-style-name="L10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6" style:family="graphic" style:list-style-name="L10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7" style:family="graphic" style:list-style-name="L10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8" style:family="graphic" style:list-style-name="L10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9" style:family="graphic" style:list-style-name="L10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0" style:family="graphic" style:list-style-name="L10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1" style:family="graphic" style:list-style-name="L10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2" style:family="graphic" style:list-style-name="L10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3" style:family="graphic" style:list-style-name="L10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4" style:family="graphic" style:list-style-name="L10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5" style:family="graphic" style:list-style-name="L10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6" style:family="graphic" style:list-style-name="L10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7" style:family="graphic" style:list-style-name="L10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8" style:family="graphic" style:list-style-name="L10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9" style:family="graphic" style:list-style-name="L10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0" style:family="graphic" style:list-style-name="L10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1" style:family="graphic" style:list-style-name="L10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2" style:family="graphic" style:list-style-name="L10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3" style:family="graphic" style:list-style-name="L10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4" style:family="graphic" style:list-style-name="L10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5" style:family="graphic" style:list-style-name="L10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6" style:family="graphic" style:list-style-name="L10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7" style:family="graphic" style:list-style-name="L10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8" style:family="graphic" style:list-style-name="L10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9" style:family="graphic" style:list-style-name="L10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0" style:family="graphic" style:list-style-name="L10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1" style:family="graphic" style:list-style-name="L11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2" style:family="graphic" style:list-style-name="L11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3" style:family="graphic" style:list-style-name="L11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4" style:family="graphic" style:list-style-name="L11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5" style:family="graphic" style:list-style-name="L11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6" style:family="graphic" style:list-style-name="L11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7" style:family="graphic" style:list-style-name="L11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8" style:family="graphic" style:list-style-name="L11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9" style:family="graphic" style:list-style-name="L11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0" style:family="graphic" style:list-style-name="L11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1" style:family="graphic" style:list-style-name="L11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2" style:family="graphic" style:list-style-name="L11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3" style:family="graphic" style:list-style-name="L11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4" style:family="graphic" style:list-style-name="L11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5" style:family="graphic" style:list-style-name="L11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6" style:family="graphic" style:list-style-name="L11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7" style:family="graphic" style:list-style-name="L11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8" style:family="graphic" style:list-style-name="L11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9" style:family="graphic" style:list-style-name="L11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0" style:family="graphic" style:list-style-name="L11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1" style:family="graphic" style:list-style-name="L11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2" style:family="graphic" style:list-style-name="L11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3" style:family="graphic" style:list-style-name="L11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4" style:family="graphic" style:list-style-name="L11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5" style:family="graphic" style:list-style-name="L11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6" style:family="graphic" style:list-style-name="L11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7" style:family="graphic" style:list-style-name="L11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8" style:family="graphic" style:list-style-name="L11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9" style:family="graphic" style:list-style-name="L11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0" style:family="graphic" style:list-style-name="L11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1" style:family="graphic" style:list-style-name="L11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2" style:family="graphic" style:list-style-name="L11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3" style:family="graphic" style:list-style-name="L11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4" style:family="graphic" style:list-style-name="L11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5" style:family="graphic" style:list-style-name="L11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6" style:family="graphic" style:list-style-name="L11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7" style:family="graphic" style:list-style-name="L11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8" style:family="graphic" style:list-style-name="L11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9" style:family="graphic" style:list-style-name="L11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0" style:family="graphic" style:list-style-name="L11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1" style:family="graphic" style:list-style-name="L11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2" style:family="graphic" style:list-style-name="L11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3" style:family="graphic" style:list-style-name="L11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4" style:family="graphic" style:list-style-name="L11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5" style:family="graphic" style:list-style-name="L11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6" style:family="graphic" style:list-style-name="L11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7" style:family="graphic" style:list-style-name="L11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8" style:family="graphic" style:list-style-name="L11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9" style:family="graphic" style:list-style-name="L11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0" style:family="graphic" style:list-style-name="L11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1" style:family="graphic" style:list-style-name="L11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2" style:family="graphic" style:list-style-name="L11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3" style:family="graphic" style:list-style-name="L11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4" style:family="graphic" style:list-style-name="L11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5" style:family="graphic" style:list-style-name="L11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6" style:family="graphic" style:list-style-name="L11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7" style:family="graphic" style:list-style-name="L11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8" style:family="graphic" style:list-style-name="L11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9" style:family="graphic" style:list-style-name="L11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0" style:family="graphic" style:list-style-name="L11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1" style:family="graphic" style:list-style-name="L11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2" style:family="graphic" style:list-style-name="L11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3" style:family="graphic" style:list-style-name="L11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4" style:family="graphic" style:list-style-name="L11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5" style:family="graphic" style:list-style-name="L11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6" style:family="graphic" style:list-style-name="L11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7" style:family="graphic" style:list-style-name="L11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8" style:family="graphic" style:list-style-name="L11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9" style:family="graphic" style:list-style-name="L11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0" style:family="graphic" style:list-style-name="L11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1" style:family="graphic" style:list-style-name="L11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2" style:family="graphic" style:list-style-name="L11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3" style:family="graphic" style:list-style-name="L11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4" style:family="graphic" style:list-style-name="L11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5" style:family="graphic" style:list-style-name="L11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6" style:family="graphic" style:list-style-name="L11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7" style:family="graphic" style:list-style-name="L11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8" style:family="graphic" style:list-style-name="L11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9" style:family="graphic" style:list-style-name="L11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0" style:family="graphic" style:list-style-name="L11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1" style:family="graphic" style:list-style-name="L11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2" style:family="graphic" style:list-style-name="L11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3" style:family="graphic" style:list-style-name="L11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4" style:family="graphic" style:list-style-name="L11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5" style:family="graphic" style:list-style-name="L11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6" style:family="graphic" style:list-style-name="L11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7" style:family="graphic" style:list-style-name="L11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8" style:family="graphic" style:list-style-name="L11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9" style:family="graphic" style:list-style-name="L11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0" style:family="graphic" style:list-style-name="L11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1" style:family="graphic" style:list-style-name="L11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2" style:family="graphic" style:list-style-name="L11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3" style:family="graphic" style:list-style-name="L11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4" style:family="graphic" style:list-style-name="L11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5" style:family="graphic" style:list-style-name="L11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6" style:family="graphic" style:list-style-name="L11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7" style:family="graphic" style:list-style-name="L11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8" style:family="graphic" style:list-style-name="L11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9" style:family="graphic" style:list-style-name="L11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0" style:family="graphic" style:list-style-name="L11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1" style:family="graphic" style:list-style-name="L12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2" style:family="graphic" style:list-style-name="L12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3" style:family="graphic" style:list-style-name="L12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4" style:family="graphic" style:list-style-name="L12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5" style:family="graphic" style:list-style-name="L12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6" style:family="graphic" style:list-style-name="L12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7" style:family="graphic" style:list-style-name="L12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8" style:family="graphic" style:list-style-name="L12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9" style:family="graphic" style:list-style-name="L12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0" style:family="graphic" style:list-style-name="L12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1" style:family="graphic" style:list-style-name="L12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2" style:family="graphic" style:list-style-name="L12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3" style:family="graphic" style:list-style-name="L12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4" style:family="graphic" style:list-style-name="L12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5" style:family="graphic" style:list-style-name="L12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6" style:family="graphic" style:list-style-name="L12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7" style:family="graphic" style:list-style-name="L12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8" style:family="graphic" style:list-style-name="L12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9" style:family="graphic" style:list-style-name="L12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0" style:family="graphic" style:list-style-name="L12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1" style:family="graphic" style:list-style-name="L12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2" style:family="graphic" style:list-style-name="L12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3" style:family="graphic" style:list-style-name="L12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4" style:family="graphic" style:list-style-name="L12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5" style:family="graphic" style:list-style-name="L12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6" style:family="graphic" style:list-style-name="L12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7" style:family="graphic" style:list-style-name="L12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8" style:family="graphic" style:list-style-name="L12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9" style:family="graphic" style:list-style-name="L12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0" style:family="graphic" style:list-style-name="L12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1" style:family="graphic" style:list-style-name="L12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2" style:family="graphic" style:list-style-name="L12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3" style:family="graphic" style:list-style-name="L12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4" style:family="graphic" style:list-style-name="L12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5" style:family="graphic" style:list-style-name="L12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6" style:family="graphic" style:list-style-name="L12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7" style:family="graphic" style:list-style-name="L12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8" style:family="graphic" style:list-style-name="L12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9" style:family="graphic" style:list-style-name="L12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0" style:family="graphic" style:list-style-name="L12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1" style:family="graphic" style:list-style-name="L12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2" style:family="graphic" style:list-style-name="L12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3" style:family="graphic" style:list-style-name="L12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4" style:family="graphic" style:list-style-name="L12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5" style:family="graphic" style:list-style-name="L12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6" style:family="graphic" style:list-style-name="L12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7" style:family="graphic" style:list-style-name="L12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8" style:family="graphic" style:list-style-name="L12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9" style:family="graphic" style:list-style-name="L12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0" style:family="graphic" style:list-style-name="L12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1" style:family="graphic" style:list-style-name="L12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2" style:family="graphic" style:list-style-name="L12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3" style:family="graphic" style:list-style-name="L12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4" style:family="graphic" style:list-style-name="L12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5" style:family="graphic" style:list-style-name="L12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6" style:family="graphic" style:list-style-name="L12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7" style:family="graphic" style:list-style-name="L12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8" style:family="graphic" style:list-style-name="L12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9" style:family="graphic" style:list-style-name="L12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0" style:family="graphic" style:list-style-name="L12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1" style:family="graphic" style:list-style-name="L12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2" style:family="graphic" style:list-style-name="L12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3" style:family="graphic" style:list-style-name="L12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4" style:family="graphic" style:list-style-name="L12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5" style:family="graphic" style:list-style-name="L12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6" style:family="graphic" style:list-style-name="L12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7" style:family="graphic" style:list-style-name="L12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8" style:family="graphic" style:list-style-name="L12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9" style:family="graphic" style:list-style-name="L12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0" style:family="graphic" style:list-style-name="L12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1" style:family="graphic" style:list-style-name="L12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2" style:family="graphic" style:list-style-name="L12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3" style:family="graphic" style:list-style-name="L12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4" style:family="graphic" style:list-style-name="L12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5" style:family="graphic" style:list-style-name="L12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6" style:family="graphic" style:list-style-name="L12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7" style:family="graphic" style:list-style-name="L12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8" style:family="graphic" style:list-style-name="L12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9" style:family="graphic" style:list-style-name="L12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0" style:family="graphic" style:list-style-name="L12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1" style:family="graphic" style:list-style-name="L12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2" style:family="graphic" style:list-style-name="L12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3" style:family="graphic" style:list-style-name="L12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4" style:family="graphic" style:list-style-name="L12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5" style:family="graphic" style:list-style-name="L12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6" style:family="graphic" style:list-style-name="L12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7" style:family="graphic" style:list-style-name="L12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8" style:family="graphic" style:list-style-name="L12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9" style:family="graphic" style:list-style-name="L12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0" style:family="graphic" style:list-style-name="L12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1" style:family="graphic" style:list-style-name="L12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2" style:family="graphic" style:list-style-name="L12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3" style:family="graphic" style:list-style-name="L12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4" style:family="graphic" style:list-style-name="L12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5" style:family="graphic" style:list-style-name="L12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6" style:family="graphic" style:list-style-name="L12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7" style:family="graphic" style:list-style-name="L12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8" style:family="graphic" style:list-style-name="L12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9" style:family="graphic" style:list-style-name="L12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0" style:family="graphic" style:list-style-name="L12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1" style:family="graphic" style:list-style-name="L13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2" style:family="graphic" style:list-style-name="L13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3" style:family="graphic" style:list-style-name="L13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4" style:family="graphic" style:list-style-name="L13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5" style:family="graphic" style:list-style-name="L13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6" style:family="graphic" style:list-style-name="L13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7" style:family="graphic" style:list-style-name="L13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8" style:family="graphic" style:list-style-name="L13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9" style:family="graphic" style:list-style-name="L13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0" style:family="graphic" style:list-style-name="L13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1" style:family="graphic" style:list-style-name="L13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2" style:family="graphic" style:list-style-name="L13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3" style:family="graphic" style:list-style-name="L13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4" style:family="graphic" style:list-style-name="L13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5" style:family="graphic" style:list-style-name="L13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6" style:family="graphic" style:list-style-name="L13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7" style:family="graphic" style:list-style-name="L13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8" style:family="graphic" style:list-style-name="L13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9" style:family="graphic" style:list-style-name="L13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0" style:family="graphic" style:list-style-name="L13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1" style:family="graphic" style:list-style-name="L13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2" style:family="graphic" style:list-style-name="L13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3" style:family="graphic" style:list-style-name="L13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4" style:family="graphic" style:list-style-name="L13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5" style:family="graphic" style:list-style-name="L13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6" style:family="graphic" style:list-style-name="L13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7" style:family="graphic" style:list-style-name="L13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8" style:family="graphic" style:list-style-name="L13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9" style:family="graphic" style:list-style-name="L13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0" style:family="graphic" style:list-style-name="L13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1" style:family="graphic" style:list-style-name="L13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2" style:family="graphic" style:list-style-name="L13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3" style:family="graphic" style:list-style-name="L13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4" style:family="graphic" style:list-style-name="L13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5" style:family="graphic" style:list-style-name="L13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6" style:family="graphic" style:list-style-name="L13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7" style:family="graphic" style:list-style-name="L13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8" style:family="graphic" style:list-style-name="L13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9" style:family="graphic" style:list-style-name="L13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0" style:family="graphic" style:list-style-name="L13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1" style:family="graphic" style:list-style-name="L13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2" style:family="graphic" style:list-style-name="L13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3" style:family="graphic" style:list-style-name="L13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4" style:family="graphic" style:list-style-name="L13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5" style:family="graphic" style:list-style-name="L13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6" style:family="graphic" style:list-style-name="L13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7" style:family="graphic" style:list-style-name="L13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8" style:family="graphic" style:list-style-name="L13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9" style:family="graphic" style:list-style-name="L13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0" style:family="graphic" style:list-style-name="L13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1" style:family="graphic" style:list-style-name="L13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2" style:family="graphic" style:list-style-name="L13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3" style:family="graphic" style:list-style-name="L13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4" style:family="graphic" style:list-style-name="L13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5" style:family="graphic" style:list-style-name="L13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6" style:family="graphic" style:list-style-name="L13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7" style:family="graphic" style:list-style-name="L13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8" style:family="graphic" style:list-style-name="L13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9" style:family="graphic" style:list-style-name="L13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0" style:family="graphic" style:list-style-name="L13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1" style:family="graphic" style:list-style-name="L13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2" style:family="graphic" style:list-style-name="L13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3" style:family="graphic" style:list-style-name="L13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4" style:family="graphic" style:list-style-name="L13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5" style:family="graphic" style:list-style-name="L13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6" style:family="graphic" style:list-style-name="L13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7" style:family="graphic" style:list-style-name="L13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8" style:family="graphic" style:list-style-name="L13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9" style:family="graphic" style:list-style-name="L13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0" style:family="graphic" style:list-style-name="L13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1" style:family="graphic" style:list-style-name="L13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2" style:family="graphic" style:list-style-name="L13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3" style:family="graphic" style:list-style-name="L13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4" style:family="graphic" style:list-style-name="L13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5" style:family="graphic" style:list-style-name="L13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6" style:family="graphic" style:list-style-name="L13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7" style:family="graphic" style:list-style-name="L13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8" style:family="graphic" style:list-style-name="L13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9" style:family="graphic" style:list-style-name="L13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0" style:family="graphic" style:list-style-name="L13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1" style:family="graphic" style:list-style-name="L13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2" style:family="graphic" style:list-style-name="L13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3" style:family="graphic" style:list-style-name="L13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4" style:family="graphic" style:list-style-name="L13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5" style:family="graphic" style:list-style-name="L13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6" style:family="graphic" style:list-style-name="L13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7" style:family="graphic" style:list-style-name="L13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8" style:family="graphic" style:list-style-name="L13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9" style:family="graphic" style:list-style-name="L13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0" style:family="graphic" style:list-style-name="L13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1" style:family="graphic" style:list-style-name="L13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2" style:family="graphic" style:list-style-name="L13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3" style:family="graphic" style:list-style-name="L13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4" style:family="graphic" style:list-style-name="L13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5" style:family="graphic" style:list-style-name="L13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6" style:family="graphic" style:list-style-name="L13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7" style:family="graphic" style:list-style-name="L13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8" style:family="graphic" style:list-style-name="L13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9" style:family="graphic" style:list-style-name="L13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0" style:family="graphic" style:list-style-name="L13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1" style:family="graphic" style:list-style-name="L14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2" style:family="graphic" style:list-style-name="L14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3" style:family="graphic" style:list-style-name="L14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4" style:family="graphic" style:list-style-name="L14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5" style:family="graphic" style:list-style-name="L14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6" style:family="graphic" style:list-style-name="L14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7" style:family="graphic" style:list-style-name="L14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8" style:family="graphic" style:list-style-name="L14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9" style:family="graphic" style:list-style-name="L14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0" style:family="graphic" style:list-style-name="L14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1" style:family="graphic" style:list-style-name="L14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2" style:family="graphic" style:list-style-name="L14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3" style:family="graphic" style:list-style-name="L14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4" style:family="graphic" style:list-style-name="L14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5" style:family="graphic" style:list-style-name="L14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6" style:family="graphic" style:list-style-name="L14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7" style:family="graphic" style:list-style-name="L14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8" style:family="graphic" style:list-style-name="L14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9" style:family="graphic" style:list-style-name="L14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0" style:family="graphic" style:list-style-name="L14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1" style:family="graphic" style:list-style-name="L14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2" style:family="graphic" style:list-style-name="L14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3" style:family="graphic" style:list-style-name="L14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4" style:family="graphic" style:list-style-name="L14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5" style:family="graphic" style:list-style-name="L14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6" style:family="graphic" style:list-style-name="L14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7" style:family="graphic" style:list-style-name="L14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8" style:family="graphic" style:list-style-name="L14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9" style:family="graphic" style:list-style-name="L14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0" style:family="graphic" style:list-style-name="L14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1" style:family="graphic" style:list-style-name="L14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2" style:family="graphic" style:list-style-name="L14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3" style:family="graphic" style:list-style-name="L14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4" style:family="graphic" style:list-style-name="L14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5" style:family="graphic" style:list-style-name="L14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6" style:family="graphic" style:list-style-name="L14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7" style:family="graphic" style:list-style-name="L14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8" style:family="graphic" style:list-style-name="L14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9" style:family="graphic" style:list-style-name="L14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0" style:family="graphic" style:list-style-name="L14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1" style:family="graphic" style:list-style-name="L14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2" style:family="graphic" style:list-style-name="L14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3" style:family="graphic" style:list-style-name="L14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4" style:family="graphic" style:list-style-name="L14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5" style:family="graphic" style:list-style-name="L14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6" style:family="graphic" style:list-style-name="L14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7" style:family="graphic" style:list-style-name="L14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8" style:family="graphic" style:list-style-name="L14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9" style:family="graphic" style:list-style-name="L14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0" style:family="graphic" style:list-style-name="L14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1" style:family="graphic" style:list-style-name="L14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2" style:family="graphic" style:list-style-name="L14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3" style:family="graphic" style:list-style-name="L14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4" style:family="graphic" style:list-style-name="L14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5" style:family="graphic" style:list-style-name="L14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6" style:family="graphic" style:list-style-name="L14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7" style:family="graphic" style:list-style-name="L14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8" style:family="graphic" style:list-style-name="L14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9" style:family="graphic" style:list-style-name="L14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0" style:family="graphic" style:list-style-name="L14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1" style:family="graphic" style:list-style-name="L14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2" style:family="graphic" style:list-style-name="L14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3" style:family="graphic" style:list-style-name="L14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4" style:family="graphic" style:list-style-name="L14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5" style:family="graphic" style:list-style-name="L14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6" style:family="graphic" style:list-style-name="L14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7" style:family="graphic" style:list-style-name="L14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8" style:family="graphic" style:list-style-name="L14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9" style:family="graphic" style:list-style-name="L14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0" style:family="graphic" style:list-style-name="L14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1" style:family="graphic" style:list-style-name="L14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2" style:family="graphic" style:list-style-name="L14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3" style:family="graphic" style:list-style-name="L14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4" style:family="graphic" style:list-style-name="L14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5" style:family="graphic" style:list-style-name="L14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6" style:family="graphic" style:list-style-name="L14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7" style:family="graphic" style:list-style-name="L14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8" style:family="graphic" style:list-style-name="L14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9" style:family="graphic" style:list-style-name="L14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0" style:family="graphic" style:list-style-name="L14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1" style:family="graphic" style:list-style-name="L14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2" style:family="graphic" style:list-style-name="L14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3" style:family="graphic" style:list-style-name="L14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4" style:family="graphic" style:list-style-name="L14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5" style:family="graphic" style:list-style-name="L14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6" style:family="graphic" style:list-style-name="L14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7" style:family="graphic" style:list-style-name="L14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8" style:family="graphic" style:list-style-name="L14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9" style:family="graphic" style:list-style-name="L14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0" style:family="graphic" style:list-style-name="L14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1" style:family="graphic" style:list-style-name="L14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2" style:family="graphic" style:list-style-name="L14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3" style:family="graphic" style:list-style-name="L14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4" style:family="graphic" style:list-style-name="L14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5" style:family="graphic" style:list-style-name="L14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6" style:family="graphic" style:list-style-name="L14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7" style:family="graphic" style:list-style-name="L14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8" style:family="graphic" style:list-style-name="L14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9" style:family="graphic" style:list-style-name="L14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0" style:family="graphic" style:list-style-name="L14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1" style:family="graphic" style:list-style-name="L15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2" style:family="graphic" style:list-style-name="L15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3" style:family="graphic" style:list-style-name="L15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4" style:family="graphic" style:list-style-name="L15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5" style:family="graphic" style:list-style-name="L15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6" style:family="graphic" style:list-style-name="L15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7" style:family="graphic" style:list-style-name="L15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8" style:family="graphic" style:list-style-name="L15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9" style:family="graphic" style:list-style-name="L15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0" style:family="graphic" style:list-style-name="L15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1" style:family="graphic" style:list-style-name="L15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2" style:family="graphic" style:list-style-name="L15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3" style:family="graphic" style:list-style-name="L15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4" style:family="graphic" style:list-style-name="L15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5" style:family="graphic" style:list-style-name="L15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6" style:family="graphic" style:list-style-name="L15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7" style:family="graphic" style:list-style-name="L15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8" style:family="graphic" style:list-style-name="L15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9" style:family="graphic" style:list-style-name="L15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0" style:family="graphic" style:list-style-name="L15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1" style:family="graphic" style:list-style-name="L15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2" style:family="graphic" style:list-style-name="L15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3" style:family="graphic" style:list-style-name="L15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4" style:family="graphic" style:list-style-name="L15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5" style:family="graphic" style:list-style-name="L15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6" style:family="graphic" style:list-style-name="L15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7" style:family="graphic" style:list-style-name="L15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8" style:family="graphic" style:list-style-name="L15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9" style:family="graphic" style:list-style-name="L15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0" style:family="graphic" style:list-style-name="L15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1" style:family="graphic" style:list-style-name="L15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2" style:family="graphic" style:list-style-name="L15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3" style:family="graphic" style:list-style-name="L15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4" style:family="graphic" style:list-style-name="L15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5" style:family="graphic" style:list-style-name="L15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6" style:family="graphic" style:list-style-name="L15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7" style:family="graphic" style:list-style-name="L15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8" style:family="graphic" style:list-style-name="L15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9" style:family="graphic" style:list-style-name="L15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0" style:family="graphic" style:list-style-name="L15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1" style:family="graphic" style:list-style-name="L15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2" style:family="graphic" style:list-style-name="L15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3" style:family="graphic" style:list-style-name="L15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4" style:family="graphic" style:list-style-name="L15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5" style:family="graphic" style:list-style-name="L15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6" style:family="graphic" style:list-style-name="L15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7" style:family="graphic" style:list-style-name="L15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8" style:family="graphic" style:list-style-name="L15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9" style:family="graphic" style:list-style-name="L15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0" style:family="graphic" style:list-style-name="L15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1" style:family="graphic" style:list-style-name="L15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2" style:family="graphic" style:list-style-name="L15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3" style:family="graphic" style:list-style-name="L15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4" style:family="graphic" style:list-style-name="L15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5" style:family="graphic" style:list-style-name="L15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6" style:family="graphic" style:list-style-name="L15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7" style:family="graphic" style:list-style-name="L15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8" style:family="graphic" style:list-style-name="L15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9" style:family="graphic" style:list-style-name="L15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0" style:family="graphic" style:list-style-name="L15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1" style:family="graphic" style:list-style-name="L15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2" style:family="graphic" style:list-style-name="L15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3" style:family="graphic" style:list-style-name="L15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4" style:family="graphic" style:list-style-name="L15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5" style:family="graphic" style:list-style-name="L15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6" style:family="graphic" style:list-style-name="L15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7" style:family="graphic" style:list-style-name="L15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8" style:family="graphic" style:list-style-name="L15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9" style:family="graphic" style:list-style-name="L15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0" style:family="graphic" style:list-style-name="L15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1" style:family="graphic" style:list-style-name="L15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2" style:family="graphic" style:list-style-name="L15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3" style:family="graphic" style:list-style-name="L15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4" style:family="graphic" style:list-style-name="L15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5" style:family="graphic" style:list-style-name="L15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6" style:family="graphic" style:list-style-name="L15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7" style:family="graphic" style:list-style-name="L15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8" style:family="graphic" style:list-style-name="L15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9" style:family="graphic" style:list-style-name="L15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0" style:family="graphic" style:list-style-name="L15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1" style:family="graphic" style:list-style-name="L15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2" style:family="graphic" style:list-style-name="L15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3" style:family="graphic" style:list-style-name="L15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4" style:family="graphic" style:list-style-name="L15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5" style:family="graphic" style:list-style-name="L15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6" style:family="graphic" style:list-style-name="L15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7" style:family="graphic" style:list-style-name="L15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8" style:family="graphic" style:list-style-name="L15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9" style:family="graphic" style:list-style-name="L15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0" style:family="graphic" style:list-style-name="L15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1" style:family="graphic" style:list-style-name="L15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2" style:family="graphic" style:list-style-name="L15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3" style:family="graphic" style:list-style-name="L15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4" style:family="graphic" style:list-style-name="L15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5" style:family="graphic" style:list-style-name="L15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6" style:family="graphic" style:list-style-name="L15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7" style:family="graphic" style:list-style-name="L15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8" style:family="graphic" style:list-style-name="L15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9" style:family="graphic" style:list-style-name="L15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0" style:family="graphic" style:list-style-name="L15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1" style:family="graphic" style:list-style-name="L16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2" style:family="graphic" style:list-style-name="L16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3" style:family="graphic" style:list-style-name="L16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4" style:family="graphic" style:list-style-name="L16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5" style:family="graphic" style:list-style-name="L16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6" style:family="graphic" style:list-style-name="L16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7" style:family="graphic" style:list-style-name="L16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8" style:family="graphic" style:list-style-name="L16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9" style:family="graphic" style:list-style-name="L16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0" style:family="graphic" style:list-style-name="L16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1" style:family="graphic" style:list-style-name="L16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2" style:family="graphic" style:list-style-name="L16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3" style:family="graphic" style:list-style-name="L16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4" style:family="graphic" style:list-style-name="L16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5" style:family="graphic" style:list-style-name="L16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6" style:family="graphic" style:list-style-name="L16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7" style:family="graphic" style:list-style-name="L16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8" style:family="graphic" style:list-style-name="L16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9" style:family="graphic" style:list-style-name="L16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0" style:family="graphic" style:list-style-name="L16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1" style:family="graphic" style:list-style-name="L16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2" style:family="graphic" style:list-style-name="L16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3" style:family="graphic" style:list-style-name="L16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4" style:family="graphic" style:list-style-name="L16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5" style:family="graphic" style:list-style-name="L16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6" style:family="graphic" style:list-style-name="L16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7" style:family="graphic" style:list-style-name="L16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8" style:family="graphic" style:list-style-name="L16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9" style:family="graphic" style:list-style-name="L16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0" style:family="graphic" style:list-style-name="L16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1" style:family="graphic" style:list-style-name="L16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2" style:family="graphic" style:list-style-name="L16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3" style:family="graphic" style:list-style-name="L16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4" style:family="graphic" style:list-style-name="L16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5" style:family="graphic" style:list-style-name="L16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6" style:family="graphic" style:list-style-name="L16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7" style:family="graphic" style:list-style-name="L16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8" style:family="graphic" style:list-style-name="L16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9" style:family="graphic" style:list-style-name="L16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0" style:family="graphic" style:list-style-name="L16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1" style:family="graphic" style:list-style-name="L16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2" style:family="graphic" style:list-style-name="L16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3" style:family="graphic" style:list-style-name="L16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4" style:family="graphic" style:list-style-name="L16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5" style:family="graphic" style:list-style-name="L16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6" style:family="graphic" style:list-style-name="L16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7" style:family="graphic" style:list-style-name="L16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8" style:family="graphic" style:list-style-name="L16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9" style:family="graphic" style:list-style-name="L16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0" style:family="graphic" style:list-style-name="L16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1" style:family="graphic" style:list-style-name="L16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2" style:family="graphic" style:list-style-name="L16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3" style:family="graphic" style:list-style-name="L16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4" style:family="graphic" style:list-style-name="L16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5" style:family="graphic" style:list-style-name="L16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6" style:family="graphic" style:list-style-name="L16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7" style:family="graphic" style:list-style-name="L16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8" style:family="graphic" style:list-style-name="L16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9" style:family="graphic" style:list-style-name="L16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0" style:family="graphic" style:list-style-name="L16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1" style:family="graphic" style:list-style-name="L16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2" style:family="graphic" style:list-style-name="L16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3" style:family="graphic" style:list-style-name="L16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4" style:family="graphic" style:list-style-name="L16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5" style:family="graphic" style:list-style-name="L16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6" style:family="graphic" style:list-style-name="L16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7" style:family="graphic" style:list-style-name="L16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8" style:family="graphic" style:list-style-name="L16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9" style:family="graphic" style:list-style-name="L16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0" style:family="graphic" style:list-style-name="L16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1" style:family="graphic" style:list-style-name="L16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2" style:family="graphic" style:list-style-name="L16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3" style:family="graphic" style:list-style-name="L16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4" style:family="graphic" style:list-style-name="L16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5" style:family="graphic" style:list-style-name="L16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6" style:family="graphic" style:list-style-name="L16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7" style:family="graphic" style:list-style-name="L16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8" style:family="graphic" style:list-style-name="L16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9" style:family="graphic" style:list-style-name="L16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0" style:family="graphic" style:list-style-name="L16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1" style:family="graphic" style:list-style-name="L16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2" style:family="graphic" style:list-style-name="L16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3" style:family="graphic" style:list-style-name="L16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4" style:family="graphic" style:list-style-name="L16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5" style:family="graphic" style:list-style-name="L16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6" style:family="graphic" style:list-style-name="L16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7" style:family="graphic" style:list-style-name="L16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8" style:family="graphic" style:list-style-name="L16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9" style:family="graphic" style:list-style-name="L16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0" style:family="graphic" style:list-style-name="L16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1" style:family="graphic" style:list-style-name="L16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2" style:family="graphic" style:list-style-name="L16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3" style:family="graphic" style:list-style-name="L16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4" style:family="graphic" style:list-style-name="L16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5" style:family="graphic" style:list-style-name="L16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6" style:family="graphic" style:list-style-name="L16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7" style:family="graphic" style:list-style-name="L16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8" style:family="graphic" style:list-style-name="L16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9" style:family="graphic" style:list-style-name="L16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0" style:family="graphic" style:list-style-name="L16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1" style:family="graphic" style:list-style-name="L17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2" style:family="graphic" style:list-style-name="L17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3" style:family="graphic" style:list-style-name="L17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4" style:family="graphic" style:list-style-name="L17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5" style:family="graphic" style:list-style-name="L17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6" style:family="graphic" style:list-style-name="L17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7" style:family="graphic" style:list-style-name="L17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8" style:family="graphic" style:list-style-name="L17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9" style:family="graphic" style:list-style-name="L17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0" style:family="graphic" style:list-style-name="L17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1" style:family="graphic" style:list-style-name="L17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2" style:family="graphic" style:list-style-name="L17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3" style:family="graphic" style:list-style-name="L17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4" style:family="graphic" style:list-style-name="L17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5" style:family="graphic" style:list-style-name="L17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6" style:family="graphic" style:list-style-name="L17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7" style:family="graphic" style:list-style-name="L17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8" style:family="graphic" style:list-style-name="L17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9" style:family="graphic" style:list-style-name="L17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0" style:family="graphic" style:list-style-name="L17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1" style:family="graphic" style:list-style-name="L17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2" style:family="graphic" style:list-style-name="L17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3" style:family="graphic" style:list-style-name="L17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4" style:family="graphic" style:list-style-name="L17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5" style:family="graphic" style:list-style-name="L17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6" style:family="graphic" style:list-style-name="L17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7" style:family="graphic" style:list-style-name="L17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8" style:family="graphic" style:list-style-name="L17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9" style:family="graphic" style:list-style-name="L17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0" style:family="graphic" style:list-style-name="L17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1" style:family="graphic" style:list-style-name="L17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2" style:family="graphic" style:list-style-name="L17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3" style:family="graphic" style:list-style-name="L17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4" style:family="graphic" style:list-style-name="L17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5" style:family="graphic" style:list-style-name="L17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6" style:family="graphic" style:list-style-name="L17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7" style:family="graphic" style:list-style-name="L17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8" style:family="graphic" style:list-style-name="L17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9" style:family="graphic" style:list-style-name="L17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0" style:family="graphic" style:list-style-name="L17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1" style:family="graphic" style:list-style-name="L17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2" style:family="graphic" style:list-style-name="L17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3" style:family="graphic" style:list-style-name="L17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4" style:family="graphic" style:list-style-name="L17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5" style:family="graphic" style:list-style-name="L17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6" style:family="graphic" style:list-style-name="L17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7" style:family="graphic" style:list-style-name="L17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8" style:family="graphic" style:list-style-name="L17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9" style:family="graphic" style:list-style-name="L17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0" style:family="graphic" style:list-style-name="L17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1" style:family="graphic" style:list-style-name="L17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2" style:family="graphic" style:list-style-name="L17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3" style:family="graphic" style:list-style-name="L17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4" style:family="graphic" style:list-style-name="L17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5" style:family="graphic" style:list-style-name="L17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6" style:family="graphic" style:list-style-name="L17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7" style:family="graphic" style:list-style-name="L17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8" style:family="graphic" style:list-style-name="L17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9" style:family="graphic" style:list-style-name="L17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0" style:family="graphic" style:list-style-name="L17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1" style:family="graphic" style:list-style-name="L17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2" style:family="graphic" style:list-style-name="L17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3" style:family="graphic" style:list-style-name="L17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4" style:family="graphic" style:list-style-name="L17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5" style:family="graphic" style:list-style-name="L17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6" style:family="graphic" style:list-style-name="L17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7" style:family="graphic" style:list-style-name="L17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8" style:family="graphic" style:list-style-name="L17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9" style:family="graphic" style:list-style-name="L17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0" style:family="graphic" style:list-style-name="L17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1" style:family="graphic" style:list-style-name="L17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2" style:family="graphic" style:list-style-name="L17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3" style:family="graphic" style:list-style-name="L17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4" style:family="graphic" style:list-style-name="L17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5" style:family="graphic" style:list-style-name="L17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6" style:family="graphic" style:list-style-name="L17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7" style:family="graphic" style:list-style-name="L17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8" style:family="graphic" style:list-style-name="L17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9" style:family="graphic" style:list-style-name="L17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0" style:family="graphic" style:list-style-name="L17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1" style:family="graphic" style:list-style-name="L17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2" style:family="graphic" style:list-style-name="L17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3" style:family="graphic" style:list-style-name="L17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4" style:family="graphic" style:list-style-name="L17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5" style:family="graphic" style:list-style-name="L17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6" style:family="graphic" style:list-style-name="L17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7" style:family="graphic" style:list-style-name="L17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8" style:family="graphic" style:list-style-name="L17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9" style:family="graphic" style:list-style-name="L17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0" style:family="graphic" style:list-style-name="L17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1" style:family="graphic" style:list-style-name="L17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2" style:family="graphic" style:list-style-name="L17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3" style:family="graphic" style:list-style-name="L17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4" style:family="graphic" style:list-style-name="L17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5" style:family="graphic" style:list-style-name="L17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6" style:family="graphic" style:list-style-name="L17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7" style:family="graphic" style:list-style-name="L17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8" style:family="graphic" style:list-style-name="L17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9" style:family="graphic" style:list-style-name="L17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0" style:family="graphic" style:list-style-name="L17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1" style:family="graphic" style:list-style-name="L18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2" style:family="graphic" style:list-style-name="L18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3" style:family="graphic" style:list-style-name="L18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4" style:family="graphic" style:list-style-name="L18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5" style:family="graphic" style:list-style-name="L18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6" style:family="graphic" style:list-style-name="L18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7" style:family="graphic" style:list-style-name="L18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8" style:family="graphic" style:list-style-name="L18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9" style:family="graphic" style:list-style-name="L18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0" style:family="graphic" style:list-style-name="L18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1" style:family="graphic" style:list-style-name="L18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2" style:family="graphic" style:list-style-name="L18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3" style:family="graphic" style:list-style-name="L18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4" style:family="graphic" style:list-style-name="L18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5" style:family="graphic" style:list-style-name="L18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6" style:family="graphic" style:list-style-name="L18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7" style:family="graphic" style:list-style-name="L18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8" style:family="graphic" style:list-style-name="L18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9" style:family="graphic" style:list-style-name="L18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0" style:family="graphic" style:list-style-name="L18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1" style:family="graphic" style:list-style-name="L18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2" style:family="graphic" style:list-style-name="L18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3" style:family="graphic" style:list-style-name="L18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4" style:family="graphic" style:list-style-name="L18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5" style:family="graphic" style:list-style-name="L18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6" style:family="graphic" style:list-style-name="L18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7" style:family="graphic" style:list-style-name="L18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8" style:family="graphic" style:list-style-name="L18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9" style:family="graphic" style:list-style-name="L18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0" style:family="graphic" style:list-style-name="L18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1" style:family="graphic" style:list-style-name="L18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2" style:family="graphic" style:list-style-name="L18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3" style:family="graphic" style:list-style-name="L18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4" style:family="graphic" style:list-style-name="L18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5" style:family="graphic" style:list-style-name="L18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6" style:family="graphic" style:list-style-name="L18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7" style:family="graphic" style:list-style-name="L18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8" style:family="graphic" style:list-style-name="L18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9" style:family="graphic" style:list-style-name="L18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0" style:family="graphic" style:list-style-name="L18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1" style:family="graphic" style:list-style-name="L18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2" style:family="graphic" style:list-style-name="L18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3" style:family="graphic" style:list-style-name="L18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4" style:family="graphic" style:list-style-name="L18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5" style:family="graphic" style:list-style-name="L18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6" style:family="graphic" style:list-style-name="L18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7" style:family="graphic" style:list-style-name="L18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8" style:family="graphic" style:list-style-name="L18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9" style:family="graphic" style:list-style-name="L18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0" style:family="graphic" style:list-style-name="L18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1" style:family="graphic" style:list-style-name="L18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2" style:family="graphic" style:list-style-name="L18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3" style:family="graphic" style:list-style-name="L18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4" style:family="graphic" style:list-style-name="L18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5" style:family="graphic" style:list-style-name="L18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6" style:family="graphic" style:list-style-name="L18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7" style:family="graphic" style:list-style-name="L18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8" style:family="graphic" style:list-style-name="L18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9" style:family="graphic" style:list-style-name="L18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0" style:family="graphic" style:list-style-name="L18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1" style:family="graphic" style:list-style-name="L18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2" style:family="graphic" style:list-style-name="L18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3" style:family="graphic" style:list-style-name="L18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4" style:family="graphic" style:list-style-name="L18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5" style:family="graphic" style:list-style-name="L18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6" style:family="graphic" style:list-style-name="L18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7" style:family="graphic" style:list-style-name="L18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8" style:family="graphic" style:list-style-name="L18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9" style:family="graphic" style:list-style-name="L18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0" style:family="graphic" style:list-style-name="L18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1" style:family="graphic" style:list-style-name="L18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2" style:family="graphic" style:list-style-name="L18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3" style:family="graphic" style:list-style-name="L18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4" style:family="graphic" style:list-style-name="L18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5" style:family="graphic" style:list-style-name="L18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6" style:family="graphic" style:list-style-name="L18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7" style:family="graphic" style:list-style-name="L18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8" style:family="graphic" style:list-style-name="L18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9" style:family="graphic" style:list-style-name="L18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0" style:family="graphic" style:list-style-name="L18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1" style:family="graphic" style:list-style-name="L18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2" style:family="graphic" style:list-style-name="L18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3" style:family="graphic" style:list-style-name="L18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4" style:family="graphic" style:list-style-name="L18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5" style:family="graphic" style:list-style-name="L18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6" style:family="graphic" style:list-style-name="L18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7" style:family="graphic" style:list-style-name="L18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8" style:family="graphic" style:list-style-name="L18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9" style:family="graphic" style:list-style-name="L18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0" style:family="graphic" style:list-style-name="L18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1" style:family="graphic" style:list-style-name="L18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2" style:family="graphic" style:list-style-name="L18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3" style:family="graphic" style:list-style-name="L18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4" style:family="graphic" style:list-style-name="L18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5" style:family="graphic" style:list-style-name="L18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6" style:family="graphic" style:list-style-name="L18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7" style:family="graphic" style:list-style-name="L18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8" style:family="graphic" style:list-style-name="L18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9" style:family="graphic" style:list-style-name="L18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0" style:family="graphic" style:list-style-name="L18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1" style:family="graphic" style:list-style-name="L19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2" style:family="graphic" style:list-style-name="L19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3" style:family="graphic" style:list-style-name="L19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4" style:family="graphic" style:list-style-name="L19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5" style:family="graphic" style:list-style-name="L19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6" style:family="graphic" style:list-style-name="L19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7" style:family="graphic" style:list-style-name="L19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8" style:family="graphic" style:list-style-name="L19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9" style:family="graphic" style:list-style-name="L19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0" style:family="graphic" style:list-style-name="L19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1" style:family="graphic" style:list-style-name="L19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2" style:family="graphic" style:list-style-name="L19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3" style:family="graphic" style:list-style-name="L19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4" style:family="graphic" style:list-style-name="L19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5" style:family="graphic" style:list-style-name="L19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6" style:family="graphic" style:list-style-name="L19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7" style:family="graphic" style:list-style-name="L19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8" style:family="graphic" style:list-style-name="L19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9" style:family="graphic" style:list-style-name="L19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0" style:family="graphic" style:list-style-name="L19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1" style:family="graphic" style:list-style-name="L19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2" style:family="graphic" style:list-style-name="L19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3" style:family="graphic" style:list-style-name="L19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4" style:family="graphic" style:list-style-name="L19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5" style:family="graphic" style:list-style-name="L19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6" style:family="graphic" style:list-style-name="L19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7" style:family="graphic" style:list-style-name="L19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8" style:family="graphic" style:list-style-name="L19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9" style:family="graphic" style:list-style-name="L19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0" style:family="graphic" style:list-style-name="L19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1" style:family="graphic" style:list-style-name="L19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2" style:family="graphic" style:list-style-name="L19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3" style:family="graphic" style:list-style-name="L19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4" style:family="graphic" style:list-style-name="L19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5" style:family="graphic" style:list-style-name="L19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6" style:family="graphic" style:list-style-name="L19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7" style:family="graphic" style:list-style-name="L19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8" style:family="graphic" style:list-style-name="L19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9" style:family="graphic" style:list-style-name="L19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0" style:family="graphic" style:list-style-name="L19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1" style:family="graphic" style:list-style-name="L19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2" style:family="graphic" style:list-style-name="L19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3" style:family="graphic" style:list-style-name="L19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4" style:family="graphic" style:list-style-name="L19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5" style:family="graphic" style:list-style-name="L19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6" style:family="graphic" style:list-style-name="L19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7" style:family="graphic" style:list-style-name="L19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8" style:family="graphic" style:list-style-name="L19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9" style:family="graphic" style:list-style-name="L19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0" style:family="graphic" style:list-style-name="L19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1" style:family="graphic" style:list-style-name="L19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2" style:family="graphic" style:list-style-name="L19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3" style:family="graphic" style:list-style-name="L19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4" style:family="graphic" style:list-style-name="L19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5" style:family="graphic" style:list-style-name="L19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6" style:family="graphic" style:list-style-name="L19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7" style:family="graphic" style:list-style-name="L19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8" style:family="graphic" style:list-style-name="L19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9" style:family="graphic" style:list-style-name="L19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0" style:family="graphic" style:list-style-name="L19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1" style:family="graphic" style:list-style-name="L19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2" style:family="graphic" style:list-style-name="L19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3" style:family="graphic" style:list-style-name="L19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4" style:family="graphic" style:list-style-name="L19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5" style:family="graphic" style:list-style-name="L19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6" style:family="graphic" style:list-style-name="L19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7" style:family="graphic" style:list-style-name="L19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8" style:family="graphic" style:list-style-name="L19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9" style:family="graphic" style:list-style-name="L19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0" style:family="graphic" style:list-style-name="L19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1" style:family="graphic" style:list-style-name="L19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2" style:family="graphic" style:list-style-name="L19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3" style:family="graphic" style:list-style-name="L19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4" style:family="graphic" style:list-style-name="L19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5" style:family="graphic" style:list-style-name="L19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6" style:family="graphic" style:list-style-name="L19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7" style:family="graphic" style:list-style-name="L19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8" style:family="graphic" style:list-style-name="L19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9" style:family="graphic" style:list-style-name="L19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0" style:family="graphic" style:list-style-name="L19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1" style:family="graphic" style:list-style-name="L19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2" style:family="graphic" style:list-style-name="L19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3" style:family="graphic" style:list-style-name="L19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4" style:family="graphic" style:list-style-name="L19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5" style:family="graphic" style:list-style-name="L19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6" style:family="graphic" style:list-style-name="L19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7" style:family="graphic" style:list-style-name="L19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8" style:family="graphic" style:list-style-name="L19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9" style:family="graphic" style:list-style-name="L19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0" style:family="graphic" style:list-style-name="L19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1" style:family="graphic" style:list-style-name="L19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2" style:family="graphic" style:list-style-name="L19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3" style:family="graphic" style:list-style-name="L19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4" style:family="graphic" style:list-style-name="L19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5" style:family="graphic" style:list-style-name="L19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6" style:family="graphic" style:list-style-name="L19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7" style:family="graphic" style:list-style-name="L19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8" style:family="graphic" style:list-style-name="L19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9" style:family="graphic" style:list-style-name="L19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0" style:family="graphic" style:list-style-name="L19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1" style:family="graphic" style:list-style-name="L20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2" style:family="graphic" style:list-style-name="L20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3" style:family="graphic" style:list-style-name="L20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4" style:family="graphic" style:list-style-name="L20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5" style:family="graphic" style:list-style-name="L20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6" style:family="graphic" style:list-style-name="L20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7" style:family="graphic" style:list-style-name="L20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8" style:family="graphic" style:list-style-name="L20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9" style:family="graphic" style:list-style-name="L20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0" style:family="graphic" style:list-style-name="L20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1" style:family="graphic" style:list-style-name="L20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2" style:family="graphic" style:list-style-name="L20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3" style:family="graphic" style:list-style-name="L20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4" style:family="graphic" style:list-style-name="L20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5" style:family="graphic" style:list-style-name="L20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6" style:family="graphic" style:list-style-name="L20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7" style:family="graphic" style:list-style-name="L20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8" style:family="graphic" style:list-style-name="L20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9" style:family="graphic" style:list-style-name="L20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0" style:family="graphic" style:list-style-name="L20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1" style:family="graphic" style:list-style-name="L20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2" style:family="graphic" style:list-style-name="L20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3" style:family="graphic" style:list-style-name="L20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4" style:family="graphic" style:list-style-name="L20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5" style:family="graphic" style:list-style-name="L20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6" style:family="graphic" style:list-style-name="L20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7" style:family="graphic" style:list-style-name="L20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8" style:family="graphic" style:list-style-name="L20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9" style:family="graphic" style:list-style-name="L20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0" style:family="graphic" style:list-style-name="L20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1" style:family="graphic" style:list-style-name="L20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2" style:family="graphic" style:list-style-name="L20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3" style:family="graphic" style:list-style-name="L20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4" style:family="graphic" style:list-style-name="L20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5" style:family="graphic" style:list-style-name="L20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6" style:family="graphic" style:list-style-name="L20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7" style:family="graphic" style:list-style-name="L20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8" style:family="graphic" style:list-style-name="L20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9" style:family="graphic" style:list-style-name="L20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0" style:family="graphic" style:list-style-name="L20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1" style:family="graphic" style:list-style-name="L20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2" style:family="graphic" style:list-style-name="L20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3" style:family="graphic" style:list-style-name="L20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4" style:family="graphic" style:list-style-name="L20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5" style:family="graphic" style:list-style-name="L20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6" style:family="graphic" style:list-style-name="L20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7" style:family="graphic" style:list-style-name="L20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8" style:family="graphic" style:list-style-name="L20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9" style:family="graphic" style:list-style-name="L20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0" style:family="graphic" style:list-style-name="L20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1" style:family="graphic" style:list-style-name="L20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2" style:family="graphic" style:list-style-name="L20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3" style:family="graphic" style:list-style-name="L20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4" style:family="graphic" style:list-style-name="L20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5" style:family="graphic" style:list-style-name="L20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6" style:family="graphic" style:list-style-name="L20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7" style:family="graphic" style:list-style-name="L20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8" style:family="graphic" style:list-style-name="L20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9" style:family="graphic" style:list-style-name="L20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0" style:family="graphic" style:list-style-name="L20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1" style:family="graphic" style:list-style-name="L20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2" style:family="graphic" style:list-style-name="L20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3" style:family="graphic" style:list-style-name="L20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4" style:family="graphic" style:list-style-name="L20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5" style:family="graphic" style:list-style-name="L20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6" style:family="graphic" style:list-style-name="L20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7" style:family="graphic" style:list-style-name="L20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8" style:family="graphic" style:list-style-name="L20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9" style:family="graphic" style:list-style-name="L20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0" style:family="graphic" style:list-style-name="L20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1" style:family="graphic" style:list-style-name="L20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2" style:family="graphic" style:list-style-name="L20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3" style:family="graphic" style:list-style-name="L20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4" style:family="graphic" style:list-style-name="L20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5" style:family="graphic" style:list-style-name="L20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6" style:family="graphic" style:list-style-name="L20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7" style:family="graphic" style:list-style-name="L20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8" style:family="graphic" style:list-style-name="L20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9" style:family="graphic" style:list-style-name="L20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0" style:family="graphic" style:list-style-name="L20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1" style:family="graphic" style:list-style-name="L20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2" style:family="graphic" style:list-style-name="L20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3" style:family="graphic" style:list-style-name="L20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4" style:family="graphic" style:list-style-name="L20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5" style:family="graphic" style:list-style-name="L20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6" style:family="graphic" style:list-style-name="L20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7" style:family="graphic" style:list-style-name="L20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8" style:family="graphic" style:list-style-name="L20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9" style:family="graphic" style:list-style-name="L20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0" style:family="graphic" style:list-style-name="L20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1" style:family="graphic" style:list-style-name="L20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2" style:family="graphic" style:list-style-name="L20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3" style:family="graphic" style:list-style-name="L20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4" style:family="graphic" style:list-style-name="L20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5" style:family="graphic" style:list-style-name="L20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6" style:family="graphic" style:list-style-name="L20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7" style:family="graphic" style:list-style-name="L20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8" style:family="graphic" style:list-style-name="L20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9" style:family="graphic" style:list-style-name="L20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0" style:family="graphic" style:list-style-name="L20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1" style:family="graphic" style:list-style-name="L21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2" style:family="graphic" style:list-style-name="L21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3" style:family="graphic" style:list-style-name="L21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4" style:family="graphic" style:list-style-name="L21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5" style:family="graphic" style:list-style-name="L21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6" style:family="graphic" style:list-style-name="L21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7" style:family="graphic" style:list-style-name="L21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8" style:family="graphic" style:list-style-name="L21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9" style:family="graphic" style:list-style-name="L21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0" style:family="graphic" style:list-style-name="L21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1" style:family="graphic" style:list-style-name="L21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2" style:family="graphic" style:list-style-name="L21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3" style:family="graphic" style:list-style-name="L21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4" style:family="graphic" style:list-style-name="L21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5" style:family="graphic" style:list-style-name="L21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6" style:family="graphic" style:list-style-name="L21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7" style:family="graphic" style:list-style-name="L21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8" style:family="graphic" style:list-style-name="L21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9" style:family="graphic" style:list-style-name="L21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0" style:family="graphic" style:list-style-name="L21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1" style:family="graphic" style:list-style-name="L21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2" style:family="graphic" style:list-style-name="L21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3" style:family="graphic" style:list-style-name="L21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4" style:family="graphic" style:list-style-name="L21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5" style:family="graphic" style:list-style-name="L21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6" style:family="graphic" style:list-style-name="L21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7" style:family="graphic" style:list-style-name="L21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8" style:family="graphic" style:list-style-name="L21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9" style:family="graphic" style:list-style-name="L21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0" style:family="graphic" style:list-style-name="L21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1" style:family="graphic" style:list-style-name="L21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2" style:family="graphic" style:list-style-name="L21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3" style:family="graphic" style:list-style-name="L21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4" style:family="graphic" style:list-style-name="L21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5" style:family="graphic" style:list-style-name="L21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6" style:family="graphic" style:list-style-name="L21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7" style:family="graphic" style:list-style-name="L21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8" style:family="graphic" style:list-style-name="L21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9" style:family="graphic" style:list-style-name="L21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0" style:family="graphic" style:list-style-name="L21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1" style:family="graphic" style:list-style-name="L21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2" style:family="graphic" style:list-style-name="L21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3" style:family="graphic" style:list-style-name="L21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4" style:family="graphic" style:list-style-name="L21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5" style:family="graphic" style:list-style-name="L21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6" style:family="graphic" style:list-style-name="L21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7" style:family="graphic" style:list-style-name="L21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8" style:family="graphic" style:list-style-name="L21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9" style:family="graphic" style:list-style-name="L21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0" style:family="graphic" style:list-style-name="L21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1" style:family="graphic" style:list-style-name="L21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2" style:family="graphic" style:list-style-name="L21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3" style:family="graphic" style:list-style-name="L21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4" style:family="graphic" style:list-style-name="L21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5" style:family="graphic" style:list-style-name="L21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6" style:family="graphic" style:list-style-name="L21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7" style:family="graphic" style:list-style-name="L21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8" style:family="graphic" style:list-style-name="L21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9" style:family="graphic" style:list-style-name="L21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0" style:family="graphic" style:list-style-name="L21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1" style:family="graphic" style:list-style-name="L21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2" style:family="graphic" style:list-style-name="L21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3" style:family="graphic" style:list-style-name="L21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4" style:family="graphic" style:list-style-name="L21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5" style:family="graphic" style:list-style-name="L21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6" style:family="graphic" style:list-style-name="L21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7" style:family="graphic" style:list-style-name="L21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8" style:family="graphic" style:list-style-name="L21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9" style:family="graphic" style:list-style-name="L21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0" style:family="graphic" style:list-style-name="L21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1" style:family="graphic" style:list-style-name="L21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2" style:family="graphic" style:list-style-name="L21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3" style:family="graphic" style:list-style-name="L21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4" style:family="graphic" style:list-style-name="L21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5" style:family="graphic" style:list-style-name="L21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6" style:family="graphic" style:list-style-name="L21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7" style:family="graphic" style:list-style-name="L21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8" style:family="graphic" style:list-style-name="L21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9" style:family="graphic" style:list-style-name="L21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0" style:family="graphic" style:list-style-name="L21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1" style:family="graphic" style:list-style-name="L21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2" style:family="graphic" style:list-style-name="L21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3" style:family="graphic" style:list-style-name="L21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4" style:family="graphic" style:list-style-name="L21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5" style:family="graphic" style:list-style-name="L21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6" style:family="graphic" style:list-style-name="L21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7" style:family="graphic" style:list-style-name="L21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8" style:family="graphic" style:list-style-name="L21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9" style:family="graphic" style:list-style-name="L21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0" style:family="graphic" style:list-style-name="L21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1" style:family="graphic" style:list-style-name="L21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2" style:family="graphic" style:list-style-name="L21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3" style:family="graphic" style:list-style-name="L21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4" style:family="graphic" style:list-style-name="L21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5" style:family="graphic" style:list-style-name="L21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6" style:family="graphic" style:list-style-name="L21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7" style:family="graphic" style:list-style-name="L21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8" style:family="graphic" style:list-style-name="L21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9" style:family="graphic" style:list-style-name="L21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0" style:family="graphic" style:list-style-name="L21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1" style:family="graphic" style:list-style-name="L22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2" style:family="graphic" style:list-style-name="L22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3" style:family="graphic" style:list-style-name="L22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4" style:family="graphic" style:list-style-name="L22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5" style:family="graphic" style:list-style-name="L22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6" style:family="graphic" style:list-style-name="L22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7" style:family="graphic" style:list-style-name="L22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8" style:family="graphic" style:list-style-name="L22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9" style:family="graphic" style:list-style-name="L22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0" style:family="graphic" style:list-style-name="L22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1" style:family="graphic" style:list-style-name="L22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2" style:family="graphic" style:list-style-name="L22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3" style:family="graphic" style:list-style-name="L22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4" style:family="graphic" style:list-style-name="L22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5" style:family="graphic" style:list-style-name="L22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6" style:family="graphic" style:list-style-name="L22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7" style:family="graphic" style:list-style-name="L22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8" style:family="graphic" style:list-style-name="L22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9" style:family="graphic" style:list-style-name="L22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0" style:family="graphic" style:list-style-name="L22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1" style:family="graphic" style:list-style-name="L22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2" style:family="graphic" style:list-style-name="L22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3" style:family="graphic" style:list-style-name="L22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4" style:family="graphic" style:list-style-name="L22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5" style:family="graphic" style:list-style-name="L22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6" style:family="graphic" style:list-style-name="L22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7" style:family="graphic" style:list-style-name="L22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8" style:family="graphic" style:list-style-name="L22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9" style:family="graphic" style:list-style-name="L22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0" style:family="graphic" style:list-style-name="L22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1" style:family="graphic" style:list-style-name="L22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2" style:family="graphic" style:list-style-name="L22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3" style:family="graphic" style:list-style-name="L22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4" style:family="graphic" style:list-style-name="L22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5" style:family="graphic" style:list-style-name="L22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6" style:family="graphic" style:list-style-name="L22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7" style:family="graphic" style:list-style-name="L22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8" style:family="graphic" style:list-style-name="L22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9" style:family="graphic" style:list-style-name="L22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0" style:family="graphic" style:list-style-name="L22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1" style:family="graphic" style:list-style-name="L22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2" style:family="graphic" style:list-style-name="L22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3" style:family="graphic" style:list-style-name="L22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4" style:family="graphic" style:list-style-name="L22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5" style:family="graphic" style:list-style-name="L22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6" style:family="graphic" style:list-style-name="L22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7" style:family="graphic" style:list-style-name="L22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8" style:family="graphic" style:list-style-name="L22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9" style:family="graphic" style:list-style-name="L22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0" style:family="graphic" style:list-style-name="L22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1" style:family="graphic" style:list-style-name="L22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2" style:family="graphic" style:list-style-name="L22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3" style:family="graphic" style:list-style-name="L22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4" style:family="graphic" style:list-style-name="L22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5" style:family="graphic" style:list-style-name="L22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6" style:family="graphic" style:list-style-name="L22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7" style:family="graphic" style:list-style-name="L22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8" style:family="graphic" style:list-style-name="L22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9" style:family="graphic" style:list-style-name="L22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0" style:family="graphic" style:list-style-name="L22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1" style:family="graphic" style:list-style-name="L22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2" style:family="graphic" style:list-style-name="L22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3" style:family="graphic" style:list-style-name="L22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4" style:family="graphic" style:list-style-name="L22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5" style:family="graphic" style:list-style-name="L22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6" style:family="graphic" style:list-style-name="L22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7" style:family="graphic" style:list-style-name="L22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8" style:family="graphic" style:list-style-name="L22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9" style:family="graphic" style:list-style-name="L22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0" style:family="graphic" style:list-style-name="L22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1" style:family="graphic" style:list-style-name="L22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2" style:family="graphic" style:list-style-name="L22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3" style:family="graphic" style:list-style-name="L22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4" style:family="graphic" style:list-style-name="L22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5" style:family="graphic" style:list-style-name="L22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6" style:family="graphic" style:list-style-name="L22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7" style:family="graphic" style:list-style-name="L22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8" style:family="graphic" style:list-style-name="L22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9" style:family="graphic" style:list-style-name="L22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0" style:family="graphic" style:list-style-name="L22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1" style:family="graphic" style:list-style-name="L22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2" style:family="graphic" style:list-style-name="L22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3" style:family="graphic" style:list-style-name="L22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4" style:family="graphic" style:list-style-name="L22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5" style:family="graphic" style:list-style-name="L22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6" style:family="graphic" style:list-style-name="L22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7" style:family="graphic" style:list-style-name="L22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8" style:family="graphic" style:list-style-name="L22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9" style:family="graphic" style:list-style-name="L22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0" style:family="graphic" style:list-style-name="L22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1" style:family="graphic" style:list-style-name="L22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2" style:family="graphic" style:list-style-name="L22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3" style:family="graphic" style:list-style-name="L22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4" style:family="graphic" style:list-style-name="L22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5" style:family="graphic" style:list-style-name="L22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6" style:family="graphic" style:list-style-name="L22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7" style:family="graphic" style:list-style-name="L22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8" style:family="graphic" style:list-style-name="L22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9" style:family="graphic" style:list-style-name="L22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0" style:family="graphic" style:list-style-name="L22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1" style:family="graphic" style:list-style-name="L23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2" style:family="graphic" style:list-style-name="L23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3" style:family="graphic" style:list-style-name="L23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4" style:family="graphic" style:list-style-name="L23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5" style:family="graphic" style:list-style-name="L23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6" style:family="graphic" style:list-style-name="L23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7" style:family="graphic" style:list-style-name="L23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8" style:family="graphic" style:list-style-name="L23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9" style:family="graphic" style:list-style-name="L23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0" style:family="graphic" style:list-style-name="L23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1" style:family="graphic" style:list-style-name="L23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2" style:family="graphic" style:list-style-name="L23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3" style:family="graphic" style:list-style-name="L23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4" style:family="graphic" style:list-style-name="L23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5" style:family="graphic" style:list-style-name="L23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6" style:family="graphic" style:list-style-name="L23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7" style:family="graphic" style:list-style-name="L23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8" style:family="graphic" style:list-style-name="L23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9" style:family="graphic" style:list-style-name="L23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0" style:family="graphic" style:list-style-name="L23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1" style:family="graphic" style:list-style-name="L23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2" style:family="graphic" style:list-style-name="L23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3" style:family="graphic" style:list-style-name="L23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4" style:family="graphic" style:list-style-name="L23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5" style:family="graphic" style:list-style-name="L23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6" style:family="graphic" style:list-style-name="L23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7" style:family="graphic" style:list-style-name="L23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8" style:family="graphic" style:list-style-name="L23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9" style:family="graphic" style:list-style-name="L23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0" style:family="graphic" style:list-style-name="L23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1" style:family="graphic" style:list-style-name="L23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2" style:family="graphic" style:list-style-name="L23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3" style:family="graphic" style:list-style-name="L23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4" style:family="graphic" style:list-style-name="L23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5" style:family="graphic" style:list-style-name="L23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6" style:family="graphic" style:list-style-name="L23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7" style:family="graphic" style:list-style-name="L23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8" style:family="graphic" style:list-style-name="L23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9" style:family="graphic" style:list-style-name="L23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0" style:family="graphic" style:list-style-name="L23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1" style:family="graphic" style:list-style-name="L23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2" style:family="graphic" style:list-style-name="L23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3" style:family="graphic" style:list-style-name="L23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4" style:family="graphic" style:list-style-name="L23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5" style:family="graphic" style:list-style-name="L23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6" style:family="graphic" style:list-style-name="L23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7" style:family="graphic" style:list-style-name="L23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8" style:family="graphic" style:list-style-name="L23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9" style:family="graphic" style:list-style-name="L23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0" style:family="graphic" style:list-style-name="L23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1" style:family="graphic" style:list-style-name="L23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2" style:family="graphic" style:list-style-name="L23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3" style:family="graphic" style:list-style-name="L23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4" style:family="graphic" style:list-style-name="L23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5" style:family="graphic" style:list-style-name="L23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6" style:family="graphic" style:list-style-name="L23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7" style:family="graphic" style:list-style-name="L23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8" style:family="graphic" style:list-style-name="L23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9" style:family="graphic" style:list-style-name="L23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0" style:family="graphic" style:list-style-name="L23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1" style:family="graphic" style:list-style-name="L23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2" style:family="graphic" style:list-style-name="L23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3" style:family="graphic" style:list-style-name="L23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4" style:family="graphic" style:list-style-name="L23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5" style:family="graphic" style:list-style-name="L23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6" style:family="graphic" style:list-style-name="L23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7" style:family="graphic" style:list-style-name="L23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8" style:family="graphic" style:list-style-name="L23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9" style:family="graphic" style:list-style-name="L23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0" style:family="graphic" style:list-style-name="L23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1" style:family="graphic" style:list-style-name="L23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2" style:family="graphic" style:list-style-name="L23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3" style:family="graphic" style:list-style-name="L23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4" style:family="graphic" style:list-style-name="L23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5" style:family="graphic" style:list-style-name="L23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6" style:family="graphic" style:list-style-name="L23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7" style:family="graphic" style:list-style-name="L23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8" style:family="graphic" style:list-style-name="L23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9" style:family="graphic" style:list-style-name="L23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0" style:family="graphic" style:list-style-name="L23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1" style:family="graphic" style:list-style-name="L23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2" style:family="graphic" style:list-style-name="L23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3" style:family="graphic" style:list-style-name="L23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4" style:family="graphic" style:list-style-name="L23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5" style:family="graphic" style:list-style-name="L23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6" style:family="graphic" style:list-style-name="L23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7" style:family="graphic" style:list-style-name="L23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8" style:family="graphic" style:list-style-name="L23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9" style:family="graphic" style:list-style-name="L23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0" style:family="graphic" style:list-style-name="L23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1" style:family="graphic" style:list-style-name="L23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2" style:family="graphic" style:list-style-name="L23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3" style:family="graphic" style:list-style-name="L23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4" style:family="graphic" style:list-style-name="L23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5" style:family="graphic" style:list-style-name="L23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6" style:family="graphic" style:list-style-name="L23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7" style:family="graphic" style:list-style-name="L23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8" style:family="graphic" style:list-style-name="L23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9" style:family="graphic" style:list-style-name="L23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0" style:family="graphic" style:list-style-name="L23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1" style:family="graphic" style:list-style-name="L24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2" style:family="graphic" style:list-style-name="L24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3" style:family="graphic" style:list-style-name="L24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4" style:family="graphic" style:list-style-name="L24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5" style:family="graphic" style:list-style-name="L24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6" style:family="graphic" style:list-style-name="L24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7" style:family="graphic" style:list-style-name="L24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8" style:family="graphic" style:list-style-name="L24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9" style:family="graphic" style:list-style-name="L24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0" style:family="graphic" style:list-style-name="L24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1" style:family="graphic" style:list-style-name="L24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2" style:family="graphic" style:list-style-name="L24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3" style:family="graphic" style:list-style-name="L24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4" style:family="graphic" style:list-style-name="L24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5" style:family="graphic" style:list-style-name="L24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6" style:family="graphic" style:list-style-name="L24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7" style:family="graphic" style:list-style-name="L24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8" style:family="graphic" style:list-style-name="L24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9" style:family="graphic" style:list-style-name="L24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0" style:family="graphic" style:list-style-name="L24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1" style:family="graphic" style:list-style-name="L24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2" style:family="graphic" style:list-style-name="L24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3" style:family="graphic" style:list-style-name="L24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4" style:family="graphic" style:list-style-name="L24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5" style:family="graphic" style:list-style-name="L24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6" style:family="graphic" style:list-style-name="L24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7" style:family="graphic" style:list-style-name="L24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8" style:family="graphic" style:list-style-name="L24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9" style:family="graphic" style:list-style-name="L24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0" style:family="graphic" style:list-style-name="L24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1" style:family="graphic" style:list-style-name="L24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2" style:family="graphic" style:list-style-name="L24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3" style:family="graphic" style:list-style-name="L24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4" style:family="graphic" style:list-style-name="L24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5" style:family="graphic" style:list-style-name="L24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6" style:family="graphic" style:list-style-name="L24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7" style:family="graphic" style:list-style-name="L24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8" style:family="graphic" style:list-style-name="L24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9" style:family="graphic" style:list-style-name="L24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0" style:family="graphic" style:list-style-name="L24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1" style:family="graphic" style:list-style-name="L24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2" style:family="graphic" style:list-style-name="L24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3" style:family="graphic" style:list-style-name="L24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4" style:family="graphic" style:list-style-name="L24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5" style:family="graphic" style:list-style-name="L24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6" style:family="graphic" style:list-style-name="L24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7" style:family="graphic" style:list-style-name="L24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8" style:family="graphic" style:list-style-name="L24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9" style:family="graphic" style:list-style-name="L24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0" style:family="graphic" style:list-style-name="L24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1" style:family="graphic" style:list-style-name="L24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2" style:family="graphic" style:list-style-name="L24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3" style:family="graphic" style:list-style-name="L24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4" style:family="graphic" style:list-style-name="L24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5" style:family="graphic" style:list-style-name="L24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6" style:family="graphic" style:list-style-name="L24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7" style:family="graphic" style:list-style-name="L24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8" style:family="graphic" style:list-style-name="L24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9" style:family="graphic" style:list-style-name="L24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0" style:family="graphic" style:list-style-name="L24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1" style:family="graphic" style:list-style-name="L24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2" style:family="graphic" style:list-style-name="L24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3" style:family="graphic" style:list-style-name="L24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4" style:family="graphic" style:list-style-name="L24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5" style:family="graphic" style:list-style-name="L24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6" style:family="graphic" style:list-style-name="L24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7" style:family="graphic" style:list-style-name="L24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8" style:family="graphic" style:list-style-name="L24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9" style:family="graphic" style:list-style-name="L24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0" style:family="graphic" style:list-style-name="L24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1" style:family="graphic" style:list-style-name="L24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2" style:family="graphic" style:list-style-name="L24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3" style:family="graphic" style:list-style-name="L24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4" style:family="graphic" style:list-style-name="L24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5" style:family="graphic" style:list-style-name="L24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6" style:family="graphic" style:list-style-name="L24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7" style:family="graphic" style:list-style-name="L24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8" style:family="graphic" style:list-style-name="L24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9" style:family="graphic" style:list-style-name="L24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0" style:family="graphic" style:list-style-name="L24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1" style:family="graphic" style:list-style-name="L24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2" style:family="graphic" style:list-style-name="L24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3" style:family="graphic" style:list-style-name="L24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4" style:family="graphic" style:list-style-name="L24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5" style:family="graphic" style:list-style-name="L24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6" style:family="graphic" style:list-style-name="L24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7" style:family="graphic" style:list-style-name="L24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8" style:family="graphic" style:list-style-name="L24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9" style:family="graphic" style:list-style-name="L24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0" style:family="graphic" style:list-style-name="L24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1" style:family="graphic" style:list-style-name="L24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2" style:family="graphic" style:list-style-name="L24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3" style:family="graphic" style:list-style-name="L24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4" style:family="graphic" style:list-style-name="L24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5" style:family="graphic" style:list-style-name="L24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6" style:family="graphic" style:list-style-name="L24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7" style:family="graphic" style:list-style-name="L24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8" style:family="graphic" style:list-style-name="L24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9" style:family="graphic" style:list-style-name="L24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0" style:family="graphic" style:list-style-name="L24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1" style:family="graphic" style:list-style-name="L25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2" style:family="graphic" style:list-style-name="L25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3" style:family="graphic" style:list-style-name="L25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4" style:family="graphic" style:list-style-name="L25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5" style:family="graphic" style:list-style-name="L25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6" style:family="graphic" style:list-style-name="L25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7" style:family="graphic" style:list-style-name="L25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8" style:family="graphic" style:list-style-name="L25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9" style:family="graphic" style:list-style-name="L25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0" style:family="graphic" style:list-style-name="L25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1" style:family="graphic" style:list-style-name="L25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2" style:family="graphic" style:list-style-name="L25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3" style:family="graphic" style:list-style-name="L25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4" style:family="graphic" style:list-style-name="L25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5" style:family="graphic" style:list-style-name="L25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6" style:family="graphic" style:list-style-name="L25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7" style:family="graphic" style:list-style-name="L25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8" style:family="graphic" style:list-style-name="L25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9" style:family="graphic" style:list-style-name="L25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0" style:family="graphic" style:list-style-name="L25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1" style:family="graphic" style:list-style-name="L25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2" style:family="graphic" style:list-style-name="L25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3" style:family="graphic" style:list-style-name="L25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4" style:family="graphic" style:list-style-name="L25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5" style:family="graphic" style:list-style-name="L25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6" style:family="graphic" style:list-style-name="L25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7" style:family="graphic" style:list-style-name="L25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8" style:family="graphic" style:list-style-name="L25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9" style:family="graphic" style:list-style-name="L25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0" style:family="graphic" style:list-style-name="L25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1" style:family="graphic" style:list-style-name="L25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2" style:family="graphic" style:list-style-name="L25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3" style:family="graphic" style:list-style-name="L25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4" style:family="graphic" style:list-style-name="L25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5" style:family="graphic" style:list-style-name="L25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6" style:family="graphic" style:list-style-name="L25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7" style:family="graphic" style:list-style-name="L25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8" style:family="graphic" style:list-style-name="L25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9" style:family="graphic" style:list-style-name="L25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0" style:family="graphic" style:list-style-name="L25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1" style:family="graphic" style:list-style-name="L25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2" style:family="graphic" style:list-style-name="L25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3" style:family="graphic" style:list-style-name="L25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4" style:family="graphic" style:list-style-name="L25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5" style:family="graphic" style:list-style-name="L25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6" style:family="graphic" style:list-style-name="L25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7" style:family="graphic" style:list-style-name="L25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8" style:family="graphic" style:list-style-name="L25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9" style:family="graphic" style:list-style-name="L25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0" style:family="graphic" style:list-style-name="L25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1" style:family="graphic" style:list-style-name="L25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2" style:family="graphic" style:list-style-name="L25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3" style:family="graphic" style:list-style-name="L25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4" style:family="graphic" style:list-style-name="L25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5" style:family="graphic" style:list-style-name="L25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6" style:family="graphic" style:list-style-name="L25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7" style:family="graphic" style:list-style-name="L25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8" style:family="graphic" style:list-style-name="L25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9" style:family="graphic" style:list-style-name="L25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0" style:family="graphic" style:list-style-name="L25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1" style:family="graphic" style:list-style-name="L25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2" style:family="graphic" style:list-style-name="L25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3" style:family="graphic" style:list-style-name="L25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4" style:family="graphic" style:list-style-name="L25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5" style:family="graphic" style:list-style-name="L25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6" style:family="graphic" style:list-style-name="L25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7" style:family="graphic" style:list-style-name="L25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8" style:family="graphic" style:list-style-name="L25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9" style:family="graphic" style:list-style-name="L25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0" style:family="graphic" style:list-style-name="L25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1" style:family="graphic" style:list-style-name="L25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2" style:family="graphic" style:list-style-name="L25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3" style:family="graphic" style:list-style-name="L25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4" style:family="graphic" style:list-style-name="L25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5" style:family="graphic" style:list-style-name="L25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6" style:family="graphic" style:list-style-name="L25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7" style:family="graphic" style:list-style-name="L25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8" style:family="graphic" style:list-style-name="L25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9" style:family="graphic" style:list-style-name="L25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0" style:family="graphic" style:list-style-name="L25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1" style:family="graphic" style:list-style-name="L25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2" style:family="graphic" style:list-style-name="L25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3" style:family="graphic" style:list-style-name="L25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4" style:family="graphic" style:list-style-name="L25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5" style:family="graphic" style:list-style-name="L25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6" style:family="graphic" style:list-style-name="L25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7" style:family="graphic" style:list-style-name="L25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8" style:family="graphic" style:list-style-name="L25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9" style:family="graphic" style:list-style-name="L25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0" style:family="graphic" style:list-style-name="L25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1" style:family="graphic" style:list-style-name="L25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2" style:family="graphic" style:list-style-name="L25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3" style:family="graphic" style:list-style-name="L25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4" style:family="graphic" style:list-style-name="L25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5" style:family="graphic" style:list-style-name="L25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6" style:family="graphic" style:list-style-name="L25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7" style:family="graphic" style:list-style-name="L25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8" style:family="graphic" style:list-style-name="L25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9" style:family="graphic" style:list-style-name="L25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0" style:family="graphic" style:list-style-name="L25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1" style:family="graphic" style:list-style-name="L26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2" style:family="graphic" style:list-style-name="L26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3" style:family="graphic" style:list-style-name="L26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4" style:family="graphic" style:list-style-name="L26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5" style:family="graphic" style:list-style-name="L26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6" style:family="graphic" style:list-style-name="L26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7" style:family="graphic" style:list-style-name="L26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8" style:family="graphic" style:list-style-name="L26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9" style:family="graphic" style:list-style-name="L26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0" style:family="graphic" style:list-style-name="L26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1" style:family="graphic" style:list-style-name="L26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2" style:family="graphic" style:list-style-name="L26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3" style:family="graphic" style:list-style-name="L26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4" style:family="graphic" style:list-style-name="L26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5" style:family="graphic" style:list-style-name="L26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6" style:family="graphic" style:list-style-name="L26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7" style:family="graphic" style:list-style-name="L26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8" style:family="graphic" style:list-style-name="L26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9" style:family="graphic" style:list-style-name="L26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0" style:family="graphic" style:list-style-name="L26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1" style:family="graphic" style:list-style-name="L26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2" style:family="graphic" style:list-style-name="L26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3" style:family="graphic" style:list-style-name="L26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4" style:family="graphic" style:list-style-name="L26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5" style:family="graphic" style:list-style-name="L26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6" style:family="graphic" style:list-style-name="L26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7" style:family="graphic" style:list-style-name="L26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7" text:outline-level="1">Formelsammlung Physik</text:h>
      <text:h text:style-name="P88" text:outline-level="1">Kinematik</text:h>
      <text:h text:style-name="Heading_20_3" text:outline-level="3">Geradlinige Bewegung</text:h>
      <text:h text:style-name="P101" text:outline-level="4">Gleichförmig</text:h>
      <text:p text:style-name="P12"><text:span text:style-name="T17"><draw:g text:anchor-type="as-char" svg:y="-0.2311in" draw:z-index="129" draw:style-name="gr1"><svg:title>TexMaths</svg:title><svg:desc>12§display§v = \dot{x} = \frac{\Delta s}{\Delta t} §svg§600§FALSE§</svg:desc><draw:polygon draw:style-name="gr1541" draw:text-style-name="P106" svg:width="0.8598in" svg:height="0.3402in" svg:x="0in" svg:y="0.0051in" svg:viewBox="0 0 2185 865" draw:points="1093,865 0,865 0,0 2185,0 2185,865"><text:p/></draw:polygon><draw:path draw:style-name="gr1542" draw:text-style-name="P106" svg:width="0.0728in" svg:height="0.0752in" svg:x="0.0047in" svg:y="0.1579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1543" draw:text-style-name="P106" svg:width="0.1106in" svg:height="0.039in" svg:x="0.1417in" svg:y="0.1701in" svg:viewBox="0 0 282 100" svg:d="M267 17c6 0 15 0 15-9 0-8-9-8-15-8h-253c-6 0-14 0-14 8 0 9 8 9 14 9zM267 100c6 0 15 0 15-9 0-8-9-8-15-8h-253c-6 0-14 0-14 8 0 9 8 9 14 9z"><text:p/></draw:path><draw:path draw:style-name="gr1544" draw:text-style-name="P106" svg:width="0.0181in" svg:height="0.0177in" svg:x="0.3508in" svg:y="0.1201in" svg:viewBox="0 0 47 46" svg:d="M47 23c0-12-11-23-24-23-15 0-23 12-23 23 0 12 10 23 23 23 14 0 24-12 24-23z"><text:p/></draw:path><draw:path draw:style-name="gr1545" draw:text-style-name="P106" svg:width="0.0827in" svg:height="0.0752in" svg:x="0.3126in" svg:y="0.1579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ath draw:style-name="gr1546" draw:text-style-name="P106" svg:width="0.1106in" svg:height="0.039in" svg:x="0.4579in" svg:y="0.1701in" svg:viewBox="0 0 282 100" svg:d="M267 17c6 0 15 0 15-9 0-8-9-8-15-8h-253c-6 0-14 0-14 8 0 9 8 9 14 9zM267 100c6 0 15 0 15-9 0-8-9-8-15-8h-253c-6 0-14 0-14 8 0 9 8 9 14 9z"><text:p/></draw:path><draw:path draw:style-name="gr1547" draw:text-style-name="P106" svg:width="0.1224in" svg:height="0.1193in" svg:x="0.6516in" svg:y="0in" svg:viewBox="0 0 312 304" svg:d="M167 7c-3-5-4-7-11-7s-8 2-11 7l-143 289c-2 3-2 3-2 4 0 4 2 4 10 4h293c6 0 9 0 9-4 0-1 0-1-1-4zM143 42l114 230h-228z"><text:p/></draw:path><draw:path draw:style-name="gr1548" draw:text-style-name="P106" svg:width="0.061in" svg:height="0.0752in" svg:x="0.7906in" svg:y="0.0457in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<text:p/></draw:path><draw:polygon draw:style-name="gr1549" draw:text-style-name="P106" svg:width="0.2165in" svg:height="0.0067in" svg:x="0.6437in" svg:y="0.1866in" svg:viewBox="0 0 551 18" draw:points="275,18 0,18 0,0 551,0 551,18"><text:p/></draw:polygon><draw:path draw:style-name="gr1550" draw:text-style-name="P106" svg:width="0.1224in" svg:height="0.1193in" svg:x="0.6606in" svg:y="0.226in" svg:viewBox="0 0 312 304" svg:d="M167 7c-3-5-4-7-11-7s-8 2-11 7l-143 289c-2 3-2 3-2 4 0 4 2 4 10 4h293c6 0 9 0 9-4 0-1 0-1-1-4zM143 42l114 230h-228z"><text:p/></draw:path><draw:path draw:style-name="gr1551" draw:text-style-name="P106" svg:width="0.0512in" svg:height="0.1059in" svg:x="0.7949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span><text:span text:style-name="T17"><text:tab/> <text:tab/></text:span><text:span text:style-name="T17"><draw:g text:anchor-type="as-char" svg:y="-0.2311in" draw:z-index="130" draw:style-name="gr1"><svg:title>TexMaths</svg:title><svg:desc>12§display§a (t) = \dot{v} = \frac{\Delta v}{\Delta t}§svg§600§FALSE§</svg:desc><draw:polygon draw:style-name="gr1552" draw:text-style-name="P106" svg:width="1.0508in" svg:height="0.3402in" svg:x="0in" svg:y="0.0051in" svg:viewBox="0 0 2670 865" draw:points="1335,865 0,865 0,0 2670,0 2670,865"><text:p/></draw:polygon><draw:path draw:style-name="gr1553" draw:text-style-name="P106" svg:width="0.076in" svg:height="0.0752in" svg:x="0.0067in" svg:y="0.1579in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1554" draw:text-style-name="P106" svg:width="0.039in" svg:height="0.1661in" svg:x="0.1043in" svg:y="0.1067in" svg:viewBox="0 0 100 423" svg:d="M100 419c0-1 0-2-9-9-53-53-66-134-66-199 0-73 16-146 69-199 6-6 6-6 6-7 0-4-3-5-5-5-5 0-43 29-69 83-21 47-26 94-26 128s5 85 28 133c26 52 62 79 67 79 2 0 5-1 5-4z"><text:p/></draw:path><draw:path draw:style-name="gr1555" draw:text-style-name="P106" svg:width="0.0512in" svg:height="0.1059in" svg:x="0.1563in" svg:y="0.1276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1556" draw:text-style-name="P106" svg:width="0.039in" svg:height="0.1661in" svg:x="0.2217in" svg:y="0.1067in" svg:viewBox="0 0 100 423" svg:d="M100 211c0-32-5-84-29-132-25-51-63-79-66-79-4 0-5 1-5 5 0 1 0 1 8 9 42 42 66 110 66 197 0 74-15 148-68 201-6 5-6 6-6 7 0 3 1 4 5 4 3 0 42-29 67-82 22-47 28-94 28-130z"><text:p/></draw:path><draw:path draw:style-name="gr1557" draw:text-style-name="P106" svg:width="0.1106in" svg:height="0.039in" svg:x="0.3319in" svg:y="0.1701in" svg:viewBox="0 0 282 100" svg:d="M268 17c6 0 14 0 14-9 0-8-8-8-14-8h-254c-6 0-14 0-14 8 0 9 8 9 14 9zM268 100c6 0 14 0 14-9 0-8-8-8-14-8h-254c-6 0-14 0-14 8 0 9 8 9 14 9z"><text:p/></draw:path><draw:path draw:style-name="gr1558" draw:text-style-name="P106" svg:width="0.0181in" svg:height="0.0177in" svg:x="0.537in" svg:y="0.1201in" svg:viewBox="0 0 47 46" svg:d="M47 23c0-12-11-23-24-23-15 0-23 12-23 23 0 12 10 23 23 23 14 0 24-12 24-23z"><text:p/></draw:path><draw:path draw:style-name="gr1559" draw:text-style-name="P106" svg:width="0.0728in" svg:height="0.0752in" svg:x="0.5031in" svg:y="0.1579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1560" draw:text-style-name="P106" svg:width="0.1106in" svg:height="0.039in" svg:x="0.6402in" svg:y="0.1701in" svg:viewBox="0 0 282 100" svg:d="M268 17c6 0 14 0 14-9 0-8-8-8-14-8h-254c-6 0-14 0-14 8 0 9 8 9 14 9zM268 100c6 0 14 0 14-9 0-8-8-8-14-8h-254c-6 0-14 0-14 8 0 9 8 9 14 9z"><text:p/></draw:path><draw:path draw:style-name="gr1561" draw:text-style-name="P106" svg:width="0.1224in" svg:height="0.1193in" svg:x="0.8339in" svg:y="0in" svg:viewBox="0 0 312 304" svg:d="M167 7c-3-5-4-7-11-7s-8 2-11 7l-143 289c-2 3-2 3-2 4 0 4 2 4 10 4h294c6 0 8 0 8-4 0-1 0-1-1-4zM143 42l114 230h-228z"><text:p/></draw:path><draw:path draw:style-name="gr1562" draw:text-style-name="P106" svg:width="0.0728in" svg:height="0.0752in" svg:x="0.9693in" svg:y="0.0457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1563" draw:text-style-name="P106" svg:width="0.2248in" svg:height="0.0067in" svg:x="0.8256in" svg:y="0.1866in" svg:viewBox="0 0 572 18" draw:points="286,18 0,18 0,0 572,0 572,18"><text:p/></draw:polygon><draw:path draw:style-name="gr1564" draw:text-style-name="P106" svg:width="0.1224in" svg:height="0.1193in" svg:x="0.8469in" svg:y="0.226in" svg:viewBox="0 0 312 304" svg:d="M167 7c-3-5-4-7-11-7s-8 2-11 7l-143 289c-2 3-2 3-2 4 0 4 2 4 10 4h294c6 0 8 0 8-4 0-1 0-1-1-4zM143 42l114 230h-228z"><text:p/></draw:path><draw:path draw:style-name="gr1565" draw:text-style-name="P106" svg:width="0.0512in" svg:height="0.1059in" svg:x="0.9811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span><text:span text:style-name="T17"> </text:span><text:span text:style-name="T27"><text:tab/></text:span><text:span text:style-name="T27"><draw:g text:anchor-type="as-char" svg:y="-0.1252in" draw:z-index="186" draw:style-name="gr1"><svg:title>TexMaths</svg:title><svg:desc>12§display§a (t) = \ddot{x}§svg§600§FALSE§</svg:desc><draw:polygon draw:style-name="gr2120" draw:text-style-name="P106" svg:width="0.5937in" svg:height="0.1657in" svg:x="0in" svg:y="0.0004in" svg:viewBox="0 0 1509 422" draw:points="754,422 0,422 0,0 1509,0 1509,422"><text:p/></draw:polygon><draw:path draw:style-name="gr2121" draw:text-style-name="P106" svg:width="0.076in" svg:height="0.0752in" svg:x="0.0067in" svg:y="0.0512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2122" draw:text-style-name="P106" svg:width="0.039in" svg:height="0.1657in" svg:x="0.1043in" svg:y="0.0004in" svg:viewBox="0 0 100 422" svg:d="M100 419c0-1 0-3-9-10-53-53-66-133-66-198 0-73 16-146 69-199 6-6 6-6 6-7 0-4-3-5-5-5-5 0-43 29-69 83-21 47-26 93-26 128 0 34 5 84 28 132 26 53 62 79 67 79 2 0 5-1 5-3z"><text:p/></draw:path><draw:path draw:style-name="gr2123" draw:text-style-name="P106" svg:width="0.0512in" svg:height="0.1059in" svg:x="0.1563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2124" draw:text-style-name="P106" svg:width="0.039in" svg:height="0.1657in" svg:x="0.2217in" svg:y="0.0004in" svg:viewBox="0 0 100 422" svg:d="M100 211c0-32-5-84-29-132-25-51-63-79-66-79-4 0-5 1-5 5 0 1 0 1 8 9 42 42 66 110 66 197 0 73-15 148-68 201-6 4-6 6-6 7 0 2 1 3 5 3 3 0 42-28 67-81 22-47 28-94 28-130z"><text:p/></draw:path><draw:path draw:style-name="gr2125" draw:text-style-name="P106" svg:width="0.1106in" svg:height="0.039in" svg:x="0.3323in" svg:y="0.0634in" svg:viewBox="0 0 282 100" svg:d="M268 17c6 0 14 0 14-9 0-8-8-8-14-8h-254c-6 0-14 0-14 8 0 9 8 9 14 9zM268 100c6 0 14 0 14-9 0-8-8-8-14-8h-254c-6 0-14 0-14 8 0 9 8 9 14 9z"><text:p/></draw:path><draw:path draw:style-name="gr2126" draw:text-style-name="P106" svg:width="0.0488in" svg:height="0.0165in" svg:x="0.526in" svg:y="0.0134in" svg:viewBox="0 0 125 43" svg:d="M42 22c0-11-8-22-20-22s-22 10-22 22 10 21 22 21 20-11 20-21zM125 22c0-12-10-22-22-22s-21 11-21 22c0 10 9 21 21 21s22-9 22-21z"><text:p/></draw:path><draw:path draw:style-name="gr2127" draw:text-style-name="P106" svg:width="0.0827in" svg:height="0.0752in" svg:x="0.503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/draw:g></text:span><text:span text:style-name="T27"> </text:span></text:p>
      <text:h text:style-name="Heading_20_4" text:outline-level="4">Gleichmäßig beschleunigt</text:h>
      <text:p text:style-name="P10"><draw:g text:anchor-type="as-char" svg:y="-0.222in" draw:z-index="165" draw:style-name="gr1"><svg:title>TexMaths</svg:title><svg:desc>12§display§x(t) = \frac12\,a\,t^2+v_0\,t+s_0§svg§600§FALSE§</svg:desc><draw:polygon draw:style-name="gr1941" draw:text-style-name="P106" svg:width="1.6988in" svg:height="0.3331in" svg:x="0in" svg:y="0.0039in" svg:viewBox="0 0 4316 847" draw:points="2158,847 0,847 0,0 4316,0 4316,847"><text:p/></draw:polygon><draw:path draw:style-name="gr1942" draw:text-style-name="P106" svg:width="0.0827in" svg:height="0.0752in" svg:x="0.0047in" svg:y="0.1496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1943" draw:text-style-name="P106" svg:width="0.039in" svg:height="0.1657in" svg:x="0.1114in" svg:y="0.0984in" svg:viewBox="0 0 100 422" svg:d="M100 419c0-1 0-3-9-10-53-53-66-133-66-198 0-73 16-146 69-199 6-6 6-6 6-7 0-4-3-5-5-5-5 0-43 29-69 83-21 47-26 93-26 128 0 34 5 84 28 132 26 53 62 79 67 79 2 0 5-1 5-3z"><text:p/></draw:path><draw:path draw:style-name="gr1944" draw:text-style-name="P106" svg:width="0.0512in" svg:height="0.1059in" svg:x="0.1634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945" draw:text-style-name="P106" svg:width="0.039in" svg:height="0.1657in" svg:x="0.2287in" svg:y="0.0984in" svg:viewBox="0 0 100 422" svg:d="M100 211c0-32-5-84-29-132-25-51-63-79-66-79-4 0-5 1-5 5 0 1 0 1 8 9 42 42 66 110 66 197 0 73-15 148-68 201-6 4-6 6-6 7 0 2 1 3 5 3 3 0 42-28 67-81 22-47 28-94 28-130z"><text:p/></draw:path><draw:path draw:style-name="gr1946" draw:text-style-name="P106" svg:width="0.1106in" svg:height="0.039in" svg:x="0.3394in" svg:y="0.1618in" svg:viewBox="0 0 282 100" svg:d="M268 17c6 0 14 0 14-9 0-8-8-8-14-8h-254c-6 0-14 0-14 8 0 9 8 9 14 9zM268 100c6 0 14 0 14-9 0-8-8-8-14-8h-254c-6 0-14 0-14 8 0 9 8 9 14 9z"><text:p/></draw:path><draw:path draw:style-name="gr1947" draw:text-style-name="P106" svg:width="0.0547in" svg:height="0.1106in" svg:x="0.5402in" svg:y="0in" svg:viewBox="0 0 140 282" svg:d="M88 11c0-10 0-11-10-11-26 28-65 28-78 28v13c8 0 34 0 55-12v219c0 16-1 21-39 21h-14v13c16-1 52-1 70-1 17 0 54 0 68 1v-13h-13c-38 0-39-5-39-21z"><text:p/></draw:path><draw:polygon draw:style-name="gr1948" draw:text-style-name="P106" svg:width="0.0831in" svg:height="0.0067in" svg:x="0.5256in" svg:y="0.1783in" svg:viewBox="0 0 212 18" draw:points="106,18 0,18 0,0 212,0 212,18"><text:p/></draw:polygon><draw:path draw:style-name="gr1949" draw:text-style-name="P106" svg:width="0.0661in" svg:height="0.1106in" svg:x="0.533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950" draw:text-style-name="P106" svg:width="0.076in" svg:height="0.0752in" svg:x="0.6626in" svg:y="0.1496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1951" draw:text-style-name="P106" svg:width="0.0512in" svg:height="0.1059in" svg:x="0.775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952" draw:text-style-name="P106" svg:width="0.0516in" svg:height="0.0772in" svg:x="0.8386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953" draw:text-style-name="P106" svg:width="0.1106in" svg:height="0.1106in" svg:x="0.952in" svg:y="0.126in" svg:viewBox="0 0 282 282" svg:d="M150 150h118c6 0 14 0 14-8 0-10-8-10-14-10h-118v-118c0-6 0-14-8-14-10 0-10 8-10 14v118h-118c-6 0-14 0-14 10 0 8 8 8 14 8h118v118c0 6 0 14 10 14 8 0 8-8 8-14z"><text:p/></draw:path><draw:path draw:style-name="gr1954" draw:text-style-name="P106" svg:width="0.0728in" svg:height="0.0752in" svg:x="1.1138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955" draw:text-style-name="P106" svg:width="0.0539in" svg:height="0.0795in" svg:x="1.1953in" svg:y="0.17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956" draw:text-style-name="P106" svg:width="0.0512in" svg:height="0.1059in" svg:x="1.2957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957" draw:text-style-name="P106" svg:width="0.1106in" svg:height="0.1106in" svg:x="1.3976in" svg:y="0.126in" svg:viewBox="0 0 282 282" svg:d="M150 150h118c6 0 14 0 14-8 0-10-8-10-14-10h-118v-118c0-6 0-14-8-14-10 0-10 8-10 14v118h-118c-6 0-14 0-14 10 0 8 8 8 14 8h118v118c0 6 0 14 10 14 8 0 8-8 8-14z"><text:p/></draw:path><draw:path draw:style-name="gr1958" draw:text-style-name="P106" svg:width="0.061in" svg:height="0.0752in" svg:x="1.563in" svg:y="0.149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1959" draw:text-style-name="P106" svg:width="0.0539in" svg:height="0.0795in" svg:x="1.6386in" svg:y="0.17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draw:g text:anchor-type="as-char" svg:y="-0.1252in" draw:z-index="146" draw:style-name="gr1"><svg:title>TexMaths</svg:title><svg:desc>12§display§v(t) =a \cdot t+v_0\,§svg§600§FALSE§</svg:desc><draw:polygon draw:style-name="gr1770" draw:text-style-name="P106" svg:width="1.1138in" svg:height="0.1657in" svg:x="0in" svg:y="0.0004in" svg:viewBox="0 0 2830 422" draw:points="1416,422 0,422 0,0 2830,0 2830,422"><text:p/></draw:polygon><draw:path draw:style-name="gr1771" draw:text-style-name="P106" svg:width="0.0728in" svg:height="0.0752in" svg:x="0.0047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772" draw:text-style-name="P106" svg:width="0.039in" svg:height="0.1657in" svg:x="0.1031in" svg:y="0.0004in" svg:viewBox="0 0 100 422" svg:d="M100 419c0-1 0-3-9-10-53-53-66-133-66-198 0-73 16-146 69-199 6-6 6-6 6-7 0-4-3-5-5-5-5 0-43 29-69 83-21 47-26 93-26 128 0 34 5 84 28 132 26 53 62 79 67 79 2 0 5-1 5-3z"><text:p/></draw:path><draw:path draw:style-name="gr1773" draw:text-style-name="P106" svg:width="0.0512in" svg:height="0.1059in" svg:x="0.1551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774" draw:text-style-name="P106" svg:width="0.039in" svg:height="0.1657in" svg:x="0.2205in" svg:y="0.0004in" svg:viewBox="0 0 100 422" svg:d="M100 211c0-32-5-84-29-132-25-51-63-79-66-79-4 0-5 1-5 5 0 1 0 1 8 9 42 42 66 110 66 197 0 73-15 148-68 201-6 4-6 6-6 7 0 2 1 3 5 3 3 0 42-28 67-81 22-47 28-94 28-130z"><text:p/></draw:path><draw:path draw:style-name="gr1775" draw:text-style-name="P106" svg:width="0.1106in" svg:height="0.039in" svg:x="0.3311in" svg:y="0.0638in" svg:viewBox="0 0 282 100" svg:d="M268 17c6 0 14 0 14-9 0-8-8-8-14-8h-254c-6 0-14 0-14 8 0 9 8 9 14 9zM268 100c6 0 14 0 14-9 0-8-8-8-14-8h-254c-6 0-14 0-14 8 0 9 8 9 14 9z"><text:p/></draw:path><draw:path draw:style-name="gr1776" draw:text-style-name="P106" svg:width="0.076in" svg:height="0.0752in" svg:x="0.5035in" svg:y="0.0512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1777" draw:text-style-name="P106" svg:width="0.0177in" svg:height="0.0177in" svg:x="0.6358in" svg:y="0.0744in" svg:viewBox="0 0 46 46" svg:d="M46 23c0-12-10-23-23-23-12 0-23 11-23 23 0 13 11 23 23 23 13 0 23-10 23-23z"><text:p/></draw:path><draw:path draw:style-name="gr1778" draw:text-style-name="P106" svg:width="0.0512in" svg:height="0.1059in" svg:x="0.7087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779" draw:text-style-name="P106" svg:width="0.1106in" svg:height="0.1106in" svg:x="0.8106in" svg:y="0.028in" svg:viewBox="0 0 282 282" svg:d="M150 150h118c6 0 14 0 14-8 0-10-8-10-14-10h-118v-118c0-6 0-14-8-14-10 0-10 8-10 14v118h-118c-6 0-14 0-14 10 0 8 8 8 14 8h118v118c0 6 0 14 10 14 8 0 8-8 8-14z"><text:p/></draw:path><draw:path draw:style-name="gr1780" draw:text-style-name="P106" svg:width="0.0728in" svg:height="0.0752in" svg:x="0.972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781" draw:text-style-name="P106" svg:width="0.0539in" svg:height="0.0795in" svg:x="1.0539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text:tab/><draw:g text:anchor-type="as-char" svg:y="-0.1465in" draw:z-index="166" draw:style-name="gr1"><svg:title>TexMaths</svg:title><svg:desc>12§display§v^2(t) = v^2(t_0)+2a \cdot \left [ x(t) - x(t_0) \right ]§svg§600§FALSE§</svg:desc><draw:polygon draw:style-name="gr1960" draw:text-style-name="P106" svg:width="2.428in" svg:height="0.1858in" svg:x="0in" svg:y="0.0024in" svg:viewBox="0 0 6168 473" draw:points="3083,473 0,473 0,0 6168,0 6168,473"><text:p/></draw:polygon><draw:path draw:style-name="gr1961" draw:text-style-name="P106" svg:width="0.0728in" svg:height="0.0756in" svg:x="0.0047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1962" draw:text-style-name="P106" svg:width="0.0516in" svg:height="0.0772in" svg:x="0.0937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1963" draw:text-style-name="P106" svg:width="0.039in" svg:height="0.1665in" svg:x="0.1772in" svg:y="0.0217in" svg:viewBox="0 0 100 424" svg:d="M100 420c0-1 0-2-9-10-53-53-66-133-66-198 0-74 16-147 69-200 6-6 6-6 6-7 0-4-3-5-5-5-5 0-43 29-69 83-21 47-26 94-26 129 0 34 5 84 28 132 26 53 62 80 67 80 2 0 5-2 5-4z"><text:p/></draw:path><draw:path draw:style-name="gr1964" draw:text-style-name="P106" svg:width="0.0512in" svg:height="0.1063in" svg:x="0.2291in" svg:y="0.0425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1965" draw:text-style-name="P106" svg:width="0.039in" svg:height="0.1665in" svg:x="0.2949in" svg:y="0.0217in" svg:viewBox="0 0 100 424" svg:d="M100 212c0-33-5-84-29-133-25-51-63-79-66-79-4 0-5 1-5 5 0 1 0 1 8 9 42 43 66 110 66 198 0 73-15 148-68 201-6 5-6 6-6 7 0 2 1 4 5 4 3 0 42-29 67-82 22-47 28-94 28-130z"><text:p/></draw:path><draw:path draw:style-name="gr1966" draw:text-style-name="P106" svg:width="0.1106in" svg:height="0.039in" svg:x="0.4055in" svg:y="0.085in" svg:viewBox="0 0 282 100" svg:d="M268 17c6 0 14 0 14-9 0-8-8-8-14-8h-254c-6 0-14 0-14 8 0 9 8 9 14 9zM268 100c6 0 14 0 14-9 0-8-8-8-14-8h-254c-6 0-14 0-14 8 0 9 8 9 14 9z"><text:p/></draw:path><draw:path draw:style-name="gr1967" draw:text-style-name="P106" svg:width="0.0728in" svg:height="0.0756in" svg:x="0.5764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1968" draw:text-style-name="P106" svg:width="0.0516in" svg:height="0.0772in" svg:x="0.6654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1969" draw:text-style-name="P106" svg:width="0.039in" svg:height="0.1665in" svg:x="0.7488in" svg:y="0.0217in" svg:viewBox="0 0 100 424" svg:d="M100 420c0-1 0-2-9-10-53-53-66-133-66-198 0-74 16-147 69-200 6-6 6-6 6-7 0-4-3-5-5-5-5 0-43 29-69 83-21 47-26 94-26 129 0 34 5 84 28 132 26 53 62 80 67 80 2 0 5-2 5-4z"><text:p/></draw:path><draw:path draw:style-name="gr1970" draw:text-style-name="P106" svg:width="0.0512in" svg:height="0.1063in" svg:x="0.8008in" svg:y="0.0425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1971" draw:text-style-name="P106" svg:width="0.0539in" svg:height="0.0795in" svg:x="0.8634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1972" draw:text-style-name="P106" svg:width="0.039in" svg:height="0.1665in" svg:x="0.9406in" svg:y="0.0217in" svg:viewBox="0 0 100 424" svg:d="M100 212c0-33-5-84-29-133-25-51-63-79-66-79-4 0-5 1-5 5 0 1 0 1 8 9 42 43 66 110 66 198 0 73-15 148-68 201-6 5-6 6-6 7 0 2 1 4 5 4 3 0 42-29 67-82 22-47 28-94 28-130z"><text:p/></draw:path><draw:path draw:style-name="gr1973" draw:text-style-name="P106" svg:width="0.1106in" svg:height="0.111in" svg:x="1.0425in" svg:y="0.0492in" svg:viewBox="0 0 282 283" svg:d="M150 150h118c6 0 14 0 14-8 0-10-8-10-14-10h-118v-118c0-6 0-14-8-14-10 0-10 8-10 14v118h-118c-6 0-14 0-14 10 0 8 8 8 14 8h118v118c0 6 0 15 10 15 8 0 8-9 8-15z"><text:p/></draw:path><draw:path draw:style-name="gr1974" draw:text-style-name="P106" svg:width="0.0661in" svg:height="0.111in" svg:x="1.2071in" svg:y="0.0354in" svg:viewBox="0 0 169 283" svg:d="M32 250l46-43c66-59 91-82 91-125 0-48-38-82-90-82-48 0-79 39-79 77 0 24 22 24 23 24 7 0 21-6 21-23 0-11-7-21-22-21-3 0-4 0-5 0 9-28 32-44 57-44 39 0 57 35 57 69 0 35-22 68-45 94l-81 91c-5 5-5 6-5 16h157l12-74h-11c-1 12-4 32-8 38-4 3-31 3-41 3z"><text:p/></draw:path><draw:path draw:style-name="gr1975" draw:text-style-name="P106" svg:width="0.076in" svg:height="0.0756in" svg:x="1.2886in" svg:y="0.0724in" svg:viewBox="0 0 194 193" svg:d="M142 28c-9-16-21-28-40-28-49 0-102 63-102 125 0 40 23 68 56 68 9 0 30-2 56-32 3 18 18 32 38 32 16 0 25-10 31-23 7-16 13-42 13-42 0-5-3-5-4-5-5 0-5 2-6 8-8 28-16 52-33 52-12 0-13-11-13-19 0-10 1-12 6-32 5-18 5-21 10-38l14-59c4-12 4-13 4-15 0-7-5-12-12-12-11 0-17 10-18 20zM114 137c-2 9-2 9-8 16-20 24-36 30-48 30-22 0-28-23-28-40 0-20 13-73 24-92 13-26 31-41 49-41 28 0 34 35 34 37s-1 5-3 7z"><text:p/></draw:path><draw:path draw:style-name="gr1976" draw:text-style-name="P106" svg:width="0.0177in" svg:height="0.0177in" svg:x="1.4213in" svg:y="0.0957in" svg:viewBox="0 0 46 46" svg:d="M46 23c0-12-10-23-23-23-12 0-23 11-23 23 0 13 11 23 23 23 13 0 23-10 23-23z"><text:p/></draw:path><draw:polygon draw:style-name="gr1977" draw:text-style-name="P106" svg:width="0.0228in" svg:height="0.1665in" svg:x="1.5091in" svg:y="0.0217in" svg:viewBox="0 0 59 424" draw:points="59,424 59,407 17,407 17,17 59,17 59,0 0,0 0,424"><text:p/></draw:polygon><draw:path draw:style-name="gr1978" draw:text-style-name="P106" svg:width="0.0827in" svg:height="0.0756in" svg:x="1.5409in" svg:y="0.0724in" svg:viewBox="0 0 211 193" svg:d="M130 60c2-12 12-50 42-50 2 0 12 0 20 4-11 3-19 14-19 23 0 8 3 16 15 16 10 0 23-8 23-25 0-22-25-28-39-28-24 0-40 23-45 32-11-27-33-32-45-32-45 0-69 55-69 65 0 5 4 5 5 5 4 0 5-1 6-5 14-45 42-55 56-55 9 0 23 3 23 27 0 14-7 42-23 103-6 26-21 43-39 43-4 0-13 0-22-5 11-2 21-11 21-23s-10-15-17-15c-12 0-23 12-23 25 0 19 22 28 40 28 28 0 43-31 44-33 6 16 20 33 47 33 43 0 67-55 67-65 0-5-4-5-5-5-3 0-5 2-6 5-13 45-42 55-56 55-17 0-23-13-23-28 0-9 2-18 7-37z"><text:p/></draw:path><draw:path draw:style-name="gr1979" draw:text-style-name="P106" svg:width="0.039in" svg:height="0.1665in" svg:x="1.6472in" svg:y="0.0217in" svg:viewBox="0 0 100 424" svg:d="M100 420c0-1 0-2-9-10-53-53-66-133-66-198 0-74 16-147 69-200 6-6 6-6 6-7 0-4-3-5-5-5-5 0-43 29-69 83-21 47-26 94-26 129 0 34 5 84 28 132 26 53 62 80 67 80 2 0 5-2 5-4z"><text:p/></draw:path><draw:path draw:style-name="gr1980" draw:text-style-name="P106" svg:width="0.0512in" svg:height="0.1063in" svg:x="1.6992in" svg:y="0.0425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1981" draw:text-style-name="P106" svg:width="0.039in" svg:height="0.1665in" svg:x="1.765in" svg:y="0.0217in" svg:viewBox="0 0 100 424" svg:d="M100 212c0-33-5-84-29-133-25-51-63-79-66-79-4 0-5 1-5 5 0 1 0 1 8 9 42 43 66 110 66 198 0 73-15 148-68 201-6 5-6 6-6 7 0 2 1 4 5 4 3 0 42-29 67-82 22-47 28-94 28-130z"><text:p/></draw:path><draw:path draw:style-name="gr1982" draw:text-style-name="P106" svg:width="0.1016in" svg:height="0.0067in" svg:x="1.8705in" svg:y="0.1016in" svg:viewBox="0 0 259 18" svg:d="M244 18c7 0 15 0 15-8 0-10-8-10-15-10h-230c-7 0-14 0-14 10 0 8 7 8 14 8z"><text:p/></draw:path><draw:path draw:style-name="gr1983" draw:text-style-name="P106" svg:width="0.0827in" svg:height="0.0756in" svg:x="2.028in" svg:y="0.0724in" svg:viewBox="0 0 211 193" svg:d="M130 60c2-12 12-50 42-50 2 0 12 0 20 4-11 3-19 14-19 23 0 8 3 16 15 16 10 0 23-8 23-25 0-22-25-28-39-28-24 0-40 23-45 32-11-27-33-32-45-32-45 0-69 55-69 65 0 5 4 5 5 5 4 0 5-1 6-5 14-45 42-55 56-55 9 0 23 3 23 27 0 14-7 42-23 103-6 26-21 43-39 43-4 0-13 0-22-5 11-2 21-11 21-23s-10-15-17-15c-12 0-23 12-23 25 0 19 22 28 40 28 28 0 43-31 44-33 6 16 20 33 47 33 43 0 67-55 67-65 0-5-4-5-5-5-3 0-5 2-6 5-13 45-42 55-56 55-17 0-23-13-23-28 0-9 2-18 7-37z"><text:p/></draw:path><draw:path draw:style-name="gr1984" draw:text-style-name="P106" svg:width="0.039in" svg:height="0.1665in" svg:x="2.1343in" svg:y="0.0217in" svg:viewBox="0 0 100 424" svg:d="M100 420c0-1 0-2-9-10-53-53-66-133-66-198 0-74 16-147 69-200 6-6 6-6 6-7 0-4-3-5-5-5-5 0-43 29-69 83-21 47-26 94-26 129 0 34 5 84 28 132 26 53 62 80 67 80 2 0 5-2 5-4z"><text:p/></draw:path><draw:path draw:style-name="gr1985" draw:text-style-name="P106" svg:width="0.0512in" svg:height="0.1063in" svg:x="2.1862in" svg:y="0.0425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1986" draw:text-style-name="P106" svg:width="0.0539in" svg:height="0.0795in" svg:x="2.2484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1987" draw:text-style-name="P106" svg:width="0.039in" svg:height="0.1665in" svg:x="2.326in" svg:y="0.0217in" svg:viewBox="0 0 100 424" svg:d="M100 212c0-33-5-84-29-133-25-51-63-79-66-79-4 0-5 1-5 5 0 1 0 1 8 9 42 43 66 110 66 198 0 73-15 148-68 201-6 5-6 6-6 7 0 2 1 4 5 4 3 0 42-29 67-82 22-47 28-94 28-130z"><text:p/></draw:path><draw:polygon draw:style-name="gr1988" draw:text-style-name="P106" svg:width="0.0228in" svg:height="0.1665in" svg:x="2.385in" svg:y="0.0217in" svg:viewBox="0 0 59 424" draw:points="59,0 0,0 0,17 42,17 42,407 0,407 0,424 59,424"><text:p/></draw:polygon></draw:g> </text:p>
      <text:h text:style-name="P89" text:outline-level="3"><draw:frame draw:style-name="fr1" draw:name="Frame1" text:anchor-type="paragraph" svg:x="4.352in" svg:y="0.1547in" svg:width="3.1484in" draw:z-index="0"><draw:text-box fo:min-height="6.1327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26"><draw:g text:anchor-type="as-char" svg:y="-0.1181in" draw:z-index="185" draw:style-name="gr1"><svg:title>TexMaths</svg:title><svg:desc>12§display§b§svg§600§FALSE§</svg:desc><draw:polygon draw:style-name="gr2118" draw:text-style-name="P106" svg:width="0.0713in" svg:height="0.1157in" svg:x="0in" svg:y="0in" svg:viewBox="0 0 182 295" draw:points="91,295 0,295 0,0 182,0 182,295"><text:p/></draw:polygon><draw:path draw:style-name="gr2119" draw:text-style-name="P106" svg:width="0.061in" svg:height="0.1177in" svg:x="0.0079in" svg:y="0in" svg:viewBox="0 0 156 300" svg:d="M81 5c0 0 0-5-6-5-9 0-40 4-51 5-4 0-8 0-8 8 0 5 4 5 10 5 21 0 22 2 22 7 0 3-5 17-6 27l-35 138c-6 21-7 28-7 43 0 41 23 67 54 67 50 0 102-64 102-125 0-39-22-68-57-68-19 0-37 12-49 26zM42 165c2-8 2-9 6-14 20-28 39-34 51-34 15 0 27 12 27 40 0 25-15 73-22 90-14 28-33 44-50 44-14 0-29-12-29-44 0-7 0-16 7-42z"><text:p/></draw:path></draw:g></text:p></table:table-cell><table:table-cell table:style-name="Table1.A1" office:value-type="string"><text:p text:style-name="P57">Bogenlänge </text:p></table:table-cell><table:table-cell table:style-name="Table1.C1" office:value-type="string"><text:p text:style-name="P15"><draw:g text:anchor-type="as-char" svg:y="-0.1252in" draw:z-index="142" draw:style-name="gr1"><svg:title>TexMaths</svg:title><svg:desc>12§display§\left [ b \right ] = \mathrm{m}§svg§600§FALSE§</svg:desc><draw:polygon draw:style-name="gr1733" draw:text-style-name="P106" svg:width="0.5236in" svg:height="0.1657in" svg:x="0in" svg:y="0.0004in" svg:viewBox="0 0 1331 422" draw:points="665,422 0,422 0,0 1331,0 1331,422"><text:p/></draw:polygon><draw:polygon draw:style-name="gr1734" draw:text-style-name="P106" svg:width="0.0228in" svg:height="0.1657in" svg:x="0.0193in" svg:y="0.0004in" svg:viewBox="0 0 59 422" draw:points="59,422 59,406 17,406 17,17 59,17 59,0 0,0 0,422"><text:p/></draw:polygon><draw:path draw:style-name="gr1735" draw:text-style-name="P106" svg:width="0.061in" svg:height="0.1173in" svg:x="0.0539in" svg:y="0.0098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olygon draw:style-name="gr1736" draw:text-style-name="P106" svg:width="0.0228in" svg:height="0.1657in" svg:x="0.1209in" svg:y="0.0004in" svg:viewBox="0 0 59 422" draw:points="59,0 0,0 0,17 42,17 42,406 0,406 0,422 59,422"><text:p/></draw:polygon><draw:path draw:style-name="gr1737" draw:text-style-name="P106" svg:width="0.1106in" svg:height="0.039in" svg:x="0.2189in" svg:y="0.0634in" svg:viewBox="0 0 282 100" svg:d="M268 17c6 0 14 0 14-9 0-8-8-8-14-8h-254c-6 0-14 0-14 8 0 9 8 9 14 9zM268 100c6 0 14 0 14-9 0-8-8-8-14-8h-254c-6 0-14 0-14 8 0 9 8 9 14 9z"><text:p/></draw:path><draw:path draw:style-name="gr1738" draw:text-style-name="P106" svg:width="0.1295in" svg:height="0.0732in" svg:x="0.3902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27"><draw:g text:anchor-type="as-char" svg:y="-0.0756in" draw:z-index="184" draw:style-name="gr1"><svg:title>TexMaths</svg:title><svg:desc>12§display§r§svg§600§FALSE§</svg:desc><draw:polygon draw:style-name="gr2116" draw:text-style-name="P106" svg:width="0.0791in" svg:height="0.0713in" svg:x="0in" svg:y="0.002in" svg:viewBox="0 0 202 182" draw:points="102,182 0,182 0,0 202,0 202,182"><text:p/></draw:polygon><draw:path draw:style-name="gr2117" draw:text-style-name="P106" svg:width="0.0673in" svg:height="0.0752in" svg:x="0.0047in" svg:y="0in" svg:viewBox="0 0 172 192" svg:d="M25 162c-1 7-3 16-3 19 0 7 6 11 12 11 4 0 13-4 15-12 1-2 16-59 17-67 3-14 11-44 14-56 1-4 13-25 23-34 4-3 16-13 35-13 11 0 17 4 18 4-13 3-23 12-23 23 0 7 5 16 17 16 11 0 22-10 22-25s-13-28-34-28c-28 0-47 20-55 32-3-19-18-32-39-32-19 0-27 17-31 24-7 14-13 39-13 41 0 4 5 4 5 4 5 0 5 0 7-9 7-30 16-50 31-50 7 0 13 3 13 19 0 8-1 13-7 36z"><text:p/></draw:path></draw:g></text:p></table:table-cell><table:table-cell table:style-name="Table1.A2" office:value-type="string"><text:p text:style-name="P1">Kreisradius </text:p></table:table-cell><table:table-cell table:style-name="Table1.C2" office:value-type="string"><text:p text:style-name="P54"><draw:g text:anchor-type="as-char" svg:y="-0.1252in" draw:z-index="141" draw:style-name="gr1"><svg:title>TexMaths</svg:title><svg:desc>12§display§\left [ r \right ] = \mathrm{m}§svg§600§FALSE§</svg:desc><draw:polygon draw:style-name="gr1727" draw:text-style-name="P106" svg:width="0.5311in" svg:height="0.1657in" svg:x="0in" svg:y="0.0004in" svg:viewBox="0 0 1350 422" draw:points="675,422 0,422 0,0 1350,0 1350,422"><text:p/></draw:polygon><draw:polygon draw:style-name="gr1728" draw:text-style-name="P106" svg:width="0.0228in" svg:height="0.1657in" svg:x="0.0193in" svg:y="0.0004in" svg:viewBox="0 0 59 422" draw:points="59,422 59,406 17,406 17,17 59,17 59,0 0,0 0,422"><text:p/></draw:polygon><draw:path draw:style-name="gr1729" draw:text-style-name="P106" svg:width="0.0677in" svg:height="0.0752in" svg:x="0.0508in" svg:y="0.0512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1730" draw:text-style-name="P106" svg:width="0.0228in" svg:height="0.1657in" svg:x="0.1295in" svg:y="0.0004in" svg:viewBox="0 0 59 422" draw:points="59,0 0,0 0,17 42,17 42,406 0,406 0,422 59,422"><text:p/></draw:polygon><draw:path draw:style-name="gr1731" draw:text-style-name="P106" svg:width="0.1106in" svg:height="0.039in" svg:x="0.2272in" svg:y="0.0634in" svg:viewBox="0 0 282 100" svg:d="M267 17c6 0 15 0 15-9 0-8-9-8-15-8h-253c-6 0-14 0-14 8 0 9 8 9 14 9zM267 100c6 0 15 0 15-9 0-8-9-8-15-8h-253c-6 0-14 0-14 8 0 9 8 9 14 9z"><text:p/></draw:path><draw:path draw:style-name="gr1732" draw:text-style-name="P106" svg:width="0.1295in" svg:height="0.0732in" svg:x="0.398in" svg:y="0.0512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1.A2" office:value-type="string"><text:p text:style-name="P26"><draw:g text:anchor-type="as-char" svg:y="-0.0756in" draw:z-index="183" draw:style-name="gr1"><svg:title>TexMaths</svg:title><svg:desc>12§display§\varphi§svg§600§FALSE§</svg:desc><draw:polygon draw:style-name="gr2114" draw:text-style-name="P106" svg:width="0.1087in" svg:height="0.1043in" svg:x="0in" svg:y="0.002in" svg:viewBox="0 0 277 266" draw:points="138,266 0,266 0,0 277,0 277,266"><text:p/></draw:polygon><draw:path draw:style-name="gr2115" draw:text-style-name="P106" svg:width="0.0945in" svg:height="0.1102in" svg:x="0.0087in" svg:y="0in" svg:viewBox="0 0 241 281" svg:d="M50 260c-1 6-1 6-1 9 0 9 7 12 12 12 3 0 11-2 16-11 1-4 3-18 14-78 4 1 7 1 14 1 71 0 136-68 136-134 0-34-17-59-48-59-62 0-88 82-113 165-45-8-69-33-69-63 0-12 9-59 36-88 2-3 2-4 2-6 0-1 0-3-5-3-12 0-44 61-44 102 0 40 28 71 73 82zM109 167c-4 0-4 0-7 0-5 0-6 0-6-1s7-40 8-46c13-55 47-96 84-96 30 0 41 24 41 43 0 49-54 100-120 100z"><text:p/></draw:path></draw:g></text:p></table:table-cell><table:table-cell table:style-name="Table1.A2" office:value-type="string"><text:p text:style-name="P1">Winkel </text:p></table:table-cell><table:table-cell table:style-name="Table1.C2" office:value-type="string"><text:p text:style-name="P17"><draw:g text:anchor-type="as-char" svg:y="-0.1252in" draw:z-index="128" draw:style-name="gr1"><svg:title>TexMaths</svg:title><svg:desc>12§display§\left [ \varphi \right ] = \mathrm{rad}§svg§600§FALSE§</svg:desc><draw:polygon draw:style-name="gr1533" draw:text-style-name="P106" svg:width="0.6626in" svg:height="0.1657in" svg:x="0in" svg:y="0.0004in" svg:viewBox="0 0 1684 422" draw:points="842,422 0,422 0,0 1684,0 1684,422"><text:p/></draw:polygon><draw:polygon draw:style-name="gr1534" draw:text-style-name="P106" svg:width="0.0228in" svg:height="0.1657in" svg:x="0.0193in" svg:y="0.0004in" svg:viewBox="0 0 59 422" draw:points="59,422 59,406 17,406 17,17 59,17 59,0 0,0 0,422"><text:p/></draw:polygon><draw:path draw:style-name="gr1535" draw:text-style-name="P106" svg:width="0.0945in" svg:height="0.1098in" svg:x="0.0543in" svg:y="0.0512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1536" draw:text-style-name="P106" svg:width="0.0228in" svg:height="0.1657in" svg:x="0.1583in" svg:y="0.0004in" svg:viewBox="0 0 59 422" draw:points="59,0 0,0 0,17 42,17 42,406 0,406 0,422 59,422"><text:p/></draw:polygon><draw:path draw:style-name="gr1537" draw:text-style-name="P106" svg:width="0.1106in" svg:height="0.039in" svg:x="0.2559in" svg:y="0.0634in" svg:viewBox="0 0 282 100" svg:d="M268 17c6 0 14 0 14-9 0-8-8-8-14-8h-254c-6 0-14 0-14 8 0 9 8 9 14 9zM268 100c6 0 14 0 14-9 0-8-8-8-14-8h-254c-6 0-14 0-14 8 0 9 8 9 14 9z"><text:p/></draw:path><draw:path draw:style-name="gr1538" draw:text-style-name="P106" svg:width="0.0559in" svg:height="0.0732in" svg:x="0.4272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1539" draw:text-style-name="P106" svg:width="0.0752in" svg:height="0.076in" svg:x="0.494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1540" draw:text-style-name="P106" svg:width="0.0819in" svg:height="0.1173in" svg:x="0.576in" svg:y="0.0098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26"><draw:g text:anchor-type="as-char" svg:y="-0.0728in" draw:z-index="174" draw:style-name="gr1"><svg:title>TexMaths</svg:title><svg:desc>12§display§a_\mathrm{z}§svg§600§FALSE§</svg:desc><draw:polygon draw:style-name="gr2065" draw:text-style-name="P106" svg:width="0.1469in" svg:height="0.0969in" svg:x="0in" svg:y="0.002in" svg:viewBox="0 0 374 247" draw:points="187,247 0,247 0,0 374,0 374,247"><text:p/></draw:polygon><draw:path draw:style-name="gr2066" draw:text-style-name="P106" svg:width="0.076in" svg:height="0.0756in" svg:x="0.0067in" svg:y="0in" svg:viewBox="0 0 194 193" svg:d="M141 28c-8-16-20-28-39-28-49 0-102 63-102 125 0 40 23 68 56 68 9 0 30-2 55-32 4 18 18 32 39 32 15 0 25-10 31-23 7-16 13-42 13-42 0-5-4-5-5-5-5 0-5 2-6 8-7 28-15 52-32 52-12 0-13-11-13-19 0-10 1-12 6-32 5-18 5-21 9-38l15-59c3-12 3-13 3-15 0-7-5-12-12-12-10 0-16 10-18 20zM114 137c-3 9-3 9-9 16-19 24-36 30-48 30-21 0-27-23-27-40 0-20 13-73 24-92 13-26 31-41 49-41 28 0 34 35 34 37s-2 5-3 7z"><text:p/></draw:path><draw:path draw:style-name="gr2067" draw:text-style-name="P106" svg:width="0.048in" svg:height="0.0504in" svg:x="0.0921in" svg:y="0.0484in" svg:viewBox="0 0 123 129" svg:d="M120 11c2-4 2-4 2-6 0-5-3-5-8-5h-106l-3 49h9c3-31 10-41 43-41h35l-90 110c-2 2-2 4-2 6 0 5 2 5 8 5h109l6-58h-10c-3 35-9 48-46 48h-37z"><text:p/></draw:path></draw:g></text:p></table:table-cell><table:table-cell table:style-name="Table1.A2" office:value-type="string"><text:p text:style-name="P2">Zentripetalbeschleunigung </text:p></table:table-cell><table:table-cell table:style-name="Table1.C2" office:value-type="string"><text:p text:style-name="P18"><draw:g text:anchor-type="as-char" svg:y="-0.1866in" draw:z-index="143" draw:style-name="gr1"><svg:title>TexMaths</svg:title><svg:desc>12§display§\left [ a_\mathrm{z} \right ] = \mathrm{\frac{m}{s^2}}§svg§600§FALSE§</svg:desc><draw:polygon draw:style-name="gr1739" draw:text-style-name="P106" svg:width="0.6287in" svg:height="0.298in" svg:x="0in" svg:y="0.0016in" svg:viewBox="0 0 1598 758" draw:points="799,758 0,758 0,0 1598,0 1598,758"><text:p/></draw:polygon><draw:polygon draw:style-name="gr1740" draw:text-style-name="P106" svg:width="0.0228in" svg:height="0.1661in" svg:x="0.0193in" svg:y="0.061in" svg:viewBox="0 0 59 423" draw:points="59,423 59,406 17,406 17,17 59,17 59,0 0,0 0,423"><text:p/></draw:polygon><draw:path draw:style-name="gr1741" draw:text-style-name="P106" svg:width="0.076in" svg:height="0.0752in" svg:x="0.0528in" svg:y="0.113in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1742" draw:text-style-name="P106" svg:width="0.0484in" svg:height="0.0504in" svg:x="0.1386in" svg:y="0.1606in" svg:viewBox="0 0 124 129" svg:d="M120 11c2-4 2-4 2-6 0-5-3-5-8-5h-106l-3 49h9c3-31 10-41 44-41h34l-90 110c-2 2-2 3-2 6 0 5 2 5 8 5h110l6-58h-11c-3 35-9 48-46 48h-37z"><text:p/></draw:path><draw:polygon draw:style-name="gr1743" draw:text-style-name="P106" svg:width="0.0228in" svg:height="0.1661in" svg:x="0.2051in" svg:y="0.061in" svg:viewBox="0 0 59 423" draw:points="59,0 0,0 0,17 42,17 42,406 0,406 0,423 59,423"><text:p/></draw:polygon><draw:path draw:style-name="gr1744" draw:text-style-name="P106" svg:width="0.1106in" svg:height="0.039in" svg:x="0.3028in" svg:y="0.1252in" svg:viewBox="0 0 282 100" svg:d="M268 17c6 0 14 0 14-9 0-8-8-8-14-8h-254c-6 0-14 0-14 8 0 9 8 9 14 9zM268 100c6 0 14 0 14-9 0-8-8-8-14-8h-254c-6 0-14 0-14 8 0 9 8 9 14 9z"><text:p/></draw:path><draw:path draw:style-name="gr1745" draw:text-style-name="P106" svg:width="0.1295in" svg:height="0.0732in" svg:x="0.4945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1746" draw:text-style-name="P106" svg:width="0.1398in" svg:height="0.0067in" svg:x="0.4886in" svg:y="0.1409in" svg:viewBox="0 0 356 18" draw:points="179,18 0,18 0,0 356,0 356,18"><text:p/></draw:polygon><draw:path draw:style-name="gr1747" draw:text-style-name="P106" svg:width="0.0543in" svg:height="0.0764in" svg:x="0.4941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1748" draw:text-style-name="P106" svg:width="0.0516in" svg:height="0.0772in" svg:x="0.5614in" svg:y="0.1748in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/draw:g></text:p></table:table-cell></table:table-row><table:table-row><table:table-cell table:style-name="Table1.A2" office:value-type="string"><text:p text:style-name="P26"><draw:g text:anchor-type="as-char" svg:y="-0.1138in" draw:z-index="164" draw:style-name="gr1"><svg:title>TexMaths</svg:title><svg:desc>12§display§M§svg§600§FALSE§</svg:desc><draw:polygon draw:style-name="gr1939" draw:text-style-name="P106" svg:width="0.1791in" svg:height="0.113in" svg:x="0in" svg:y="0in" svg:viewBox="0 0 456 288" draw:points="228,288 0,288 0,0 456,0 456,288"><text:p/></draw:polygon><draw:path draw:style-name="gr1940" draw:text-style-name="P106" svg:width="0.1665in" svg:height="0.113in" svg:x="0.0071in" svg:y="0in" svg:viewBox="0 0 424 288" svg:d="M374 32c4-15 4-19 36-19 10 0 14 0 14-8 0-5-4-5-11-5h-57c-10 0-10 0-16 8l-154 241-34-239c-1-10-2-10-13-10h-57c-9 0-14 0-14 8 0 5 5 5 14 5 4 0 13 0 18 1 6 0 9 2 9 6 0 3-1 4-2 9l-54 215c-4 17-11 30-46 31-1 0-7 0-7 9 0 3 2 4 6 4 13 0 29-1 42-1 14 0 30 1 43 1 3 0 9 0 9-8 0-5-5-5-9-5-24 0-27-8-27-18 0-3 0-6 1-10l57-230 38 262c0 5 1 9 6 9 4 0 7-4 9-7l171-268-60 243c-5 16-5 19-39 19-7 0-12 0-12 9 0 4 5 4 6 4 12 0 41-1 53-1 17 0 36 1 53 1 2 0 8 0 8-8 0-5-3-5-12-5-15 0-27 0-27-7 0-2 0-2 2-11z"><text:p/></draw:path></draw:g></text:p></table:table-cell><table:table-cell table:style-name="Table1.A2" office:value-type="string"><text:p text:style-name="P4">Drehmoment</text:p></table:table-cell><table:table-cell table:style-name="Table1.C2" office:value-type="string"><text:p text:style-name="P18"><draw:g text:anchor-type="as-char" svg:y="-0.1252in" draw:z-index="144" draw:style-name="gr1"><svg:title>TexMaths</svg:title><svg:desc>12§display§\left [ M \right ] = \mathrm{N \cdot m}§svg§600§FALSE§</svg:desc><draw:polygon draw:style-name="gr1749" draw:text-style-name="P106" svg:width="0.8752in" svg:height="0.1657in" svg:x="0in" svg:y="0.0004in" svg:viewBox="0 0 2224 422" draw:points="1112,422 0,422 0,0 2224,0 2224,422"><text:p/></draw:polygon><draw:polygon draw:style-name="gr1750" draw:text-style-name="P106" svg:width="0.0228in" svg:height="0.1657in" svg:x="0.0193in" svg:y="0.0004in" svg:viewBox="0 0 59 422" draw:points="59,422 59,406 17,406 17,17 59,17 59,0 0,0 0,422"><text:p/></draw:polygon><draw:path draw:style-name="gr1751" draw:text-style-name="P106" svg:width="0.1665in" svg:height="0.1134in" svg:x="0.0528in" svg:y="0.011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olygon draw:style-name="gr1752" draw:text-style-name="P106" svg:width="0.0228in" svg:height="0.1657in" svg:x="0.2291in" svg:y="0.0004in" svg:viewBox="0 0 59 422" draw:points="59,0 0,0 0,17 42,17 42,406 0,406 0,422 59,422"><text:p/></draw:polygon><draw:path draw:style-name="gr1753" draw:text-style-name="P106" svg:width="0.1106in" svg:height="0.039in" svg:x="0.3268in" svg:y="0.0634in" svg:viewBox="0 0 282 100" svg:d="M268 17c6 0 14 0 14-9 0-8-8-8-14-8h-254c-6 0-14 0-14 8 0 9 8 9 14 9zM268 100c6 0 14 0 14-9 0-8-8-8-14-8h-254c-6 0-14 0-14 8 0 9 8 9 14 9z"><text:p/></draw:path><draw:path draw:style-name="gr1754" draw:text-style-name="P106" svg:width="0.1134in" svg:height="0.1134in" svg:x="0.4984in" svg:y="0.011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1755" draw:text-style-name="P106" svg:width="0.0177in" svg:height="0.0177in" svg:x="0.6685in" svg:y="0.0744in" svg:viewBox="0 0 46 46" svg:d="M46 23c0-12-10-23-23-23-12 0-23 11-23 23 0 13 11 23 23 23 13 0 23-10 23-23z"><text:p/></draw:path><draw:path draw:style-name="gr1756" draw:text-style-name="P106" svg:width="0.1295in" svg:height="0.0732in" svg:x="0.7425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26"><draw:g text:anchor-type="as-char" svg:y="-0.0756in" draw:z-index="179" draw:style-name="gr1"><svg:title>TexMaths</svg:title><svg:desc>12§display§\omega§svg§600§FALSE§</svg:desc><draw:polygon draw:style-name="gr2076" draw:text-style-name="P106" svg:width="0.1094in" svg:height="0.0713in" svg:x="0in" svg:y="0.002in" svg:viewBox="0 0 279 182" draw:points="140,182 0,182 0,0 279,0 279,182"><text:p/></draw:polygon><draw:path draw:style-name="gr2077" draw:text-style-name="P106" svg:width="0.0988in" svg:height="0.0752in" svg:x="0.002in" svg:y="0in" svg:viewBox="0 0 252 192" svg:d="M252 30c0-19-7-30-17-30-11 0-22 10-22 20 0 4 1 9 6 12 7 8 15 18 15 36 0 17-8 41-21 61-13 18-29 33-49 33-24 0-38-16-41-39 5-10 14-38 14-50 0-5-2-10-7-10-4 0-8 2-12 8-5 8-10 36-10 51-14 21-31 40-57 40-28 0-38-25-38-49 0-53 44-97 44-103 0-5-4-9-8-9-6 0-8 6-12 10-21 31-37 81-37 121 0 29 10 60 45 60 30 0 50-21 65-45 4 25 20 45 47 45 33 0 54-26 69-58 10-20 26-78 26-104z"><text:p/></draw:path></draw:g></text:p></table:table-cell><table:table-cell table:style-name="Table1.A2" office:value-type="string"><text:p text:style-name="P2">Winkelgeschwindigkeit</text:p></table:table-cell><table:table-cell table:style-name="Table1.C2" office:value-type="string"><text:p text:style-name="P18"><draw:g text:anchor-type="as-char" svg:y="-0.1465in" draw:z-index="140" draw:style-name="gr1"><svg:title>TexMaths</svg:title><svg:desc>12§display§\left [ \omega \right ] = \mathrm{s^{-1}}§svg§600§FALSE§</svg:desc><draw:polygon draw:style-name="gr1719" draw:text-style-name="P106" svg:width="0.6587in" svg:height="0.1858in" svg:x="0in" svg:y="0.0024in" svg:viewBox="0 0 1674 473" draw:points="836,473 0,473 0,0 1674,0 1674,473"><text:p/></draw:polygon><draw:polygon draw:style-name="gr1720" draw:text-style-name="P106" svg:width="0.0228in" svg:height="0.1665in" svg:x="0.0193in" svg:y="0.0217in" svg:viewBox="0 0 59 424" draw:points="59,424 59,407 17,407 17,17 59,17 59,0 0,0 0,424"><text:p/></draw:polygon><draw:path draw:style-name="gr1721" draw:text-style-name="P106" svg:width="0.0984in" svg:height="0.0756in" svg:x="0.048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olygon draw:style-name="gr1722" draw:text-style-name="P106" svg:width="0.0228in" svg:height="0.1665in" svg:x="0.1591in" svg:y="0.0217in" svg:viewBox="0 0 59 424" draw:points="59,0 0,0 0,17 42,17 42,407 0,407 0,424 59,424"><text:p/></draw:polygon><draw:path draw:style-name="gr1723" draw:text-style-name="P106" svg:width="0.1106in" svg:height="0.039in" svg:x="0.2571in" svg:y="0.085in" svg:viewBox="0 0 282 100" svg:d="M268 17c6 0 14 0 14-9 0-8-8-8-14-8h-254c-6 0-14 0-14 8 0 9 8 9 14 9zM268 100c6 0 14 0 14-9 0-8-8-8-14-8h-254c-6 0-14 0-14 8 0 9 8 9 14 9z"><text:p/></draw:path><draw:path draw:style-name="gr1724" draw:text-style-name="P106" svg:width="0.0543in" svg:height="0.0764in" svg:x="0.4283in" svg:y="0.072in" svg:viewBox="0 0 139 195" svg:d="M74 108c10 2 45 9 45 39 0 21-15 40-48 40-36 0-52-26-59-62-1-5-2-7-6-7-6 0-6 4-6 11v56c0 8 0 10 5 10 2 0 2 0 11-8 0 0 0-2 8-10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1725" draw:text-style-name="P106" svg:width="0.0783in" svg:height="0.0059in" svg:x="0.5008in" svg:y="0.0453in" svg:viewBox="0 0 200 16" svg:d="M188 16c5 0 12 0 12-8s-6-8-12-8h-176c-5 0-12 0-12 7 0 9 7 9 12 9z"><text:p/></draw:path><draw:path draw:style-name="gr1726" draw:text-style-name="P106" svg:width="0.0425in" svg:height="0.0772in" svg:x="0.6047in" svg:y="0in" svg:viewBox="0 0 109 197" svg:d="M67 8c0-8 0-8-8-8-19 19-47 19-59 19v11c7 0 26 0 43-8v151c0 10 0 14-30 14h-11v10c5 0 42-1 53-1 10 0 47 1 54 1v-10h-12c-30 0-30-4-30-14z"><text:p/></draw:path></draw:g></text:p></table:table-cell></table:table-row><table:table-row><table:table-cell table:style-name="Table1.A2" office:value-type="string"><text:p text:style-name="P26"><draw:g text:anchor-type="as-char" svg:y="-0.1189in" draw:z-index="178" draw:style-name="gr1"><svg:title>TexMaths</svg:title><svg:desc>12§display§f§svg§600§FALSE§</svg:desc><draw:polygon draw:style-name="gr2074" draw:text-style-name="P106" svg:width="0.0992in" svg:height="0.1472in" svg:x="0in" svg:y="0.0016in" svg:viewBox="0 0 253 375" draw:points="126,375 0,375 0,0 253,0 253,375"><text:p/></draw:polygon><draw:path draw:style-name="gr2075" draw:text-style-name="P106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</text:p></table:table-cell><table:table-cell table:style-name="Table1.A2" office:value-type="string"><text:p text:style-name="P2">Drehfrequenz</text:p></table:table-cell><table:table-cell table:style-name="Table1.C2" office:value-type="string"><text:p text:style-name="P18"><draw:g text:anchor-type="as-char" svg:y="-0.1252in" draw:z-index="173" draw:style-name="gr1"><svg:title>TexMaths</svg:title><svg:desc>12§display§\left [ f \right ] = \text{Hz}§svg§600§FALSE§</svg:desc><draw:polygon draw:style-name="gr2058" draw:text-style-name="P106" svg:width="0.6114in" svg:height="0.1657in" svg:x="0in" svg:y="0.0004in" svg:viewBox="0 0 1554 422" draw:points="777,422 0,422 0,0 1554,0 1554,422"><text:p/></draw:polygon><draw:polygon draw:style-name="gr2059" draw:text-style-name="P106" svg:width="0.0228in" svg:height="0.1657in" svg:x="0.0193in" svg:y="0.0004in" svg:viewBox="0 0 59 422" draw:points="59,422 59,406 17,406 17,17 59,17 59,0 0,0 0,422"><text:p/></draw:polygon><draw:path draw:style-name="gr2060" draw:text-style-name="P106" svg:width="0.0827in" svg:height="0.1512in" svg:x="0.0547in" svg:y="0.0075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olygon draw:style-name="gr2061" draw:text-style-name="P106" svg:width="0.0228in" svg:height="0.1657in" svg:x="0.1488in" svg:y="0.0004in" svg:viewBox="0 0 59 422" draw:points="59,0 0,0 0,17 42,17 42,406 0,406 0,422 59,422"><text:p/></draw:polygon><draw:path draw:style-name="gr2062" draw:text-style-name="P106" svg:width="0.1106in" svg:height="0.039in" svg:x="0.2469in" svg:y="0.0634in" svg:viewBox="0 0 282 100" svg:d="M268 17c6 0 14 0 14-9 0-8-8-8-14-8h-254c-6 0-14 0-14 8 0 9 8 9 14 9zM268 100c6 0 14 0 14-9 0-8-8-8-14-8h-254c-6 0-14 0-14 8 0 9 8 9 14 9z"><text:p/></draw:path><draw:path draw:style-name="gr2063" draw:text-style-name="P106" svg:width="0.1134in" svg:height="0.1134in" svg:x="0.4181in" svg:y="0.011in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draw:path draw:style-name="gr2064" draw:text-style-name="P106" svg:width="0.0618in" svg:height="0.0713in" svg:x="0.5421in" svg:y="0.0528in" svg:viewBox="0 0 158 182" svg:d="M154 13c3-5 3-6 3-7 0-6-2-6-11-6h-135l-5 68h11c2-43 11-58 57-58h48l-118 159c-4 5-4 6-4 9 0 4 2 4 11 4h140l7-79h-10c-4 51-12 70-62 70h-50z"><text:p/></draw:path></draw:g></text:p></table:table-cell></table:table-row><table:table-row><table:table-cell table:style-name="Table1.A2" office:value-type="string"><text:p text:style-name="P26"><draw:g text:anchor-type="as-char" svg:y="-0.0756in" draw:z-index="177" draw:style-name="gr1"><svg:title>TexMaths</svg:title><svg:desc>12§display§v§svg§600§FALSE§</svg:desc><draw:polygon draw:style-name="gr2072" draw:text-style-name="P106" svg:width="0.0866in" svg:height="0.0713in" svg:x="0in" svg:y="0.002in" svg:viewBox="0 0 221 182" draw:points="111,182 0,182 0,0 221,0 221,182"><text:p/></draw:polygon><draw:path draw:style-name="gr2073" draw:text-style-name="P106" svg:width="0.0728in" svg:height="0.0752in" svg:x="0.0047in" svg:y="0in" svg:viewBox="0 0 186 192" svg:d="M186 30c0-23-11-30-18-30-11 0-21 11-21 20 0 6 2 9 7 14 8 8 14 19 14 34 0 17-25 114-75 114-22 0-32-14-32-36 0-24 11-55 24-90 4-7 6-13 6-21 0-19-14-35-35-35-40 0-56 61-56 65s5 4 5 4c5 0 5-1 7-7 12-43 30-52 43-52 3 0 10 0 10 13 0 11-4 21-7 30-18 49-24 68-24 86 0 47 37 53 57 53 71 0 95-140 95-162z"><text:p/></draw:path></draw:g></text:p></table:table-cell><table:table-cell table:style-name="Table1.A2" office:value-type="string"><text:p text:style-name="P2">Bahngeschwindigkeit</text:p></table:table-cell><table:table-cell table:style-name="Table1.C2" office:value-type="string"><text:p text:style-name="P18"><draw:g text:anchor-type="as-char" svg:y="-0.1866in" draw:z-index="139" draw:style-name="gr1"><svg:title>TexMaths</svg:title><svg:desc>12§display§\left [ v \right ] = \mathrm{\frac{m}{s}}§svg§600§FALSE§</svg:desc><draw:polygon draw:style-name="gr1711" draw:text-style-name="P106" svg:width="0.5591in" svg:height="0.298in" svg:x="0in" svg:y="0.0016in" svg:viewBox="0 0 1421 758" draw:points="710,758 0,758 0,0 1421,0 1421,758"><text:p/></draw:polygon><draw:polygon draw:style-name="gr1712" draw:text-style-name="P106" svg:width="0.0228in" svg:height="0.1661in" svg:x="0.0193in" svg:y="0.061in" svg:viewBox="0 0 59 423" draw:points="59,423 59,406 17,406 17,17 59,17 59,0 0,0 0,423"><text:p/></draw:polygon><draw:path draw:style-name="gr1713" draw:text-style-name="P106" svg:width="0.0728in" svg:height="0.0752in" svg:x="0.0512in" svg:y="0.113in" svg:viewBox="0 0 186 192" svg:d="M186 30c0-23-11-30-18-30-11 0-21 11-21 20 0 6 2 9 7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1714" draw:text-style-name="P106" svg:width="0.0228in" svg:height="0.1661in" svg:x="0.1362in" svg:y="0.061in" svg:viewBox="0 0 59 423" draw:points="59,0 0,0 0,17 42,17 42,406 0,406 0,423 59,423"><text:p/></draw:polygon><draw:path draw:style-name="gr1715" draw:text-style-name="P106" svg:width="0.1106in" svg:height="0.039in" svg:x="0.2346in" svg:y="0.1252in" svg:viewBox="0 0 282 100" svg:d="M268 17c6 0 14 0 14-9 0-8-8-8-14-8h-254c-6 0-14 0-14 8 0 9 8 9 14 9zM268 100c6 0 14 0 14-9 0-8-8-8-14-8h-254c-6 0-14 0-14 8 0 9 8 9 14 9z"><text:p/></draw:path><draw:path draw:style-name="gr1716" draw:text-style-name="P106" svg:width="0.1295in" svg:height="0.0732in" svg:x="0.4256in" svg:y="0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1c0-37 0-50-13-65-6-8-21-16-45-16-36 0-54 25-61 42-6-37-37-42-56-42-32 0-51 18-63 44v-44l-60 5v13c30 0 34 2 34 24z"><text:p/></draw:path><draw:polygon draw:style-name="gr1717" draw:text-style-name="P106" svg:width="0.1386in" svg:height="0.0067in" svg:x="0.4205in" svg:y="0.1409in" svg:viewBox="0 0 353 18" draw:points="177,18 0,18 0,0 353,0 353,18"><text:p/></draw:polygon><draw:path draw:style-name="gr1718" draw:text-style-name="P106" svg:width="0.0543in" svg:height="0.0764in" svg:x="0.4626in" svg:y="0.2256in" svg:viewBox="0 0 139 195" svg:d="M74 108c10 1 45 9 45 39 0 21-14 39-48 39-36 0-52-25-59-61-1-5-2-7-6-7-6 0-6 3-6 11v56c0 7 0 10 5 10 2 0 2 0 11-9 0 0 0-1 8-9 18 18 37 18 47 18 49 0 68-28 68-59 0-23-13-35-18-40-14-14-30-18-48-20-24-5-53-11-53-35 0-16 11-33 48-33 47 0 49 39 50 52 1 4 5 4 5 4 6 0 6-3 6-11v-43c0-8 0-10-5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26"><draw:g text:anchor-type="as-char" svg:y="-0.1138in" draw:z-index="176" draw:style-name="gr1"><svg:title>TexMaths</svg:title><svg:desc>12§display§T§svg§600§FALSE§</svg:desc><draw:polygon draw:style-name="gr2070" draw:text-style-name="P106" svg:width="0.1201in" svg:height="0.113in" svg:x="0in" svg:y="0in" svg:viewBox="0 0 306 288" draw:points="154,288 0,288 0,0 306,0 306,288"><text:p/></draw:polygon><draw:path draw:style-name="gr2071" draw:text-style-name="P106" svg:width="0.113in" svg:height="0.1122in" svg:x="0.0039in" svg:y="0.0012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1.A2" office:value-type="string"><text:p text:style-name="P2">Umlaufdauer</text:p></table:table-cell><table:table-cell table:style-name="Table1.C2" office:value-type="string"><text:p text:style-name="P18"><draw:g text:anchor-type="as-char" svg:y="-0.1252in" draw:z-index="138" draw:style-name="gr1"><svg:title>TexMaths</svg:title><svg:desc>12§display§\left [ T \right ] = \mathrm{s}§svg§600§FALSE§</svg:desc><draw:polygon draw:style-name="gr1705" draw:text-style-name="P106" svg:width="0.4996in" svg:height="0.1657in" svg:x="0in" svg:y="0.0004in" svg:viewBox="0 0 1270 422" draw:points="635,422 0,422 0,0 1270,0 1270,422"><text:p/></draw:polygon><draw:polygon draw:style-name="gr1706" draw:text-style-name="P106" svg:width="0.0228in" svg:height="0.1657in" svg:x="0.0193in" svg:y="0.0004in" svg:viewBox="0 0 59 422" draw:points="59,422 59,406 17,406 17,17 59,17 59,0 0,0 0,422"><text:p/></draw:polygon><draw:path draw:style-name="gr1707" draw:text-style-name="P106" svg:width="0.113in" svg:height="0.1126in" svg:x="0.05in" svg:y="0.012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1708" draw:text-style-name="P106" svg:width="0.0228in" svg:height="0.1657in" svg:x="0.1701in" svg:y="0.0004in" svg:viewBox="0 0 59 422" draw:points="59,0 0,0 0,17 42,17 42,406 0,406 0,422 59,422"><text:p/></draw:polygon><draw:path draw:style-name="gr1709" draw:text-style-name="P106" svg:width="0.1106in" svg:height="0.039in" svg:x="0.2677in" svg:y="0.0634in" svg:viewBox="0 0 282 100" svg:d="M268 17c6 0 14 0 14-9 0-8-8-8-14-8h-254c-6 0-14 0-14 8 0 9 8 9 14 9zM268 100c6 0 14 0 14-9 0-8-8-8-14-8h-254c-6 0-14 0-14 8 0 9 8 9 14 9z"><text:p/></draw:path><draw:path draw:style-name="gr1710" draw:text-style-name="P106" svg:width="0.0543in" svg:height="0.076in" svg:x="0.4394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26"><draw:g text:anchor-type="as-char" svg:y="-0.0756in" draw:z-index="175" draw:style-name="gr1"><svg:title>TexMaths</svg:title><svg:desc>12§display§\alpha§svg§600§FALSE§</svg:desc><draw:polygon draw:style-name="gr2068" draw:text-style-name="P106" svg:width="0.1071in" svg:height="0.0713in" svg:x="0in" svg:y="0.002in" svg:viewBox="0 0 273 182" draw:points="137,182 0,182 0,0 273,0 273,182"><text:p/></draw:polygon><draw:path draw:style-name="gr2069" draw:text-style-name="P106" svg:width="0.0933in" svg:height="0.0752in" svg:x="0.0067in" svg:y="0in" svg:viewBox="0 0 238 192" svg:d="M185 87c0-67-40-87-71-87-58 0-114 61-114 120 0 39 25 72 68 72 27 0 58-10 91-35 4 21 19 35 38 35 23 0 36-23 36-30 0-3-4-4-6-4s-4 1-5 4c-8 20-23 20-24 20-13 0-13-32-13-43 0-8 0-10 5-14 39-51 48-100 48-100 0-1 0-5-5-5s-5 2-6 10c-8 26-22 59-42 84zM156 145c-37 33-69 37-86 37-26 0-39-18-39-45 0-21 11-68 25-89 20-30 43-38 58-38 42 0 42 55 42 88 0 16 0 40 0 47z"><text:p/></draw:path></draw:g></text:p></table:table-cell><table:table-cell table:style-name="Table1.A2" office:value-type="string"><text:p text:style-name="P2">Winkelbeschleunigung</text:p></table:table-cell><table:table-cell table:style-name="Table1.C2" office:value-type="string"><text:p text:style-name="P18"><draw:g text:anchor-type="as-char" svg:y="-0.2283in" draw:z-index="137" draw:style-name="gr1"><svg:title>TexMaths</svg:title><svg:desc>12§display§\left [ \alpha \right ] = \mathrm{\frac{rad}{s^2}}§svg§600§FALSE§</svg:desc><draw:polygon draw:style-name="gr1694" draw:text-style-name="P106" svg:width="0.6811in" svg:height="0.3413in" svg:x="0in" svg:y="0in" svg:viewBox="0 0 1731 868" draw:points="866,868 0,868 0,0 1731,0 1731,868"><text:p/></draw:polygon><draw:polygon draw:style-name="gr1695" draw:text-style-name="P106" svg:width="0.0228in" svg:height="0.1657in" svg:x="0.0193in" svg:y="0.1028in" svg:viewBox="0 0 59 422" draw:points="59,422 59,405 17,405 17,17 59,17 59,0 0,0 0,422"><text:p/></draw:polygon><draw:path draw:style-name="gr1696" draw:text-style-name="P106" svg:width="0.0933in" svg:height="0.0752in" svg:x="0.0528in" svg:y="0.1543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olygon draw:style-name="gr1697" draw:text-style-name="P106" svg:width="0.0228in" svg:height="0.1657in" svg:x="0.1563in" svg:y="0.1028in" svg:viewBox="0 0 59 422" draw:points="59,0 0,0 0,17 42,17 42,405 0,405 0,422 59,422"><text:p/></draw:polygon><draw:path draw:style-name="gr1698" draw:text-style-name="P106" svg:width="0.1106in" svg:height="0.039in" svg:x="0.2547in" svg:y="0.1665in" svg:viewBox="0 0 282 100" svg:d="M268 17c6 0 14 0 14-9 0-8-8-8-14-8h-254c-6 0-14 0-14 8 0 9 8 9 14 9zM268 100c6 0 14 0 14-9 0-8-8-8-14-8h-254c-6 0-14 0-14 8 0 9 8 9 14 9z"><text:p/></draw:path><draw:path draw:style-name="gr1699" draw:text-style-name="P106" svg:width="0.0559in" svg:height="0.0732in" svg:x="0.4453in" svg:y="0.04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1700" draw:text-style-name="P106" svg:width="0.0752in" svg:height="0.076in" svg:x="0.513in" svg:y="0.040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1701" draw:text-style-name="P106" svg:width="0.0819in" svg:height="0.1173in" svg:x="0.5945in" svg:y="0in" svg:viewBox="0 0 209 299" svg:d="M146 270v29l63-5v-13c-29 0-33-4-33-24v-257l-61 5v13c30 0 33 2 33 24v91c-12-15-30-26-53-26-51 0-95 42-95 96s42 96 90 96c28 0 46-15 56-29zM146 157v86c0 9 0 9-4 16-12 20-32 30-50 30-19 0-34-11-44-28-12-16-13-40-13-58 0-16 1-41 13-60 10-14 25-27 48-27 16 0 32 6 46 25 4 8 4 9 4 16z"><text:p/></draw:path><draw:polygon draw:style-name="gr1702" draw:text-style-name="P106" svg:width="0.2406in" svg:height="0.0067in" svg:x="0.4406in" svg:y="0.1827in" svg:viewBox="0 0 612 18" draw:points="306,18 0,18 0,0 612,0 612,18"><text:p/></draw:polygon><draw:path draw:style-name="gr1703" draw:text-style-name="P106" svg:width="0.0543in" svg:height="0.076in" svg:x="0.4965in" svg:y="0.2665in" svg:viewBox="0 0 139 194" svg:d="M74 108c10 1 45 8 45 38 0 22-15 40-48 40-36 0-52-25-59-61-1-5-2-7-6-7-6 0-6 3-6 10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1704" draw:text-style-name="P106" svg:width="0.0516in" svg:height="0.0772in" svg:x="0.5634in" svg:y="0.216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p></table:table-cell></table:table-row><table:table-row><table:table-cell table:style-name="Table1.A2" office:value-type="string"><text:p text:style-name="P26"><draw:g text:anchor-type="as-char" svg:y="-0.1173in" draw:z-index="169" draw:style-name="gr1"><svg:title>TexMaths</svg:title><svg:desc>12§display§\phi§svg§600§FALSE§</svg:desc><draw:polygon draw:style-name="gr2014" draw:text-style-name="P106" svg:width="0.0988in" svg:height="0.148in" svg:x="0in" svg:y="0in" svg:viewBox="0 0 252 377" draw:points="126,377 0,377 0,0 252,0 252,377"><text:p/></draw:polygon><draw:path draw:style-name="gr2015" draw:text-style-name="P106" svg:width="0.087in" svg:height="0.15in" svg:x="0.0079in" svg:y="0in" svg:viewBox="0 0 222 382" svg:d="M165 10l1-5c0-1 0-5-5-5s-5 1-6 8l-25 98c-68 2-130 59-130 117 0 41 30 74 82 77-4 13-6 27-10 40-6 20-10 36-10 37 0 5 3 5 5 5 3 0 4 0 5-1 0-1 4-12 5-18l16-63c68-2 129-59 129-117 0-34-23-72-81-77zM84 291c-26-2-56-16-56-58 0-52 36-111 99-117zM138 116c33 2 57 21 57 59 0 50-36 111-100 116z"><text:p/></draw:path></draw:g></text:p></table:table-cell><table:table-cell table:style-name="Table1.A2" office:value-type="string"><text:p text:style-name="P3">Drehwinkel</text:p></table:table-cell><table:table-cell table:style-name="Table1.C2" office:value-type="string"><text:p text:style-name="P17"><draw:g text:anchor-type="as-char" svg:y="-0.1252in" draw:z-index="136" draw:style-name="gr1"><svg:title>TexMaths</svg:title><svg:desc>12§display§\left [ \phi \right ] = \mathrm{rad}§svg§600§FALSE§</svg:desc><draw:polygon draw:style-name="gr1686" draw:text-style-name="P106" svg:width="0.6531in" svg:height="0.1657in" svg:x="0in" svg:y="0.0004in" svg:viewBox="0 0 1660 422" draw:points="829,422 0,422 0,0 1660,0 1660,422"><text:p/></draw:polygon><draw:polygon draw:style-name="gr1687" draw:text-style-name="P106" svg:width="0.0228in" svg:height="0.1657in" svg:x="0.0193in" svg:y="0.0004in" svg:viewBox="0 0 59 422" draw:points="59,422 59,406 17,406 17,17 59,17 59,0 0,0 0,422"><text:p/></draw:polygon><draw:path draw:style-name="gr1688" draw:text-style-name="P106" svg:width="0.087in" svg:height="0.1492in" svg:x="0.0543in" svg:y="0.0094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olygon draw:style-name="gr1689" draw:text-style-name="P106" svg:width="0.0228in" svg:height="0.1657in" svg:x="0.1488in" svg:y="0.0004in" svg:viewBox="0 0 59 422" draw:points="59,0 0,0 0,17 42,17 42,406 0,406 0,422 59,422"><text:p/></draw:polygon><draw:path draw:style-name="gr1690" draw:text-style-name="P106" svg:width="0.1106in" svg:height="0.039in" svg:x="0.2469in" svg:y="0.0634in" svg:viewBox="0 0 282 100" svg:d="M268 17c6 0 14 0 14-9 0-8-8-8-14-8h-254c-6 0-14 0-14 8 0 9 8 9 14 9zM268 100c6 0 14 0 14-9 0-8-8-8-14-8h-254c-6 0-14 0-14 8 0 9 8 9 14 9z"><text:p/></draw:path><draw:path draw:style-name="gr1691" draw:text-style-name="P106" svg:width="0.0559in" svg:height="0.0732in" svg:x="0.4173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1692" draw:text-style-name="P106" svg:width="0.0752in" svg:height="0.076in" svg:x="0.4846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1693" draw:text-style-name="P106" svg:width="0.0819in" svg:height="0.1173in" svg:x="0.5665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14"><draw:g text:anchor-type="as-char" svg:y="-0.1181in" draw:z-index="158" draw:style-name="gr1"><svg:title>TexMaths</svg:title><svg:desc>12§display§J§svg§600§FALSE§</svg:desc><draw:polygon draw:style-name="gr1872" draw:text-style-name="P106" svg:width="0.1083in" svg:height="0.1142in" svg:x="0in" svg:y="0in" svg:viewBox="0 0 276 291" draw:points="138,291 0,291 0,0 276,0 276,291"><text:p/></draw:polygon><draw:path draw:style-name="gr1873" draw:text-style-name="P106" svg:width="0.0937in" svg:height="0.1177in" svg:x="0.0118in" svg:y="0in" svg:viewBox="0 0 239 300" svg:d="M199 31c4-14 5-18 28-18 7 0 12 0 12-8 0-4-4-5-6-5-11 0-37 1-48 1-13 0-48-1-63-1-3 0-8 0-8 8 0 5 4 5 14 5s15 0 26 1c9 2 12 3 12 9 0 2 0 5-2 8l-49 196c-9 41-38 64-60 64-12 0-33-5-41-27 2 0 5 0 5 0 17 0 28-14 28-26 0-14-11-19-18-19-9 0-29 5-29 34 0 27 23 47 56 47 39 0 83-29 94-70z"><text:p/></draw:path></draw:g></text:p></table:table-cell><table:table-cell table:style-name="Table1.A2" office:value-type="string"><text:p text:style-name="P5">Massentr<text:span text:style-name="T21">ä</text:span><text:span text:style-name="T24">gheitsmoment</text:span></text:p></table:table-cell><table:table-cell table:style-name="Table1.C2" office:value-type="string"><text:p text:style-name="P17"><draw:g text:anchor-type="as-char" svg:y="-0.1465in" draw:z-index="159" draw:style-name="gr1"><svg:title>TexMaths</svg:title><svg:desc>12§display§\left [ J \right ] = \text{kg} \cdot \text{m}^2§svg§600§FALSE§</svg:desc><draw:polygon draw:style-name="gr1874" draw:text-style-name="P106" svg:width="0.9169in" svg:height="0.1858in" svg:x="0in" svg:y="0.0024in" svg:viewBox="0 0 2330 473" draw:points="1165,473 0,473 0,0 2330,0 2330,473"><text:p/></draw:polygon><draw:polygon draw:style-name="gr1875" draw:text-style-name="P106" svg:width="0.0228in" svg:height="0.1665in" svg:x="0.0193in" svg:y="0.0217in" svg:viewBox="0 0 59 424" draw:points="59,424 59,407 17,407 17,17 59,17 59,0 0,0 0,424"><text:p/></draw:polygon><draw:path draw:style-name="gr1876" draw:text-style-name="P106" svg:width="0.0937in" svg:height="0.1177in" svg:x="0.0583in" svg:y="0.0327in" svg:viewBox="0 0 239 300" svg:d="M199 31c4-14 5-18 28-18 7 0 12 0 12-8 0-4-4-5-6-5-11 0-37 1-48 1-13 0-48-1-63-1-3 0-8 0-8 8 0 5 4 5 14 5s15 0 26 1c9 2 12 3 12 9 0 2 0 5-2 8l-49 195c-9 41-38 64-60 64-12 0-33-5-41-26 2 0 5 0 5 0 17 0 28-15 28-27 0-13-11-18-18-18-9 0-29 5-29 34 0 26 23 47 56 47 39 0 83-29 94-70z"><text:p/></draw:path><draw:polygon draw:style-name="gr1877" draw:text-style-name="P106" svg:width="0.0228in" svg:height="0.1665in" svg:x="0.1579in" svg:y="0.0217in" svg:viewBox="0 0 59 424" draw:points="59,0 0,0 0,17 42,17 42,407 0,407 0,424 59,424"><text:p/></draw:polygon><draw:path draw:style-name="gr1878" draw:text-style-name="P106" svg:width="0.1106in" svg:height="0.039in" svg:x="0.2555in" svg:y="0.085in" svg:viewBox="0 0 282 100" svg:d="M268 17c6 0 14 0 14-9 0-8-8-8-14-8h-254c-6 0-14 0-14 8 0 9 8 9 14 9zM268 100c6 0 14 0 14-9 0-8-8-8-14-8h-254c-6 0-14 0-14 8 0 9 8 9 14 9z"><text:p/></draw:path><draw:path draw:style-name="gr1879" draw:text-style-name="P106" svg:width="0.0803in" svg:height="0.1157in" svg:x="0.426in" svg:y="0.0311in" svg:viewBox="0 0 205 295" svg:d="M34 262c0 20-5 20-34 20v13c14 0 34-1 47-1 12 0 29 0 45 1v-13c-27 0-32 0-32-20v-43l26-24c34 46 52 70 52 77 0 8-7 10-16 10v13c12 0 38-1 46-1 12 0 25 0 37 1v-13c-15 0-25 0-42-23l-53-76c-1-1-3-4-3-5s31-26 35-30c26-22 44-23 54-23v-13c-14 1-18 1-30 1-16 0-42-1-48-1v13c8 0 13 5 13 11 0 8-6 13-10 16l-60 51v-203l-61 5v13c30 0 34 2 34 24z"><text:p/></draw:path><draw:path draw:style-name="gr1880" draw:text-style-name="P106" svg:width="0.076in" svg:height="0.1098in" svg:x="0.5138in" svg:y="0.0705in" svg:viewBox="0 0 194 280" svg:d="M83 119c-37 0-37-42-37-52 0-12 0-25 6-36 3-5 13-17 31-17 36 0 36 43 36 52 0 12 0 25-6 36-4 5-13 17-30 17zM34 136c0-1 0-12 7-20 15 12 33 13 42 13 38 0 68-29 68-62 0-15-7-31-18-41 16-14 31-16 39-16 1 0 3 0 4 0-4 2-7 6-7 12 0 7 6 12 12 12 5 0 13-4 13-14 0-7-6-20-21-20-9 0-28 2-46 20-18-14-36-15-44-15-40 0-70 29-70 61 0 19 10 35 21 45-6 6-14 20-14 35 0 13 6 29 20 37-27 7-40 26-40 43 0 30 42 54 94 54 50 0 94-21 94-55 0-14-6-36-27-48-23-12-48-12-73-12-11 0-29 0-33 0-13-3-21-16-21-29zM95 270c-43 0-73-22-73-44 0-19 16-36 34-37h26c37 0 84 0 84 37 0 23-30 44-71 44z"><text:p/></draw:path><draw:path draw:style-name="gr1881" draw:text-style-name="P106" svg:width="0.0177in" svg:height="0.0177in" svg:x="0.6433in" svg:y="0.0957in" svg:viewBox="0 0 46 46" svg:d="M46 23c0-12-10-23-23-23-12 0-23 11-23 23 0 13 11 23 23 23 13 0 23-10 23-23z"><text:p/></draw:path><draw:path draw:style-name="gr1882" draw:text-style-name="P106" svg:width="0.1295in" svg:height="0.0736in" svg:x="0.7177in" svg:y="0.0724in" svg:viewBox="0 0 330 188" svg:d="M34 42v113c0 20-5 20-34 20v13c14 0 36-1 48-1 11 0 32 1 47 1v-13c-28 0-33 0-33-20v-78c0-43 30-67 57-67s32 22 32 47v98c0 20-5 20-33 20v13c14 0 36-1 48-1 10 0 32 1 46 1v-13c-27 0-32 0-32-20v-78c0-43 30-67 58-67 26 0 31 22 31 47v98c0 20-5 20-34 20v13c15 0 36-1 48-1 11 0 33 1 47 1v-13c-22 0-32 0-32-13v-81c0-36 0-50-14-65-6-8-20-16-44-16-36 0-54 25-61 42-6-37-37-42-57-42-31 0-50 18-62 45v-45l-60 5v13c30 0 34 2 34 24z"><text:p/></draw:path><draw:path draw:style-name="gr1883" draw:text-style-name="P106" svg:width="0.0516in" svg:height="0.0772in" svg:x="0.857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</text:p></table:table-cell></table:table-row><table:table-row><table:table-cell table:style-name="Table1.A2" office:value-type="string"><text:p text:style-name="P26"><draw:g text:anchor-type="as-char" svg:y="-0.0756in" draw:z-index="157" draw:style-name="gr1"><svg:title>TexMaths</svg:title><svg:desc>12§display§m§svg§600§FALSE§</svg:desc><draw:polygon draw:style-name="gr1870" draw:text-style-name="P106" svg:width="0.1461in" svg:height="0.0713in" svg:x="0in" svg:y="0.002in" svg:viewBox="0 0 372 182" draw:points="186,182 0,182 0,0 372,0 372,182"><text:p/></draw:polygon><draw:path draw:style-name="gr1871" draw:text-style-name="P106" svg:width="0.1358in" svg:height="0.0752in" svg:x="0.0047in" svg:y="0in" svg:viewBox="0 0 346 192" svg:d="M25 162c-1 7-3 16-3 19 0 7 6 11 12 11 4 0 12-4 15-12 0 0 5-21 9-31l8-39c2-8 6-18 7-27 3-8 6-21 6-22 6-13 29-51 68-51 20 0 23 15 23 30 0 9-2 21-6 34l-12 49-8 33c-1 8-5 22-5 25 0 7 6 11 12 11 13 0 16-11 19-24 6-24 22-85 25-102 2-6 24-56 70-56 18 0 23 14 23 30 0 23-18 71-27 94-3 10-4 15-4 23 0 20 14 35 34 35 40 0 55-61 55-65 0-5-3-5-4-5-5 0-5 1-8 9-6 21-19 51-43 51-7 0-9-4-9-13 0-11 3-22 7-30 8-23 26-70 26-93 0-28-16-46-49-46-31 0-53 19-68 41-1-5-3-19-15-30-9-9-24-11-34-11-38 0-59 28-66 37-1-24-19-37-39-37-19 0-27 17-31 24-7 16-13 39-13 41 0 4 5 4 5 4 5 0 5 0 7-9 7-30 16-50 31-50 7 0 13 3 13 19 0 8-1 13-7 36z"><text:p/></draw:path></draw:g></text:p></table:table-cell><table:table-cell table:style-name="Table1.A2" office:value-type="string"><text:p text:style-name="P6">Masse</text:p></table:table-cell><table:table-cell table:style-name="Table1.C2" office:value-type="string"><text:p text:style-name="P17"><draw:g text:anchor-type="as-char" svg:y="-0.1252in" draw:z-index="156" draw:style-name="gr1"><svg:title>TexMaths</svg:title><svg:desc>12§display§\left [ m \right ] = \mathrm{kg}§svg§600§FALSE§</svg:desc><draw:polygon draw:style-name="gr1863" draw:text-style-name="P106" svg:width="0.6327in" svg:height="0.1657in" svg:x="0in" svg:y="0.0004in" svg:viewBox="0 0 1608 422" draw:points="804,422 0,422 0,0 1608,0 1608,422"><text:p/></draw:polygon><draw:polygon draw:style-name="gr1864" draw:text-style-name="P106" svg:width="0.0228in" svg:height="0.1657in" svg:x="0.0193in" svg:y="0.0004in" svg:viewBox="0 0 59 422" draw:points="59,422 59,406 17,406 17,17 59,17 59,0 0,0 0,422"><text:p/></draw:polygon><draw:path draw:style-name="gr1865" draw:text-style-name="P106" svg:width="0.1362in" svg:height="0.0752in" svg:x="0.0512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1866" draw:text-style-name="P106" svg:width="0.0228in" svg:height="0.1657in" svg:x="0.1957in" svg:y="0.0004in" svg:viewBox="0 0 59 422" draw:points="59,0 0,0 0,17 42,17 42,406 0,406 0,422 59,422"><text:p/></draw:polygon><draw:path draw:style-name="gr1867" draw:text-style-name="P106" svg:width="0.1106in" svg:height="0.039in" svg:x="0.2933in" svg:y="0.0634in" svg:viewBox="0 0 282 100" svg:d="M268 17c6 0 14 0 14-9 0-8-8-8-14-8h-254c-6 0-14 0-14 8 0 9 8 9 14 9zM268 100c6 0 14 0 14-9 0-8-8-8-14-8h-254c-6 0-14 0-14 8 0 9 8 9 14 9z"><text:p/></draw:path><draw:path draw:style-name="gr1868" draw:text-style-name="P106" svg:width="0.0803in" svg:height="0.1154in" svg:x="0.4638in" svg:y="0.0094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1869" draw:text-style-name="P106" svg:width="0.076in" svg:height="0.1098in" svg:x="0.552in" svg:y="0.048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</table:table-cell></table:table-row><table:table-row><table:table-cell table:style-name="Table1.A2" office:value-type="string"><text:p text:style-name="P26"><draw:g text:anchor-type="as-char" svg:y="-0.0744in" draw:z-index="155" draw:style-name="gr1"><svg:title>TexMaths</svg:title><svg:desc>12§display§r_s§svg§600§FALSE§</svg:desc><draw:polygon draw:style-name="gr1860" draw:text-style-name="P106" svg:width="0.1382in" svg:height="0.0965in" svg:x="0in" svg:y="0.0016in" svg:viewBox="0 0 352 246" draw:points="176,246 0,246 0,0 352,0 352,246"><text:p/></draw:polygon><draw:path draw:style-name="gr1861" draw:text-style-name="P106" svg:width="0.0677in" svg:height="0.0752in" svg:x="0.0047in" svg:y="0in" svg:viewBox="0 0 173 192" svg:d="M25 162c-1 7-3 17-3 19 0 7 6 11 12 11 5 0 13-4 15-12 2-1 16-59 17-67 4-13 11-43 15-55 1-5 13-26 23-35 3-3 15-13 35-13 10 0 16 4 18 4-14 3-23 12-23 23 0 7 5 16 17 16 10 0 22-10 22-25s-13-28-34-28c-28 0-47 20-56 32-2-19-18-32-38-32s-28 17-32 24c-7 14-13 40-13 41 0 5 5 5 5 5 5 0 5 0 7-10 7-30 16-50 31-50 8 0 14 3 14 19 0 8-2 13-8 36z"><text:p/></draw:path><draw:path draw:style-name="gr1862" draw:text-style-name="P106" svg:width="0.0465in" svg:height="0.0524in" svg:x="0.0835in" svg:y="0.0472in" svg:viewBox="0 0 119 134" svg:d="M107 19c-7 3-12 9-12 15 0 7 6 9 10 9 3 0 14-2 14-17 0-20-21-26-39-26-47 0-56 35-56 43 0 11 7 18 11 22 8 6 13 7 34 11 6 1 25 4 25 20 0 5-2 16-16 24-12 6-26 6-30 6-12 0-29-2-36-12 11-1 17-10 17-18 0-7-5-11-12-11-9 0-17 7-17 21 0 18 19 28 48 28 56 0 65-37 65-49 0-27-30-32-41-35-2-1-11-2-12-2-11-2-17-8-17-14 0-8 6-16 12-20 9-6 20-6 25-6 6 0 21 2 27 11z"><text:p/></draw:path></draw:g></text:p></table:table-cell><table:table-cell table:style-name="Table1.A2" office:value-type="string"><text:p text:style-name="P6">Abstand der Drehachsen</text:p></table:table-cell><table:table-cell table:style-name="Table1.C2" office:value-type="string"><text:p text:style-name="P17"><draw:g text:anchor-type="as-char" svg:y="-0.1252in" draw:z-index="154" draw:style-name="gr1"><svg:title>TexMaths</svg:title><svg:desc>12§display§\left [ r \right ] = \mathrm{m}§svg§600§FALSE§</svg:desc><draw:polygon draw:style-name="gr1854" draw:text-style-name="P106" svg:width="0.5311in" svg:height="0.1657in" svg:x="0in" svg:y="0.0004in" svg:viewBox="0 0 1350 422" draw:points="675,422 0,422 0,0 1350,0 1350,422"><text:p/></draw:polygon><draw:polygon draw:style-name="gr1855" draw:text-style-name="P106" svg:width="0.0228in" svg:height="0.1657in" svg:x="0.0193in" svg:y="0.0004in" svg:viewBox="0 0 59 422" draw:points="59,422 59,406 17,406 17,17 59,17 59,0 0,0 0,422"><text:p/></draw:polygon><draw:path draw:style-name="gr1856" draw:text-style-name="P106" svg:width="0.0677in" svg:height="0.0752in" svg:x="0.0508in" svg:y="0.0512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1857" draw:text-style-name="P106" svg:width="0.0228in" svg:height="0.1657in" svg:x="0.1295in" svg:y="0.0004in" svg:viewBox="0 0 59 422" draw:points="59,0 0,0 0,17 42,17 42,406 0,406 0,422 59,422"><text:p/></draw:polygon><draw:path draw:style-name="gr1858" draw:text-style-name="P106" svg:width="0.1106in" svg:height="0.039in" svg:x="0.2272in" svg:y="0.0634in" svg:viewBox="0 0 282 100" svg:d="M267 17c6 0 15 0 15-9 0-8-9-8-15-8h-253c-6 0-14 0-14 8 0 9 8 9 14 9zM267 100c6 0 15 0 15-9 0-8-9-8-15-8h-253c-6 0-14 0-14 8 0 9 8 9 14 9z"><text:p/></draw:path><draw:path draw:style-name="gr1859" draw:text-style-name="P106" svg:width="0.1295in" svg:height="0.0732in" svg:x="0.398in" svg:y="0.0512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1.A2" office:value-type="string"><text:p text:style-name="P33"><draw:g text:anchor-type="as-char" svg:y="-0.1602in" draw:z-index="153" draw:style-name="gr1"><svg:title>TexMaths</svg:title><svg:desc>12§display§\vec{L}§svg§600§FALSE§</svg:desc><draw:polygon draw:style-name="gr1851" draw:text-style-name="P106" svg:width="0.1154in" svg:height="0.1602in" svg:x="0in" svg:y="0in" svg:viewBox="0 0 294 408" draw:points="148,408 0,408 0,0 294,0 294,408"><text:p/></draw:polygon><draw:path draw:style-name="gr1852" draw:text-style-name="P106" svg:width="0.074in" svg:height="0.0331in" svg:x="0.037in" svg:y="0in" svg:viewBox="0 0 189 85" svg:d="M151 50c-6 6-20 18-20 25 0 5 4 10 8 10s6-4 9-6c5-6 14-18 33-28 3-2 8-3 8-9 0-4-4-6-6-8-10-6-15-15-18-24 0-4-3-10-9-10s-8 6-8 8c0 3 3 17 11 26h-145c-7 0-14 0-14 8s7 8 14 8z"><text:p/></draw:path><draw:path draw:style-name="gr1853" draw:text-style-name="P106" svg:width="0.1004in" svg:height="0.113in" svg:x="0.0067in" svg:y="0.0472in" svg:viewBox="0 0 256 288" svg:d="M142 34c3-16 6-21 45-21 12 0 16 0 16-8 0-5-5-5-7-5-13 0-48 1-63 1-12 0-43-1-56-1-3 0-7 0-7 8 0 5 3 5 10 5 2 0 10 0 17 1 8 0 11 2 11 6 0 3 0 4-1 9l-57 227c-4 16-6 19-38 19-7 0-12 0-12 9 0 4 4 4 12 4h196c11 0 11 0 13-7l34-91c1-4 1-6 1-6 0-2-1-4-5-4s-4 2-7 8c-15 39-34 87-107 87h-40c-6 0-6 0-9 0-4-1-5-1-5-5 0-1 0-2 2-9z"><text:p/></draw:path></draw:g></text:p></table:table-cell><table:table-cell table:style-name="Table1.A2" office:value-type="string"><text:p text:style-name="P7">Drehimpuls</text:p></table:table-cell><table:table-cell table:style-name="Table1.C2" office:value-type="string"><text:p text:style-name="P17"><draw:g text:anchor-type="as-char" svg:y="-0.1917in" draw:z-index="127" draw:style-name="gr1"><svg:title>TexMaths</svg:title><svg:desc>12§display§\left [ \vec{L} \right ] = \mathrm{N\cdot m\cdot s}§svg§600§FALSE§</svg:desc><draw:polygon draw:style-name="gr1522" draw:text-style-name="P106" svg:width="1.0602in" svg:height="0.2992in" svg:x="0in" svg:y="0in" svg:viewBox="0 0 2694 761" draw:points="1347,761 0,761 0,0 2694,0 2694,761"><text:p/></draw:polygon><draw:polygon draw:style-name="gr1523" draw:text-style-name="P106" svg:width="0.0378in" svg:height="0.2988in" svg:x="0.0374in" svg:y="0in" svg:viewBox="0 0 97 760" draw:points="0,760 97,760 97,741 20,741 20,20 97,20 97,0 0,0"><text:p/></draw:polygon><draw:path draw:style-name="gr1524" draw:text-style-name="P106" svg:width="0.0736in" svg:height="0.0331in" svg:x="0.1154in" svg:y="0.0303in" svg:viewBox="0 0 188 85" svg:d="M151 50c-6 6-20 18-20 26 0 4 3 9 8 9 4 0 6-3 9-6 4-6 14-18 33-27 3-3 7-4 7-10 0-4-3-6-6-8-9-6-14-15-18-24 0-4-2-10-8-10s-8 6-8 8c0 3 3 17 10 26h-144c-7 0-14 0-14 8s7 8 14 8z"><text:p/></draw:path><draw:path draw:style-name="gr1525" draw:text-style-name="P106" svg:width="0.1004in" svg:height="0.1134in" svg:x="0.085in" svg:y="0.0776in" svg:viewBox="0 0 256 289" svg:d="M142 34c3-16 6-21 45-21 12 0 16 0 16-8 0-5-5-5-7-5-14 0-48 1-63 1-12 0-43-1-56-1-3 0-7 0-7 8 0 5 3 5 10 5 2 0 10 0 17 1 7 0 11 2 11 6 0 3 0 4-1 9l-57 228c-4 16-6 19-38 19-7 0-12 0-12 9 0 4 4 4 12 4h196c10 0 10 0 13-7l34-91c1-5 1-6 1-6 0-3-1-5-5-5s-4 2-7 8c-15 40-34 88-107 88h-40c-6 0-6 0-9 0-4-1-5-1-5-5 0-1 0-2 2-9z"><text:p/></draw:path><draw:polygon draw:style-name="gr1526" draw:text-style-name="P106" svg:width="0.0378in" svg:height="0.2988in" svg:x="0.1941in" svg:y="0in" svg:viewBox="0 0 97 760" draw:points="77,741 0,741 0,760 97,760 97,0 0,0 0,20 77,20"><text:p/></draw:polygon><draw:path draw:style-name="gr1527" draw:text-style-name="P106" svg:width="0.1106in" svg:height="0.039in" svg:x="0.3252in" svg:y="0.1299in" svg:viewBox="0 0 282 100" svg:d="M268 17c6 0 14 0 14-9 0-8-8-8-14-8h-254c-6 0-14 0-14 8 0 9 8 9 14 9zM268 100c6 0 14 0 14-9 0-8-8-8-14-8h-254c-6 0-14 0-14 8 0 9 8 9 14 9z"><text:p/></draw:path><draw:path draw:style-name="gr1528" draw:text-style-name="P106" svg:width="0.1134in" svg:height="0.1134in" svg:x="0.4969in" svg:y="0.0776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ath draw:style-name="gr1529" draw:text-style-name="P106" svg:width="0.0177in" svg:height="0.0177in" svg:x="0.6673in" svg:y="0.1409in" svg:viewBox="0 0 46 46" svg:d="M46 23c0-12-10-23-23-23-12 0-23 11-23 23 0 13 11 23 23 23 13 0 23-10 23-23z"><text:p/></draw:path><draw:path draw:style-name="gr1530" draw:text-style-name="P106" svg:width="0.1295in" svg:height="0.0732in" svg:x="0.7409in" svg:y="0.117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draw:path draw:style-name="gr1531" draw:text-style-name="P106" svg:width="0.0177in" svg:height="0.0177in" svg:x="0.9256in" svg:y="0.1409in" svg:viewBox="0 0 46 46" svg:d="M46 23c0-12-10-23-23-23-12 0-23 11-23 23 0 13 11 23 23 23 13 0 23-10 23-23z"><text:p/></draw:path><draw:path draw:style-name="gr1532" draw:text-style-name="P106" svg:width="0.0543in" svg:height="0.076in" svg:x="0.9996in" svg:y="0.116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33"><draw:g text:anchor-type="as-char" svg:y="-0.1193in" draw:z-index="152" draw:style-name="gr1"><svg:title>TexMaths</svg:title><svg:desc>12§display§\vec{p}§svg§600§FALSE§</svg:desc><draw:polygon draw:style-name="gr1848" draw:text-style-name="P106" svg:width="0.1102in" svg:height="0.1504in" svg:x="0.0051in" svg:y="0in" svg:viewBox="0 0 281 383" draw:points="141,383 0,383 0,0 281,0 281,383"><text:p/></draw:polygon><draw:path draw:style-name="gr1849" draw:text-style-name="P106" svg:width="0.074in" svg:height="0.0331in" svg:x="0.037in" svg:y="0in" svg:viewBox="0 0 189 85" svg:d="M151 50c-6 6-20 18-20 25 0 5 4 10 8 10s6-4 9-6c5-6 14-18 33-27 3-3 8-4 8-10 0-4-4-6-6-8-10-6-15-15-18-24 0-4-3-10-9-10s-8 6-8 8c0 3 3 17 11 26h-145c-7 0-14 0-14 8s7 8 14 8z"><text:p/></draw:path><draw:path draw:style-name="gr1850" draw:text-style-name="P106" svg:width="0.0866in" svg:height="0.1059in" svg:x="0in" svg:y="0.0457in" svg:viewBox="0 0 221 270" svg:d="M32 238c-3 15-3 18-22 18-5 0-10 0-10 8 0 3 2 6 6 6 11 0 23-3 35-3 14 0 29 3 42 3 2 0 8 0 8-10 0-4-4-4-11-4-21 0-21-3-21-7 0-5 18-74 21-85 5 13 17 28 39 28 49 0 102-63 102-125 0-39-24-67-56-67-21 0-41 16-56 31-3-23-22-31-38-31-19 0-28 17-31 24-8 14-14 39-14 41 0 4 5 4 6 4 4 0 4 0 8-9 7-30 15-50 30-50 7 0 13 3 13 19 0 9-1 14-3 21zM107 55c4-12 14-24 23-30 14-13 26-15 33-15 18 0 28 14 28 39s-14 73-22 90c-14 30-34 43-50 43-28 0-34-35-34-37 0-1 0-2 2-7z"><text:p/></draw:path></draw:g></text:p></table:table-cell><table:table-cell table:style-name="Table1.A2" office:value-type="string"><text:p text:style-name="P7">Impuls</text:p></table:table-cell><table:table-cell table:style-name="Table1.C2" office:value-type="string"><text:p text:style-name="P17"><draw:g text:anchor-type="as-char" svg:y="-0.1252in" draw:z-index="151" draw:style-name="gr1"><svg:title>TexMaths</svg:title><svg:desc>12§display§\left [ \vec{p} \right ] = \mathrm{N \cdot s}§svg§600§FALSE§</svg:desc><draw:polygon draw:style-name="gr1839" draw:text-style-name="P106" svg:width="0.7075in" svg:height="0.1657in" svg:x="0in" svg:y="0.0004in" svg:viewBox="0 0 1798 422" draw:points="899,422 0,422 0,0 1798,0 1798,422"><text:p/></draw:polygon><draw:polygon draw:style-name="gr1840" draw:text-style-name="P106" svg:width="0.0228in" svg:height="0.1657in" svg:x="0.0193in" svg:y="0.0004in" svg:viewBox="0 0 59 422" draw:points="59,422 59,406 17,406 17,17 59,17 59,0 0,0 0,422"><text:p/></draw:polygon><draw:path draw:style-name="gr1841" draw:text-style-name="P106" svg:width="0.0736in" svg:height="0.0331in" svg:x="0.0776in" svg:y="0.0063in" svg:viewBox="0 0 188 85" svg:d="M151 50c-6 6-20 18-20 26 0 4 3 9 8 9 4 0 6-3 9-6 4-6 14-18 33-27 3-3 7-4 7-10 0-4-3-6-6-8-9-6-14-15-18-24 0-4-2-10-8-10s-8 6-8 8c0 3 3 17 10 26h-144c-7 0-14 0-14 8s7 8 14 8z"><text:p/></draw:path><draw:path draw:style-name="gr1842" draw:text-style-name="P106" svg:width="0.0866in" svg:height="0.1059in" svg:x="0.0406in" svg:y="0.0512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olygon draw:style-name="gr1843" draw:text-style-name="P106" svg:width="0.0228in" svg:height="0.1657in" svg:x="0.1331in" svg:y="0.0004in" svg:viewBox="0 0 59 422" draw:points="59,0 0,0 0,17 42,17 42,406 0,406 0,422 59,422"><text:p/></draw:polygon><draw:path draw:style-name="gr1844" draw:text-style-name="P106" svg:width="0.1106in" svg:height="0.039in" svg:x="0.2311in" svg:y="0.0634in" svg:viewBox="0 0 282 100" svg:d="M268 17c6 0 14 0 14-9 0-8-8-8-14-8h-254c-6 0-14 0-14 8 0 9 8 9 14 9zM268 100c6 0 14 0 14-9 0-8-8-8-14-8h-254c-6 0-14 0-14 8 0 9 8 9 14 9z"><text:p/></draw:path><draw:path draw:style-name="gr1845" draw:text-style-name="P106" svg:width="0.1134in" svg:height="0.1134in" svg:x="0.4028in" svg:y="0.011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1846" draw:text-style-name="P106" svg:width="0.0177in" svg:height="0.0177in" svg:x="0.5732in" svg:y="0.0744in" svg:viewBox="0 0 46 46" svg:d="M46 23c0-12-10-23-23-23-12 0-23 11-23 23 0 13 11 23 23 23 13 0 23-10 23-23z"><text:p/></draw:path><draw:path draw:style-name="gr1847" draw:text-style-name="P106" svg:width="0.0543in" svg:height="0.076in" svg:x="0.6472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33"><draw:g text:anchor-type="as-char" svg:y="-0.122in" draw:z-index="115" draw:style-name="gr1"><svg:title>TexMaths</svg:title><svg:desc>12§display§G§svg§600§FALSE§</svg:desc><draw:polygon draw:style-name="gr1391" draw:text-style-name="P106" svg:width="0.1303in" svg:height="0.1142in" svg:x="0in" svg:y="0.0039in" svg:viewBox="0 0 332 291" draw:points="166,291 0,291 0,0 332,0 332,291"><text:p/></draw:polygon><draw:path draw:style-name="gr1392" draw:text-style-name="P106" svg:width="0.1181in" svg:height="0.1217in" svg:x="0.0087in" svg:y="0in" svg:viewBox="0 0 301 310" svg:d="M301 5c0-3-2-5-5-5-1 0-3 0-7 5l-29 32c-5-6-24-37-71-37-94 0-189 94-189 193 0 67 47 117 115 117 19 0 38-5 53-11 21-8 30-17 37-25 3 9 14 25 19 25 2 0 2-1 2-1 2-1 6-17 8-27l8-32c2-8 3-15 6-22 5-19 5-19 29-21 2 0 7 0 7-8 0-2-3-5-6-5-10 0-35 1-44 1-14 0-46-1-59-1-4 0-10 0-10 9 0 4 4 4 13 4 0 0 12 0 23 2 11 1 13 2 13 8 0 4-4 23-9 39-12 47-67 52-82 52-40 0-85-26-85-91 0-12 5-83 49-138 23-29 64-55 106-55 43 0 68 33 68 82 0 17-1 18-1 22 0 5 5 5 6 5 6 0 6-1 7-9z"><text:p/></draw:path></draw:g></text:p></table:table-cell><table:table-cell table:style-name="Table1.A2" office:value-type="string"><text:p text:style-name="P63">Gravitationskonstante</text:p></table:table-cell><table:table-cell table:style-name="Table1.C2" office:value-type="string"><text:p text:style-name="P16"/></table:table-cell></table:table-row><table:table-row><table:table-cell table:style-name="Table1.A2" office:value-type="string"><text:p text:style-name="P33"><draw:g text:anchor-type="as-char" svg:y="-0.1138in" draw:z-index="117" draw:style-name="gr1"><svg:title>TexMaths</svg:title><svg:desc>12§display§F§svg§600§FALSE§</svg:desc><draw:polygon draw:style-name="gr1399" draw:text-style-name="P106" svg:width="0.1299in" svg:height="0.113in" svg:x="0in" svg:y="0in" svg:viewBox="0 0 331 288" draw:points="165,288 0,288 0,0 331,0 331,288"><text:p/></draw:polygon><draw:path draw:style-name="gr1400" draw:text-style-name="P106" svg:width="0.1181in" svg:height="0.1126in" svg:x="0.0063in" svg:y="0.0008in" svg:viewBox="0 0 301 287" svg:d="M113 150h40c32 0 35 7 35 19 0 3 0 8-2 20-1 3-3 5-3 5 0 4 4 6 6 6 4 0 4-1 6-10l23-91c1-4 1-6 1-7s0-5-4-5-5 3-6 9c-9 33-20 40-56 40h-38l28-106c3-16 3-17 22-17h57c51 0 61 15 61 47 0 9 0 11-1 23-1 4-2 6-2 7 0 2 2 5 6 5s5-3 5-10l10-73c1-12-1-12-12-12h-207c-9 0-12 0-12 8 0 5 3 5 10 5 16 0 28 0 28 7 0 3 0 3-1 11l-57 223c-4 17-4 20-38 20-7 0-12 0-12 9 0 4 5 4 6 4 13 0 44-1 56-1 15 0 49 1 63 1 4 0 9 0 9-8 0-4-2-4-2-5-1 0-3 0-12 0-10 0-12 0-22-1-13-1-14-2-14-8 0 0 0-4 2-10z"><text:p/></draw:path></draw:g></text:p></table:table-cell><table:table-cell table:style-name="Table1.A2" office:value-type="string"><text:p text:style-name="P63">Kraft</text:p></table:table-cell><table:table-cell table:style-name="Table1.C2" office:value-type="string"><text:p text:style-name="P17"><draw:g text:anchor-type="as-char" svg:y="-0.1252in" draw:z-index="116" draw:style-name="gr1"><svg:title>TexMaths</svg:title><svg:desc>12§display§[F] = N§svg§600§FALSE§</svg:desc><draw:polygon draw:style-name="gr1393" draw:text-style-name="P106" svg:width="0.5949in" svg:height="0.1657in" svg:x="0in" svg:y="0.0004in" svg:viewBox="0 0 1512 422" draw:points="756,422 0,422 0,0 1512,0 1512,422"><text:p/></draw:polygon><draw:polygon draw:style-name="gr1394" draw:text-style-name="P106" svg:width="0.0228in" svg:height="0.1657in" svg:x="0.0193in" svg:y="0.0004in" svg:viewBox="0 0 59 422" draw:points="59,422 59,406 17,406 17,17 59,17 59,0 0,0 0,422"><text:p/></draw:polygon><draw:path draw:style-name="gr1395" draw:text-style-name="P106" svg:width="0.1185in" svg:height="0.113in" svg:x="0.0524in" svg:y="0.0122in" svg:viewBox="0 0 302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olygon draw:style-name="gr1396" draw:text-style-name="P106" svg:width="0.0228in" svg:height="0.1657in" svg:x="0.1795in" svg:y="0.0004in" svg:viewBox="0 0 59 422" draw:points="59,0 0,0 0,17 42,17 42,406 0,406 0,422 59,422"><text:p/></draw:polygon><draw:path draw:style-name="gr1397" draw:text-style-name="P106" svg:width="0.1106in" svg:height="0.039in" svg:x="0.2776in" svg:y="0.0634in" svg:viewBox="0 0 282 100" svg:d="M268 17c6 0 14 0 14-9 0-8-8-8-14-8h-254c-6 0-14 0-14 8 0 9 8 9 14 9zM268 100c6 0 14 0 14-9 0-8-8-8-14-8h-254c-6 0-14 0-14 8 0 9 8 9 14 9z"><text:p/></draw:path><draw:path draw:style-name="gr1398" draw:text-style-name="P106" svg:width="0.1398in" svg:height="0.1134in" svg:x="0.45in" svg:y="0.011in" svg:viewBox="0 0 356 289" svg:d="M304 44c3-16 12-30 45-31 3 0 7 0 7-8 0 0 0-5-6-5-13 0-28 1-42 1s-30-1-43-1c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/draw:g></text:p></table:table-cell></table:table-row><table:table-row><table:table-cell table:style-name="Table1.A2" office:value-type="string"><text:p text:style-name="P33"><draw:g text:anchor-type="as-char" svg:y="-0.1138in" draw:z-index="114" draw:style-name="gr1"><svg:title>TexMaths</svg:title><svg:desc>12§display§D§svg§600§FALSE§</svg:desc><draw:polygon draw:style-name="gr1389" draw:text-style-name="P106" svg:width="0.1421in" svg:height="0.113in" svg:x="0in" svg:y="0in" svg:viewBox="0 0 362 288" draw:points="181,288 0,288 0,0 362,0 362,288"><text:p/></draw:polygon><draw:path draw:style-name="gr1390" draw:text-style-name="P106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1.A2" office:value-type="string"><text:p text:style-name="P63">Federh<text:span text:style-name="T23">ä</text:span><text:span text:style-name="T21">rte</text:span></text:p></table:table-cell><table:table-cell table:style-name="Table1.C2" office:value-type="string"><text:p text:style-name="P17"><draw:g text:anchor-type="as-char" svg:y="-0.2256in" draw:z-index="65" draw:style-name="gr1"><svg:title>TexMaths</svg:title><svg:desc>12§display§[D] = \mathrm{\frac{N}{m}}§svg§600§FALSE§</svg:desc><draw:polygon draw:style-name="gr747" draw:text-style-name="P106" svg:width="0.6146in" svg:height="0.3402in" svg:x="0in" svg:y="0in" svg:viewBox="0 0 1562 865" draw:points="780,865 0,865 0,0 1562,0 1562,865"><text:p/></draw:polygon><draw:polygon draw:style-name="gr748" draw:text-style-name="P106" svg:width="0.0228in" svg:height="0.1661in" svg:x="0.0193in" svg:y="0.1016in" svg:viewBox="0 0 59 423" draw:points="59,423 59,406 17,406 17,17 59,17 59,0 0,0 0,423"><text:p/></draw:polygon><draw:path draw:style-name="gr749" draw:text-style-name="P106" svg:width="0.1272in" svg:height="0.1134in" svg:x="0.0528in" svg:y="0.113in" svg:viewBox="0 0 324 289" svg:d="M50 257c-4 16-4 19-38 19-7 0-12 0-12 9 0 4 4 4 12 4h140c88 0 172-88 172-182 0-59-36-107-99-107h-143c-9 0-12 0-12 8 0 5 3 5 12 5 4 0 13 0 18 1 7 0 9 2 9 6 0 3-1 4-2 9zM142 29c3-15 4-16 22-16h46c42 0 77 23 77 78 0 22-8 90-44 137-12 16-46 48-99 48h-48c-6 0-6 0-8 0-5-1-6-1-6-5 0-1 0-2 2-9z"><text:p/></draw:path><draw:polygon draw:style-name="gr750" draw:text-style-name="P106" svg:width="0.0228in" svg:height="0.1661in" svg:x="0.1917in" svg:y="0.1016in" svg:viewBox="0 0 59 423" draw:points="59,0 0,0 0,17 42,17 42,406 0,406 0,423 59,423"><text:p/></draw:polygon><draw:path draw:style-name="gr751" draw:text-style-name="P106" svg:width="0.1106in" svg:height="0.039in" svg:x="0.2898in" svg:y="0.165in" svg:viewBox="0 0 282 100" svg:d="M268 17c6 0 14 0 14-9 0-8-8-8-14-8h-254c-6 0-14 0-14 8 0 9 8 9 14 9zM268 100c6 0 14 0 14-9 0-8-8-8-14-8h-254c-6 0-14 0-14 8 0 9 8 9 14 9z"><text:p/></draw:path><draw:path draw:style-name="gr752" draw:text-style-name="P106" svg:width="0.1134in" svg:height="0.1134in" svg:x="0.4882in" svg:y="0in" svg:viewBox="0 0 289 289" svg:d="M84 6c-4-6-4-6-12-6h-72v13h12c7 0 16 0 22 1 9 2 9 2 9 10v221c0 12 0 31-43 31v13c14 0 36-1 49-1 15 0 35 1 51 1v-13c-45 0-45-19-45-31v-221c3 2 3 4 5 6l173 253c4 6 4 6 7 6 6 0 6-2 6-10v-235c0-10 0-31 43-31v-13c-14 0-36 1-49 1-14 0-35-1-50-1v13c44 0 44 21 44 31v182z"><text:p/></draw:path><draw:polygon draw:style-name="gr753" draw:text-style-name="P106" svg:width="0.1386in" svg:height="0.0067in" svg:x="0.476in" svg:y="0.1811in" svg:viewBox="0 0 353 18" draw:points="176,18 0,18 0,0 353,0 353,18"><text:p/></draw:polygon><draw:path draw:style-name="gr754" draw:text-style-name="P106" svg:width="0.1295in" svg:height="0.0732in" svg:x="0.481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1.A2" office:value-type="string"><text:p text:style-name="P33"><draw:g text:anchor-type="as-char" svg:y="-0.0756in" draw:z-index="113" draw:style-name="gr1"><svg:title>TexMaths</svg:title><svg:desc>12§display§\mu§svg§600§FALSE§</svg:desc><draw:polygon draw:style-name="gr1387" draw:text-style-name="P106" svg:width="0.1in" svg:height="0.1043in" svg:x="0in" svg:y="0.002in" svg:viewBox="0 0 255 266" draw:points="127,266 0,266 0,0 255,0 255,266"><text:p/></draw:polygon><draw:path draw:style-name="gr1388" draw:text-style-name="P106" svg:width="0.0898in" svg:height="0.1094in" svg:x="0.0051in" svg:y="0in" svg:viewBox="0 0 229 279" svg:d="M85 39c2-9 6-26 6-27 0-7-5-12-12-12-1 0-13 0-17 16l-61 245c-1 5-1 6-1 8 0 6 5 10 12 10 8 0 14-7 14-8 3-4 8-26 24-92 14 11 33 14 41 14 30 0 46-20 56-32 4 20 20 32 39 32 14 0 24-10 31-24 7-15 12-41 12-41 0-5-4-5-5-5-4 0-5 1-6 7-7 28-14 53-32 53-11 0-12-11-12-19 0-10 5-29 8-45l12-46c1-6 5-22 7-28 3-10 6-26 6-29 0-8-6-11-12-11-2 0-13 0-16 14l-21 80c-5 21-9 40-11 43 0 3-20 41-55 41-20 0-31-14-31-37 0-12 4-24 6-36z"><text:p/></draw:path></draw:g></text:p></table:table-cell><table:table-cell table:style-name="Table1.A2" office:value-type="string"><text:p text:style-name="P63">Reibungszahl</text:p></table:table-cell><table:table-cell table:style-name="Table1.C2" office:value-type="string"><text:p text:style-name="P19"><draw:g text:anchor-type="as-char" svg:y="-0.1181in" draw:z-index="112" draw:style-name="gr1"><svg:title>TexMaths</svg:title><svg:desc>12§display§Faktor§svg§600§FALSE§</svg:desc><draw:polygon draw:style-name="gr1380" draw:text-style-name="P106" svg:width="0.5291in" svg:height="0.1157in" svg:x="0in" svg:y="0in" svg:viewBox="0 0 1345 295" draw:points="673,295 0,295 0,0 1345,0 1345,295"><text:p/></draw:polygon><draw:path draw:style-name="gr1381" draw:text-style-name="P106" svg:width="0.1181in" svg:height="0.1134in" svg:x="0.0063in" svg:y="0.0024in" svg:viewBox="0 0 301 289" svg:d="M113 151h41c31 0 34 7 34 19 0 4 0 8-2 20-1 3-2 5-2 5 0 4 3 6 6 6s3-1 6-9l22-92c2-5 2-6 2-7s0-5-5-5c-4 0-5 2-6 8-9 34-19 41-55 41h-39l28-107c3-16 3-17 23-17h56c52 0 61 15 61 47 0 10 0 11-1 23-1 5-1 6-1 7 0 3 1 5 6 5 3 0 5-2 5-9l9-74c1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1382" draw:text-style-name="P106" svg:width="0.076in" svg:height="0.0756in" svg:x="0.1366in" svg:y="0.0421in" svg:viewBox="0 0 194 193" svg:d="M142 28c-9-16-21-28-40-28-49 0-102 63-102 125 0 40 23 68 56 68 9 0 30-1 56-31 3 18 18 31 38 31 16 0 25-10 31-23 7-16 13-42 13-42 0-5-3-5-4-5-5 0-5 2-6 8-8 28-16 52-33 52-12 0-13-11-13-19 0-10 1-12 6-31 5-18 5-22 10-39l14-59c4-12 4-13 4-15 0-7-5-12-12-12-11 0-17 10-18 20zM114 137c-2 9-2 9-8 16-20 24-36 30-48 30-22 0-28-23-28-40 0-20 13-73 24-92 13-26 31-41 49-41 28 0 34 35 34 37s-1 5-3 7z"><text:p/></draw:path><draw:path draw:style-name="gr1383" draw:text-style-name="P106" svg:width="0.0752in" svg:height="0.1177in" svg:x="0.2268in" svg:y="0in" svg:viewBox="0 0 192 300" svg:d="M98 5c0 0 0-5-6-5-9 0-39 4-51 5-4 0-7 0-7 8 0 5 3 5 9 5 21 0 22 2 22 7l-1 9-63 245c-1 6-1 7-1 9 0 10 8 12 12 12 6 0 12-3 14-9 3-4 22-82 24-93 15 1 50 8 50 36 0 4 0 5-2 8-1 6-1 11-1 16 0 25 17 42 39 42 13 0 24-7 33-23 11-18 16-42 16-43 0-4-4-4-5-4-5 0-5 1-6 8-8 31-19 53-37 53-9 0-13-5-13-21 0-7 1-17 2-23 2-7 2-9 2-13 0-28-26-40-63-45 13-8 27-21 37-31 20-23 40-41 60-41 4 0 4 0 5 0 5 1 5 1 8 4 1 0 1 1 1 1-19 1-24 18-24 23 0 7 5 15 17 15 11 0 23-9 23-26 0-12-10-27-29-27-12 0-31 4-61 38-14 15-31 33-48 39z"><text:p/></draw:path><draw:path draw:style-name="gr1384" draw:text-style-name="P106" svg:width="0.0512in" svg:height="0.1063in" svg:x="0.313in" svg:y="0.011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draw:path draw:style-name="gr1385" draw:text-style-name="P106" svg:width="0.0709in" svg:height="0.0756in" svg:x="0.376in" svg:y="0.0421in" svg:viewBox="0 0 181 193" svg:d="M181 72c0-44-29-72-67-72-58 0-114 60-114 121 0 42 29 72 68 72 57 0 113-59 113-121zM68 183c-18 0-37-13-37-46 0-20 11-67 25-89 21-32 46-38 57-38 25 0 38 20 38 45 0 17-8 62-25 90-14 24-38 38-58 38z"><text:p/></draw:path><draw:path draw:style-name="gr1386" draw:text-style-name="P106" svg:width="0.0677in" svg:height="0.0756in" svg:x="0.4543in" svg:y="0.0421in" svg:viewBox="0 0 173 193" svg:d="M25 163c-1 7-3 17-3 19 0 7 6 11 12 11 4 0 13-4 15-12 1-1 16-59 17-68 4-13 11-43 14-55 2-5 14-25 23-35 4-3 16-13 35-13 11 0 17 4 18 4-13 3-23 13-23 23 0 8 5 16 17 16 11 0 23-10 23-25s-13-28-35-28c-28 0-47 20-55 33-3-20-18-33-39-33-19 0-27 17-31 24-7 15-13 40-13 41 0 5 5 5 5 5 5 0 5 0 7-10 7-30 16-50 31-50 7 0 13 3 13 19 0 8-1 13-7 36z"><text:p/></draw:path></draw:g></text:p></table:table-cell></table:table-row><table:table-row><table:table-cell table:style-name="Table1.A2" office:value-type="string"><text:p text:style-name="P33"><draw:g text:anchor-type="as-char" svg:y="-0.1138in" draw:z-index="38" draw:style-name="gr1"><svg:title>TexMaths</svg:title><svg:desc>12§display§F_N§svg§600§FALSE§</svg:desc><draw:polygon draw:style-name="gr501" draw:text-style-name="P106" svg:width="0.2244in" svg:height="0.139in" svg:x="0in" svg:y="0in" svg:viewBox="0 0 571 354" draw:points="286,354 0,354 0,0 571,0 571,354"><text:p/></draw:polygon><draw:path draw:style-name="gr502" draw:text-style-name="P106" svg:width="0.1181in" svg:height="0.1134in" svg:x="0.0063in" svg:y="0.0008in" svg:viewBox="0 0 301 289" svg:d="M113 150h41c31 0 34 8 34 20 0 3 0 8-2 20-1 3-2 5-2 5 0 4 3 6 6 6s3-1 6-10l22-91c2-5 2-6 2-7 0-2 0-5-5-5-4 0-5 2-6 8-9 34-19 41-55 41h-39l28-107c3-16 3-17 23-17h56c52 0 61 15 61 47 0 10 0 11-1 23-1 5-1 6-1 7 0 3 1 5 6 5 3 0 5-2 5-10l9-73c1-12-1-12-12-12h-207c-9 0-12 0-12 8 0 5 3 5 10 5 16 0 28 0 28 7 0 3 0 3-1 11l-57 224c-4 17-4 21-38 21-7 0-12 0-12 8 0 5 5 5 6 5 13 0 44-1 56-1 15 0 50 1 63 1 5 0 9 0 9-9 0-3-2-3-2-4-1 0-2 0-12 0s-12 0-22-2c-13-1-14-2-14-8 0 0 0-4 2-10z"><text:p/></draw:path><draw:path draw:style-name="gr503" draw:text-style-name="P106" svg:width="0.1035in" svg:height="0.0795in" svg:x="0.115in" svg:y="0.0591in" svg:viewBox="0 0 264 203" svg:d="M227 32c3-10 7-21 31-21 1 0 6 0 6-7 0-2-1-4-5-4-9 0-20 1-30 1-7 0-24-1-31-1-2 0-6 0-6 6 0 5 4 5 6 5 14 0 19 5 19 12 0 2 0 3-1 7l-32 130-76-155c-2-5-2-5-10-5h-40c-6 0-10 0-10 6 0 5 4 5 10 5s13 0 19 1l-40 160c-2 11-8 19-31 21-2 0-6 0-6 6 0 3 2 4 5 4 9 0 20-1 30-1 7 0 25 1 32 1 3 0 6-1 6-6 0-4-3-4-7-4-19 0-19-9-19-12 0-2 0-3 1-8l38-153 87 179c2 4 3 4 7 4s4-1 6-6z"><text:p/></draw:path></draw:g></text:p></table:table-cell><table:table-cell table:style-name="Table1.A2" office:value-type="string"><text:p text:style-name="P65">Normalkraft</text:p></table:table-cell><table:table-cell table:style-name="Table1.C2" office:value-type="string"><text:p text:style-name="P19"><draw:g text:anchor-type="as-char" svg:y="-0.1252in" draw:z-index="37" draw:style-name="gr1"><svg:title>TexMaths</svg:title><svg:desc>12§display§[F_N] = N§svg§600§FALSE§</svg:desc><draw:polygon draw:style-name="gr494" draw:text-style-name="P106" svg:width="0.698in" svg:height="0.1657in" svg:x="0in" svg:y="0.0004in" svg:viewBox="0 0 1774 422" draw:points="887,422 0,422 0,0 1774,0 1774,422"><text:p/></draw:polygon><draw:polygon draw:style-name="gr495" draw:text-style-name="P106" svg:width="0.0228in" svg:height="0.1657in" svg:x="0.0193in" svg:y="0.0004in" svg:viewBox="0 0 59 422" draw:points="59,422 59,406 17,406 17,17 59,17 59,0 0,0 0,422"><text:p/></draw:polygon><draw:path draw:style-name="gr496" draw:text-style-name="P106" svg:width="0.1185in" svg:height="0.113in" svg:x="0.0524in" svg:y="0.0122in" svg:viewBox="0 0 302 288" svg:d="M113 150h41c31 0 34 7 34 19 0 4 0 9-2 21-1 2-2 4-2 4 0 4 3 6 6 6s3-1 6-9l22-91c2-5 2-6 2-8 0-1 0-4-5-4-4 0-5 2-6 8-9 34-19 41-55 41h-39l28-107c3-16 3-17 23-17h56c52 0 61 15 61 47 0 10 0 11-1 23-1 5-1 6-1 7 0 2 1 5 6 5 4 0 5-3 5-10l9-73c2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497" draw:text-style-name="P106" svg:width="0.1035in" svg:height="0.0795in" svg:x="0.161in" svg:y="0.0697in" svg:viewBox="0 0 264 203" svg:d="M227 32c3-10 7-21 31-21 1 0 6 0 6-7 0-2-1-4-5-4-9 0-20 1-30 1-7 0-24-1-31-1-2 0-6 0-6 6 0 5 4 5 6 5 14 0 19 5 19 12 0 2 0 3-1 7l-32 130-76-155c-2-5-2-5-10-5h-40c-6 0-10 0-10 6 0 5 4 5 10 5s13 0 19 1l-40 160c-2 10-8 19-31 20-2 0-6 0-6 6 0 4 2 5 5 5 9 0 20-1 30-1 7 0 25 1 32 1 3 0 6-1 6-6s-3-5-7-5c-19 0-19-8-19-12 0-1 0-2 1-7l38-153 87 178c2 5 3 5 7 5s4-1 6-6z"><text:p/></draw:path><draw:polygon draw:style-name="gr498" draw:text-style-name="P106" svg:width="0.0228in" svg:height="0.1657in" svg:x="0.2827in" svg:y="0.0004in" svg:viewBox="0 0 59 422" draw:points="59,0 0,0 0,17 42,17 42,406 0,406 0,422 59,422"><text:p/></draw:polygon><draw:path draw:style-name="gr499" draw:text-style-name="P106" svg:width="0.1106in" svg:height="0.039in" svg:x="0.3803in" svg:y="0.0634in" svg:viewBox="0 0 282 100" svg:d="M268 17c6 0 14 0 14-9 0-8-8-8-14-8h-254c-6 0-14 0-14 8 0 9 8 9 14 9zM268 100c6 0 14 0 14-9 0-8-8-8-14-8h-254c-6 0-14 0-14 8 0 9 8 9 14 9z"><text:p/></draw:path><draw:path draw:style-name="gr500" draw:text-style-name="P106" svg:width="0.1402in" svg:height="0.1134in" svg:x="0.5531in" svg:y="0.011in" svg:viewBox="0 0 357 289" svg:d="M304 44c3-16 12-30 45-31 3 0 8 0 8-8 0 0 0-5-6-5-14 0-29 1-42 1-15 0-30-1-44-1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/draw:g></text:p></table:table-cell></table:table-row><table:table-row><table:table-cell table:style-name="Table1.A2" office:value-type="string"><text:p text:style-name="P33"><draw:g text:anchor-type="as-char" svg:y="-0.1189in" draw:z-index="111" draw:style-name="gr1"><svg:title>TexMaths</svg:title><svg:desc>12§display§\theta§svg§600§FALSE§</svg:desc><draw:polygon draw:style-name="gr1378" draw:text-style-name="P106" svg:width="0.0827in" svg:height="0.115in" svg:x="0in" svg:y="0.0016in" svg:viewBox="0 0 211 293" draw:points="106,293 0,293 0,0 211,0 211,293"><text:p/></draw:polygon><draw:path draw:style-name="gr1379" draw:text-style-name="P106" svg:width="0.0685in" svg:height="0.1189in" svg:x="0.0071in" svg:y="0in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</text:p></table:table-cell><table:table-cell table:style-name="Table1.A2" office:value-type="string"><text:p text:style-name="P62">Winkel Drehachse - Bewegungsrichtung</text:p></table:table-cell><table:table-cell table:style-name="Table1.C2" office:value-type="string"><text:p text:style-name="P17"><draw:g text:anchor-type="as-char" svg:y="-0.1252in" draw:z-index="110" draw:style-name="gr1"><svg:title>TexMaths</svg:title><svg:desc>12§display§\left [ \theta \right ] = \mathrm{rad}§svg§600§FALSE§</svg:desc><draw:polygon draw:style-name="gr1370" draw:text-style-name="P106" svg:width="0.6366in" svg:height="0.1657in" svg:x="0in" svg:y="0.0004in" svg:viewBox="0 0 1618 422" draw:points="809,422 0,422 0,0 1618,0 1618,422"><text:p/></draw:polygon><draw:polygon draw:style-name="gr1371" draw:text-style-name="P106" svg:width="0.0228in" svg:height="0.1657in" svg:x="0.0193in" svg:y="0.0004in" svg:viewBox="0 0 59 422" draw:points="59,422 59,406 17,406 17,17 59,17 59,0 0,0 0,422"><text:p/></draw:polygon><draw:path draw:style-name="gr1372" draw:text-style-name="P106" svg:width="0.0685in" svg:height="0.1193in" svg:x="0.0528in" svg:y="0.007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1373" draw:text-style-name="P106" svg:width="0.0228in" svg:height="0.1657in" svg:x="0.1323in" svg:y="0.0004in" svg:viewBox="0 0 59 422" draw:points="59,0 0,0 0,17 42,17 42,406 0,406 0,422 59,422"><text:p/></draw:polygon><draw:path draw:style-name="gr1374" draw:text-style-name="P106" svg:width="0.1106in" svg:height="0.039in" svg:x="0.2303in" svg:y="0.0634in" svg:viewBox="0 0 282 100" svg:d="M268 17c6 0 14 0 14-9 0-8-8-8-14-8h-254c-6 0-14 0-14 8 0 9 8 9 14 9zM268 100c6 0 14 0 14-9 0-8-8-8-14-8h-254c-6 0-14 0-14 8 0 9 8 9 14 9z"><text:p/></draw:path><draw:path draw:style-name="gr1375" draw:text-style-name="P106" svg:width="0.0559in" svg:height="0.0732in" svg:x="0.4008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1376" draw:text-style-name="P106" svg:width="0.0752in" svg:height="0.076in" svg:x="0.468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1377" draw:text-style-name="P106" svg:width="0.0819in" svg:height="0.1173in" svg:x="0.55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33"><draw:g text:anchor-type="as-char" svg:y="-0.1161in" draw:z-index="71" draw:style-name="gr1"><svg:title>TexMaths</svg:title><svg:desc>12§display§F_C§svg§600§FALSE§</svg:desc><draw:polygon draw:style-name="gr780" draw:text-style-name="P106" svg:width="0.2098in" svg:height="0.1386in" svg:x="0in" svg:y="0in" svg:viewBox="0 0 534 353" draw:points="267,353 0,353 0,0 534,0 534,353"><text:p/></draw:polygon><draw:path draw:style-name="gr781" draw:text-style-name="P106" svg:width="0.1181in" svg:height="0.113in" svg:x="0.0063in" svg:y="0.0008in" svg:viewBox="0 0 301 288" svg:d="M113 150h40c31 0 35 7 35 19 0 4 0 9-2 21-2 2-3 4-3 4 0 4 4 6 6 6 4 0 4-1 6-9l23-91c1-5 1-6 1-8 0-1 0-4-5-4-3 0-4 2-6 8-8 34-19 41-55 41h-38l28-107c3-16 3-17 22-17h57c51 0 61 15 61 47 0 10 0 11-2 23-1 5-1 6-1 7 0 2 1 5 6 5 4 0 5-3 5-10l10-73c1-12-2-12-12-12h-208c-8 0-12 0-12 8 0 5 4 5 11 5 16 0 28 0 28 7 0 3 0 3-1 11l-57 223c-4 17-4 21-38 21-7 0-12 0-12 8 0 5 5 5 6 5 13 0 44-1 56-1 15 0 49 1 63 1 4 0 9 0 9-8 0-4-2-4-2-5-1 0-3 0-12 0-10 0-12 0-22-1-13-2-14-3-14-9 0 0 0-3 2-9z"><text:p/></draw:path><draw:path draw:style-name="gr782" draw:text-style-name="P106" svg:width="0.0898in" svg:height="0.0843in" svg:x="0.1146in" svg:y="0.0567in" svg:viewBox="0 0 229 215" svg:d="M229 4c0-2-1-4-4-4-2 0-2 0-5 4l-22 22c-3-3-20-26-55-26-72 0-143 64-143 131 0 48 38 84 91 84 16 0 44-4 74-29 24-20 30-46 30-48 0-5-2-5-5-5s-3 3-4 5c-12 41-54 66-90 66-31 0-66-17-66-64 0-8 1-55 36-93 20-23 51-36 79-36 35 0 55 25 55 57 0 9-1 11-1 14s3 3 6 3c5 0 5-1 6-7z"><text:p/></draw:path></draw:g></text:p></table:table-cell><table:table-cell table:style-name="Table1.A2" office:value-type="string"><text:p text:style-name="P64">Coulombkraft</text:p></table:table-cell><table:table-cell table:style-name="Table1.C2" office:value-type="string"><text:p text:style-name="P17"><draw:g text:anchor-type="as-char" svg:y="-0.1252in" draw:z-index="66" draw:style-name="gr1"><svg:title>TexMaths</svg:title><svg:desc>12§display§[F_C] = \mathrm{N}§svg§600§FALSE§</svg:desc><draw:polygon draw:style-name="gr755" draw:text-style-name="P106" svg:width="0.6571in" svg:height="0.1657in" svg:x="0in" svg:y="0.0004in" svg:viewBox="0 0 1670 422" draw:points="834,422 0,422 0,0 1670,0 1670,422"><text:p/></draw:polygon><draw:polygon draw:style-name="gr756" draw:text-style-name="P106" svg:width="0.0228in" svg:height="0.1657in" svg:x="0.0193in" svg:y="0.0004in" svg:viewBox="0 0 59 422" draw:points="59,422 59,406 17,406 17,17 59,17 59,0 0,0 0,422"><text:p/></draw:polygon><draw:path draw:style-name="gr757" draw:text-style-name="P106" svg:width="0.1185in" svg:height="0.113in" svg:x="0.0524in" svg:y="0.0122in" svg:viewBox="0 0 302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758" draw:text-style-name="P106" svg:width="0.0898in" svg:height="0.0843in" svg:x="0.161in" svg:y="0.0673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olygon draw:style-name="gr759" draw:text-style-name="P106" svg:width="0.0228in" svg:height="0.1657in" svg:x="0.2685in" svg:y="0.0004in" svg:viewBox="0 0 59 422" draw:points="59,0 0,0 0,17 42,17 42,406 0,406 0,422 59,422"><text:p/></draw:polygon><draw:path draw:style-name="gr760" draw:text-style-name="P106" svg:width="0.1106in" svg:height="0.039in" svg:x="0.3661in" svg:y="0.0634in" svg:viewBox="0 0 282 100" svg:d="M268 17c6 0 14 0 14-9 0-8-8-8-14-8h-254c-6 0-14 0-14 8 0 9 8 9 14 9zM268 100c6 0 14 0 14-9 0-8-8-8-14-8h-254c-6 0-14 0-14 8 0 9 8 9 14 9z"><text:p/></draw:path><draw:path draw:style-name="gr761" draw:text-style-name="P106" svg:width="0.1134in" svg:height="0.1134in" svg:x="0.5378in" svg:y="0.011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/draw:g></text:p></table:table-cell></table:table-row><table:table-row><table:table-cell table:style-name="Table1.A2" office:value-type="string"><text:p text:style-name="P33"><draw:g text:anchor-type="as-char" svg:y="-0.1165in" draw:z-index="70" draw:style-name="gr1"><svg:title>TexMaths</svg:title><svg:desc>12§display§Q§svg§600§FALSE§</svg:desc><draw:polygon draw:style-name="gr778" draw:text-style-name="P106" svg:width="0.1319in" svg:height="0.1469in" svg:x="0in" svg:y="0.0039in" svg:viewBox="0 0 336 374" draw:points="167,374 0,374 0,0 336,0 336,374"><text:p/></draw:polygon><draw:path draw:style-name="gr779" draw:text-style-name="P106" svg:width="0.115in" svg:height="0.15in" svg:x="0.0079in" svg:y="0in" svg:viewBox="0 0 293 382" svg:d="M165 297c66-25 128-100 128-182 0-69-45-115-108-115-91 0-185 96-185 195 0 71 48 114 108 114 11 0 25-2 42-6-1 26-1 27-1 32 0 13 0 47 35 47 50 0 71-78 71-82 0-3-4-5-5-5-3 0-5 3-5 5-11 30-35 41-50 41-19 0-25-12-30-44zM85 294c-33-13-48-47-48-85 0-29 11-90 44-135 31-44 71-63 102-63 42 0 73 32 73 90 0 42-22 141-92 181-3-14-8-46-39-46-22 0-43 22-43 44 0 8 3 13 3 14zM111 299c-5 0-20 0-20-19 0-17 17-34 34-34 18 0 27 11 27 36 0 6 0 7-5 9-11 4-24 8-36 8z"><text:p/></draw:path></draw:g></text:p></table:table-cell><table:table-cell table:style-name="Table1.A2" office:value-type="string"><text:p text:style-name="P64">Ladung</text:p></table:table-cell><table:table-cell table:style-name="Table1.C2" office:value-type="string"><text:p text:style-name="P17"><draw:g text:anchor-type="as-char" svg:y="-0.1252in" draw:z-index="67" draw:style-name="gr1"><svg:title>TexMaths</svg:title><svg:desc>12§display§[Q] = \mathrm{C}§svg§600§FALSE§</svg:desc><draw:polygon draw:style-name="gr762" draw:text-style-name="P106" svg:width="0.5654in" svg:height="0.1657in" svg:x="0in" svg:y="0.0004in" svg:viewBox="0 0 1437 422" draw:points="718,422 0,422 0,0 1437,0 1437,422"><text:p/></draw:polygon><draw:polygon draw:style-name="gr763" draw:text-style-name="P106" svg:width="0.0228in" svg:height="0.1657in" svg:x="0.0193in" svg:y="0.0004in" svg:viewBox="0 0 59 422" draw:points="59,422 59,406 17,406 17,17 59,17 59,0 0,0 0,422"><text:p/></draw:polygon><draw:path draw:style-name="gr764" draw:text-style-name="P106" svg:width="0.115in" svg:height="0.1492in" svg:x="0.0543in" svg:y="0.0075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765" draw:text-style-name="P106" svg:width="0.0228in" svg:height="0.1657in" svg:x="0.1811in" svg:y="0.0004in" svg:viewBox="0 0 59 422" draw:points="59,0 0,0 0,17 42,17 42,406 0,406 0,422 59,422"><text:p/></draw:polygon><draw:path draw:style-name="gr766" draw:text-style-name="P106" svg:width="0.1106in" svg:height="0.039in" svg:x="0.2787in" svg:y="0.0634in" svg:viewBox="0 0 282 100" svg:d="M268 17c6 0 14 0 14-9 0-8-8-8-14-8h-254c-6 0-14 0-14 8 0 9 8 9 14 9zM268 100c6 0 14 0 14-9 0-8-8-8-14-8h-254c-6 0-14 0-14 8 0 9 8 9 14 9z"><text:p/></draw:path><draw:path draw:style-name="gr767" draw:text-style-name="P106" svg:width="0.1012in" svg:height="0.1209in" svg:x="0.4539in" svg:y="0.0075in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<text:p/></draw:path></draw:g></text:p></table:table-cell></table:table-row><table:table-row><table:table-cell table:style-name="Table1.A2" office:value-type="string"><text:p text:style-name="P33"><draw:g text:anchor-type="as-char" svg:y="-0.1138in" draw:z-index="69" draw:style-name="gr1"><svg:title>TexMaths</svg:title><svg:desc>12§display§E§svg§600§FALSE§</svg:desc><draw:polygon draw:style-name="gr776" draw:text-style-name="P106" svg:width="0.1319in" svg:height="0.113in" svg:x="0in" svg:y="0in" svg:viewBox="0 0 336 288" draw:points="167,288 0,288 0,0 336,0 336,288"><text:p/></draw:polygon><draw:path draw:style-name="gr777" draw:text-style-name="P106" svg:width="0.1201in" svg:height="0.1126in" svg:x="0.0063in" svg:y="0.0008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1.A2" office:value-type="string"><text:p text:style-name="P64">Elektr. Feldst<text:span text:style-name="T23">ä</text:span><text:span text:style-name="T21">rke</text:span></text:p></table:table-cell><table:table-cell table:style-name="Table1.C2" office:value-type="string"><text:p text:style-name="P17"><draw:g text:anchor-type="as-char" svg:y="-0.2256in" draw:z-index="68" draw:style-name="gr1"><svg:title>TexMaths</svg:title><svg:desc>12§display§[E] = \frac{\mathrm{V}}{\mathrm{m}}§svg§600§FALSE§</svg:desc><draw:polygon draw:style-name="gr768" draw:text-style-name="P106" svg:width="0.6043in" svg:height="0.3402in" svg:x="0in" svg:y="0in" svg:viewBox="0 0 1536 865" draw:points="768,865 0,865 0,0 1536,0 1536,865"><text:p/></draw:polygon><draw:polygon draw:style-name="gr769" draw:text-style-name="P106" svg:width="0.0228in" svg:height="0.1661in" svg:x="0.0193in" svg:y="0.1016in" svg:viewBox="0 0 59 423" draw:points="59,423 59,406 17,406 17,17 59,17 59,0 0,0 0,423"><text:p/></draw:polygon><draw:path draw:style-name="gr770" draw:text-style-name="P106" svg:width="0.1205in" svg:height="0.113in" svg:x="0.0524in" svg:y="0.1134in" svg:viewBox="0 0 307 288" svg:d="M283 190c1-3 3-5 3-6s0-5-5-5c-4 0-5 2-6 5-28 62-43 91-115 91h-62c-6 0-7 0-9 0-5-1-6-1-6-5 0-1 0-2 2-9l29-116h42c36 0 36 9 36 20 0 2 0 8-4 20 0 2-1 4-1 5 0 2 3 5 6 5 4 0 5-3 6-9l24-100c0-2-1-4-5-4-3 0-4 3-6 8-8 32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olygon draw:style-name="gr771" draw:text-style-name="P106" svg:width="0.0228in" svg:height="0.1661in" svg:x="0.1819in" svg:y="0.1016in" svg:viewBox="0 0 59 423" draw:points="59,0 0,0 0,17 42,17 42,406 0,406 0,423 59,423"><text:p/></draw:polygon><draw:path draw:style-name="gr772" draw:text-style-name="P106" svg:width="0.1106in" svg:height="0.039in" svg:x="0.2795in" svg:y="0.165in" svg:viewBox="0 0 282 100" svg:d="M268 17c6 0 14 0 14-9 0-8-8-8-14-8h-254c-6 0-14 0-14 8 0 9 8 9 14 9zM268 100c6 0 14 0 14-9 0-8-8-8-14-8h-254c-6 0-14 0-14 8 0 9 8 9 14 9z"><text:p/></draw:path><draw:path draw:style-name="gr773" draw:text-style-name="P106" svg:width="0.1181in" svg:height="0.1173in" svg:x="0.4748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olygon draw:style-name="gr774" draw:text-style-name="P106" svg:width="0.1386in" svg:height="0.0067in" svg:x="0.4657in" svg:y="0.1811in" svg:viewBox="0 0 353 18" draw:points="176,18 0,18 0,0 353,0 353,18"><text:p/></draw:polygon><draw:path draw:style-name="gr775" draw:text-style-name="P106" svg:width="0.1295in" svg:height="0.0732in" svg:x="0.4709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33"><draw:g text:anchor-type="as-char" svg:y="-0.1161in" draw:z-index="46" draw:style-name="gr1"><svg:title>TexMaths</svg:title><svg:desc>12§display§F_W§svg§600§FALSE§</svg:desc><draw:polygon draw:style-name="gr542" draw:text-style-name="P106" svg:width="0.2496in" svg:height="0.1386in" svg:x="0in" svg:y="0in" svg:viewBox="0 0 635 353" draw:points="318,353 0,353 0,0 635,0 635,353"><text:p/></draw:polygon><draw:path draw:style-name="gr543" draw:text-style-name="P106" svg:width="0.1181in" svg:height="0.113in" svg:x="0.0063in" svg:y="0.000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544" draw:text-style-name="P106" svg:width="0.1272in" svg:height="0.0819in" svg:x="0.1157in" svg:y="0.0591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/draw:g></text:p></table:table-cell><table:table-cell table:style-name="Table1.A2" office:value-type="string"><text:p text:style-name="P73">Str<text:span text:style-name="T10">ömungswiderstandskraft</text:span></text:p></table:table-cell><table:table-cell table:style-name="Table1.C2" office:value-type="string"><text:p text:style-name="P17"><draw:g text:anchor-type="as-char" svg:y="-0.1252in" draw:z-index="45" draw:style-name="gr1"><svg:title>TexMaths</svg:title><svg:desc>12§display§[F_W] = N§svg§600§FALSE§</svg:desc><draw:polygon draw:style-name="gr535" draw:text-style-name="P106" svg:width="0.7224in" svg:height="0.1657in" svg:x="0in" svg:y="0.0004in" svg:viewBox="0 0 1836 422" draw:points="919,422 0,422 0,0 1836,0 1836,422"><text:p/></draw:polygon><draw:polygon draw:style-name="gr536" draw:text-style-name="P106" svg:width="0.0228in" svg:height="0.1657in" svg:x="0.0193in" svg:y="0.0004in" svg:viewBox="0 0 59 422" draw:points="59,422 59,406 17,406 17,17 59,17 59,0 0,0 0,422"><text:p/></draw:polygon><draw:path draw:style-name="gr537" draw:text-style-name="P106" svg:width="0.1181in" svg:height="0.113in" svg:x="0.0524in" svg:y="0.0118in" svg:viewBox="0 0 301 288" svg:d="M113 150h41c31 0 34 7 34 19 0 4 0 9-2 21-1 2-3 4-3 4 0 4 4 6 6 6 4 0 4-1 6-9l23-91c1-5 1-6 1-8 0-1 0-4-4-4s-5 2-6 8c-9 34-20 41-55 41h-39l28-107c3-16 3-17 23-17h56c51 0 61 15 61 47 0 10 0 11-1 23-1 5-1 6-1 7 0 2 1 5 6 5 3 0 4-3 4-10l10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538" draw:text-style-name="P106" svg:width="0.1272in" svg:height="0.0819in" svg:x="0.1618in" svg:y="0.0697in" svg:viewBox="0 0 324 209" svg:d="M284 35l5-7c6-9 13-16 28-17 3 0 7-1 7-7 0-2-3-4-5-4-6 0-14 1-22 1-10 0-24-1-33-1-1 0-6 0-6 6 0 5 5 5 6 5 6 0 15 2 15 11 0 2-3 8-4 9l-83 138-17-150c0-8 18-8 20-8 5 0 9 0 9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olygon draw:style-name="gr539" draw:text-style-name="P106" svg:width="0.0228in" svg:height="0.1657in" svg:x="0.3075in" svg:y="0.0004in" svg:viewBox="0 0 59 422" draw:points="59,0 0,0 0,17 42,17 42,406 0,406 0,422 59,422"><text:p/></draw:polygon><draw:path draw:style-name="gr540" draw:text-style-name="P106" svg:width="0.1106in" svg:height="0.039in" svg:x="0.4051in" svg:y="0.0634in" svg:viewBox="0 0 282 100" svg:d="M267 17c6 0 15 0 15-9 0-8-9-8-15-8h-253c-6 0-14 0-14 8 0 9 8 9 14 9zM267 100c6 0 15 0 15-9 0-8-9-8-15-8h-253c-6 0-14 0-14 8 0 9 8 9 14 9z"><text:p/></draw:path><draw:path draw:style-name="gr541" draw:text-style-name="P106" svg:width="0.1398in" svg:height="0.1134in" svg:x="0.5776in" svg:y="0.011in" svg:viewBox="0 0 356 289" svg:d="M303 44c4-16 12-30 46-31 2 0 7 0 7-8 0 0 0-5-6-5-13 0-29 1-42 1-14 0-30-1-43-1-2 0-8 0-8 8 0 5 4 5 8 5 24 0 29 10 29 18 0 3-1 9-1 10l-48 188-94-221c-3-8-3-8-13-8h-56c-9 0-14 0-14 8 0 5 5 5 12 5 3 0 29 0 29 4l-56 228c-4 17-11 30-46 31-2 0-7 0-7 8 0 4 2 5 6 5 13 0 28-1 42-1s30 1 43 1c3 0 9 0 9-8 0-5-5-5-10-5-24-1-28-10-28-18 0-4 2-6 3-11l55-223c2 2 2 4 4 7l105 250c4 7 5 8 8 8 5 0 5-1 6-8z"><text:p/></draw:path></draw:g></text:p></table:table-cell></table:table-row><table:table-row><table:table-cell table:style-name="Table1.A2" office:value-type="string"><text:p text:style-name="P37"><draw:g text:anchor-type="as-char" svg:y="-0.0752in" draw:z-index="44" draw:style-name="gr1"><svg:title>TexMaths</svg:title><svg:desc>12§display§c_W§svg§600§FALSE§</svg:desc><draw:polygon draw:style-name="gr532" draw:text-style-name="P106" svg:width="0.215in" svg:height="0.0965in" svg:x="0in" svg:y="0.0016in" svg:viewBox="0 0 547 246" draw:points="274,246 0,246 0,0 547,0 547,246"><text:p/></draw:polygon><draw:path draw:style-name="gr533" draw:text-style-name="P106" svg:width="0.065in" svg:height="0.0752in" svg:x="0.0067in" svg:y="0.0004in" svg:viewBox="0 0 166 192" svg:d="M151 26c-7 0-13 0-19 6-7 6-7 14-7 17 0 10 7 15 16 15 12 0 24-10 24-28 0-20-21-36-51-36-58 0-114 61-114 120 0 38 25 72 68 72 62 0 98-45 98-51 0-2-3-4-6-4-1 0-3 1-5 3-34 42-81 42-85 42-27 0-39-20-39-45 0-18 9-59 23-85 13-24 37-42 60-42 15 0 31 4 37 16z"><text:p/></draw:path><draw:path draw:style-name="gr534" draw:text-style-name="P106" svg:width="0.1272in" svg:height="0.0819in" svg:x="0.0807in" svg:y="0.0189in" svg:viewBox="0 0 324 209" svg:d="M285 35l5-7c6-9 13-16 27-17 4 0 7-1 7-7 0-2-2-4-4-4-6 0-15 1-22 1-11 0-24-1-34-1-1 0-6 0-6 6 0 5 5 5 6 5 6 0 16 2 16 11 0 2-4 8-5 9l-83 138-17-150c0-8 18-8 21-8 5 0 8 0 8-7 0 0 0-4-5-4-6 0-13 0-18 1-6 0-14 0-20 0s-24-1-31-1c-1 0-6 0-6 6 0 5 5 5 8 5 13 0 15 2 15 5 1 2 1 10 2 19l-82 134-15-145c0-1 0-5 0-5 0-8 18-8 20-8 4 0 9 0 9-7 0-2-2-4-5-4-9 0-30 1-39 1s-23-1-31-1c-4 0-6 1-6 6s4 5 8 5c15 0 15 1 15 9l20 180c0 6 1 9 6 9s7-3 9-6l92-153 17 151c1 6 2 8 6 8 6 0 7-3 10-6z"><text:p/></draw:path></draw:g></text:p></table:table-cell><table:table-cell table:style-name="Table1.A2" office:value-type="string"><text:p text:style-name="P65">Widerstandskoeffizient</text:p></table:table-cell><table:table-cell table:style-name="Table1.C2" office:value-type="string"><text:p text:style-name="P17"><draw:g text:anchor-type="as-char" svg:y="-0.1181in" draw:z-index="43" draw:style-name="gr1"><svg:title>TexMaths</svg:title><svg:desc>12§display§\text{Faktor}§svg§600§FALSE§</svg:desc><draw:polygon draw:style-name="gr525" draw:text-style-name="P106" svg:width="0.4772in" svg:height="0.1157in" svg:x="0in" svg:y="0in" svg:viewBox="0 0 1213 295" draw:points="606,295 0,295 0,0 1213,0 1213,295"><text:p/></draw:polygon><draw:path draw:style-name="gr526" draw:text-style-name="P106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527" draw:text-style-name="P106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528" draw:text-style-name="P106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529" draw:text-style-name="P106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530" draw:text-style-name="P106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531" draw:text-style-name="P106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1.A2" office:value-type="string"><text:p text:style-name="P37"><draw:g text:anchor-type="as-char" svg:y="-0.1189in" draw:z-index="42" draw:style-name="gr1"><svg:title>TexMaths</svg:title><svg:desc>12§display§A§svg§600§FALSE§</svg:desc><draw:polygon draw:style-name="gr523" draw:text-style-name="P106" svg:width="0.1248in" svg:height="0.113in" svg:x="0in" svg:y="0.0051in" svg:viewBox="0 0 318 288" draw:points="158,288 0,288 0,0 318,0 318,288"><text:p/></draw:polygon><draw:path draw:style-name="gr524" draw:text-style-name="P106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p></table:table-cell><table:table-cell table:style-name="Table1.A2" office:value-type="string"><text:p text:style-name="P65">Querschnittsfl<text:span text:style-name="T23">ä</text:span><text:span text:style-name="T21">che</text:span></text:p></table:table-cell><table:table-cell table:style-name="Table1.C2" office:value-type="string"><text:p text:style-name="P17"><draw:g text:anchor-type="as-char" svg:y="-0.1465in" draw:z-index="41" draw:style-name="gr1"><svg:title>TexMaths</svg:title><svg:desc>12§display§[A] = m^2§svg§600§FALSE§</svg:desc><draw:polygon draw:style-name="gr516" draw:text-style-name="P106" svg:width="0.6508in" svg:height="0.1858in" svg:x="0in" svg:y="0.0024in" svg:viewBox="0 0 1654 473" draw:points="828,473 0,473 0,0 1654,0 1654,473"><text:p/></draw:polygon><draw:polygon draw:style-name="gr517" draw:text-style-name="P106" svg:width="0.0228in" svg:height="0.1665in" svg:x="0.0193in" svg:y="0.0217in" svg:viewBox="0 0 59 424" draw:points="59,424 59,407 17,407 17,17 59,17 59,0 0,0 0,424"><text:p/></draw:polygon><draw:path draw:style-name="gr518" draw:text-style-name="P106" svg:width="0.1142in" svg:height="0.1193in" svg:x="0.052in" svg:y="0.0268in" svg:viewBox="0 0 291 304" svg:d="M61 255c-17 29-33 35-53 36-4 0-8 0-8 9 0 2 2 4 6 4 11 0 24-1 36-1 14 0 29 1 42 1 2 0 8 0 8-8 0-5-3-5-7-5-9-1-19-5-19-15 0-5 2-10 6-16l31-54h107c1 9 7 67 7 71 0 13-22 14-31 14-6 0-9 0-9 9 0 4 4 4 6 4 16 0 34-1 52-1 11 0 38 1 48 1 3 0 8 0 8-8 0-5-4-5-10-5-26 0-26-3-28-15l-25-266c-1-9-1-10-8-10s-9 2-11 7zM112 193l84-140 13 140z"><text:p/></draw:path><draw:polygon draw:style-name="gr519" draw:text-style-name="P106" svg:width="0.0228in" svg:height="0.1665in" svg:x="0.1744in" svg:y="0.0217in" svg:viewBox="0 0 59 424" draw:points="59,0 0,0 0,17 42,17 42,407 0,407 0,424 59,424"><text:p/></draw:polygon><draw:path draw:style-name="gr520" draw:text-style-name="P106" svg:width="0.1106in" svg:height="0.039in" svg:x="0.2724in" svg:y="0.085in" svg:viewBox="0 0 282 100" svg:d="M268 17c6 0 14 0 14-9 0-8-8-8-14-8h-254c-6 0-14 0-14 8 0 9 8 9 14 9zM268 100c6 0 14 0 14-9 0-8-8-8-14-8h-254c-6 0-14 0-14 8 0 9 8 9 14 9z"><text:p/></draw:path><draw:path draw:style-name="gr521" draw:text-style-name="P106" svg:width="0.1362in" svg:height="0.0756in" svg:x="0.4437in" svg:y="0.0724in" svg:viewBox="0 0 347 193" svg:d="M25 162c-1 8-3 17-3 20 0 7 6 11 12 11 4 0 12-4 15-12 0 0 5-21 9-32l8-38c2-9 6-18 7-28 3-7 6-20 6-22 6-13 29-51 69-51 19 0 23 15 23 30 0 9-3 21-6 35l-12 49-9 32c-1 9-5 23-5 26 0 7 6 11 12 11 14 0 16-11 20-25 6-24 21-85 25-102 1-6 24-56 69-56 18 0 23 14 23 30 0 24-18 72-26 95-4 9-5 14-5 23 0 20 14 35 35 35 39 0 55-62 55-65 0-5-4-5-5-5-5 0-5 1-7 8-6 22-19 52-43 52-7 0-10-4-10-13 0-11 4-22 7-30 9-23 27-70 27-94 0-28-17-46-49-46s-53 19-69 41c-1-5-2-19-14-30-10-9-24-11-35-11-37 0-59 28-66 37-1-24-19-37-39-37-19 0-27 17-31 24-7 16-13 40-13 41 0 5 5 5 5 5 5 0 5 0 7-10 7-30 16-50 31-50 7 0 13 3 13 19 0 8-1 13-7 36z"><text:p/></draw:path><draw:path draw:style-name="gr522" draw:text-style-name="P106" svg:width="0.0516in" svg:height="0.0772in" svg:x="0.5921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3z"><text:p/></draw:path></draw:g></text:p></table:table-cell></table:table-row><table:table-row><table:table-cell table:style-name="Table1.A2" office:value-type="string"><text:p text:style-name="P33"><draw:g text:anchor-type="as-char" svg:y="-0.0756in" draw:z-index="40" draw:style-name="gr1"><svg:title>TexMaths</svg:title><svg:desc>12§display§\rho§svg§600§FALSE§</svg:desc><draw:polygon draw:style-name="gr514" draw:text-style-name="P106" svg:width="0.0862in" svg:height="0.1043in" svg:x="0in" svg:y="0.002in" svg:viewBox="0 0 220 266" draw:points="109,266 0,266 0,0 220,0 220,266"><text:p/></draw:polygon><draw:path draw:style-name="gr515" draw:text-style-name="P106" svg:width="0.0787in" svg:height="0.1094in" svg:x="0.0051in" svg:y="0in" svg:viewBox="0 0 201 279" svg:d="M1 261c-1 5-1 6-1 8 0 6 5 10 12 10 8 0 14-7 14-8 3-4 16-61 28-107 8 17 22 29 42 29 49 0 105-61 105-123 0-46-28-70-59-70-42 0-87 42-99 94zM96 183c-30 0-37-34-37-37s2-11 4-16c12-48 15-64 25-81 18-30 39-39 53-39 15 0 28 12 28 41 0 24-12 71-22 92-15 27-35 40-51 40z"><text:p/></draw:path></draw:g></text:p></table:table-cell><table:table-cell table:style-name="Table1.A2" office:value-type="string"><text:p text:style-name="P65">Dichte des Fluids</text:p></table:table-cell><table:table-cell table:style-name="Table1.C2" office:value-type="string"><text:p text:style-name="P17"><draw:g text:anchor-type="as-char" svg:y="-0.228in" draw:z-index="39" draw:style-name="gr1"><svg:title>TexMaths</svg:title><svg:desc>12§display§[\rho] = \mathrm{\frac{kg}{m^3}}§svg§600§FALSE§</svg:desc><draw:polygon draw:style-name="gr504" draw:text-style-name="P106" svg:width="0.6323in" svg:height="0.3417in" svg:x="0in" svg:y="0in" svg:viewBox="0 0 1607 869" draw:points="804,869 0,869 0,0 1607,0 1607,869"><text:p/></draw:polygon><draw:polygon draw:style-name="gr505" draw:text-style-name="P106" svg:width="0.0228in" svg:height="0.1657in" svg:x="0.0193in" svg:y="0.1031in" svg:viewBox="0 0 59 422" draw:points="59,422 59,406 17,406 17,17 59,17 59,0 0,0 0,422"><text:p/></draw:polygon><draw:path draw:style-name="gr506" draw:text-style-name="P106" svg:width="0.0783in" svg:height="0.1091in" svg:x="0.0512in" svg:y="0.154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olygon draw:style-name="gr507" draw:text-style-name="P106" svg:width="0.0228in" svg:height="0.1657in" svg:x="0.1354in" svg:y="0.1031in" svg:viewBox="0 0 59 422" draw:points="59,0 0,0 0,17 42,17 42,406 0,406 0,422 59,422"><text:p/></draw:polygon><draw:path draw:style-name="gr508" draw:text-style-name="P106" svg:width="0.1106in" svg:height="0.039in" svg:x="0.2335in" svg:y="0.1665in" svg:viewBox="0 0 282 100" svg:d="M268 17c6 0 14 0 14-9 0-8-8-8-14-8h-254c-6 0-14 0-14 8 0 9 8 9 14 9zM268 100c6 0 14 0 14-9 0-8-8-8-14-8h-254c-6 0-14 0-14 8 0 9 8 9 14 9z"><text:p/></draw:path><draw:path draw:style-name="gr509" draw:text-style-name="P106" svg:width="0.0803in" svg:height="0.1154in" svg:x="0.4441in" svg:y="0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510" draw:text-style-name="P106" svg:width="0.076in" svg:height="0.1098in" svg:x="0.5315in" svg:y="0.039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511" draw:text-style-name="P106" svg:width="0.213in" svg:height="0.0067in" svg:x="0.4197in" svg:y="0.1831in" svg:viewBox="0 0 542 18" draw:points="271,18 0,18 0,0 542,0 542,18"><text:p/></draw:polygon><draw:path draw:style-name="gr512" draw:text-style-name="P106" svg:width="0.1295in" svg:height="0.0732in" svg:x="0.4248in" svg:y="0.268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513" draw:text-style-name="P106" svg:width="0.0535in" svg:height="0.0795in" svg:x="0.5642in" svg:y="0.21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/draw:g></text:p></table:table-cell></table:table-row></table:table><text:p text:style-name="P8"/></draw:text-box></draw:frame>Kreisbewegung</text:h>
      <text:p text:style-name="P11"><draw:g text:anchor-type="as-char" svg:y="-0.2311in" draw:z-index="182" draw:style-name="gr1"><svg:title>TexMaths</svg:title><svg:desc>12§display§\omega=\frac{\Delta \varphi}{\Delta t}=\frac{2\pi}T§svg§600§FALSE§</svg:desc><draw:polygon draw:style-name="gr2101" draw:text-style-name="P106" svg:width="1.0425in" svg:height="0.3402in" svg:x="0in" svg:y="0.0051in" svg:viewBox="0 0 2649 865" draw:points="1324,865 0,865 0,0 2649,0 2649,865"><text:p/></draw:polygon><draw:path draw:style-name="gr2102" draw:text-style-name="P106" svg:width="0.0984in" svg:height="0.0752in" svg:x="0.002in" svg:y="0.1579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2103" draw:text-style-name="P106" svg:width="0.1106in" svg:height="0.039in" svg:x="0.165in" svg:y="0.1701in" svg:viewBox="0 0 282 100" svg:d="M268 17c6 0 14 0 14-9 0-8-8-8-14-8h-254c-6 0-14 0-14 8 0 9 8 9 14 9zM268 100c6 0 14 0 14-9 0-8-8-8-14-8h-254c-6 0-14 0-14 8 0 9 8 9 14 9z"><text:p/></draw:path><draw:path draw:style-name="gr2104" draw:text-style-name="P106" svg:width="0.1224in" svg:height="0.1193in" svg:x="0.3587in" svg:y="0in" svg:viewBox="0 0 312 304" svg:d="M167 7c-3-5-4-7-11-7s-7 2-11 7l-143 289c-2 3-2 3-2 4 0 4 2 4 10 4h294c6 0 8 0 8-4 0-1 0-1-1-4zM143 42l114 230h-228z"><text:p/></draw:path><draw:path draw:style-name="gr2105" draw:text-style-name="P106" svg:width="0.0945in" svg:height="0.1098in" svg:x="0.4972in" svg:y="0.0457in" svg:viewBox="0 0 241 280" svg:d="M50 260c-1 6-1 6-1 8 0 10 7 12 12 12 3 0 11-1 16-11 1-3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olygon draw:style-name="gr2106" draw:text-style-name="P106" svg:width="0.2472in" svg:height="0.0067in" svg:x="0.3504in" svg:y="0.1866in" svg:viewBox="0 0 629 18" draw:points="314,18 0,18 0,0 629,0 629,18"><text:p/></draw:polygon><draw:path draw:style-name="gr2107" draw:text-style-name="P106" svg:width="0.1224in" svg:height="0.1193in" svg:x="0.3827in" svg:y="0.226in" svg:viewBox="0 0 312 304" svg:d="M167 7c-3-5-4-7-11-7s-8 2-11 7l-143 289c-2 3-2 3-2 4 0 4 2 4 10 4h294c6 0 8 0 8-4 0-1 0-1-1-4zM143 42l114 230h-228z"><text:p/></draw:path><draw:path draw:style-name="gr2108" draw:text-style-name="P106" svg:width="0.0512in" svg:height="0.1059in" svg:x="0.5173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2109" draw:text-style-name="P106" svg:width="0.1106in" svg:height="0.039in" svg:x="0.6724in" svg:y="0.1701in" svg:viewBox="0 0 282 100" svg:d="M268 17c6 0 14 0 14-9 0-8-8-8-14-8h-254c-6 0-14 0-14 8 0 9 8 9 14 9zM268 100c6 0 14 0 14-9 0-8-8-8-14-8h-254c-6 0-14 0-14 8 0 9 8 9 14 9z"><text:p/></draw:path><draw:path draw:style-name="gr2110" draw:text-style-name="P106" svg:width="0.0661in" svg:height="0.1106in" svg:x="0.8665in" svg:y="0.0079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2111" draw:text-style-name="P106" svg:width="0.0898in" svg:height="0.0732in" svg:x="0.9461in" svg:y="0.047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2112" draw:text-style-name="P106" svg:width="0.1839in" svg:height="0.0067in" svg:x="0.8587in" svg:y="0.1866in" svg:viewBox="0 0 468 18" draw:points="234,18 0,18 0,0 468,0 468,18"><text:p/></draw:polygon><draw:path draw:style-name="gr2113" draw:text-style-name="P106" svg:width="0.113in" svg:height="0.1126in" svg:x="0.8945in" svg:y="0.2327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/draw:g> <text:tab/><draw:g text:anchor-type="as-char" svg:y="-0.2228in" draw:z-index="181" draw:style-name="gr1"><svg:title>TexMaths</svg:title><svg:desc>12§display§f =\frac1T = \frac{\omega}{2\pi}§svg§600§FALSE§</svg:desc><draw:polygon draw:style-name="gr2090" draw:text-style-name="P106" svg:width="0.9055in" svg:height="0.3335in" svg:x="0in" svg:y="0.0035in" svg:viewBox="0 0 2301 848" draw:points="1150,848 0,848 0,0 2301,0 2301,848"><text:p/></draw:polygon><draw:path draw:style-name="gr2091" draw:text-style-name="P106" svg:width="0.0827in" svg:height="0.1516in" svg:x="0.0091in" svg:y="0.1059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draw:path draw:style-name="gr2092" draw:text-style-name="P106" svg:width="0.1106in" svg:height="0.039in" svg:x="0.1543in" svg:y="0.1622in" svg:viewBox="0 0 282 100" svg:d="M268 17c6 0 14 0 14-9 0-8-8-8-14-8h-254c-6 0-14 0-14 8 0 9 8 9 14 9zM268 100c6 0 14 0 14-9 0-8-8-8-14-8h-254c-6 0-14 0-14 8 0 9 8 9 14 9z"><text:p/></draw:path><draw:path draw:style-name="gr2093" draw:text-style-name="P106" svg:width="0.0547in" svg:height="0.1106in" svg:x="0.3736in" svg:y="0in" svg:viewBox="0 0 140 282" svg:d="M88 11c0-10 0-11-10-11-26 28-65 28-78 28v13c8 0 34 0 55-12v220c0 15-1 20-39 20h-14v13c16-1 52-1 70-1 17 0 54 0 68 1v-13h-13c-38 0-39-5-39-20z"><text:p/></draw:path><draw:polygon draw:style-name="gr2094" draw:text-style-name="P106" svg:width="0.1201in" svg:height="0.0067in" svg:x="0.3406in" svg:y="0.1783in" svg:viewBox="0 0 306 18" draw:points="154,18 0,18 0,0 306,0 306,18"><text:p/></draw:polygon><draw:path draw:style-name="gr2095" draw:text-style-name="P106" svg:width="0.113in" svg:height="0.1126in" svg:x="0.3445in" svg:y="0.2248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2096" draw:text-style-name="P106" svg:width="0.1106in" svg:height="0.039in" svg:x="0.5354in" svg:y="0.1622in" svg:viewBox="0 0 282 100" svg:d="M268 17c6 0 14 0 14-9 0-8-8-8-14-8h-254c-6 0-14 0-14 8 0 9 8 9 14 9zM268 100c6 0 14 0 14-9 0-8-8-8-14-8h-254c-6 0-14 0-14 8 0 9 8 9 14 9z"><text:p/></draw:path><draw:path draw:style-name="gr2097" draw:text-style-name="P106" svg:width="0.0984in" svg:height="0.0752in" svg:x="0.761in" svg:y="0.0374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olygon draw:style-name="gr2098" draw:text-style-name="P106" svg:width="0.1839in" svg:height="0.0067in" svg:x="0.7217in" svg:y="0.1783in" svg:viewBox="0 0 468 18" draw:points="234,18 0,18 0,0 468,0 468,18"><text:p/></draw:polygon><draw:path draw:style-name="gr2099" draw:text-style-name="P106" svg:width="0.0661in" svg:height="0.1106in" svg:x="0.7295in" svg:y="0.2264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2100" draw:text-style-name="P106" svg:width="0.0898in" svg:height="0.0732in" svg:x="0.8091in" svg:y="0.2661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/draw:g> <text:tab/> <text:tab/><draw:g text:anchor-type="as-char" svg:y="-0.222in" draw:z-index="147" draw:style-name="gr1"><svg:title>TexMaths</svg:title><svg:desc>12§display§v = r \cdot \omega = \frac{2\pi \cdot r}T = 2\pi r  f§svg§600§FALSE§</svg:desc><draw:polygon draw:style-name="gr1782" draw:text-style-name="P106" svg:width="1.8445in" svg:height="0.3331in" svg:x="0in" svg:y="0.0039in" svg:viewBox="0 0 4686 847" draw:points="2344,847 0,847 0,0 4686,0 4686,847"><text:p/></draw:polygon><draw:path draw:style-name="gr1783" draw:text-style-name="P106" svg:width="0.0728in" svg:height="0.0752in" svg:x="0.0047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784" draw:text-style-name="P106" svg:width="0.1106in" svg:height="0.039in" svg:x="0.1417in" svg:y="0.1618in" svg:viewBox="0 0 282 100" svg:d="M268 17c6 0 14 0 14-9 0-8-8-8-14-8h-254c-6 0-14 0-14 8 0 9 8 9 14 9zM268 100c6 0 14 0 14-9 0-8-8-8-14-8h-254c-6 0-14 0-14 8 0 9 8 9 14 9z"><text:p/></draw:path><draw:path draw:style-name="gr1785" draw:text-style-name="P106" svg:width="0.0677in" svg:height="0.0752in" svg:x="0.3126in" svg:y="0.149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1786" draw:text-style-name="P106" svg:width="0.0177in" svg:height="0.0177in" svg:x="0.4386in" svg:y="0.1728in" svg:viewBox="0 0 46 46" svg:d="M46 23c0-12-10-23-23-23-12 0-23 11-23 23 0 13 11 23 23 23 13 0 23-10 23-23z"><text:p/></draw:path><draw:path draw:style-name="gr1787" draw:text-style-name="P106" svg:width="0.0984in" svg:height="0.0752in" svg:x="0.5094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1788" draw:text-style-name="P106" svg:width="0.1106in" svg:height="0.039in" svg:x="0.672in" svg:y="0.1618in" svg:viewBox="0 0 282 100" svg:d="M268 17c6 0 14 0 14-9 0-8-8-8-14-8h-254c-6 0-14 0-14 8 0 9 8 9 14 9zM268 100c6 0 14 0 14-9 0-8-8-8-14-8h-254c-6 0-14 0-14 8 0 9 8 9 14 9z"><text:p/></draw:path><draw:path draw:style-name="gr1789" draw:text-style-name="P106" svg:width="0.0661in" svg:height="0.1106in" svg:x="0.8661in" svg:y="0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790" draw:text-style-name="P106" svg:width="0.0898in" svg:height="0.0732in" svg:x="0.9453in" svg:y="0.0394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1791" draw:text-style-name="P106" svg:width="0.0177in" svg:height="0.0177in" svg:x="1.0929in" svg:y="0.0602in" svg:viewBox="0 0 46 46" svg:d="M46 23c0-12-10-23-23-23-12 0-23 11-23 23 0 13 11 23 23 23 13 0 23-10 23-23z"><text:p/></draw:path><draw:path draw:style-name="gr1792" draw:text-style-name="P106" svg:width="0.0677in" svg:height="0.0752in" svg:x="1.1665in" svg:y="0.037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1793" draw:text-style-name="P106" svg:width="0.3831in" svg:height="0.0067in" svg:x="0.8579in" svg:y="0.1783in" svg:viewBox="0 0 974 18" draw:points="487,18 0,18 0,0 974,0 974,18"><text:p/></draw:polygon><draw:path draw:style-name="gr1794" draw:text-style-name="P106" svg:width="0.113in" svg:height="0.1126in" svg:x="0.9937in" svg:y="0.2248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1795" draw:text-style-name="P106" svg:width="0.1106in" svg:height="0.039in" svg:x="1.3161in" svg:y="0.1618in" svg:viewBox="0 0 282 100" svg:d="M268 17c6 0 14 0 14-9 0-8-8-8-14-8h-254c-6 0-14 0-14 8 0 9 8 9 14 9zM268 100c6 0 14 0 14-9 0-8-8-8-14-8h-254c-6 0-14 0-14 8 0 9 8 9 14 9z"><text:p/></draw:path><draw:path draw:style-name="gr1796" draw:text-style-name="P106" svg:width="0.0661in" svg:height="0.1106in" svg:x="1.4906in" svg:y="0.11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797" draw:text-style-name="P106" svg:width="0.0898in" svg:height="0.0732in" svg:x="1.5701in" svg:y="0.152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1798" draw:text-style-name="P106" svg:width="0.0677in" svg:height="0.0752in" svg:x="1.6709in" svg:y="0.149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1799" draw:text-style-name="P106" svg:width="0.0827in" svg:height="0.1512in" svg:x="1.7543in" svg:y="0.1055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/draw:g><text:tab/><draw:g text:anchor-type="as-char" svg:y="-0.2228in" draw:z-index="172" draw:style-name="gr1"><svg:title>TexMaths</svg:title><svg:desc>12§display§T = \frac{2\pi \cdot r}{v} = \frac{2\pi}{\omega}§svg§600§FALSE§</svg:desc><draw:polygon draw:style-name="gr2044" draw:text-style-name="P106" svg:width="1.1894in" svg:height="0.3335in" svg:x="0in" svg:y="0.0035in" svg:viewBox="0 0 3022 848" draw:points="1511,848 0,848 0,0 3022,0 3022,848"><text:p/></draw:polygon><draw:path draw:style-name="gr2045" draw:text-style-name="P106" svg:width="0.113in" svg:height="0.1126in" svg:x="0.0039in" svg:y="0.110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2046" draw:text-style-name="P106" svg:width="0.1106in" svg:height="0.039in" svg:x="0.176in" svg:y="0.1622in" svg:viewBox="0 0 282 100" svg:d="M268 17c6 0 14 0 14-9 0-8-8-8-14-8h-254c-6 0-14 0-14 8 0 9 8 9 14 9zM268 100c6 0 14 0 14-9 0-8-8-8-14-8h-254c-6 0-14 0-14 8 0 9 8 9 14 9z"><text:p/></draw:path><draw:path draw:style-name="gr2047" draw:text-style-name="P106" svg:width="0.0661in" svg:height="0.1106in" svg:x="0.3701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2048" draw:text-style-name="P106" svg:width="0.0898in" svg:height="0.0732in" svg:x="0.4488in" svg:y="0.0398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2049" draw:text-style-name="P106" svg:width="0.0177in" svg:height="0.0177in" svg:x="0.5965in" svg:y="0.0606in" svg:viewBox="0 0 46 46" svg:d="M46 23c0-12-10-23-23-23-12 0-23 11-23 23 0 13 11 23 23 23 13 0 23-10 23-23z"><text:p/></draw:path><draw:path draw:style-name="gr2050" draw:text-style-name="P106" svg:width="0.0677in" svg:height="0.0752in" svg:x="0.6701in" svg:y="0.037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2051" draw:text-style-name="P106" svg:width="0.3835in" svg:height="0.0067in" svg:x="0.3614in" svg:y="0.1783in" svg:viewBox="0 0 975 18" draw:points="487,18 0,18 0,0 975,0 975,18"><text:p/></draw:polygon><draw:path draw:style-name="gr2052" draw:text-style-name="P106" svg:width="0.0728in" svg:height="0.0752in" svg:x="0.5146in" svg:y="0.2638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2053" draw:text-style-name="P106" svg:width="0.1106in" svg:height="0.039in" svg:x="0.8197in" svg:y="0.1622in" svg:viewBox="0 0 282 100" svg:d="M268 17c6 0 14 0 14-9 0-8-8-8-14-8h-254c-6 0-14 0-14 8 0 9 8 9 14 9zM268 100c6 0 14 0 14-9 0-8-8-8-14-8h-254c-6 0-14 0-14 8 0 9 8 9 14 9z"><text:p/></draw:path><draw:path draw:style-name="gr2054" draw:text-style-name="P106" svg:width="0.0661in" svg:height="0.1106in" svg:x="1.0142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2055" draw:text-style-name="P106" svg:width="0.0898in" svg:height="0.0732in" svg:x="1.0933in" svg:y="0.0398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2056" draw:text-style-name="P106" svg:width="0.1839in" svg:height="0.0067in" svg:x="1.0059in" svg:y="0.1783in" svg:viewBox="0 0 468 18" draw:points="234,18 0,18 0,0 468,0 468,18"><text:p/></draw:polygon><draw:path draw:style-name="gr2057" draw:text-style-name="P106" svg:width="0.0984in" svg:height="0.0752in" svg:x="1.0453in" svg:y="0.26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/draw:g> <text:s/><text:tab/><draw:g text:anchor-type="as-char" svg:y="-0.2508in" draw:z-index="180" draw:style-name="gr1"><svg:title>TexMaths</svg:title><svg:desc>12§display§a_\mathrm{z} = \frac{v^2}{r} = \omega^2 r§svg§600§FALSE§</svg:desc><draw:polygon draw:style-name="gr2078" draw:text-style-name="P106" svg:width="1.0622in" svg:height="0.3618in" svg:x="0in" svg:y="0.002in" svg:viewBox="0 0 2699 920" draw:points="1349,920 0,920 0,0 2699,0 2699,920"><text:p/></draw:polygon><draw:path draw:style-name="gr2079" draw:text-style-name="P106" svg:width="0.076in" svg:height="0.0752in" svg:x="0.0067in" svg:y="0.176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2080" draw:text-style-name="P106" svg:width="0.0484in" svg:height="0.05in" svg:x="0.0921in" svg:y="0.2252in" svg:viewBox="0 0 124 128" svg:d="M120 11c2-4 2-4 2-6 0-5-3-5-8-5h-106l-3 49h9c3-31 10-41 44-41h34l-90 110c-2 2-2 3-2 6 0 4 2 4 8 4h110l6-57h-11c-3 35-9 48-46 48h-37z"><text:p/></draw:path><draw:path draw:style-name="gr2081" draw:text-style-name="P106" svg:width="0.1106in" svg:height="0.039in" svg:x="0.2106in" svg:y="0.189in" svg:viewBox="0 0 282 100" svg:d="M268 17c6 0 14 0 14-9 0-8-8-8-14-8h-254c-6 0-14 0-14 8 0 9 8 9 14 9zM268 100c6 0 14 0 14-9 0-8-8-8-14-8h-254c-6 0-14 0-14 8 0 9 8 9 14 9z"><text:p/></draw:path><draw:path draw:style-name="gr2082" draw:text-style-name="P106" svg:width="0.0728in" svg:height="0.0752in" svg:x="0.4012in" svg:y="0.064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2083" draw:text-style-name="P106" svg:width="0.0516in" svg:height="0.0772in" svg:x="0.4906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2084" draw:text-style-name="P106" svg:width="0.161in" svg:height="0.0067in" svg:x="0.3965in" svg:y="0.2047in" svg:viewBox="0 0 410 18" draw:points="205,18 0,18 0,0 410,0 410,18"><text:p/></draw:polygon><draw:path draw:style-name="gr2085" draw:text-style-name="P106" svg:width="0.0677in" svg:height="0.0752in" svg:x="0.4417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2086" draw:text-style-name="P106" svg:width="0.1106in" svg:height="0.039in" svg:x="0.6327in" svg:y="0.189in" svg:viewBox="0 0 282 100" svg:d="M268 17c6 0 14 0 14-9 0-8-8-8-14-8h-254c-6 0-14 0-14 8 0 9 8 9 14 9zM268 100c6 0 14 0 14-9 0-8-8-8-14-8h-254c-6 0-14 0-14 8 0 9 8 9 14 9z"><text:p/></draw:path><draw:path draw:style-name="gr2087" draw:text-style-name="P106" svg:width="0.0984in" svg:height="0.0752in" svg:x="0.8008in" svg:y="0.176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2088" draw:text-style-name="P106" svg:width="0.0516in" svg:height="0.0772in" svg:x="0.915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2089" draw:text-style-name="P106" svg:width="0.0677in" svg:height="0.0752in" svg:x="0.9874in" svg:y="0.176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/draw:g><text:tab/> <draw:g text:anchor-type="as-char" svg:y="-0.2508in" draw:z-index="84" draw:style-name="gr1"><svg:title>TexMaths</svg:title><svg:desc>12§display§F_Z=\frac{mv^2}r=mr\omega^2§svg§600§FALSE§</svg:desc><draw:polygon draw:style-name="gr1035" draw:text-style-name="P106" svg:width="1.4035in" svg:height="0.3618in" svg:x="0in" svg:y="0.002in" svg:viewBox="0 0 3566 920" draw:points="1783,920 0,920 0,0 3566,0 3566,920"><text:p/></draw:polygon><draw:path draw:style-name="gr1036" draw:text-style-name="P106" svg:width="0.1181in" svg:height="0.113in" svg:x="0.0063in" svg:y="0.1366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1-14-3-14-9 0 0 0-3 2-9z"><text:p/></draw:path><draw:path draw:style-name="gr1037" draw:text-style-name="P106" svg:width="0.0831in" svg:height="0.0795in" svg:x="0.1161in" svg:y="0.1953in" svg:viewBox="0 0 212 203" svg:d="M209 12c2-2 3-5 3-8 0-4-2-4-7-4h-139c-7 0-8 0-10 6l-16 53c-2 3-2 5-2 5 0 2 2 4 5 4 5 0 5-2 6-4 15-42 37-53 76-53h53l-173 179c-3 2-5 4-5 9 0 4 2 4 8 4h143c9 0 9 0 11-6l20-66c2-4 2-5 2-5 0 0 0-5-5-5-4 0-4 1-6 9-13 40-29 61-81 61h-56z"><text:p/></draw:path><draw:path draw:style-name="gr1038" draw:text-style-name="P106" svg:width="0.1106in" svg:height="0.039in" svg:x="0.2693in" svg:y="0.189in" svg:viewBox="0 0 282 100" svg:d="M268 17c6 0 14 0 14-9 0-8-8-8-14-8h-254c-6 0-14 0-14 8 0 9 8 9 14 9zM268 100c6 0 14 0 14-9 0-8-8-8-14-8h-254c-6 0-14 0-14 8 0 9 8 9 14 9z"><text:p/></draw:path><draw:path draw:style-name="gr1039" draw:text-style-name="P106" svg:width="0.1362in" svg:height="0.0752in" svg:x="0.4598in" svg:y="0.064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040" draw:text-style-name="P106" svg:width="0.0728in" svg:height="0.0752in" svg:x="0.6055in" svg:y="0.064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041" draw:text-style-name="P106" svg:width="0.0516in" svg:height="0.0772in" svg:x="0.694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1042" draw:text-style-name="P106" svg:width="0.3067in" svg:height="0.0067in" svg:x="0.4551in" svg:y="0.2047in" svg:viewBox="0 0 780 18" draw:points="390,18 0,18 0,0 780,0 780,18"><text:p/></draw:polygon><draw:path draw:style-name="gr1043" draw:text-style-name="P106" svg:width="0.0677in" svg:height="0.0752in" svg:x="0.5736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1044" draw:text-style-name="P106" svg:width="0.1106in" svg:height="0.039in" svg:x="0.837in" svg:y="0.189in" svg:viewBox="0 0 282 100" svg:d="M268 17c6 0 14 0 14-9 0-8-8-8-14-8h-254c-6 0-14 0-14 8 0 9 8 9 14 9zM268 100c6 0 14 0 14-9 0-8-8-8-14-8h-254c-6 0-14 0-14 8 0 9 8 9 14 9z"><text:p/></draw:path><draw:path draw:style-name="gr1045" draw:text-style-name="P106" svg:width="0.1362in" svg:height="0.0752in" svg:x="1.0079in" svg:y="0.176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046" draw:text-style-name="P106" svg:width="0.0677in" svg:height="0.0752in" svg:x="1.1535in" svg:y="0.176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1047" draw:text-style-name="P106" svg:width="0.0984in" svg:height="0.0752in" svg:x="1.2303in" svg:y="0.176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1048" draw:text-style-name="P106" svg:width="0.0516in" svg:height="0.0772in" svg:x="1.3449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h text:style-name="Heading_20_4" text:outline-level="4"><text:span text:style-name="T19">G</text:span>leichmäßig beschleunigt</text:h>
      <text:p text:style-name="P9"><draw:g text:anchor-type="as-char" svg:y="-0.2299in" draw:z-index="135" draw:style-name="gr1"><svg:title>TexMaths</svg:title><svg:desc>12§display§\varphi(t)=\frac12\alpha\cdot t^2=\frac br=\frac{\omega\cdot t}2§svg§600§FALSE§</svg:desc><draw:polygon draw:style-name="gr1663" draw:text-style-name="P106" svg:width="1.8748in" svg:height="0.3413in" svg:x="0in" svg:y="0in" svg:viewBox="0 0 4763 868" draw:points="2381,868 0,868 0,0 4763,0 4763,868"><text:p/></draw:polygon><draw:path draw:style-name="gr1664" draw:text-style-name="P106" svg:width="0.0945in" svg:height="0.1094in" svg:x="0.0087in" svg:y="0.1539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ath draw:style-name="gr1665" draw:text-style-name="P106" svg:width="0.039in" svg:height="0.1657in" svg:x="0.1252in" svg:y="0.1028in" svg:viewBox="0 0 100 422" svg:d="M100 418c0-1 0-2-9-9-53-53-66-133-66-198 0-73 16-146 69-199 6-6 6-6 6-7 0-4-3-5-5-5-5 0-43 29-69 83-21 46-26 93-26 128 0 34 5 84 28 132 26 53 62 79 67 79 2 0 5-1 5-4z"><text:p/></draw:path><draw:path draw:style-name="gr1666" draw:text-style-name="P106" svg:width="0.0512in" svg:height="0.1059in" svg:x="0.1772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1667" draw:text-style-name="P106" svg:width="0.039in" svg:height="0.1657in" svg:x="0.2429in" svg:y="0.1028in" svg:viewBox="0 0 100 422" svg:d="M100 211c0-32-5-84-29-132-25-51-63-79-66-79-4 0-5 1-5 5 0 1 0 1 8 9 42 42 66 109 66 197 0 73-15 147-68 200-6 5-6 6-6 7 0 3 1 4 5 4 3 0 42-29 67-82 22-46 28-93 28-129z"><text:p/></draw:path><draw:path draw:style-name="gr1668" draw:text-style-name="P106" svg:width="0.1106in" svg:height="0.0386in" svg:x="0.3528in" svg:y="0.1665in" svg:viewBox="0 0 282 99" svg:d="M268 17c6 0 14 0 14-9 0-8-8-8-14-8h-254c-6 0-14 0-14 8 0 9 8 9 14 9zM268 99c6 0 14 0 14-8s-8-8-14-8h-254c-6 0-14 0-14 8s8 8 14 8z"><text:p/></draw:path><draw:path draw:style-name="gr1669" draw:text-style-name="P106" svg:width="0.0547in" svg:height="0.1106in" svg:x="0.5535in" svg:y="0.0047in" svg:viewBox="0 0 140 282" svg:d="M88 11c0-10 0-11-10-11-26 28-65 28-78 28v13c8 0 34 0 55-12v219c0 16-1 20-39 20h-14v14c16-2 52-2 70-2 17 0 54 0 68 2v-14h-13c-38 0-39-4-39-20z"><text:p/></draw:path><draw:polygon draw:style-name="gr1670" draw:text-style-name="P106" svg:width="0.0831in" svg:height="0.0067in" svg:x="0.539in" svg:y="0.1827in" svg:viewBox="0 0 212 18" draw:points="106,18 0,18 0,0 212,0 212,18"><text:p/></draw:polygon><draw:path draw:style-name="gr1671" draw:text-style-name="P106" svg:width="0.0661in" svg:height="0.1106in" svg:x="0.5476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72" draw:text-style-name="P106" svg:width="0.0933in" svg:height="0.0752in" svg:x="0.6488in" svg:y="0.1539in" svg:viewBox="0 0 238 192" svg:d="M185 87c0-67-40-87-71-87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ath draw:style-name="gr1673" draw:text-style-name="P106" svg:width="0.0177in" svg:height="0.0177in" svg:x="0.8in" svg:y="0.1772in" svg:viewBox="0 0 46 46" svg:d="M46 23c0-12-10-23-23-23-12 0-23 11-23 23 0 13 11 23 23 23 13 0 23-10 23-23z"><text:p/></draw:path><draw:path draw:style-name="gr1674" draw:text-style-name="P106" svg:width="0.0512in" svg:height="0.1059in" svg:x="0.8724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1675" draw:text-style-name="P106" svg:width="0.0516in" svg:height="0.0772in" svg:x="0.9358in" svg:y="0.0819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1676" draw:text-style-name="P106" svg:width="0.1106in" svg:height="0.0386in" svg:x="1.0587in" svg:y="0.1665in" svg:viewBox="0 0 282 99" svg:d="M268 17c6 0 14 0 14-9 0-8-8-8-14-8h-254c-6 0-14 0-14 8 0 9 8 9 14 9zM268 99c6 0 14 0 14-8s-8-8-14-8h-254c-6 0-14 0-14 8s8 8 14 8z"><text:p/></draw:path><draw:path draw:style-name="gr1677" draw:text-style-name="P106" svg:width="0.061in" svg:height="0.1169in" svg:x="1.2563in" svg:y="0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7 0-16 7-42z"><text:p/></draw:path><draw:polygon draw:style-name="gr1678" draw:text-style-name="P106" svg:width="0.0795in" svg:height="0.0067in" svg:x="1.2445in" svg:y="0.1827in" svg:viewBox="0 0 203 18" draw:points="102,18 0,18 0,0 203,0 203,18"><text:p/></draw:polygon><draw:path draw:style-name="gr1679" draw:text-style-name="P106" svg:width="0.0677in" svg:height="0.0752in" svg:x="1.2492in" svg:y="0.2681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1680" draw:text-style-name="P106" svg:width="0.1106in" svg:height="0.0386in" svg:x="1.3992in" svg:y="0.1665in" svg:viewBox="0 0 282 99" svg:d="M268 17c6 0 14 0 14-9 0-8-8-8-14-8h-254c-6 0-14 0-14 8 0 9 8 9 14 9zM268 99c6 0 14 0 14-8s-8-8-14-8h-254c-6 0-14 0-14 8s8 8 14 8z"><text:p/></draw:path><draw:path draw:style-name="gr1681" draw:text-style-name="P106" svg:width="0.0984in" svg:height="0.0752in" svg:x="1.5874in" svg:y="0.0421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1682" draw:text-style-name="P106" svg:width="0.0177in" svg:height="0.0177in" svg:x="1.7457in" svg:y="0.0654in" svg:viewBox="0 0 46 46" svg:d="M46 23c0-12-10-23-23-23-12 0-23 11-23 23 0 13 11 23 23 23 13 0 23-10 23-23z"><text:p/></draw:path><draw:path draw:style-name="gr1683" draw:text-style-name="P106" svg:width="0.0512in" svg:height="0.1059in" svg:x="1.8185in" svg:y="0.011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olygon draw:style-name="gr1684" draw:text-style-name="P106" svg:width="0.2894in" svg:height="0.0067in" svg:x="1.585in" svg:y="0.1827in" svg:viewBox="0 0 736 18" draw:points="368,18 0,18 0,0 736,0 736,18"><text:p/></draw:polygon><draw:path draw:style-name="gr1685" draw:text-style-name="P106" svg:width="0.0661in" svg:height="0.1106in" svg:x="1.6965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/draw:g> <text:s/><text:tab/><draw:g text:anchor-type="as-char" svg:y="-0.1866in" draw:z-index="134" draw:style-name="gr1"><svg:title>TexMaths</svg:title><svg:desc>12§display§\omega(t)=\frac vr=\alpha\cdot t§svg§600§FALSE§</svg:desc><draw:polygon draw:style-name="gr1650" draw:text-style-name="P106" svg:width="1.1539in" svg:height="0.298in" svg:x="0in" svg:y="0.0016in" svg:viewBox="0 0 2932 758" draw:points="1466,758 0,758 0,0 2932,0 2932,758"><text:p/></draw:polygon><draw:path draw:style-name="gr1651" draw:text-style-name="P106" svg:width="0.0984in" svg:height="0.0752in" svg:x="0.002in" svg:y="0.113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1652" draw:text-style-name="P106" svg:width="0.039in" svg:height="0.1661in" svg:x="0.1256in" svg:y="0.061in" svg:viewBox="0 0 100 423" svg:d="M100 419c0-1 0-2-9-9-53-53-66-134-66-199 0-73 16-146 69-199 6-6 6-6 6-7 0-4-3-5-5-5-5 0-43 29-69 83-21 47-26 94-26 128s5 85 28 133c26 53 62 79 67 79 2 0 5-1 5-4z"><text:p/></draw:path><draw:path draw:style-name="gr1653" draw:text-style-name="P106" svg:width="0.0512in" svg:height="0.1059in" svg:x="0.1776in" svg:y="0.0815in" svg:viewBox="0 0 131 270" svg:d="M78 96h40c8 0 13 0 13-8 0-5-5-5-12-5h-37c15-60 16-69 16-71 0-7-4-12-12-12-1 0-13 0-16 16l-17 67h-40c-8 0-13 0-13 8 0 5 4 5 12 5h37c-30 120-32 128-32 135 0 23 17 39 39 39 44 0 68-62 68-65 0-4-4-4-5-4-4 0-5 1-6 6-19 44-41 54-55 54-10 0-14-5-14-19 0-11 0-14 3-21z"><text:p/></draw:path><draw:path draw:style-name="gr1654" draw:text-style-name="P106" svg:width="0.039in" svg:height="0.1661in" svg:x="0.2433in" svg:y="0.061in" svg:viewBox="0 0 100 423" svg:d="M100 211c0-32-5-84-29-132-25-51-63-79-66-79-4 0-5 1-5 5 0 1 0 1 8 9 42 42 66 110 66 197 0 74-15 148-68 201-6 5-6 6-6 7 0 3 1 4 5 4 3 0 42-29 67-82 22-47 28-93 28-130z"><text:p/></draw:path><draw:path draw:style-name="gr1655" draw:text-style-name="P106" svg:width="0.1106in" svg:height="0.039in" svg:x="0.3539in" svg:y="0.1252in" svg:viewBox="0 0 282 100" svg:d="M268 17c6 0 14 0 14-9 0-8-8-8-14-8h-254c-6 0-14 0-14 8 0 9 8 9 14 9zM268 100c6 0 14 0 14-9 0-8-8-8-14-8h-254c-6 0-14 0-14 8 0 9 8 9 14 9z"><text:p/></draw:path><draw:path draw:style-name="gr1656" draw:text-style-name="P106" svg:width="0.0728in" svg:height="0.0752in" svg:x="0.5445in" svg:y="0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1657" draw:text-style-name="P106" svg:width="0.0866in" svg:height="0.0067in" svg:x="0.5394in" svg:y="0.1409in" svg:viewBox="0 0 221 18" draw:points="110,18 0,18 0,0 221,0 221,18"><text:p/></draw:polygon><draw:path draw:style-name="gr1658" draw:text-style-name="P106" svg:width="0.0677in" svg:height="0.0752in" svg:x="0.548in" svg:y="0.226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1659" draw:text-style-name="P106" svg:width="0.1106in" svg:height="0.039in" svg:x="0.7016in" svg:y="0.1252in" svg:viewBox="0 0 282 100" svg:d="M268 17c6 0 14 0 14-9 0-8-8-8-14-8h-254c-6 0-14 0-14 8 0 9 8 9 14 9zM268 100c6 0 14 0 14-9 0-8-8-8-14-8h-254c-6 0-14 0-14 8 0 9 8 9 14 9z"><text:p/></draw:path><draw:path draw:style-name="gr1660" draw:text-style-name="P106" svg:width="0.0933in" svg:height="0.0752in" svg:x="0.8744in" svg:y="0.113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draw:path draw:style-name="gr1661" draw:text-style-name="P106" svg:width="0.0177in" svg:height="0.0177in" svg:x="1.0256in" svg:y="0.1358in" svg:viewBox="0 0 46 46" svg:d="M46 23c0-12-10-23-23-23-12 0-23 11-23 23 0 13 11 23 23 23 13 0 23-10 23-23z"><text:p/></draw:path><draw:path draw:style-name="gr1662" draw:text-style-name="P106" svg:width="0.0512in" svg:height="0.1059in" svg:x="1.0976in" svg:y="0.0815in" svg:viewBox="0 0 131 270" svg:d="M78 96h40c8 0 13 0 13-8 0-5-5-5-12-5h-37c15-60 16-69 16-71 0-7-4-12-12-12-1 0-13 0-16 16l-17 67h-40c-8 0-13 0-13 8 0 5 4 5 12 5h37c-30 120-32 128-32 135 0 23 17 39 39 39 44 0 68-62 68-65 0-4-4-4-5-4-4 0-5 1-6 6-19 44-41 54-55 54-10 0-14-5-14-19 0-11 0-14 3-21z"><text:p/></draw:path></draw:g><text:span text:style-name="T18"><text:tab/></text:span><text:span text:style-name="T18"><draw:g text:anchor-type="as-char" svg:y="-0.2508in" draw:z-index="171" draw:style-name="gr1"><svg:title>TexMaths</svg:title><svg:desc>12§display§{\alpha(t)} = \frac{\mathrm{d}\omega}{\mathrm{d}t} = \frac{\mathrm{d^2}\varphi}{\mathrm{d}t^2}§svg§600§FALSE§</svg:desc><draw:polygon draw:style-name="gr2025" draw:text-style-name="P106" svg:width="1.2756in" svg:height="0.3618in" svg:x="0in" svg:y="0.002in" svg:viewBox="0 0 3241 920" draw:points="1620,920 0,920 0,0 3241,0 3241,920"><text:p/></draw:polygon><draw:path draw:style-name="gr2026" draw:text-style-name="P106" svg:width="0.0933in" svg:height="0.0752in" svg:x="0.0067in" svg:y="0.1768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2027" draw:text-style-name="P106" svg:width="0.039in" svg:height="0.1661in" svg:x="0.1232in" svg:y="0.1252in" svg:viewBox="0 0 100 423" svg:d="M100 419c0-1 0-2-9-10-53-52-66-133-66-198 0-73 16-146 69-199 6-6 6-6 6-7 0-4-3-5-5-5-5 0-43 29-69 83-21 47-26 93-26 128 0 34 5 84 28 132 26 53 62 80 67 80 2 0 5-2 5-4z"><text:p/></draw:path><draw:path draw:style-name="gr2028" draw:text-style-name="P106" svg:width="0.0512in" svg:height="0.1059in" svg:x="0.1752in" svg:y="0.1457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2029" draw:text-style-name="P106" svg:width="0.039in" svg:height="0.1661in" svg:x="0.2409in" svg:y="0.1252in" svg:viewBox="0 0 100 423" svg:d="M100 211c0-32-5-84-29-132-25-51-63-79-66-79-4 0-5 1-5 5 0 1 0 1 8 9 42 42 66 110 66 197 0 74-15 148-68 201-6 5-6 6-6 7 0 2 1 4 5 4 3 0 42-29 67-82 22-47 28-94 28-130z"><text:p/></draw:path><draw:path draw:style-name="gr2030" draw:text-style-name="P106" svg:width="0.1106in" svg:height="0.039in" svg:x="0.3516in" svg:y="0.189in" svg:viewBox="0 0 282 100" svg:d="M268 17c6 0 14 0 14-9 0-8-8-8-14-8h-254c-6 0-14 0-14 8 0 9 8 9 14 9zM268 100c6 0 14 0 14-9 0-8-8-8-14-8h-254c-6 0-14 0-14 8 0 9 8 9 14 9z"><text:p/></draw:path><draw:path draw:style-name="gr2031" draw:text-style-name="P106" svg:width="0.0819in" svg:height="0.1173in" svg:x="0.5429in" svg:y="0.022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2032" draw:text-style-name="P106" svg:width="0.0984in" svg:height="0.0752in" svg:x="0.6315in" svg:y="0.064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olygon draw:style-name="gr2033" draw:text-style-name="P106" svg:width="0.202in" svg:height="0.0067in" svg:x="0.537in" svg:y="0.2047in" svg:viewBox="0 0 514 18" draw:points="257,18 0,18 0,0 514,0 514,18"><text:p/></draw:polygon><draw:path draw:style-name="gr2034" draw:text-style-name="P106" svg:width="0.0819in" svg:height="0.1173in" svg:x="0.5673in" svg:y="0.2484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2035" draw:text-style-name="P106" svg:width="0.0512in" svg:height="0.1059in" svg:x="0.6579in" svg:y="0.25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2036" draw:text-style-name="P106" svg:width="0.1106in" svg:height="0.039in" svg:x="0.8138in" svg:y="0.189in" svg:viewBox="0 0 282 100" svg:d="M268 17c6 0 14 0 14-9 0-8-8-8-14-8h-254c-6 0-14 0-14 8 0 9 8 9 14 9zM268 100c6 0 14 0 14-9 0-8-8-8-14-8h-254c-6 0-14 0-14 8 0 9 8 9 14 9z"><text:p/></draw:path><draw:path draw:style-name="gr2037" draw:text-style-name="P106" svg:width="0.0819in" svg:height="0.1173in" svg:x="1.0059in" svg:y="0.022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2038" draw:text-style-name="P106" svg:width="0.0516in" svg:height="0.0772in" svg:x="1.0996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2039" draw:text-style-name="P106" svg:width="0.0945in" svg:height="0.1098in" svg:x="1.1748in" svg:y="0.0642in" svg:viewBox="0 0 241 280" svg:d="M50 259c-1 6-1 6-1 9 0 9 7 12 12 12 3 0 11-1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2040" draw:text-style-name="P106" svg:width="0.2756in" svg:height="0.0067in" svg:x="1in" svg:y="0.2047in" svg:viewBox="0 0 701 18" draw:points="350,18 0,18 0,0 701,0 701,18"><text:p/></draw:polygon><draw:path draw:style-name="gr2041" draw:text-style-name="P106" svg:width="0.0819in" svg:height="0.1173in" svg:x="1.0299in" svg:y="0.2484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2042" draw:text-style-name="P106" svg:width="0.0512in" svg:height="0.1059in" svg:x="1.1205in" svg:y="0.25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2043" draw:text-style-name="P106" svg:width="0.0516in" svg:height="0.0772in" svg:x="1.1839in" svg:y="0.238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18"> <text:tab/></text:span><text:span text:style-name="T18"><draw:g text:anchor-type="as-char" svg:y="-0.1472in" draw:z-index="145" draw:style-name="gr1"><svg:title>TexMaths</svg:title><svg:desc>12§display§M = r \cdot F = m \cdot r^2 \cdot \alpha§svg§600§FALSE§</svg:desc><draw:polygon draw:style-name="gr1757" draw:text-style-name="P106" svg:width="1.598in" svg:height="0.1433in" svg:x="0in" svg:y="0.0024in" svg:viewBox="0 0 4060 365" draw:points="2030,365 0,365 0,0 4060,0 4060,365"><text:p/></draw:polygon><draw:path draw:style-name="gr1758" draw:text-style-name="P106" svg:width="0.1665in" svg:height="0.1134in" svg:x="0.0071in" svg:y="0.0327in" svg:viewBox="0 0 424 289" svg:d="M374 32c4-15 4-19 36-19 10 0 14 0 14-8 0-5-4-5-11-5h-57c-10 0-10 0-16 8l-154 241-34-239c-1-10-2-10-13-10h-57c-9 0-14 0-14 8 0 5 5 5 14 5 4 0 13 0 18 1 6 0 9 2 9 6 0 3-1 4-2 9l-54 215c-4 17-11 30-46 31-1 0-7 0-7 9 0 3 2 5 6 5 13 0 29-2 42-2 14 0 30 2 43 2 3 0 9 0 9-9 0-5-5-5-9-5-24 0-27-8-27-17 0-4 0-6 1-11l57-230 38 262c0 5 1 10 6 10 4 0 7-5 9-8l171-268-60 243c-5 16-5 19-39 19-7 0-12 0-12 9 0 5 5 5 6 5 12 0 41-2 53-2 17 0 36 2 53 2 2 0 8 0 8-9 0-5-3-5-12-5-15 0-27 0-27-7 0-2 0-2 2-10z"><text:p/></draw:path><draw:path draw:style-name="gr1759" draw:text-style-name="P106" svg:width="0.1106in" svg:height="0.0386in" svg:x="0.235in" svg:y="0.085in" svg:viewBox="0 0 282 99" svg:d="M268 17c6 0 14 0 14-9 0-8-8-8-14-8h-254c-6 0-14 0-14 8 0 9 8 9 14 9zM268 99c6 0 14 0 14-8s-8-8-14-8h-254c-6 0-14 0-14 8s8 8 14 8z"><text:p/></draw:path><draw:path draw:style-name="gr1760" draw:text-style-name="P106" svg:width="0.0677in" svg:height="0.0752in" svg:x="0.4055in" svg:y="0.072in" svg:viewBox="0 0 173 192" svg:d="M25 162c-1 7-3 16-3 19 0 7 6 11 12 11 4 0 13-4 15-12 1-2 16-59 17-67 4-14 11-44 14-56 2-4 14-25 23-34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1761" draw:text-style-name="P106" svg:width="0.0177in" svg:height="0.0177in" svg:x="0.5315in" svg:y="0.0953in" svg:viewBox="0 0 46 46" svg:d="M46 23c0-12-10-23-23-23-12 0-23 11-23 23 0 13 11 23 23 23 13 0 23-10 23-23z"><text:p/></draw:path><draw:path draw:style-name="gr1762" draw:text-style-name="P106" svg:width="0.1185in" svg:height="0.1126in" svg:x="0.6063in" svg:y="0.0331in" svg:viewBox="0 0 302 287" svg:d="M113 150h41c31 0 34 7 34 19 0 3 0 8-2 20-1 3-2 5-2 5 0 4 3 6 6 6s3-1 6-10l22-91c2-4 2-6 2-7s0-5-5-5c-4 0-5 3-6 9-9 33-19 41-55 41h-39l28-107c3-16 3-17 23-17h56c52 0 61 15 61 47 0 9 0 11-1 23-1 4-1 6-1 7 0 2 1 5 6 5 3 0 5-3 5-10l9-73c1-12-1-12-12-12h-207c-9 0-12 0-12 8 0 5 3 5 10 5 16 0 28 0 28 7 0 3 0 3-1 11l-57 223c-4 17-4 20-38 20-7 0-12 0-12 9 0 4 5 4 6 4 13 0 44-1 56-1 15 0 50 1 63 1 5 0 9 0 9-8 0-4-2-4-2-5-1 0-2 0-12 0s-12 0-22-1c-13-1-14-2-14-8 0 0 0-4 2-10z"><text:p/></draw:path><draw:path draw:style-name="gr1763" draw:text-style-name="P106" svg:width="0.1106in" svg:height="0.0386in" svg:x="0.7854in" svg:y="0.085in" svg:viewBox="0 0 282 99" svg:d="M268 17c6 0 14 0 14-9 0-8-8-8-14-8h-254c-6 0-14 0-14 8 0 9 8 9 14 9zM268 99c6 0 14 0 14-8s-8-8-14-8h-254c-6 0-14 0-14 8s8 8 14 8z"><text:p/></draw:path><draw:path draw:style-name="gr1764" draw:text-style-name="P106" svg:width="0.1362in" svg:height="0.0752in" svg:x="0.9563in" svg:y="0.072in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draw:path draw:style-name="gr1765" draw:text-style-name="P106" svg:width="0.0177in" svg:height="0.0177in" svg:x="1.1484in" svg:y="0.0953in" svg:viewBox="0 0 46 46" svg:d="M46 23c0-12-10-23-23-23-12 0-23 11-23 23 0 13 11 23 23 23 13 0 23-10 23-23z"><text:p/></draw:path><draw:path draw:style-name="gr1766" draw:text-style-name="P106" svg:width="0.0677in" svg:height="0.0752in" svg:x="1.222in" svg:y="0.072in" svg:viewBox="0 0 173 192" svg:d="M25 162c-1 7-3 16-3 19 0 7 6 11 12 11 4 0 13-4 15-12 1-2 16-59 17-67 4-14 11-44 14-56 2-4 14-25 23-34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1767" draw:text-style-name="P106" svg:width="0.0516in" svg:height="0.0768in" svg:x="1.3043in" svg:y="0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1768" draw:text-style-name="P106" svg:width="0.0177in" svg:height="0.0177in" svg:x="1.4224in" svg:y="0.0953in" svg:viewBox="0 0 46 46" svg:d="M46 23c0-12-10-23-23-23-12 0-23 11-23 23 0 13 11 23 23 23 13 0 23-10 23-23z"><text:p/></draw:path><draw:path draw:style-name="gr1769" draw:text-style-name="P106" svg:width="0.0933in" svg:height="0.0752in" svg:x="1.498in" svg:y="0.072in" svg:viewBox="0 0 238 192" svg:d="M185 87c0-67-40-87-71-87-58 0-114 61-114 120 0 39 25 72 68 72 27 0 58-10 90-35 5 21 20 35 39 35 23 0 36-23 36-30 0-3-4-4-6-4-3 0-4 1-5 4-8 20-23 20-24 20-13 0-13-32-13-43 0-8 0-10 5-14 39-51 48-100 48-100 0-1 0-5-5-5s-5 2-6 10c-9 26-22 59-42 84zM156 145c-37 33-70 37-86 37-26 0-39-18-39-45 0-21 11-68 25-89 20-30 42-38 58-38 42 0 42 55 42 88 0 16 0 40 0 47z"><text:p/></draw:path></draw:g></text:span><text:span text:style-name="T18"> <text:tab/></text:span><text:span text:style-name="T18"><draw:g text:anchor-type="as-char" svg:y="-0.1252in" draw:z-index="133" draw:style-name="gr1"><svg:title>TexMaths</svg:title><svg:desc>12§display§\omega(t) = \omega(t_0) + \alpha \cdot (t-t_0)§svg§600§FALSE§</svg:desc><draw:polygon draw:style-name="gr1630" draw:text-style-name="P106" svg:width="1.8492in" svg:height="0.1657in" svg:x="0in" svg:y="0.0004in" svg:viewBox="0 0 4698 422" draw:points="2348,422 0,422 0,0 4698,0 4698,422"><text:p/></draw:polygon><draw:path draw:style-name="gr1631" draw:text-style-name="P106" svg:width="0.0984in" svg:height="0.0752in" svg:x="0.002in" svg:y="0.051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1632" draw:text-style-name="P106" svg:width="0.039in" svg:height="0.1657in" svg:x="0.1256in" svg:y="0.0004in" svg:viewBox="0 0 100 422" svg:d="M100 419c0-1 0-3-9-10-53-53-66-133-66-198 0-73 16-146 69-199 6-6 6-6 6-7 0-4-3-5-5-5-5 0-43 29-69 83-21 47-26 93-26 128 0 34 5 84 28 132 26 53 62 79 67 79 2 0 5-1 5-3z"><text:p/></draw:path><draw:path draw:style-name="gr1633" draw:text-style-name="P106" svg:width="0.0512in" svg:height="0.1059in" svg:x="0.1776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634" draw:text-style-name="P106" svg:width="0.039in" svg:height="0.1657in" svg:x="0.2433in" svg:y="0.0004in" svg:viewBox="0 0 100 422" svg:d="M100 211c0-32-5-84-29-132-25-51-63-79-66-79-4 0-5 1-5 5 0 1 0 1 8 9 42 42 66 110 66 197 0 73-15 148-68 201-6 4-6 6-6 7 0 2 1 3 5 3 3 0 42-28 67-81 22-47 28-94 28-130z"><text:p/></draw:path><draw:path draw:style-name="gr1635" draw:text-style-name="P106" svg:width="0.1106in" svg:height="0.039in" svg:x="0.3539in" svg:y="0.0634in" svg:viewBox="0 0 282 100" svg:d="M268 17c6 0 14 0 14-9 0-8-8-8-14-8h-254c-6 0-14 0-14 8 0 9 8 9 14 9zM268 100c6 0 14 0 14-9 0-8-8-8-14-8h-254c-6 0-14 0-14 8 0 9 8 9 14 9z"><text:p/></draw:path><draw:path draw:style-name="gr1636" draw:text-style-name="P106" svg:width="0.0984in" svg:height="0.0752in" svg:x="0.5217in" svg:y="0.051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1637" draw:text-style-name="P106" svg:width="0.039in" svg:height="0.1657in" svg:x="0.6453in" svg:y="0.0004in" svg:viewBox="0 0 100 422" svg:d="M100 419c0-1 0-3-9-10-53-53-66-133-66-198 0-73 16-146 69-199 6-6 6-6 6-7 0-4-3-5-5-5-5 0-43 29-69 83-21 47-26 93-26 128 0 34 5 84 28 132 26 53 62 79 67 79 2 0 5-1 5-3z"><text:p/></draw:path><draw:path draw:style-name="gr1638" draw:text-style-name="P106" svg:width="0.0512in" svg:height="0.1059in" svg:x="0.6972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639" draw:text-style-name="P106" svg:width="0.0539in" svg:height="0.0795in" svg:x="0.7598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640" draw:text-style-name="P106" svg:width="0.039in" svg:height="0.1657in" svg:x="0.8378in" svg:y="0.0004in" svg:viewBox="0 0 100 422" svg:d="M100 211c0-32-5-84-29-132-25-51-63-79-66-79-4 0-5 1-5 5 0 1 0 1 8 9 42 42 66 110 66 197 0 73-15 148-68 201-6 4-6 6-6 7 0 2 1 3 5 3 3 0 42-28 67-81 22-47 28-94 28-130z"><text:p/></draw:path><draw:path draw:style-name="gr1641" draw:text-style-name="P106" svg:width="0.1106in" svg:height="0.1106in" svg:x="0.9386in" svg:y="0.028in" svg:viewBox="0 0 282 282" svg:d="M150 150h118c6 0 14 0 14-8 0-10-8-10-14-10h-118v-118c0-6 0-14-8-14-10 0-10 8-10 14v118h-118c-6 0-14 0-14 10 0 8 8 8 14 8h118v118c0 6 0 14 10 14 8 0 8-8 8-14z"><text:p/></draw:path><draw:path draw:style-name="gr1642" draw:text-style-name="P106" svg:width="0.0933in" svg:height="0.0752in" svg:x="1.1028in" svg:y="0.0512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1643" draw:text-style-name="P106" svg:width="0.0177in" svg:height="0.0177in" svg:x="1.2539in" svg:y="0.0744in" svg:viewBox="0 0 46 46" svg:d="M46 23c0-12-10-23-23-23-12 0-23 11-23 23 0 13 11 23 23 23 13 0 23-10 23-23z"><text:p/></draw:path><draw:path draw:style-name="gr1644" draw:text-style-name="P106" svg:width="0.039in" svg:height="0.1657in" svg:x="1.339in" svg:y="0.0004in" svg:viewBox="0 0 100 422" svg:d="M100 419c0-1 0-3-9-10-53-53-66-133-66-198 0-73 16-146 69-199 6-6 6-6 6-7 0-4-3-5-5-5-5 0-43 29-69 83-21 47-26 93-26 128 0 34 5 84 28 132 26 53 62 79 67 79 2 0 5-1 5-3z"><text:p/></draw:path><draw:path draw:style-name="gr1645" draw:text-style-name="P106" svg:width="0.0512in" svg:height="0.1059in" svg:x="1.3909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646" draw:text-style-name="P106" svg:width="0.1016in" svg:height="0.0067in" svg:x="1.4976in" svg:y="0.0799in" svg:viewBox="0 0 259 18" svg:d="M244 18c7 0 15 0 15-8 0-10-8-10-15-10h-230c-7 0-14 0-14 10 0 8 7 8 14 8z"><text:p/></draw:path><draw:path draw:style-name="gr1647" draw:text-style-name="P106" svg:width="0.0512in" svg:height="0.1059in" svg:x="1.6535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648" draw:text-style-name="P106" svg:width="0.0539in" svg:height="0.0795in" svg:x="1.7157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649" draw:text-style-name="P106" svg:width="0.039in" svg:height="0.1657in" svg:x="1.7937in" svg:y="0.0004in" svg:viewBox="0 0 100 422" svg:d="M100 211c0-32-5-84-29-132-25-51-63-79-66-79-4 0-5 1-5 5 0 1 0 1 8 9 42 42 66 110 66 197 0 73-15 148-68 201-6 4-6 6-6 7 0 2 1 3 5 3 3 0 42-28 67-81 22-47 28-94 28-130z"><text:p/></draw:path></draw:g></text:span><text:span text:style-name="T18"> <text:tab/></text:span><text:span text:style-name="T18"><draw:g text:anchor-type="as-char" svg:y="-0.222in" draw:z-index="132" draw:style-name="gr1"><svg:title>TexMaths</svg:title><svg:desc>12§display§\varphi(t) = \varphi(t+0) + \omega_0 \cdot (t-t_0) + \frac{1}{2} \alpha \cdot {(t-t_0)}^2§svg§600§FALSE§</svg:desc><draw:polygon draw:style-name="gr1595" draw:text-style-name="P106" svg:width="3.2752in" svg:height="0.3331in" svg:x="0in" svg:y="0.0039in" svg:viewBox="0 0 8320 847" draw:points="4160,847 0,847 0,0 8320,0 8320,847"><text:p/></draw:polygon><draw:path draw:style-name="gr1596" draw:text-style-name="P106" svg:width="0.0945in" svg:height="0.1098in" svg:x="0.0087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1597" draw:text-style-name="P106" svg:width="0.039in" svg:height="0.1657in" svg:x="0.1252in" svg:y="0.0984in" svg:viewBox="0 0 100 422" svg:d="M100 419c0-1 0-3-9-10-53-53-66-133-66-198 0-73 16-146 69-199 6-6 6-6 6-7 0-4-3-5-5-5-5 0-43 29-69 83-21 47-26 93-26 128 0 34 5 84 28 132 26 53 62 79 67 79 2 0 5-1 5-3z"><text:p/></draw:path><draw:path draw:style-name="gr1598" draw:text-style-name="P106" svg:width="0.0512in" svg:height="0.1059in" svg:x="0.177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599" draw:text-style-name="P106" svg:width="0.039in" svg:height="0.1657in" svg:x="0.2429in" svg:y="0.0984in" svg:viewBox="0 0 100 422" svg:d="M100 211c0-32-5-84-29-132-25-51-63-79-66-79-4 0-5 1-5 5 0 1 0 1 8 9 42 42 66 110 66 197 0 73-15 148-68 201-6 4-6 6-6 7 0 2 1 3 5 3 3 0 42-28 67-81 22-47 28-94 28-130z"><text:p/></draw:path><draw:path draw:style-name="gr1600" draw:text-style-name="P106" svg:width="0.1106in" svg:height="0.039in" svg:x="0.3528in" svg:y="0.1618in" svg:viewBox="0 0 282 100" svg:d="M268 17c6 0 14 0 14-9 0-8-8-8-14-8h-254c-6 0-14 0-14 8 0 9 8 9 14 9zM268 100c6 0 14 0 14-9 0-8-8-8-14-8h-254c-6 0-14 0-14 8 0 9 8 9 14 9z"><text:p/></draw:path><draw:path draw:style-name="gr1601" draw:text-style-name="P106" svg:width="0.0945in" svg:height="0.1098in" svg:x="0.5272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1602" draw:text-style-name="P106" svg:width="0.039in" svg:height="0.1657in" svg:x="0.6445in" svg:y="0.0984in" svg:viewBox="0 0 100 422" svg:d="M100 419c0-1 0-3-9-10-53-53-66-133-66-198 0-73 16-146 69-199 6-6 6-6 6-7 0-4-3-5-5-5-5 0-43 29-69 83-21 47-26 93-26 128 0 34 5 84 28 132 26 53 62 79 67 79 2 0 5-1 5-3z"><text:p/></draw:path><draw:path draw:style-name="gr1603" draw:text-style-name="P106" svg:width="0.0512in" svg:height="0.1059in" svg:x="0.6961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604" draw:text-style-name="P106" svg:width="0.1106in" svg:height="0.1106in" svg:x="0.7984in" svg:y="0.126in" svg:viewBox="0 0 282 282" svg:d="M150 150h118c6 0 14 0 14-8 0-10-8-10-14-10h-118v-118c0-6 0-14-8-14-10 0-10 8-10 14v118h-118c-6 0-14 0-14 10 0 8 8 8 14 8h118v118c0 6 0 14 10 14 8 0 8-8 8-14z"><text:p/></draw:path><draw:path draw:style-name="gr1605" draw:text-style-name="P106" svg:width="0.0701in" svg:height="0.1146in" svg:x="0.9618in" svg:y="0.112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1606" draw:text-style-name="P106" svg:width="0.039in" svg:height="0.1657in" svg:x="1.0476in" svg:y="0.0984in" svg:viewBox="0 0 100 422" svg:d="M100 211c0-32-5-84-29-132-25-51-63-79-66-79-4 0-5 1-5 5 0 1 0 1 8 9 42 42 66 110 66 197 0 73-15 148-68 201-6 4-6 6-6 7 0 2 1 3 5 3 3 0 42-28 67-81 22-47 28-94 28-130z"><text:p/></draw:path><draw:path draw:style-name="gr1607" draw:text-style-name="P106" svg:width="0.1106in" svg:height="0.1106in" svg:x="1.1488in" svg:y="0.126in" svg:viewBox="0 0 282 282" svg:d="M150 150h118c6 0 14 0 14-8 0-10-8-10-14-10h-118v-118c0-6 0-14-8-14-10 0-10 8-10 14v118h-118c-6 0-14 0-14 10 0 8 8 8 14 8h118v118c0 6 0 14 10 14 8 0 8-8 8-14z"><text:p/></draw:path><draw:path draw:style-name="gr1608" draw:text-style-name="P106" svg:width="0.0984in" svg:height="0.0752in" svg:x="1.3075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1609" draw:text-style-name="P106" svg:width="0.0539in" svg:height="0.0795in" svg:x="1.415in" svg:y="0.17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610" draw:text-style-name="P106" svg:width="0.0177in" svg:height="0.0177in" svg:x="1.535in" svg:y="0.1728in" svg:viewBox="0 0 46 46" svg:d="M46 23c0-12-10-23-23-23-12 0-23 11-23 23 0 13 11 23 23 23 13 0 23-10 23-23z"><text:p/></draw:path><draw:path draw:style-name="gr1611" draw:text-style-name="P106" svg:width="0.039in" svg:height="0.1657in" svg:x="1.6201in" svg:y="0.0984in" svg:viewBox="0 0 100 422" svg:d="M100 419c0-1 0-3-9-10-53-53-66-133-66-198 0-73 16-146 69-199 6-6 6-6 6-7 0-4-3-5-5-5-5 0-43 29-69 83-21 47-26 93-26 128 0 34 5 84 28 132 26 53 62 79 67 79 2 0 5-1 5-3z"><text:p/></draw:path><draw:path draw:style-name="gr1612" draw:text-style-name="P106" svg:width="0.0512in" svg:height="0.1059in" svg:x="1.67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613" draw:text-style-name="P106" svg:width="0.1016in" svg:height="0.0067in" svg:x="1.7787in" svg:y="0.1783in" svg:viewBox="0 0 259 18" svg:d="M244 18c7 0 15 0 15-8 0-10-8-10-15-10h-230c-7 0-14 0-14 10 0 8 7 8 14 8z"><text:p/></draw:path><draw:path draw:style-name="gr1614" draw:text-style-name="P106" svg:width="0.0512in" svg:height="0.1059in" svg:x="1.9346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615" draw:text-style-name="P106" svg:width="0.0539in" svg:height="0.0795in" svg:x="1.9969in" svg:y="0.17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616" draw:text-style-name="P106" svg:width="0.039in" svg:height="0.1657in" svg:x="2.0748in" svg:y="0.0984in" svg:viewBox="0 0 100 422" svg:d="M100 211c0-32-5-84-29-132-25-51-63-79-66-79-4 0-5 1-5 5 0 1 0 1 8 9 42 42 66 110 66 197 0 73-15 148-68 201-6 4-6 6-6 7 0 2 1 3 5 3 3 0 42-28 67-81 22-47 28-94 28-130z"><text:p/></draw:path><draw:path draw:style-name="gr1617" draw:text-style-name="P106" svg:width="0.1106in" svg:height="0.1106in" svg:x="2.176in" svg:y="0.126in" svg:viewBox="0 0 282 282" svg:d="M150 150h118c6 0 14 0 14-8 0-10-8-10-14-10h-118v-118c0-6 0-14-8-14-10 0-10 8-10 14v118h-118c-6 0-14 0-14 10 0 8 8 8 14 8h118v118c0 6 0 14 10 14 8 0 8-8 8-14z"><text:p/></draw:path><draw:path draw:style-name="gr1618" draw:text-style-name="P106" svg:width="0.0547in" svg:height="0.1106in" svg:x="2.3677in" svg:y="0in" svg:viewBox="0 0 140 282" svg:d="M88 11c0-10 0-11-10-11-26 28-65 28-78 28v13c8 0 34 0 55-12v219c0 16-1 21-39 21h-14v13c16-1 52-1 70-1 17 0 54 0 68 1v-13h-13c-38 0-39-5-39-21z"><text:p/></draw:path><draw:polygon draw:style-name="gr1619" draw:text-style-name="P106" svg:width="0.0831in" svg:height="0.0067in" svg:x="2.3528in" svg:y="0.1783in" svg:viewBox="0 0 212 18" draw:points="106,18 0,18 0,0 212,0 212,18"><text:p/></draw:polygon><draw:path draw:style-name="gr1620" draw:text-style-name="P106" svg:width="0.0661in" svg:height="0.1106in" svg:x="2.361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621" draw:text-style-name="P106" svg:width="0.0933in" svg:height="0.0752in" svg:x="2.4626in" svg:y="0.149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1622" draw:text-style-name="P106" svg:width="0.0177in" svg:height="0.0177in" svg:x="2.6138in" svg:y="0.1728in" svg:viewBox="0 0 46 46" svg:d="M46 23c0-12-10-23-23-23-12 0-23 11-23 23 0 13 11 23 23 23 13 0 23-10 23-23z"><text:p/></draw:path><draw:path draw:style-name="gr1623" draw:text-style-name="P106" svg:width="0.039in" svg:height="0.1657in" svg:x="2.6988in" svg:y="0.0984in" svg:viewBox="0 0 100 422" svg:d="M100 419c0-1 0-3-9-10-53-53-66-133-66-198 0-73 16-146 69-199 6-6 6-6 6-7 0-4-3-5-5-5-5 0-43 29-69 83-21 47-26 93-26 128 0 34 5 84 28 132 26 53 62 79 67 79 2 0 5-1 5-3z"><text:p/></draw:path><draw:path draw:style-name="gr1624" draw:text-style-name="P106" svg:width="0.0512in" svg:height="0.1059in" svg:x="2.7508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625" draw:text-style-name="P106" svg:width="0.1016in" svg:height="0.0067in" svg:x="2.8575in" svg:y="0.1783in" svg:viewBox="0 0 259 18" svg:d="M244 18c7 0 15 0 15-8 0-10-8-10-15-10h-230c-7 0-14 0-14 10 0 8 7 8 14 8z"><text:p/></draw:path><draw:path draw:style-name="gr1626" draw:text-style-name="P106" svg:width="0.0512in" svg:height="0.1059in" svg:x="3.0134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627" draw:text-style-name="P106" svg:width="0.0539in" svg:height="0.0795in" svg:x="3.076in" svg:y="0.17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628" draw:text-style-name="P106" svg:width="0.039in" svg:height="0.1657in" svg:x="3.1539in" svg:y="0.0984in" svg:viewBox="0 0 100 422" svg:d="M100 211c0-32-5-84-29-132-25-51-63-79-66-79-4 0-5 1-5 5 0 1 0 1 8 9 42 42 66 110 66 197 0 73-15 148-68 201-6 4-6 6-6 7 0 2 1 3 5 3 3 0 42-28 67-81 22-47 28-94 28-130z"><text:p/></draw:path><draw:path draw:style-name="gr1629" draw:text-style-name="P106" svg:width="0.0516in" svg:height="0.0772in" svg:x="3.2161in" svg:y="0.062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9"><text:span text:style-name="T18"><draw:g text:anchor-type="as-char" svg:y="-0.1465in" draw:z-index="131" draw:style-name="gr1"><svg:title>TexMaths</svg:title><svg:desc>12§display§\omega^2(t) = \omega^2(t_0) + 2 \alpha \cdot [\varphi(t) - \varphi(t_0)]§svg§600§FALSE§</svg:desc><draw:polygon draw:style-name="gr1566" draw:text-style-name="P106" svg:width="2.5197in" svg:height="0.1858in" svg:x="0in" svg:y="0.0024in" svg:viewBox="0 0 6401 473" draw:points="3201,473 0,473 0,0 6401,0 6401,473"><text:p/></draw:polygon><draw:path draw:style-name="gr1567" draw:text-style-name="P106" svg:width="0.0984in" svg:height="0.0756in" svg:x="0.002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1568" draw:text-style-name="P106" svg:width="0.0516in" svg:height="0.0772in" svg:x="0.1165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1569" draw:text-style-name="P106" svg:width="0.039in" svg:height="0.1665in" svg:x="0.2004in" svg:y="0.0217in" svg:viewBox="0 0 100 424" svg:d="M100 420c0-1 0-2-9-10-53-53-66-133-66-198 0-74 16-147 69-200 6-6 6-6 6-7 0-4-3-5-5-5-5 0-43 29-69 83-21 47-26 94-26 129 0 34 5 84 28 132 26 53 62 80 67 80 2 0 5-2 5-4z"><text:p/></draw:path><draw:path draw:style-name="gr1570" draw:text-style-name="P106" svg:width="0.0512in" svg:height="0.1063in" svg:x="0.2524in" svg:y="0.0425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1571" draw:text-style-name="P106" svg:width="0.039in" svg:height="0.1665in" svg:x="0.3181in" svg:y="0.0217in" svg:viewBox="0 0 100 424" svg:d="M100 212c0-33-5-84-29-133-25-51-63-79-66-79-4 0-5 1-5 5 0 1 0 1 8 9 42 43 66 110 66 198 0 73-15 148-68 201-6 5-6 6-6 7 0 2 1 4 5 4 3 0 42-29 67-82 22-47 28-94 28-130z"><text:p/></draw:path><draw:path draw:style-name="gr1572" draw:text-style-name="P106" svg:width="0.1106in" svg:height="0.039in" svg:x="0.4283in" svg:y="0.085in" svg:viewBox="0 0 282 100" svg:d="M268 17c6 0 14 0 14-9 0-8-8-8-14-8h-254c-6 0-14 0-14 8 0 9 8 9 14 9zM268 100c6 0 14 0 14-9 0-8-8-8-14-8h-254c-6 0-14 0-14 8 0 9 8 9 14 9z"><text:p/></draw:path><draw:path draw:style-name="gr1573" draw:text-style-name="P106" svg:width="0.0984in" svg:height="0.0756in" svg:x="0.5961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1574" draw:text-style-name="P106" svg:width="0.0516in" svg:height="0.0772in" svg:x="0.711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1575" draw:text-style-name="P106" svg:width="0.039in" svg:height="0.1665in" svg:x="0.7949in" svg:y="0.0217in" svg:viewBox="0 0 100 424" svg:d="M100 420c0-1 0-2-9-10-53-53-66-133-66-198 0-74 16-147 69-200 6-6 6-6 6-7 0-4-3-5-5-5-5 0-43 29-69 83-21 47-26 94-26 129 0 34 5 84 28 132 26 53 62 80 67 80 2 0 5-2 5-4z"><text:p/></draw:path><draw:path draw:style-name="gr1576" draw:text-style-name="P106" svg:width="0.0512in" svg:height="0.1063in" svg:x="0.8469in" svg:y="0.0425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1577" draw:text-style-name="P106" svg:width="0.0539in" svg:height="0.0795in" svg:x="0.9087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1578" draw:text-style-name="P106" svg:width="0.039in" svg:height="0.1665in" svg:x="0.9866in" svg:y="0.0217in" svg:viewBox="0 0 100 424" svg:d="M100 212c0-33-5-84-29-133-25-51-63-79-66-79-4 0-5 1-5 5 0 1 0 1 8 9 42 43 66 110 66 198 0 73-15 148-68 201-6 5-6 6-6 7 0 2 1 4 5 4 3 0 42-29 67-82 22-47 28-94 28-130z"><text:p/></draw:path><draw:path draw:style-name="gr1579" draw:text-style-name="P106" svg:width="0.1106in" svg:height="0.111in" svg:x="1.0882in" svg:y="0.0492in" svg:viewBox="0 0 282 283" svg:d="M150 150h118c6 0 14 0 14-8 0-10-8-10-14-10h-118v-118c0-6 0-14-8-14-10 0-10 8-10 14v118h-118c-6 0-14 0-14 10 0 8 8 8 14 8h118v118c0 6 0 15 10 15 8 0 8-9 8-15z"><text:p/></draw:path><draw:path draw:style-name="gr1580" draw:text-style-name="P106" svg:width="0.0661in" svg:height="0.111in" svg:x="1.2531in" svg:y="0.0354in" svg:viewBox="0 0 169 283" svg:d="M32 250l46-43c66-59 91-82 91-125 0-48-38-82-90-82-48 0-79 39-79 77 0 24 22 24 23 24 7 0 21-6 21-23 0-11-7-21-22-21-3 0-4 0-5 0 9-28 32-44 57-44 39 0 57 35 57 69 0 35-22 68-45 94l-81 91c-5 5-5 6-5 16h157l12-74h-11c-1 12-4 32-8 38-4 3-31 3-41 3z"><text:p/></draw:path><draw:path draw:style-name="gr1581" draw:text-style-name="P106" svg:width="0.0933in" svg:height="0.0756in" svg:x="1.3346in" svg:y="0.0724in" svg:viewBox="0 0 238 193" svg:d="M185 88c0-68-40-88-71-88-58 0-114 61-114 120 0 40 25 73 68 73 27 0 58-10 90-35 5 21 20 35 39 35 23 0 36-23 36-31 0-2-4-3-6-3-3 0-4 1-5 3-8 21-23 21-24 21-13 0-13-33-13-43 0-9 0-10 5-15 39-50 48-100 48-100 0-1 0-5-5-5s-5 2-6 10c-9 27-22 59-42 84zM156 146c-37 33-70 37-86 37-26 0-39-18-39-46 0-20 11-67 25-89 20-30 42-38 58-38 42 0 42 55 42 89 0 15 0 39 0 47z"><text:p/></draw:path><draw:path draw:style-name="gr1582" draw:text-style-name="P106" svg:width="0.0177in" svg:height="0.0177in" svg:x="1.4858in" svg:y="0.0957in" svg:viewBox="0 0 46 46" svg:d="M46 23c0-12-10-23-23-23-12 0-23 11-23 23 0 13 11 23 23 23 13 0 23-10 23-23z"><text:p/></draw:path><draw:polygon draw:style-name="gr1583" draw:text-style-name="P106" svg:width="0.0228in" svg:height="0.1665in" svg:x="1.5744in" svg:y="0.0217in" svg:viewBox="0 0 59 424" draw:points="59,424 59,407 17,407 17,17 59,17 59,0 0,0 0,424"><text:p/></draw:polygon><draw:path draw:style-name="gr1584" draw:text-style-name="P106" svg:width="0.0945in" svg:height="0.1098in" svg:x="1.6087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1585" draw:text-style-name="P106" svg:width="0.039in" svg:height="0.1665in" svg:x="1.726in" svg:y="0.0217in" svg:viewBox="0 0 100 424" svg:d="M100 420c0-1 0-2-9-10-53-53-66-133-66-198 0-74 16-147 69-200 6-6 6-6 6-7 0-4-3-5-5-5-5 0-43 29-69 83-21 47-26 94-26 129 0 34 5 84 28 132 26 53 62 80 67 80 2 0 5-2 5-4z"><text:p/></draw:path><draw:path draw:style-name="gr1586" draw:text-style-name="P106" svg:width="0.0512in" svg:height="0.1063in" svg:x="1.7776in" svg:y="0.0425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1587" draw:text-style-name="P106" svg:width="0.039in" svg:height="0.1665in" svg:x="1.8429in" svg:y="0.0217in" svg:viewBox="0 0 100 424" svg:d="M100 212c0-33-5-84-29-133-25-51-63-79-66-79-4 0-5 1-5 5 0 1 0 1 8 9 42 43 66 110 66 198 0 73-15 148-68 201-6 5-6 6-6 7 0 2 1 4 5 4 3 0 42-29 67-82 22-47 28-94 28-130z"><text:p/></draw:path><draw:path draw:style-name="gr1588" draw:text-style-name="P106" svg:width="0.1016in" svg:height="0.0067in" svg:x="1.9488in" svg:y="0.1016in" svg:viewBox="0 0 259 18" svg:d="M244 18c7 0 15 0 15-8 0-10-8-10-15-10h-230c-7 0-14 0-14 10 0 8 7 8 14 8z"><text:p/></draw:path><draw:path draw:style-name="gr1589" draw:text-style-name="P106" svg:width="0.0945in" svg:height="0.1098in" svg:x="2.1094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1590" draw:text-style-name="P106" svg:width="0.039in" svg:height="0.1665in" svg:x="2.2264in" svg:y="0.0217in" svg:viewBox="0 0 100 424" svg:d="M100 420c0-1 0-2-9-10-53-53-66-133-66-198 0-74 16-147 69-200 6-6 6-6 6-7 0-4-3-5-5-5-5 0-43 29-69 83-21 47-26 94-26 129 0 34 5 84 28 132 26 53 62 80 67 80 2 0 5-2 5-4z"><text:p/></draw:path><draw:path draw:style-name="gr1591" draw:text-style-name="P106" svg:width="0.0512in" svg:height="0.1063in" svg:x="2.2783in" svg:y="0.0425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1592" draw:text-style-name="P106" svg:width="0.0539in" svg:height="0.0795in" svg:x="2.3406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1593" draw:text-style-name="P106" svg:width="0.039in" svg:height="0.1665in" svg:x="2.4185in" svg:y="0.0217in" svg:viewBox="0 0 100 424" svg:d="M100 212c0-33-5-84-29-133-25-51-63-79-66-79-4 0-5 1-5 5 0 1 0 1 8 9 42 43 66 110 66 198 0 73-15 148-68 201-6 5-6 6-6 7 0 2 1 4 5 4 3 0 42-29 67-82 22-47 28-94 28-130z"><text:p/></draw:path><draw:polygon draw:style-name="gr1594" draw:text-style-name="P106" svg:width="0.0228in" svg:height="0.1665in" svg:x="2.4772in" svg:y="0.0217in" svg:viewBox="0 0 59 424" draw:points="59,0 0,0 0,17 42,17 42,407 0,407 0,424 59,424"><text:p/></draw:polygon></draw:g></text:span></text:p>
      <text:h text:style-name="P90" text:outline-level="3">Rotation</text:h>
      <text:h text:style-name="P100" text:outline-level="4">Gleichförmig</text:h>
      <text:p text:style-name="P13"><draw:g text:anchor-type="as-char" svg:y="-0.1173in" draw:z-index="170" draw:style-name="gr1"><svg:title>TexMaths</svg:title><svg:desc>12§display§\phi=\omega\cdot t+\phi_0§svg§600§FALSE§</svg:desc><draw:polygon draw:style-name="gr2016" draw:text-style-name="P106" svg:width="0.9776in" svg:height="0.148in" svg:x="0in" svg:y="0in" svg:viewBox="0 0 2484 377" draw:points="1242,377 0,377 0,0 2484,0 2484,377"><text:p/></draw:polygon><draw:path draw:style-name="gr2017" draw:text-style-name="P106" svg:width="0.087in" svg:height="0.15in" svg:x="0.0079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2018" draw:text-style-name="P106" svg:width="0.1106in" svg:height="0.039in" svg:x="0.1543in" svg:y="0.0547in" svg:viewBox="0 0 282 100" svg:d="M268 17c6 0 14 0 14-9 0-8-8-8-14-8h-254c-6 0-14 0-14 8 0 9 8 9 14 9zM268 100c6 0 14 0 14-8 0-9-8-9-14-9h-254c-6 0-14 0-14 9 0 8 8 8 14 8z"><text:p/></draw:path><draw:path draw:style-name="gr2019" draw:text-style-name="P106" svg:width="0.0984in" svg:height="0.0756in" svg:x="0.3224in" svg:y="0.0425in" svg:viewBox="0 0 251 193" svg:d="M251 30c0-19-7-30-17-30-11 0-22 10-22 20 0 4 2 9 6 13 8 7 15 18 15 36 0 17-7 41-21 61-13 18-28 33-49 33-24 0-37-16-41-39 5-11 15-38 15-50 0-5-3-10-7-10s-9 1-12 7c-5 9-10 36-10 52-14 20-31 40-58 40s-37-26-37-50c0-53 43-97 43-103 0-5-3-9-7-9-6 0-8 6-12 10-21 31-37 82-37 122 0 29 10 60 44 60 30 0 51-21 65-45 5 26 21 45 47 45 34 0 54-25 70-58 9-20 25-78 25-105z"><text:p/></draw:path><draw:path draw:style-name="gr2020" draw:text-style-name="P106" svg:width="0.0177in" svg:height="0.0177in" svg:x="0.4811in" svg:y="0.0654in" svg:viewBox="0 0 46 46" svg:d="M46 23c0-12-10-23-23-23-12 0-23 11-23 23 0 13 11 23 23 23 13 0 23-10 23-23z"><text:p/></draw:path><draw:path draw:style-name="gr2021" draw:text-style-name="P106" svg:width="0.0512in" svg:height="0.1063in" svg:x="0.5531in" svg:y="0.011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draw:path draw:style-name="gr2022" draw:text-style-name="P106" svg:width="0.1106in" svg:height="0.111in" svg:x="0.6559in" svg:y="0.0185in" svg:viewBox="0 0 282 283" svg:d="M150 151h118c6 0 14 0 14-9s-8-9-14-9h-118v-119c0-6 0-14-8-14-10 0-10 8-10 14v119h-118c-6 0-14 0-14 9s8 9 14 9h118v118c0 6 0 14 10 14 8 0 8-8 8-14z"><text:p/></draw:path><draw:path draw:style-name="gr2023" draw:text-style-name="P106" svg:width="0.087in" svg:height="0.15in" svg:x="0.8209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2024" draw:text-style-name="P106" svg:width="0.0539in" svg:height="0.0799in" svg:x="0.9177in" svg:y="0.0634in" svg:viewBox="0 0 138 204" svg:d="M138 102c0-32-4-55-17-77-9-13-29-25-51-25-70 0-70 82-70 102 0 22 0 102 70 102 68 0 68-80 68-102zM70 195c-15 0-33-7-39-32-3-17-3-42-3-64s0-45 3-60c7-25 25-31 39-31 15 0 31 10 36 27 4 17 6 39 6 64 0 22 0 44-5 63-6 27-25 33-37 33z"><text:p/></draw:path></draw:g> <text:tab/><draw:g text:anchor-type="as-char" svg:y="-0.2319in" draw:z-index="168" draw:style-name="gr1"><svg:title>TexMaths</svg:title><svg:desc>12§display§\omega=\frac{\Delta\phi}{\Delta t}=\frac vr=\frac{2\pi}T=2\pi f§svg§600§FALSE§</svg:desc><draw:polygon draw:style-name="gr1993" draw:text-style-name="P106" svg:width="1.9043in" svg:height="0.3421in" svg:x="0in" svg:y="0.0035in" svg:viewBox="0 0 4838 870" draw:points="2419,870 0,870 0,0 4838,0 4838,870"><text:p/></draw:polygon><draw:path draw:style-name="gr1994" draw:text-style-name="P106" svg:width="0.0984in" svg:height="0.0752in" svg:x="0.002in" svg:y="0.1579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1995" draw:text-style-name="P106" svg:width="0.1106in" svg:height="0.039in" svg:x="0.165in" svg:y="0.1709in" svg:viewBox="0 0 282 100" svg:d="M268 17c6 0 14 0 14-9 0-8-8-8-14-8h-254c-6 0-14 0-14 8 0 9 8 9 14 9zM268 100c6 0 14 0 14-9 0-8-8-8-14-8h-254c-6 0-14 0-14 8 0 9 8 9 14 9z"><text:p/></draw:path><draw:path draw:style-name="gr1996" draw:text-style-name="P106" svg:width="0.1224in" svg:height="0.1193in" svg:x="0.3587in" svg:y="0in" svg:viewBox="0 0 312 304" svg:d="M167 7c-3-5-4-7-11-7s-7 2-11 7l-143 289c-2 3-2 3-2 4 0 4 2 4 10 4h294c6 0 8 0 8-4 0-1 0-1-1-4zM143 42l114 230h-228z"><text:p/></draw:path><draw:path draw:style-name="gr1997" draw:text-style-name="P106" svg:width="0.087in" svg:height="0.1496in" svg:x="0.4969in" svg:y="0.0035in" svg:viewBox="0 0 222 381" svg:d="M164 10l2-5c0-1 0-5-5-5s-5 1-6 8l-25 98c-68 2-130 59-130 116 0 41 30 74 82 77-4 13-6 27-10 40-6 20-10 36-10 37 0 5 3 5 5 5 3 0 4 0 5-1 0-2 4-12 5-18l15-63c69-2 130-59 130-116 0-34-23-72-82-77zM84 290c-26-2-56-16-56-58 0-52 36-111 99-117zM138 115c32 3 56 22 56 59 0 51-36 111-99 116z"><text:p/></draw:path><draw:polygon draw:style-name="gr1998" draw:text-style-name="P106" svg:width="0.2374in" svg:height="0.0067in" svg:x="0.3504in" svg:y="0.1866in" svg:viewBox="0 0 604 18" draw:points="302,18 0,18 0,0 604,0 604,18"><text:p/></draw:polygon><draw:path draw:style-name="gr1999" draw:text-style-name="P106" svg:width="0.1224in" svg:height="0.1193in" svg:x="0.378in" svg:y="0.2264in" svg:viewBox="0 0 312 304" svg:d="M167 7c-3-5-4-7-11-7s-8 2-11 7l-143 289c-2 3-2 3-2 4 0 4 2 4 10 4h294c6 0 8 0 8-4 0-1 0-1-1-4zM143 42l114 230h-228z"><text:p/></draw:path><draw:path draw:style-name="gr2000" draw:text-style-name="P106" svg:width="0.0512in" svg:height="0.1059in" svg:x="0.5122in" svg:y="0.2417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2001" draw:text-style-name="P106" svg:width="0.1106in" svg:height="0.039in" svg:x="0.6634in" svg:y="0.1709in" svg:viewBox="0 0 282 100" svg:d="M268 17c6 0 14 0 14-9 0-8-8-8-14-8h-254c-6 0-14 0-14 8 0 9 8 9 14 9zM268 100c6 0 14 0 14-9 0-8-8-8-14-8h-254c-6 0-14 0-14 8 0 9 8 9 14 9z"><text:p/></draw:path><draw:path draw:style-name="gr2002" draw:text-style-name="P106" svg:width="0.0728in" svg:height="0.0752in" svg:x="0.8539in" svg:y="0.0457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2003" draw:text-style-name="P106" svg:width="0.0866in" svg:height="0.0067in" svg:x="0.8488in" svg:y="0.1866in" svg:viewBox="0 0 221 18" draw:points="110,18 0,18 0,0 221,0 221,18"><text:p/></draw:polygon><draw:path draw:style-name="gr2004" draw:text-style-name="P106" svg:width="0.0677in" svg:height="0.0752in" svg:x="0.8575in" svg:y="0.272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2005" draw:text-style-name="P106" svg:width="0.1106in" svg:height="0.039in" svg:x="1.011in" svg:y="0.1709in" svg:viewBox="0 0 282 100" svg:d="M268 17c6 0 14 0 14-9 0-8-8-8-14-8h-254c-6 0-14 0-14 8 0 9 8 9 14 9zM268 100c6 0 14 0 14-9 0-8-8-8-14-8h-254c-6 0-14 0-14 8 0 9 8 9 14 9z"><text:p/></draw:path><draw:path draw:style-name="gr2006" draw:text-style-name="P106" svg:width="0.0661in" svg:height="0.1106in" svg:x="1.2051in" svg:y="0.0083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2007" draw:text-style-name="P106" svg:width="0.0898in" svg:height="0.0732in" svg:x="1.2846in" svg:y="0.0476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2008" draw:text-style-name="P106" svg:width="0.1839in" svg:height="0.0067in" svg:x="1.1965in" svg:y="0.1866in" svg:viewBox="0 0 468 18" draw:points="234,18 0,18 0,0 468,0 468,18"><text:p/></draw:polygon><draw:path draw:style-name="gr2009" draw:text-style-name="P106" svg:width="0.113in" svg:height="0.1126in" svg:x="1.2327in" svg:y="0.2331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2010" draw:text-style-name="P106" svg:width="0.1106in" svg:height="0.039in" svg:x="1.4555in" svg:y="0.1709in" svg:viewBox="0 0 282 100" svg:d="M268 17c6 0 14 0 14-9 0-8-8-8-14-8h-254c-6 0-14 0-14 8 0 9 8 9 14 9zM268 100c6 0 14 0 14-9 0-8-8-8-14-8h-254c-6 0-14 0-14 8 0 9 8 9 14 9z"><text:p/></draw:path><draw:path draw:style-name="gr2011" draw:text-style-name="P106" svg:width="0.0661in" svg:height="0.1106in" svg:x="1.6299in" svg:y="0.1209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2012" draw:text-style-name="P106" svg:width="0.0898in" svg:height="0.0732in" svg:x="1.7091in" svg:y="0.1598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2013" draw:text-style-name="P106" svg:width="0.0827in" svg:height="0.1516in" svg:x="1.8142in" svg:y="0.1146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/draw:g><text:tab/><draw:g text:anchor-type="as-char" svg:y="-0.1154in" draw:z-index="167" draw:style-name="gr1"><svg:title>TexMaths</svg:title><svg:desc>12§display§\alpha=0\,§svg§600§FALSE§</svg:desc><draw:polygon draw:style-name="gr1989" draw:text-style-name="P106" svg:width="0.4106in" svg:height="0.1071in" svg:x="0in" svg:y="0.0039in" svg:viewBox="0 0 1044 273" draw:points="522,273 0,273 0,0 1044,0 1044,273"><text:p/></draw:polygon><draw:path draw:style-name="gr1990" draw:text-style-name="P106" svg:width="0.0929in" svg:height="0.0752in" svg:x="0.0067in" svg:y="0.0374in" svg:viewBox="0 0 237 192" svg:d="M185 88c0-68-40-88-71-88-58 0-114 61-114 120 0 40 25 72 68 72 27 0 58-9 90-34 5 21 19 34 39 34 22 0 35-22 35-30 0-2-3-3-6-3-2 0-3 1-4 3-9 21-23 21-24 21-13 0-13-33-13-43 0-9 0-10 4-15 40-50 48-100 48-100 0-1 0-5-5-5-4 0-4 2-6 10-8 27-21 59-41 84zM156 146c-37 33-70 37-86 37-26 0-39-18-39-46 0-20 11-67 25-89 19-30 42-38 58-38 42 0 42 55 42 89 0 15 0 39 0 47z"><text:p/></draw:path><draw:path draw:style-name="gr1991" draw:text-style-name="P106" svg:width="0.1106in" svg:height="0.039in" svg:x="0.1618in" svg:y="0.0504in" svg:viewBox="0 0 282 100" svg:d="M267 17c6 0 15 0 15-9 0-8-9-8-15-8h-253c-6 0-14 0-14 8 0 9 8 9 14 9zM267 100c6 0 15 0 15-9 0-8-9-8-15-8h-253c-6 0-14 0-14 8 0 9 8 9 14 9z"><text:p/></draw:path><draw:path draw:style-name="gr1992" draw:text-style-name="P106" svg:width="0.0701in" svg:height="0.1146in" svg:x="0.3339in" svg:y="0in" svg:viewBox="0 0 179 292" svg:d="M179 147c0-34-3-68-17-99-19-41-54-48-72-48-26 0-56 11-74 51-14 28-16 62-16 96 0 32 1 70 19 102 18 35 49 43 70 43 22 0 55-9 74-49 13-29 16-63 16-96zM89 283c-16 0-41-11-49-52-5-25-5-64-5-89 0-28 0-55 3-78 9-51 40-54 51-54 14 0 42 7 50 49 5 24 5 56 5 83 0 31 0 60-5 88-7 39-31 53-50 53z"><text:p/></draw:path></draw:g><text:tab/></text:p>
      <text:h text:style-name="P102" text:outline-level="4">Gleichmäßig beschleunigt</text:h>
      <text:p text:style-name="P13"><draw:g text:anchor-type="as-char" svg:y="-0.1846in" draw:z-index="163" draw:style-name="gr1"><svg:title>TexMaths</svg:title><svg:desc>12§display§\phi=\frac\alpha2\cdot t^2+\omega_0\cdot t+\phi_0§svg§600§FALSE§</svg:desc><draw:polygon draw:style-name="gr1922" draw:text-style-name="P106" svg:width="1.65in" svg:height="0.2976in" svg:x="0in" svg:y="0.002in" svg:viewBox="0 0 4192 757" draw:points="2096,757 0,757 0,0 4192,0 4192,757"><text:p/></draw:polygon><draw:path draw:style-name="gr1923" draw:text-style-name="P106" svg:width="0.087in" svg:height="0.1492in" svg:x="0.0079in" svg:y="0.0705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ath draw:style-name="gr1924" draw:text-style-name="P106" svg:width="0.1106in" svg:height="0.039in" svg:x="0.1543in" svg:y="0.1252in" svg:viewBox="0 0 282 100" svg:d="M268 17c6 0 14 0 14-9 0-8-8-8-14-8h-254c-6 0-14 0-14 8 0 9 8 9 14 9zM268 100c6 0 14 0 14-9 0-8-8-8-14-8h-254c-6 0-14 0-14 8 0 9 8 9 14 9z"><text:p/></draw:path><draw:path draw:style-name="gr1925" draw:text-style-name="P106" svg:width="0.0933in" svg:height="0.0752in" svg:x="0.3472in" svg:y="0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olygon draw:style-name="gr1926" draw:text-style-name="P106" svg:width="0.1067in" svg:height="0.0067in" svg:x="0.3402in" svg:y="0.1406in" svg:viewBox="0 0 272 18" draw:points="137,18 0,18 0,0 272,0 272,18"><text:p/></draw:polygon><draw:path draw:style-name="gr1927" draw:text-style-name="P106" svg:width="0.0661in" svg:height="0.1106in" svg:x="0.3606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928" draw:text-style-name="P106" svg:width="0.0177in" svg:height="0.0177in" svg:x="0.5181in" svg:y="0.1354in" svg:viewBox="0 0 46 46" svg:d="M46 23c0-12-10-23-23-23-12 0-23 11-23 23 0 13 11 23 23 23 13 0 23-10 23-23z"><text:p/></draw:path><draw:path draw:style-name="gr1929" draw:text-style-name="P106" svg:width="0.0512in" svg:height="0.1059in" svg:x="0.5906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930" draw:text-style-name="P106" svg:width="0.0516in" svg:height="0.0772in" svg:x="0.6543in" svg:y="0.04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931" draw:text-style-name="P106" svg:width="0.1106in" svg:height="0.1106in" svg:x="0.7677in" svg:y="0.0886in" svg:viewBox="0 0 282 282" svg:d="M150 150h118c6 0 14 0 14-8 0-10-8-10-14-10h-118v-118c0-6 0-14-8-14-10 0-10 8-10 14v118h-118c-6 0-14 0-14 10 0 8 8 8 14 8h118v118c0 6 0 14 10 14 8 0 8-8 8-14z"><text:p/></draw:path><draw:path draw:style-name="gr1932" draw:text-style-name="P106" svg:width="0.0984in" svg:height="0.0752in" svg:x="0.9264in" svg:y="0.112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1933" draw:text-style-name="P106" svg:width="0.0539in" svg:height="0.0795in" svg:x="1.0335in" svg:y="0.1335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934" draw:text-style-name="P106" svg:width="0.0177in" svg:height="0.0177in" svg:x="1.1531in" svg:y="0.1354in" svg:viewBox="0 0 46 46" svg:d="M46 23c0-12-10-23-23-23-12 0-23 11-23 23 0 13 11 23 23 23 13 0 23-10 23-23z"><text:p/></draw:path><draw:path draw:style-name="gr1935" draw:text-style-name="P106" svg:width="0.0512in" svg:height="0.1059in" svg:x="1.226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936" draw:text-style-name="P106" svg:width="0.1106in" svg:height="0.1106in" svg:x="1.328in" svg:y="0.0886in" svg:viewBox="0 0 282 282" svg:d="M150 150h118c6 0 14 0 14-8 0-10-8-10-14-10h-118v-118c0-6 0-14-8-14-10 0-10 8-10 14v118h-118c-6 0-14 0-14 10 0 8 8 8 14 8h118v118c0 6 0 14 10 14 8 0 8-8 8-14z"><text:p/></draw:path><draw:path draw:style-name="gr1937" draw:text-style-name="P106" svg:width="0.087in" svg:height="0.1492in" svg:x="1.4929in" svg:y="0.0705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ath draw:style-name="gr1938" draw:text-style-name="P106" svg:width="0.0539in" svg:height="0.0795in" svg:x="1.5898in" svg:y="0.1335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draw:g text:anchor-type="as-char" svg:y="-0.1063in" draw:z-index="162" draw:style-name="gr1"><svg:title>TexMaths</svg:title><svg:desc>12§display§\omega=\alpha\cdot t+\omega_0§svg§600§FALSE§</svg:desc><draw:polygon draw:style-name="gr1913" draw:text-style-name="P106" svg:width="0.9902in" svg:height="0.1276in" svg:x="0in" svg:y="0.002in" svg:viewBox="0 0 2516 325" draw:points="1258,325 0,325 0,0 2516,0 2516,325"><text:p/></draw:polygon><draw:path draw:style-name="gr1914" draw:text-style-name="P106" svg:width="0.0984in" svg:height="0.0752in" svg:x="0.002in" svg:y="0.0307in" svg:viewBox="0 0 251 192" svg:d="M251 30c0-19-7-30-17-30-11 0-22 10-22 20 0 4 2 9 6 12 8 8 15 19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8 25-105z"><text:p/></draw:path><draw:path draw:style-name="gr1915" draw:text-style-name="P106" svg:width="0.1106in" svg:height="0.039in" svg:x="0.165in" svg:y="0.0433in" svg:viewBox="0 0 282 100" svg:d="M268 17c6 0 14 0 14-9 0-8-8-8-14-8h-254c-6 0-14 0-14 8 0 9 8 9 14 9zM268 100c6 0 14 0 14-9 0-8-8-8-14-8h-254c-6 0-14 0-14 8 0 9 8 9 14 9z"><text:p/></draw:path><draw:path draw:style-name="gr1916" draw:text-style-name="P106" svg:width="0.0933in" svg:height="0.0752in" svg:x="0.3374in" svg:y="0.0307in" svg:viewBox="0 0 238 192" svg:d="M185 88c0-68-40-88-71-88-58 0-114 61-114 120 0 40 25 72 68 72 27 0 58-9 90-34 5 21 20 34 39 34 23 0 36-22 36-30 0-2-4-3-6-3-3 0-4 1-5 3-8 21-23 21-24 21-13 0-13-33-13-44 0-8 0-9 5-14 39-50 48-100 48-100 0-1 0-5-5-5s-5 2-6 10c-9 27-22 59-42 84zM156 146c-37 33-70 37-86 37-26 0-39-18-39-46 0-20 11-67 25-89 20-30 42-38 58-38 42 0 42 55 42 89 0 15 0 39 0 47z"><text:p/></draw:path><draw:path draw:style-name="gr1917" draw:text-style-name="P106" svg:width="0.0177in" svg:height="0.0177in" svg:x="0.4886in" svg:y="0.0539in" svg:viewBox="0 0 46 46" svg:d="M46 23c0-12-10-23-23-23-12 0-23 11-23 23 0 13 11 23 23 23 13 0 23-10 23-23z"><text:p/></draw:path><draw:path draw:style-name="gr1918" draw:text-style-name="P106" svg:width="0.0512in" svg:height="0.1063in" svg:x="0.5614in" svg:y="0in" svg:viewBox="0 0 131 271" svg:d="M78 96h40c8 0 13 0 13-8 0-5-5-5-12-5h-37c15-60 16-69 16-71 0-7-4-12-12-12-1 0-13 0-16 16l-17 67h-40c-8 0-13 0-13 8 0 5 4 5 12 5h37c-30 120-32 128-32 135 0 23 17 40 39 40 44 0 68-63 68-65 0-5-4-5-5-5-4 0-5 1-6 6-19 44-41 54-55 54-10 0-14-5-14-19 0-11 0-14 3-21z"><text:p/></draw:path><draw:path draw:style-name="gr1919" draw:text-style-name="P106" svg:width="0.1106in" svg:height="0.111in" svg:x="0.6638in" svg:y="0.0071in" svg:viewBox="0 0 282 283" svg:d="M150 150h118c6 0 14 0 14-8 0-10-8-10-14-10h-118v-118c0-6 0-14-8-14-10 0-10 8-10 14v118h-118c-6 0-14 0-14 10 0 8 8 8 14 8h118v118c0 6 0 15 10 15 8 0 8-9 8-15z"><text:p/></draw:path><draw:path draw:style-name="gr1920" draw:text-style-name="P106" svg:width="0.0984in" svg:height="0.0752in" svg:x="0.8228in" svg:y="0.0307in" svg:viewBox="0 0 251 192" svg:d="M251 30c0-19-7-30-17-30-11 0-22 10-22 20 0 4 2 9 6 12 8 8 15 19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8 25-105z"><text:p/></draw:path><draw:path draw:style-name="gr1921" draw:text-style-name="P106" svg:width="0.0539in" svg:height="0.0795in" svg:x="0.9299in" svg:y="0.052in" svg:viewBox="0 0 138 203" svg:d="M138 102c0-32-4-55-17-77-9-13-29-25-51-25-70 0-70 82-70 102 0 22 0 101 70 101 68 0 68-79 68-101zM70 195c-15 0-33-7-39-33-3-16-3-42-3-63 0-22 0-45 3-61 7-24 25-30 39-30 15 0 31 10 36 27 4 17 6 38 6 64 0 21 0 44-5 62-6 28-25 34-37 34z"><text:p/></draw:path></draw:g><text:span text:style-name="T9"> <text:tab/></text:span><text:span text:style-name="T9"><draw:g text:anchor-type="as-char" svg:y="-0.2311in" draw:z-index="161" draw:style-name="gr1"><svg:title>TexMaths</svg:title><svg:desc>12§display§\alpha=\frac{\Delta\omega}{\Delta t}=\text{konstant}§svg§600§FALSE§</svg:desc><draw:polygon draw:style-name="gr1896" draw:text-style-name="P106" svg:width="1.461in" svg:height="0.3402in" svg:x="0in" svg:y="0.0051in" svg:viewBox="0 0 3712 865" draw:points="1855,865 0,865 0,0 3712,0 3712,865"><text:p/></draw:polygon><draw:path draw:style-name="gr1897" draw:text-style-name="P106" svg:width="0.0933in" svg:height="0.0752in" svg:x="0.0067in" svg:y="0.1579in" svg:viewBox="0 0 238 192" svg:d="M185 88c0-68-40-88-71-88-58 0-114 61-114 120 0 40 25 72 68 72 27 0 58-9 90-35 5 22 20 35 39 35 23 0 36-23 36-30 0-2-4-3-6-3-3 0-4 1-5 3-8 21-23 21-24 21-13 0-13-33-13-44 0-8 0-9 5-14 39-51 48-100 48-100 0-1 0-5-5-5s-5 2-6 10c-9 26-22 59-42 84zM156 145c-37 34-70 38-86 38-26 0-39-18-39-46 0-20 11-67 25-89 20-30 42-38 58-38 42 0 42 55 42 89 0 15 0 39 0 46z"><text:p/></draw:path><draw:path draw:style-name="gr1898" draw:text-style-name="P106" svg:width="0.1106in" svg:height="0.039in" svg:x="0.1622in" svg:y="0.1701in" svg:viewBox="0 0 282 100" svg:d="M268 17c6 0 14 0 14-9 0-8-8-8-14-8h-254c-6 0-14 0-14 8 0 9 8 9 14 9zM268 100c6 0 14 0 14-9 0-8-8-8-14-8h-254c-6 0-14 0-14 8 0 9 8 9 14 9z"><text:p/></draw:path><draw:path draw:style-name="gr1899" draw:text-style-name="P106" svg:width="0.1224in" svg:height="0.1193in" svg:x="0.3559in" svg:y="0in" svg:viewBox="0 0 312 304" svg:d="M167 7c-3-5-4-7-11-7s-8 2-11 7l-143 289c-2 3-2 3-2 4 0 4 2 4 10 4h294c6 0 8 0 8-4 0-1 0-1-1-4zM143 42l114 230h-228z"><text:p/></draw:path><draw:path draw:style-name="gr1900" draw:text-style-name="P106" svg:width="0.0984in" svg:height="0.0752in" svg:x="0.4886in" svg:y="0.0457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olygon draw:style-name="gr1901" draw:text-style-name="P106" svg:width="0.2476in" svg:height="0.0067in" svg:x="0.348in" svg:y="0.1866in" svg:viewBox="0 0 630 18" draw:points="316,18 0,18 0,0 630,0 630,18"><text:p/></draw:polygon><draw:path draw:style-name="gr1902" draw:text-style-name="P106" svg:width="0.1224in" svg:height="0.1193in" svg:x="0.3807in" svg:y="0.226in" svg:viewBox="0 0 312 304" svg:d="M167 7c-3-5-4-7-11-7s-8 2-11 7l-143 289c-2 3-2 3-2 4 0 4 2 4 10 4h294c6 0 8 0 8-4 0-1 0-1-1-4zM143 42l114 230h-228z"><text:p/></draw:path><draw:path draw:style-name="gr1903" draw:text-style-name="P106" svg:width="0.0512in" svg:height="0.1059in" svg:x="0.515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1904" draw:text-style-name="P106" svg:width="0.1106in" svg:height="0.039in" svg:x="0.6713in" svg:y="0.1701in" svg:viewBox="0 0 282 100" svg:d="M268 17c6 0 14 0 14-9 0-8-8-8-14-8h-254c-6 0-14 0-14 8 0 9 8 9 14 9zM268 100c6 0 14 0 14-9 0-8-8-8-14-8h-254c-6 0-14 0-14 8 0 9 8 9 14 9z"><text:p/></draw:path><draw:path draw:style-name="gr1905" draw:text-style-name="P106" svg:width="0.0803in" svg:height="0.1154in" svg:x="0.8421in" svg:y="0.1161in" svg:viewBox="0 0 205 294" svg:d="M34 262c0 19-5 19-34 19v13c14 0 34-1 47-1 12 0 29 0 45 1v-13c-27 0-32 0-32-19v-43l26-24c34 45 52 69 52 77s-7 9-16 9v13c12 0 38-1 46-1 12 0 25 0 37 1v-13c-15 0-25 0-42-23l-53-75c-1-2-3-4-3-5s31-27 35-30c26-22 44-23 54-23v-13c-14 1-18 1-30 1-16 0-42-1-48-1v13c8 0 13 5 13 11 0 8-6 13-10 15l-60 52v-203l-61 5v13c30 0 34 2 34 24z"><text:p/></draw:path><draw:path draw:style-name="gr1906" draw:text-style-name="P106" svg:width="0.0736in" svg:height="0.0764in" svg:x="0.9252in" svg:y="0.1567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1907" draw:text-style-name="P106" svg:width="0.0839in" svg:height="0.0732in" svg:x="1.0087in" svg:y="0.157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908" draw:text-style-name="P106" svg:width="0.0543in" svg:height="0.0764in" svg:x="1.1008in" svg:y="0.1567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1909" draw:text-style-name="P106" svg:width="0.052in" svg:height="0.1043in" svg:x="1.1642in" svg:y="0.1291in" svg:viewBox="0 0 133 266" svg:d="M66 91h60v-13h-60v-78h-11c-1 35-13 80-55 82v9h36v117c0 53 40 58 55 58 30 0 42-31 42-58v-24h-11v24c0 31-12 47-28 47-28 0-28-39-28-46z"><text:p/></draw:path><draw:path draw:style-name="gr1910" draw:text-style-name="P106" svg:width="0.0752in" svg:height="0.0764in" svg:x="1.2327in" svg:y="0.1567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1911" draw:text-style-name="P106" svg:width="0.0839in" svg:height="0.0732in" svg:x="1.3142in" svg:y="0.157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912" draw:text-style-name="P106" svg:width="0.052in" svg:height="0.1043in" svg:x="1.3996in" svg:y="0.1291in" svg:viewBox="0 0 133 266" svg:d="M66 91h60v-13h-60v-78h-11c-1 35-13 80-55 82v9h36v117c0 53 40 58 55 58 30 0 42-31 42-58v-24h-11v24c0 31-12 47-28 47-28 0-28-39-28-46z"><text:p/></draw:path></draw:g></text:span><text:span text:style-name="T9"><text:tab/><text:tab/></text:span><text:span text:style-name="T9"><draw:g text:anchor-type="as-char" svg:y="-0.1654in" draw:z-index="150" draw:style-name="gr1"><svg:title>TexMaths</svg:title><svg:desc>12§display§\vec{M} = J \cdot \vec{\alpha}§svg§600§FALSE§</svg:desc><draw:polygon draw:style-name="gr1831" draw:text-style-name="P106" svg:width="0.7409in" svg:height="0.161in" svg:x="0in" svg:y="0in" svg:viewBox="0 0 1883 410" draw:points="942,410 0,410 0,0 1883,0 1883,410"><text:p/></draw:polygon><draw:path draw:style-name="gr1832" draw:text-style-name="P106" svg:width="0.0736in" svg:height="0.0331in" svg:x="0.0795in" svg:y="0in" svg:viewBox="0 0 188 85" svg:d="M151 50c-6 6-20 19-20 26 0 5 3 9 8 9 4 0 6-3 9-6 4-6 14-18 33-27 3-3 7-4 7-10 0-4-3-6-6-8-9-6-14-15-18-24 0-4-2-10-8-10s-8 6-8 8c0 3 3 17 10 26h-144c-7 0-14 0-14 8s7 8 14 8z"><text:p/></draw:path><draw:path draw:style-name="gr1833" draw:text-style-name="P106" svg:width="0.1665in" svg:height="0.1138in" svg:x="0.0071in" svg:y="0.0472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0l57-231 38 263c0 5 1 10 6 10 4 0 7-5 9-8l171-269-60 244c-5 16-5 19-39 19-7 0-12 0-12 9 0 5 5 5 6 5 12 0 41-2 53-2 17 0 36 2 53 2 2 0 8 0 8-9 0-5-3-5-12-5-15 0-27 0-27-7 0-2 0-2 2-11z"><text:p/></draw:path><draw:path draw:style-name="gr1834" draw:text-style-name="P106" svg:width="0.1106in" svg:height="0.039in" svg:x="0.2346in" svg:y="0.1in" svg:viewBox="0 0 282 100" svg:d="M268 17c6 0 14 0 14-9 0-8-8-8-14-8h-254c-6 0-14 0-14 8 0 9 8 9 14 9zM268 100c6 0 14 0 14-9 0-8-8-8-14-8h-254c-6 0-14 0-14 8 0 9 8 9 14 9z"><text:p/></draw:path><draw:path draw:style-name="gr1835" draw:text-style-name="P106" svg:width="0.0937in" svg:height="0.1173in" svg:x="0.4126in" svg:y="0.0472in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1836" draw:text-style-name="P106" svg:width="0.0177in" svg:height="0.0177in" svg:x="0.5598in" svg:y="0.1098in" svg:viewBox="0 0 46 46" svg:d="M46 23c0-12-10-23-23-23-12 0-23 11-23 23 0 13 11 23 23 23 13 0 23-10 23-23z"><text:p/></draw:path><draw:path draw:style-name="gr1837" draw:text-style-name="P106" svg:width="0.0736in" svg:height="0.0331in" svg:x="0.6622in" svg:y="0.0421in" svg:viewBox="0 0 188 85" svg:d="M151 50c-6 6-20 19-20 26 0 5 3 9 8 9 4 0 6-3 9-6 4-6 14-18 33-27 3-3 7-4 7-10 0-4-3-6-6-8-9-6-14-15-18-24 0-4-2-10-8-10s-8 6-8 8c0 3 3 17 10 26h-144c-7 0-14 0-14 8s7 8 14 8z"><text:p/></draw:path><draw:path draw:style-name="gr1838" draw:text-style-name="P106" svg:width="0.0933in" svg:height="0.0752in" svg:x="0.6354in" svg:y="0.087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/draw:g></text:span><text:span text:style-name="T1"> <text:tab/></text:span><text:span text:style-name="T1"><draw:g text:anchor-type="as-char" svg:y="-0.1508in" draw:z-index="149" draw:style-name="gr1"><svg:title>TexMaths</svg:title><svg:desc>12§display§J = m \cdot r^2 \cdot \alpha§svg§600§FALSE§</svg:desc><draw:polygon draw:style-name="gr1822" draw:text-style-name="P106" svg:width="0.976in" svg:height="0.1445in" svg:x="0in" svg:y="0.002in" svg:viewBox="0 0 2480 368" draw:points="1239,368 0,368 0,0 2480,0 2480,368"><text:p/></draw:polygon><draw:path draw:style-name="gr1823" draw:text-style-name="P106" svg:width="0.0937in" svg:height="0.1177in" svg:x="0.0118in" svg:y="0.0327in" svg:viewBox="0 0 239 300" svg:d="M199 31c4-14 5-18 28-18 7 0 12 0 12-8 0-4-4-5-6-5-11 0-37 1-48 1-13 0-48-1-63-1-3 0-8 0-8 8 0 5 4 5 14 5s15 0 26 1c9 2 12 3 12 9 0 2 0 5-2 8l-49 196c-9 41-38 64-60 64-12 0-33-5-41-27 2 0 5 0 5 0 17 0 28-14 28-27s-11-18-18-18c-9 0-29 5-29 34 0 27 23 47 56 47 39 0 83-29 94-70z"><text:p/></draw:path><draw:path draw:style-name="gr1824" draw:text-style-name="P106" svg:width="0.1106in" svg:height="0.039in" svg:x="0.1634in" svg:y="0.0854in" svg:viewBox="0 0 282 100" svg:d="M268 17c6 0 14 0 14-9 0-8-8-8-14-8h-254c-6 0-14 0-14 8 0 9 8 9 14 9zM268 100c6 0 14 0 14-8 0-9-8-9-14-9h-254c-6 0-14 0-14 9 0 8 8 8 14 8z"><text:p/></draw:path><draw:path draw:style-name="gr1825" draw:text-style-name="P106" svg:width="0.1362in" svg:height="0.0756in" svg:x="0.3339in" svg:y="0.0728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1826" draw:text-style-name="P106" svg:width="0.0177in" svg:height="0.0177in" svg:x="0.526in" svg:y="0.0957in" svg:viewBox="0 0 46 46" svg:d="M46 23c0-12-10-23-23-23-12 0-23 11-23 23 0 13 11 23 23 23 13 0 23-10 23-23z"><text:p/></draw:path><draw:path draw:style-name="gr1827" draw:text-style-name="P106" svg:width="0.0677in" svg:height="0.0756in" svg:x="0.6in" svg:y="0.0728in" svg:viewBox="0 0 173 193" svg:d="M25 163c-1 7-3 17-3 19 0 7 6 11 12 11 4 0 13-4 15-12 1-1 16-59 17-68 4-13 11-43 14-55 2-5 14-25 23-35 4-3 16-13 35-13 11 0 17 4 18 4-13 3-23 13-23 23 0 8 5 16 17 16 11 0 23-10 23-25s-13-28-35-28c-28 0-47 20-55 33-3-20-18-33-39-33-19 0-27 17-31 24-7 15-13 40-13 41 0 5 5 5 5 5 5 0 5 0 7-10 7-30 16-50 31-50 7 0 13 3 13 19 0 8-1 13-7 36z"><text:p/></draw:path><draw:path draw:style-name="gr1828" draw:text-style-name="P106" svg:width="0.0516in" svg:height="0.0776in" svg:x="0.6819in" svg:y="0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1829" draw:text-style-name="P106" svg:width="0.0177in" svg:height="0.0177in" svg:x="0.8in" svg:y="0.0957in" svg:viewBox="0 0 46 46" svg:d="M46 23c0-12-10-23-23-23-12 0-23 11-23 23 0 13 11 23 23 23 13 0 23-10 23-23z"><text:p/></draw:path><draw:path draw:style-name="gr1830" draw:text-style-name="P106" svg:width="0.0933in" svg:height="0.0756in" svg:x="0.8756in" svg:y="0.0728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span><text:span text:style-name="T1"> <text:tab/></text:span></text:p>
      <text:h text:style-name="Heading_20_4" text:outline-level="4">Satz von Steiner (bei <text:span text:style-name="T20">P</text:span>arallelverschiebung der Drehachse<text:span text:style-name="T20">)</text:span></text:h>
      <text:p text:style-name="P43"><draw:g text:anchor-type="as-char" svg:y="-0.1465in" draw:z-index="160" draw:style-name="gr1"><svg:title>TexMaths</svg:title><svg:desc>12§display§J_x = J_s + m \cdot {r_s}^2§svg§600§FALSE§</svg:desc><draw:polygon draw:style-name="gr1884" draw:text-style-name="P106" svg:width="1.2402in" svg:height="0.1681in" svg:x="0in" svg:y="0.0024in" svg:viewBox="0 0 3151 428" draw:points="1576,428 0,428 0,0 3151,0 3151,428"><text:p/></draw:polygon><draw:path draw:style-name="gr1885" draw:text-style-name="P106" svg:width="0.0937in" svg:height="0.1169in" svg:x="0.0118in" svg:y="0.0323in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1886" draw:text-style-name="P106" svg:width="0.0626in" svg:height="0.0524in" svg:x="0.0976in" svg:y="0.1193in" svg:viewBox="0 0 160 134" svg:d="M60 99c-4 11-13 27-28 27-1 0-10 0-16-4 12-5 13-15 13-17 0-7-5-10-12-10-9 0-17 7-17 18 0 14 17 21 31 21 13 0 27-8 34-21 7 15 23 21 35 21 34 0 52-37 52-45 0-4-3-4-4-4-5 0-5 1-6 5-6 20-24 36-41 36-12 0-18-9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1887" draw:text-style-name="P106" svg:width="0.1106in" svg:height="0.0386in" svg:x="0.2311in" svg:y="0.0846in" svg:viewBox="0 0 282 99" svg:d="M267 17c6 0 15 0 15-9 0-8-9-8-15-8h-253c-6 0-14 0-14 8 0 9 8 9 14 9zM267 99c6 0 15 0 15-8s-9-8-15-8h-253c-6 0-14 0-14 8s8 8 14 8z"><text:p/></draw:path><draw:path draw:style-name="gr1888" draw:text-style-name="P106" svg:width="0.0937in" svg:height="0.1169in" svg:x="0.4087in" svg:y="0.0323in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1889" draw:text-style-name="P106" svg:width="0.0465in" svg:height="0.0524in" svg:x="0.4972in" svg:y="0.119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1890" draw:text-style-name="P106" svg:width="0.1106in" svg:height="0.1106in" svg:x="0.6059in" svg:y="0.0488in" svg:viewBox="0 0 282 282" svg:d="M150 150h117c6 0 15 0 15-9s-9-9-15-9h-117v-118c0-6 0-14-8-14-10 0-10 8-10 14v118h-118c-6 0-14 0-14 9s8 9 14 9h118v117c0 6 0 15 10 15 8 0 8-9 8-15z"><text:p/></draw:path><draw:path draw:style-name="gr1891" draw:text-style-name="P106" svg:width="0.1362in" svg:height="0.0752in" svg:x="0.7673in" svg:y="0.072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3-18 71-27 94-3 10-4 15-4 23 0 20 14 35 34 35 40 0 56-61 56-65 0-5-4-5-5-5-5 0-5 1-7 9-6 21-20 51-44 51-7 0-9-3-9-13 0-11 3-22 7-30 8-23 26-70 26-93 0-28-16-46-49-46-31 0-52 19-68 41-1-5-2-19-14-30-10-9-24-11-35-11-37 0-59 28-66 37-1-24-19-37-39-37-19 0-27 17-31 24-7 16-13 39-13 41 0 4 5 4 5 4 5 0 5 0 7-9 7-30 16-50 31-50 7 0 13 3 13 19 0 8-1 13-7 36z"><text:p/></draw:path><draw:path draw:style-name="gr1892" draw:text-style-name="P106" svg:width="0.0177in" svg:height="0.0177in" svg:x="0.9594in" svg:y="0.0957in" svg:viewBox="0 0 46 46" svg:d="M46 23c0-12-10-23-23-23-12 0-23 11-23 23 0 13 11 23 23 23 13 0 23-10 23-23z"><text:p/></draw:path><draw:path draw:style-name="gr1893" draw:text-style-name="P106" svg:width="0.0677in" svg:height="0.0752in" svg:x="1.0331in" svg:y="0.072in" svg:viewBox="0 0 173 192" svg:d="M25 162c-1 7-3 17-3 19 0 7 6 11 12 11 4 0 13-4 15-12 1-1 16-59 17-67 4-14 11-44 14-55 2-5 14-26 23-35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1894" draw:text-style-name="P106" svg:width="0.0465in" svg:height="0.0524in" svg:x="1.1118in" svg:y="0.119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1895" draw:text-style-name="P106" svg:width="0.0516in" svg:height="0.0768in" svg:x="1.1815in" svg:y="0in" svg:viewBox="0 0 132 196" svg:d="M132 143h-11c0 7-3 24-7 27-2 1-25 1-30 1h-54c31-27 41-36 59-49 23-18 43-36 43-64 0-36-32-58-70-58-37 0-62 26-62 53 0 15 13 16 16 16 7 0 15-4 15-15 0-5-1-16-17-16 9-21 29-27 44-27 30 0 45 23 45 47 0 26-19 46-29 57l-72 71c-2 2-2 2-2 10h122z"><text:p/></draw:path></draw:g></text:p>
      <text:h text:style-name="P104" text:outline-level="4">Grundgleichung <text:tab/><draw:g text:anchor-type="as-char" svg:y="-0.2752in" draw:z-index="148" draw:style-name="gr1"><svg:title>TexMaths</svg:title><svg:desc>12§display§\vec{M} = \frac{d \vec{L}}{dt} = J \cdot \alpha + \omega \cdot \frac{dJ}{dt}§svg§600§FALSE§</svg:desc><draw:polygon draw:style-name="gr1800" draw:text-style-name="P106" svg:width="1.8421in" svg:height="0.3874in" svg:x="0in" svg:y="0.0004in" svg:viewBox="0 0 4680 985" draw:points="2341,985 0,985 0,0 4680,0 4680,985"><text:p/></draw:polygon><draw:path draw:style-name="gr1801" draw:text-style-name="P106" svg:width="0.0736in" svg:height="0.0331in" svg:x="0.0795in" svg:y="0.1126in" svg:viewBox="0 0 188 85" svg:d="M151 50c-6 6-20 18-20 26 0 4 3 9 8 9 4 0 6-3 9-6 4-6 14-18 33-27 3-3 7-4 7-10 0-4-3-6-6-8-9-6-14-15-18-24 0-4-2-10-8-10s-8 6-8 8c0 3 3 17 10 26h-144c-7 0-14 0-14 8s7 8 14 8z"><text:p/></draw:path><draw:path draw:style-name="gr1802" draw:text-style-name="P106" svg:width="0.1665in" svg:height="0.1138in" svg:x="0.0071in" svg:y="0.1602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1l57-230 38 263c0 5 1 10 6 10 4 0 7-5 9-8l171-269-60 244c-5 16-5 19-39 19-7 0-12 0-12 9 0 5 5 5 6 5 12 0 41-2 53-2 17 0 36 2 53 2 2 0 8 0 8-9 0-5-3-5-12-5-15 0-27 0-27-7 0-2 0-2 2-11z"><text:p/></draw:path><draw:path draw:style-name="gr1803" draw:text-style-name="P106" svg:width="0.1106in" svg:height="0.039in" svg:x="0.2346in" svg:y="0.2126in" svg:viewBox="0 0 282 100" svg:d="M268 17c6 0 14 0 14-9 0-8-8-8-14-8h-254c-6 0-14 0-14 8 0 9 8 9 14 9zM268 100c6 0 14 0 14-9 0-8-8-8-14-8h-254c-6 0-14 0-14 8 0 9 8 9 14 9z"><text:p/></draw:path><draw:path draw:style-name="gr1804" draw:text-style-name="P106" svg:width="0.0791in" svg:height="0.1173in" svg:x="0.4272in" svg:y="0.0457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1805" draw:text-style-name="P106" svg:width="0.0736in" svg:height="0.0331in" svg:x="0.5437in" svg:y="0.0004in" svg:viewBox="0 0 188 85" svg:d="M151 50c-6 6-20 18-20 26 0 4 3 9 8 9 4 0 6-3 9-6 4-6 14-18 33-27 3-3 7-4 7-10 0-4-3-6-6-8-9-6-14-15-18-24 0-4-2-10-8-10s-8 6-8 8c0 3 3 17 10 26h-144c-7 0-14 0-14 8s7 8 14 8z"><text:p/></draw:path><draw:path draw:style-name="gr1806" draw:text-style-name="P106" svg:width="0.1004in" svg:height="0.1138in" svg:x="0.5134in" svg:y="0.0476in" svg:viewBox="0 0 256 290" svg:d="M142 34c3-16 6-21 45-21 12 0 16 0 16-8 0-5-5-5-7-5-14 0-48 1-63 1-12 0-43-1-56-1-3 0-7 0-7 8 0 5 3 5 10 5 2 0 10 0 17 1 7 0 11 2 11 6 0 3 0 4-1 9l-57 228c-4 16-6 19-38 19-7 0-12 0-12 9 0 5 4 5 12 5h196c10 0 10 0 13-8l33-91c2-5 2-6 2-6 0-2-2-5-5-5-4 0-4 3-7 9-15 39-34 87-107 87h-40c-6 0-6 0-9 0-4-1-5-1-5-5 0-1 0-2 2-9z"><text:p/></draw:path><draw:polygon draw:style-name="gr1807" draw:text-style-name="P106" svg:width="0.1996in" svg:height="0.0067in" svg:x="0.4205in" svg:y="0.2283in" svg:viewBox="0 0 508 18" draw:points="254,18 0,18 0,0 508,0 508,18"><text:p/></draw:polygon><draw:path draw:style-name="gr1808" draw:text-style-name="P106" svg:width="0.0791in" svg:height="0.1173in" svg:x="0.4535in" svg:y="0.2717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1809" draw:text-style-name="P106" svg:width="0.0512in" svg:height="0.1059in" svg:x="0.537in" svg:y="0.28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1810" draw:text-style-name="P106" svg:width="0.1106in" svg:height="0.039in" svg:x="0.6953in" svg:y="0.2126in" svg:viewBox="0 0 282 100" svg:d="M268 17c6 0 14 0 14-9 0-8-8-8-14-8h-254c-6 0-14 0-14 8 0 9 8 9 14 9zM268 100c6 0 14 0 14-9 0-8-8-8-14-8h-254c-6 0-14 0-14 8 0 9 8 9 14 9z"><text:p/></draw:path><draw:path draw:style-name="gr1811" draw:text-style-name="P106" svg:width="0.0937in" svg:height="0.1173in" svg:x="0.8728in" svg:y="0.1602in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ath draw:style-name="gr1812" draw:text-style-name="P106" svg:width="0.0177in" svg:height="0.0177in" svg:x="1.0205in" svg:y="0.2224in" svg:viewBox="0 0 46 46" svg:d="M46 23c0-12-10-23-23-23-12 0-23 11-23 23 0 13 11 23 23 23 13 0 23-10 23-23z"><text:p/></draw:path><draw:path draw:style-name="gr1813" draw:text-style-name="P106" svg:width="0.0933in" svg:height="0.0752in" svg:x="1.0961in" svg:y="0.1992in" svg:viewBox="0 0 238 192" svg:d="M185 88c0-68-40-88-71-88-58 0-114 61-114 120 0 40 25 72 68 72 27 0 58-9 90-35 5 22 20 35 39 35 23 0 36-23 36-30 0-2-4-3-6-3-3 0-4 1-5 3-8 21-23 21-24 21-13 0-13-33-13-44 0-8 0-9 5-14 39-51 48-100 48-100 0-1 0-5-5-5s-5 2-6 10c-9 26-22 59-42 84zM156 145c-37 34-70 38-86 38-26 0-39-18-39-46 0-20 11-67 25-89 20-30 42-38 58-38 42 0 42 55 42 89 0 15 0 39 0 46z"><text:p/></draw:path><draw:path draw:style-name="gr1814" draw:text-style-name="P106" svg:width="0.1106in" svg:height="0.1106in" svg:x="1.2417in" svg:y="0.1764in" svg:viewBox="0 0 282 282" svg:d="M150 150h118c6 0 14 0 14-8 0-10-8-10-14-10h-118v-118c0-6 0-14-8-14-10 0-10 8-10 14v118h-118c-6 0-14 0-14 10 0 8 8 8 14 8h118v118c0 6 0 14 10 14 8 0 8-8 8-14z"><text:p/></draw:path><draw:path draw:style-name="gr1815" draw:text-style-name="P106" svg:width="0.0984in" svg:height="0.0752in" svg:x="1.4004in" svg:y="0.1992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1-37 121 0 29 10 60 44 60 30 0 51-20 65-44 5 25 21 44 47 44 34 0 54-25 70-57 9-21 25-79 25-105z"><text:p/></draw:path><draw:path draw:style-name="gr1816" draw:text-style-name="P106" svg:width="0.0177in" svg:height="0.0177in" svg:x="1.5594in" svg:y="0.2224in" svg:viewBox="0 0 46 46" svg:d="M46 23c0-12-10-23-23-23-12 0-23 11-23 23 0 13 11 23 23 23 13 0 23-10 23-23z"><text:p/></draw:path><draw:path draw:style-name="gr1817" draw:text-style-name="P106" svg:width="0.0791in" svg:height="0.1173in" svg:x="1.6547in" svg:y="0.0457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1818" draw:text-style-name="P106" svg:width="0.0937in" svg:height="0.1173in" svg:x="1.7461in" svg:y="0.0476in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olygon draw:style-name="gr1819" draw:text-style-name="P106" svg:width="0.1949in" svg:height="0.0067in" svg:x="1.648in" svg:y="0.2283in" svg:viewBox="0 0 496 18" draw:points="247,18 0,18 0,0 496,0 496,18"><text:p/></draw:polygon><draw:path draw:style-name="gr1820" draw:text-style-name="P106" svg:width="0.0791in" svg:height="0.1173in" svg:x="1.6787in" svg:y="0.2717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1821" draw:text-style-name="P106" svg:width="0.0512in" svg:height="0.1059in" svg:x="1.7618in" svg:y="0.28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/draw:g><text:tab/></text:h>
      <text:h text:style-name="P91" text:outline-level="3">Kr<text:span text:style-name="T22">ä</text:span><text:span text:style-name="T25">fte</text:span></text:h>
      <text:p text:style-name="P43"><text:span text:style-name="T25"><text:s/></text:span><text:span text:style-name="T25"><draw:g text:anchor-type="as-char" svg:y="-0.2299in" draw:z-index="107" draw:style-name="gr1"><svg:title>TexMaths</svg:title><svg:desc>12§display§F = m \cdot a + v \cdot  \frac{dm}{dt}§svg§600§FALSE§</svg:desc><draw:polygon draw:style-name="gr1330" draw:text-style-name="P106" svg:width="1.3665in" svg:height="0.3413in" svg:x="0in" svg:y="0in" svg:viewBox="0 0 3472 868" draw:points="1735,868 0,868 0,0 3472,0 3472,868"><text:p/></draw:polygon><draw:path draw:style-name="gr1331" draw:text-style-name="P106" svg:width="0.1181in" svg:height="0.113in" svg:x="0.0063in" svg:y="0.1146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1332" draw:text-style-name="P106" svg:width="0.1106in" svg:height="0.0386in" svg:x="0.185in" svg:y="0.1665in" svg:viewBox="0 0 282 99" svg:d="M268 17c6 0 14 0 14-9 0-8-8-8-14-8h-254c-6 0-14 0-14 8 0 9 8 9 14 9zM268 99c6 0 14 0 14-8s-8-8-14-8h-254c-6 0-14 0-14 8s8 8 14 8z"><text:p/></draw:path><draw:path draw:style-name="gr1333" draw:text-style-name="P106" svg:width="0.1362in" svg:height="0.0752in" svg:x="0.3563in" svg:y="0.1539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1334" draw:text-style-name="P106" svg:width="0.0177in" svg:height="0.0177in" svg:x="0.548in" svg:y="0.1772in" svg:viewBox="0 0 46 46" svg:d="M46 23c0-12-10-23-23-23-12 0-23 11-23 23 0 13 11 23 23 23 13 0 23-10 23-23z"><text:p/></draw:path><draw:path draw:style-name="gr1335" draw:text-style-name="P106" svg:width="0.076in" svg:height="0.0752in" svg:x="0.6236in" svg:y="0.1539in" svg:viewBox="0 0 194 192" svg:d="M142 28c-9-16-21-28-40-28-49 0-102 62-102 125 0 39 23 67 56 67 9 0 30-1 56-31 3 18 18 31 38 31 16 0 25-10 31-23 7-16 13-42 13-42 0-5-3-5-4-5-5 0-5 3-6 9-8 27-16 51-33 51-12 0-13-11-13-19 0-10 1-12 6-31 5-18 5-22 10-39l14-58c4-12 4-13 4-15 0-7-5-12-12-12-11 0-17 10-18 20zM114 137c-2 8-2 8-8 15-20 24-36 30-48 30-22 0-28-23-28-39 0-21 13-73 24-93 13-25 31-40 49-40 28 0 34 34 34 37 0 2-1 5-3 7z"><text:p/></draw:path><draw:path draw:style-name="gr1336" draw:text-style-name="P106" svg:width="0.1106in" svg:height="0.1106in" svg:x="0.7508in" svg:y="0.1307in" svg:viewBox="0 0 282 282" svg:d="M150 150h118c6 0 14 0 14-9s-8-9-14-9h-118v-118c0-6 0-14-8-14-10 0-10 8-10 14v118h-118c-6 0-14 0-14 9s8 9 14 9h118v117c0 6 0 15 10 15 8 0 8-9 8-15z"><text:p/></draw:path><draw:path draw:style-name="gr1337" draw:text-style-name="P106" svg:width="0.0728in" svg:height="0.0752in" svg:x="0.9122in" svg:y="0.1539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338" draw:text-style-name="P106" svg:width="0.0177in" svg:height="0.0177in" svg:x="1.0449in" svg:y="0.1772in" svg:viewBox="0 0 46 46" svg:d="M46 23c0-12-10-23-23-23-12 0-23 11-23 23 0 13 11 23 23 23 13 0 23-10 23-23z"><text:p/></draw:path><draw:path draw:style-name="gr1339" draw:text-style-name="P106" svg:width="0.0791in" svg:height="0.1169in" svg:x="1.140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1340" draw:text-style-name="P106" svg:width="0.1362in" svg:height="0.0752in" svg:x="1.2252in" svg:y="0.0421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1341" draw:text-style-name="P106" svg:width="0.2327in" svg:height="0.0067in" svg:x="1.1339in" svg:y="0.1827in" svg:viewBox="0 0 592 18" draw:points="295,18 0,18 0,0 592,0 592,18"><text:p/></draw:polygon><draw:path draw:style-name="gr1342" draw:text-style-name="P106" svg:width="0.0791in" svg:height="0.1169in" svg:x="1.1835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1343" draw:text-style-name="P106" svg:width="0.0512in" svg:height="0.1059in" svg:x="1.2669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/draw:g></text:span><text:span text:style-name="T2"><text:tab/></text:span><text:span text:style-name="T25"><text:tab/></text:span><text:span text:style-name="T25"><draw:g text:anchor-type="as-char" svg:y="-0.1874in" draw:z-index="125" draw:style-name="gr1"><svg:title>TexMaths</svg:title><svg:desc>12§display§F_G = G \cdot \frac{m_1 \cdot m_2}{r^2}§svg§600§FALSE§</svg:desc><draw:polygon draw:style-name="gr1492" draw:text-style-name="P106" svg:width="1.2709in" svg:height="0.2996in" svg:x="0in" svg:y="0in" svg:viewBox="0 0 3229 762" draw:points="1614,762 0,762 0,0 3229,0 3229,762"><text:p/></draw:polygon><draw:path draw:style-name="gr1493" draw:text-style-name="P106" svg:width="0.1181in" svg:height="0.113in" svg:x="0.0063in" svg:y="0.0728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1494" draw:text-style-name="P106" svg:width="0.0898in" svg:height="0.0843in" svg:x="0.115in" svg:y="0.1291in" svg:viewBox="0 0 229 215" svg:d="M229 4c0-2-1-4-3-4-3 0-3 0-5 4l-23 22c-2-3-19-26-55-26-72 0-143 64-143 131 0 45 35 84 92 84 26 0 53-8 69-24 3 7 11 18 14 18 4 0 4-2 5-9l6-23c1-4 6-22 7-26 3-13 4-13 21-13 2 0 7 0 7-7 0-3-3-4-5-4-10 0-23 1-32 1-8 0-18 0-26-1-7 0-15 0-22 0-3 0-8 0-8 6 0 5 4 5 11 5 6 0 12 0 18 0 9 1 10 2 10 6 0 1 0 1-3 9-2 9-4 22-6 24-9 18-37 27-60 27-30 0-68-15-68-65 0-31 14-71 37-93 30-30 63-35 78-35 35 0 55 25 55 57 0 9-1 11-1 13 0 4 4 4 6 4 5 0 5-1 6-7z"><text:p/></draw:path><draw:path draw:style-name="gr1495" draw:text-style-name="P106" svg:width="0.1106in" svg:height="0.0386in" svg:x="0.274in" svg:y="0.1252in" svg:viewBox="0 0 282 99" svg:d="M268 17c6 0 14 0 14-9 0-8-8-8-14-8h-254c-6 0-14 0-14 8 0 9 8 9 14 9zM268 99c6 0 14 0 14-8s-8-8-14-8h-254c-6 0-14 0-14 8s8 8 14 8z"><text:p/></draw:path><draw:path draw:style-name="gr1496" draw:text-style-name="P106" svg:width="0.1181in" svg:height="0.1209in" svg:x="0.4484in" svg:y="0.0693in" svg:viewBox="0 0 301 308" svg:d="M301 5c0-3-1-5-5-5-1 0-2 0-7 5l-29 32c-4-6-24-37-70-37-95 0-190 93-190 192 0 67 47 116 115 116 19 0 39-5 53-11 22-8 30-17 37-25 4 10 15 25 19 25 3 0 3-1 3-1 1-1 6-17 7-26l8-33c3-7 4-14 6-21 5-19 5-19 29-21 3 0 7 0 7-8 0-2-2-5-6-5-9 0-34 1-44 1-13 0-46-1-59-1-3 0-9 0-9 9 0 4 3 4 13 4 0 0 12 0 23 2 10 1 13 2 13 8 0 4-5 23-10 38-12 47-67 52-81 52-41 0-86-25-86-90 0-12 5-83 50-138 22-29 63-54 105-54 43 0 69 33 69 82 0 16-2 18-2 21 0 5 5 5 6 5 6 0 6-1 8-8z"><text:p/></draw:path><draw:path draw:style-name="gr1497" draw:text-style-name="P106" svg:width="0.0177in" svg:height="0.0177in" svg:x="0.6217in" svg:y="0.1354in" svg:viewBox="0 0 46 46" svg:d="M46 23c0-12-10-23-23-23-12 0-23 11-23 23 0 13 11 23 23 23 13 0 23-10 23-23z"><text:p/></draw:path><draw:path draw:style-name="gr1498" draw:text-style-name="P106" svg:width="0.1362in" svg:height="0.0752in" svg:x="0.7154in" svg:y="0.0004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499" draw:text-style-name="P106" svg:width="0.0425in" svg:height="0.0772in" svg:x="0.8689in" svg:y="0.022in" svg:viewBox="0 0 109 197" svg:d="M67 8c0-8 0-8-8-8-19 19-47 19-59 19v11c7 0 26 0 43-8v151c0 9 0 13-30 13h-11v11c5 0 42-2 53-2 10 0 47 2 54 2v-11h-12c-30 0-30-4-30-13z"><text:p/></draw:path><draw:path draw:style-name="gr1500" draw:text-style-name="P106" svg:width="0.0177in" svg:height="0.0177in" svg:x="0.9815in" svg:y="0.0236in" svg:viewBox="0 0 46 46" svg:d="M46 23c0-12-10-23-23-23-12 0-23 11-23 23 0 13 11 23 23 23 13 0 23-10 23-23z"><text:p/></draw:path><draw:path draw:style-name="gr1501" draw:text-style-name="P106" svg:width="0.1362in" svg:height="0.0752in" svg:x="1.0555in" svg:y="0.0004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502" draw:text-style-name="P106" svg:width="0.0516in" svg:height="0.0772in" svg:x="1.2035in" svg:y="0.022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1503" draw:text-style-name="P106" svg:width="0.5602in" svg:height="0.0067in" svg:x="0.7098in" svg:y="0.1409in" svg:viewBox="0 0 1424 18" draw:points="713,18 0,18 0,0 1424,0 1424,18"><text:p/></draw:polygon><draw:path draw:style-name="gr1504" draw:text-style-name="P106" svg:width="0.0677in" svg:height="0.0752in" svg:x="0.9185in" svg:y="0.2264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1505" draw:text-style-name="P106" svg:width="0.0516in" svg:height="0.0772in" svg:x="1in" svg:y="0.1748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span><text:span text:style-name="T25"> <text:tab/></text:span><text:span text:style-name="T25"><draw:g text:anchor-type="as-char" svg:y="-0.2508in" draw:z-index="124" draw:style-name="gr1"><svg:title>TexMaths</svg:title><svg:desc>12§display§G \approx 6{,}6726 \cdot 10^{-11} \frac{\mathrm{N} \mathrm{m}^2}{\mathrm{kg}^2}§svg§600§FALSE§</svg:desc><draw:polygon draw:style-name="gr1470" draw:text-style-name="P106" svg:width="1.7004in" svg:height="0.4106in" svg:x="0in" svg:y="0.002in" svg:viewBox="0 0 4320 1044" draw:points="2161,1044 0,1044 0,0 4320,0 4320,1044"><text:p/></draw:polygon><draw:path draw:style-name="gr1471" draw:text-style-name="P106" svg:width="0.1181in" svg:height="0.1213in" svg:x="0.0087in" svg:y="0.1331in" svg:viewBox="0 0 301 309" svg:d="M301 5c0-3-1-5-5-5-1 0-2 0-7 5l-29 32c-4-6-24-37-70-37-95 0-190 94-190 192 0 67 47 117 115 117 19 0 39-5 53-11 22-9 30-17 37-26 4 10 15 26 19 26 3 0 3-2 3-2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1472" draw:text-style-name="P106" svg:width="0.1106in" svg:height="0.0709in" svg:x="0.1858in" svg:y="0.1693in" svg:viewBox="0 0 282 181" svg:d="M282 13c0-8-2-13-6-13-1 0-5 2-5 12-2 29-32 47-60 47-24 0-45-13-67-29-23-14-46-30-73-30-40 0-71 30-71 70 0 8 4 12 6 12 4 0 6-8 6-10 2-36 37-48 59-48 24 0 45 13 67 28 23 15 47 31 73 31 40 0 71-30 71-70zM282 113c0-13-5-13-6-13s-5 2-5 10c-2 30-32 47-60 47-24 0-45-13-67-27-23-16-46-32-73-32-40 0-71 32-71 70 0 10 4 13 6 13 4 0 6-8 6-9 2-36 37-50 59-50 24 0 45 14 67 29 23 15 47 30 73 30 41 0 71-31 71-68z"><text:p/></draw:path><draw:path draw:style-name="gr1473" draw:text-style-name="P106" svg:width="0.0689in" svg:height="0.1146in" svg:x="0.3591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1474" draw:text-style-name="P106" svg:width="0.0193in" svg:height="0.0496in" svg:x="0.4492in" svg:y="0.2327in" svg:viewBox="0 0 50 127" svg:d="M50 44c0-27-10-44-27-44-15 0-23 11-23 23 0 11 8 23 23 23 5 0 11-3 15-6 2-2 2-2 2-2 1 0 1 0 1 6 0 33-15 58-29 72-5 4-5 5-5 6 0 4 3 5 4 5 5 0 39-32 39-83z"><text:p/></draw:path><draw:path draw:style-name="gr1475" draw:text-style-name="P106" svg:width="0.0689in" svg:height="0.1146in" svg:x="0.4878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1476" draw:text-style-name="P106" svg:width="0.0713in" svg:height="0.1157in" svg:x="0.5736in" svg:y="0.1378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1477" draw:text-style-name="P106" svg:width="0.0661in" svg:height="0.1106in" svg:x="0.6551in" svg:y="0.139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478" draw:text-style-name="P106" svg:width="0.0689in" svg:height="0.1146in" svg:x="0.737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1479" draw:text-style-name="P106" svg:width="0.0177in" svg:height="0.0177in" svg:x="0.8646in" svg:y="0.1996in" svg:viewBox="0 0 46 46" svg:d="M46 23c0-12-10-23-23-23-12 0-23 11-23 23 0 13 11 23 23 23 13 0 23-10 23-23z"><text:p/></draw:path><draw:path draw:style-name="gr1480" draw:text-style-name="P106" svg:width="0.0547in" svg:height="0.1106in" svg:x="0.9476in" svg:y="0.1394in" svg:viewBox="0 0 140 282" svg:d="M88 11c0-10 0-11-10-11-26 28-65 28-78 28v13c8 0 34 0 55-12v219c0 16-1 21-39 21h-14v13c16-1 52-1 70-1 17 0 54 0 68 1v-13h-13c-38 0-39-5-39-21z"><text:p/></draw:path><draw:path draw:style-name="gr1481" draw:text-style-name="P106" svg:width="0.0701in" svg:height="0.1146in" svg:x="1.0228in" svg:y="0.139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1482" draw:text-style-name="P106" svg:width="0.0783in" svg:height="0.0059in" svg:x="1.1114in" svg:y="0.1496in" svg:viewBox="0 0 200 16" svg:d="M188 16c5 0 12 0 12-8s-6-8-12-8h-176c-5 0-12 0-12 7 0 9 7 9 12 9z"><text:p/></draw:path><draw:path draw:style-name="gr1483" draw:text-style-name="P106" svg:width="0.0425in" svg:height="0.0772in" svg:x="1.2154in" svg:y="0.1039in" svg:viewBox="0 0 109 197" svg:d="M67 8c0-8 0-8-8-8-19 19-47 19-59 19v11c7 0 26 0 43-8v151c0 9 0 13-30 13h-11v11c5 0 42-1 53-1 10 0 47 1 54 1v-11h-12c-30 0-30-4-30-13z"><text:p/></draw:path><draw:path draw:style-name="gr1484" draw:text-style-name="P106" svg:width="0.0425in" svg:height="0.0772in" svg:x="1.2815in" svg:y="0.1039in" svg:viewBox="0 0 109 197" svg:d="M67 8c0-8 0-8-8-8-19 19-47 19-59 19v11c7 0 26 0 43-8v151c0 9 0 13-30 13h-11v11c5 0 42-1 53-1 10 0 47 1 54 1v-11h-12c-30 0-30-4-30-13z"><text:p/></draw:path><draw:path draw:style-name="gr1485" draw:text-style-name="P106" svg:width="0.1134in" svg:height="0.1134in" svg:x="1.3689in" svg:y="0.024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1486" draw:text-style-name="P106" svg:width="0.1295in" svg:height="0.0732in" svg:x="1.4933in" svg:y="0.064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1487" draw:text-style-name="P106" svg:width="0.0516in" svg:height="0.0772in" svg:x="1.633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1488" draw:text-style-name="P106" svg:width="0.3374in" svg:height="0.0067in" svg:x="1.3634in" svg:y="0.2047in" svg:viewBox="0 0 858 18" draw:points="430,18 0,18 0,0 858,0 858,18"><text:p/></draw:polygon><draw:path draw:style-name="gr1489" draw:text-style-name="P106" svg:width="0.0803in" svg:height="0.1154in" svg:x="1.413in" svg:y="0.2657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1490" draw:text-style-name="P106" svg:width="0.076in" svg:height="0.1098in" svg:x="1.5008in" svg:y="0.3059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1491" draw:text-style-name="P106" svg:width="0.0516in" svg:height="0.0772in" svg:x="1.5886in" svg:y="0.229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25"> <text:tab/></text:span><text:span text:style-name="T25"><draw:g text:anchor-type="as-char" svg:y="-0.1146in" draw:z-index="123" draw:style-name="gr1"><svg:title>TexMaths</svg:title><svg:desc>12§display§F_{Feder}=D\cdot s§svg§600§FALSE§</svg:desc><draw:polygon draw:style-name="gr1459" draw:text-style-name="P106" svg:width="1.0394in" svg:height="0.1382in" svg:x="0in" svg:y="0in" svg:viewBox="0 0 2641 352" draw:points="1321,352 0,352 0,0 2641,0 2641,352"><text:p/></draw:polygon><draw:path draw:style-name="gr1460" draw:text-style-name="P106" svg:width="0.1185in" svg:height="0.1126in" svg:x="0.0063in" svg:y="0.0004in" svg:viewBox="0 0 302 287" svg:d="M113 150h41c31 0 34 7 34 19 0 3 0 8-2 20-1 2-2 5-2 5 0 3 3 6 6 6s3-1 6-10l22-91c2-4 2-6 2-7s0-5-5-5c-4 0-5 3-6 9-9 33-19 40-55 40h-39l28-106c3-16 3-17 23-17h56c52 0 61 15 61 47 0 9 0 11-1 23-1 4-1 6-1 7 0 2 1 5 6 5 4 0 5-3 5-10l9-73c2-12-1-12-12-12h-207c-9 0-12 0-12 8 0 5 3 5 10 5 16 0 28 0 28 7 0 3 0 3-1 11l-57 223c-4 16-4 20-38 20-7 0-12 0-12 8 0 5 5 5 6 5 13 0 44-1 56-1 15 0 50 1 63 1 5 0 9 0 9-8 0-4-2-4-2-5-1 0-2 0-12 0s-12 0-22-1c-13-1-14-3-14-9 0 0 0-3 2-9z"><text:p/></draw:path><draw:path draw:style-name="gr1461" draw:text-style-name="P106" svg:width="0.0882in" svg:height="0.0787in" svg:x="0.115in" svg:y="0.0594in" svg:viewBox="0 0 225 201" svg:d="M82 105h31c23 0 26 4 26 13 0 5 0 6-2 15 0 1 0 2 0 3 0 3 1 4 5 4 3 0 3-1 4-6l17-63c0-2 1-5 1-6 0-3-2-5-4-5-5 0-5 2-6 7-6 24-15 28-41 28h-29l18-75c2-8 4-9 16-9h45c40 0 47 9 47 33 0 11-1 17-1 19 0 3 1 5 5 5s4-2 6-8l4-52c2-8-1-8-8-8h-158c-6 0-10 0-10 6 0 5 4 5 10 5 0 0 6 0 10 0 6 1 8 1 8 5 0 2-2 4-2 6l-39 155c-3 11-3 13-27 13-4 0-8 0-8 6 0 4 2 5 5 5 8 0 30-1 39-1h23c7 0 16 1 23 1 2 0 7 0 7-6 0-5-3-5-11-5-1 0-8 0-15 0-6-1-10-1-10-6 0-1 0-1 1-5z"><text:p/></draw:path><draw:path draw:style-name="gr1462" draw:text-style-name="P106" svg:width="0.0496in" svg:height="0.0524in" svg:x="0.2169in" svg:y="0.0866in" svg:viewBox="0 0 127 134" svg:d="M47 63c8 0 32-1 48-6 21-8 26-22 26-31 0-16-17-26-37-26-36 0-84 28-84 78 0 30 19 56 54 56 50 0 73-30 73-33s-2-5-5-5c-1 0-2 0-4 2-23 28-58 28-64 28-18 0-30-12-30-36 0-5 0-10 4-27zM30 55c13-43 46-47 54-47 13 0 24 6 24 18 0 29-50 29-62 29z"><text:p/></draw:path><draw:path draw:style-name="gr1463" draw:text-style-name="P106" svg:width="0.0594in" svg:height="0.0815in" svg:x="0.2787in" svg:y="0.0575in" svg:viewBox="0 0 152 208" svg:d="M151 8c1 0 1-3 1-4 0-2-1-4-4-4-5 0-30 2-38 2-2 2-7 2-7 8 0 4 5 4 9 4 14 0 14 2 14 4s-1 5-1 7l-17 67c-7-9-17-17-31-17-39 0-77 41-77 84 0 29 19 49 44 49 17 0 32-8 44-20 4 18 22 20 30 20 10 0 18-6 24-15 6-12 9-29 9-30 0-4-3-4-5-4-3 0-3 1-6 10-3 14-9 31-21 31-9 0-10-6-10-15 0-6 0-8 1-12zM89 169c-3 8-10 14-16 19-2 2-14 12-27 12-11 0-22-7-22-29 0-15 8-48 16-60 13-24 28-27 37-27 20 0 26 21 26 25 0 1 0 3-1 5z"><text:p/></draw:path><draw:path draw:style-name="gr1464" draw:text-style-name="P106" svg:width="0.0496in" svg:height="0.0524in" svg:x="0.3488in" svg:y="0.0866in" svg:viewBox="0 0 127 134" svg:d="M47 63c8 0 32-1 48-6 21-8 26-22 26-31 0-16-17-26-37-26-36 0-84 28-84 78 0 30 19 56 54 56 50 0 73-30 73-33s-2-5-5-5c-1 0-2 0-4 2-23 28-58 28-64 28-18 0-30-12-30-36 0-5 0-10 4-27zM30 55c13-43 46-47 54-47 13 0 24 6 24 18 0 29-50 29-62 29z"><text:p/></draw:path><draw:path draw:style-name="gr1465" draw:text-style-name="P106" svg:width="0.0539in" svg:height="0.0524in" svg:x="0.4098in" svg:y="0.0866in" svg:viewBox="0 0 138 134" svg:d="M56 71c0-2 8-29 8-30 1-3 9-17 19-24 2-3 11-9 24-9 2 0 11 0 15 4-8 4-12 12-12 17 0 7 5 10 12 10 6 0 16-4 16-17 0-16-16-22-31-22-16 0-29 6-42 22-5-20-24-22-30-22-12 0-19 7-24 16-7 10-11 28-11 29 0 4 4 4 5 4 5 0 5-1 7-8 4-18 10-33 22-33 7 0 9 6 9 15 0 6-2 16-5 25-2 7-4 20-6 26l-9 38c-1 4-4 11-4 12 0 6 6 10 11 10 4 0 10-2 12-8 1-3 4-16 6-23z"><text:p/></draw:path><draw:path draw:style-name="gr1466" draw:text-style-name="P106" svg:width="0.1106in" svg:height="0.0386in" svg:x="0.5331in" svg:y="0.0524in" svg:viewBox="0 0 282 99" svg:d="M268 17c6 0 14 0 14-9 0-8-8-8-14-8h-254c-6 0-14 0-14 8 0 9 8 9 14 9zM268 99c6 0 14 0 14-8s-8-8-14-8h-254c-6 0-14 0-14 8s8 8 14 8z"><text:p/></draw:path><draw:path draw:style-name="gr1467" draw:text-style-name="P106" svg:width="0.1272in" svg:height="0.113in" svg:x="0.7055in" svg:y="0in" svg:viewBox="0 0 324 288" svg:d="M50 256c-4 16-4 19-38 19-7 0-12 0-12 9 0 4 4 4 12 4h140c88 0 172-88 172-182 0-58-36-106-100-106h-142c-9 0-12 0-12 8 0 5 3 5 12 5 4 0 13 0 18 1 7 0 9 2 9 6 0 3-1 4-2 9zM142 29c3-15 4-16 22-16h46c42 0 77 23 77 78 0 21-8 90-45 136-12 16-45 48-98 48h-48c-6 0-6 0-8 0-5-1-6-1-6-5 0-1 0-2 2-9z"><text:p/></draw:path><draw:path draw:style-name="gr1468" draw:text-style-name="P106" svg:width="0.0177in" svg:height="0.0173in" svg:x="0.8925in" svg:y="0.0634in" svg:viewBox="0 0 46 45" svg:d="M46 23c0-12-10-23-23-23-12 0-23 11-23 23 0 13 11 22 23 22 13 0 23-9 23-22z"><text:p/></draw:path><draw:path draw:style-name="gr1469" draw:text-style-name="P106" svg:width="0.061in" svg:height="0.0748in" svg:x="0.9697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/text:span><text:span text:style-name="T25"> <text:tab/></text:span><text:span text:style-name="T25"><draw:g text:anchor-type="as-char" svg:y="-0.1165in" draw:z-index="72" draw:style-name="gr1"><svg:title>TexMaths</svg:title><svg:desc>12§display§F_C = Q \cdot E§svg§600§FALSE§</svg:desc><draw:polygon draw:style-name="gr783" draw:text-style-name="P106" svg:width="0.8232in" svg:height="0.1469in" svg:x="0in" svg:y="0.0039in" svg:viewBox="0 0 2092 374" draw:points="1047,374 0,374 0,0 2092,0 2092,374"><text:p/></draw:polygon><draw:path draw:style-name="gr784" draw:text-style-name="P106" svg:width="0.1185in" svg:height="0.1134in" svg:x="0.0063in" svg:y="0.0047in" svg:viewBox="0 0 302 289" svg:d="M113 151h41c31 0 34 7 34 19 0 4 0 8-2 20-1 3-2 5-2 5 0 4 3 6 6 6s3-1 6-9l22-92c2-5 2-6 2-7s0-5-5-5c-4 0-5 2-6 8-9 34-19 41-55 41h-39l28-107c3-16 3-17 23-17h56c52 0 61 15 61 47 0 10 0 11-1 23-1 5-1 6-1 7 0 3 1 5 6 5 3 0 5-2 5-9l9-74c2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785" draw:text-style-name="P106" svg:width="0.0898in" svg:height="0.0846in" svg:x="0.115in" svg:y="0.0606in" svg:viewBox="0 0 229 216" svg:d="M229 4c0-2-1-4-3-4-3 0-3 0-5 4l-23 23c-2-4-19-27-55-27-72 0-143 64-143 131 0 49 38 85 91 85 16 0 45-4 75-29 24-21 30-46 30-48 0-5-3-5-5-5-4 0-4 2-5 5-12 41-54 66-90 66-31 0-66-17-66-64 0-8 1-55 36-94 20-23 52-36 79-36 35 0 55 25 55 58 0 8-1 11-1 13 0 4 4 4 6 4 5 0 5-2 6-8z"><text:p/></draw:path><draw:path draw:style-name="gr786" draw:text-style-name="P106" svg:width="0.1106in" svg:height="0.039in" svg:x="0.274in" svg:y="0.0563in" svg:viewBox="0 0 282 100" svg:d="M268 17c6 0 14 0 14-9 0-8-8-8-14-8h-254c-6 0-14 0-14 8 0 9 8 9 14 9zM268 100c6 0 14 0 14-8 0-9-8-9-14-9h-254c-6 0-14 0-14 9 0 8 8 8 14 8z"><text:p/></draw:path><draw:path draw:style-name="gr787" draw:text-style-name="P106" svg:width="0.115in" svg:height="0.15in" svg:x="0.448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788" draw:text-style-name="P106" svg:width="0.0177in" svg:height="0.0177in" svg:x="0.6224in" svg:y="0.0673in" svg:viewBox="0 0 46 46" svg:d="M46 23c0-12-10-23-23-23-12 0-23 11-23 23 0 13 11 23 23 23 13 0 23-10 23-23z"><text:p/></draw:path><draw:path draw:style-name="gr789" draw:text-style-name="P106" svg:width="0.1209in" svg:height="0.1134in" svg:x="0.6976in" svg:y="0.0047in" svg:viewBox="0 0 308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2-12-1-12-12-12h-213c-9 0-12 0-12 8 0 5 3 5 10 5 16 0 28 0 28 7 0 3 0 3-1 11l-57 225c-4 16-4 20-38 20-7 0-12 0-12 9 0 4 4 4 12 4h220c9 0 9 0 13-7z"><text:p/></draw:path></draw:g></text:span><text:span text:style-name="T26"><text:tab/></text:span><text:span text:style-name="T13"><draw:g text:anchor-type="as-char" svg:y="-0.222in" draw:z-index="47" draw:style-name="gr1"><svg:title>TexMaths</svg:title><svg:desc>12§display§F_\mathrm{W} = c_\mathrm{W} \, A \, \frac{1}{2}\, \rho v^2§svg§600§FALSE§</svg:desc><draw:polygon draw:style-name="gr545" draw:text-style-name="P106" svg:width="1.2571in" svg:height="0.3331in" svg:x="0in" svg:y="0.0039in" svg:viewBox="0 0 3194 847" draw:points="1596,847 0,847 0,0 3194,0 3194,847"><text:p/></draw:polygon><draw:path draw:style-name="gr546" draw:text-style-name="P106" svg:width="0.1185in" svg:height="0.113in" svg:x="0.0063in" svg:y="0.1098in" svg:viewBox="0 0 302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547" draw:text-style-name="P106" svg:width="0.1272in" svg:height="0.0819in" svg:x="0.1102in" svg:y="0.1689in" svg:viewBox="0 0 324 209" svg:d="M293 30c3-11 11-19 31-19v-11c-4 0-19 1-28 1-13 0-25-1-38-1v11c17 0 25 7 25 15 0 2 0 2-1 5l-49 138-52-146c-1-3-1-4-1-4 0-8 17-8 24-8v-11c-14 0-34 1-43 1-13 0-24 0-37-1v11c16 0 21 0 24 5 2 2 6 13 8 19l-47 134-51-145c-3-4-3-4-3-5 0-8 17-8 25-8v-11c-14 0-33 1-44 1-12 0-24 0-36-1v11c18 0 24 0 28 11l64 180c2 4 3 7 8 7 6 0 6-4 8-7l54-152 54 152c1 3 2 7 7 7 6 0 7-3 9-7z"><text:p/></draw:path><draw:path draw:style-name="gr548" draw:text-style-name="P106" svg:width="0.1106in" svg:height="0.039in" svg:x="0.3063in" svg:y="0.1618in" svg:viewBox="0 0 282 100" svg:d="M268 17c6 0 14 0 14-9 0-8-8-8-14-8h-254c-6 0-14 0-14 8 0 9 8 9 14 9zM268 100c6 0 14 0 14-9 0-8-8-8-14-8h-254c-6 0-14 0-14 8 0 9 8 9 14 9z"><text:p/></draw:path><draw:path draw:style-name="gr549" draw:text-style-name="P106" svg:width="0.065in" svg:height="0.0752in" svg:x="0.4791in" svg:y="0.1496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550" draw:text-style-name="P106" svg:width="0.1272in" svg:height="0.0819in" svg:x="0.5472in" svg:y="0.1689in" svg:viewBox="0 0 324 209" svg:d="M293 30c3-11 11-19 31-19v-11c-4 0-19 1-28 1-13 0-25-1-38-1v11c17 0 25 7 25 15 0 2 0 2-1 5l-49 138-52-146c-1-3-1-4-1-4 0-8 17-8 24-8v-11c-14 0-34 1-43 1-13 0-24 0-37-1v11c16 0 21 0 24 5 2 2 6 13 8 19l-47 134-51-145c-3-4-3-4-3-5 0-8 17-8 25-8v-11c-14 0-33 1-44 1-12 0-24 0-36-1v11c18 0 24 0 28 11l64 180c2 4 3 7 8 7 6 0 6-4 8-7l54-152 54 152c1 3 2 7 7 7 6 0 7-3 9-7z"><text:p/></draw:path><draw:path draw:style-name="gr551" draw:text-style-name="P106" svg:width="0.1138in" svg:height="0.1193in" svg:x="0.7217in" svg:y="0.1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52" draw:text-style-name="P106" svg:width="0.0547in" svg:height="0.1106in" svg:x="0.9024in" svg:y="0in" svg:viewBox="0 0 140 282" svg:d="M88 11c0-10 0-11-10-11-26 28-65 28-78 28v13c8 0 34 0 55-12v219c0 16-1 21-39 21h-14v13c16-1 52-1 70-1 17 0 54 0 68 1v-13h-13c-38 0-39-5-39-21z"><text:p/></draw:path><draw:polygon draw:style-name="gr553" draw:text-style-name="P106" svg:width="0.0831in" svg:height="0.0067in" svg:x="0.8878in" svg:y="0.1783in" svg:viewBox="0 0 212 18" draw:points="106,18 0,18 0,0 212,0 212,18"><text:p/></draw:polygon><draw:path draw:style-name="gr554" draw:text-style-name="P106" svg:width="0.0661in" svg:height="0.1106in" svg:x="0.895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555" draw:text-style-name="P106" svg:width="0.0783in" svg:height="0.1091in" svg:x="1.0232in" svg:y="0.1496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556" draw:text-style-name="P106" svg:width="0.0728in" svg:height="0.0752in" svg:x="1.1091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557" draw:text-style-name="P106" svg:width="0.0516in" svg:height="0.0772in" svg:x="1.1976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13"><draw:g text:anchor-type="as-char" svg:y="-0.1146in" draw:z-index="36" draw:style-name="gr1"><svg:title>TexMaths</svg:title><svg:desc>12§display§F_{Reibung} = \mu\cdot F_N§svg§600§FALSE§</svg:desc><draw:polygon draw:style-name="gr480" draw:text-style-name="P106" svg:width="1.2791in" svg:height="0.161in" svg:x="0in" svg:y="0in" svg:viewBox="0 0 3250 410" draw:points="1626,410 0,410 0,0 3250,0 3250,410"><text:p/></draw:polygon><draw:path draw:style-name="gr481" draw:text-style-name="P106" svg:width="0.1181in" svg:height="0.113in" svg:x="0.0063in" svg:y="0.0004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482" draw:text-style-name="P106" svg:width="0.0902in" svg:height="0.0819in" svg:x="0.115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483" draw:text-style-name="P106" svg:width="0.0496in" svg:height="0.0524in" svg:x="0.215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484" draw:text-style-name="P106" svg:width="0.0354in" svg:height="0.0783in" svg:x="0.276in" svg:y="0.06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485" draw:text-style-name="P106" svg:width="0.0472in" svg:height="0.0819in" svg:x="0.3252in" svg:y="0.0575in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486" draw:text-style-name="P106" svg:width="0.0677in" svg:height="0.0524in" svg:x="0.3811in" svg:y="0.087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487" draw:text-style-name="P106" svg:width="0.0709in" svg:height="0.0524in" svg:x="0.4594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488" draw:text-style-name="P106" svg:width="0.0571in" svg:height="0.0752in" svg:x="0.5413in" svg:y="0.087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489" draw:text-style-name="P106" svg:width="0.1106in" svg:height="0.039in" svg:x="0.6689in" svg:y="0.0524in" svg:viewBox="0 0 282 100" svg:d="M268 17c6 0 14 0 14-9 0-8-8-8-14-8h-254c-6 0-14 0-14 8 0 9 8 9 14 9zM268 100c6 0 14 0 14-9 0-8-8-8-14-8h-254c-6 0-14 0-14 8 0 9 8 9 14 9z"><text:p/></draw:path><draw:path draw:style-name="gr490" draw:text-style-name="P106" svg:width="0.0898in" svg:height="0.1091in" svg:x="0.8398in" svg:y="0.0402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491" draw:text-style-name="P106" svg:width="0.0177in" svg:height="0.0177in" svg:x="0.9858in" svg:y="0.0638in" svg:viewBox="0 0 46 46" svg:d="M46 23c0-12-10-23-23-23-12 0-23 11-23 23 0 13 11 23 23 23 13 0 23-10 23-23z"><text:p/></draw:path><draw:path draw:style-name="gr492" draw:text-style-name="P106" svg:width="0.1181in" svg:height="0.113in" svg:x="1.061in" svg:y="0.0004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493" draw:text-style-name="P106" svg:width="0.1035in" svg:height="0.0795in" svg:x="1.1697in" svg:y="0.0591in" svg:viewBox="0 0 264 203" svg:d="M227 32c3-10 7-21 31-21 1 0 6 0 6-7 0-2-1-4-5-4-9 0-20 1-30 1-7 0-24-1-31-1-2 0-6 0-6 6 0 5 4 5 6 5 14 0 19 5 19 12 0 2 0 3-1 7l-32 130-76-155c-2-5-2-5-10-5h-40c-6 0-10 0-10 6 0 5 4 5 10 5s13 0 19 1l-40 160c-2 10-8 19-31 20-2 0-6 0-6 6 0 4 2 5 5 5 9 0 20-1 30-1 7 0 25 1 32 1 3 0 6-1 6-6s-3-5-7-5c-19 0-19-8-19-12 0-1 0-2 1-7l38-153 87 178c2 5 3 5 7 5s4-1 6-6z"><text:p/></draw:path></draw:g> <text:tab/><text:tab/><draw:g text:anchor-type="as-char" svg:y="-0.0929in" draw:z-index="73" draw:style-name="gr1"><svg:title>TexMaths</svg:title><svg:desc>12§display§\mu_{Roll} \ll \mu_{Gleit} \ll \mu_{Haft}§svg§600§FALSE§</svg:desc><draw:polygon draw:style-name="gr790" draw:text-style-name="P106" svg:width="1.7094in" svg:height="0.137in" svg:x="0in" svg:y="0.0043in" svg:viewBox="0 0 4343 349" draw:points="2172,349 0,349 0,0 4343,0 4343,349"><text:p/></draw:polygon><draw:path draw:style-name="gr791" draw:text-style-name="P106" svg:width="0.0898in" svg:height="0.1091in" svg:x="0.0051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792" draw:text-style-name="P106" svg:width="0.0902in" svg:height="0.0819in" svg:x="0.1083in" svg:y="0.0394in" svg:viewBox="0 0 230 209" svg:d="M102 20c1-8 2-8 8-9h20c27 0 62 0 62 30 0 13-6 31-20 42-12 9-30 14-51 14h-38zM155 102c36-8 67-30 67-56s-30-46-73-46h-91c-6 0-10 0-10 6 0 5 4 5 10 5 0 0 6 0 10 0 8 1 8 1 8 5 0 0 0 2-2 6l-39 158c-3 9-3 12-27 12-4 0-8 0-8 6 0 3 2 5 5 5 6 0 12-2 18-2s14 0 20 0 12 0 18 0c7 0 15 2 21 2 1 0 6 0 6-6 0-5-3-5-10-5-5 0-6 0-11 0-7-1-7-3-7-5 0 0 0-2 1-7l19-75h40c26 0 37 12 37 27 0 3-2 14-5 20-3 15-4 19-4 24 0 23 21 33 44 33 28 0 38-29 38-35 0 0 0-4-4-4s-5 3-5 5c-5 13-16 25-28 25-8 0-13-3-13-19 0-7 1-23 2-31 2-7 2-11 2-13 0-4 0-14-9-23-6-6-13-10-20-12z"><text:p/></draw:path><draw:path draw:style-name="gr793" draw:text-style-name="P106" svg:width="0.0543in" svg:height="0.0524in" svg:x="0.2079in" svg:y="0.0673in" svg:viewBox="0 0 139 134" svg:d="M139 52c0-33-24-52-54-52-43 0-85 42-85 83 0 28 22 51 54 51 43 0 85-39 85-82zM54 126c-14 0-29-10-29-34 0-12 5-40 17-57 13-19 30-27 43-27 17 0 30 11 30 34 0 6-3 36-17 56-10 18-28 28-44 28z"><text:p/></draw:path><draw:path draw:style-name="gr794" draw:text-style-name="P106" svg:width="0.026in" svg:height="0.0819in" svg:x="0.2736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795" draw:text-style-name="P106" svg:width="0.026in" svg:height="0.0819in" svg:x="0.3161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796" draw:text-style-name="P106" svg:width="0.1476in" svg:height="0.1047in" svg:x="0.4154in" svg:y="0in" svg:viewBox="0 0 376 267" svg:d="M239 18c5-4 8-5 8-10 0-6-5-8-8-8-4 0-6 1-7 2l-224 123c-6 2-8 3-8 9 0 5 2 6 8 9l222 122c5 2 6 2 9 2 5 0 8-3 8-8s-3-6-8-10l-213-115zM367 18c6-4 9-5 9-10 0-6-4-8-9-8-2 0-6 1-7 2l-223 123c-5 2-7 3-7 9 0 5 2 6 7 9l223 122c5 2 6 2 7 2 6 0 9-3 9-8s-3-6-9-10l-212-115z"><text:p/></draw:path><draw:path draw:style-name="gr797" draw:text-style-name="P106" svg:width="0.0898in" svg:height="0.1091in" svg:x="0.6232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798" draw:text-style-name="P106" svg:width="0.0898in" svg:height="0.0843in" svg:x="0.7264in" svg:y="0.0366in" svg:viewBox="0 0 229 215" svg:d="M229 4c0-2-1-4-3-4-3 0-3 0-5 4l-23 22c-2-3-19-26-55-26-72 0-143 64-143 131 0 45 35 84 92 84 26 0 53-8 69-24 3 7 11 18 14 18 4 0 4-2 5-9l6-23c1-4 6-22 7-26 3-13 4-13 21-13 2 0 7 0 7-7 0-3-3-4-5-4-10 0-23 1-32 1-8 0-18 0-26-1-7 0-15 0-22 0-3 0-8 0-8 6 0 5 4 5 11 5 6 0 12 0 18 0 9 1 10 2 10 6 0 1 0 1-3 9-2 9-4 22-6 24-9 18-37 27-60 27-30 0-68-15-68-65 0-31 14-71 37-93 30-30 63-35 78-35 35 0 55 25 55 57 0 9-1 11-1 14s4 3 6 3c5 0 5-1 6-7z"><text:p/></draw:path><draw:path draw:style-name="gr799" draw:text-style-name="P106" svg:width="0.026in" svg:height="0.0819in" svg:x="0.8287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800" draw:text-style-name="P106" svg:width="0.0496in" svg:height="0.0524in" svg:x="0.8724in" svg:y="0.0673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801" draw:text-style-name="P106" svg:width="0.0354in" svg:height="0.0783in" svg:x="0.9331in" svg:y="0.0417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<text:p/></draw:path><draw:path draw:style-name="gr802" draw:text-style-name="P106" svg:width="0.0394in" svg:height="0.0736in" svg:x="0.9791in" svg:y="0.0457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803" draw:text-style-name="P106" svg:width="0.1476in" svg:height="0.1047in" svg:x="1.0882in" svg:y="0in" svg:viewBox="0 0 376 267" svg:d="M239 18c5-4 8-5 8-10 0-6-5-8-8-8-4 0-6 1-7 2l-224 123c-6 2-8 3-8 9 0 5 2 6 8 9l222 122c5 2 6 2 9 2 5 0 8-3 8-8s-3-6-8-10l-213-115zM367 18c6-4 9-5 9-10 0-6-4-8-9-8-2 0-6 1-7 2l-223 123c-5 2-7 3-7 9 0 5 2 6 7 9l223 122c5 2 6 2 7 2 6 0 9-3 9-8s-3-6-9-10l-212-115z"><text:p/></draw:path><draw:path draw:style-name="gr804" draw:text-style-name="P106" svg:width="0.0898in" svg:height="0.1091in" svg:x="1.2965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805" draw:text-style-name="P106" svg:width="0.1035in" svg:height="0.0795in" svg:x="1.3992in" svg:y="0.0394in" svg:viewBox="0 0 264 203" svg:d="M229 24c3-11 4-13 25-13 6 0 10 0 10-7 0-2-1-4-5-4-8 0-30 1-38 1-5 0-16 0-21 0-6-1-13-1-19-1-1 0-6 0-6 6 0 5 4 5 10 5 0 0 6 0 11 0 7 1 7 1 7 5 0 0 0 2-1 6l-18 70h-99l17-69c2-10 4-12 26-12 5 0 9 0 9-7 0-2-1-4-5-4-8 0-30 1-38 1-5 0-16 0-21 0-6-1-13-1-19-1-1 0-6 0-6 6 0 5 4 5 10 5 0 0 6 0 10 0 8 1 8 1 8 5 0 0 0 2-2 6l-39 158c-3 9-3 12-27 12-4 0-8 0-8 6 0 3 2 5 5 5 8 0 30-2 38-2 5 0 16 0 21 0 6 2 13 2 19 2 1 0 6 0 6-6 0-5-3-5-10-5-5 0-6 0-11 0-7-1-7-3-7-5 0 0 0-2 1-7l20-77h99l-19 77c-2 9-2 12-26 12-5 0-9 0-9 6 0 3 3 5 5 5 8 0 30-2 38-2 5 0 16 0 21 0 6 2 13 2 19 2 1 0 6 0 6-6 0-5-2-5-10-5-4 0-6 0-10 0-8-1-8-3-8-5s2-5 2-7z"><text:p/></draw:path><draw:path draw:style-name="gr806" draw:text-style-name="P106" svg:width="0.0591in" svg:height="0.0524in" svg:x="1.5161in" svg:y="0.0673in" svg:viewBox="0 0 151 134" svg:d="M108 18c-7-11-17-18-31-18-39 0-77 42-77 85 0 29 19 49 44 49 17 0 32-9 44-20 4 17 22 20 30 20 10 0 18-7 24-15 6-12 9-29 9-30 0-4-3-4-3-4-5 0-5 1-8 9-3 14-9 32-21 32-7 0-10-6-10-15 0-4 3-15 4-23 2-8 6-21 7-27l6-23c1-7 5-21 5-22 0-8-5-10-10-10s-12 4-13 12zM89 94c-3 8-10 14-16 20-2 2-14 12-27 12-11 0-22-7-22-29 0-15 8-49 16-60 13-24 28-29 37-29 20 0 26 23 26 27 0 1 0 2-1 3z"><text:p/></draw:path><draw:path draw:style-name="gr807" draw:text-style-name="P106" svg:width="0.0618in" svg:height="0.1055in" svg:x="1.5898in" svg:y="0.0366in" svg:viewBox="0 0 158 269" svg:d="M100 91h28c6 0 10 0 10-6 0-5-4-5-8-5h-28c6-37 8-50 11-58 1-8 8-14 15-14 0 0 9 0 14 4-12 4-12 14-12 16 0 7 4 12 12 12 7 0 16-8 16-18 0-15-15-22-30-22-13 0-27 7-36 23-6 11-8 24-14 57h-24c-6 0-10 0-10 8 0 3 4 3 10 3h22c0 3-20 109-27 140-1 8-6 29-20 29 0 0-7 0-13-2 12-5 13-16 13-17 0-7-5-11-12-11-9 0-17 6-17 18 0 13 14 21 29 21 19 0 32-20 36-26 11-20 17-56 18-60z"><text:p/></draw:path><draw:path draw:style-name="gr808" draw:text-style-name="P106" svg:width="0.0394in" svg:height="0.0736in" svg:x="1.6642in" svg:y="0.0457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/draw:g><draw:g text:anchor-type="as-char" svg:y="-0.1252in" draw:z-index="187" draw:style-name="gr1"><svg:title>TexMaths</svg:title><svg:desc>12§display§\abs{F_{Coriolis}} = 2 \cdot m \cdot v_r \cdot \omega \cdot \sin{\theta}§svg§600§FALSE§</svg:desc><draw:polygon draw:style-name="gr2128" draw:text-style-name="P106" svg:width="2.213in" svg:height="0.1657in" svg:x="0in" svg:y="0.0004in" svg:viewBox="0 0 5622 422" draw:points="2811,422 0,422 0,0 5622,0 5622,422"><text:p/></draw:polygon><draw:path draw:style-name="gr2129" draw:text-style-name="P106" svg:width="0.0067in" svg:height="0.1657in" svg:x="0.0197in" svg:y="0.0004in" svg:viewBox="0 0 18 422" svg:d="M18 16c0-9 0-16-8-16-10 0-10 7-10 16v392c0 7 0 14 10 14 8 0 8-7 8-14z"><text:p/></draw:path><draw:path draw:style-name="gr2130" draw:text-style-name="P106" svg:width="0.1181in" svg:height="0.113in" svg:x="0.0524in" svg:y="0.012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2131" draw:text-style-name="P106" svg:width="0.0898in" svg:height="0.0843in" svg:x="0.161in" svg:y="0.0673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ath draw:style-name="gr2132" draw:text-style-name="P106" svg:width="0.0543in" svg:height="0.0524in" svg:x="0.2638in" svg:y="0.098in" svg:viewBox="0 0 139 134" svg:d="M139 52c0-33-24-52-54-52-43 0-85 42-85 83 0 29 22 51 54 51 43 0 85-39 85-82zM54 126c-14 0-29-10-29-34 0-12 5-40 17-57 13-19 30-27 43-27 17 0 30 11 30 34 0 6-3 36-17 56-10 18-28 28-44 28z"><text:p/></draw:path><draw:path draw:style-name="gr2133" draw:text-style-name="P106" svg:width="0.0539in" svg:height="0.0524in" svg:x="0.3272in" svg:y="0.09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2134" draw:text-style-name="P106" svg:width="0.0354in" svg:height="0.0783in" svg:x="0.3925in" svg:y="0.07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2135" draw:text-style-name="P106" svg:width="0.0543in" svg:height="0.0524in" svg:x="0.4413in" svg:y="0.098in" svg:viewBox="0 0 139 134" svg:d="M139 52c0-33-24-52-54-52-43 0-85 42-85 83 0 29 22 51 54 51 43 0 85-39 85-82zM54 126c-14 0-29-10-29-34 0-12 5-40 17-57 13-19 30-27 43-27 17 0 30 11 30 34 0 6-3 36-17 56-10 18-28 28-44 28z"><text:p/></draw:path><draw:path draw:style-name="gr2136" draw:text-style-name="P106" svg:width="0.026in" svg:height="0.0819in" svg:x="0.5067in" svg:y="0.0693in" svg:viewBox="0 0 67 209" svg:d="M66 8c0 0 1-3 1-4 0-2-1-4-5-4-6 0-31 2-38 2-2 2-6 2-6 8 0 4 4 4 7 4 15 0 15 2 15 4s0 5-2 7l-37 147c-1 2-1 6-1 9 0 19 17 28 31 28 7 0 17-3 24-16 7-11 11-29 11-30 0-3-4-3-5-3-3 0-5 2-6 7-3 14-9 33-23 33-7 0-9-7-9-14 0-4 1-8 1-12z"><text:p/></draw:path><draw:path draw:style-name="gr2137" draw:text-style-name="P106" svg:width="0.0354in" svg:height="0.0783in" svg:x="0.5476in" svg:y="0.07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2138" draw:text-style-name="P106" svg:width="0.0465in" svg:height="0.0524in" svg:x="0.5976in" svg:y="0.098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2139" draw:text-style-name="P106" svg:width="0.0067in" svg:height="0.1657in" svg:x="0.6799in" svg:y="0.0004in" svg:viewBox="0 0 18 422" svg:d="M18 16c0-9 0-16-8-16-10 0-10 7-10 16v392c0 7 0 14 10 14 8 0 8-7 8-14z"><text:p/></draw:path><draw:path draw:style-name="gr2140" draw:text-style-name="P106" svg:width="0.1106in" svg:height="0.039in" svg:x="0.7614in" svg:y="0.0634in" svg:viewBox="0 0 282 100" svg:d="M268 17c6 0 14 0 14-9 0-8-8-8-14-8h-254c-6 0-14 0-14 8 0 9 8 9 14 9zM268 100c6 0 14 0 14-9 0-8-8-8-14-8h-254c-6 0-14 0-14 8 0 9 8 9 14 9z"><text:p/></draw:path><draw:path draw:style-name="gr2141" draw:text-style-name="P106" svg:width="0.0661in" svg:height="0.1106in" svg:x="0.9358in" svg:y="0.0138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2142" draw:text-style-name="P106" svg:width="0.0177in" svg:height="0.0177in" svg:x="1.0618in" svg:y="0.0744in" svg:viewBox="0 0 46 46" svg:d="M46 23c0-12-10-23-23-23-12 0-23 11-23 23 0 13 11 23 23 23 13 0 23-10 23-23z"><text:p/></draw:path><draw:path draw:style-name="gr2143" draw:text-style-name="P106" svg:width="0.1362in" svg:height="0.0752in" svg:x="1.135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2144" draw:text-style-name="P106" svg:width="0.0177in" svg:height="0.0177in" svg:x="1.3276in" svg:y="0.0744in" svg:viewBox="0 0 46 46" svg:d="M46 23c0-12-10-23-23-23-12 0-23 11-23 23 0 13 11 23 23 23 13 0 23-10 23-23z"><text:p/></draw:path><draw:path draw:style-name="gr2145" draw:text-style-name="P106" svg:width="0.0728in" svg:height="0.0752in" svg:x="1.4012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2146" draw:text-style-name="P106" svg:width="0.0539in" svg:height="0.0524in" svg:x="1.4823in" svg:y="0.09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2147" draw:text-style-name="P106" svg:width="0.0177in" svg:height="0.0177in" svg:x="1.6012in" svg:y="0.0744in" svg:viewBox="0 0 46 46" svg:d="M46 23c0-12-10-23-23-23-12 0-23 11-23 23 0 13 11 23 23 23 13 0 23-10 23-23z"><text:p/></draw:path><draw:path draw:style-name="gr2148" draw:text-style-name="P106" svg:width="0.0984in" svg:height="0.0752in" svg:x="1.672in" svg:y="0.051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2149" draw:text-style-name="P106" svg:width="0.0177in" svg:height="0.0177in" svg:x="1.8303in" svg:y="0.0744in" svg:viewBox="0 0 46 46" svg:d="M46 23c0-12-10-23-23-23-12 0-23 11-23 23 0 13 11 23 23 23 13 0 23-10 23-23z"><text:p/></draw:path><draw:path draw:style-name="gr2150" draw:text-style-name="P106" svg:width="0.0543in" svg:height="0.076in" svg:x="1.9047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2151" draw:text-style-name="P106" svg:width="0.0354in" svg:height="0.111in" svg:x="1.9705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2152" draw:text-style-name="P106" svg:width="0.0839in" svg:height="0.0732in" svg:x="2.0161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153" draw:text-style-name="P106" svg:width="0.0685in" svg:height="0.1193in" svg:x="2.1374in" svg:y="0.007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/draw:g> </text:p>
      <text:h text:style-name="P104" text:outline-level="4"><draw:frame draw:style-name="fr2" draw:name="Frame2" text:anchor-type="paragraph" svg:x="4.478in" svg:y="0.3366in" svg:width="3.0453in" draw:z-index="1"><draw:text-box fo:min-height="2.7827in"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33"><draw:g text:anchor-type="as-char" svg:y="-0.1138in" draw:z-index="105" draw:style-name="gr1"><svg:title>TexMaths</svg:title><svg:desc>12§display§E§svg§600§FALSE§</svg:desc><draw:polygon draw:style-name="gr1303" draw:text-style-name="P106" svg:width="0.1319in" svg:height="0.113in" svg:x="0in" svg:y="0in" svg:viewBox="0 0 336 288" draw:points="167,288 0,288 0,0 336,0 336,288"><text:p/></draw:polygon><draw:path draw:style-name="gr1304" draw:text-style-name="P106" svg:width="0.1201in" svg:height="0.1126in" svg:x="0.0063in" svg:y="0.0008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2.A1" office:value-type="string"><text:p text:style-name="P70">Energie</text:p></table:table-cell><table:table-cell table:style-name="Table2.C1" office:value-type="string"><text:p text:style-name="P17"><draw:g text:anchor-type="as-char" svg:y="-0.1252in" draw:z-index="104" draw:style-name="gr1"><svg:title>TexMaths</svg:title><svg:desc>12§display§\left [ E \right ] = \mathrm{J}§svg§600§FALSE§</svg:desc><draw:polygon draw:style-name="gr1297" draw:text-style-name="P106" svg:width="0.5307in" svg:height="0.1657in" svg:x="0in" svg:y="0.0004in" svg:viewBox="0 0 1349 422" draw:points="675,422 0,422 0,0 1349,0 1349,422"><text:p/></draw:polygon><draw:polygon draw:style-name="gr1298" draw:text-style-name="P106" svg:width="0.0228in" svg:height="0.1657in" svg:x="0.0193in" svg:y="0.0004in" svg:viewBox="0 0 59 422" draw:points="59,422 59,406 17,406 17,17 59,17 59,0 0,0 0,422"><text:p/></draw:polygon><draw:path draw:style-name="gr1299" draw:text-style-name="P106" svg:width="0.1205in" svg:height="0.113in" svg:x="0.0524in" svg:y="0.0118in" svg:viewBox="0 0 307 288" svg:d="M283 190c1-3 2-5 2-6 0-2 0-5-4-5s-5 2-6 5c-28 62-44 91-116 91h-61c-6 0-7 0-9 0-5-1-6-1-6-5 0-1 0-2 2-10l29-115h42c36 0 36 9 36 19 0 3 0 9-4 21 0 2-1 3-1 5s2 4 6 4 5-2 6-8l24-100c0-2-1-4-5-4-3 0-5 3-6 8-8 32-17 42-55 42h-39l25-102c3-16 3-17 22-17h60c52 0 64 12 64 47 0 11 0 11-1 23 0 2 0 5 0 7s1 5 5 5 4-3 6-10l8-73c1-12-1-12-12-12h-213c-9 0-12 0-12 8 0 5 3 5 10 5 16 0 28 0 28 7 0 3 0 3-1 11l-57 223c-4 17-4 21-38 21-7 0-12 0-12 8 0 5 4 5 12 5h219c10 0 10 0 14-7z"><text:p/></draw:path><draw:polygon draw:style-name="gr1300" draw:text-style-name="P106" svg:width="0.0228in" svg:height="0.1657in" svg:x="0.1819in" svg:y="0.0004in" svg:viewBox="0 0 59 422" draw:points="59,0 0,0 0,17 42,17 42,406 0,406 0,422 59,422"><text:p/></draw:polygon><draw:path draw:style-name="gr1301" draw:text-style-name="P106" svg:width="0.1106in" svg:height="0.039in" svg:x="0.2795in" svg:y="0.0638in" svg:viewBox="0 0 282 100" svg:d="M267 17c6 0 15 0 15-9 0-8-9-8-15-8h-253c-6 0-14 0-14 8 0 9 8 9 14 9zM267 100c6 0 15 0 15-9 0-8-9-8-15-8h-253c-6 0-14 0-14 8 0 9 8 9 14 9z"><text:p/></draw:path><draw:path draw:style-name="gr1302" draw:text-style-name="P106" svg:width="0.0705in" svg:height="0.1173in" svg:x="0.4524in" svg:y="0.011in" svg:viewBox="0 0 180 299" svg:d="M110 227c0 38-20 62-43 62-2 0-31 0-47-24 22 0 28-13 28-24 0-15-12-24-24-24-10 0-24 6-24 24 0 33 30 58 68 58 44 0 75-30 78-61 1-4 1-5 1-20v-188c0-17 6-17 33-17v-13c-19 1-35 1-55 1-17 0-55 0-71-1v13h16c40 0 40 6 40 21z"><text:p/></draw:path></draw:g></text:p></table:table-cell></table:table-row><table:table-row><table:table-cell table:style-name="Table2.A2" office:value-type="string"><text:p text:style-name="P33"><draw:g text:anchor-type="as-char" svg:y="-0.0756in" draw:z-index="103" draw:style-name="gr1"><svg:title>TexMaths</svg:title><svg:desc>12§display§s§svg§600§FALSE§</svg:desc><draw:polygon draw:style-name="gr1295" draw:text-style-name="P106" svg:width="0.0783in" svg:height="0.0713in" svg:x="0in" svg:y="0.002in" svg:viewBox="0 0 200 182" draw:points="100,182 0,182 0,0 200,0 200,182"><text:p/></draw:polygon><draw:path draw:style-name="gr1296" draw:text-style-name="P106" svg:width="0.061in" svg:height="0.0752in" svg:x="0.0087in" svg:y="0in" svg:viewBox="0 0 156 192" svg:d="M144 29c-12 0-20 9-20 19 0 6 3 12 13 12s19-7 19-24c0-18-18-36-50-36-57 0-72 43-72 62 0 33 32 40 44 42 22 4 45 9 45 33 0 10-10 45-62 45-6 0-38 0-48-21 16 1 27-11 27-23 0-10-8-15-16-15-11 0-24 9-24 28 0 24 24 41 61 41 69 0 86-52 86-70 0-15-9-26-14-31-12-12-24-14-43-18-14-4-31-6-31-25 0-13 10-38 47-38 11 0 32 2 38 19z"><text:p/></draw:path></draw:g></text:p></table:table-cell><table:table-cell table:style-name="Table2.A2" office:value-type="string"><text:p text:style-name="P69">Auslenkung der Feder</text:p></table:table-cell><table:table-cell table:style-name="Table2.C2" office:value-type="string"><text:p text:style-name="P17"><draw:g text:anchor-type="as-char" svg:y="-0.1252in" draw:z-index="64" draw:style-name="gr1"><svg:title>TexMaths</svg:title><svg:desc>12§display§[s] = \mathrm{m}§svg§600§FALSE§</svg:desc><draw:polygon draw:style-name="gr741" draw:text-style-name="P106" svg:width="0.5295in" svg:height="0.1657in" svg:x="0in" svg:y="0.0004in" svg:viewBox="0 0 1346 422" draw:points="673,422 0,422 0,0 1346,0 1346,422"><text:p/></draw:polygon><draw:polygon draw:style-name="gr742" draw:text-style-name="P106" svg:width="0.0228in" svg:height="0.1657in" svg:x="0.0193in" svg:y="0.0004in" svg:viewBox="0 0 59 422" draw:points="59,422 59,406 17,406 17,17 59,17 59,0 0,0 0,422"><text:p/></draw:polygon><draw:path draw:style-name="gr743" draw:text-style-name="P106" svg:width="0.061in" svg:height="0.0752in" svg:x="0.0547in" svg:y="0.0512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olygon draw:style-name="gr744" draw:text-style-name="P106" svg:width="0.0228in" svg:height="0.1657in" svg:x="0.1276in" svg:y="0.0004in" svg:viewBox="0 0 59 422" draw:points="59,0 0,0 0,17 42,17 42,406 0,406 0,422 59,422"><text:p/></draw:polygon><draw:path draw:style-name="gr745" draw:text-style-name="P106" svg:width="0.1106in" svg:height="0.039in" svg:x="0.2252in" svg:y="0.0634in" svg:viewBox="0 0 282 100" svg:d="M268 17c6 0 14 0 14-9 0-8-8-8-14-8h-254c-6 0-14 0-14 8 0 9 8 9 14 9zM268 100c6 0 14 0 14-9 0-8-8-8-14-8h-254c-6 0-14 0-14 8 0 9 8 9 14 9z"><text:p/></draw:path><draw:path draw:style-name="gr746" draw:text-style-name="P106" svg:width="0.1295in" svg:height="0.0732in" svg:x="0.3969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2.A2" office:value-type="string"><text:p text:style-name="P26"><draw:g text:anchor-type="as-char" svg:y="-0.1181in" draw:z-index="100" draw:style-name="gr1"><svg:title>TexMaths</svg:title><svg:desc>12§display§W§svg§600§FALSE§</svg:desc><draw:polygon draw:style-name="gr1261" draw:text-style-name="P106" svg:width="0.1803in" svg:height="0.1142in" svg:x="0in" svg:y="0in" svg:viewBox="0 0 459 291" draw:points="230,291 0,291 0,0 459,0 459,291"><text:p/></draw:polygon><draw:path draw:style-name="gr1262" draw:text-style-name="P106" svg:width="0.1654in" svg:height="0.1177in" svg:x="0.0091in" svg:y="0in" svg:viewBox="0 0 421 300" svg:d="M366 49c10-19 20-33 47-36 3 0 8 0 8-8 0-3-1-5-5-5-11 0-23 1-32 1-15 0-30-1-45-1-2 0-8 0-8 8 0 5 3 5 7 5 10 0 24 4 24 17 0 5-1 7-5 13l-114 202-16-211c-1-10-1-21 29-21 7 0 12 0 12-8 0-5-5-5-7-5-17 0-34 1-52 1-9 0-33-1-44-1-3 0-7 0-7 8 0 5 3 5 9 5 19 0 22 3 23 11l2 33-107 188-16-216c0-6 0-16 32-16 5 0 10 0 10-8 0-5-6-5-6-5-17 0-35 1-53 1-15 0-30-1-45-1-1 0-7 0-7 8 0 5 4 5 11 5 20 0 21 4 21 16l20 260c1 8 1 11 7 11 5 0 6-2 10-9l125-217 15 215c1 9 3 11 7 11 5 0 8-5 10-8z"><text:p/></draw:path></draw:g></text:p></table:table-cell><table:table-cell table:style-name="Table2.B3" office:value-type="string"><text:p text:style-name="P68">Arbeit</text:p></table:table-cell><table:table-cell table:style-name="Table2.C3" office:value-type="string"><text:p text:style-name="P43"><draw:g text:anchor-type="as-char" svg:y="-0.1252in" draw:z-index="63" draw:style-name="gr1"><svg:title>TexMaths</svg:title><svg:desc>12§display§[W] = \mathrm{J}§svg§600§FALSE§</svg:desc><draw:polygon draw:style-name="gr735" draw:text-style-name="P106" svg:width="0.5787in" svg:height="0.1657in" svg:x="0in" svg:y="0.0004in" svg:viewBox="0 0 1471 422" draw:points="736,422 0,422 0,0 1471,0 1471,422"><text:p/></draw:polygon><draw:polygon draw:style-name="gr736" draw:text-style-name="P106" svg:width="0.0228in" svg:height="0.1657in" svg:x="0.0193in" svg:y="0.0004in" svg:viewBox="0 0 59 422" draw:points="59,422 59,406 17,406 17,17 59,17 59,0 0,0 0,422"><text:p/></draw:polygon><draw:path draw:style-name="gr737" draw:text-style-name="P106" svg:width="0.165in" svg:height="0.1173in" svg:x="0.0551in" svg:y="0.011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olygon draw:style-name="gr738" draw:text-style-name="P106" svg:width="0.0228in" svg:height="0.1657in" svg:x="0.2295in" svg:y="0.0004in" svg:viewBox="0 0 59 422" draw:points="59,0 0,0 0,17 42,17 42,406 0,406 0,422 59,422"><text:p/></draw:polygon><draw:path draw:style-name="gr739" draw:text-style-name="P106" svg:width="0.1106in" svg:height="0.039in" svg:x="0.3276in" svg:y="0.0634in" svg:viewBox="0 0 282 100" svg:d="M268 17c6 0 14 0 14-9 0-8-8-8-14-8h-254c-6 0-14 0-14 8 0 9 8 9 14 9zM268 100c6 0 14 0 14-9 0-8-8-8-14-8h-254c-6 0-14 0-14 8 0 9 8 9 14 9z"><text:p/></draw:path><draw:path draw:style-name="gr740" draw:text-style-name="P106" svg:width="0.0705in" svg:height="0.1173in" svg:x="0.5004in" svg:y="0.011in" svg:viewBox="0 0 180 299" svg:d="M110 227c0 38-20 62-43 62-2 0-31 0-47-24 22 0 28-13 28-24 0-15-12-24-24-24-10 0-24 6-24 24 0 33 30 58 68 58 44 0 75-30 78-61 2-4 2-5 2-20v-188c0-17 6-17 32-17v-13c-19 1-35 1-55 1-17 0-55 0-71-1v13h16c40 0 40 6 40 21z"><text:p/></draw:path></draw:g></text:p></table:table-cell></table:table-row><table:table-row><table:table-cell table:style-name="Table2.A2" office:value-type="string"><text:p text:style-name="P35"><draw:g text:anchor-type="as-char" svg:y="-0.1138in" draw:z-index="95" draw:style-name="gr1"><svg:title>TexMaths</svg:title><svg:desc>12§display§T§svg§600§FALSE§</svg:desc><draw:polygon draw:style-name="gr1183" draw:text-style-name="P106" svg:width="0.1201in" svg:height="0.113in" svg:x="0in" svg:y="0in" svg:viewBox="0 0 306 288" draw:points="154,288 0,288 0,0 306,0 306,288"><text:p/></draw:polygon><draw:path draw:style-name="gr1184" draw:text-style-name="P106" svg:width="0.113in" svg:height="0.1122in" svg:x="0.0039in" svg:y="0.0012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2.B4" office:value-type="string"><text:p text:style-name="P66">Gesamtwurfzeit</text:p></table:table-cell><table:table-cell table:style-name="Table2.C4" office:value-type="string"><text:p text:style-name="P43"><draw:g text:anchor-type="as-char" svg:y="-0.1252in" draw:z-index="62" draw:style-name="gr1"><svg:title>TexMaths</svg:title><svg:desc>12§display§[T] = \mathrm{s}§svg§600§FALSE§</svg:desc><draw:polygon draw:style-name="gr729" draw:text-style-name="P106" svg:width="0.4996in" svg:height="0.1657in" svg:x="0in" svg:y="0.0004in" svg:viewBox="0 0 1270 422" draw:points="635,422 0,422 0,0 1270,0 1270,422"><text:p/></draw:polygon><draw:polygon draw:style-name="gr730" draw:text-style-name="P106" svg:width="0.0228in" svg:height="0.1657in" svg:x="0.0193in" svg:y="0.0004in" svg:viewBox="0 0 59 422" draw:points="59,422 59,406 17,406 17,17 59,17 59,0 0,0 0,422"><text:p/></draw:polygon><draw:path draw:style-name="gr731" draw:text-style-name="P106" svg:width="0.113in" svg:height="0.1126in" svg:x="0.05in" svg:y="0.012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732" draw:text-style-name="P106" svg:width="0.0228in" svg:height="0.1657in" svg:x="0.1701in" svg:y="0.0004in" svg:viewBox="0 0 59 422" draw:points="59,0 0,0 0,17 42,17 42,406 0,406 0,422 59,422"><text:p/></draw:polygon><draw:path draw:style-name="gr733" draw:text-style-name="P106" svg:width="0.1106in" svg:height="0.039in" svg:x="0.2677in" svg:y="0.0638in" svg:viewBox="0 0 282 100" svg:d="M268 17c6 0 14 0 14-9 0-8-8-8-14-8h-254c-6 0-14 0-14 8 0 9 8 9 14 9zM268 100c6 0 14 0 14-9 0-8-8-8-14-8h-254c-6 0-14 0-14 8 0 9 8 9 14 9z"><text:p/></draw:path><draw:path draw:style-name="gr734" draw:text-style-name="P106" svg:width="0.0543in" svg:height="0.076in" svg:x="0.4394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2.A2" office:value-type="string"><text:p text:style-name="P26"><draw:g text:anchor-type="as-char" svg:y="-0.1173in" draw:z-index="93" draw:style-name="gr1"><svg:title>TexMaths</svg:title><svg:desc>12§display§h_0§svg§600§FALSE§</svg:desc><draw:polygon draw:style-name="gr1147" draw:text-style-name="P106" svg:width="0.1622in" svg:height="0.1402in" svg:x="0in" svg:y="0in" svg:viewBox="0 0 413 357" draw:points="206,357 0,357 0,0 413,0 413,357"><text:p/></draw:polygon><draw:path draw:style-name="gr1148" draw:text-style-name="P106" svg:width="0.0819in" svg:height="0.1173in" svg:x="0.0091in" svg:y="0in" svg:viewBox="0 0 209 299" svg:d="M98 5c0 0 0-5-6-5-9 0-40 4-51 5-4 0-7 0-7 8 0 5 3 5 9 5 21 0 22 2 22 7l-1 9-63 243c-1 6-1 7-1 10 0 9 8 12 12 12 7 0 14-5 16-11l8-33 10-38c2-10 4-19 7-29 1-2 3-15 5-18 1-5 14-27 28-39 10-8 22-15 41-15 18 0 23 15 23 29 0 23-17 70-26 95-4 11-6 15-6 24 0 19 15 35 34 35 40 0 57-63 57-66 0-4-5-4-6-4-4 0-4 1-6 7-6 23-21 53-43 53-8 0-11-5-11-14 0-10 5-21 8-30 6-18 25-69 25-93 0-27-16-45-48-45-27 0-46 13-63 32z"><text:p/></draw:path><draw:path draw:style-name="gr1149" draw:text-style-name="P106" svg:width="0.0539in" svg:height="0.0795in" svg:x="0.1016in" svg:y="0.0626in" svg:viewBox="0 0 138 203" svg:d="M138 102c0-32-4-55-17-77-9-13-29-25-51-25-70 0-70 82-70 102 0 21 0 101 70 101 68 0 68-80 68-101zM70 194c-15 0-33-7-39-32-3-17-3-42-3-64 0-21 0-44 3-60 7-24 25-30 39-30 15 0 31 10 36 27 4 17 6 38 6 63 0 22 0 45-5 63-6 27-25 33-37 33z"><text:p/></draw:path></draw:g></text:p></table:table-cell><table:table-cell table:style-name="Table2.B5" office:value-type="string"><text:p text:style-name="P67"><text:span text:style-name="T28">Startwurfh</text:span><text:span text:style-name="T10">ö</text:span><text:span text:style-name="T11">he</text:span></text:p></table:table-cell><table:table-cell table:style-name="Table2.C5" office:value-type="string"><text:p text:style-name="P43"><draw:g text:anchor-type="as-char" svg:y="-0.1252in" draw:z-index="61" draw:style-name="gr1"><svg:title>TexMaths</svg:title><svg:desc>12§display§[h_0] = \mathrm{m}§svg§600§FALSE§</svg:desc><draw:polygon draw:style-name="gr722" draw:text-style-name="P106" svg:width="0.6228in" svg:height="0.1657in" svg:x="0in" svg:y="0.0004in" svg:viewBox="0 0 1583 422" draw:points="791,422 0,422 0,0 1583,0 1583,422"><text:p/></draw:polygon><draw:polygon draw:style-name="gr723" draw:text-style-name="P106" svg:width="0.0228in" svg:height="0.1657in" svg:x="0.0193in" svg:y="0.0004in" svg:viewBox="0 0 59 422" draw:points="59,422 59,406 17,406 17,17 59,17 59,0 0,0 0,422"><text:p/></draw:polygon><draw:path draw:style-name="gr724" draw:text-style-name="P106" svg:width="0.0819in" svg:height="0.1173in" svg:x="0.0551in" svg:y="0.0098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5 35 39 0 56-63 56-66 0-4-5-4-6-4-4 0-4 1-6 7-6 23-20 53-43 53-8 0-11-5-11-14 0-10 5-21 8-30 6-18 26-69 26-93 0-27-17-45-49-45-27 0-46 13-63 32z"><text:p/></draw:path><draw:path draw:style-name="gr725" draw:text-style-name="P106" svg:width="0.0539in" svg:height="0.0795in" svg:x="0.148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726" draw:text-style-name="P106" svg:width="0.0228in" svg:height="0.1657in" svg:x="0.2205in" svg:y="0.0004in" svg:viewBox="0 0 59 422" draw:points="59,0 0,0 0,17 42,17 42,406 0,406 0,422 59,422"><text:p/></draw:polygon><draw:path draw:style-name="gr727" draw:text-style-name="P106" svg:width="0.1106in" svg:height="0.039in" svg:x="0.3181in" svg:y="0.0634in" svg:viewBox="0 0 282 100" svg:d="M268 17c6 0 14 0 14-9 0-8-8-8-14-8h-254c-6 0-14 0-14 8 0 9 8 9 14 9zM268 100c6 0 14 0 14-9 0-8-8-8-14-8h-254c-6 0-14 0-14 8 0 9 8 9 14 9z"><text:p/></draw:path><draw:path draw:style-name="gr728" draw:text-style-name="P106" svg:width="0.1295in" svg:height="0.0732in" svg:x="0.4894in" svg:y="0.0512in" svg:viewBox="0 0 330 187" svg:d="M34 42v113c0 19-5 19-34 19v13c14 0 36-1 48-1 11 0 32 1 47 1v-13c-28 0-33 0-33-19v-78c0-43 30-67 57-67s32 22 32 46v99c0 19-5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2.A2" office:value-type="string"><text:p text:style-name="P26"><draw:g text:anchor-type="as-char" svg:y="-0.1189in" draw:z-index="92" draw:style-name="gr1"><svg:title>TexMaths</svg:title><svg:desc>12§display§\theta§svg§600§FALSE§</svg:desc><draw:polygon draw:style-name="gr1145" draw:text-style-name="P106" svg:width="0.0827in" svg:height="0.115in" svg:x="0in" svg:y="0.0016in" svg:viewBox="0 0 211 293" draw:points="106,293 0,293 0,0 211,0 211,293"><text:p/></draw:polygon><draw:path draw:style-name="gr1146" draw:text-style-name="P106" svg:width="0.0685in" svg:height="0.1189in" svg:x="0.0071in" svg:y="0in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</text:p></table:table-cell><table:table-cell table:style-name="Table2.B6" office:value-type="string"><text:p text:style-name="P66">Wurfwinkel</text:p></table:table-cell><table:table-cell table:style-name="Table2.C6" office:value-type="string"><text:p text:style-name="P36"><draw:g text:anchor-type="as-char" svg:y="-0.1252in" draw:z-index="60" draw:style-name="gr1"><svg:title>TexMaths</svg:title><svg:desc>12§display§[\theta] = \mathrm{rad}§svg§600§FALSE§</svg:desc><draw:polygon draw:style-name="gr714" draw:text-style-name="P106" svg:width="0.6366in" svg:height="0.1657in" svg:x="0in" svg:y="0.0004in" svg:viewBox="0 0 1618 422" draw:points="809,422 0,422 0,0 1618,0 1618,422"><text:p/></draw:polygon><draw:polygon draw:style-name="gr715" draw:text-style-name="P106" svg:width="0.0228in" svg:height="0.1657in" svg:x="0.0193in" svg:y="0.0004in" svg:viewBox="0 0 59 422" draw:points="59,422 59,406 17,406 17,17 59,17 59,0 0,0 0,422"><text:p/></draw:polygon><draw:path draw:style-name="gr716" draw:text-style-name="P106" svg:width="0.0685in" svg:height="0.1193in" svg:x="0.0528in" svg:y="0.007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717" draw:text-style-name="P106" svg:width="0.0228in" svg:height="0.1657in" svg:x="0.1323in" svg:y="0.0004in" svg:viewBox="0 0 59 422" draw:points="59,0 0,0 0,17 42,17 42,406 0,406 0,422 59,422"><text:p/></draw:polygon><draw:path draw:style-name="gr718" draw:text-style-name="P106" svg:width="0.1106in" svg:height="0.039in" svg:x="0.2303in" svg:y="0.0634in" svg:viewBox="0 0 282 100" svg:d="M268 17c6 0 14 0 14-9 0-8-8-8-14-8h-254c-6 0-14 0-14 8 0 9 8 9 14 9zM268 100c6 0 14 0 14-9 0-8-8-8-14-8h-254c-6 0-14 0-14 8 0 9 8 9 14 9z"><text:p/></draw:path><draw:path draw:style-name="gr719" draw:text-style-name="P106" svg:width="0.0559in" svg:height="0.0732in" svg:x="0.4008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720" draw:text-style-name="P106" svg:width="0.0752in" svg:height="0.076in" svg:x="0.468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721" draw:text-style-name="P106" svg:width="0.0819in" svg:height="0.1173in" svg:x="0.55in" svg:y="0.0098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2.A2" office:value-type="string"><text:p text:style-name="P26"><draw:g text:anchor-type="as-char" svg:y="-0.0752in" draw:z-index="90" draw:style-name="gr1"><svg:title>TexMaths</svg:title><svg:desc>12§display§x_W§svg§600§FALSE§</svg:desc><draw:polygon draw:style-name="gr1128" draw:text-style-name="P106" svg:width="0.2374in" svg:height="0.0965in" svg:x="0in" svg:y="0.0016in" svg:viewBox="0 0 604 246" draw:points="302,246 0,246 0,0 604,0 604,246"><text:p/></draw:polygon><draw:path draw:style-name="gr1129" draw:text-style-name="P106" svg:width="0.0827in" svg:height="0.0752in" svg:x="0.0047in" svg:y="0.0004in" svg:viewBox="0 0 211 192" svg:d="M130 60c2-12 12-50 41-50 3 0 12 0 21 4-11 3-19 14-19 23 0 7 3 16 15 16 10 0 23-9 23-25 0-22-25-28-40-28-23 0-39 23-44 32-11-27-33-32-45-32-45 0-69 55-69 65 0 5 4 5 5 5 4 0 5-2 6-5 14-45 42-55 56-55 9 0 23 3 23 27 0 13-7 42-23 102-6 26-21 43-39 43-4 0-13 0-22-5 11-2 21-10 21-22s-10-16-17-16c-12 0-23 12-23 25 0 19 22 28 40 28 28 0 43-30 44-33 6 16 20 33 47 33 43 0 67-54 67-65 0-5-4-5-5-5-4 0-5 3-6 5-13 46-42 55-56 55-17 0-23-13-23-27 0-10 2-18 7-38z"><text:p/></draw:path><draw:path draw:style-name="gr1130" draw:text-style-name="P106" svg:width="0.1272in" svg:height="0.0819in" svg:x="0.1039in" svg:y="0.0189in" svg:viewBox="0 0 324 209" svg:d="M284 35l5-7c6-9 13-16 28-17 3 0 7-1 7-7 0-2-3-4-5-4-6 0-14 1-22 1-10 0-24-1-33-1-1 0-6 0-6 6 0 5 5 5 6 5 6 0 15 2 15 11 0 2-3 8-4 9l-83 138-17-150c0-8 18-8 20-8 5 0 9 0 9-7 0 0 0-4-5-4-6 0-13 0-18 1-6 0-14 0-20 0s-24-1-31-1c-2 0-6 0-6 6 0 5 4 5 8 5 13 0 14 2 14 5 2 2 2 10 3 19l-82 134-15-145c0-1 0-5 0-5 0-8 18-8 20-8 4 0 8 0 8-7 0-2-1-4-4-4-9 0-30 1-39 1s-23-1-31-1c-4 0-6 1-6 6s4 5 8 5c15 0 15 1 15 9l20 180c0 6 1 9 6 9s7-3 9-6l92-153 17 151c1 6 2 8 6 8 6 0 7-3 9-6z"><text:p/></draw:path></draw:g></text:p></table:table-cell><table:table-cell table:style-name="Table2.B7" office:value-type="string"><text:p text:style-name="P66">Reichweite</text:p></table:table-cell><table:table-cell table:style-name="Table2.C7" office:value-type="string"><text:p text:style-name="P43"><draw:g text:anchor-type="as-char" svg:y="-0.1252in" draw:z-index="59" draw:style-name="gr1"><svg:title>TexMaths</svg:title><svg:desc>12§display§[x_W] = \mathrm{m}§svg§600§FALSE§</svg:desc><draw:polygon draw:style-name="gr707" draw:text-style-name="P106" svg:width="0.698in" svg:height="0.1657in" svg:x="0in" svg:y="0.0004in" svg:viewBox="0 0 1774 422" draw:points="887,422 0,422 0,0 1774,0 1774,422"><text:p/></draw:polygon><draw:polygon draw:style-name="gr708" draw:text-style-name="P106" svg:width="0.0228in" svg:height="0.1657in" svg:x="0.0193in" svg:y="0.0004in" svg:viewBox="0 0 59 422" draw:points="59,422 59,406 17,406 17,17 59,17 59,0 0,0 0,422"><text:p/></draw:polygon><draw:path draw:style-name="gr709" draw:text-style-name="P106" svg:width="0.0827in" svg:height="0.0752in" svg:x="0.0512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710" draw:text-style-name="P106" svg:width="0.1272in" svg:height="0.0819in" svg:x="0.1504in" svg:y="0.0697in" svg:viewBox="0 0 324 209" svg:d="M285 35l4-7c6-9 14-16 28-17 4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olygon draw:style-name="gr711" draw:text-style-name="P106" svg:width="0.0228in" svg:height="0.1657in" svg:x="0.2957in" svg:y="0.0004in" svg:viewBox="0 0 59 422" draw:points="59,0 0,0 0,17 42,17 42,406 0,406 0,422 59,422"><text:p/></draw:polygon><draw:path draw:style-name="gr712" draw:text-style-name="P106" svg:width="0.1106in" svg:height="0.039in" svg:x="0.3937in" svg:y="0.0638in" svg:viewBox="0 0 282 100" svg:d="M268 17c6 0 14 0 14-9 0-8-8-8-14-8h-254c-6 0-14 0-14 8 0 9 8 9 14 9zM268 100c6 0 14 0 14-9 0-8-8-8-14-8h-254c-6 0-14 0-14 8 0 9 8 9 14 9z"><text:p/></draw:path><draw:path draw:style-name="gr713" draw:text-style-name="P106" svg:width="0.1295in" svg:height="0.0732in" svg:x="0.5654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2.A2" office:value-type="string"><text:p text:style-name="P26"><draw:g text:anchor-type="as-char" svg:y="-0.0744in" draw:z-index="89" draw:style-name="gr1"><svg:title>TexMaths</svg:title><svg:desc>12§display§g§svg§600§FALSE§</svg:desc><draw:polygon draw:style-name="gr1126" draw:text-style-name="P106" svg:width="0.0854in" svg:height="0.1043in" svg:x="0in" svg:y="0.0016in" svg:viewBox="0 0 218 266" draw:points="110,266 0,266 0,0 218,0 218,266"><text:p/></draw:polygon><draw:path draw:style-name="gr1127" draw:text-style-name="P106" svg:width="0.0764in" svg:height="0.1075in" svg:x="0.0024in" svg:y="0in" svg:viewBox="0 0 195 274" svg:d="M194 28c1-3 1-5 1-8 0-7-5-12-12-12-4 0-16 4-17 18-8-15-23-26-40-26-49 0-101 59-101 120 0 42 26 67 57 67 24 0 44-20 49-24-9 38-14 56-14 57-1 3-16 46-62 46-7 0-21-2-33-5 13-4 18-15 18-22s-5-16-17-16c-10 0-23 9-23 26s16 25 57 25c53 0 84-32 90-58zM138 133c-2 11-12 22-21 30s-22 15-34 15c-22 0-28-22-28-39 0-20 12-71 23-92 12-21 30-37 48-37 28 0 34 33 34 36 0 2 0 4-1 6z"><text:p/></draw:path></draw:g></text:p></table:table-cell><table:table-cell table:style-name="Table2.B8" office:value-type="string"><text:p text:style-name="P66">Erdbeschleunigung</text:p></table:table-cell><table:table-cell table:style-name="Table2.C2" office:value-type="string"><text:p text:style-name="P43"><draw:g text:anchor-type="as-char" svg:y="-0.1866in" draw:z-index="88" draw:style-name="gr1"><svg:title>TexMaths</svg:title><svg:desc>12§display§9,81 \frac{\mathrm{m}}{\mathrm{s}^2}§svg§600§FALSE§</svg:desc><draw:polygon draw:style-name="gr1117" draw:text-style-name="P106" svg:width="0.4831in" svg:height="0.298in" svg:x="0in" svg:y="0.0016in" svg:viewBox="0 0 1228 758" draw:points="613,758 0,758 0,0 1228,0 1228,758"><text:p/></draw:polygon><draw:path draw:style-name="gr1118" draw:text-style-name="P106" svg:width="0.0689in" svg:height="0.1146in" svg:x="0.0071in" svg:y="0.0756in" svg:viewBox="0 0 176 292" svg:d="M138 148v13c0 100-44 119-68 119-8 0-30-1-42-16 19 0 21-12 21-19 0-13-9-19-19-19-7 0-19 4-19 20 0 28 23 46 59 46 55 0 106-58 106-149 0-114-49-143-86-143-24 0-44 7-62 26-18 20-28 38-28 69 0 54 37 95 85 95 25 0 43-18 53-42zM85 180c-7 0-26 0-39-26-8-16-8-37-8-58 0-23 0-43 9-59 12-21 27-26 43-26 19 0 34 14 41 33 5 14 6 40 6 59 0 36-15 77-52 77z"><text:p/></draw:path><draw:path draw:style-name="gr1119" draw:text-style-name="P106" svg:width="0.0193in" svg:height="0.0496in" svg:x="0.0972in" svg:y="0.1685in" svg:viewBox="0 0 50 127" svg:d="M50 44c0-27-10-44-27-44-15 0-23 11-23 23 0 11 8 23 23 23 5 0 11-3 15-6 2-2 2-2 2-2 1 0 1 0 1 6 0 33-15 58-29 73-5 3-5 4-5 6 0 3 3 4 4 4 5 0 39-32 39-83z"><text:p/></draw:path><draw:path draw:style-name="gr1120" draw:text-style-name="P106" svg:width="0.0689in" svg:height="0.1146in" svg:x="0.1638in" svg:y="0.0756in" svg:viewBox="0 0 176 292" svg:d="M52 89c-20-13-22-28-22-35 0-25 28-43 58-43 31 0 58 21 58 53 0 24-16 44-42 59zM113 129c31-16 51-38 51-65 0-40-37-64-75-64-43 0-77 31-77 71 0 7 0 26 18 47 5 5 20 15 31 23-25 12-61 36-61 78 0 44 43 73 88 73 48 0 88-35 88-81 0-15-4-34-20-52-8-9-16-14-43-30zM71 147l53 33c12 7 31 21 31 46 0 32-31 54-66 54-37 0-67-26-67-61 0-26 13-52 49-72z"><text:p/></draw:path><draw:path draw:style-name="gr1121" draw:text-style-name="P106" svg:width="0.0547in" svg:height="0.1106in" svg:x="0.2547in" svg:y="0.0756in" svg:viewBox="0 0 140 282" svg:d="M88 11c0-10 0-11-10-11-26 28-65 28-78 28v13c8 0 34 0 55-12v220c0 15-1 20-39 20h-14v13c16-1 52-1 70-1 17 0 54 0 68 1v-13h-13c-38 0-39-5-39-20z"><text:p/></draw:path><draw:path draw:style-name="gr1122" draw:text-style-name="P106" svg:width="0.1295in" svg:height="0.0732in" svg:x="0.3492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1123" draw:text-style-name="P106" svg:width="0.1398in" svg:height="0.0067in" svg:x="0.3429in" svg:y="0.1409in" svg:viewBox="0 0 356 18" draw:points="179,18 0,18 0,0 356,0 356,18"><text:p/></draw:polygon><draw:path draw:style-name="gr1124" draw:text-style-name="P106" svg:width="0.0543in" svg:height="0.0764in" svg:x="0.348in" svg:y="0.2256in" svg:viewBox="0 0 139 195" svg:d="M74 108c10 1 45 9 45 39 0 21-16 39-48 39-36 0-52-25-59-61-1-5-2-7-6-7-6 0-6 3-6 11v56c0 7 0 10 5 10 2 0 2 0 11-9 0 0 0-1 8-9 18 18 37 18 47 18 49 0 68-28 68-59 0-23-13-35-18-40-14-14-31-18-48-20-24-5-53-11-53-35 0-16 11-33 48-33 47 0 48 39 50 52 1 4 4 4 4 4 6 0 6-3 6-11v-43c0-8 0-10-4-10-3 0-3 0-9 5-1 2-6 6-7 7-16-12-34-12-40-12-52 0-68 29-68 52 0 15 7 27 18 37 14 11 26 13 56 19z"><text:p/></draw:path><draw:path draw:style-name="gr1125" draw:text-style-name="P106" svg:width="0.0516in" svg:height="0.0772in" svg:x="0.4157in" svg:y="0.1748in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/draw:g></text:p></table:table-cell></table:table-row><table:table-row><table:table-cell table:style-name="Table2.A2" office:value-type="string"><text:p text:style-name="P26"><draw:g text:anchor-type="as-char" svg:y="-0.0756in" draw:z-index="75" draw:style-name="gr1"><svg:title>TexMaths</svg:title><svg:desc>12§display§u§svg§600§FALSE§</svg:desc><draw:polygon draw:style-name="gr839" draw:text-style-name="P106" svg:width="0.0949in" svg:height="0.0713in" svg:x="0in" svg:y="0.002in" svg:viewBox="0 0 242 182" draw:points="121,182 0,182 0,0 242,0 242,182"><text:p/></draw:polygon><draw:path draw:style-name="gr840" draw:text-style-name="P106" svg:width="0.0854in" svg:height="0.0752in" svg:x="0.0047in" svg:y="0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s5 4 5 4c5 0 5-1 7-7 11-37 26-52 43-52 4 0 10 0 10 13 0 11-4 23-7 30-16 42-24 67-24 88 0 40 28 51 51 51 29 0 43-20 51-28z"><text:p/></draw:path></draw:g></text:p></table:table-cell><table:table-cell table:style-name="Table2.B9" office:value-type="string"><text:p text:style-name="P71">Geschwindigkeit nachher</text:p></table:table-cell><table:table-cell table:style-name="Table2.C2" office:value-type="string"><text:p text:style-name="P43"><draw:g text:anchor-type="as-char" svg:y="-0.1866in" draw:z-index="58" draw:style-name="gr1"><svg:title>TexMaths</svg:title><svg:desc>12§display§[u] = \mathrm{\frac{m}{s}}§svg§600§FALSE§</svg:desc><draw:polygon draw:style-name="gr699" draw:text-style-name="P106" svg:width="0.5669in" svg:height="0.298in" svg:x="0in" svg:y="0.0016in" svg:viewBox="0 0 1441 758" draw:points="721,758 0,758 0,0 1441,0 1441,758"><text:p/></draw:polygon><draw:polygon draw:style-name="gr700" draw:text-style-name="P106" svg:width="0.0228in" svg:height="0.1661in" svg:x="0.0193in" svg:y="0.061in" svg:viewBox="0 0 59 423" draw:points="59,423 59,406 17,406 17,17 59,17 59,0 0,0 0,423"><text:p/></draw:polygon><draw:path draw:style-name="gr701" draw:text-style-name="P106" svg:width="0.0854in" svg:height="0.0752in" svg:x="0.0512in" svg:y="0.113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olygon draw:style-name="gr702" draw:text-style-name="P106" svg:width="0.0228in" svg:height="0.1661in" svg:x="0.1449in" svg:y="0.061in" svg:viewBox="0 0 59 423" draw:points="59,0 0,0 0,17 42,17 42,406 0,406 0,423 59,423"><text:p/></draw:polygon><draw:path draw:style-name="gr703" draw:text-style-name="P106" svg:width="0.1106in" svg:height="0.039in" svg:x="0.2429in" svg:y="0.1252in" svg:viewBox="0 0 282 100" svg:d="M268 17c6 0 14 0 14-9 0-8-8-8-14-8h-254c-6 0-14 0-14 8 0 9 8 9 14 9zM268 100c6 0 14 0 14-9 0-8-8-8-14-8h-254c-6 0-14 0-14 8 0 9 8 9 14 9z"><text:p/></draw:path><draw:path draw:style-name="gr704" draw:text-style-name="P106" svg:width="0.1295in" svg:height="0.0732in" svg:x="0.4335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705" draw:text-style-name="P106" svg:width="0.1386in" svg:height="0.0067in" svg:x="0.4283in" svg:y="0.1409in" svg:viewBox="0 0 353 18" draw:points="176,18 0,18 0,0 353,0 353,18"><text:p/></draw:polygon><draw:path draw:style-name="gr706" draw:text-style-name="P106" svg:width="0.0543in" svg:height="0.0764in" svg:x="0.4705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2.A2" office:value-type="string"><text:p text:style-name="P26"><draw:g text:anchor-type="as-char" svg:y="-0.1138in" draw:z-index="54" draw:style-name="gr1"><svg:title>TexMaths</svg:title><svg:desc>12§display§P§svg§600§FALSE§</svg:desc><draw:polygon draw:style-name="gr669" draw:text-style-name="P106" svg:width="0.1295in" svg:height="0.113in" svg:x="0in" svg:y="0in" svg:viewBox="0 0 330 288" draw:points="165,288 0,288 0,0 330,0 330,288"><text:p/></draw:polygon><draw:path draw:style-name="gr670" draw:text-style-name="P106" svg:width="0.1185in" svg:height="0.113in" svg:x="0.0067in" svg:y="0in" svg:viewBox="0 0 302 288" svg:d="M111 156h72c60 0 119-45 119-93 0-32-27-63-84-63h-136c-9 0-12 0-12 8 0 5 3 5 12 5 4 0 13 0 17 1 8 0 10 2 10 6 0 3-1 4-2 9l-57 227c-4 16-4 19-38 19-7 0-12 0-12 9 0 4 5 4 6 4 12 0 42-1 54-1 10 0 18 0 28 0 8 0 17 1 27 1 2 0 8 0 8-8 0-5-3-5-12-5-15 0-27 0-27-7 0-2 1-5 1-7zM141 29c4-15 5-16 23-16h41c35 0 58 11 58 41 0 17-9 53-26 68-20 19-46 22-64 22h-60z"><text:p/></draw:path></draw:g></text:p></table:table-cell><table:table-cell table:style-name="Table2.B10" office:value-type="string"><text:p text:style-name="P72">Leistung</text:p></table:table-cell><table:table-cell table:style-name="Table2.C2" office:value-type="string"><text:p text:style-name="P43"><draw:g text:anchor-type="as-char" svg:y="-0.1252in" draw:z-index="53" draw:style-name="gr1"><svg:title>TexMaths</svg:title><svg:desc>12§display§[P] = \mathrm{W}§svg§600§FALSE§</svg:desc><draw:polygon draw:style-name="gr663" draw:text-style-name="P106" svg:width="0.6161in" svg:height="0.1657in" svg:x="0in" svg:y="0.0004in" svg:viewBox="0 0 1566 422" draw:points="784,422 0,422 0,0 1566,0 1566,422"><text:p/></draw:polygon><draw:polygon draw:style-name="gr664" draw:text-style-name="P106" svg:width="0.0228in" svg:height="0.1657in" svg:x="0.0193in" svg:y="0.0004in" svg:viewBox="0 0 59 422" draw:points="59,422 59,406 17,406 17,17 59,17 59,0 0,0 0,422"><text:p/></draw:polygon><draw:path draw:style-name="gr665" draw:text-style-name="P106" svg:width="0.1185in" svg:height="0.1134in" svg:x="0.0528in" svg:y="0.011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olygon draw:style-name="gr666" draw:text-style-name="P106" svg:width="0.0228in" svg:height="0.1657in" svg:x="0.1795in" svg:y="0.0004in" svg:viewBox="0 0 59 422" draw:points="59,0 0,0 0,17 42,17 42,406 0,406 0,422 59,422"><text:p/></draw:polygon><draw:path draw:style-name="gr667" draw:text-style-name="P106" svg:width="0.1106in" svg:height="0.039in" svg:x="0.2772in" svg:y="0.0638in" svg:viewBox="0 0 282 100" svg:d="M268 17c6 0 14 0 14-9 0-8-8-8-14-8h-254c-6 0-14 0-14 8 0 9 8 9 14 9zM268 100c6 0 14 0 14-9 0-8-8-8-14-8h-254c-6 0-14 0-14 8 0 9 8 9 14 9z"><text:p/></draw:path><draw:path draw:style-name="gr668" draw:text-style-name="P106" svg:width="0.1646in" svg:height="0.1173in" svg:x="0.4465in" svg:y="0.011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59c1 4 2 9 7 9 6 0 7-4 8-9l70-216 71 216c1 4 2 9 8 9s6-4 8-9z"><text:p/></draw:path></draw:g></text:p></table:table-cell></table:table-row></table:table><text:p text:style-name="Frame_20_contents"/></draw:text-box></draw:frame><text:soft-page-break/>Impuls<text:tab/> <draw:g text:anchor-type="as-char" svg:y="-0.2327in" draw:z-index="122" draw:style-name="gr1"><svg:title>TexMaths</svg:title><svg:desc>12§display§\frac{\mathrm d \vec p}{\mathrm dt}=\vec F§svg§600§FALSE§</svg:desc><draw:polygon draw:style-name="gr1449" draw:text-style-name="P106" svg:width="0.55in" svg:height="0.3453in" svg:x="0in" svg:y="0in" svg:viewBox="0 0 1398 878" draw:points="700,878 0,878 0,0 1398,0 1398,878"><text:p/></draw:polygon><draw:path draw:style-name="gr1450" draw:text-style-name="P106" svg:width="0.0819in" svg:height="0.1173in" svg:x="0.0055in" svg:y="0.0035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1451" draw:text-style-name="P106" svg:width="0.0736in" svg:height="0.0331in" svg:x="0.1236in" svg:y="0in" svg:viewBox="0 0 188 85" svg:d="M151 50c-6 6-20 18-20 26 0 4 3 9 8 9 4 0 6-3 9-6 4-6 14-18 33-27 3-3 7-4 7-10 0-4-3-6-6-8-9-6-14-15-18-24 0-4-2-10-8-10s-8 6-8 8c0 3 3 17 10 26h-144c-7 0-14 0-14 8s7 8 14 8z"><text:p/></draw:path><draw:path draw:style-name="gr1452" draw:text-style-name="P106" svg:width="0.0866in" svg:height="0.1059in" svg:x="0.087in" svg:y="0.0453in" svg:viewBox="0 0 221 270" svg:d="M32 239c-3 15-3 18-22 18-5 0-10 0-10 7 0 4 2 6 6 6 11 0 23-2 35-2 14 0 29 2 42 2 2 0 8 0 8-9 0-4-5-4-11-4-21 0-21-3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1453" draw:text-style-name="P106" svg:width="0.176in" svg:height="0.0067in" svg:x="0in" svg:y="0.1862in" svg:viewBox="0 0 448 18" draw:points="224,18 0,18 0,0 448,0 448,18"><text:p/></draw:polygon><draw:path draw:style-name="gr1454" draw:text-style-name="P106" svg:width="0.0819in" svg:height="0.1173in" svg:x="0.0173in" svg:y="0.2299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1455" draw:text-style-name="P106" svg:width="0.0512in" svg:height="0.1059in" svg:x="0.1079in" svg:y="0.2413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1456" draw:text-style-name="P106" svg:width="0.1106in" svg:height="0.039in" svg:x="0.2512in" svg:y="0.1705in" svg:viewBox="0 0 282 100" svg:d="M268 17c6 0 14 0 14-9 0-8-8-8-14-8h-254c-6 0-14 0-14 8 0 9 8 9 14 9zM268 100c6 0 14 0 14-9 0-8-8-8-14-8h-254c-6 0-14 0-14 8 0 9 8 9 14 9z"><text:p/></draw:path><draw:path draw:style-name="gr1457" draw:text-style-name="P106" svg:width="0.0736in" svg:height="0.0331in" svg:x="0.472in" svg:y="0.0705in" svg:viewBox="0 0 188 85" svg:d="M151 50c-6 6-20 18-20 26 0 4 3 9 8 9 4 0 6-3 9-6 4-6 14-18 33-27 3-3 7-4 7-10 0-4-3-6-6-8-9-6-14-15-18-24 0-4-2-10-8-10s-8 6-8 8c0 3 3 17 10 26h-144c-7 0-14 0-14 8s7 8 14 8z"><text:p/></draw:path><draw:path draw:style-name="gr1458" draw:text-style-name="P106" svg:width="0.1181in" svg:height="0.113in" svg:x="0.4232in" svg:y="0.1181in" svg:viewBox="0 0 301 288" svg:d="M113 150h41c31 0 34 7 34 19 0 4 0 9-2 21-1 2-2 5-2 5 0 3 3 6 6 6s3-2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4 5 4 6 4 13 0 44-1 56-1 15 0 50 1 63 1 5 0 9 0 9-8 0-4-2-4-2-5-1 0-2 0-12 0s-12 0-22-1c-13-1-14-2-14-8 0 0 0-4 2-10z"><text:p/></draw:path></draw:g> <text:tab/><draw:g text:anchor-type="as-char" svg:y="-0.1193in" draw:z-index="121" draw:style-name="gr1"><svg:title>TexMaths</svg:title><svg:desc>12§display§\vec{p} = m \cdot \vec{v}§svg§600§FALSE§</svg:desc><draw:polygon draw:style-name="gr1441" draw:text-style-name="P106" svg:width="0.6728in" svg:height="0.1504in" svg:x="0.0051in" svg:y="0in" svg:viewBox="0 0 1710 383" draw:points="855,383 0,383 0,0 1710,0 1710,383"><text:p/></draw:polygon><draw:path draw:style-name="gr1442" draw:text-style-name="P106" svg:width="0.0736in" svg:height="0.0331in" svg:x="0.037in" svg:y="0in" svg:viewBox="0 0 188 85" svg:d="M151 50c-6 6-20 18-20 25 0 5 3 10 8 10 4 0 6-4 9-6 4-6 14-18 33-27 3-3 7-4 7-10 0-4-3-6-6-8-9-6-14-15-18-24 0-4-2-10-8-10s-8 6-8 8c0 3 3 17 10 26h-144c-7 0-14 0-14 8s7 8 14 8z"><text:p/></draw:path><draw:path draw:style-name="gr1443" draw:text-style-name="P106" svg:width="0.0866in" svg:height="0.1059in" svg:x="0in" svg:y="0.0457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1444" draw:text-style-name="P106" svg:width="0.1106in" svg:height="0.0386in" svg:x="0.1441in" svg:y="0.0575in" svg:viewBox="0 0 282 99" svg:d="M268 17c6 0 14 0 14-9 0-8-8-8-14-8h-254c-6 0-14 0-14 8 0 9 8 9 14 9zM268 99c6 0 14 0 14-8s-8-8-14-8h-254c-6 0-14 0-14 8s8 8 14 8z"><text:p/></draw:path><draw:path draw:style-name="gr1445" draw:text-style-name="P106" svg:width="0.1362in" svg:height="0.0752in" svg:x="0.3154in" svg:y="0.0457in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draw:path draw:style-name="gr1446" draw:text-style-name="P106" svg:width="0.0177in" svg:height="0.0177in" svg:x="0.5071in" svg:y="0.0685in" svg:viewBox="0 0 46 46" svg:d="M46 23c0-12-10-23-23-23-12 0-23 11-23 23 0 13 11 23 23 23 13 0 23-10 23-23z"><text:p/></draw:path><draw:path draw:style-name="gr1447" draw:text-style-name="P106" svg:width="0.0736in" svg:height="0.0331in" svg:x="0.5996in" svg:y="0in" svg:viewBox="0 0 188 85" svg:d="M151 50c-6 6-20 18-20 25 0 5 3 10 8 10 4 0 6-4 9-6 4-6 14-18 33-27 3-3 7-4 7-10 0-4-3-6-6-8-9-6-14-15-18-24 0-4-2-10-8-10s-8 6-8 8c0 3 3 17 10 26h-144c-7 0-14 0-14 8s7 8 14 8z"><text:p/></draw:path><draw:path draw:style-name="gr1448" draw:text-style-name="P106" svg:width="0.0728in" svg:height="0.0752in" svg:x="0.5807in" svg:y="0.0457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0 95-162z"><text:p/></draw:path></draw:g> <text:tab/><draw:g text:anchor-type="as-char" svg:y="-0.2571in" draw:z-index="120" draw:style-name="gr1"><svg:title>TexMaths</svg:title><svg:desc>12§display§\Delta\vec p=m\cdot\Delta\vec v=\int_{t_1}^{t_2}\vec F(t)\mathrm dt§svg§600§FALSE§</svg:desc><draw:polygon draw:style-name="gr1418" draw:text-style-name="P106" svg:width="1.9429in" svg:height="0.424in" svg:x="0in" svg:y="0.0012in" svg:viewBox="0 0 4936 1078" draw:points="2468,1078 0,1078 0,0 4936,0 4936,1078"><text:p/></draw:polygon><draw:path draw:style-name="gr1419" draw:text-style-name="P106" svg:width="0.1224in" svg:height="0.1193in" svg:x="0.0079in" svg:y="0.1386in" svg:viewBox="0 0 312 304" svg:d="M167 7c-3-5-4-7-11-7s-8 2-11 7l-143 288c-2 4-2 4-2 5 0 4 2 4 10 4h294c6 0 8 0 8-4 0-1 0-1-1-5zM143 42l114 229h-228z"><text:p/></draw:path><draw:path draw:style-name="gr1420" draw:text-style-name="P106" svg:width="0.0736in" svg:height="0.0331in" svg:x="0.1701in" svg:y="0.139in" svg:viewBox="0 0 188 85" svg:d="M151 50c-6 6-20 18-20 26 0 4 3 9 8 9 4 0 6-3 9-6 4-6 14-18 33-27 3-3 7-4 7-10 0-4-3-6-6-8-9-6-14-15-18-24 0-4-2-10-8-10s-8 6-8 8c0 3 3 17 10 26h-144c-7 0-14 0-14 8s7 8 14 8z"><text:p/></draw:path><draw:path draw:style-name="gr1421" draw:text-style-name="P106" svg:width="0.0866in" svg:height="0.1059in" svg:x="0.1331in" svg:y="0.1835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1422" draw:text-style-name="P106" svg:width="0.1106in" svg:height="0.039in" svg:x="0.2772in" svg:y="0.1961in" svg:viewBox="0 0 282 100" svg:d="M268 17c6 0 14 0 14-9 0-8-8-8-14-8h-254c-6 0-14 0-14 8 0 9 8 9 14 9zM268 100c6 0 14 0 14-9 0-8-8-8-14-8h-254c-6 0-14 0-14 8 0 9 8 9 14 9z"><text:p/></draw:path><draw:path draw:style-name="gr1423" draw:text-style-name="P106" svg:width="0.1362in" svg:height="0.0752in" svg:x="0.4484in" svg:y="0.183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424" draw:text-style-name="P106" svg:width="0.0177in" svg:height="0.0177in" svg:x="0.6402in" svg:y="0.2071in" svg:viewBox="0 0 46 46" svg:d="M46 23c0-12-10-23-23-23-12 0-23 11-23 23 0 13 11 23 23 23 13 0 23-10 23-23z"><text:p/></draw:path><draw:path draw:style-name="gr1425" draw:text-style-name="P106" svg:width="0.1224in" svg:height="0.1193in" svg:x="0.7165in" svg:y="0.1386in" svg:viewBox="0 0 312 304" svg:d="M167 7c-3-5-4-7-11-7s-8 2-11 7l-143 288c-2 4-2 4-2 5 0 4 2 4 10 4h294c6 0 8 0 8-4 0-1 0-1-1-5zM143 42l114 229h-228z"><text:p/></draw:path><draw:path draw:style-name="gr1426" draw:text-style-name="P106" svg:width="0.0736in" svg:height="0.0331in" svg:x="0.8709in" svg:y="0.139in" svg:viewBox="0 0 188 85" svg:d="M151 50c-6 6-20 18-20 26 0 4 3 9 8 9 4 0 6-3 9-6 4-6 14-18 33-27 3-3 7-4 7-10 0-4-3-6-6-8-9-6-14-15-18-24 0-4-2-10-8-10s-8 6-8 8c0 3 3 17 10 26h-144c-7 0-14 0-14 8s7 8 14 8z"><text:p/></draw:path><draw:path draw:style-name="gr1427" draw:text-style-name="P106" svg:width="0.0728in" svg:height="0.0752in" svg:x="0.852in" svg:y="0.1835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428" draw:text-style-name="P106" svg:width="0.1106in" svg:height="0.039in" svg:x="0.989in" svg:y="0.1961in" svg:viewBox="0 0 282 100" svg:d="M268 17c6 0 14 0 14-9 0-8-8-8-14-8h-254c-6 0-14 0-14 8 0 9 8 9 14 9zM268 100c6 0 14 0 14-9 0-8-8-8-14-8h-254c-6 0-14 0-14 8 0 9 8 9 14 9z"><text:p/></draw:path><draw:path draw:style-name="gr1429" draw:text-style-name="P106" svg:width="0.1476in" svg:height="0.3689in" svg:x="1.1646in" svg:y="0.0311in" svg:viewBox="0 0 376 938" svg:d="M20 919c14-1 21-10 21-20 0-15-11-21-21-21-9 0-20 6-20 21 0 21 22 39 47 39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1430" draw:text-style-name="P106" svg:width="0.0394in" svg:height="0.0736in" svg:x="1.326in" svg:y="0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1431" draw:text-style-name="P106" svg:width="0.0417in" svg:height="0.0555in" svg:x="1.3787in" svg:y="0.0339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ath draw:style-name="gr1432" draw:text-style-name="P106" svg:width="0.0394in" svg:height="0.0736in" svg:x="1.2524in" svg:y="0.3358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1433" draw:text-style-name="P106" svg:width="0.0343in" svg:height="0.0555in" svg:x="1.3094in" svg:y="0.3697in" svg:viewBox="0 0 88 142" svg:d="M54 6c0-6 0-6-7-6-16 13-39 13-43 13h-4v10h4c4 0 19 0 31-6v107c0 6 0 8-23 8h-11v10c12-2 31-2 43-2 14 0 32 0 44 2v-10h-11c-23 0-23-2-23-8z"><text:p/></draw:path><draw:path draw:style-name="gr1434" draw:text-style-name="P106" svg:width="0.0736in" svg:height="0.0331in" svg:x="1.5268in" svg:y="0.0965in" svg:viewBox="0 0 188 85" svg:d="M151 50c-6 6-20 18-20 26 0 4 3 9 8 9 4 0 6-3 9-6 4-6 14-18 33-27 3-3 7-4 7-10 0-4-3-6-6-8-9-6-14-15-18-24 0-4-2-10-8-10s-8 6-8 8c0 3 3 17 10 26h-144c-7 0-14 0-14 8s7 8 14 8z"><text:p/></draw:path><draw:path draw:style-name="gr1435" draw:text-style-name="P106" svg:width="0.1181in" svg:height="0.113in" svg:x="1.4783in" svg:y="0.1445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1436" draw:text-style-name="P106" svg:width="0.039in" svg:height="0.1657in" svg:x="1.6185in" svg:y="0.1327in" svg:viewBox="0 0 100 422" svg:d="M100 419c0-2 0-3-9-10-53-53-66-133-66-198 0-73 16-146 69-199 6-6 6-6 6-7 0-4-3-5-5-5-5 0-43 29-69 83-21 47-26 93-26 128 0 34 5 84 28 132 26 53 62 79 67 79 2 0 5-1 5-3z"><text:p/></draw:path><draw:path draw:style-name="gr1437" draw:text-style-name="P106" svg:width="0.0512in" svg:height="0.1059in" svg:x="1.6705in" svg:y="0.15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438" draw:text-style-name="P106" svg:width="0.039in" svg:height="0.1657in" svg:x="1.7358in" svg:y="0.1327in" svg:viewBox="0 0 100 422" svg:d="M100 211c0-32-5-84-29-132-25-51-63-79-66-79-4 0-5 1-5 5 0 1 0 1 8 9 42 42 66 110 66 197 0 73-15 148-68 200-6 5-6 6-6 8s1 3 5 3c3 0 42-29 67-81 22-47 28-94 28-130z"><text:p/></draw:path><draw:path draw:style-name="gr1439" draw:text-style-name="P106" svg:width="0.0819in" svg:height="0.1173in" svg:x="1.7965in" svg:y="0.142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1440" draw:text-style-name="P106" svg:width="0.0512in" svg:height="0.1059in" svg:x="1.887in" svg:y="0.15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 <text:s/><text:tab/><draw:g text:anchor-type="as-char" svg:y="-0.161in" draw:z-index="119" draw:style-name="gr1"><svg:title>TexMaths</svg:title><svg:desc>12§display§\vec{L} = \vec{r} \times \vec{p}§svg§600§FALSE§</svg:desc><draw:polygon draw:style-name="gr1409" draw:text-style-name="P106" svg:width="0.7272in" svg:height="0.1925in" svg:x="0in" svg:y="0in" svg:viewBox="0 0 1848 490" draw:points="924,490 0,490 0,0 1848,0 1848,490"><text:p/></draw:polygon><draw:path draw:style-name="gr1410" draw:text-style-name="P106" svg:width="0.0736in" svg:height="0.0331in" svg:x="0.037in" svg:y="0in" svg:viewBox="0 0 188 85" svg:d="M151 50c-6 6-20 18-20 25 0 5 3 10 8 10 4 0 6-4 9-6 4-6 14-18 33-27 3-3 7-4 7-10 0-4-3-6-6-8-9-6-14-15-18-24 0-4-2-10-8-10s-8 6-8 8c0 3 3 17 10 26h-144c-7 0-14 0-14 8s7 8 14 8z"><text:p/></draw:path><draw:path draw:style-name="gr1411" draw:text-style-name="P106" svg:width="0.1004in" svg:height="0.1134in" svg:x="0.0067in" svg:y="0.0472in" svg:viewBox="0 0 256 289" svg:d="M142 34c3-16 6-21 45-21 12 0 16 0 16-8 0-5-5-5-7-5-14 0-48 1-63 1-12 0-43-1-56-1-3 0-7 0-7 8 0 5 3 5 10 5 2 0 10 0 17 1 7 0 11 2 11 6 0 3 0 4-1 9l-57 227c-4 16-6 20-38 20-7 0-12 0-12 8 0 5 4 5 12 5h196c10 0 10 0 13-7l33-91c2-5 2-6 2-6 0-3-2-5-5-5-4 0-4 2-7 8-15 40-34 88-107 88h-40c-6 0-6 0-9 0-4-2-5-2-5-5 0-1 0-3 2-10z"><text:p/></draw:path><draw:path draw:style-name="gr1412" draw:text-style-name="P106" svg:width="0.1106in" svg:height="0.0386in" svg:x="0.1681in" svg:y="0.0996in" svg:viewBox="0 0 282 99" svg:d="M268 17c6 0 14 0 14-9 0-8-8-8-14-8h-254c-6 0-14 0-14 8 0 9 8 9 14 9zM268 99c6 0 14 0 14-8s-8-8-14-8h-254c-6 0-14 0-14 8s8 8 14 8z"><text:p/></draw:path><draw:path draw:style-name="gr1413" draw:text-style-name="P106" svg:width="0.0736in" svg:height="0.0331in" svg:x="0.3598in" svg:y="0.0417in" svg:viewBox="0 0 188 85" svg:d="M151 50c-6 6-20 18-20 25 0 5 3 10 8 10 4 0 6-4 9-6 4-6 14-18 33-27 3-3 7-4 7-10 0-4-3-6-6-8-9-6-14-15-18-24 0-4-2-10-8-10s-8 6-8 8c0 3 3 17 10 26h-144c-7 0-14 0-14 8s7 8 14 8z"><text:p/></draw:path><draw:path draw:style-name="gr1414" draw:text-style-name="P106" svg:width="0.0677in" svg:height="0.0752in" svg:x="0.3394in" svg:y="0.087in" svg:viewBox="0 0 173 192" svg:d="M25 162c-1 7-3 17-3 19 0 7 6 11 12 11 4 0 13-4 15-12 1-1 16-59 17-67 4-14 11-44 14-55 2-5 14-26 23-35 4-3 16-13 35-13 11 0 17 4 18 4-13 3-23 12-23 23 0 7 5 16 17 16 11 0 23-10 23-25s-13-28-35-28c-28 0-47 20-55 32-3-19-18-32-39-32-19 0-27 17-31 24-7 14-13 40-13 41 0 4 5 4 5 4 5 0 5 0 7-9 7-30 16-50 31-50 7 0 13 3 13 19 0 8-1 13-7 36z"><text:p/></draw:path><draw:path draw:style-name="gr1415" draw:text-style-name="P106" svg:width="0.0803in" svg:height="0.0799in" svg:x="0.4756in" svg:y="0.0787in" svg:viewBox="0 0 205 204" svg:d="M103 90l-85-84c-5-5-6-6-10-6-3 0-8 4-8 8s1 4 6 9l84 85-84 85c-5 5-6 6-6 8 0 5 5 9 8 9 4 0 5 0 10-6l84-84 88 87c1 2 4 3 7 3 5 0 8-4 8-9 0 0 0-2-1-4-1 0-68-68-90-89l78-77c2-3 8-8 11-11 0-1 2-2 2-6s-3-8-8-8c-4 0-6 1-10 6z"><text:p/></draw:path><draw:path draw:style-name="gr1416" draw:text-style-name="P106" svg:width="0.0736in" svg:height="0.0331in" svg:x="0.6484in" svg:y="0.0417in" svg:viewBox="0 0 188 85" svg:d="M151 50c-6 6-20 18-20 25 0 5 3 10 8 10 4 0 6-4 9-6 4-6 14-18 33-27 3-3 7-4 7-10 0-4-3-6-6-8-9-6-14-15-18-24 0-4-2-10-8-10s-8 6-8 8c0 3 3 17 10 26h-144c-7 0-14 0-14 8s7 8 14 8z"><text:p/></draw:path><draw:path draw:style-name="gr1417" draw:text-style-name="P106" svg:width="0.0866in" svg:height="0.1059in" svg:x="0.6114in" svg:y="0.087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40-14 41 0 4 5 4 6 4 4 0 4 0 8-9 7-30 15-50 30-50 7 0 13 3 13 19 0 9-1 14-3 21zM107 55c3-12 14-24 23-30 14-13 26-15 33-15 18 0 28 14 28 39s-15 73-22 90c-14 30-35 43-50 43-28 0-34-35-34-37 0-1 0-2 1-7z"><text:p/></draw:path></draw:g> <text:tab/><text:span text:style-name="T1"><draw:g text:anchor-type="as-char" svg:y="-0.1654in" draw:z-index="118" draw:style-name="gr1"><svg:title>TexMaths</svg:title><svg:desc>12§display§\vec{L} = J \cdot \vec{\omega}§svg§600§FALSE§</svg:desc><draw:polygon draw:style-name="gr1401" draw:text-style-name="P106" svg:width="0.6717in" svg:height="0.161in" svg:x="0in" svg:y="0in" svg:viewBox="0 0 1707 410" draw:points="853,410 0,410 0,0 1707,0 1707,410"><text:p/></draw:polygon><draw:path draw:style-name="gr1402" draw:text-style-name="P106" svg:width="0.0736in" svg:height="0.0331in" svg:x="0.037in" svg:y="0in" svg:viewBox="0 0 188 85" svg:d="M151 50c-6 6-20 19-20 26 0 5 3 9 8 9 4 0 6-3 9-6 4-6 14-18 33-27 3-3 7-4 7-10 0-4-3-6-6-8-9-6-14-15-18-24 0-4-2-10-8-10s-8 6-8 8c0 3 3 17 10 26h-144c-7 0-14 0-14 8s7 8 14 8z"><text:p/></draw:path><draw:path draw:style-name="gr1403" draw:text-style-name="P106" svg:width="0.1in" svg:height="0.1138in" svg:x="0.0067in" svg:y="0.0472in" svg:viewBox="0 0 255 290" svg:d="M142 34c3-16 6-21 45-21 12 0 16 0 16-8 0-5-5-5-7-5-14 0-48 1-63 1-12 0-43-1-56-1-3 0-7 0-7 8 0 5 3 5 10 5 2 0 10 0 17 1 7 0 11 2 11 6 0 3 0 4-1 9l-57 228c-4 16-6 19-38 19-7 0-12 0-12 9 0 5 4 5 12 5h196c10 0 10 0 13-8l33-91c1-5 1-6 1-6 0-2-1-5-4-5-4 0-4 3-8 9-14 39-33 87-106 87h-40c-6 0-6 0-9 0-4-1-5-1-5-4 0-2 0-3 2-10z"><text:p/></draw:path><draw:path draw:style-name="gr1404" draw:text-style-name="P106" svg:width="0.1106in" svg:height="0.039in" svg:x="0.1681in" svg:y="0.1in" svg:viewBox="0 0 282 100" svg:d="M267 17c6 0 15 0 15-9 0-8-9-8-15-8h-253c-6 0-14 0-14 8 0 9 8 9 14 9zM267 100c6 0 15 0 15-9 0-8-9-8-15-8h-253c-6 0-14 0-14 8 0 9 8 9 14 9z"><text:p/></draw:path><draw:path draw:style-name="gr1405" draw:text-style-name="P106" svg:width="0.0937in" svg:height="0.1173in" svg:x="0.3461in" svg:y="0.0472in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1406" draw:text-style-name="P106" svg:width="0.0177in" svg:height="0.0177in" svg:x="0.4933in" svg:y="0.1098in" svg:viewBox="0 0 46 46" svg:d="M46 23c0-12-10-23-23-23-12 0-23 11-23 23 0 13 11 23 23 23 13 0 23-10 23-23z"><text:p/></draw:path><draw:path draw:style-name="gr1407" draw:text-style-name="P106" svg:width="0.0736in" svg:height="0.0331in" svg:x="0.5925in" svg:y="0.0421in" svg:viewBox="0 0 188 85" svg:d="M151 50c-6 6-20 19-20 26 0 5 3 9 8 9 4 0 6-3 9-6 4-6 14-18 33-27 3-3 7-4 7-10 0-4-3-6-6-8-9-6-14-15-18-24 0-4-2-10-8-10s-8 6-8 8c0 3 3 17 10 26h-144c-7 0-14 0-14 8s7 8 14 8z"><text:p/></draw:path><draw:path draw:style-name="gr1408" draw:text-style-name="P106" svg:width="0.0984in" svg:height="0.0752in" svg:x="0.5642in" svg:y="0.0878in" svg:viewBox="0 0 251 192" svg:d="M251 30c0-19-8-30-17-30-11 0-22 10-22 20 0 4 2 9 6 12 8 8 15 18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9 25-105z"><text:p/></draw:path></draw:g></text:span></text:h>
      <text:h text:style-name="P99" text:outline-level="3">Energie <text:tab/></text:h>
      <text:h text:style-name="P98" text:outline-level="3"><draw:g text:anchor-type="as-char" svg:y="-0.1189in" draw:z-index="109" draw:style-name="gr1"><svg:title>TexMaths</svg:title><svg:desc>12§display§E_{pot} = m \cdot g \cdot \Delta h§svg§600§FALSE§</svg:desc><draw:polygon draw:style-name="gr1358" draw:text-style-name="P106" svg:width="1.2413in" svg:height="0.1638in" svg:x="0in" svg:y="0.0039in" svg:viewBox="0 0 3154 417" draw:points="1577,417 0,417 0,0 3154,0 3154,417"><text:p/></draw:polygon><draw:path draw:style-name="gr1359" draw:text-style-name="P106" svg:width="0.1205in" svg:height="0.1134in" svg:x="0.0063in" svg:y="0.0063in" svg:viewBox="0 0 307 289" svg:d="M283 190c1-2 3-5 3-6s0-5-5-5c-4 0-5 3-6 5-28 63-43 92-115 92h-62c-6 0-7 0-9 0-5-1-6-1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1360" draw:text-style-name="P106" svg:width="0.065in" svg:height="0.074in" svg:x="0.1224in" svg:y="0.0925in" svg:viewBox="0 0 166 189" svg:d="M23 167c-3 9-3 11-15 11-4 0-8 0-8 7 0 3 2 4 4 4 8 0 18-1 26-1 10 0 22 1 31 1 3 0 6-1 6-6s-5-5-8-5c-6 0-15 0-15-3 0-2 3-9 4-14 4-15 7-32 11-44 3 6 13 18 31 18 36 0 76-41 76-86 0-35-24-49-45-49-18 0-33 12-42 20-5-16-21-20-31-20-11 0-18 7-23 16-6 10-11 27-11 30s4 3 5 3c5 0 5-1 7-8 4-18 10-33 22-33 7 0 10 6 10 15 0 3-2 7-2 8zM79 36c17-23 31-28 41-28 12 0 22 9 22 29 0 12-6 42-15 61-8 14-23 28-37 28-22 0-26-22-26-26 0-1 0-4 0-5z"><text:p/></draw:path><draw:path draw:style-name="gr1361" draw:text-style-name="P106" svg:width="0.0543in" svg:height="0.0528in" svg:x="0.1984in" svg:y="0.0925in" svg:viewBox="0 0 139 135" svg:d="M139 52c0-33-24-52-54-52-43 0-85 42-85 83 0 29 22 52 54 52 43 0 85-40 85-83zM54 126c-14 0-29-9-29-33 0-12 5-41 17-58 13-19 30-27 43-27 17 0 30 11 30 34 0 6-3 36-17 57-10 18-28 27-44 27z"><text:p/></draw:path><draw:path draw:style-name="gr1362" draw:text-style-name="P106" svg:width="0.0394in" svg:height="0.074in" svg:x="0.2614in" svg:y="0.0717in" svg:viewBox="0 0 101 189" svg:d="M61 69h30c6 0 10 0 10-6 0-5-4-5-9-5h-28l10-45c0-1 2-2 2-3 0-6-4-10-10-10-8 0-12 5-14 13-3 7 1-7-12 45h-30c-6 0-10 0-10 6 0 5 4 5 8 5h29l-18 69c-1 9-3 19-3 23 0 17 14 28 31 28 33 0 53-41 53-46 0-3-5-3-5-3-4 0-5 1-7 6-9 18-23 35-40 35-6 0-11-4-11-15 0-2 1-9 3-12z"><text:p/></draw:path><draw:path draw:style-name="gr1363" draw:text-style-name="P106" svg:width="0.1106in" svg:height="0.039in" svg:x="0.3705in" svg:y="0.0579in" svg:viewBox="0 0 282 100" svg:d="M268 17c6 0 14 0 14-9 0-8-8-8-14-8h-254c-6 0-14 0-14 8 0 9 8 9 14 9zM268 100c6 0 14 0 14-8 0-9-8-9-14-9h-254c-6 0-14 0-14 9 0 8 8 8 14 8z"><text:p/></draw:path><draw:path draw:style-name="gr1364" draw:text-style-name="P106" svg:width="0.1362in" svg:height="0.0756in" svg:x="0.5413in" svg:y="0.0457in" svg:viewBox="0 0 347 193" svg:d="M25 163c-1 7-3 16-3 19 0 7 6 11 12 11 4 0 12-4 15-12 0 0 5-21 9-32l8-38c2-9 6-18 7-28 3-7 6-20 6-22 6-13 29-51 69-51 19 0 22 15 22 30 0 9-2 21-6 35l-12 49-8 33c-1 8-5 22-5 25 0 7 6 11 12 11 13 0 16-11 19-24 6-25 22-86 26-103 1-6 24-56 69-56 18 0 23 14 23 30 0 24-18 72-26 95-4 9-5 14-5 23 0 20 14 35 35 35 39 0 55-62 55-65 0-5-4-5-5-5-5 0-5 1-7 8-6 22-19 52-43 52-8 0-10-4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1365" draw:text-style-name="P106" svg:width="0.0177in" svg:height="0.0177in" svg:x="0.7331in" svg:y="0.0689in" svg:viewBox="0 0 46 46" svg:d="M46 23c0-12-10-23-23-23-12 0-23 11-23 23 0 13 11 23 23 23 13 0 23-10 23-23z"><text:p/></draw:path><draw:path draw:style-name="gr1366" draw:text-style-name="P106" svg:width="0.076in" svg:height="0.1079in" svg:x="0.8047in" svg:y="0.0457in" svg:viewBox="0 0 194 275" svg:d="M193 28c1-3 1-5 1-8 0-7-4-12-12-12-3 0-15 4-16 18-9-15-23-26-40-26-49 0-101 59-101 120 0 43 25 68 57 68 24 0 44-21 49-24-10 37-15 55-15 56-1 4-15 46-61 46-7 0-21-1-33-5 13-3 18-14 18-21 0-8-5-16-17-16-10 0-23 8-23 25s16 26 56 26c53 0 84-33 90-58zM138 134c-2 10-12 21-22 30-8 7-21 14-33 14-22 0-28-21-28-38 0-21 12-71 23-93 12-21 30-37 48-37 28 0 34 33 34 36 0 2 0 5-2 6z"><text:p/></draw:path><draw:path draw:style-name="gr1367" draw:text-style-name="P106" svg:width="0.0177in" svg:height="0.0177in" svg:x="0.9382in" svg:y="0.0689in" svg:viewBox="0 0 46 46" svg:d="M46 23c0-12-10-23-23-23-12 0-23 11-23 23 0 13 11 23 23 23 13 0 23-10 23-23z"><text:p/></draw:path><draw:path draw:style-name="gr1368" draw:text-style-name="P106" svg:width="0.1224in" svg:height="0.1197in" svg:x="1.015in" svg:y="0in" svg:viewBox="0 0 312 305" svg:d="M167 7c-3-5-4-7-11-7s-8 2-11 7l-143 289c-2 4-2 4-2 5 0 4 2 4 10 4h294c6 0 8 0 8-4 0-1 0-1-1-5zM143 42l114 230h-228z"><text:p/></draw:path><draw:path draw:style-name="gr1369" draw:text-style-name="P106" svg:width="0.0819in" svg:height="0.1177in" svg:x="1.1547in" svg:y="0.0039in" svg:viewBox="0 0 209 300" svg:d="M98 5c0 0 0-5-6-5-9 0-40 4-51 5-4 0-7 0-7 8 0 5 3 5 9 5 21 0 22 2 22 7l-1 9-63 244c-1 6-1 7-1 10 0 9 8 12 12 12 7 0 14-5 16-11l8-33 10-38c2-10 4-19 7-29 1-2 3-16 5-18 1-5 14-28 28-40 10-7 22-14 41-14 18 0 23 14 23 29 0 23-17 70-26 95-4 11-6 15-6 24 0 19 15 35 34 35 40 0 57-63 57-66 0-4-5-4-6-4-4 0-4 1-6 7-6 23-21 53-43 53-8 0-11-5-11-14 0-10 5-21 8-30 6-18 25-69 25-93 0-28-16-46-48-46-27 0-46 13-63 33z"><text:p/></draw:path></draw:g> <text:tab/><text:tab/><draw:g text:anchor-type="as-char" svg:y="-0.222in" draw:z-index="108" draw:style-name="gr1"><svg:title>TexMaths</svg:title><svg:desc>12§display§E_{kin} = \frac{1}{2} \cdot m \cdot v^2§svg§600§FALSE§</svg:desc><draw:polygon draw:style-name="gr1344" draw:text-style-name="P106" svg:width="1.2161in" svg:height="0.3331in" svg:x="0in" svg:y="0.0039in" svg:viewBox="0 0 3090 847" draw:points="1544,847 0,847 0,0 3090,0 3090,847"><text:p/></draw:polygon><draw:path draw:style-name="gr1345" draw:text-style-name="P106" svg:width="0.1205in" svg:height="0.113in" svg:x="0.0063in" svg:y="0.1098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1346" draw:text-style-name="P106" svg:width="0.0571in" svg:height="0.0819in" svg:x="0.1315in" svg:y="0.166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1347" draw:text-style-name="P106" svg:width="0.0354in" svg:height="0.0783in" svg:x="0.2012in" svg:y="0.171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1348" draw:text-style-name="P106" svg:width="0.0709in" svg:height="0.0524in" svg:x="0.2484in" svg:y="0.1965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349" draw:text-style-name="P106" svg:width="0.1106in" svg:height="0.039in" svg:x="0.389in" svg:y="0.1618in" svg:viewBox="0 0 282 100" svg:d="M268 17c6 0 14 0 14-9 0-8-8-8-14-8h-254c-6 0-14 0-14 8 0 9 8 9 14 9zM268 100c6 0 14 0 14-9 0-8-8-8-14-8h-254c-6 0-14 0-14 8 0 9 8 9 14 9z"><text:p/></draw:path><draw:path draw:style-name="gr1350" draw:text-style-name="P106" svg:width="0.0547in" svg:height="0.1106in" svg:x="0.5898in" svg:y="0in" svg:viewBox="0 0 140 282" svg:d="M88 11c0-10 0-11-10-11-26 28-65 28-78 28v13c8 0 34 0 55-12v219c0 16-1 21-39 21h-14v13c16-1 52-1 70-1 17 0 54 0 68 1v-13h-13c-38 0-39-5-39-21z"><text:p/></draw:path><draw:polygon draw:style-name="gr1351" draw:text-style-name="P106" svg:width="0.0831in" svg:height="0.0067in" svg:x="0.5744in" svg:y="0.1783in" svg:viewBox="0 0 212 18" draw:points="106,18 0,18 0,0 212,0 212,18"><text:p/></draw:polygon><draw:path draw:style-name="gr1352" draw:text-style-name="P106" svg:width="0.0661in" svg:height="0.1106in" svg:x="0.5831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353" draw:text-style-name="P106" svg:width="0.0177in" svg:height="0.0177in" svg:x="0.7291in" svg:y="0.1728in" svg:viewBox="0 0 46 46" svg:d="M46 23c0-12-10-23-23-23-12 0-23 11-23 23 0 13 11 23 23 23 13 0 23-10 23-23z"><text:p/></draw:path><draw:path draw:style-name="gr1354" draw:text-style-name="P106" svg:width="0.1362in" svg:height="0.0752in" svg:x="0.8024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355" draw:text-style-name="P106" svg:width="0.0177in" svg:height="0.0177in" svg:x="0.9945in" svg:y="0.1728in" svg:viewBox="0 0 46 46" svg:d="M46 23c0-12-10-23-23-23-12 0-23 11-23 23 0 13 11 23 23 23 13 0 23-10 23-23z"><text:p/></draw:path><draw:path draw:style-name="gr1356" draw:text-style-name="P106" svg:width="0.0728in" svg:height="0.0752in" svg:x="1.0681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357" draw:text-style-name="P106" svg:width="0.0516in" svg:height="0.0772in" svg:x="1.1571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text:tab/><draw:g text:anchor-type="as-char" svg:y="-0.222in" draw:z-index="126" draw:style-name="gr1"><svg:title>TexMaths</svg:title><svg:desc>12§display§E^{kin}_{rot} = \frac{1}{2} J \cdot \omega^2§svg§600§FALSE§</svg:desc><draw:polygon draw:style-name="gr1506" draw:text-style-name="P106" svg:width="1.0906in" svg:height="0.3331in" svg:x="0in" svg:y="0.0039in" svg:viewBox="0 0 2771 847" draw:points="1386,847 0,847 0,0 2771,0 2771,847"><text:p/></draw:polygon><draw:path draw:style-name="gr1507" draw:text-style-name="P106" svg:width="0.1209in" svg:height="0.113in" svg:x="0.0063in" svg:y="0.1098in" svg:viewBox="0 0 308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1508" draw:text-style-name="P106" svg:width="0.0571in" svg:height="0.0819in" svg:x="0.1409in" svg:y="0.0736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1509" draw:text-style-name="P106" svg:width="0.0354in" svg:height="0.0783in" svg:x="0.211in" svg:y="0.0776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1510" draw:text-style-name="P106" svg:width="0.0709in" svg:height="0.0524in" svg:x="0.2579in" svg:y="0.1035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511" draw:text-style-name="P106" svg:width="0.0539in" svg:height="0.0524in" svg:x="0.128in" svg:y="0.2134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1512" draw:text-style-name="P106" svg:width="0.0543in" svg:height="0.0524in" svg:x="0.1953in" svg:y="0.2134in" svg:viewBox="0 0 139 134" svg:d="M139 52c0-33-24-52-54-52-43 0-85 42-85 83 0 29 22 51 54 51 43 0 85-39 85-82zM54 126c-14 0-29-10-29-34 0-12 5-40 17-57 13-19 30-27 43-27 17 0 30 11 30 34 0 6-3 36-17 56-10 18-28 28-44 28z"><text:p/></draw:path><draw:path draw:style-name="gr1513" draw:text-style-name="P106" svg:width="0.0394in" svg:height="0.0736in" svg:x="0.2583in" svg:y="0.1917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1514" draw:text-style-name="P106" svg:width="0.1106in" svg:height="0.039in" svg:x="0.3984in" svg:y="0.1618in" svg:viewBox="0 0 282 100" svg:d="M268 17c6 0 14 0 14-9 0-8-8-8-14-8h-254c-6 0-14 0-14 8 0 9 8 9 14 9zM268 100c6 0 14 0 14-9 0-8-8-8-14-8h-254c-6 0-14 0-14 8 0 9 8 9 14 9z"><text:p/></draw:path><draw:path draw:style-name="gr1515" draw:text-style-name="P106" svg:width="0.0547in" svg:height="0.1106in" svg:x="0.5992in" svg:y="0in" svg:viewBox="0 0 140 282" svg:d="M88 11c0-10 0-11-10-11-26 28-65 28-78 28v13c8 0 34 0 55-12v219c0 16-1 21-39 21h-14v13c16-1 52-1 70-1 17 0 54 0 68 1v-13h-13c-38 0-39-5-39-21z"><text:p/></draw:path><draw:polygon draw:style-name="gr1516" draw:text-style-name="P106" svg:width="0.0831in" svg:height="0.0067in" svg:x="0.5846in" svg:y="0.1783in" svg:viewBox="0 0 212 18" draw:points="106,18 0,18 0,0 212,0 212,18"><text:p/></draw:polygon><draw:path draw:style-name="gr1517" draw:text-style-name="P106" svg:width="0.0661in" svg:height="0.1106in" svg:x="0.592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518" draw:text-style-name="P106" svg:width="0.0937in" svg:height="0.1173in" svg:x="0.6988in" svg:y="0.1098in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draw:path draw:style-name="gr1519" draw:text-style-name="P106" svg:width="0.0177in" svg:height="0.0177in" svg:x="0.8461in" svg:y="0.1728in" svg:viewBox="0 0 46 46" svg:d="M46 23c0-12-10-23-23-23-12 0-23 11-23 23 0 13 11 23 23 23 13 0 23-10 23-23z"><text:p/></draw:path><draw:path draw:style-name="gr1520" draw:text-style-name="P106" svg:width="0.0984in" svg:height="0.0752in" svg:x="0.9169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1521" draw:text-style-name="P106" svg:width="0.0516in" svg:height="0.0772in" svg:x="1.0319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222in" draw:z-index="52" draw:style-name="gr1"><svg:title>TexMaths</svg:title><svg:desc>12§display§E_\mathrm{spann} = \frac12\cdot D \cdot \Delta s^2§svg§600§FALSE§</svg:desc><draw:polygon draw:style-name="gr646" draw:text-style-name="P106" svg:width="1.4783in" svg:height="0.3331in" svg:x="0in" svg:y="0.0039in" svg:viewBox="0 0 3756 847" draw:points="1878,847 0,847 0,0 3756,0 3756,847"><text:p/></draw:polygon><draw:path draw:style-name="gr647" draw:text-style-name="P106" svg:width="0.1209in" svg:height="0.113in" svg:x="0.0063in" svg:y="0.1098in" svg:viewBox="0 0 308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648" draw:text-style-name="P106" svg:width="0.0421in" svg:height="0.0531in" svg:x="0.128in" svg:y="0.19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649" draw:text-style-name="P106" svg:width="0.0626in" svg:height="0.0736in" svg:x="0.1811in" svg:y="0.1965in" svg:viewBox="0 0 160 188" svg:d="M68 178c-19 0-22 0-22-12v-50c1 3 15 18 40 18 40 0 74-30 74-67s-32-67-69-67c-17 0-35 6-47 18v-18l-44 4v10c20 0 23 2 23 14v138c0 12-4 12-23 12v10c0 0 22-1 34-1 10 0 32 1 34 1zM46 32c9-15 26-22 42-22 25 0 44 26 44 57 0 34-23 59-48 59s-37-23-38-25z"><text:p/></draw:path><draw:path draw:style-name="gr650" draw:text-style-name="P106" svg:width="0.0583in" svg:height="0.0531in" svg:x="0.2551in" svg:y="0.1961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651" draw:text-style-name="P106" svg:width="0.0626in" svg:height="0.0516in" svg:x="0.3209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652" draw:text-style-name="P106" svg:width="0.0626in" svg:height="0.0516in" svg:x="0.3945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653" draw:text-style-name="P106" svg:width="0.1106in" svg:height="0.039in" svg:x="0.5248in" svg:y="0.1618in" svg:viewBox="0 0 282 100" svg:d="M268 17c6 0 14 0 14-9 0-8-8-8-14-8h-254c-6 0-14 0-14 8 0 9 8 9 14 9zM268 100c6 0 14 0 14-9 0-8-8-8-14-8h-254c-6 0-14 0-14 8 0 9 8 9 14 9z"><text:p/></draw:path><draw:path draw:style-name="gr654" draw:text-style-name="P106" svg:width="0.0547in" svg:height="0.1106in" svg:x="0.7256in" svg:y="0in" svg:viewBox="0 0 140 282" svg:d="M88 11c0-10 0-11-10-11-26 28-65 28-78 28v13c8 0 34 0 55-12v219c0 16-1 21-39 21h-14v13c16-1 52-1 70-1 17 0 54 0 68 1v-13h-13c-38 0-39-5-39-21z"><text:p/></draw:path><draw:polygon draw:style-name="gr655" draw:text-style-name="P106" svg:width="0.0831in" svg:height="0.0067in" svg:x="0.711in" svg:y="0.1783in" svg:viewBox="0 0 212 18" draw:points="106,18 0,18 0,0 212,0 212,18"><text:p/></draw:polygon><draw:path draw:style-name="gr656" draw:text-style-name="P106" svg:width="0.0661in" svg:height="0.1106in" svg:x="0.7193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57" draw:text-style-name="P106" svg:width="0.0177in" svg:height="0.0177in" svg:x="0.865in" svg:y="0.1728in" svg:viewBox="0 0 46 46" svg:d="M46 23c0-12-10-23-23-23-12 0-23 11-23 23 0 13 11 23 23 23 13 0 23-10 23-23z"><text:p/></draw:path><draw:path draw:style-name="gr658" draw:text-style-name="P106" svg:width="0.1272in" svg:height="0.1134in" svg:x="0.9406in" svg:y="0.1098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659" draw:text-style-name="P106" svg:width="0.0177in" svg:height="0.0177in" svg:x="1.1272in" svg:y="0.1728in" svg:viewBox="0 0 46 46" svg:d="M46 23c0-12-10-23-23-23-12 0-23 11-23 23 0 13 11 23 23 23 13 0 23-10 23-23z"><text:p/></draw:path><draw:path draw:style-name="gr660" draw:text-style-name="P106" svg:width="0.1224in" svg:height="0.1193in" svg:x="1.2039in" svg:y="0.1047in" svg:viewBox="0 0 312 304" svg:d="M167 7c-3-5-4-7-11-7s-8 2-11 7l-143 288c-2 4-2 4-2 5 0 4 2 4 10 4h294c6 0 8 0 8-4 0-1 0-1-1-5zM143 42l114 229h-228z"><text:p/></draw:path><draw:path draw:style-name="gr661" draw:text-style-name="P106" svg:width="0.061in" svg:height="0.0752in" svg:x="1.3429in" svg:y="0.149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662" draw:text-style-name="P106" svg:width="0.0516in" svg:height="0.0772in" svg:x="1.4193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1161in" draw:z-index="106" draw:style-name="gr1"><svg:title>TexMaths</svg:title><svg:desc>12§display§E_{mech}=E_{pot}+E_{kin}=\text{konstant}\§svg§600§FALSE§</svg:desc><draw:polygon draw:style-name="gr1305" draw:text-style-name="P106" svg:width="2.3665in" svg:height="0.163in" svg:x="0in" svg:y="0in" svg:viewBox="0 0 6012 415" draw:points="3006,415 0,415 0,0 6012,0 6012,415"><text:p/></draw:polygon><draw:path draw:style-name="gr1306" draw:text-style-name="P106" svg:width="0.1205in" svg:height="0.113in" svg:x="0.0063in" svg:y="0.002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1307" draw:text-style-name="P106" svg:width="0.1067in" svg:height="0.0524in" svg:x="0.128in" svg:y="0.089in" svg:viewBox="0 0 272 134" svg:d="M115 107c-2 6-5 16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s3-13 5-21c3-12 3-14 13-26 7-12 21-28 44-28 17 0 17 16 17 21 0 8-1 12-5 29z"><text:p/></draw:path><draw:path draw:style-name="gr1308" draw:text-style-name="P106" svg:width="0.0496in" svg:height="0.0524in" svg:x="0.248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309" draw:text-style-name="P106" svg:width="0.0508in" svg:height="0.0524in" svg:x="0.3102in" svg:y="0.089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1310" draw:text-style-name="P106" svg:width="0.0634in" svg:height="0.0819in" svg:x="0.3713in" svg:y="0.0598in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<text:p/></draw:path><draw:path draw:style-name="gr1311" draw:text-style-name="P106" svg:width="0.1106in" svg:height="0.039in" svg:x="0.5039in" svg:y="0.0543in" svg:viewBox="0 0 282 100" svg:d="M268 17c6 0 14 0 14-9 0-8-8-8-14-8h-254c-6 0-14 0-14 8 0 9 8 9 14 9zM268 100c6 0 14 0 14-9 0-8-8-8-14-8h-254c-6 0-14 0-14 8 0 9 8 9 14 9z"><text:p/></draw:path><draw:path draw:style-name="gr1312" draw:text-style-name="P106" svg:width="0.1205in" svg:height="0.113in" svg:x="0.6764in" svg:y="0.002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1313" draw:text-style-name="P106" svg:width="0.065in" svg:height="0.0736in" svg:x="0.7929in" svg:y="0.089in" svg:viewBox="0 0 166 188" svg:d="M23 167c-3 8-3 10-15 10-4 0-8 0-8 8 0 2 2 3 4 3 8 0 18-1 26-1 10 0 22 1 31 1 3 0 6-1 6-6s-5-5-8-5c-6 0-15 0-15-3 0-1 3-9 4-13 4-16 7-33 11-45 3 6 13 18 31 18 36 0 76-40 76-85 0-35-24-49-45-49-18 0-33 12-42 20-5-16-21-20-31-20-11 0-18 7-23 16-6 10-11 27-11 30s4 3 5 3c5 0 5-1 7-8 4-18 10-33 22-33 7 0 10 6 10 15 0 3-2 7-2 8zM79 36c17-23 31-28 41-28 12 0 22 9 22 29 0 12-6 42-15 60-8 15-23 29-37 29-22 0-26-23-26-26 0-2 0-4 0-5z"><text:p/></draw:path><draw:path draw:style-name="gr1314" draw:text-style-name="P106" svg:width="0.0543in" svg:height="0.0524in" svg:x="0.8685in" svg:y="0.089in" svg:viewBox="0 0 139 134" svg:d="M139 52c0-33-24-52-54-52-43 0-85 42-85 83 0 29 22 51 54 51 43 0 85-39 85-82zM54 126c-14 0-29-10-29-34 0-12 5-40 17-57 13-19 30-27 43-27 17 0 30 11 30 34 0 6-3 36-17 56-10 18-28 28-44 28z"><text:p/></draw:path><draw:path draw:style-name="gr1315" draw:text-style-name="P106" svg:width="0.0394in" svg:height="0.0736in" svg:x="0.9315in" svg:y="0.0673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1316" draw:text-style-name="P106" svg:width="0.1106in" svg:height="0.1106in" svg:x="1.0315in" svg:y="0.0185in" svg:viewBox="0 0 282 282" svg:d="M150 150h118c6 0 14 0 14-9s-8-9-14-9h-118v-118c0-6 0-14-8-14-10 0-10 8-10 14v118h-118c-6 0-14 0-14 9s8 9 14 9h118v117c0 6 0 15 10 15 8 0 8-9 8-15z"><text:p/></draw:path><draw:path draw:style-name="gr1317" draw:text-style-name="P106" svg:width="0.1205in" svg:height="0.113in" svg:x="1.1945in" svg:y="0.002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1318" draw:text-style-name="P106" svg:width="0.0571in" svg:height="0.0819in" svg:x="1.3197in" svg:y="0.0598in" svg:viewBox="0 0 146 209" svg:d="M71 8c0 0 1-3 1-4 0-2-1-4-5-4-6 0-30 2-38 2-3 2-6 2-6 8 0 4 3 4 7 4 14 0 14 2 14 4s0 5-1 7l-42 168c-1 5-1 6-1 6 0 5 4 10 10 10 8 0 12-6 14-12 0-2 13-54 14-58 22 2 39 8 39 24 0 1 0 4-1 6-2 5-2 6-2 10 0 20 18 30 33 30 29 0 37-45 37-46 0-4-4-4-5-4-3 0-5 2-6 8-3 13-12 33-26 33-7 0-10-7-10-15 0-5 0-5 1-14 0 0 2-6 2-8 0-26-35-31-48-32 8-5 20-15 25-19 14-15 30-28 47-28 3 0 7 0 9 4-13 1-15 12-15 16 0 6 4 11 12 11s16-7 16-19c0-10-7-20-22-20-17 0-33 12-48 25-12 12-22 21-35 26z"><text:p/></draw:path><draw:path draw:style-name="gr1319" draw:text-style-name="P106" svg:width="0.0354in" svg:height="0.0783in" svg:x="1.3894in" svg:y="0.0634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6 0 3 4 3 5 3 5 0 5-1 6-5 7-25 20-36 31-36 5 0 8 3 8 11 0 6-2 11-9 29z"><text:p/></draw:path><draw:path draw:style-name="gr1320" draw:text-style-name="P106" svg:width="0.0709in" svg:height="0.0524in" svg:x="1.4366in" svg:y="0.089in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321" draw:text-style-name="P106" svg:width="0.1106in" svg:height="0.039in" svg:x="1.5772in" svg:y="0.0543in" svg:viewBox="0 0 282 100" svg:d="M268 17c6 0 14 0 14-9 0-8-8-8-14-8h-254c-6 0-14 0-14 8 0 9 8 9 14 9zM268 100c6 0 14 0 14-9 0-8-8-8-14-8h-254c-6 0-14 0-14 8 0 9 8 9 14 9z"><text:p/></draw:path><draw:path draw:style-name="gr1322" draw:text-style-name="P106" svg:width="0.0803in" svg:height="0.1154in" svg:x="1.7476in" svg:y="0in" svg:viewBox="0 0 205 294" svg:d="M34 261c0 20-5 20-34 20v13c14 0 34-1 47-1 12 0 29 0 45 1v-13c-27 0-32 0-32-20v-43l26-24c34 46 52 70 52 77 0 8-7 10-16 10v13c12 0 38-1 46-1 12 0 25 0 37 1v-13c-15 0-25 0-42-23l-53-76c-1-1-3-3-3-5 0-1 31-26 35-30 26-21 44-22 54-22v-13c-14 1-18 1-30 1-16 0-42-1-48-1v13c8 0 13 4 13 10 0 9-6 14-10 16l-60 52v-203l-61 5v13c30 0 34 2 34 24z"><text:p/></draw:path><draw:path draw:style-name="gr1323" draw:text-style-name="P106" svg:width="0.0736in" svg:height="0.076in" svg:x="1.8307in" svg:y="0.0413in" svg:viewBox="0 0 188 194" svg:d="M188 100c0-56-43-100-93-100-54 0-95 47-95 100s44 94 94 94c51 0 94-41 94-94zM95 183c-19 0-37-8-49-27-11-19-11-44-11-60 0-17 0-40 11-59 10-19 31-27 48-27 19 0 37 9 48 27 10 18 10 42 10 59 0 16 0 38-8 56-10 19-29 31-49 31z"><text:p/></draw:path><draw:path draw:style-name="gr1324" draw:text-style-name="P106" svg:width="0.0839in" svg:height="0.0732in" svg:x="1.9142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325" draw:text-style-name="P106" svg:width="0.0543in" svg:height="0.076in" svg:x="2.0063in" svg:y="0.0413in" svg:viewBox="0 0 139 194" svg:d="M74 108c10 1 45 8 45 38 0 22-15 40-48 40-36 0-52-25-59-61-1-5-2-8-6-8-6 0-6 4-6 11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1326" draw:text-style-name="P106" svg:width="0.052in" svg:height="0.1039in" svg:x="2.0697in" svg:y="0.0134in" svg:viewBox="0 0 133 265" svg:d="M66 91h60v-13h-60v-78h-11c-1 35-13 80-55 82v9h36v116c0 53 40 58 55 58 30 0 42-30 42-58v-24h-11v24c0 32-12 47-28 47-28 0-28-38-28-45z"><text:p/></draw:path><draw:path draw:style-name="gr1327" draw:text-style-name="P106" svg:width="0.0752in" svg:height="0.076in" svg:x="2.1382in" svg:y="0.04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1328" draw:text-style-name="P106" svg:width="0.0839in" svg:height="0.0732in" svg:x="2.2197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329" draw:text-style-name="P106" svg:width="0.052in" svg:height="0.1039in" svg:x="2.3051in" svg:y="0.0134in" svg:viewBox="0 0 133 265" svg:d="M66 91h60v-13h-60v-78h-11c-1 35-13 80-55 82v9h36v116c0 53 40 58 55 58 30 0 42-30 42-58v-24h-11v24c0 32-12 47-28 47-28 0-28-38-28-45z"><text:p/></draw:path></draw:g><text:tab/><text:tab/><draw:g text:anchor-type="as-char" svg:y="-0.1146in" draw:z-index="50" draw:style-name="gr1"><svg:title>TexMaths</svg:title><svg:desc>12§display§E_{vorher} = E_{nachher} + W_{Reibung}§svg§600§FALSE§</svg:desc><draw:polygon draw:style-name="gr611" draw:text-style-name="P106" svg:width="2.2461in" svg:height="0.161in" svg:x="0in" svg:y="0in" svg:viewBox="0 0 5706 410" draw:points="2852,410 0,410 0,0 5706,0 5706,410"><text:p/></draw:polygon><draw:path draw:style-name="gr612" draw:text-style-name="P106" svg:width="0.1205in" svg:height="0.113in" svg:x="0.0063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613" draw:text-style-name="P106" svg:width="0.0567in" svg:height="0.0524in" svg:x="0.128in" svg:y="0.087in" svg:viewBox="0 0 145 134" svg:d="M145 24c0-24-14-24-15-24-8 0-16 8-16 16 0 4 2 7 5 9 5 4 11 12 11 24 0 13-20 77-54 77-26 0-26-22-26-26 0-14 6-30 17-58 3-6 5-11 5-16 0-15-13-26-29-26-30 0-43 41-43 46 0 3 4 3 5 3 5 0 5-1 6-5 7-24 19-36 31-36 5 0 7 4 7 11s-2 13-5 21c-13 32-15 45-15 56 0 29 23 38 45 38 50 0 71-86 71-110z"><text:p/></draw:path><draw:path draw:style-name="gr614" draw:text-style-name="P106" svg:width="0.0543in" svg:height="0.0524in" svg:x="0.2004in" svg:y="0.087in" svg:viewBox="0 0 139 134" svg:d="M139 52c0-33-24-52-54-52-43 0-85 42-85 83 0 29 22 51 54 51 43 0 85-39 85-82zM54 126c-14 0-29-10-29-34 0-12 5-40 17-57 13-19 30-27 43-27 17 0 30 11 30 34 0 6-3 36-17 56-10 18-28 28-44 28z"><text:p/></draw:path><draw:path draw:style-name="gr615" draw:text-style-name="P106" svg:width="0.0539in" svg:height="0.0524in" svg:x="0.2642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616" draw:text-style-name="P106" svg:width="0.0634in" svg:height="0.0819in" svg:x="0.3327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617" draw:text-style-name="P106" svg:width="0.0496in" svg:height="0.0524in" svg:x="0.4094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618" draw:text-style-name="P106" svg:width="0.0539in" svg:height="0.0524in" svg:x="0.4701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619" draw:text-style-name="P106" svg:width="0.1106in" svg:height="0.039in" svg:x="0.5933in" svg:y="0.0524in" svg:viewBox="0 0 282 100" svg:d="M268 17c6 0 14 0 14-9 0-8-8-8-14-8h-254c-6 0-14 0-14 8 0 9 8 9 14 9zM268 100c6 0 14 0 14-9 0-8-8-8-14-8h-254c-6 0-14 0-14 8 0 9 8 9 14 9z"><text:p/></draw:path><draw:path draw:style-name="gr620" draw:text-style-name="P106" svg:width="0.1205in" svg:height="0.113in" svg:x="0.7657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621" draw:text-style-name="P106" svg:width="0.0709in" svg:height="0.0524in" svg:x="0.8878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622" draw:text-style-name="P106" svg:width="0.0591in" svg:height="0.0524in" svg:x="0.9713in" svg:y="0.087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623" draw:text-style-name="P106" svg:width="0.0508in" svg:height="0.0524in" svg:x="1.0437in" svg:y="0.087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624" draw:text-style-name="P106" svg:width="0.0634in" svg:height="0.0819in" svg:x="1.1039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625" draw:text-style-name="P106" svg:width="0.0634in" svg:height="0.0819in" svg:x="1.1819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626" draw:text-style-name="P106" svg:width="0.0496in" svg:height="0.0524in" svg:x="1.2591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627" draw:text-style-name="P106" svg:width="0.0539in" svg:height="0.0524in" svg:x="1.3193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628" draw:text-style-name="P106" svg:width="0.1106in" svg:height="0.1106in" svg:x="1.4339in" svg:y="0.0165in" svg:viewBox="0 0 282 282" svg:d="M150 150h118c6 0 14 0 14-8 0-10-8-10-14-10h-118v-118c0-6 0-14-8-14-10 0-10 8-10 14v118h-118c-6 0-14 0-14 10 0 8 8 8 14 8h118v118c0 6 0 14 10 14 8 0 8-8 8-14z"><text:p/></draw:path><draw:path draw:style-name="gr629" draw:text-style-name="P106" svg:width="0.165in" svg:height="0.1173in" svg:x="1.5996in" svg:y="0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630" draw:text-style-name="P106" svg:width="0.0902in" svg:height="0.0819in" svg:x="1.7555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631" draw:text-style-name="P106" svg:width="0.0496in" svg:height="0.0524in" svg:x="1.8555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632" draw:text-style-name="P106" svg:width="0.0354in" svg:height="0.0783in" svg:x="1.9161in" svg:y="0.06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633" draw:text-style-name="P106" svg:width="0.0472in" svg:height="0.0819in" svg:x="1.9657in" svg:y="0.0575in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634" draw:text-style-name="P106" svg:width="0.0677in" svg:height="0.0524in" svg:x="2.022in" svg:y="0.087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635" draw:text-style-name="P106" svg:width="0.0709in" svg:height="0.0524in" svg:x="2.1004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636" draw:text-style-name="P106" svg:width="0.0571in" svg:height="0.0752in" svg:x="2.1815in" svg:y="0.087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/draw:g></text:h>
      <text:h text:style-name="Heading_20_3" text:outline-level="3">Arbeit</text:h>
      <text:p text:style-name="P43"><text:span text:style-name="T2"><draw:g text:anchor-type="as-char" svg:y="-0.1654in" draw:z-index="101" draw:style-name="gr1"><svg:title>TexMaths</svg:title><svg:desc>12§display§W = \vec F \cdot \vec s \cdot \cos{\alpha}§svg§600§FALSE§</svg:desc><draw:polygon draw:style-name="gr1263" draw:text-style-name="P106" svg:width="1.2055in" svg:height="0.161in" svg:x="0in" svg:y="0in" svg:viewBox="0 0 3063 410" draw:points="1531,410 0,410 0,0 3063,0 3063,410"><text:p/></draw:polygon><draw:path draw:style-name="gr1264" draw:text-style-name="P106" svg:width="0.165in" svg:height="0.1173in" svg:x="0.0091in" svg:y="0.047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8 1 11 7 11 5 0 6-2 9-9l125-217 16 215c1 9 2 11 7 11s7-5 10-8z"><text:p/></draw:path><draw:path draw:style-name="gr1265" draw:text-style-name="P106" svg:width="0.1106in" svg:height="0.039in" svg:x="0.235in" svg:y="0.1in" svg:viewBox="0 0 282 100" svg:d="M268 17c6 0 14 0 14-9 0-8-8-8-14-8h-254c-6 0-14 0-14 8 0 9 8 9 14 9zM268 100c6 0 14 0 14-9 0-8-8-8-14-8h-254c-6 0-14 0-14 8 0 9 8 9 14 9z"><text:p/></draw:path><draw:path draw:style-name="gr1266" draw:text-style-name="P106" svg:width="0.0736in" svg:height="0.0331in" svg:x="0.4559in" svg:y="0in" svg:viewBox="0 0 188 85" svg:d="M151 50c-6 6-20 19-20 26 0 5 3 9 8 9 4 0 6-3 9-6 4-6 14-18 33-27 3-3 7-4 7-10 0-4-3-6-6-8-9-6-14-15-18-24 0-4-2-10-8-10s-8 6-8 8c0 3 3 17 10 26h-144c-7 0-14 0-14 8s7 8 14 8z"><text:p/></draw:path><draw:path draw:style-name="gr1267" draw:text-style-name="P106" svg:width="0.1181in" svg:height="0.113in" svg:x="0.4075in" svg:y="0.048in" svg:viewBox="0 0 301 288" svg:d="M113 150h41c31 0 34 7 34 19 0 4 0 9-2 21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4 5 4 6 4 13 0 44-1 56-1 15 0 50 1 63 1 5 0 9 0 9-8 0-4-2-4-2-5-1 0-2 0-12 0s-12 0-22-1c-13-1-14-2-14-8 0 0 0-4 2-10z"><text:p/></draw:path><draw:path draw:style-name="gr1268" draw:text-style-name="P106" svg:width="0.0177in" svg:height="0.0177in" svg:x="0.5823in" svg:y="0.1098in" svg:viewBox="0 0 46 46" svg:d="M46 23c0-12-10-23-23-23-12 0-23 11-23 23 0 13 11 23 23 23 13 0 23-10 23-23z"><text:p/></draw:path><draw:path draw:style-name="gr1269" draw:text-style-name="P106" svg:width="0.0736in" svg:height="0.0331in" svg:x="0.6748in" svg:y="0.0421in" svg:viewBox="0 0 188 85" svg:d="M151 50c-6 6-20 19-20 26 0 5 3 9 8 9 4 0 6-3 9-6 4-6 14-18 33-27 3-3 7-4 7-10 0-4-3-6-6-8-9-6-14-15-18-24 0-4-2-10-8-10s-8 6-8 8c0 3 3 17 10 26h-144c-7 0-14 0-14 8s7 8 14 8z"><text:p/></draw:path><draw:path draw:style-name="gr1270" draw:text-style-name="P106" svg:width="0.061in" svg:height="0.0752in" svg:x="0.6594in" svg:y="0.0878in" svg:viewBox="0 0 156 192" svg:d="M144 29c-12 0-20 9-20 19 0 6 3 12 13 12 9 0 19-7 19-24 0-18-18-36-50-36-57 0-72 43-72 63 0 32 32 39 44 42 22 3 44 8 44 32 0 11-9 46-61 46-6 0-38 0-48-22 16 1 27-11 27-23 0-9-8-14-16-14-11 0-24 8-24 27 0 24 24 41 61 41 69 0 85-51 85-69 0-16-8-27-13-32-12-12-24-14-43-18-14-3-31-6-31-25 0-13 9-38 47-38 10 0 32 2 38 19z"><text:p/></draw:path><draw:path draw:style-name="gr1271" draw:text-style-name="P106" svg:width="0.0177in" svg:height="0.0177in" svg:x="0.7799in" svg:y="0.1098in" svg:viewBox="0 0 46 46" svg:d="M46 23c0-12-10-23-23-23-12 0-23 11-23 23 0 13 11 23 23 23 13 0 23-10 23-23z"><text:p/></draw:path><draw:path draw:style-name="gr1272" draw:text-style-name="P106" svg:width="0.0634in" svg:height="0.0764in" svg:x="0.8543in" svg:y="0.0862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1273" draw:text-style-name="P106" svg:width="0.0736in" svg:height="0.0764in" svg:x="0.9272in" svg:y="0.0862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1274" draw:text-style-name="P106" svg:width="0.0543in" svg:height="0.0764in" svg:x="1.0106in" svg:y="0.0862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1275" draw:text-style-name="P106" svg:width="0.0933in" svg:height="0.0752in" svg:x="1.1051in" svg:y="0.087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/draw:g></text:span><text:span text:style-name="T2"> <text:s/><text:tab/></text:span><text:span text:style-name="T2"><draw:g text:anchor-type="as-char" svg:y="-0.2362in" draw:z-index="102" draw:style-name="gr1"><svg:title>TexMaths</svg:title><svg:desc>12§display§W=\int_{s_1}^{s_2}\vec F(s)\mathrm d\vec s = \Delta E§svg§600§FALSE§</svg:desc><draw:polygon draw:style-name="gr1276" draw:text-style-name="P106" svg:width="1.7295in" svg:height="0.4028in" svg:x="0in" svg:y="0.0016in" svg:viewBox="0 0 4394 1024" draw:points="2197,1024 0,1024 0,0 4394,0 4394,1024"><text:p/></draw:polygon><draw:path draw:style-name="gr1277" draw:text-style-name="P106" svg:width="0.165in" svg:height="0.1173in" svg:x="0.0091in" svg:y="0.1228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1278" draw:text-style-name="P106" svg:width="0.1106in" svg:height="0.039in" svg:x="0.2354in" svg:y="0.1752in" svg:viewBox="0 0 282 100" svg:d="M268 17c6 0 14 0 14-9 0-8-8-8-14-8h-254c-6 0-14 0-14 8 0 9 8 9 14 9zM268 100c6 0 14 0 14-9 0-8-8-8-14-8h-254c-6 0-14 0-14 8 0 9 8 9 14 9z"><text:p/></draw:path><draw:path draw:style-name="gr1279" draw:text-style-name="P106" svg:width="0.1476in" svg:height="0.3689in" svg:x="0.4106in" svg:y="0.0102in" svg:viewBox="0 0 376 938" svg:d="M20 919c14-1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1280" draw:text-style-name="P106" svg:width="0.0465in" svg:height="0.0524in" svg:x="0.5752in" svg:y="0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1281" draw:text-style-name="P106" svg:width="0.0417in" svg:height="0.0555in" svg:x="0.6374in" svg:y="0.013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ath draw:style-name="gr1282" draw:text-style-name="P106" svg:width="0.0465in" svg:height="0.0524in" svg:x="0.5016in" svg:y="0.3362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1283" draw:text-style-name="P106" svg:width="0.0343in" svg:height="0.0555in" svg:x="0.5677in" svg:y="0.3488in" svg:viewBox="0 0 88 142" svg:d="M54 6c0-6 0-6-7-6-16 13-39 13-43 13h-4v10h4c4 0 19 0 31-6v107c0 6 0 8-23 8h-11v10c12-2 31-2 43-2 14 0 32 0 44 2v-10h-11c-23 0-23-2-23-8z"><text:p/></draw:path><draw:path draw:style-name="gr1284" draw:text-style-name="P106" svg:width="0.0736in" svg:height="0.0331in" svg:x="0.7854in" svg:y="0.0756in" svg:viewBox="0 0 188 85" svg:d="M151 50c-6 6-20 18-20 26 0 4 3 9 8 9 4 0 6-3 9-6 4-6 14-18 33-27 3-3 7-4 7-10 0-4-3-6-6-8-9-6-14-15-18-24 0-4-2-10-8-10s-8 6-8 8c0 3 3 17 10 26h-144c-7 0-14 0-14 8s7 8 14 8z"><text:p/></draw:path><draw:path draw:style-name="gr1285" draw:text-style-name="P106" svg:width="0.1181in" svg:height="0.113in" svg:x="0.737in" svg:y="0.123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1286" draw:text-style-name="P106" svg:width="0.039in" svg:height="0.1657in" svg:x="0.8768in" svg:y="0.1122in" svg:viewBox="0 0 100 422" svg:d="M100 419c0-2 0-3-9-10-53-53-66-133-66-198 0-73 16-146 69-199 6-6 6-6 6-7 0-4-3-5-5-5-5 0-43 29-69 83-21 47-26 93-26 128 0 34 5 84 28 132 26 53 62 79 67 79 2 0 5-1 5-3z"><text:p/></draw:path><draw:path draw:style-name="gr1287" draw:text-style-name="P106" svg:width="0.061in" svg:height="0.0752in" svg:x="0.9339in" svg:y="0.1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1288" draw:text-style-name="P106" svg:width="0.039in" svg:height="0.1657in" svg:x="1.0122in" svg:y="0.1122in" svg:viewBox="0 0 100 422" svg:d="M100 211c0-32-5-84-29-132-25-51-63-79-66-79-4 0-5 1-5 5 0 1 0 1 8 9 42 42 66 110 66 197 0 73-15 148-68 200-6 5-6 6-6 8s1 3 5 3c3 0 42-29 67-81 22-47 28-94 28-130z"><text:p/></draw:path><draw:path draw:style-name="gr1289" draw:text-style-name="P106" svg:width="0.0819in" svg:height="0.1173in" svg:x="1.0732in" svg:y="0.1217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1290" draw:text-style-name="P106" svg:width="0.0736in" svg:height="0.0331in" svg:x="1.1839in" svg:y="0.1177in" svg:viewBox="0 0 188 85" svg:d="M151 50c-6 6-20 18-20 26 0 4 3 9 8 9 4 0 6-3 9-6 4-6 14-18 33-27 3-3 7-4 7-10 0-4-3-6-6-8-9-6-14-15-18-24 0-4-2-10-8-10s-8 6-8 8c0 3 3 17 10 26h-144c-7 0-14 0-14 8s7 8 14 8z"><text:p/></draw:path><draw:path draw:style-name="gr1291" draw:text-style-name="P106" svg:width="0.061in" svg:height="0.0752in" svg:x="1.1681in" svg:y="0.1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1292" draw:text-style-name="P106" svg:width="0.1106in" svg:height="0.039in" svg:x="1.2929in" svg:y="0.1752in" svg:viewBox="0 0 282 100" svg:d="M268 17c6 0 14 0 14-9 0-8-8-8-14-8h-254c-6 0-14 0-14 8 0 9 8 9 14 9zM268 100c6 0 14 0 14-9 0-8-8-8-14-8h-254c-6 0-14 0-14 8 0 9 8 9 14 9z"><text:p/></draw:path><draw:path draw:style-name="gr1293" draw:text-style-name="P106" svg:width="0.1224in" svg:height="0.1189in" svg:x="1.4669in" svg:y="0.1177in" svg:viewBox="0 0 312 303" svg:d="M167 7c-3-5-4-7-11-7s-8 2-11 7l-143 288c-2 4-2 4-2 5 0 3 2 3 10 3h294c6 0 8 0 8-3 0-1 0-1-1-5zM143 42l114 229h-228z"><text:p/></draw:path><draw:path draw:style-name="gr1294" draw:text-style-name="P106" svg:width="0.1205in" svg:height="0.113in" svg:x="1.6039in" svg:y="0.123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/draw:g></text:span><text:span text:style-name="T2"> <text:tab/></text:span><text:span text:style-name="T2"><draw:g text:anchor-type="as-char" svg:y="-0.1146in" draw:z-index="98" draw:style-name="gr1"><svg:title>TexMaths</svg:title><svg:desc>12§display§W_{Beschl.}=m \cdot a \cdot s§svg§600§FALSE§</svg:desc><draw:polygon draw:style-name="gr1227" draw:text-style-name="P106" svg:width="1.3882in" svg:height="0.1382in" svg:x="0in" svg:y="0in" svg:viewBox="0 0 3527 352" draw:points="1764,352 0,352 0,0 3527,0 3527,352"><text:p/></draw:polygon><draw:path draw:style-name="gr1228" draw:text-style-name="P106" svg:width="0.165in" svg:height="0.1169in" svg:x="0.0091in" svg:y="0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7 1 11 7 11 5 0 6-2 9-10l125-215 16 214c1 9 2 11 7 11s7-5 10-8z"><text:p/></draw:path><draw:path draw:style-name="gr1229" draw:text-style-name="P106" svg:width="0.089in" svg:height="0.0791in" svg:x="0.1654in" svg:y="0.0591in" svg:viewBox="0 0 227 202" svg:d="M35 179c-3 10-4 12-27 12-4 0-8 0-8 6 0 5 4 5 8 5h116c50 0 88-33 88-63 0-22-19-40-51-42 36-7 66-30 66-55 0-23-23-42-61-42h-108c-6 0-10 0-10 6 0 5 4 5 10 5 0 0 6 0 10 0 8 1 8 1 8 5 0 0 0 2-2 6zM83 93l18-73c2-8 2-9 14-9h46c30 0 37 19 37 31 0 24-28 51-67 51zM68 191c-9 0-9 0-9-2 0-1 0-2 1-7l20-80h63c29 0 39 18 39 34 0 30-30 55-66 55z"><text:p/></draw:path><draw:path draw:style-name="gr1230" draw:text-style-name="P106" svg:width="0.0496in" svg:height="0.0524in" svg:x="0.2705in" svg:y="0.0866in" svg:viewBox="0 0 127 134" svg:d="M47 63c8 0 32-1 48-6 21-8 26-22 26-31 0-16-17-26-37-26-36 0-84 28-84 78 0 30 19 56 54 56 50 0 73-30 73-34 0-2-2-4-5-4-1 0-2 0-4 2-23 28-58 28-64 28-18 0-30-12-30-36 0-5 0-10 4-27zM30 55c13-43 46-47 54-47 13 0 24 6 24 18 0 29-50 29-62 29z"><text:p/></draw:path><draw:path draw:style-name="gr1231" draw:text-style-name="P106" svg:width="0.0465in" svg:height="0.0524in" svg:x="0.3339in" svg:y="0.0866in" svg:viewBox="0 0 119 134" svg:d="M107 19c-7 3-12 9-12 14 0 8 6 10 9 10 4 0 15-2 15-17 0-20-22-26-40-26-47 0-55 35-55 43 0 11 7 18 11 22 8 6 13 7 33 10 6 2 26 5 26 21 0 4-3 15-16 24-12 6-26 6-30 6-12 0-29-3-36-12 11-2 17-10 17-18 0-7-5-11-12-11-9 0-17 7-17 20 0 18 19 29 48 29 55 0 65-37 65-49 0-28-30-32-41-35-2-1-11-2-12-2-11-3-17-9-17-15 0-7 6-15 12-19 9-6 19-6 24-6 6 0 22 2 28 11z"><text:p/></draw:path><draw:path draw:style-name="gr1232" draw:text-style-name="P106" svg:width="0.0508in" svg:height="0.0524in" svg:x="0.3957in" svg:y="0.0866in" svg:viewBox="0 0 130 134" svg:d="M112 17c-11 2-15 11-15 16 0 9 6 11 11 11 7 0 18-3 18-18 0-20-24-26-40-26-44 0-86 41-86 83 0 25 18 51 55 51 51 0 75-30 75-34 0-2-4-4-6-4s-3 0-5 2c-23 28-58 28-64 28-20 0-30-15-30-34 0-8 4-41 19-61 11-14 27-23 42-23 4 0 18 0 26 9z"><text:p/></draw:path><draw:path draw:style-name="gr1233" draw:text-style-name="P106" svg:width="0.0634in" svg:height="0.0815in" svg:x="0.4563in" svg:y="0.0575in" svg:viewBox="0 0 162 208" svg:d="M71 8c0 0 1-3 1-4 0-2-1-4-5-4-6 0-31 2-38 2-3 2-6 2-6 8 0 4 3 4 7 4 14 0 14 2 14 4s0 5-1 7l-42 168c-1 4-1 6-1 6 0 4 4 9 10 9 3 0 9-1 13-7 0-2 3-13 5-19l7-26c0-5 3-16 3-21 4-11 4-11 10-20 10-14 24-31 48-31 16 0 17 13 17 20 0 18-12 50-17 64-4 7-5 10-5 15 0 16 13 25 28 25 30 0 43-40 43-45 0-4-4-4-5-4-3 0-5 3-6 5-6 24-19 36-31 36-6 0-7-4-7-10 0-7 1-11 7-24 4-9 16-40 16-57 0-5 0-18-11-26-6-4-15-8-28-8-23 0-38 12-49 24z"><text:p/></draw:path><draw:path draw:style-name="gr1234" draw:text-style-name="P106" svg:width="0.026in" svg:height="0.0815in" svg:x="0.5327in" svg:y="0.0575in" svg:viewBox="0 0 67 208" svg:d="M66 8c0 0 1-3 1-4 0-2-1-4-5-4-6 0-31 2-38 2-2 2-6 2-6 8 0 4 4 4 7 4 15 0 15 2 15 4s0 5-2 7l-37 146c-1 2-1 6-1 10 0 19 17 27 31 27 7 0 17-2 24-15 7-11 11-29 11-30 0-4-4-4-5-4-3 0-5 3-6 7-3 15-9 34-23 34-7 0-9-7-9-15 0-3 1-8 1-12z"><text:p/></draw:path><draw:path draw:style-name="gr1235" draw:text-style-name="P106" svg:width="0.0134in" svg:height="0.0134in" svg:x="0.5811in" svg:y="0.1252in" svg:viewBox="0 0 35 35" svg:d="M35 18c0-11-9-18-17-18-11 0-18 8-18 18 0 11 10 17 18 17 10 0 17-9 17-17z"><text:p/></draw:path><draw:path draw:style-name="gr1236" draw:text-style-name="P106" svg:width="0.1106in" svg:height="0.0386in" svg:x="0.6713in" svg:y="0.0524in" svg:viewBox="0 0 282 99" svg:d="M268 17c6 0 14 0 14-9 0-8-8-8-14-8h-254c-6 0-14 0-14 8 0 9 8 9 14 9zM268 99c6 0 14 0 14-8s-8-8-14-8h-254c-6 0-14 0-14 8s8 8 14 8z"><text:p/></draw:path><draw:path draw:style-name="gr1237" draw:text-style-name="P106" svg:width="0.1362in" svg:height="0.0748in" svg:x="0.8421in" svg:y="0.0402in" svg:viewBox="0 0 347 191" svg:d="M25 162c-1 7-3 16-3 19 0 7 6 10 12 10 4 0 12-3 15-12 0 0 5-20 9-31l8-38c2-8 6-18 7-27 3-8 6-21 6-22 6-13 29-51 69-51 19 0 22 15 22 29 0 10-2 22-6 35l-12 49-8 33c-1 8-5 22-5 25 0 7 6 10 12 10 13 0 16-10 19-24 6-23 22-84 26-101 1-6 24-56 69-56 18 0 23 14 23 29 0 24-18 72-26 95-4 10-5 14-5 23 0 20 14 34 35 34 39 0 55-61 55-64 0-5-4-5-5-5-5 0-5 1-7 8-6 22-19 52-43 52-8 0-10-4-10-13 0-11 4-22 7-30 9-23 27-70 27-94 0-27-17-45-50-45-31 0-52 19-68 41-1-5-2-19-14-30-10-9-24-11-35-11-37 0-59 28-66 37-1-24-19-37-39-37-19 0-27 17-31 24-7 15-13 39-13 41 0 4 5 4 5 4 5 0 5 0 7-9 7-30 16-50 31-50 7 0 13 3 13 19 0 8-1 13-7 36z"><text:p/></draw:path><draw:path draw:style-name="gr1238" draw:text-style-name="P106" svg:width="0.0177in" svg:height="0.0173in" svg:x="1.0339in" svg:y="0.0634in" svg:viewBox="0 0 46 45" svg:d="M46 23c0-12-10-23-23-23-12 0-23 11-23 23 0 13 11 22 23 22 13 0 23-9 23-22z"><text:p/></draw:path><draw:path draw:style-name="gr1239" draw:text-style-name="P106" svg:width="0.076in" svg:height="0.0748in" svg:x="1.1094in" svg:y="0.0402in" svg:viewBox="0 0 194 191" svg:d="M142 28c-9-16-21-28-40-28-49 0-102 62-102 124 0 40 23 67 56 67 9 0 30-1 56-31 3 18 18 31 38 31 16 0 25-9 31-22 7-16 13-42 13-42 0-5-3-5-4-5-5 0-5 2-6 8-8 28-16 52-33 52-12 0-13-11-13-19 0-10 1-12 6-31 5-18 5-22 10-39l14-58c4-12 4-13 4-15 0-7-5-12-12-12-11 0-17 10-18 20zM114 136c-2 9-2 9-8 16-20 24-36 30-48 30-22 0-28-23-28-40 0-20 13-73 24-92 13-25 31-40 49-40 28 0 34 34 34 37 0 2-1 4-3 7z"><text:p/></draw:path><draw:path draw:style-name="gr1240" draw:text-style-name="P106" svg:width="0.0177in" svg:height="0.0173in" svg:x="1.2417in" svg:y="0.0634in" svg:viewBox="0 0 46 45" svg:d="M46 23c0-12-10-23-23-23-12 0-23 11-23 23 0 13 11 22 23 22 13 0 23-9 23-22z"><text:p/></draw:path><draw:path draw:style-name="gr1241" draw:text-style-name="P106" svg:width="0.061in" svg:height="0.0748in" svg:x="1.3193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/text:span><text:span text:style-name="T2"> <text:s/><text:tab/></text:span><text:span text:style-name="T2"><draw:g text:anchor-type="as-char" svg:y="-0.1165in" draw:z-index="99" draw:style-name="gr1"><svg:title>TexMaths</svg:title><svg:desc>12§display§W_{Reib}=\mu\cdot m\cdot g\cdot s\cdot \cos\alpha§svg§600§FALSE§</svg:desc><draw:polygon draw:style-name="gr1242" draw:text-style-name="P106" svg:width="1.9004in" svg:height="0.1469in" svg:x="0in" svg:y="0in" svg:viewBox="0 0 4828 374" draw:points="2414,374 0,374 0,0 4828,0 4828,374"><text:p/></draw:polygon><draw:path draw:style-name="gr1243" draw:text-style-name="P106" svg:width="0.165in" svg:height="0.1177in" svg:x="0.0091in" svg:y="0in" svg:viewBox="0 0 420 300" svg:d="M365 49c11-19 20-33 47-36 3 0 8 0 8-8 0-3-1-5-5-5-11 0-23 1-32 1-15 0-30-1-45-1-2 0-8 0-8 8 0 5 4 5 7 5 10 0 24 4 24 17 0 5-1 7-5 13l-114 202-15-211c-1-10-1-21 29-21 7 0 12 0 12-8 0-5-5-5-8-5-16 0-33 1-51 1-10 0-34-1-45-1-2 0-7 0-7 8 0 5 4 5 10 5 19 0 21 3 23 11l2 33-107 188-17-216c0-6 0-16 33-16 5 0 9 0 9-8 0-5-6-5-6-5-16 0-34 1-52 1-15 0-30-1-45-1-1 0-7 0-7 8 0 5 4 5 11 5 20 0 21 4 21 16l20 260c1 8 1 11 7 11 5 0 6-2 9-9l125-217 16 215c1 9 2 11 7 11s7-5 10-8z"><text:p/></draw:path><draw:path draw:style-name="gr1244" draw:text-style-name="P106" svg:width="0.0902in" svg:height="0.0823in" svg:x="0.165in" svg:y="0.0591in" svg:viewBox="0 0 230 210" svg:d="M102 20c1-8 2-8 8-9h20c27 0 62 0 62 30 0 13-6 31-20 42-12 10-30 15-51 15h-38zM155 102c36-8 67-30 67-56s-30-46-73-46h-91c-6 0-10 0-10 6 0 5 4 5 10 5 0 0 6 0 10 0 8 1 8 1 8 5 0 0 0 2-2 6l-39 159c-3 9-3 12-27 12-4 0-8 0-8 6 0 4 2 5 5 5 6 0 12-1 18-1s14 0 20 0 12 0 18 0c7 0 15 1 21 1 1 0 6 0 6-6 0-5-3-5-10-5-5 0-6 0-11 0-7-1-7-3-7-5 0 0 0-2 1-7l19-75h40c26 0 37 12 37 27 0 3-2 14-5 20-3 15-4 19-4 24 0 23 21 33 44 33 28 0 38-29 38-35 0 0 0-4-4-4s-5 3-5 5c-5 13-16 25-28 25-8 0-13-3-13-19 0-7 1-23 2-31 2-8 2-11 2-14s0-13-9-22c-6-7-13-10-20-13z"><text:p/></draw:path><draw:path draw:style-name="gr1245" draw:text-style-name="P106" svg:width="0.0496in" svg:height="0.0528in" svg:x="0.265in" svg:y="0.087in" svg:viewBox="0 0 127 135" svg:d="M47 64c8 0 32-1 48-6 21-9 26-23 26-31 0-17-17-27-37-27-36 0-84 28-84 78 0 30 19 57 54 57 50 0 73-30 73-34 0-2-2-5-5-5-1 0-2 0-4 3-23 28-58 28-64 28-18 0-30-12-30-37 0-4 0-9 4-26zM30 55c13-43 46-47 54-47 13 0 24 6 24 19 0 28-50 28-62 28z"><text:p/></draw:path><draw:path draw:style-name="gr1246" draw:text-style-name="P106" svg:width="0.0354in" svg:height="0.0787in" svg:x="0.326in" svg:y="0.0614in" svg:viewBox="0 0 91 201" svg:d="M83 11c0-5-4-11-12-11-9 0-17 7-17 17 0 5 4 11 12 11s17-9 17-17zM22 163c-2 3-3 7-3 13 0 13 12 25 29 25 30 0 43-42 43-45 0-5-5-5-5-5-4 0-4 2-6 6-7 23-20 36-32 36-6 0-7-5-7-11 0-7 2-12 5-19 3-9 6-16 9-24s13-34 15-38c1-3 2-7 2-9 0-15-12-26-29-26-30 0-43 41-43 46 0 4 4 4 5 4 5 0 5-1 6-5 7-25 20-36 31-36 5 0 8 2 8 11 0 6-2 10-9 29z"><text:p/></draw:path><draw:path draw:style-name="gr1247" draw:text-style-name="P106" svg:width="0.0472in" svg:height="0.0823in" svg:x="0.3752in" svg:y="0.0579in" svg:viewBox="0 0 121 210" svg:d="M59 8c0 0 1-3 1-4 0-2-1-4-5-4-6 0-30 2-38 2-3 2-6 2-6 8 0 4 3 4 7 4 14 0 14 2 14 4s-2 15-4 22l-6 26c-4 11-20 76-21 80-1 7-1 11-1 14 0 30 19 50 44 50 38 0 77-40 77-85 0-35-24-49-45-49-16 0-28 8-38 16zM44 201c-14 0-22-12-22-30 0-11 2-22 10-54 2-6 2-7 8-13 10-14 25-20 36-20 10 0 21 9 21 29 0 12-7 43-15 59-8 15-23 29-38 29z"><text:p/></draw:path><draw:path draw:style-name="gr1248" draw:text-style-name="P106" svg:width="0.1106in" svg:height="0.039in" svg:x="0.4894in" svg:y="0.0524in" svg:viewBox="0 0 282 100" svg:d="M268 17c6 0 14 0 14-9 0-8-8-8-14-8h-254c-6 0-14 0-14 8 0 9 8 9 14 9zM268 100c6 0 14 0 14-8 0-9-8-9-14-9h-254c-6 0-14 0-14 9 0 8 8 8 14 8z"><text:p/></draw:path><draw:path draw:style-name="gr1249" draw:text-style-name="P106" svg:width="0.0898in" svg:height="0.1098in" svg:x="0.6602in" svg:y="0.0402in" svg:viewBox="0 0 229 280" svg:d="M85 39c3-9 6-26 6-27 0-7-5-12-12-12-1 0-13 0-17 16l-61 246c-1 4-1 6-1 7 0 6 5 11 12 11 8 0 14-8 14-9 3-3 8-26 24-91 14 10 33 13 41 13 30 0 46-19 57-31 3 19 19 31 38 31 14 0 24-10 31-24 7-15 12-41 12-41 0-5-3-5-5-5-3 0-4 1-6 7-7 28-14 53-32 53-11 0-12-11-12-19 0-10 5-29 8-45l12-45c2-6 5-23 8-29 2-10 6-26 6-29 0-8-6-11-12-11-3 0-14 0-17 14l-21 80c-4 22-9 40-10 43 0 3-21 41-56 41-20 0-31-14-31-37 0-12 4-24 6-36z"><text:p/></draw:path><draw:path draw:style-name="gr1250" draw:text-style-name="P106" svg:width="0.0177in" svg:height="0.0177in" svg:x="0.8067in" svg:y="0.0634in" svg:viewBox="0 0 46 46" svg:d="M46 23c0-12-10-23-23-23-12 0-23 11-23 23 0 13 11 23 23 23 13 0 23-10 23-23z"><text:p/></draw:path><draw:path draw:style-name="gr1251" draw:text-style-name="P106" svg:width="0.1362in" svg:height="0.0756in" svg:x="0.8799in" svg:y="0.0402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1252" draw:text-style-name="P106" svg:width="0.0177in" svg:height="0.0177in" svg:x="1.0724in" svg:y="0.0634in" svg:viewBox="0 0 46 46" svg:d="M46 23c0-12-10-23-23-23-12 0-23 11-23 23 0 13 11 23 23 23 13 0 23-10 23-23z"><text:p/></draw:path><draw:path draw:style-name="gr1253" draw:text-style-name="P106" svg:width="0.076in" svg:height="0.1079in" svg:x="1.1437in" svg:y="0.0402in" svg:viewBox="0 0 194 275" svg:d="M193 28c1-3 1-5 1-8 0-7-4-12-12-12-3 0-15 4-16 19-9-16-23-27-40-27-49 0-101 59-101 121 0 42 25 67 57 67 24 0 44-20 49-24-10 37-15 55-15 57-1 3-15 45-61 45-7 0-21-1-33-4 13-4 18-15 18-22s-5-16-17-16c-10 0-23 9-23 26 0 16 16 25 56 25 53 0 84-33 90-58zM138 134c-2 11-12 22-22 30-8 7-21 14-33 14-22 0-28-21-28-38 0-21 12-71 23-93 12-20 30-37 48-37 28 0 34 33 34 36 0 2 0 5-2 6z"><text:p/></draw:path><draw:path draw:style-name="gr1254" draw:text-style-name="P106" svg:width="0.0177in" svg:height="0.0177in" svg:x="1.2776in" svg:y="0.0634in" svg:viewBox="0 0 46 46" svg:d="M46 23c0-12-10-23-23-23-12 0-23 11-23 23 0 13 11 23 23 23 13 0 23-10 23-23z"><text:p/></draw:path><draw:path draw:style-name="gr1255" draw:text-style-name="P106" svg:width="0.061in" svg:height="0.0756in" svg:x="1.3547in" svg:y="0.0402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1256" draw:text-style-name="P106" svg:width="0.0177in" svg:height="0.0177in" svg:x="1.4752in" svg:y="0.0634in" svg:viewBox="0 0 46 46" svg:d="M46 23c0-12-10-23-23-23-12 0-23 11-23 23 0 13 11 23 23 23 13 0 23-10 23-23z"><text:p/></draw:path><draw:path draw:style-name="gr1257" draw:text-style-name="P106" svg:width="0.0634in" svg:height="0.0764in" svg:x="1.5496in" svg:y="0.0398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1258" draw:text-style-name="P106" svg:width="0.0736in" svg:height="0.0764in" svg:x="1.622in" svg:y="0.0398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1259" draw:text-style-name="P106" svg:width="0.0543in" svg:height="0.0764in" svg:x="1.7063in" svg:y="0.0398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1260" draw:text-style-name="P106" svg:width="0.0933in" svg:height="0.0756in" svg:x="1.8008in" svg:y="0.0402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span></text:p>
      <text:h text:style-name="P93" text:outline-level="3">Leistung <text:tab/><draw:g text:anchor-type="as-char" svg:y="-0.2299in" draw:z-index="55" draw:style-name="gr1"><svg:title>TexMaths</svg:title><svg:desc>12§display§P = \frac{dW}{dt} = \dot{W}§svg§600§FALSE§</svg:desc><draw:polygon draw:style-name="gr671" draw:text-style-name="P106" svg:width="1.0583in" svg:height="0.3413in" svg:x="0in" svg:y="0in" svg:viewBox="0 0 2689 868" draw:points="1345,868 0,868 0,0 2689,0 2689,868"><text:p/></draw:polygon><draw:path draw:style-name="gr672" draw:text-style-name="P106" svg:width="0.1185in" svg:height="0.1134in" svg:x="0.0067in" svg:y="0.1142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ath draw:style-name="gr673" draw:text-style-name="P106" svg:width="0.1106in" svg:height="0.0386in" svg:x="0.185in" svg:y="0.1665in" svg:viewBox="0 0 282 99" svg:d="M268 17c6 0 14 0 14-9 0-8-8-8-14-8h-254c-6 0-14 0-14 8 0 9 8 9 14 9zM268 99c6 0 14 0 14-8s-8-8-14-8h-254c-6 0-14 0-14 8s8 8 14 8z"><text:p/></draw:path><draw:path draw:style-name="gr674" draw:text-style-name="P106" svg:width="0.0791in" svg:height="0.1169in" svg:x="0.377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2-25 31-41 49-41 28 0 33 35 33 37 0 3 0 5-2 8z"><text:p/></draw:path><draw:path draw:style-name="gr675" draw:text-style-name="P106" svg:width="0.165in" svg:height="0.1169in" svg:x="0.4661in" svg:y="0.00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olygon draw:style-name="gr676" draw:text-style-name="P106" svg:width="0.2665in" svg:height="0.0067in" svg:x="0.3709in" svg:y="0.1827in" svg:viewBox="0 0 678 18" draw:points="338,18 0,18 0,0 678,0 678,18"><text:p/></draw:polygon><draw:path draw:style-name="gr677" draw:text-style-name="P106" svg:width="0.0791in" svg:height="0.1169in" svg:x="0.4374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678" draw:text-style-name="P106" svg:width="0.0512in" svg:height="0.1059in" svg:x="0.5213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679" draw:text-style-name="P106" svg:width="0.1106in" svg:height="0.0386in" svg:x="0.7126in" svg:y="0.1665in" svg:viewBox="0 0 282 99" svg:d="M268 17c6 0 14 0 14-9 0-8-8-8-14-8h-254c-6 0-14 0-14 8 0 9 8 9 14 9zM268 99c6 0 14 0 14-8s-8-8-14-8h-254c-6 0-14 0-14 8s8 8 14 8z"><text:p/></draw:path><draw:path draw:style-name="gr680" draw:text-style-name="P106" svg:width="0.0181in" svg:height="0.0177in" svg:x="0.9594in" svg:y="0.0748in" svg:viewBox="0 0 47 46" svg:d="M47 23c0-12-11-23-24-23-15 0-23 12-23 23 0 12 10 23 23 23 14 0 24-12 24-23z"><text:p/></draw:path><draw:path draw:style-name="gr681" draw:text-style-name="P106" svg:width="0.165in" svg:height="0.1169in" svg:x="0.8878in" svg:y="0.114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/draw:g> <text:tab/><draw:g text:anchor-type="as-char" svg:y="-0.2299in" draw:z-index="30" draw:style-name="gr1"><svg:title>TexMaths</svg:title><svg:desc>12§display§P_\mathrm{rot} = \frac{dW_\mathrm{rot}}{dt} = \frac{M \cdot d\varphi}{dt} = M(t) \cdot \omega (t)§svg§600§FALSE§</svg:desc><draw:polygon draw:style-name="gr344" draw:text-style-name="P106" svg:width="2.7307in" svg:height="0.3413in" svg:x="0in" svg:y="0in" svg:viewBox="0 0 6937 868" draw:points="3469,868 0,868 0,0 6937,0 6937,868"><text:p/></draw:polygon><draw:path draw:style-name="gr345" draw:text-style-name="P106" svg:width="0.1185in" svg:height="0.1134in" svg:x="0.0067in" svg:y="0.1142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ath draw:style-name="gr346" draw:text-style-name="P106" svg:width="0.0417in" svg:height="0.0516in" svg:x="0.1126in" svg:y="0.2012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47" draw:text-style-name="P106" svg:width="0.0571in" svg:height="0.0528in" svg:x="0.163in" svg:y="0.2008in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48" draw:text-style-name="P106" svg:width="0.0402in" svg:height="0.0728in" svg:x="0.2283in" svg:y="0.1807in" svg:viewBox="0 0 103 186" svg:d="M52 65h46v-10h-46v-55h-11c0 26-12 56-41 58v7h28v80c0 34 25 41 42 41 20 0 33-17 33-41v-17h-9v17c0 20-10 31-22 31-20 0-20-25-20-30z"><text:p/></draw:path><draw:path draw:style-name="gr349" draw:text-style-name="P106" svg:width="0.1106in" svg:height="0.0386in" svg:x="0.3402in" svg:y="0.1665in" svg:viewBox="0 0 282 99" svg:d="M268 17c6 0 14 0 14-9 0-8-8-8-14-8h-254c-6 0-14 0-14 8 0 9 8 9 14 9zM268 99c6 0 14 0 14-8s-8-8-14-8h-254c-6 0-14 0-14 8s8 8 14 8z"><text:p/></draw:path><draw:path draw:style-name="gr350" draw:text-style-name="P106" svg:width="0.0791in" svg:height="0.1169in" svg:x="0.5327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51" draw:text-style-name="P106" svg:width="0.165in" svg:height="0.1169in" svg:x="0.6217in" svg:y="0.00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ath draw:style-name="gr352" draw:text-style-name="P106" svg:width="0.0417in" svg:height="0.0516in" svg:x="0.7752in" svg:y="0.0886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53" draw:text-style-name="P106" svg:width="0.0571in" svg:height="0.0528in" svg:x="0.8256in" svg:y="0.0882in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54" draw:text-style-name="P106" svg:width="0.0402in" svg:height="0.0728in" svg:x="0.8909in" svg:y="0.0685in" svg:viewBox="0 0 103 186" svg:d="M52 65h46v-10h-46v-55h-11c0 26-12 56-41 58v7h28v80c0 34 25 41 42 41 20 0 33-17 33-41v-17h-9v17c0 20-10 31-22 31-20 0-20-25-20-30z"><text:p/></draw:path><draw:polygon draw:style-name="gr355" draw:text-style-name="P106" svg:width="0.4213in" svg:height="0.0067in" svg:x="0.5264in" svg:y="0.1827in" svg:viewBox="0 0 1071 18" draw:points="536,18 0,18 0,0 1071,0 1071,18"><text:p/></draw:polygon><draw:path draw:style-name="gr356" draw:text-style-name="P106" svg:width="0.0791in" svg:height="0.1169in" svg:x="0.6705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57" draw:text-style-name="P106" svg:width="0.0512in" svg:height="0.1059in" svg:x="0.7539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58" draw:text-style-name="P106" svg:width="0.1106in" svg:height="0.0386in" svg:x="1.0228in" svg:y="0.1665in" svg:viewBox="0 0 282 99" svg:d="M268 17c6 0 14 0 14-9 0-8-8-8-14-8h-254c-6 0-14 0-14 8 0 9 8 9 14 9zM268 99c6 0 14 0 14-8s-8-8-14-8h-254c-6 0-14 0-14 8s8 8 14 8z"><text:p/></draw:path><draw:path draw:style-name="gr359" draw:text-style-name="P106" svg:width="0.1665in" svg:height="0.1134in" svg:x="1.2157in" svg:y="0.002in" svg:viewBox="0 0 424 289" svg:d="M374 32c4-15 4-19 36-19 10 0 14 0 14-8 0-5-4-5-11-5h-57c-10 0-10 0-16 8l-154 241-34-239c-1-10-2-10-13-10h-57c-9 0-14 0-14 8 0 5 5 5 14 5 4 0 13 0 18 1 6 0 9 2 9 6 0 3-1 4-2 9l-54 216c-4 16-11 29-46 31-1 0-7 0-7 8 0 4 2 5 6 5 13 0 29-1 42-1 14 0 30 1 43 1 3 0 9 0 9-9 0-4-5-4-9-4-24 0-27-9-27-18 0-4 0-6 1-11l57-230 38 262c0 5 1 10 6 10 4 0 7-5 9-7l171-269-60 243c-5 16-5 20-39 20-7 0-12 0-12 8 0 5 5 5 6 5 12 0 41-1 53-1 17 0 36 1 53 1 2 0 8 0 8-9 0-4-3-4-12-4-15 0-27 0-27-8 0-2 0-2 2-10z"><text:p/></draw:path><draw:path draw:style-name="gr360" draw:text-style-name="P106" svg:width="0.0177in" svg:height="0.0177in" svg:x="1.4394in" svg:y="0.0654in" svg:viewBox="0 0 46 46" svg:d="M46 23c0-12-10-23-23-23-12 0-23 11-23 23 0 13 11 23 23 23 13 0 23-10 23-23z"><text:p/></draw:path><draw:path draw:style-name="gr361" draw:text-style-name="P106" svg:width="0.0791in" svg:height="0.1169in" svg:x="1.514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62" draw:text-style-name="P106" svg:width="0.0945in" svg:height="0.1094in" svg:x="1.6028in" svg:y="0.0421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olygon draw:style-name="gr363" draw:text-style-name="P106" svg:width="0.4941in" svg:height="0.0067in" svg:x="1.2087in" svg:y="0.1827in" svg:viewBox="0 0 1256 18" draw:points="628,18 0,18 0,0 1256,0 1256,18"><text:p/></draw:polygon><draw:path draw:style-name="gr364" draw:text-style-name="P106" svg:width="0.0791in" svg:height="0.1169in" svg:x="1.3894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65" draw:text-style-name="P106" svg:width="0.0512in" svg:height="0.1059in" svg:x="1.4728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66" draw:text-style-name="P106" svg:width="0.1106in" svg:height="0.0386in" svg:x="1.778in" svg:y="0.1665in" svg:viewBox="0 0 282 99" svg:d="M268 17c6 0 14 0 14-9 0-8-8-8-14-8h-254c-6 0-14 0-14 8 0 9 8 9 14 9zM268 99c6 0 14 0 14-8s-8-8-14-8h-254c-6 0-14 0-14 8s8 8 14 8z"><text:p/></draw:path><draw:path draw:style-name="gr367" draw:text-style-name="P106" svg:width="0.1665in" svg:height="0.1134in" svg:x="1.9508in" svg:y="0.1142in" svg:viewBox="0 0 424 289" svg:d="M374 32c4-15 4-19 36-19 10 0 14 0 14-8 0-5-4-5-11-5h-57c-10 0-10 0-16 8l-154 241-34-239c-1-10-2-10-13-10h-57c-9 0-14 0-14 8 0 5 5 5 14 5 4 0 13 0 18 1 6 0 9 2 9 6 0 3-1 4-2 9l-54 216c-4 16-11 29-46 31-1 0-7 0-7 8 0 4 2 5 6 5 13 0 29-1 42-1 14 0 30 1 43 1 3 0 9 0 9-9 0-4-5-4-9-4-24 0-27-9-27-18 0-4 0-6 1-11l57-230 38 262c0 5 1 10 6 10 4 0 7-5 9-7l171-269-60 243c-5 16-5 20-39 20-7 0-12 0-12 8 0 5 5 5 6 5 12 0 41-1 53-1 17 0 36 1 53 1 2 0 8 0 8-9 0-4-3-4-12-4-15 0-27 0-27-8 0-2 0-2 2-10z"><text:p/></draw:path><draw:path draw:style-name="gr368" draw:text-style-name="P106" svg:width="0.039in" svg:height="0.1657in" svg:x="2.1398in" svg:y="0.1028in" svg:viewBox="0 0 100 422" svg:d="M100 418c0-1 0-2-9-9-53-53-66-133-66-198 0-73 16-146 69-199 6-6 6-6 6-7 0-4-3-5-5-5-5 0-43 29-69 83-21 46-26 93-26 128 0 34 5 84 28 132 26 53 62 79 67 79 2 0 5-1 5-4z"><text:p/></draw:path><draw:path draw:style-name="gr369" draw:text-style-name="P106" svg:width="0.0512in" svg:height="0.1059in" svg:x="2.1917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70" draw:text-style-name="P106" svg:width="0.039in" svg:height="0.1657in" svg:x="2.2575in" svg:y="0.1028in" svg:viewBox="0 0 100 422" svg:d="M100 211c0-32-5-84-29-132-25-51-63-79-66-79-4 0-5 1-5 5 0 1 0 1 8 9 42 42 66 109 66 197 0 73-15 147-68 200-6 5-6 6-6 7 0 3 1 4 5 4 3 0 42-29 67-82 22-46 28-93 28-129z"><text:p/></draw:path><draw:path draw:style-name="gr371" draw:text-style-name="P106" svg:width="0.0177in" svg:height="0.0177in" svg:x="2.3638in" svg:y="0.1772in" svg:viewBox="0 0 46 46" svg:d="M46 23c0-12-10-23-23-23-12 0-23 11-23 23 0 13 11 23 23 23 13 0 23-10 23-23z"><text:p/></draw:path><draw:path draw:style-name="gr372" draw:text-style-name="P106" svg:width="0.0984in" svg:height="0.0752in" svg:x="2.4343in" svg:y="0.1539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73" draw:text-style-name="P106" svg:width="0.039in" svg:height="0.1657in" svg:x="2.5579in" svg:y="0.1028in" svg:viewBox="0 0 100 422" svg:d="M100 418c0-1 0-2-9-9-53-53-66-133-66-198 0-73 16-146 69-199 6-6 6-6 6-7 0-4-3-5-5-5-5 0-43 29-69 83-21 46-26 93-26 128 0 34 5 84 28 132 26 53 62 79 67 79 2 0 5-1 5-4z"><text:p/></draw:path><draw:path draw:style-name="gr374" draw:text-style-name="P106" svg:width="0.0512in" svg:height="0.1059in" svg:x="2.6098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75" draw:text-style-name="P106" svg:width="0.039in" svg:height="0.1657in" svg:x="2.6756in" svg:y="0.1028in" svg:viewBox="0 0 100 422" svg:d="M100 211c0-32-5-84-29-132-25-51-63-79-66-79-4 0-5 1-5 5 0 1 0 1 8 9 42 42 66 109 66 197 0 73-15 147-68 200-6 5-6 6-6 7 0 3 1 4 5 4 3 0 42-29 67-82 22-46 28-93 28-129z"><text:p/></draw:path></draw:g></text:h>
      <text:h text:style-name="P92" text:outline-level="3">Schiefer Wurf</text:h>
      <text:p text:style-name="P56"><text:s/><draw:g text:anchor-type="as-char" svg:y="-0.1228in" draw:z-index="74" draw:style-name="gr1"><svg:title>TexMaths</svg:title><svg:desc>12§display§\text{falls }\theta = 90 ^{\circ} \Rightarrow v_x = 0 \qquad  \Rightarrow \cos{\theta} = 0 , \sin{\theta} = 1§svg§600§FALSE§</svg:desc><draw:polygon draw:style-name="gr809" draw:text-style-name="P106" svg:width="3.5398in" svg:height="0.1555in" svg:x="0in" svg:y="0in" svg:viewBox="0 0 8992 396" draw:points="4497,396 0,396 0,0 8992,0 8992,396"><text:p/></draw:polygon><draw:path draw:style-name="gr810" draw:text-style-name="P106" svg:width="0.0539in" svg:height="0.1177in" svg:x="0.0055in" svg:y="0.0055in" svg:viewBox="0 0 138 300" svg:d="M60 117v-50c0-37 20-57 40-57 1 0 7 0 14 2-6 2-13 7-13 18 0 10 7 18 18 18 13 0 19-8 19-18 0-16-16-30-38-30-30 0-66 23-66 67v50h-34v13h34v137c0 19-5 19-34 19v14c17-2 37-2 49-2 17 0 37 0 54 2v-14h-9c-32 0-33-4-33-20v-136h49v-13z"><text:p/></draw:path><draw:path draw:style-name="gr811" draw:text-style-name="P106" svg:width="0.0752in" svg:height="0.0764in" svg:x="0.0575in" svg:y="0.0484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812" draw:text-style-name="P106" svg:width="0.037in" svg:height="0.1157in" svg:x="0.1394in" svg:y="0.0075in" svg:viewBox="0 0 95 295" svg:d="M61 0l-61 5v13c30 0 34 2 34 24v220c0 20-5 20-34 20v13c14 0 37-1 48-1 10 0 31 1 47 1v-13c-29 0-34 0-34-20z"><text:p/></draw:path><draw:path draw:style-name="gr813" draw:text-style-name="P106" svg:width="0.037in" svg:height="0.1157in" svg:x="0.185in" svg:y="0.0075in" svg:viewBox="0 0 95 295" svg:d="M61 0l-61 5v13c30 0 34 2 34 24v220c0 20-5 20-34 20v13c14 0 37-1 48-1 10 0 31 1 47 1v-13c-29 0-34 0-34-20z"><text:p/></draw:path><draw:path draw:style-name="gr814" draw:text-style-name="P106" svg:width="0.0543in" svg:height="0.0764in" svg:x="0.2315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815" draw:text-style-name="P106" svg:width="0.0685in" svg:height="0.1193in" svg:x="0.3539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816" draw:text-style-name="P106" svg:width="0.1106in" svg:height="0.039in" svg:x="0.4846in" svg:y="0.0618in" svg:viewBox="0 0 282 100" svg:d="M268 17c6 0 14 0 14-9 0-8-8-8-14-8h-254c-6 0-14 0-14 8 0 9 8 9 14 9zM268 100c6 0 14 0 14-9 0-8-8-8-14-8h-254c-6 0-14 0-14 8 0 9 8 9 14 9z"><text:p/></draw:path><draw:path draw:style-name="gr817" draw:text-style-name="P106" svg:width="0.0689in" svg:height="0.1146in" svg:x="0.6579in" svg:y="0.0122in" svg:viewBox="0 0 176 292" svg:d="M138 148v13c0 100-44 119-68 119-8 0-30-1-42-15 19 0 21-12 21-20 0-13-9-19-19-19-7 0-19 4-19 21 0 27 23 45 59 45 55 0 106-57 106-149 0-114-49-143-86-143-24 0-44 7-62 26-18 20-28 38-28 69 0 54 37 95 85 95 25 0 43-18 53-42zM85 180c-7 0-26 0-39-26-8-16-8-37-8-58 0-23 0-43 9-59 12-21 27-26 43-26 19 0 34 14 41 34 5 13 6 39 6 58 0 37-15 77-52 77z"><text:p/></draw:path><draw:path draw:style-name="gr818" draw:text-style-name="P106" svg:width="0.0701in" svg:height="0.1146in" svg:x="0.7406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819" draw:text-style-name="P106" svg:width="0.05in" svg:height="0.0504in" svg:x="0.826in" svg:y="0in" svg:viewBox="0 0 128 129" svg:d="M128 64c0-36-28-64-64-64-35 0-64 29-64 64 0 36 29 65 64 65 36 0 64-30 64-65zM64 113c-28 0-50-23-50-49 0-28 23-50 50-50 28 0 50 23 50 50s-23 49-50 49z"><text:p/></draw:path><draw:path draw:style-name="gr820" draw:text-style-name="P106" svg:width="0.1476in" svg:height="0.0913in" svg:x="0.9488in" svg:y="0.0354in" svg:viewBox="0 0 376 233" svg:d="M284 84c17 16 39 27 53 33-15 7-36 18-53 32h-268c-8 0-16 0-16 9 0 8 7 8 14 8h251c-20 20-43 58-43 63 0 4 6 4 8 4 4 0 6 0 9-3 8-16 20-39 48-63 29-26 57-37 79-44 7-3 8-3 8-4 2 0 2-1 2-2s0-1 0-3l-2-1c-1 0-1 0-9-4-58-16-100-55-124-101-5-8-5-8-11-8-2 0-8 0-8 5s22 42 43 62h-251c-7 0-14 0-14 9 0 8 8 8 16 8z"><text:p/></draw:path><draw:path draw:style-name="gr821" draw:text-style-name="P106" svg:width="0.0728in" svg:height="0.0756in" svg:x="1.1563in" svg:y="0.0492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6 37 53 57 53 71 0 95-141 95-163z"><text:p/></draw:path><draw:path draw:style-name="gr822" draw:text-style-name="P106" svg:width="0.0626in" svg:height="0.0528in" svg:x="1.2374in" svg:y="0.0965in" svg:viewBox="0 0 160 135" svg:d="M60 100c-4 11-13 26-28 26-1 0-10 0-16-3 12-5 13-16 13-17 0-7-5-11-12-11-9 0-17 7-17 18 0 15 17 22 31 22 13 0 27-9 34-22 7 16 23 22 35 22 34 0 52-38 52-46 0-4-3-4-4-4-5 0-5 2-6 5-6 21-24 36-41 36-12 0-18-8-18-19 0-8 7-35 15-68 6-23 20-31 29-31 1 0 11 0 17 4-10 4-13 12-13 17 0 7 5 11 12 11 6 0 17-5 17-18 0-17-20-22-32-22-15 0-26 10-33 22-5-14-19-22-36-22-33 0-52 37-52 46 0 3 4 3 5 3 4 0 4-1 6-4 7-23 25-37 41-37 9 0 17 5 17 20 0 6-4 21-6 31z"><text:p/></draw:path><draw:path draw:style-name="gr823" draw:text-style-name="P106" svg:width="0.1106in" svg:height="0.039in" svg:x="1.3713in" svg:y="0.0618in" svg:viewBox="0 0 282 100" svg:d="M268 17c6 0 14 0 14-9 0-8-8-8-14-8h-254c-6 0-14 0-14 8 0 9 8 9 14 9zM268 100c6 0 14 0 14-9 0-8-8-8-14-8h-254c-6 0-14 0-14 8 0 9 8 9 14 9z"><text:p/></draw:path><draw:path draw:style-name="gr824" draw:text-style-name="P106" svg:width="0.0701in" svg:height="0.1146in" svg:x="1.5437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825" draw:text-style-name="P106" svg:width="0.1476in" svg:height="0.0913in" svg:x="2.0075in" svg:y="0.0354in" svg:viewBox="0 0 376 233" svg:d="M284 84c17 16 39 27 53 33-15 7-36 18-53 32h-268c-8 0-16 0-16 9 0 8 7 8 14 8h251c-20 20-43 58-43 63 0 4 6 4 8 4 4 0 6 0 9-3 8-16 20-39 48-63 29-26 57-37 79-44 7-3 8-3 8-4 2 0 2-1 2-2s0-1 0-3l-2-1c-1 0-1 0-9-4-58-16-100-55-124-101-5-8-5-8-11-8-2 0-8 0-8 5s22 42 43 62h-251c-7 0-14 0-14 9 0 8 8 8 16 8z"><text:p/></draw:path><draw:path draw:style-name="gr826" draw:text-style-name="P106" svg:width="0.0634in" svg:height="0.0764in" svg:x="2.2165in" svg:y="0.0484in" svg:viewBox="0 0 162 195" svg:d="M35 97c0-68 35-86 57-86 4 0 32 0 46 15-17 2-20 15-20 20 0 11 8 19 20 19 11 0 19-7 19-19 0-29-32-46-65-46-52 0-92 46-92 99 0 54 42 96 91 96 58 0 71-51 71-55s-5-4-6-4c-4 0-5 1-5 4-13 39-41 44-56 44-22 0-60-18-60-87z"><text:p/></draw:path><draw:path draw:style-name="gr827" draw:text-style-name="P106" svg:width="0.0736in" svg:height="0.0764in" svg:x="2.289in" svg:y="0.0484in" svg:viewBox="0 0 188 195" svg:d="M188 100c0-55-43-100-93-100-54 0-95 47-95 100 0 54 44 95 94 95 51 0 94-41 94-95zM95 184c-19 0-37-8-49-28-11-19-11-44-11-60 0-17 0-39 11-59 10-19 31-27 48-27 19 0 37 9 48 27 10 18 10 42 10 59 0 16 0 39-8 57-10 19-29 31-49 31z"><text:p/></draw:path><draw:path draw:style-name="gr828" draw:text-style-name="P106" svg:width="0.0543in" svg:height="0.0764in" svg:x="2.3728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829" draw:text-style-name="P106" svg:width="0.0685in" svg:height="0.1193in" svg:x="2.4673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830" draw:text-style-name="P106" svg:width="0.1106in" svg:height="0.039in" svg:x="2.5988in" svg:y="0.0618in" svg:viewBox="0 0 282 100" svg:d="M268 17c6 0 14 0 14-9 0-8-8-8-14-8h-254c-6 0-14 0-14 8 0 9 8 9 14 9zM268 100c6 0 14 0 14-9 0-8-8-8-14-8h-254c-6 0-14 0-14 8 0 9 8 9 14 9z"><text:p/></draw:path><draw:path draw:style-name="gr831" draw:text-style-name="P106" svg:width="0.0701in" svg:height="0.1146in" svg:x="2.7713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832" draw:text-style-name="P106" svg:width="0.0193in" svg:height="0.05in" svg:x="2.8618in" svg:y="0.1051in" svg:viewBox="0 0 50 128" svg:d="M50 45c0-28-10-45-27-45-15 0-23 11-23 23 0 11 8 23 23 23 5 0 11-3 15-6 2-1 2-1 2-1 1 0 1 0 1 6 0 32-15 57-29 72-5 3-5 5-5 6 0 3 3 5 4 5 5 0 39-33 39-83z"><text:p/></draw:path><draw:path draw:style-name="gr833" draw:text-style-name="P106" svg:width="0.0543in" svg:height="0.0764in" svg:x="2.9272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834" draw:text-style-name="P106" svg:width="0.0354in" svg:height="0.1114in" svg:x="2.9921in" svg:y="0.0114in" svg:viewBox="0 0 91 284" svg:d="M61 96l-60 5v13c29 0 33 3 33 23v114c0 20-5 20-34 20v13c13 0 37-1 47-1 15 0 30 1 44 1v-13c-27 0-30-3-30-18zM64 23c0-15-11-23-23-23-13 0-23 12-23 23s10 22 23 22c12 0 23-9 23-22z"><text:p/></draw:path><draw:path draw:style-name="gr835" draw:text-style-name="P106" svg:width="0.0839in" svg:height="0.0736in" svg:x="3.0382in" svg:y="0.0492in" svg:viewBox="0 0 214 188" svg:d="M34 42v113c0 19-5 19-34 19v14c14 0 36-2 48-2 11 0 34 2 48 2v-14c-29 0-34 0-34-19v-78c0-43 30-67 58-67 26 0 31 22 31 47v98c0 19-5 19-33 19v14c15 0 37-2 48-2 10 0 33 2 48 2v-14c-23 0-33 0-34-12v-81c0-36 0-50-13-65-6-8-19-16-45-16-31 0-50 18-62 45v-45l-60 5v13c30 0 34 2 34 24z"><text:p/></draw:path><draw:path draw:style-name="gr836" draw:text-style-name="P106" svg:width="0.0685in" svg:height="0.1193in" svg:x="3.1598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837" draw:text-style-name="P106" svg:width="0.1106in" svg:height="0.039in" svg:x="3.2909in" svg:y="0.0618in" svg:viewBox="0 0 282 100" svg:d="M268 17c6 0 14 0 14-9 0-8-8-8-14-8h-254c-6 0-14 0-14 8 0 9 8 9 14 9zM268 100c6 0 14 0 14-9 0-8-8-8-14-8h-254c-6 0-14 0-14 8 0 9 8 9 14 9z"><text:p/></draw:path><draw:path draw:style-name="gr838" draw:text-style-name="P106" svg:width="0.0547in" svg:height="0.111in" svg:x="3.4717in" svg:y="0.0122in" svg:viewBox="0 0 140 283" svg:d="M88 11c0-10 0-11-10-11-26 28-65 28-78 28v13c8 0 34 0 55-12v220c0 16-1 21-39 21h-14v13c16-1 52-1 70-1 17 0 54 0 68 1v-13h-13c-38 0-39-5-39-21z"><text:p/></draw:path></draw:g></text:p>
      <text:p text:style-name="P13"><draw:g text:anchor-type="as-char" svg:y="-0.2417in" draw:z-index="97" draw:style-name="gr1"><svg:title>TexMaths</svg:title><svg:desc>12§display§\vec{v_0} = \begin{pmatrix} V_{0x} \\ V_{0y} \end{pmatrix} = \begin{pmatrix} V_0 \cdot \cos{\theta} \\ V_0 \cdot \sin{\theta} \end{pmatrix}§svg§600§FALSE§</svg:desc><draw:polygon draw:style-name="gr1197" draw:text-style-name="P106" svg:width="1.9575in" svg:height="0.3988in" svg:x="0in" svg:y="0in" svg:viewBox="0 0 4973 1014" draw:points="2487,1014 0,1014 0,0 4973,0 4973,1014"><text:p/></draw:polygon><draw:path draw:style-name="gr1198" draw:text-style-name="P106" svg:width="0.0736in" svg:height="0.0331in" svg:x="0.0535in" svg:y="0.122in" svg:viewBox="0 0 188 85" svg:d="M151 50c-6 6-20 18-20 26 0 4 3 9 8 9 4 0 6-3 9-6 4-6 14-18 33-27 3-3 7-4 7-10 0-4-3-6-6-8-9-6-14-15-18-24 0-4-2-10-8-10s-8 6-8 8c0 3 3 17 10 26h-144c-7 0-14 0-14 8s7 8 14 8z"><text:p/></draw:path><draw:path draw:style-name="gr1199" draw:text-style-name="P106" svg:width="0.0728in" svg:height="0.0752in" svg:x="0.0047in" svg:y="0.1673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200" draw:text-style-name="P106" svg:width="0.0539in" svg:height="0.0795in" svg:x="0.0866in" svg:y="0.188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201" draw:text-style-name="P106" svg:width="0.1106in" svg:height="0.039in" svg:x="0.2102in" svg:y="0.1803in" svg:viewBox="0 0 282 100" svg:d="M268 17c6 0 14 0 14-9 0-8-8-8-14-8h-254c-6 0-14 0-14 8 0 9 8 9 14 9zM268 100c6 0 14 0 14-9 0-8-8-8-14-8h-254c-6 0-14 0-14 8 0 9 8 9 14 9z"><text:p/></draw:path><draw:path draw:style-name="gr1202" draw:text-style-name="P106" svg:width="0.0819in" svg:height="0.3984in" svg:x="0.411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1203" draw:text-style-name="P106" svg:width="0.1185in" svg:height="0.1173in" svg:x="0.5079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1204" draw:text-style-name="P106" svg:width="0.0539in" svg:height="0.0795in" svg:x="0.6016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205" draw:text-style-name="P106" svg:width="0.0626in" svg:height="0.0524in" svg:x="0.6673in" svg:y="0.1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1206" draw:text-style-name="P106" svg:width="0.1185in" svg:height="0.1173in" svg:x="0.5098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1207" draw:text-style-name="P106" svg:width="0.0539in" svg:height="0.0795in" svg:x="0.6035in" svg:y="0.286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208" draw:text-style-name="P106" svg:width="0.0594in" svg:height="0.0752in" svg:x="0.6689in" svg:y="0.3126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1209" draw:text-style-name="P106" svg:width="0.0819in" svg:height="0.3984in" svg:x="0.7512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draw:path draw:style-name="gr1210" draw:text-style-name="P106" svg:width="0.1106in" svg:height="0.039in" svg:x="0.9228in" svg:y="0.1803in" svg:viewBox="0 0 282 100" svg:d="M268 17c6 0 14 0 14-9 0-8-8-8-14-8h-254c-6 0-14 0-14 8 0 9 8 9 14 9zM268 100c6 0 14 0 14-9 0-8-8-8-14-8h-254c-6 0-14 0-14 8 0 9 8 9 14 9z"><text:p/></draw:path><draw:path draw:style-name="gr1211" draw:text-style-name="P106" svg:width="0.0819in" svg:height="0.3984in" svg:x="1.1236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1212" draw:text-style-name="P106" svg:width="0.1185in" svg:height="0.1173in" svg:x="1.2205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1213" draw:text-style-name="P106" svg:width="0.0539in" svg:height="0.0795in" svg:x="1.3138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214" draw:text-style-name="P106" svg:width="0.0177in" svg:height="0.0177in" svg:x="1.4335in" svg:y="0.0894in" svg:viewBox="0 0 46 46" svg:d="M46 23c0-12-10-23-23-23-12 0-23 11-23 23 0 13 11 23 23 23 13 0 23-10 23-23z"><text:p/></draw:path><draw:path draw:style-name="gr1215" draw:text-style-name="P106" svg:width="0.0634in" svg:height="0.076in" svg:x="1.5083in" svg:y="0.065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1216" draw:text-style-name="P106" svg:width="0.0736in" svg:height="0.076in" svg:x="1.5807in" svg:y="0.065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1217" draw:text-style-name="P106" svg:width="0.0543in" svg:height="0.076in" svg:x="1.6646in" svg:y="0.065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1218" draw:text-style-name="P106" svg:width="0.0685in" svg:height="0.1193in" svg:x="1.7594in" svg:y="0.022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1219" draw:text-style-name="P106" svg:width="0.1185in" svg:height="0.1173in" svg:x="1.2299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1220" draw:text-style-name="P106" svg:width="0.0539in" svg:height="0.0795in" svg:x="1.3232in" svg:y="0.286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221" draw:text-style-name="P106" svg:width="0.0177in" svg:height="0.0177in" svg:x="1.4429in" svg:y="0.2882in" svg:viewBox="0 0 46 46" svg:d="M46 23c0-12-10-23-23-23-12 0-23 11-23 23 0 13 11 23 23 23 13 0 23-10 23-23z"><text:p/></draw:path><draw:path draw:style-name="gr1222" draw:text-style-name="P106" svg:width="0.0543in" svg:height="0.076in" svg:x="1.5169in" svg:y="0.2646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1223" draw:text-style-name="P106" svg:width="0.0354in" svg:height="0.111in" svg:x="1.5827in" svg:y="0.228in" svg:viewBox="0 0 91 283" svg:d="M61 96l-60 5v13c29 0 33 2 33 23v114c0 19-5 19-34 19v13c13 0 37-1 47-1 15 0 30 1 44 1v-13c-27 0-30-2-30-18zM64 23c0-15-11-23-23-23-13 0-23 12-23 23s10 21 23 21c12 0 23-8 23-21z"><text:p/></draw:path><draw:path draw:style-name="gr1224" draw:text-style-name="P106" svg:width="0.0839in" svg:height="0.0732in" svg:x="1.6287in" svg:y="0.26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225" draw:text-style-name="P106" svg:width="0.0685in" svg:height="0.1193in" svg:x="1.75in" svg:y="0.2217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1226" draw:text-style-name="P106" svg:width="0.0819in" svg:height="0.3984in" svg:x="1.8409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<text:tab/><draw:g text:anchor-type="as-char" svg:y="-0.2417in" draw:z-index="96" draw:style-name="gr1"><svg:title>TexMaths</svg:title><svg:desc>12§display§\vec{a}(t) = \begin{pmatrix} 0 \\ -g \end{pmatrix}§svg§600§FALSE§</svg:desc><draw:polygon draw:style-name="gr1185" draw:text-style-name="P106" svg:width="0.9681in" svg:height="0.3988in" svg:x="0in" svg:y="0in" svg:viewBox="0 0 2460 1014" draw:points="1229,1014 0,1014 0,0 2460,0 2460,1014"><text:p/></draw:polygon><draw:path draw:style-name="gr1186" draw:text-style-name="P106" svg:width="0.0736in" svg:height="0.0331in" svg:x="0.0303in" svg:y="0.122in" svg:viewBox="0 0 188 85" svg:d="M151 50c-6 6-20 18-20 26 0 4 3 9 8 9 4 0 6-3 9-6 4-6 14-18 33-27 3-3 7-4 7-10 0-4-3-6-6-8-9-6-14-15-18-24 0-4-2-10-8-10s-8 6-8 8c0 3 3 17 10 26h-144c-7 0-14 0-14 8s7 8 14 8z"><text:p/></draw:path><draw:path draw:style-name="gr1187" draw:text-style-name="P106" svg:width="0.076in" svg:height="0.0752in" svg:x="0.0169in" svg:y="0.1673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1188" draw:text-style-name="P106" svg:width="0.039in" svg:height="0.1661in" svg:x="0.115in" svg:y="0.1161in" svg:viewBox="0 0 100 423" svg:d="M100 419c0-1 0-2-9-10-53-52-66-133-66-198 0-73 16-146 69-199 6-6 6-6 6-7 0-4-3-5-5-5-5 0-43 29-69 83-21 47-26 93-26 128 0 34 5 84 28 132 26 53 62 80 67 80 2 0 5-2 5-4z"><text:p/></draw:path><draw:path draw:style-name="gr1189" draw:text-style-name="P106" svg:width="0.0512in" svg:height="0.1059in" svg:x="0.1669in" svg:y="0.1366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190" draw:text-style-name="P106" svg:width="0.039in" svg:height="0.1661in" svg:x="0.2319in" svg:y="0.1161in" svg:viewBox="0 0 100 423" svg:d="M100 211c0-32-5-84-29-132-25-51-63-79-66-79-4 0-5 1-5 5 0 1 0 1 8 9 42 42 66 110 66 197 0 73-15 148-68 201-6 5-6 6-6 7 0 2 1 4 5 4 3 0 42-29 67-82 22-47 28-94 28-130z"><text:p/></draw:path><draw:path draw:style-name="gr1191" draw:text-style-name="P106" svg:width="0.1106in" svg:height="0.039in" svg:x="0.3425in" svg:y="0.1803in" svg:viewBox="0 0 282 100" svg:d="M268 17c6 0 14 0 14-9 0-8-8-8-14-8h-254c-6 0-14 0-14 8 0 9 8 9 14 9zM268 100c6 0 14 0 14-9 0-8-8-8-14-8h-254c-6 0-14 0-14 8 0 9 8 9 14 9z"><text:p/></draw:path><draw:path draw:style-name="gr1192" draw:text-style-name="P106" svg:width="0.0819in" svg:height="0.3984in" svg:x="0.5437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1193" draw:text-style-name="P106" svg:width="0.0701in" svg:height="0.1146in" svg:x="0.7031in" svg:y="0.0287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1194" draw:text-style-name="P106" svg:width="0.1016in" svg:height="0.0067in" svg:x="0.6453in" svg:y="0.2941in" svg:viewBox="0 0 259 18" svg:d="M244 18c7 0 15 0 15-8 0-10-8-10-15-10h-230c-7 0-14 0-14 10 0 8 7 8 14 8z"><text:p/></draw:path><draw:path draw:style-name="gr1195" draw:text-style-name="P106" svg:width="0.076in" svg:height="0.1075in" svg:x="0.763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1196" draw:text-style-name="P106" svg:width="0.0819in" svg:height="0.3984in" svg:x="0.8512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<text:tab/><draw:g text:anchor-type="as-char" svg:y="-0.2417in" draw:z-index="49" draw:style-name="gr1"><svg:title>TexMaths</svg:title><svg:desc>12§display§\vec{V}(t) = \begin{pmatrix} V_{0x} \\ V_{0y} - g \cdot t \end{pmatrix}§svg§600§FALSE§</svg:desc><draw:polygon draw:style-name="gr592" draw:text-style-name="P106" svg:width="1.4996in" svg:height="0.3988in" svg:x="0in" svg:y="0in" svg:viewBox="0 0 3810 1014" draw:points="1906,1014 0,1014 0,0 3810,0 3810,1014"><text:p/></draw:polygon><draw:path draw:style-name="gr593" draw:text-style-name="P106" svg:width="0.0736in" svg:height="0.0331in" svg:x="0.0429in" svg:y="0.0803in" svg:viewBox="0 0 188 85" svg:d="M151 50c-6 6-20 18-20 26 0 4 3 9 8 9 4 0 6-3 9-6 4-6 14-18 33-27 3-3 7-4 7-10 0-4-3-6-6-8-9-6-14-15-18-24 0-4-2-10-8-10s-8 6-8 8c0 3 3 17 10 26h-144c-7 0-14 0-14 8s7 8 14 8z"><text:p/></draw:path><draw:path draw:style-name="gr594" draw:text-style-name="P106" svg:width="0.1185in" svg:height="0.1173in" svg:x="0.0094in" svg:y="0.127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595" draw:text-style-name="P106" svg:width="0.039in" svg:height="0.1661in" svg:x="0.1504in" svg:y="0.1161in" svg:viewBox="0 0 100 423" svg:d="M100 419c0-1 0-2-9-10-53-52-66-133-66-198 0-73 16-146 69-199 6-6 6-6 6-7 0-4-3-5-5-5-5 0-43 29-69 83-21 47-26 93-26 128 0 34 5 84 28 132 26 53 62 80 67 80 2 0 5-2 5-4z"><text:p/></draw:path><draw:path draw:style-name="gr596" draw:text-style-name="P106" svg:width="0.0512in" svg:height="0.1059in" svg:x="0.2024in" svg:y="0.1366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597" draw:text-style-name="P106" svg:width="0.039in" svg:height="0.1661in" svg:x="0.2677in" svg:y="0.1161in" svg:viewBox="0 0 100 423" svg:d="M100 211c0-32-5-84-29-132-25-51-63-79-66-79-4 0-5 1-5 5 0 1 0 1 8 9 42 42 66 110 66 197 0 73-15 148-68 201-6 5-6 6-6 7 0 2 1 4 5 4 3 0 42-29 67-82 22-47 28-94 28-130z"><text:p/></draw:path><draw:path draw:style-name="gr598" draw:text-style-name="P106" svg:width="0.1106in" svg:height="0.039in" svg:x="0.3783in" svg:y="0.1803in" svg:viewBox="0 0 282 100" svg:d="M268 17c6 0 14 0 14-9 0-8-8-8-14-8h-254c-6 0-14 0-14 8 0 9 8 9 14 9zM268 100c6 0 14 0 14-9 0-8-8-8-14-8h-254c-6 0-14 0-14 8 0 9 8 9 14 9z"><text:p/></draw:path><draw:path draw:style-name="gr599" draw:text-style-name="P106" svg:width="0.0819in" svg:height="0.3984in" svg:x="0.5787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600" draw:text-style-name="P106" svg:width="0.1185in" svg:height="0.1173in" svg:x="0.9079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601" draw:text-style-name="P106" svg:width="0.0539in" svg:height="0.0795in" svg:x="1.0016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602" draw:text-style-name="P106" svg:width="0.0626in" svg:height="0.0524in" svg:x="1.0673in" svg:y="0.1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603" draw:text-style-name="P106" svg:width="0.1185in" svg:height="0.1173in" svg:x="0.6756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604" draw:text-style-name="P106" svg:width="0.0539in" svg:height="0.0795in" svg:x="0.7697in" svg:y="0.286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605" draw:text-style-name="P106" svg:width="0.0594in" svg:height="0.0752in" svg:x="0.8346in" svg:y="0.3126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606" draw:text-style-name="P106" svg:width="0.1016in" svg:height="0.0067in" svg:x="0.9598in" svg:y="0.2941in" svg:viewBox="0 0 259 18" svg:d="M244 18c7 0 15 0 15-8 0-10-8-10-15-10h-230c-7 0-14 0-14 10 0 8 7 8 14 8z"><text:p/></draw:path><draw:path draw:style-name="gr607" draw:text-style-name="P106" svg:width="0.076in" svg:height="0.1075in" svg:x="1.115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608" draw:text-style-name="P106" svg:width="0.0177in" svg:height="0.0177in" svg:x="1.2488in" svg:y="0.2882in" svg:viewBox="0 0 46 46" svg:d="M46 23c0-12-10-23-23-23-12 0-23 11-23 23 0 13 11 23 23 23 13 0 23-10 23-23z"><text:p/></draw:path><draw:path draw:style-name="gr609" draw:text-style-name="P106" svg:width="0.0512in" svg:height="0.1059in" svg:x="1.3209in" svg:y="0.2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610" draw:text-style-name="P106" svg:width="0.0819in" svg:height="0.3984in" svg:x="1.3835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 <draw:g text:anchor-type="as-char" svg:y="-0.1862in" draw:z-index="86" draw:style-name="gr1"><svg:title>TexMaths</svg:title><svg:desc>12§display§t_{steig} = \frac{v_0}{g}§svg§600§FALSE§</svg:desc><draw:polygon draw:style-name="gr1061" draw:text-style-name="P106" svg:width="0.7567in" svg:height="0.3303in" svg:x="0in" svg:y="0.0016in" svg:viewBox="0 0 1923 840" draw:points="962,840 0,840 0,0 1923,0 1923,840"><text:p/></draw:polygon><draw:path draw:style-name="gr1062" draw:text-style-name="P106" svg:width="0.0512in" svg:height="0.1059in" svg:x="0.0039in" svg:y="0.0819in" svg:viewBox="0 0 131 270" svg:d="M78 96h40c8 0 13 0 13-8 0-5-5-5-12-5h-37c15-60 16-69 16-71 0-7-4-12-12-12-1 0-13 0-16 16l-17 67h-40c-8 0-13 0-13 8 0 5 4 5 12 5h37c-30 120-32 127-32 134 0 23 17 40 39 40 44 0 68-62 68-65 0-5-4-5-5-5-4 0-5 2-6 6-19 45-41 54-55 54-10 0-14-5-14-19 0-11 0-13 3-20z"><text:p/></draw:path><draw:path draw:style-name="gr1063" draw:text-style-name="P106" svg:width="0.0465in" svg:height="0.0524in" svg:x="0.0681in" svg:y="0.1594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1064" draw:text-style-name="P106" svg:width="0.0394in" svg:height="0.0736in" svg:x="0.1276in" svg:y="0.1382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1065" draw:text-style-name="P106" svg:width="0.0496in" svg:height="0.0524in" svg:x="0.1807in" svg:y="0.1594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066" draw:text-style-name="P106" svg:width="0.0354in" svg:height="0.0783in" svg:x="0.2413in" svg:y="0.1339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1067" draw:text-style-name="P106" svg:width="0.0571in" svg:height="0.0752in" svg:x="0.2878in" svg:y="0.1594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1068" draw:text-style-name="P106" svg:width="0.1106in" svg:height="0.039in" svg:x="0.4154in" svg:y="0.1248in" svg:viewBox="0 0 282 100" svg:d="M268 17c6 0 14 0 14-9 0-8-8-8-14-8h-254c-6 0-14 0-14 8 0 9 8 9 14 9zM268 100c6 0 14 0 14-9 0-8-8-8-14-8h-254c-6 0-14 0-14 8 0 9 8 9 14 9z"><text:p/></draw:path><draw:path draw:style-name="gr1069" draw:text-style-name="P106" svg:width="0.0728in" svg:height="0.0752in" svg:x="0.6063in" svg:y="0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070" draw:text-style-name="P106" svg:width="0.0539in" svg:height="0.0795in" svg:x="0.6882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1071" draw:text-style-name="P106" svg:width="0.1551in" svg:height="0.0067in" svg:x="0.6016in" svg:y="0.1409in" svg:viewBox="0 0 395 18" draw:points="198,18 0,18 0,0 395,0 395,18"><text:p/></draw:polygon><draw:path draw:style-name="gr1072" draw:text-style-name="P106" svg:width="0.076in" svg:height="0.1071in" svg:x="0.639in" svg:y="0.2264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/draw:g><text:tab/><draw:g text:anchor-type="as-char" svg:y="-0.2508in" draw:z-index="85" draw:style-name="gr1"><svg:title>TexMaths</svg:title><svg:desc>12§display§h_{max} = \frac{V_0^2}{2g}§svg§600§FALSE§</svg:desc><draw:polygon draw:style-name="gr1049" draw:text-style-name="P106" svg:width="0.8193in" svg:height="0.3937in" svg:x="0in" svg:y="0.002in" svg:viewBox="0 0 2082 1001" draw:points="1041,1001 0,1001 0,0 2082,0 2082,1001"><text:p/></draw:polygon><draw:path draw:style-name="gr1050" draw:text-style-name="P106" svg:width="0.0819in" svg:height="0.1173in" svg:x="0.0091in" svg:y="0.1346in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<text:p/></draw:path><draw:path draw:style-name="gr1051" draw:text-style-name="P106" svg:width="0.1067in" svg:height="0.0524in" svg:x="0.1012in" svg:y="0.2236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052" draw:text-style-name="P106" svg:width="0.0591in" svg:height="0.0524in" svg:x="0.2209in" svg:y="0.2236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1053" draw:text-style-name="P106" svg:width="0.0626in" svg:height="0.0524in" svg:x="0.2909in" svg:y="0.2236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1054" draw:text-style-name="P106" svg:width="0.1106in" svg:height="0.039in" svg:x="0.4248in" svg:y="0.1894in" svg:viewBox="0 0 282 100" svg:d="M268 17c6 0 14 0 14-9 0-8-8-8-14-8h-254c-6 0-14 0-14 8 0 9 8 9 14 9zM268 100c6 0 14 0 14-9 0-8-8-8-14-8h-254c-6 0-14 0-14 8 0 9 8 9 14 9z"><text:p/></draw:path><draw:path draw:style-name="gr1055" draw:text-style-name="P106" svg:width="0.1189in" svg:height="0.1173in" svg:x="0.6201in" svg:y="0.024in" svg:viewBox="0 0 303 299" svg:d="M242 48c21-32 39-34 55-35 4 0 6-7 6-8 0-4-3-5-6-5-11 0-23 1-35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1056" draw:text-style-name="P106" svg:width="0.0516in" svg:height="0.0772in" svg:x="0.752in" svg:y="0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1057" draw:text-style-name="P106" svg:width="0.0539in" svg:height="0.0795in" svg:x="0.7138in" svg:y="0.101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olygon draw:style-name="gr1058" draw:text-style-name="P106" svg:width="0.2087in" svg:height="0.0067in" svg:x="0.6106in" svg:y="0.2047in" svg:viewBox="0 0 531 18" draw:points="265,18 0,18 0,0 531,0 531,18"><text:p/></draw:polygon><draw:path draw:style-name="gr1059" draw:text-style-name="P106" svg:width="0.0661in" svg:height="0.1106in" svg:x="0.639in" svg:y="0.253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1060" draw:text-style-name="P106" svg:width="0.076in" svg:height="0.1075in" svg:x="0.7161in" svg:y="0.2909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/draw:g><text:tab/><text:tab/><draw:g text:anchor-type="as-char" svg:y="-0.2508in" draw:z-index="87" draw:style-name="gr1"><svg:title>TexMaths</svg:title><svg:desc>12§display§y(x) = h_0 + x(t) \cdot tan(\theta_0) - \frac{g \cdot x(t)^2}{2 \cdot v_0^2 \cdot cos^2(\theta_0)}§svg§600§FALSE§</svg:desc><draw:polygon draw:style-name="gr1073" draw:text-style-name="P106" svg:width="3.1315in" svg:height="0.4063in" svg:x="0in" svg:y="0.002in" svg:viewBox="0 0 7955 1033" draw:points="3977,1033 0,1033 0,0 7955,0 7955,1033"><text:p/></draw:polygon><draw:path draw:style-name="gr1074" draw:text-style-name="P106" svg:width="0.0768in" svg:height="0.1075in" svg:x="0.0047in" svg:y="0.1768in" svg:viewBox="0 0 196 274" svg:d="M194 26c2-6 2-7 2-10 0-8-6-11-12-11-5 0-11 2-16 8 0 3-4 16-6 23-2 12-6 23-8 35l-20 75c-1 7-19 37-48 37-21 0-25-18-25-34 0-21 7-47 22-84 6-17 8-22 8-30 0-19-14-35-35-35-40 0-56 61-56 65 0 5 5 5 5 5 5 0 5-2 7-8 11-40 29-52 43-52 3 0 10 0 10 13 0 11-4 21-7 30-17 44-24 68-24 89 0 37 26 50 51 50 17 0 31-7 43-19-6 22-10 43-27 65-11 14-28 27-47 27-6 0-25-1-32-18 7 0 12 0 18-4 4-5 8-10 8-18 0-14-11-15-16-15-9 0-24 6-24 28 0 20 20 36 46 36 43 0 88-39 100-87z"><text:p/></draw:path><draw:path draw:style-name="gr1075" draw:text-style-name="P106" svg:width="0.039in" svg:height="0.1661in" svg:x="0.1039in" svg:y="0.1252in" svg:viewBox="0 0 100 423" svg:d="M100 419c0-1 0-2-9-10-53-52-66-133-66-198 0-73 16-146 69-199 6-6 6-6 6-7 0-4-3-5-5-5-5 0-43 29-69 83-21 47-26 94-26 128s5 84 28 132c26 53 62 80 67 80 2 0 5-2 5-4z"><text:p/></draw:path><draw:path draw:style-name="gr1076" draw:text-style-name="P106" svg:width="0.0827in" svg:height="0.0752in" svg:x="0.1567in" svg:y="0.1768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1077" draw:text-style-name="P106" svg:width="0.039in" svg:height="0.1661in" svg:x="0.2563in" svg:y="0.1252in" svg:viewBox="0 0 100 423" svg:d="M100 211c0-32-5-84-29-132-25-51-63-79-66-79-4 0-5 1-5 5 0 1 0 1 8 9 42 42 66 110 66 197 0 74-15 148-68 201-6 5-6 6-6 7 0 2 1 4 5 4 3 0 42-29 67-82 22-47 28-94 28-130z"><text:p/></draw:path><draw:path draw:style-name="gr1078" draw:text-style-name="P106" svg:width="0.1106in" svg:height="0.039in" svg:x="0.3665in" svg:y="0.1894in" svg:viewBox="0 0 282 100" svg:d="M268 17c6 0 14 0 14-9 0-8-8-8-14-8h-254c-6 0-14 0-14 8 0 9 8 9 14 9zM268 100c6 0 14 0 14-9 0-8-8-8-14-8h-254c-6 0-14 0-14 8 0 9 8 9 14 9z"><text:p/></draw:path><draw:path draw:style-name="gr1079" draw:text-style-name="P106" svg:width="0.0819in" svg:height="0.1173in" svg:x="0.5417in" svg:y="0.1346in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<text:p/></draw:path><draw:path draw:style-name="gr1080" draw:text-style-name="P106" svg:width="0.0539in" svg:height="0.0795in" svg:x="0.6343in" svg:y="0.197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1081" draw:text-style-name="P106" svg:width="0.1106in" svg:height="0.1106in" svg:x="0.7492in" svg:y="0.1531in" svg:viewBox="0 0 282 282" svg:d="M150 150h118c6 0 14 0 14-8 0-10-8-10-14-10h-118v-118c0-6 0-14-8-14-10 0-10 8-10 14v118h-118c-6 0-14 0-14 10 0 8 8 8 14 8h118v118c0 6 0 14 10 14 8 0 8-8 8-14z"><text:p/></draw:path><draw:path draw:style-name="gr1082" draw:text-style-name="P106" svg:width="0.0827in" svg:height="0.0752in" svg:x="0.9106in" svg:y="0.1768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1083" draw:text-style-name="P106" svg:width="0.039in" svg:height="0.1661in" svg:x="1.0169in" svg:y="0.1252in" svg:viewBox="0 0 100 423" svg:d="M100 419c0-1 0-2-9-10-53-52-66-133-66-198 0-73 16-146 69-199 6-6 6-6 6-7 0-4-3-5-5-5-5 0-43 29-69 83-21 47-26 94-26 128s5 84 28 132c26 53 62 80 67 80 2 0 5-2 5-4z"><text:p/></draw:path><draw:path draw:style-name="gr1084" draw:text-style-name="P106" svg:width="0.0512in" svg:height="0.1059in" svg:x="1.0689in" svg:y="0.1457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1085" draw:text-style-name="P106" svg:width="0.039in" svg:height="0.1661in" svg:x="1.1346in" svg:y="0.1252in" svg:viewBox="0 0 100 423" svg:d="M100 211c0-32-5-84-29-132-25-51-63-79-66-79-4 0-5 1-5 5 0 1 0 1 8 9 42 42 66 110 66 197 0 74-15 148-68 201-6 5-6 6-6 7 0 2 1 4 5 4 3 0 42-29 67-82 22-47 28-94 28-130z"><text:p/></draw:path><draw:path draw:style-name="gr1086" draw:text-style-name="P106" svg:width="0.0177in" svg:height="0.0177in" svg:x="1.2409in" svg:y="0.1996in" svg:viewBox="0 0 46 46" svg:d="M46 23c0-12-10-23-23-23-12 0-23 11-23 23 0 13 11 23 23 23 13 0 23-10 23-23z"><text:p/></draw:path><draw:path draw:style-name="gr1087" draw:text-style-name="P106" svg:width="0.0512in" svg:height="0.1059in" svg:x="1.3138in" svg:y="0.1457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1088" draw:text-style-name="P106" svg:width="0.076in" svg:height="0.0752in" svg:x="1.376in" svg:y="0.1768in" svg:viewBox="0 0 194 192" svg:d="M142 28c-9-16-21-28-40-28-49 0-102 62-102 125 0 40 23 67 56 67 9 0 30-1 56-31 3 18 18 31 38 31 16 0 25-9 31-23 7-15 13-42 13-42 0-5-3-5-4-5-5 0-5 3-6 9-8 28-16 52-33 52-12 0-13-11-13-20s1-12 6-31c5-18 5-22 10-38l14-59c4-12 4-13 4-15 0-7-5-12-12-12-11 0-17 10-18 20zM114 137c-2 8-2 8-8 16-20 24-36 30-48 30-22 0-28-23-28-40 0-21 13-73 24-93 13-25 31-40 49-40 28 0 34 34 34 37 0 2-1 5-3 7z"><text:p/></draw:path><draw:path draw:style-name="gr1089" draw:text-style-name="P106" svg:width="0.0898in" svg:height="0.0752in" svg:x="1.4618in" svg:y="0.1768in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<text:p/></draw:path><draw:path draw:style-name="gr1090" draw:text-style-name="P106" svg:width="0.039in" svg:height="0.1661in" svg:x="1.5732in" svg:y="0.1252in" svg:viewBox="0 0 100 423" svg:d="M100 419c0-1 0-2-9-10-53-52-66-133-66-198 0-73 16-146 69-199 6-6 6-6 6-7 0-4-3-5-5-5-5 0-43 29-69 83-21 47-26 94-26 128s5 84 28 132c26 53 62 80 67 80 2 0 5-2 5-4z"><text:p/></draw:path><draw:path draw:style-name="gr1091" draw:text-style-name="P106" svg:width="0.0685in" svg:height="0.1193in" svg:x="1.6287in" svg:y="0.1331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1092" draw:text-style-name="P106" svg:width="0.0539in" svg:height="0.0795in" svg:x="1.7055in" svg:y="0.197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1093" draw:text-style-name="P106" svg:width="0.039in" svg:height="0.1661in" svg:x="1.7831in" svg:y="0.1252in" svg:viewBox="0 0 100 423" svg:d="M100 211c0-32-5-84-29-132-25-51-63-79-66-79-4 0-5 1-5 5 0 1 0 1 8 9 42 42 66 110 66 197 0 74-15 148-68 201-6 5-6 6-6 7 0 2 1 4 5 4 3 0 42-29 67-82 22-47 28-94 28-130z"><text:p/></draw:path><draw:path draw:style-name="gr1094" draw:text-style-name="P106" svg:width="0.1016in" svg:height="0.0067in" svg:x="1.889in" svg:y="0.2047in" svg:viewBox="0 0 259 18" svg:d="M244 18c7 0 15 0 15-8 0-10-8-10-15-10h-230c-7 0-14 0-14 10 0 8 7 8 14 8z"><text:p/></draw:path><draw:path draw:style-name="gr1095" draw:text-style-name="P106" svg:width="0.076in" svg:height="0.1075in" svg:x="2.3169in" svg:y="0.0646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draw:path draw:style-name="gr1096" draw:text-style-name="P106" svg:width="0.0177in" svg:height="0.0177in" svg:x="2.4504in" svg:y="0.0874in" svg:viewBox="0 0 46 46" svg:d="M46 23c0-12-10-23-23-23-12 0-23 11-23 23 0 13 11 23 23 23 13 0 23-10 23-23z"><text:p/></draw:path><draw:path draw:style-name="gr1097" draw:text-style-name="P106" svg:width="0.0827in" svg:height="0.0752in" svg:x="2.5244in" svg:y="0.0646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1098" draw:text-style-name="P106" svg:width="0.039in" svg:height="0.1661in" svg:x="2.6311in" svg:y="0.013in" svg:viewBox="0 0 100 423" svg:d="M100 419c0-1 0-2-9-10-53-52-66-133-66-198 0-73 16-146 69-199 6-6 6-6 6-7 0-4-3-5-5-5-5 0-43 29-69 83-21 47-26 94-26 128s5 84 28 132c26 53 62 80 67 80 2 0 5-2 5-4z"><text:p/></draw:path><draw:path draw:style-name="gr1099" draw:text-style-name="P106" svg:width="0.0512in" svg:height="0.1059in" svg:x="2.6831in" svg:y="0.03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1100" draw:text-style-name="P106" svg:width="0.039in" svg:height="0.1661in" svg:x="2.748in" svg:y="0.013in" svg:viewBox="0 0 100 423" svg:d="M100 211c0-32-5-84-29-132-25-51-63-79-66-79-4 0-5 1-5 5 0 1 0 1 8 9 42 42 66 110 66 197 0 74-15 148-68 201-6 5-6 6-6 7 0 2 1 4 5 4 3 0 42-29 67-82 22-47 28-94 28-130z"><text:p/></draw:path><draw:path draw:style-name="gr1101" draw:text-style-name="P106" svg:width="0.0516in" svg:height="0.0772in" svg:x="2.811in" svg:y="0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1102" draw:text-style-name="P106" svg:width="1.0701in" svg:height="0.0067in" svg:x="2.0614in" svg:y="0.2047in" svg:viewBox="0 0 2719 18" draw:points="1359,18 0,18 0,0 2719,0 2719,18"><text:p/></draw:polygon><draw:path draw:style-name="gr1103" draw:text-style-name="P106" svg:width="0.0661in" svg:height="0.1106in" svg:x="2.0693in" svg:y="0.253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1104" draw:text-style-name="P106" svg:width="0.0177in" svg:height="0.0177in" svg:x="2.1957in" svg:y="0.3134in" svg:viewBox="0 0 46 46" svg:d="M46 23c0-12-10-23-23-23-12 0-23 11-23 23 0 13 11 23 23 23 13 0 23-10 23-23z"><text:p/></draw:path><draw:path draw:style-name="gr1105" draw:text-style-name="P106" svg:width="0.0728in" svg:height="0.0752in" svg:x="2.2693in" svg:y="0.2909in" svg:viewBox="0 0 186 192" svg:d="M186 30c0-23-11-30-18-30-11 0-22 11-22 20 0 6 3 9 8 14 8 8 14 19 14 34 0 17-25 115-76 115-21 0-31-15-31-37 0-24 11-55 24-90 4-7 6-13 6-21 0-19-14-35-35-35-40 0-56 61-56 65 0 5 5 5 5 5 5 0 5-2 7-8 12-43 30-52 43-52 3 0 10 0 10 13 0 11-4 21-7 30-18 49-24 68-24 86 0 47 37 53 57 53 71 0 95-140 95-162z"><text:p/></draw:path><draw:path draw:style-name="gr1106" draw:text-style-name="P106" svg:width="0.0516in" svg:height="0.0772in" svg:x="2.3579in" svg:y="0.229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1107" draw:text-style-name="P106" svg:width="0.0539in" svg:height="0.0795in" svg:x="2.3508in" svg:y="0.3307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1108" draw:text-style-name="P106" svg:width="0.0177in" svg:height="0.0177in" svg:x="2.476in" svg:y="0.3134in" svg:viewBox="0 0 46 46" svg:d="M46 23c0-12-10-23-23-23-12 0-23 11-23 23 0 13 11 23 23 23 13 0 23-10 23-23z"><text:p/></draw:path><draw:path draw:style-name="gr1109" draw:text-style-name="P106" svg:width="0.065in" svg:height="0.0752in" svg:x="2.5516in" svg:y="0.2909in" svg:viewBox="0 0 166 192" svg:d="M151 26c-7 0-13 0-19 6-7 6-7 14-7 17 0 10 7 15 15 15 12 0 24-10 24-28 0-20-20-36-50-36-58 0-114 61-114 120 0 39 25 72 68 72 62 0 98-44 98-50 0-3-3-5-6-5-2 0-3 1-5 3-34 43-81 43-85 43-27 0-39-21-39-46 0-18 9-59 23-85 13-24 37-42 60-42 14 0 31 4 37 16z"><text:p/></draw:path><draw:path draw:style-name="gr1110" draw:text-style-name="P106" svg:width="0.0709in" svg:height="0.0752in" svg:x="2.6236in" svg:y="0.2909in" svg:viewBox="0 0 181 192" svg:d="M181 72c0-44-29-72-67-72-58 0-114 60-114 120 0 42 29 72 68 72 57 0 113-59 113-120zM68 183c-18 0-37-14-37-46 0-21 11-67 25-89 21-32 46-38 57-38 25 0 38 20 38 45 0 17-8 61-25 89-14 24-38 39-58 39z"><text:p/></draw:path><draw:path draw:style-name="gr1111" draw:text-style-name="P106" svg:width="0.061in" svg:height="0.0752in" svg:x="2.7063in" svg:y="0.2909in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<text:p/></draw:path><draw:path draw:style-name="gr1112" draw:text-style-name="P106" svg:width="0.0516in" svg:height="0.0772in" svg:x="2.7827in" svg:y="0.23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1113" draw:text-style-name="P106" svg:width="0.039in" svg:height="0.1661in" svg:x="2.8661in" svg:y="0.2394in" svg:viewBox="0 0 100 423" svg:d="M100 419c0-1 0-2-9-10-53-52-66-133-66-198 0-73 16-146 69-199 6-6 6-6 6-7 0-4-3-5-5-5-5 0-43 29-69 83-21 47-26 94-26 128s5 84 28 132c26 53 62 80 67 80 2 0 5-2 5-4z"><text:p/></draw:path><draw:path draw:style-name="gr1114" draw:text-style-name="P106" svg:width="0.0685in" svg:height="0.1193in" svg:x="2.9209in" svg:y="0.2469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1115" draw:text-style-name="P106" svg:width="0.0539in" svg:height="0.0795in" svg:x="2.998in" svg:y="0.3118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1116" draw:text-style-name="P106" svg:width="0.039in" svg:height="0.1661in" svg:x="3.076in" svg:y="0.2394in" svg:viewBox="0 0 100 423" svg:d="M100 211c0-32-5-84-29-132-25-51-63-79-66-79-4 0-5 1-5 5 0 1 0 1 8 9 42 42 66 110 66 197 0 74-15 148-68 201-6 5-6 6-6 7 0 2 1 4 5 4 3 0 42-29 67-82 22-47 28-94 28-130z"><text:p/></draw:path></draw:g><text:tab/><draw:g text:anchor-type="as-char" svg:y="-0.2409in" draw:z-index="48" draw:style-name="gr1"><svg:title>TexMaths</svg:title><svg:desc>12§display§\vec{r}(t) = \begin{pmatrix} V_{0x} \cdot t + x_0 \\ -\frac{1}{2} g \cdot t^2 +v_{0y} \cdot t + y_0\end{pmatrix}§svg§600§FALSE§</svg:desc><draw:polygon draw:style-name="gr558" draw:text-style-name="P106" svg:width="2.2831in" svg:height="0.3988in" svg:x="0in" svg:y="0in" svg:viewBox="0 0 5800 1014" draw:points="2899,1014 0,1014 0,0 5800,0 5800,1014"><text:p/></draw:polygon><draw:path draw:style-name="gr559" draw:text-style-name="P106" svg:width="0.0736in" svg:height="0.0331in" svg:x="0.0303in" svg:y="0.1224in" svg:viewBox="0 0 188 85" svg:d="M151 50c-6 6-20 18-20 26 0 4 3 9 8 9 4 0 6-3 9-6 4-6 14-18 33-27 3-3 7-4 7-10 0-4-3-6-6-8-9-6-14-15-18-24 0-4-2-10-8-10s-8 6-8 8c0 3 3 17 10 26h-144c-7 0-14 0-14 8s7 8 14 8z"><text:p/></draw:path><draw:path draw:style-name="gr560" draw:text-style-name="P106" svg:width="0.0677in" svg:height="0.0752in" svg:x="0.0098in" svg:y="0.1673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561" draw:text-style-name="P106" svg:width="0.039in" svg:height="0.1661in" svg:x="0.1012in" svg:y="0.1165in" svg:viewBox="0 0 100 423" svg:d="M100 419c0-1 0-2-9-10-53-52-66-133-66-198 0-73 16-146 69-199 6-6 6-6 6-7 0-4-3-5-5-5-5 0-43 29-69 83-21 47-26 93-26 128 0 34 5 84 28 132 26 53 62 80 67 80 2 0 5-2 5-4z"><text:p/></draw:path><draw:path draw:style-name="gr562" draw:text-style-name="P106" svg:width="0.0512in" svg:height="0.1059in" svg:x="0.1531in" svg:y="0.137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563" draw:text-style-name="P106" svg:width="0.039in" svg:height="0.1661in" svg:x="0.2189in" svg:y="0.1165in" svg:viewBox="0 0 100 423" svg:d="M100 211c0-32-5-84-29-132-25-51-63-79-66-79-4 0-5 1-5 5 0 1 0 1 8 9 42 42 66 110 66 197 0 73-15 148-68 201-6 5-6 6-6 7 0 2 1 4 5 4 3 0 42-29 67-82 22-47 28-94 28-130z"><text:p/></draw:path><draw:path draw:style-name="gr564" draw:text-style-name="P106" svg:width="0.1106in" svg:height="0.039in" svg:x="0.3291in" svg:y="0.1799in" svg:viewBox="0 0 282 100" svg:d="M268 17c6 0 14 0 14-9 0-8-8-8-14-8h-254c-6 0-14 0-14 8 0 9 8 9 14 9zM268 100c6 0 14 0 14-9 0-8-8-8-14-8h-254c-6 0-14 0-14 8 0 9 8 9 14 9z"><text:p/></draw:path><draw:path draw:style-name="gr565" draw:text-style-name="P106" svg:width="0.0819in" svg:height="0.3984in" svg:x="0.5299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566" draw:text-style-name="P106" svg:width="0.1185in" svg:height="0.1173in" svg:x="0.9988in" svg:y="0.0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567" draw:text-style-name="P106" svg:width="0.0539in" svg:height="0.0795in" svg:x="1.0921in" svg:y="0.0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568" draw:text-style-name="P106" svg:width="0.0626in" svg:height="0.0524in" svg:x="1.1579in" svg:y="0.1134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569" draw:text-style-name="P106" svg:width="0.0177in" svg:height="0.0177in" svg:x="1.2874in" svg:y="0.089in" svg:viewBox="0 0 46 46" svg:d="M46 23c0-12-10-23-23-23-12 0-23 11-23 23 0 13 11 23 23 23 13 0 23-10 23-23z"><text:p/></draw:path><draw:path draw:style-name="gr570" draw:text-style-name="P106" svg:width="0.0512in" svg:height="0.1059in" svg:x="1.3602in" svg:y="0.0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571" draw:text-style-name="P106" svg:width="0.1106in" svg:height="0.1106in" svg:x="1.4622in" svg:y="0.0421in" svg:viewBox="0 0 282 282" svg:d="M150 150h118c6 0 14 0 14-8 0-10-8-10-14-10h-118v-118c0-6 0-14-8-14-10 0-10 8-10 14v118h-118c-6 0-14 0-14 10 0 8 8 8 14 8h118v118c0 6 0 14 10 14 8 0 8-8 8-14z"><text:p/></draw:path><draw:path draw:style-name="gr572" draw:text-style-name="P106" svg:width="0.0827in" svg:height="0.0752in" svg:x="1.6236in" svg:y="0.0661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73" draw:text-style-name="P106" svg:width="0.0539in" svg:height="0.0795in" svg:x="1.7201in" svg:y="0.0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574" draw:text-style-name="P106" svg:width="0.1016in" svg:height="0.0067in" svg:x="0.6311in" svg:y="0.2945in" svg:viewBox="0 0 259 18" svg:d="M244 18c7 0 15 0 15-8 0-10-8-10-15-10h-230c-7 0-14 0-14 10 0 8 7 8 14 8z"><text:p/></draw:path><draw:path draw:style-name="gr575" draw:text-style-name="P106" svg:width="0.0425in" svg:height="0.0772in" svg:x="0.7791in" svg:y="0.1965in" svg:viewBox="0 0 109 197" svg:d="M67 8c0-8 0-8-8-8-19 19-47 19-59 19v11c7 0 26 0 43-8v151c0 9 0 13-30 13h-11v11c5 0 42-1 53-1 10 0 47 1 54 1v-11h-12c-30 0-30-4-30-13z"><text:p/></draw:path><draw:polygon draw:style-name="gr576" draw:text-style-name="P106" svg:width="0.0661in" svg:height="0.0067in" svg:x="0.7669in" svg:y="0.2945in" svg:viewBox="0 0 169 18" draw:points="85,18 0,18 0,0 169,0 169,18"><text:p/></draw:polygon><draw:path draw:style-name="gr577" draw:text-style-name="P106" svg:width="0.0516in" svg:height="0.0772in" svg:x="0.774in" svg:y="0.319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578" draw:text-style-name="P106" svg:width="0.076in" svg:height="0.1075in" svg:x="0.8551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579" draw:text-style-name="P106" svg:width="0.0177in" svg:height="0.0177in" svg:x="0.989in" svg:y="0.2886in" svg:viewBox="0 0 46 46" svg:d="M46 23c0-12-10-23-23-23-12 0-23 11-23 23 0 13 11 23 23 23 13 0 23-10 23-23z"><text:p/></draw:path><draw:path draw:style-name="gr580" draw:text-style-name="P106" svg:width="0.0512in" svg:height="0.1059in" svg:x="1.0614in" svg:y="0.235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581" draw:text-style-name="P106" svg:width="0.0516in" svg:height="0.0772in" svg:x="1.1248in" svg:y="0.2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582" draw:text-style-name="P106" svg:width="0.1106in" svg:height="0.1106in" svg:x="1.2382in" svg:y="0.2425in" svg:viewBox="0 0 282 282" svg:d="M150 150h118c6 0 14 0 14-8 0-10-8-10-14-10h-118v-118c0-6 0-14-8-14-10 0-10 8-10 14v118h-118c-6 0-14 0-14 10 0 8 8 8 14 8h118v118c0 6 0 14 10 14 8 0 8-8 8-14z"><text:p/></draw:path><draw:path draw:style-name="gr583" draw:text-style-name="P106" svg:width="0.0728in" svg:height="0.0752in" svg:x="1.4in" svg:y="0.2657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584" draw:text-style-name="P106" svg:width="0.0539in" svg:height="0.0795in" svg:x="1.4815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585" draw:text-style-name="P106" svg:width="0.0594in" svg:height="0.0752in" svg:x="1.5472in" svg:y="0.3134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586" draw:text-style-name="P106" svg:width="0.0177in" svg:height="0.0177in" svg:x="1.6728in" svg:y="0.2886in" svg:viewBox="0 0 46 46" svg:d="M46 23c0-12-10-23-23-23-12 0-23 11-23 23 0 13 11 23 23 23 13 0 23-10 23-23z"><text:p/></draw:path><draw:path draw:style-name="gr587" draw:text-style-name="P106" svg:width="0.0512in" svg:height="0.1059in" svg:x="1.7453in" svg:y="0.235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588" draw:text-style-name="P106" svg:width="0.1106in" svg:height="0.1106in" svg:x="1.8476in" svg:y="0.2425in" svg:viewBox="0 0 282 282" svg:d="M150 150h118c6 0 14 0 14-8 0-10-8-10-14-10h-118v-118c0-6 0-14-8-14-10 0-10 8-10 14v118h-118c-6 0-14 0-14 10 0 8 8 8 14 8h118v118c0 6 0 14 10 14 8 0 8-8 8-14z"><text:p/></draw:path><draw:path draw:style-name="gr589" draw:text-style-name="P106" svg:width="0.0768in" svg:height="0.1075in" svg:x="2.0094in" svg:y="0.2657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590" draw:text-style-name="P106" svg:width="0.0539in" svg:height="0.0795in" svg:x="2.0921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591" draw:text-style-name="P106" svg:width="0.0819in" svg:height="0.3984in" svg:x="2.1661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 <text:tab/><text:tab/><draw:g text:anchor-type="as-char" svg:y="-0.2681in" draw:z-index="94" draw:style-name="gr1"><svg:title>TexMaths</svg:title><svg:desc>12§display§T = \frac{V_0 \cdot \sin{\theta_0} + \sqrt{v_0^2 \cdot sin^2 \theta_0 + 2 \cdot g \cdot h_0}}{g}§svg§600§FALSE§</svg:desc><draw:polygon draw:style-name="gr1150" draw:text-style-name="P106" svg:width="2.9291in" svg:height="0.4102in" svg:x="0in" svg:y="0in" svg:viewBox="0 0 7441 1043" draw:points="3721,1043 0,1043 0,0 7441,0 7441,1043"><text:p/></draw:polygon><draw:path draw:style-name="gr1151" draw:text-style-name="P106" svg:width="0.113in" svg:height="0.1126in" svg:x="0.0039in" svg:y="0.151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1152" draw:text-style-name="P106" svg:width="0.1106in" svg:height="0.039in" svg:x="0.1756in" svg:y="0.2031in" svg:viewBox="0 0 282 100" svg:d="M268 17c6 0 14 0 14-9 0-8-8-8-14-8h-254c-6 0-14 0-14 8 0 9 8 9 14 9zM268 100c6 0 14 0 14-9 0-8-8-8-14-8h-254c-6 0-14 0-14 8 0 9 8 9 14 9z"><text:p/></draw:path><draw:path draw:style-name="gr1153" draw:text-style-name="P106" svg:width="0.1185in" svg:height="0.1173in" svg:x="0.3709in" svg:y="0.0378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1154" draw:text-style-name="P106" svg:width="0.0539in" svg:height="0.0795in" svg:x="0.4646in" svg:y="0.098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155" draw:text-style-name="P106" svg:width="0.0177in" svg:height="0.0177in" svg:x="0.5839in" svg:y="0.1008in" svg:viewBox="0 0 46 46" svg:d="M46 23c0-12-10-23-23-23-12 0-23 11-23 23 0 13 11 23 23 23 13 0 23-10 23-23z"><text:p/></draw:path><draw:path draw:style-name="gr1156" draw:text-style-name="P106" svg:width="0.0543in" svg:height="0.076in" svg:x="0.6583in" svg:y="0.076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1157" draw:text-style-name="P106" svg:width="0.0354in" svg:height="0.111in" svg:x="0.7236in" svg:y="0.0402in" svg:viewBox="0 0 91 283" svg:d="M61 96l-60 5v13c29 0 33 2 33 23v114c0 19-5 19-34 19v13c13 0 37-1 47-1 15 0 30 1 44 1v-13c-27 0-30-2-30-18zM64 23c0-15-11-23-23-23-13 0-23 12-23 23s10 21 23 21c12 0 23-8 23-21z"><text:p/></draw:path><draw:path draw:style-name="gr1158" draw:text-style-name="P106" svg:width="0.0839in" svg:height="0.0732in" svg:x="0.7697in" svg:y="0.077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159" draw:text-style-name="P106" svg:width="0.0685in" svg:height="0.1193in" svg:x="0.8909in" svg:y="0.0339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1160" draw:text-style-name="P106" svg:width="0.0539in" svg:height="0.0795in" svg:x="0.9681in" svg:y="0.098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161" draw:text-style-name="P106" svg:width="0.1106in" svg:height="0.1106in" svg:x="1.0827in" svg:y="0.0543in" svg:viewBox="0 0 282 282" svg:d="M150 150h118c6 0 14 0 14-8 0-10-8-10-14-10h-118v-118c0-6 0-14-8-14-10 0-10 8-10 14v118h-118c-6 0-14 0-14 10 0 8 8 8 14 8h118v118c0 6 0 14 10 14 8 0 8-8 8-14z"><text:p/></draw:path><draw:path draw:style-name="gr1162" draw:text-style-name="P106" svg:width="0.1512in" svg:height="0.1996in" svg:x="1.2575in" svg:y="0in" svg:viewBox="0 0 385 508" svg:d="M133 508c13 0 13-2 18-9l231-483c3-5 3-6 3-8 0-4-3-8-8-8-6 0-7 4-10 8l-218 455-90-210-59 46 6 7 30-23z"><text:p/></draw:path><draw:polygon draw:style-name="gr1163" draw:text-style-name="P106" svg:width="1.5236in" svg:height="0.0067in" svg:x="1.4055in" svg:y="0in" svg:viewBox="0 0 3871 18" draw:points="1936,18 0,18 0,0 3871,0 3871,18"><text:p/></draw:polygon><draw:path draw:style-name="gr1164" draw:text-style-name="P106" svg:width="0.0728in" svg:height="0.0752in" svg:x="1.4102in" svg:y="0.077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165" draw:text-style-name="P106" svg:width="0.0516in" svg:height="0.0772in" svg:x="1.4996in" svg:y="0.016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166" draw:text-style-name="P106" svg:width="0.0539in" svg:height="0.0795in" svg:x="1.4917in" svg:y="0.1181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167" draw:text-style-name="P106" svg:width="0.0177in" svg:height="0.0177in" svg:x="1.6177in" svg:y="0.1008in" svg:viewBox="0 0 46 46" svg:d="M46 23c0-12-10-23-23-23-12 0-23 11-23 23 0 13 11 23 23 23 13 0 23-10 23-23z"><text:p/></draw:path><draw:path draw:style-name="gr1168" draw:text-style-name="P106" svg:width="0.061in" svg:height="0.0752in" svg:x="1.6949in" svg:y="0.077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1169" draw:text-style-name="P106" svg:width="0.0441in" svg:height="0.1114in" svg:x="1.7693in" svg:y="0.0413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1170" draw:text-style-name="P106" svg:width="0.0898in" svg:height="0.0752in" svg:x="1.8264in" svg:y="0.077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1171" draw:text-style-name="P106" svg:width="0.0516in" svg:height="0.0772in" svg:x="1.9283in" svg:y="0.02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172" draw:text-style-name="P106" svg:width="0.0685in" svg:height="0.1193in" svg:x="2.0028in" svg:y="0.0339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1173" draw:text-style-name="P106" svg:width="0.0539in" svg:height="0.0795in" svg:x="2.0795in" svg:y="0.098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174" draw:text-style-name="P106" svg:width="0.1106in" svg:height="0.1106in" svg:x="2.1945in" svg:y="0.0543in" svg:viewBox="0 0 282 282" svg:d="M150 150h118c6 0 14 0 14-8 0-10-8-10-14-10h-118v-118c0-6 0-14-8-14-10 0-10 8-10 14v118h-118c-6 0-14 0-14 10 0 8 8 8 14 8h118v118c0 6 0 14 10 14 8 0 8-8 8-14z"><text:p/></draw:path><draw:path draw:style-name="gr1175" draw:text-style-name="P106" svg:width="0.0661in" svg:height="0.1106in" svg:x="2.3594in" svg:y="0.040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176" draw:text-style-name="P106" svg:width="0.0177in" svg:height="0.0177in" svg:x="2.485in" svg:y="0.1008in" svg:viewBox="0 0 46 46" svg:d="M46 23c0-12-10-23-23-23-12 0-23 11-23 23 0 13 11 23 23 23 13 0 23-10 23-23z"><text:p/></draw:path><draw:path draw:style-name="gr1177" draw:text-style-name="P106" svg:width="0.076in" svg:height="0.1075in" svg:x="2.5563in" svg:y="0.0776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1178" draw:text-style-name="P106" svg:width="0.0177in" svg:height="0.0177in" svg:x="2.6906in" svg:y="0.1008in" svg:viewBox="0 0 46 46" svg:d="M46 23c0-12-10-23-23-23-12 0-23 11-23 23 0 13 11 23 23 23 13 0 23-10 23-23z"><text:p/></draw:path><draw:path draw:style-name="gr1179" draw:text-style-name="P106" svg:width="0.0819in" svg:height="0.1173in" svg:x="2.7677in" svg:y="0.0358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1180" draw:text-style-name="P106" svg:width="0.0539in" svg:height="0.0795in" svg:x="2.8606in" svg:y="0.098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1181" draw:text-style-name="P106" svg:width="2.5677in" svg:height="0.0067in" svg:x="0.3614in" svg:y="0.2189in" svg:viewBox="0 0 6523 18" draw:points="3261,18 0,18 0,0 6523,0 6523,18"><text:p/></draw:polygon><draw:path draw:style-name="gr1182" draw:text-style-name="P106" svg:width="0.076in" svg:height="0.1075in" svg:x="1.6051in" svg:y="0.304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/draw:g> <text:tab/></text:p>
      <text:p text:style-name="P13"><draw:g text:anchor-type="as-char" svg:y="-0.1193in" draw:z-index="91" draw:style-name="gr1"><svg:title>TexMaths</svg:title><svg:desc>12§display§x_W = V_0 \cdot \cos{\theta_0} \cdot T§svg§600§FALSE§</svg:desc><draw:polygon draw:style-name="gr1131" draw:text-style-name="P106" svg:width="1.4012in" svg:height="0.1406in" svg:x="0in" svg:y="0.0016in" svg:viewBox="0 0 3560 358" draw:points="1779,358 0,358 0,0 3560,0 3560,358"><text:p/></draw:polygon><draw:path draw:style-name="gr1132" draw:text-style-name="P106" svg:width="0.0827in" svg:height="0.0752in" svg:x="0.0047in" svg:y="0.0437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ath draw:style-name="gr1133" draw:text-style-name="P106" svg:width="0.1272in" svg:height="0.0819in" svg:x="0.1039in" svg:y="0.063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1c0 6 1 8 6 8s7-2 9-6l92-153 17 152c1 6 2 7 6 7 6 0 7-2 9-6z"><text:p/></draw:path><draw:path draw:style-name="gr1134" draw:text-style-name="P106" svg:width="0.1106in" svg:height="0.039in" svg:x="0.3012in" svg:y="0.0567in" svg:viewBox="0 0 282 100" svg:d="M268 17c6 0 14 0 14-9 0-8-8-8-14-8h-254c-6 0-14 0-14 8 0 9 8 9 14 9zM268 100c6 0 14 0 14-9 0-8-8-8-14-8h-254c-6 0-14 0-14 8 0 9 8 9 14 9z"><text:p/></draw:path><draw:path draw:style-name="gr1135" draw:text-style-name="P106" svg:width="0.1185in" svg:height="0.1173in" svg:x="0.4768in" svg:y="0.0039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1136" draw:text-style-name="P106" svg:width="0.0539in" svg:height="0.0795in" svg:x="0.5701in" svg:y="0.064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1137" draw:text-style-name="P106" svg:width="0.0177in" svg:height="0.0177in" svg:x="0.6898in" svg:y="0.0669in" svg:viewBox="0 0 46 46" svg:d="M46 23c0-12-10-23-23-23-12 0-23 11-23 23 0 13 11 23 23 23 13 0 23-10 23-23z"><text:p/></draw:path><draw:path draw:style-name="gr1138" draw:text-style-name="P106" svg:width="0.0634in" svg:height="0.0764in" svg:x="0.7642in" svg:y="0.0429in" svg:viewBox="0 0 162 195" svg:d="M35 97c0-68 35-86 57-86 4 0 32 0 46 15-17 2-20 15-20 20 0 10 8 19 20 19 11 0 19-7 19-19 0-29-32-46-65-46-52 0-92 46-92 98 0 55 42 97 91 97 58 0 71-51 71-56 0-3-5-3-6-3-4 0-5 1-5 3-13 40-41 45-56 45-22 0-60-18-60-87z"><text:p/></draw:path><draw:path draw:style-name="gr1139" draw:text-style-name="P106" svg:width="0.0736in" svg:height="0.0764in" svg:x="0.837in" svg:y="0.042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1140" draw:text-style-name="P106" svg:width="0.0543in" svg:height="0.0764in" svg:x="0.920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1141" draw:text-style-name="P106" svg:width="0.0685in" svg:height="0.1193in" svg:x="1.0154in" svg:y="0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1142" draw:text-style-name="P106" svg:width="0.0539in" svg:height="0.0795in" svg:x="1.0925in" svg:y="0.064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1143" draw:text-style-name="P106" svg:width="0.0177in" svg:height="0.0177in" svg:x="1.2122in" svg:y="0.0669in" svg:viewBox="0 0 46 46" svg:d="M46 23c0-12-10-23-23-23-12 0-23 11-23 23 0 13 11 23 23 23 13 0 23-10 23-23z"><text:p/></draw:path><draw:path draw:style-name="gr1144" draw:text-style-name="P106" svg:width="0.113in" svg:height="0.1126in" svg:x="1.2846in" svg:y="0.0047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/draw:g></text:p>
      <text:h text:style-name="P95" text:outline-level="3">Freiter Fall<text:tab/><draw:g text:anchor-type="as-char" svg:y="-0.1425in" draw:z-index="34" draw:style-name="gr1"><svg:title>TexMaths</svg:title><svg:desc>12§display§\alpha = \tfrac12\cdot c_\mathrm{w}\,\rho\,A§svg§600§FALSE§</svg:desc><draw:polygon draw:style-name="gr440" draw:text-style-name="P106" svg:width="0.9965in" svg:height="0.1976in" svg:x="0in" svg:y="0.002in" svg:viewBox="0 0 2532 503" draw:points="1266,503 0,503 0,0 2532,0 2532,503"><text:p/></draw:polygon><draw:path draw:style-name="gr441" draw:text-style-name="P106" svg:width="0.0933in" svg:height="0.0752in" svg:x="0.0067in" svg:y="0.0693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442" draw:text-style-name="P106" svg:width="0.1106in" svg:height="0.039in" svg:x="0.1618in" svg:y="0.0815in" svg:viewBox="0 0 282 100" svg:d="M268 17c6 0 14 0 14-9 0-8-8-8-14-8h-254c-6 0-14 0-14 8 0 9 8 9 14 9zM268 100c6 0 14 0 14-9 0-8-8-8-14-8h-254c-6 0-14 0-14 8 0 9 8 9 14 9z"><text:p/></draw:path><draw:path draw:style-name="gr443" draw:text-style-name="P106" svg:width="0.0425in" svg:height="0.0772in" svg:x="0.361in" svg:y="0in" svg:viewBox="0 0 109 197" svg:d="M67 8c0-8 0-8-8-8-19 19-47 19-59 19v11c7 0 26 0 43-8v151c0 9 0 13-30 13h-11v11c5 0 42-1 53-1 10 0 47 1 54 1v-11h-12c-30 0-30-4-30-13z"><text:p/></draw:path><draw:polygon draw:style-name="gr444" draw:text-style-name="P106" svg:width="0.0661in" svg:height="0.0067in" svg:x="0.348in" svg:y="0.098in" svg:viewBox="0 0 169 18" draw:points="85,18 0,18 0,0 169,0 169,18"><text:p/></draw:polygon><draw:path draw:style-name="gr445" draw:text-style-name="P106" svg:width="0.0516in" svg:height="0.0772in" svg:x="0.3551in" svg:y="0.122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446" draw:text-style-name="P106" svg:width="0.0177in" svg:height="0.0177in" svg:x="0.4854in" svg:y="0.0921in" svg:viewBox="0 0 46 46" svg:d="M46 23c0-12-10-23-23-23-12 0-23 11-23 23 0 13 11 23 23 23 13 0 23-10 23-23z"><text:p/></draw:path><draw:path draw:style-name="gr447" draw:text-style-name="P106" svg:width="0.065in" svg:height="0.0752in" svg:x="0.5606in" svg:y="0.0693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448" draw:text-style-name="P106" svg:width="0.0874in" svg:height="0.0516in" svg:x="0.6291in" svg:y="0.1177in" svg:viewBox="0 0 223 132" svg:d="M199 29c6-15 16-18 24-18v-11c-7 1-12 1-20 1-10 0-21 0-30-1v11c11 0 15 6 15 13 0 2 0 2-1 7l-29 75-32-82c0-1-1-4-1-6 0-6 7-7 15-7v-11c-10 1-21 1-31 1-9 0-18-1-26-1v11c6 0 13 0 17 2 3 3 7 13 7 13 0 0-1 3-1 4l-29 71-30-77c-1-5-1-5-1-6 0-7 10-7 15-7v-11c0 0-21 1-33 1-9 0-18 0-28-1v11c12 0 18 0 22 8l40 106c3 5 3 7 9 7 5 0 6-2 7-7l34-85 33 85c1 3 3 7 9 7 4 0 6-2 7-7z"><text:p/></draw:path><draw:path draw:style-name="gr449" draw:text-style-name="P106" svg:width="0.0783in" svg:height="0.1091in" svg:x="0.7634in" svg:y="0.069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450" draw:text-style-name="P106" svg:width="0.1138in" svg:height="0.1193in" svg:x="0.8776in" svg:y="0.0236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/draw:g></text:h>
      <text:p text:style-name="P55"><draw:g text:anchor-type="as-char" svg:y="-0.2528in" draw:z-index="35" draw:style-name="gr1"><svg:title>TexMaths</svg:title><svg:desc>12§display§h(t) = H-\frac{m}{\alpha}\ln\left[\cosh\left(\sqrt{\frac{\alpha g}{m}}\cdot t\right)\right]§svg§600§FALSE§</svg:desc><draw:polygon draw:style-name="gr451" draw:text-style-name="P106" svg:width="2.5795in" svg:height="0.4079in" svg:x="0in" svg:y="0in" svg:viewBox="0 0 6553 1037" draw:points="3277,1037 0,1037 0,0 6553,0 6553,1037"><text:p/></draw:polygon><draw:path draw:style-name="gr452" draw:text-style-name="P106" svg:width="0.0819in" svg:height="0.1173in" svg:x="0.0091in" svg:y="0.1346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453" draw:text-style-name="P106" svg:width="0.039in" svg:height="0.1657in" svg:x="0.1118in" svg:y="0.1256in" svg:viewBox="0 0 100 422" svg:d="M100 419c0-1 0-3-9-10-53-53-66-133-66-198 0-73 16-146 69-199 6-6 6-6 6-7 0-4-3-5-5-5-5 0-43 29-69 83-21 47-26 93-26 128 0 34 5 84 28 132 26 53 62 79 67 79 2 0 5-1 5-3z"><text:p/></draw:path><draw:path draw:style-name="gr454" draw:text-style-name="P106" svg:width="0.0512in" svg:height="0.1059in" svg:x="0.1638in" svg:y="0.146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455" draw:text-style-name="P106" svg:width="0.039in" svg:height="0.1657in" svg:x="0.2295in" svg:y="0.1256in" svg:viewBox="0 0 100 422" svg:d="M100 211c0-32-5-84-29-132-25-51-63-79-66-79-4 0-5 1-5 5 0 1 0 1 8 9 42 42 66 110 66 197 0 73-15 148-68 201-6 4-6 6-6 7 0 2 1 3 5 3 3 0 42-28 67-81 22-47 28-94 28-130z"><text:p/></draw:path><draw:path draw:style-name="gr456" draw:text-style-name="P106" svg:width="0.1106in" svg:height="0.039in" svg:x="0.3402in" svg:y="0.189in" svg:viewBox="0 0 282 100" svg:d="M268 17c6 0 14 0 14-9 0-8-8-8-14-8h-254c-6 0-14 0-14 8 0 9 8 9 14 9zM268 100c6 0 14 0 14-9 0-8-8-8-14-8h-254c-6 0-14 0-14 8 0 9 8 9 14 9z"><text:p/></draw:path><draw:path draw:style-name="gr457" draw:text-style-name="P106" svg:width="0.1398in" svg:height="0.1134in" svg:x="0.5126in" svg:y="0.1366in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2 14-39 14-7 0-11 0-11 8 0 5 5 5 6 5 12 0 42-1 54-1 9 0 18 0 27 0s19 1 27 1c4 0 9 0 9-8 0-5-4-5-11-5-16 0-28 0-28-7 0-3 0-5 2-7z"><text:p/></draw:path><draw:path draw:style-name="gr458" draw:text-style-name="P106" svg:width="0.1016in" svg:height="0.0067in" svg:x="0.7083in" svg:y="0.2051in" svg:viewBox="0 0 259 18" svg:d="M244 18c7 0 15 0 15-8 0-10-8-10-15-10h-230c-7 0-14 0-14 10 0 8 7 8 14 8z"><text:p/></draw:path><draw:path draw:style-name="gr459" draw:text-style-name="P106" svg:width="0.1362in" svg:height="0.0752in" svg:x="0.8854in" svg:y="0.064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460" draw:text-style-name="P106" svg:width="0.1461in" svg:height="0.0067in" svg:x="0.8807in" svg:y="0.2051in" svg:viewBox="0 0 372 18" draw:points="186,18 0,18 0,0 372,0 372,18"><text:p/></draw:polygon><draw:path draw:style-name="gr461" draw:text-style-name="P106" svg:width="0.0933in" svg:height="0.0752in" svg:x="0.9067in" svg:y="0.2902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462" draw:text-style-name="P106" svg:width="0.037in" svg:height="0.1154in" svg:x="1.0795in" svg:y="0.1346in" svg:viewBox="0 0 95 294" svg:d="M61 0l-61 5v13c30 0 34 2 34 24v220c0 19-5 19-34 19v13c14 0 37-1 48-1 10 0 31 1 47 1v-13c-29 0-34 0-34-19z"><text:p/></draw:path><draw:path draw:style-name="gr463" draw:text-style-name="P106" svg:width="0.0839in" svg:height="0.0732in" svg:x="1.1252in" svg:y="0.176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olygon draw:style-name="gr464" draw:text-style-name="P106" svg:width="0.0437in" svg:height="0.3984in" svg:x="1.2811in" svg:y="0.0091in" svg:viewBox="0 0 112 1013" draw:points="0,1013 112,1013 112,990 24,990 24,23 112,23 112,0 0,0"><text:p/></draw:polygon><draw:path draw:style-name="gr465" draw:text-style-name="P106" svg:width="0.0634in" svg:height="0.076in" svg:x="1.3331in" svg:y="0.1756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466" draw:text-style-name="P106" svg:width="0.0736in" svg:height="0.076in" svg:x="1.4059in" svg:y="0.1756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467" draw:text-style-name="P106" svg:width="0.0543in" svg:height="0.076in" svg:x="1.4902in" svg:y="0.1756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468" draw:text-style-name="P106" svg:width="0.0839in" svg:height="0.1154in" svg:x="1.5551in" svg:y="0.1346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469" draw:text-style-name="P106" svg:width="0.0819in" svg:height="0.3984in" svg:x="1.7043in" svg:y="0.0091in" svg:viewBox="0 0 209 1013" svg:d="M209 1009c0-2-1-2-1-5-17-15-45-43-74-88-68-110-99-246-99-410 0-112 15-260 85-385 34-60 68-95 88-114 1-1 1-1 1-2 0-5-4-5-10-5-5 0-6 0-12 6-143 130-187 323-187 500 0 166 38 334 146 460 9 10 24 26 42 42 5 5 6 5 11 5 6 0 10 0 10-4z"><text:p/></draw:path><draw:path draw:style-name="gr470" draw:text-style-name="P106" svg:width="0.1508in" svg:height="0.3988in" svg:x="1.8102in" svg:y="0in" svg:viewBox="0 0 384 1014" svg:d="M150 930l-91-424-57 88c-2 4-2 5-2 5 0 1 6 6 6 7l29-46 97 454c14 0 16 0 18-12l233-985c1-3 1-6 1-9 0-4-2-8-8-8s-8 6-9 12z"><text:p/></draw:path><draw:polygon draw:style-name="gr471" draw:text-style-name="P106" svg:width="0.2319in" svg:height="0.0067in" svg:x="1.9583in" svg:y="0in" svg:viewBox="0 0 590 18" draw:points="295,18 0,18 0,0 590,0 590,18"><text:p/></draw:polygon><draw:path draw:style-name="gr472" draw:text-style-name="P106" svg:width="0.0933in" svg:height="0.0752in" svg:x="1.9846in" svg:y="0.0642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473" draw:text-style-name="P106" svg:width="0.076in" svg:height="0.1075in" svg:x="2.087in" svg:y="0.064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olygon draw:style-name="gr474" draw:text-style-name="P106" svg:width="0.1917in" svg:height="0.0067in" svg:x="1.978in" svg:y="0.2051in" svg:viewBox="0 0 488 18" draw:points="245,18 0,18 0,0 488,0 488,18"><text:p/></draw:polygon><draw:path draw:style-name="gr475" draw:text-style-name="P106" svg:width="0.1362in" svg:height="0.0752in" svg:x="2.0059in" svg:y="0.290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476" draw:text-style-name="P106" svg:width="0.0177in" svg:height="0.0177in" svg:x="2.2409in" svg:y="0.1992in" svg:viewBox="0 0 46 46" svg:d="M46 23c0-12-10-23-23-23-12 0-23 11-23 23 0 13 11 23 23 23 13 0 23-10 23-23z"><text:p/></draw:path><draw:path draw:style-name="gr477" draw:text-style-name="P106" svg:width="0.0512in" svg:height="0.1059in" svg:x="2.3134in" svg:y="0.146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478" draw:text-style-name="P106" svg:width="0.0819in" svg:height="0.3984in" svg:x="2.3752in" svg:y="0.0091in" svg:viewBox="0 0 209 1013" svg:d="M209 506c0-165-39-332-147-459-8-10-24-27-42-42-4-5-6-5-12-5-4 0-8 0-8 5 0 1 1 2 2 3 15 16 44 44 72 89 69 109 100 246 100 409 0 114-16 261-85 387-34 59-70 95-88 111 0 3-1 4-1 5 0 4 4 4 8 4 6 0 8 0 14-6 142-129 187-323 187-501z"><text:p/></draw:path><draw:polygon draw:style-name="gr479" draw:text-style-name="P106" svg:width="0.0437in" svg:height="0.3984in" svg:x="2.4945in" svg:y="0.0091in" svg:viewBox="0 0 112 1013" draw:points="89,990 0,990 0,1013 112,1013 112,0 0,0 0,23 89,23"><text:p/></draw:polygon></draw:g> <text:tab/><draw:g text:anchor-type="as-char" svg:y="-0.2528in" draw:z-index="33" draw:style-name="gr1"><svg:title>TexMaths</svg:title><svg:desc>12§display§v(t) = -\sqrt{\frac{mg}{\alpha}}\tanh\left(\sqrt{\frac{\alpha g}{m}}\cdot t\right)§svg§600§FALSE§</svg:desc><draw:polygon draw:style-name="gr413" draw:text-style-name="P106" svg:width="2.272in" svg:height="0.4079in" svg:x="0in" svg:y="0in" svg:viewBox="0 0 5772 1037" draw:points="2887,1037 0,1037 0,0 5772,0 5772,1037"><text:p/></draw:polygon><draw:path draw:style-name="gr414" draw:text-style-name="P106" svg:width="0.0728in" svg:height="0.0752in" svg:x="0.0047in" svg:y="0.176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415" draw:text-style-name="P106" svg:width="0.039in" svg:height="0.1657in" svg:x="0.1031in" svg:y="0.1256in" svg:viewBox="0 0 100 422" svg:d="M100 419c0-1 0-3-9-10-53-53-66-133-66-198 0-73 16-146 69-199 6-6 6-6 6-7 0-4-3-5-5-5-5 0-43 29-69 83-21 47-26 93-26 128 0 34 5 84 28 132 26 53 62 79 67 79 2 0 5-1 5-3z"><text:p/></draw:path><draw:path draw:style-name="gr416" draw:text-style-name="P106" svg:width="0.0512in" svg:height="0.1059in" svg:x="0.1551in" svg:y="0.146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417" draw:text-style-name="P106" svg:width="0.039in" svg:height="0.1657in" svg:x="0.2205in" svg:y="0.1256in" svg:viewBox="0 0 100 422" svg:d="M100 211c0-32-5-84-29-132-25-51-63-79-66-79-4 0-5 1-5 5 0 1 0 1 8 9 42 42 66 110 66 197 0 73-15 148-68 201-6 4-6 6-6 7 0 2 1 3 5 3 3 0 42-28 67-81 22-47 28-94 28-130z"><text:p/></draw:path><draw:path draw:style-name="gr418" draw:text-style-name="P106" svg:width="0.1106in" svg:height="0.039in" svg:x="0.3311in" svg:y="0.189in" svg:viewBox="0 0 282 100" svg:d="M268 17c6 0 14 0 14-9 0-8-8-8-14-8h-254c-6 0-14 0-14 8 0 9 8 9 14 9zM268 100c6 0 14 0 14-9 0-8-8-8-14-8h-254c-6 0-14 0-14 8 0 9 8 9 14 9z"><text:p/></draw:path><draw:path draw:style-name="gr419" draw:text-style-name="P106" svg:width="0.1016in" svg:height="0.0067in" svg:x="0.5106in" svg:y="0.2051in" svg:viewBox="0 0 259 18" svg:d="M244 18c7 0 15 0 15-8 0-10-8-10-15-10h-230c-7 0-14 0-14 10 0 8 7 8 14 8z"><text:p/></draw:path><draw:path draw:style-name="gr420" draw:text-style-name="P106" svg:width="0.1508in" svg:height="0.3988in" svg:x="0.6445in" svg:y="0in" svg:viewBox="0 0 384 1014" svg:d="M150 930l-91-424-57 88c-2 4-2 5-2 5 0 1 6 6 6 7l29-46 97 454c14 0 16 0 18-12l233-985c1-3 1-6 1-9 0-4-2-8-8-8s-8 6-9 12z"><text:p/></draw:path><draw:polygon draw:style-name="gr421" draw:text-style-name="P106" svg:width="0.2709in" svg:height="0.0067in" svg:x="0.7921in" svg:y="0in" svg:viewBox="0 0 689 18" draw:points="344,18 0,18 0,0 689,0 689,18"><text:p/></draw:polygon><draw:path draw:style-name="gr422" draw:text-style-name="P106" svg:width="0.1362in" svg:height="0.0752in" svg:x="0.8169in" svg:y="0.064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423" draw:text-style-name="P106" svg:width="0.076in" svg:height="0.1075in" svg:x="0.9602in" svg:y="0.064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olygon draw:style-name="gr424" draw:text-style-name="P106" svg:width="0.2311in" svg:height="0.0067in" svg:x="0.8122in" svg:y="0.2051in" svg:viewBox="0 0 588 18" draw:points="294,18 0,18 0,0 588,0 588,18"><text:p/></draw:polygon><draw:path draw:style-name="gr425" draw:text-style-name="P106" svg:width="0.0933in" svg:height="0.0752in" svg:x="0.8811in" svg:y="0.2902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426" draw:text-style-name="P106" svg:width="0.052in" svg:height="0.1039in" svg:x="1.0937in" svg:y="0.148in" svg:viewBox="0 0 133 265" svg:d="M66 91h60v-13h-60v-78h-11c-1 35-13 80-55 82v9h36v117c0 52 40 57 55 57 30 0 42-30 42-57v-24h-11v24c0 31-12 46-28 46-28 0-28-38-28-45z"><text:p/></draw:path><draw:path draw:style-name="gr427" draw:text-style-name="P106" svg:width="0.0752in" svg:height="0.076in" svg:x="1.1622in" svg:y="0.1756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428" draw:text-style-name="P106" svg:width="0.0839in" svg:height="0.0732in" svg:x="1.2433in" svg:y="0.176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429" draw:text-style-name="P106" svg:width="0.0839in" svg:height="0.1154in" svg:x="1.3354in" svg:y="0.1346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430" draw:text-style-name="P106" svg:width="0.0819in" svg:height="0.3984in" svg:x="1.4846in" svg:y="0.0091in" svg:viewBox="0 0 209 1013" svg:d="M209 1009c0-2-1-2-1-5-17-15-45-43-74-88-68-110-99-246-99-410 0-112 15-260 85-385 34-60 68-95 88-114 1-1 1-1 1-2 0-5-4-5-10-5-5 0-6 0-12 6-143 130-187 323-187 500 0 166 38 334 146 460 9 10 24 26 42 42 5 5 6 5 11 5 6 0 10 0 10-4z"><text:p/></draw:path><draw:path draw:style-name="gr431" draw:text-style-name="P106" svg:width="0.1508in" svg:height="0.3988in" svg:x="1.5909in" svg:y="0in" svg:viewBox="0 0 384 1014" svg:d="M150 930l-91-424-57 88c-2 4-2 5-2 5 0 1 6 6 6 7l29-46 97 454c14 0 16 0 18-12l233-985c1-3 1-6 1-9 0-4-2-8-8-8s-8 6-9 12z"><text:p/></draw:path><draw:polygon draw:style-name="gr432" draw:text-style-name="P106" svg:width="0.2319in" svg:height="0.0067in" svg:x="1.7382in" svg:y="0in" svg:viewBox="0 0 590 18" draw:points="295,18 0,18 0,0 590,0 590,18"><text:p/></draw:polygon><draw:path draw:style-name="gr433" draw:text-style-name="P106" svg:width="0.0933in" svg:height="0.0752in" svg:x="1.7654in" svg:y="0.0642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434" draw:text-style-name="P106" svg:width="0.076in" svg:height="0.1075in" svg:x="1.8677in" svg:y="0.064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olygon draw:style-name="gr435" draw:text-style-name="P106" svg:width="0.1917in" svg:height="0.0067in" svg:x="1.7583in" svg:y="0.2051in" svg:viewBox="0 0 488 18" draw:points="245,18 0,18 0,0 488,0 488,18"><text:p/></draw:polygon><draw:path draw:style-name="gr436" draw:text-style-name="P106" svg:width="0.1362in" svg:height="0.0752in" svg:x="1.7862in" svg:y="0.290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437" draw:text-style-name="P106" svg:width="0.0177in" svg:height="0.0177in" svg:x="2.0213in" svg:y="0.1992in" svg:viewBox="0 0 46 46" svg:d="M46 23c0-12-10-23-23-23-12 0-23 11-23 23 0 13 11 23 23 23 13 0 23-10 23-23z"><text:p/></draw:path><draw:path draw:style-name="gr438" draw:text-style-name="P106" svg:width="0.0512in" svg:height="0.1059in" svg:x="2.0941in" svg:y="0.146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439" draw:text-style-name="P106" svg:width="0.0819in" svg:height="0.3984in" svg:x="2.1559in" svg:y="0.0091in" svg:viewBox="0 0 209 1013" svg:d="M209 506c0-165-39-332-147-459-8-10-24-27-42-42-4-5-6-5-12-5-4 0-8 0-8 5 0 1 1 2 2 3 15 16 44 44 72 89 69 109 100 246 100 409 0 114-16 261-85 387-34 59-70 95-88 111 0 3-1 4-1 5 0 4 4 4 8 4 6 0 8 0 14-6 142-129 187-323 187-501z"><text:p/></draw:path></draw:g><text:tab/><draw:g text:anchor-type="as-char" svg:y="-0.1846in" draw:z-index="32" draw:style-name="gr1"><svg:title>TexMaths</svg:title><svg:desc>12§display§a(t) = -\frac{g}{\cosh^2\left(\sqrt{\frac{\alpha g}{m}}\cdot t\right)}§svg§600§FALSE§</svg:desc><draw:polygon draw:style-name="gr389" draw:text-style-name="P106" svg:width="1.7575in" svg:height="0.3732in" svg:x="0in" svg:y="0.002in" svg:viewBox="0 0 4465 949" draw:points="2232,949 0,949 0,0 4465,0 4465,949"><text:p/></draw:polygon><draw:path draw:style-name="gr390" draw:text-style-name="P106" svg:width="0.076in" svg:height="0.0752in" svg:x="0.0067in" svg:y="0.1122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91" draw:text-style-name="P106" svg:width="0.039in" svg:height="0.1657in" svg:x="0.1043in" svg:y="0.061in" svg:viewBox="0 0 100 422" svg:d="M100 419c0-2 0-3-9-10-53-53-66-133-66-198 0-73 16-146 69-199 6-6 6-6 6-7 0-4-3-5-5-5-5 0-43 29-69 83-21 47-26 93-26 128 0 34 5 84 28 132 26 53 62 79 67 79 2 0 5-1 5-3z"><text:p/></draw:path><draw:path draw:style-name="gr392" draw:text-style-name="P106" svg:width="0.0512in" svg:height="0.1059in" svg:x="0.1563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93" draw:text-style-name="P106" svg:width="0.039in" svg:height="0.1657in" svg:x="0.2217in" svg:y="0.061in" svg:viewBox="0 0 100 422" svg:d="M100 211c0-32-5-84-29-132-25-51-63-79-66-79-4 0-5 1-5 5 0 1 0 1 8 9 42 42 66 110 66 197 0 73-15 148-68 200-6 5-6 6-6 8s1 3 5 3c3 0 42-29 67-81 22-47 28-94 28-130z"><text:p/></draw:path><draw:path draw:style-name="gr394" draw:text-style-name="P106" svg:width="0.1106in" svg:height="0.039in" svg:x="0.3323in" svg:y="0.1248in" svg:viewBox="0 0 282 100" svg:d="M268 17c6 0 14 0 14-9 0-8-8-8-14-8h-254c-6 0-14 0-14 8 0 9 8 9 14 9zM268 100c6 0 14 0 14-9 0-8-8-8-14-8h-254c-6 0-14 0-14 8 0 9 8 9 14 9z"><text:p/></draw:path><draw:path draw:style-name="gr395" draw:text-style-name="P106" svg:width="0.1016in" svg:height="0.0067in" svg:x="0.5122in" svg:y="0.1406in" svg:viewBox="0 0 259 18" svg:d="M244 18c7 0 15 0 15-8 0-10-8-10-15-10h-230c-7 0-14 0-14 10 0 8 7 8 14 8z"><text:p/></draw:path><draw:path draw:style-name="gr396" draw:text-style-name="P106" svg:width="0.076in" svg:height="0.1071in" svg:x="1.1622in" svg:y="0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draw:polygon draw:style-name="gr397" draw:text-style-name="P106" svg:width="1.1098in" svg:height="0.0067in" svg:x="0.6472in" svg:y="0.1406in" svg:viewBox="0 0 2820 18" draw:points="1410,18 0,18 0,0 2820,0 2820,18"><text:p/></draw:polygon><draw:path draw:style-name="gr398" draw:text-style-name="P106" svg:width="0.0634in" svg:height="0.076in" svg:x="0.6528in" svg:y="0.2425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99" draw:text-style-name="P106" svg:width="0.0736in" svg:height="0.076in" svg:x="0.7256in" svg:y="0.2425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400" draw:text-style-name="P106" svg:width="0.0543in" svg:height="0.076in" svg:x="0.8098in" svg:y="0.242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401" draw:text-style-name="P106" svg:width="0.0839in" svg:height="0.1154in" svg:x="0.8748in" svg:y="0.2016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402" draw:text-style-name="P106" svg:width="0.0516in" svg:height="0.0772in" svg:x="0.9693in" svg:y="0.165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403" draw:text-style-name="P106" svg:width="0.0437in" svg:height="0.1988in" svg:x="1.0894in" svg:y="0.1756in" svg:viewBox="0 0 112 506" svg:d="M112 503c0-3-2-3-3-4-19-22-48-55-66-125-9-38-13-81-13-121 0-110 26-188 78-243 4-4 4-5 4-5 0-5-4-5-6-5-6 0-29 25-35 31-43 52-71 127-71 222 0 60 11 145 66 216 5 6 32 37 40 37 2 0 6 0 6-3z"><text:p/></draw:path><draw:path draw:style-name="gr404" draw:text-style-name="P106" svg:width="0.1512in" svg:height="0.1992in" svg:x="1.1583in" svg:y="0.176in" svg:viewBox="0 0 385 507" svg:d="M133 507c13 0 13-1 18-8l231-483c3-5 3-6 3-8 0-4-3-8-8-8-6 0-7 4-10 8l-218 455-90-210-59 46 6 7 30-23z"><text:p/></draw:path><draw:polygon draw:style-name="gr405" draw:text-style-name="P106" svg:width="0.1953in" svg:height="0.0067in" svg:x="1.3063in" svg:y="0.176in" svg:viewBox="0 0 497 18" draw:points="248,18 0,18 0,0 497,0 497,18"><text:p/></draw:polygon><draw:path draw:style-name="gr406" draw:text-style-name="P106" svg:width="0.0713in" svg:height="0.0524in" svg:x="1.3331in" svg:y="0.1913in" svg:viewBox="0 0 182 134" svg:d="M144 89c28-28 38-67 38-71s-3-4-4-4c-5 0-5 2-6 8-6 20-16 38-28 54-1-5-1-24-2-28-4-29-27-48-57-48-43 0-85 41-85 83 0 27 20 51 54 51 28 0 53-12 70-25 6 22 21 25 30 25 18 0 28-14 28-20 0-4-3-4-6-4s-3 2-4 3c-4 12-14 13-17 13-4 0-10 0-11-37zM121 100c-29 24-55 26-66 26-19 0-30-13-30-34 0-8 4-40 19-61 14-18 30-23 41-23 24 0 31 23 34 41 1 13 1 35 2 51z"><text:p/></draw:path><draw:path draw:style-name="gr407" draw:text-style-name="P106" svg:width="0.0571in" svg:height="0.0752in" svg:x="1.4173in" svg:y="0.1913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olygon draw:style-name="gr408" draw:text-style-name="P106" svg:width="0.1555in" svg:height="0.0067in" svg:x="1.326in" svg:y="0.272in" svg:viewBox="0 0 396 18" draw:points="198,18 0,18 0,0 396,0 396,18"><text:p/></draw:polygon><draw:path draw:style-name="gr409" draw:text-style-name="P106" svg:width="0.1067in" svg:height="0.0524in" svg:x="1.3504in" svg:y="0.3224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410" draw:text-style-name="P106" svg:width="0.0177in" svg:height="0.0177in" svg:x="1.5524in" svg:y="0.2661in" svg:viewBox="0 0 46 46" svg:d="M46 23c0-12-10-23-23-23-12 0-23 11-23 23 0 13 11 23 23 23 13 0 23-10 23-23z"><text:p/></draw:path><draw:path draw:style-name="gr411" draw:text-style-name="P106" svg:width="0.0512in" svg:height="0.1059in" svg:x="1.6252in" svg:y="0.2126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412" draw:text-style-name="P106" svg:width="0.0437in" svg:height="0.1988in" svg:x="1.6886in" svg:y="0.1756in" svg:viewBox="0 0 112 506" svg:d="M112 253c0-60-11-144-68-216-3-5-31-37-39-37-3 0-5 1-5 5 0 1 1 2 2 3 21 22 48 57 66 124 10 38 14 82 14 121 0 43-4 86-15 127-17 59-42 94-63 117-4 3-4 4-4 6 0 3 2 3 5 3 7 0 30-25 35-31 44-52 72-127 72-222z"><text:p/></draw:path></draw:g> <text:s/><draw:g text:anchor-type="as-char" svg:y="-0.2528in" draw:z-index="31" draw:style-name="gr1"><svg:title>TexMaths</svg:title><svg:desc>12§display§v_\mathrm{max} = -\sqrt{\frac{mg}{\alpha}}§svg§600§FALSE§</svg:desc><draw:polygon draw:style-name="gr376" draw:text-style-name="P106" svg:width="1.1209in" svg:height="0.3988in" svg:x="0in" svg:y="0in" svg:viewBox="0 0 2848 1014" draw:points="1424,1014 0,1014 0,0 2848,0 2848,1014"><text:p/></draw:polygon><draw:path draw:style-name="gr377" draw:text-style-name="P106" svg:width="0.0728in" svg:height="0.0752in" svg:x="0.0047in" svg:y="0.176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78" draw:text-style-name="P106" svg:width="0.098in" svg:height="0.0516in" svg:x="0.087in" svg:y="0.2236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79" draw:text-style-name="P106" svg:width="0.0583in" svg:height="0.0531in" svg:x="0.1961in" svg:y="0.2232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80" draw:text-style-name="P106" svg:width="0.0638in" svg:height="0.05in" svg:x="0.2591in" svg:y="0.2244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381" draw:text-style-name="P106" svg:width="0.1106in" svg:height="0.039in" svg:x="0.3894in" svg:y="0.189in" svg:viewBox="0 0 282 100" svg:d="M268 17c6 0 14 0 14-9 0-8-8-8-14-8h-254c-6 0-14 0-14 8 0 9 8 9 14 9zM268 100c6 0 14 0 14-9 0-8-8-8-14-8h-254c-6 0-14 0-14 8 0 9 8 9 14 9z"><text:p/></draw:path><draw:path draw:style-name="gr382" draw:text-style-name="P106" svg:width="0.1016in" svg:height="0.0067in" svg:x="0.5689in" svg:y="0.2051in" svg:viewBox="0 0 259 18" svg:d="M244 18c7 0 15 0 15-8 0-10-8-10-15-10h-230c-7 0-14 0-14 10 0 8 7 8 14 8z"><text:p/></draw:path><draw:path draw:style-name="gr383" draw:text-style-name="P106" svg:width="0.1508in" svg:height="0.3988in" svg:x="0.7028in" svg:y="0in" svg:viewBox="0 0 384 1014" svg:d="M150 930l-91-423-57 87c-2 4-2 5-2 5 0 1 6 6 6 7l29-45 97 453c14 0 16 0 18-12l233-985c1-3 1-6 1-9 0-4-2-8-8-8s-8 6-9 12z"><text:p/></draw:path><draw:polygon draw:style-name="gr384" draw:text-style-name="P106" svg:width="0.2709in" svg:height="0.0067in" svg:x="0.8504in" svg:y="0in" svg:viewBox="0 0 689 18" draw:points="344,18 0,18 0,0 689,0 689,18"><text:p/></draw:polygon><draw:path draw:style-name="gr385" draw:text-style-name="P106" svg:width="0.1362in" svg:height="0.0752in" svg:x="0.8748in" svg:y="0.064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86" draw:text-style-name="P106" svg:width="0.076in" svg:height="0.1075in" svg:x="1.0185in" svg:y="0.064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olygon draw:style-name="gr387" draw:text-style-name="P106" svg:width="0.2311in" svg:height="0.0067in" svg:x="0.8701in" svg:y="0.2051in" svg:viewBox="0 0 588 18" draw:points="294,18 0,18 0,0 588,0 588,18"><text:p/></draw:polygon><draw:path draw:style-name="gr388" draw:text-style-name="P106" svg:width="0.0933in" svg:height="0.0752in" svg:x="0.939in" svg:y="0.2902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/draw:g></text:p>
      <text:h text:style-name="P94" text:outline-level="3">Kraftstoss <text:tab/><draw:g text:anchor-type="as-char" svg:y="-0.2327in" draw:z-index="51" draw:style-name="gr1"><svg:title>TexMaths</svg:title><svg:desc>12§display§\frac{d\vec{p}}{dt} = 0§svg§600§FALSE§</svg:desc><draw:polygon draw:style-name="gr637" draw:text-style-name="P106" svg:width="0.4945in" svg:height="0.3453in" svg:x="0in" svg:y="0in" svg:viewBox="0 0 1257 878" draw:points="629,878 0,878 0,0 1257,0 1257,878"><text:p/></draw:polygon><draw:path draw:style-name="gr638" draw:text-style-name="P106" svg:width="0.0791in" svg:height="0.1173in" svg:x="0.0067in" svg:y="0.0035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639" draw:text-style-name="P106" svg:width="0.0736in" svg:height="0.0331in" svg:x="0.1181in" svg:y="0in" svg:viewBox="0 0 188 85" svg:d="M151 50c-6 6-20 18-20 26 0 4 3 9 8 9 4 0 6-3 9-6 4-6 14-18 33-27 3-3 7-4 7-10 0-4-3-6-6-8-9-6-14-15-18-24 0-4-2-10-8-10s-8 6-8 8c0 3 3 17 10 26h-144c-7 0-14 0-14 8s7 8 14 8z"><text:p/></draw:path><draw:path draw:style-name="gr640" draw:text-style-name="P106" svg:width="0.0866in" svg:height="0.1059in" svg:x="0.0811in" svg:y="0.0453in" svg:viewBox="0 0 221 270" svg:d="M32 239c-3 15-3 18-22 18-5 0-10 0-10 7 0 4 2 6 6 6 11 0 23-2 35-2 14 0 29 2 42 2 2 0 8 0 8-9 0-4-5-4-11-4-21 0-21-3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641" draw:text-style-name="P106" svg:width="0.1701in" svg:height="0.0067in" svg:x="0in" svg:y="0.1862in" svg:viewBox="0 0 433 18" draw:points="216,18 0,18 0,0 433,0 433,18"><text:p/></draw:polygon><draw:path draw:style-name="gr642" draw:text-style-name="P106" svg:width="0.0791in" svg:height="0.1173in" svg:x="0.0185in" svg:y="0.2299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643" draw:text-style-name="P106" svg:width="0.0512in" svg:height="0.1059in" svg:x="0.102in" svg:y="0.2413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644" draw:text-style-name="P106" svg:width="0.1106in" svg:height="0.039in" svg:x="0.2453in" svg:y="0.1705in" svg:viewBox="0 0 282 100" svg:d="M268 17c6 0 14 0 14-9 0-8-8-8-14-8h-254c-6 0-14 0-14 8 0 9 8 9 14 9zM268 100c6 0 14 0 14-9 0-8-8-8-14-8h-254c-6 0-14 0-14 8 0 9 8 9 14 9z"><text:p/></draw:path><draw:path draw:style-name="gr645" draw:text-style-name="P106" svg:width="0.0701in" svg:height="0.1146in" svg:x="0.4177in" svg:y="0.1205in" svg:viewBox="0 0 179 292" svg:d="M179 147c0-34-3-68-17-99-19-41-54-48-72-48-26 0-56 11-74 50-14 29-16 63-16 97 0 32 1 69 19 102 18 35 49 43 70 43 23 0 55-10 74-49 13-29 16-63 16-96zM89 282c-16 0-41-10-49-51-5-26-5-64-5-89 0-28 0-55 3-78 9-51 40-54 51-54 14 0 42 7 50 49 5 24 5 56 5 83 0 31 0 60-5 87-7 40-31 53-50 53z"><text:p/></draw:path></draw:g></text:h>
      <text:h text:style-name="P104" text:outline-level="4">Elastischer Stoss<text:tab/><text:tab/><draw:g text:anchor-type="as-char" svg:y="-0.2299in" draw:z-index="56" draw:style-name="gr1"><svg:title>TexMaths</svg:title><svg:desc>12§display§\frac{dE}{dt} = 0§svg§600§FALSE§</svg:desc><draw:polygon draw:style-name="gr682" draw:text-style-name="P106" svg:width="0.5425in" svg:height="0.3413in" svg:x="0in" svg:y="0in" svg:viewBox="0 0 1379 868" draw:points="690,868 0,868 0,0 1379,0 1379,868"><text:p/></draw:polygon><draw:path draw:style-name="gr683" draw:text-style-name="P106" svg:width="0.0787in" svg:height="0.1169in" svg:x="0.0067in" svg:y="0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684" draw:text-style-name="P106" svg:width="0.1205in" svg:height="0.113in" svg:x="0.0925in" svg:y="0.0024in" svg:viewBox="0 0 307 288" svg:d="M283 189c1-2 2-4 2-6 0-1 0-4-4-4s-5 2-6 4c-28 63-44 91-115 91h-62c-6 0-7 0-9 0-5-1-6-1-6-4 0-2 0-3 2-10l29-115h42c36 0 36 8 36 19 0 3 0 9-4 21 0 2-1 3-1 4 0 3 3 5 6 5 4 0 5-2 6-8l24-100c0-2-1-4-5-4-3 0-5 3-6 8-8 32-17 42-55 42h-39l25-102c3-16 3-17 23-17h59c52 0 64 12 64 47 0 11 0 11-1 23 0 2 0 4 0 7 0 2 1 5 5 5s4-3 6-10l8-73c1-12-1-12-12-12h-213c-9 0-12 0-12 8 0 5 3 5 10 5 16 0 28 0 28 7 0 3 0 3-1 11l-57 223c-4 17-4 20-38 20-7 0-12 0-12 9 0 5 4 5 12 5h219c10 0 10 0 14-8z"><text:p/></draw:path><draw:polygon draw:style-name="gr685" draw:text-style-name="P106" svg:width="0.2189in" svg:height="0.0067in" svg:x="0in" svg:y="0.1827in" svg:viewBox="0 0 557 18" draw:points="278,18 0,18 0,0 557,0 557,18"><text:p/></draw:polygon><draw:path draw:style-name="gr686" draw:text-style-name="P106" svg:width="0.0787in" svg:height="0.1169in" svg:x="0.0425in" svg:y="0.226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687" draw:text-style-name="P106" svg:width="0.0512in" svg:height="0.1059in" svg:x="0.126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688" draw:text-style-name="P106" svg:width="0.1106in" svg:height="0.0386in" svg:x="0.2937in" svg:y="0.1665in" svg:viewBox="0 0 282 99" svg:d="M267 17c6 0 15 0 15-9 0-8-9-8-15-8h-253c-6 0-14 0-14 8 0 9 8 9 14 9zM267 99c6 0 15 0 15-8s-9-8-15-8h-253c-6 0-14 0-14 8s8 8 14 8z"><text:p/></draw:path><draw:path draw:style-name="gr689" draw:text-style-name="P106" svg:width="0.0701in" svg:height="0.1142in" svg:x="0.4661in" svg:y="0.1169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h>
      <text:p text:style-name="P34"><text:span text:style-name="T9"><draw:g text:anchor-type="as-char" svg:y="-0.0972in" draw:z-index="83" draw:style-name="gr1"><svg:title>TexMaths</svg:title><svg:desc>12§display§m_1v_1+m_2v_2=m_1u_1+m_2u_2§svg§600§FALSE§</svg:desc><draw:polygon draw:style-name="gr1015" draw:text-style-name="P106" svg:width="2.1492in" svg:height="0.1217in" svg:x="0in" svg:y="0in" svg:viewBox="0 0 5460 310" draw:points="2730,310 0,310 0,0 5460,0 5460,310"><text:p/></draw:polygon><draw:path draw:style-name="gr1016" draw:text-style-name="P106" svg:width="0.1362in" svg:height="0.0752in" svg:x="0.0047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1017" draw:text-style-name="P106" svg:width="0.0425in" svg:height="0.0768in" svg:x="0.1583in" svg:y="0.0445in" svg:viewBox="0 0 109 196" svg:d="M67 8c0-8 0-8-8-8-19 19-47 19-59 19v11c7 0 26 0 43-8v150c0 10 0 14-30 14h-11v10c5 0 42-1 53-1 10 0 47 1 54 1v-10h-12c-30 0-30-4-30-14z"><text:p/></draw:path><draw:path draw:style-name="gr1018" draw:text-style-name="P106" svg:width="0.0728in" svg:height="0.0752in" svg:x="0.2248in" svg:y="0.0236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1019" draw:text-style-name="P106" svg:width="0.0425in" svg:height="0.0768in" svg:x="0.3134in" svg:y="0.0445in" svg:viewBox="0 0 109 196" svg:d="M67 8c0-8 0-8-8-8-19 19-47 19-59 19v11c7 0 26 0 43-8v150c0 10 0 14-30 14h-11v10c5 0 42-1 53-1 10 0 47 1 54 1v-10h-12c-30 0-30-4-30-14z"><text:p/></draw:path><draw:path draw:style-name="gr1020" draw:text-style-name="P106" svg:width="0.1106in" svg:height="0.1102in" svg:x="0.4213in" svg:y="0in" svg:viewBox="0 0 282 281" svg:d="M150 150h118c6 0 14 0 14-9s-8-9-14-9h-118v-118c0-6 0-14-8-14-10 0-10 8-10 14v118h-118c-6 0-14 0-14 9s8 9 14 9h118v117c0 6 0 14 10 14 8 0 8-8 8-14z"><text:p/></draw:path><draw:path draw:style-name="gr1021" draw:text-style-name="P106" svg:width="0.1362in" svg:height="0.0752in" svg:x="0.5831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1022" draw:text-style-name="P106" svg:width="0.0516in" svg:height="0.0768in" svg:x="0.7315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1023" draw:text-style-name="P106" svg:width="0.0728in" svg:height="0.0752in" svg:x="0.8031in" svg:y="0.0236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1024" draw:text-style-name="P106" svg:width="0.0516in" svg:height="0.0768in" svg:x="0.8862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1025" draw:text-style-name="P106" svg:width="0.1106in" svg:height="0.0386in" svg:x="1.0087in" svg:y="0.0358in" svg:viewBox="0 0 282 99" svg:d="M268 17c6 0 14 0 14-9 0-8-8-8-14-8h-254c-6 0-14 0-14 8 0 9 8 9 14 9zM268 99c6 0 14 0 14-8s-8-8-14-8h-254c-6 0-14 0-14 8s8 8 14 8z"><text:p/></draw:path><draw:path draw:style-name="gr1026" draw:text-style-name="P106" svg:width="0.1362in" svg:height="0.0752in" svg:x="1.1795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1027" draw:text-style-name="P106" svg:width="0.0425in" svg:height="0.0768in" svg:x="1.3331in" svg:y="0.0445in" svg:viewBox="0 0 109 196" svg:d="M67 8c0-8 0-8-8-8-19 19-47 19-59 19v11c7 0 26 0 43-8v150c0 10 0 14-30 14h-11v10c5 0 42-1 53-1 10 0 47 1 54 1v-10h-12c-30 0-30-4-30-14z"><text:p/></draw:path><draw:path draw:style-name="gr1028" draw:text-style-name="P106" svg:width="0.0854in" svg:height="0.0752in" svg:x="1.4in" svg:y="0.0236in" svg:viewBox="0 0 218 192" svg:d="M136 164c4 17 20 28 38 28 14 0 24-10 31-23 7-16 13-42 13-42 0-5-4-5-6-5-3 0-3 3-6 9-4 22-13 51-31 51-8 0-13-5-13-19 0-10 5-29 8-44l12-46c2-6 6-23 8-29 2-9 6-25 6-28 0-8-6-11-12-11-3 0-14 0-17 14-7 31-27 106-31 128-2 1-18 35-50 35-21 0-25-18-25-35 0-22 11-56 23-86 5-12 7-18 7-26 0-19-14-35-35-35-40 0-56 61-56 65s5 4 5 4c5 0 5-1 7-7 11-37 26-52 43-52 4 0 10 0 10 13 0 11-4 22-7 30-16 42-24 67-24 88 0 40 28 51 51 51 29 0 43-20 51-28z"><text:p/></draw:path><draw:path draw:style-name="gr1029" draw:text-style-name="P106" svg:width="0.0425in" svg:height="0.0768in" svg:x="1.5028in" svg:y="0.0445in" svg:viewBox="0 0 109 196" svg:d="M67 8c0-8 0-8-8-8-19 19-47 19-59 19v11c7 0 26 0 43-8v150c0 10 0 14-30 14h-11v10c5 0 42-1 53-1 10 0 47 1 54 1v-10h-12c-30 0-30-4-30-14z"><text:p/></draw:path><draw:path draw:style-name="gr1030" draw:text-style-name="P106" svg:width="0.1106in" svg:height="0.1102in" svg:x="1.611in" svg:y="0in" svg:viewBox="0 0 282 281" svg:d="M150 150h118c6 0 14 0 14-9s-8-9-14-9h-118v-118c0-6 0-14-8-14-10 0-10 8-10 14v118h-118c-6 0-14 0-14 9s8 9 14 9h118v117c0 6 0 14 10 14 8 0 8-8 8-14z"><text:p/></draw:path><draw:path draw:style-name="gr1031" draw:text-style-name="P106" svg:width="0.1362in" svg:height="0.0752in" svg:x="1.7724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1032" draw:text-style-name="P106" svg:width="0.0516in" svg:height="0.0768in" svg:x="1.9209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1033" draw:text-style-name="P106" svg:width="0.0854in" svg:height="0.0752in" svg:x="1.9929in" svg:y="0.0236in" svg:viewBox="0 0 218 192" svg:d="M136 164c4 17 20 28 38 28 14 0 24-10 31-23 7-16 13-42 13-42 0-5-4-5-6-5-3 0-3 3-6 9-4 22-13 51-31 51-8 0-13-5-13-19 0-10 5-29 8-44l12-46c2-6 6-23 8-29 2-9 6-25 6-28 0-8-6-11-12-11-3 0-14 0-17 14-7 31-27 106-31 128-2 1-18 35-50 35-21 0-25-18-25-35 0-22 11-56 23-86 5-12 7-18 7-26 0-19-14-35-35-35-40 0-56 61-56 65s5 4 5 4c5 0 5-1 7-7 11-37 26-52 43-52 4 0 10 0 10 13 0 11-4 22-7 30-16 42-24 67-24 88 0 40 28 51 51 51 29 0 43-20 51-28z"><text:p/></draw:path><draw:path draw:style-name="gr1034" draw:text-style-name="P106" svg:width="0.0516in" svg:height="0.0768in" svg:x="2.0902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/draw:g></text:span><text:span text:style-name="T9"> <text:tab/><text:tab/></text:span><text:span text:style-name="T9"><draw:g text:anchor-type="as-char" svg:y="-0.222in" draw:z-index="82" draw:style-name="gr1"><svg:title>TexMaths</svg:title><svg:desc>12§display§\frac12m_1v_1^2+\frac12m_2v_2^2=\frac12m_1u_1^2+\frac12m_2u_2^2§svg§600§FALSE§</svg:desc><draw:polygon draw:style-name="gr979" draw:text-style-name="P106" svg:width="2.6319in" svg:height="0.3331in" svg:x="0in" svg:y="0.0039in" svg:viewBox="0 0 6686 847" draw:points="3344,847 0,847 0,0 6686,0 6686,847"><text:p/></draw:polygon><draw:path draw:style-name="gr980" draw:text-style-name="P106" svg:width="0.0547in" svg:height="0.1106in" svg:x="0.0146in" svg:y="0in" svg:viewBox="0 0 140 282" svg:d="M88 11c0-10 0-11-10-11-26 28-65 28-78 28v13c8 0 34 0 55-12v219c0 16-1 21-39 21h-14v13c16-1 52-1 70-1 17 0 54 0 68 1v-13h-13c-38 0-39-5-39-21z"><text:p/></draw:path><draw:polygon draw:style-name="gr981" draw:text-style-name="P106" svg:width="0.0831in" svg:height="0.0067in" svg:x="0in" svg:y="0.1783in" svg:viewBox="0 0 212 18" draw:points="106,18 0,18 0,0 212,0 212,18"><text:p/></draw:polygon><draw:path draw:style-name="gr982" draw:text-style-name="P106" svg:width="0.0661in" svg:height="0.1106in" svg:x="0.00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983" draw:text-style-name="P106" svg:width="0.1362in" svg:height="0.0752in" svg:x="0.1079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84" draw:text-style-name="P106" svg:width="0.0425in" svg:height="0.0772in" svg:x="0.261in" svg:y="0.1713in" svg:viewBox="0 0 109 197" svg:d="M67 8c0-8 0-8-8-8-19 19-47 19-59 19v11c7 0 26 0 43-8v151c0 9 0 13-30 13h-11v11c5 0 42-1 53-1 10 0 47 1 54 1v-11h-12c-30 0-30-4-30-13z"><text:p/></draw:path><draw:path draw:style-name="gr985" draw:text-style-name="P106" svg:width="0.0728in" svg:height="0.0752in" svg:x="0.328in" svg:y="0.1496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986" draw:text-style-name="P106" svg:width="0.0516in" svg:height="0.0772in" svg:x="0.4169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87" draw:text-style-name="P106" svg:width="0.0425in" svg:height="0.0772in" svg:x="0.4161in" svg:y="0.187in" svg:viewBox="0 0 109 197" svg:d="M67 8c0-8 0-8-8-8-19 19-47 19-59 19v11c7 0 26 0 43-8v151c0 9 0 13-30 13h-11v11c5 0 42-1 53-1 10 0 47 1 54 1v-11h-12c-30 0-30-4-30-13z"><text:p/></draw:path><draw:path draw:style-name="gr988" draw:text-style-name="P106" svg:width="0.1106in" svg:height="0.1106in" svg:x="0.5303in" svg:y="0.126in" svg:viewBox="0 0 282 282" svg:d="M150 150h118c6 0 14 0 14-8 0-10-8-10-14-10h-118v-118c0-6 0-14-8-14-10 0-10 8-10 14v118h-118c-6 0-14 0-14 10 0 8 8 8 14 8h118v118c0 6 0 14 10 14 8 0 8-8 8-14z"><text:p/></draw:path><draw:path draw:style-name="gr989" draw:text-style-name="P106" svg:width="0.0547in" svg:height="0.1106in" svg:x="0.7217in" svg:y="0in" svg:viewBox="0 0 140 282" svg:d="M88 11c0-10 0-11-10-11-26 28-65 28-78 28v13c8 0 34 0 55-12v219c0 16-1 21-39 21h-14v13c16-1 52-1 70-1 17 0 54 0 68 1v-13h-13c-38 0-39-5-39-21z"><text:p/></draw:path><draw:polygon draw:style-name="gr990" draw:text-style-name="P106" svg:width="0.0831in" svg:height="0.0067in" svg:x="0.7071in" svg:y="0.1783in" svg:viewBox="0 0 212 18" draw:points="106,18 0,18 0,0 212,0 212,18"><text:p/></draw:polygon><draw:path draw:style-name="gr991" draw:text-style-name="P106" svg:width="0.0661in" svg:height="0.1106in" svg:x="0.71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992" draw:text-style-name="P106" svg:width="0.1362in" svg:height="0.0752in" svg:x="0.81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93" draw:text-style-name="P106" svg:width="0.0516in" svg:height="0.0772in" svg:x="0.963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94" draw:text-style-name="P106" svg:width="0.0728in" svg:height="0.0752in" svg:x="1.035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995" draw:text-style-name="P106" svg:width="0.0516in" svg:height="0.0772in" svg:x="1.1236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96" draw:text-style-name="P106" svg:width="0.0516in" svg:height="0.0772in" svg:x="1.1181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97" draw:text-style-name="P106" svg:width="0.1106in" svg:height="0.039in" svg:x="1.2465in" svg:y="0.1618in" svg:viewBox="0 0 282 100" svg:d="M268 17c6 0 14 0 14-9 0-8-8-8-14-8h-254c-6 0-14 0-14 8 0 9 8 9 14 9zM268 100c6 0 14 0 14-9 0-8-8-8-14-8h-254c-6 0-14 0-14 8 0 9 8 9 14 9z"><text:p/></draw:path><draw:path draw:style-name="gr998" draw:text-style-name="P106" svg:width="0.0547in" svg:height="0.1106in" svg:x="1.4469in" svg:y="0in" svg:viewBox="0 0 140 282" svg:d="M88 11c0-10 0-11-10-11-26 28-65 28-78 28v13c8 0 34 0 55-12v219c0 16-1 21-39 21h-14v13c16-1 52-1 70-1 17 0 54 0 68 1v-13h-13c-38 0-39-5-39-21z"><text:p/></draw:path><draw:polygon draw:style-name="gr999" draw:text-style-name="P106" svg:width="0.0831in" svg:height="0.0067in" svg:x="1.4323in" svg:y="0.1783in" svg:viewBox="0 0 212 18" draw:points="106,18 0,18 0,0 212,0 212,18"><text:p/></draw:polygon><draw:path draw:style-name="gr1000" draw:text-style-name="P106" svg:width="0.0661in" svg:height="0.1106in" svg:x="1.4406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001" draw:text-style-name="P106" svg:width="0.1362in" svg:height="0.0752in" svg:x="1.5398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002" draw:text-style-name="P106" svg:width="0.0425in" svg:height="0.0772in" svg:x="1.6933in" svg:y="0.1713in" svg:viewBox="0 0 109 197" svg:d="M67 8c0-8 0-8-8-8-19 19-47 19-59 19v11c7 0 26 0 43-8v151c0 9 0 13-30 13h-11v11c5 0 42-1 53-1 10 0 47 1 54 1v-11h-12c-30 0-30-4-30-13z"><text:p/></draw:path><draw:path draw:style-name="gr1003" draw:text-style-name="P106" svg:width="0.0854in" svg:height="0.0752in" svg:x="1.7598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1004" draw:text-style-name="P106" svg:width="0.0516in" svg:height="0.0772in" svg:x="1.8579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005" draw:text-style-name="P106" svg:width="0.0425in" svg:height="0.0772in" svg:x="1.863in" svg:y="0.187in" svg:viewBox="0 0 109 197" svg:d="M67 8c0-8 0-8-8-8-19 19-47 19-59 19v11c7 0 26 0 43-8v151c0 9 0 13-30 13h-11v11c5 0 42-1 53-1 10 0 47 1 54 1v-11h-12c-30 0-30-4-30-13z"><text:p/></draw:path><draw:path draw:style-name="gr1006" draw:text-style-name="P106" svg:width="0.1106in" svg:height="0.1106in" svg:x="1.9713in" svg:y="0.126in" svg:viewBox="0 0 282 282" svg:d="M150 150h118c6 0 14 0 14-8 0-10-8-10-14-10h-118v-118c0-6 0-14-8-14-10 0-10 8-10 14v118h-118c-6 0-14 0-14 10 0 8 8 8 14 8h118v118c0 6 0 14 10 14 8 0 8-8 8-14z"><text:p/></draw:path><draw:path draw:style-name="gr1007" draw:text-style-name="P106" svg:width="0.0547in" svg:height="0.1106in" svg:x="2.1622in" svg:y="0in" svg:viewBox="0 0 140 282" svg:d="M88 11c0-10 0-11-10-11-26 28-65 28-78 28v13c8 0 34 0 55-12v219c0 16-1 21-39 21h-14v13c16-1 52-1 70-1 17 0 54 0 68 1v-13h-13c-38 0-39-5-39-21z"><text:p/></draw:path><draw:polygon draw:style-name="gr1008" draw:text-style-name="P106" svg:width="0.0831in" svg:height="0.0067in" svg:x="2.1476in" svg:y="0.1783in" svg:viewBox="0 0 212 18" draw:points="106,18 0,18 0,0 212,0 212,18"><text:p/></draw:polygon><draw:path draw:style-name="gr1009" draw:text-style-name="P106" svg:width="0.0661in" svg:height="0.1106in" svg:x="2.1559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010" draw:text-style-name="P106" svg:width="0.1362in" svg:height="0.0752in" svg:x="2.255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1011" draw:text-style-name="P106" svg:width="0.0516in" svg:height="0.0772in" svg:x="2.4039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012" draw:text-style-name="P106" svg:width="0.0854in" svg:height="0.0752in" svg:x="2.4756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1013" draw:text-style-name="P106" svg:width="0.0516in" svg:height="0.0772in" svg:x="2.5732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014" draw:text-style-name="P106" svg:width="0.0516in" svg:height="0.0772in" svg:x="2.5732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9"> <text:tab/></text:span><text:span text:style-name="T9"><draw:g text:anchor-type="as-char" svg:y="-0.2366in" draw:z-index="81" draw:style-name="gr1"><svg:title>TexMaths</svg:title><svg:desc>12§display§u_1=\frac{m_1v_1+m_2(2v_2-v_1)}{m_1+m_2}§svg§600§FALSE§</svg:desc><draw:polygon draw:style-name="gr954" draw:text-style-name="P106" svg:width="1.9339in" svg:height="0.3756in" svg:x="0in" svg:y="0in" svg:viewBox="0 0 4913 955" draw:points="2457,955 0,955 0,0 4913,0 4913,955"><text:p/></draw:polygon><draw:path draw:style-name="gr955" draw:text-style-name="P106" svg:width="0.0854in" svg:height="0.0752in" svg:x="0.0047in" svg:y="0.163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956" draw:text-style-name="P106" svg:width="0.0425in" svg:height="0.0772in" svg:x="0.1079in" svg:y="0.1846in" svg:viewBox="0 0 109 197" svg:d="M67 8c0-8 0-8-8-8-19 19-47 19-59 19v11c7 0 26 0 43-8v151c0 9 0 13-30 13h-11v11c5 0 42-1 53-1 10 0 47 1 54 1v-11h-12c-30 0-30-4-30-13z"><text:p/></draw:path><draw:path draw:style-name="gr957" draw:text-style-name="P106" svg:width="0.1106in" svg:height="0.039in" svg:x="0.2248in" svg:y="0.1756in" svg:viewBox="0 0 282 100" svg:d="M268 17c6 0 14 0 14-9 0-8-8-8-14-8h-254c-6 0-14 0-14 8 0 9 8 9 14 9zM268 100c6 0 14 0 14-9 0-8-8-8-14-8h-254c-6 0-14 0-14 8 0 9 8 9 14 9z"><text:p/></draw:path><draw:path draw:style-name="gr958" draw:text-style-name="P106" svg:width="0.1362in" svg:height="0.0752in" svg:x="0.4157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59" draw:text-style-name="P106" svg:width="0.0425in" svg:height="0.0772in" svg:x="0.5693in" svg:y="0.072in" svg:viewBox="0 0 109 197" svg:d="M67 8c0-8 0-8-8-8-19 19-47 19-59 19v11c7 0 26 0 43-8v151c0 9 0 13-30 13h-11v11c5 0 42-1 53-1 10 0 47 1 54 1v-11h-12c-30 0-30-4-30-13z"><text:p/></draw:path><draw:path draw:style-name="gr960" draw:text-style-name="P106" svg:width="0.0728in" svg:height="0.0752in" svg:x="0.6358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961" draw:text-style-name="P106" svg:width="0.0425in" svg:height="0.0772in" svg:x="0.724in" svg:y="0.072in" svg:viewBox="0 0 109 197" svg:d="M67 8c0-8 0-8-8-8-19 19-47 19-59 19v11c7 0 26 0 43-8v151c0 9 0 13-30 13h-11v11c5 0 42-1 53-1 10 0 47 1 54 1v-11h-12c-30 0-30-4-30-13z"><text:p/></draw:path><draw:path draw:style-name="gr962" draw:text-style-name="P106" svg:width="0.1106in" svg:height="0.1106in" svg:x="0.8323in" svg:y="0.028in" svg:viewBox="0 0 282 282" svg:d="M150 150h118c6 0 14 0 14-8 0-10-8-10-14-10h-118v-118c0-6 0-14-8-14-10 0-10 8-10 14v118h-118c-6 0-14 0-14 10 0 8 8 8 14 8h118v118c0 5 0 14 10 14 8 0 8-9 8-14z"><text:p/></draw:path><draw:path draw:style-name="gr963" draw:text-style-name="P106" svg:width="0.1362in" svg:height="0.0752in" svg:x="0.9937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64" draw:text-style-name="P106" svg:width="0.0516in" svg:height="0.0772in" svg:x="1.1421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65" draw:text-style-name="P106" svg:width="0.039in" svg:height="0.1657in" svg:x="1.226in" svg:y="0in" svg:viewBox="0 0 100 422" svg:d="M100 419c0-2 0-3-9-10-53-53-66-133-66-198 0-73 16-146 69-199 6-6 6-6 6-7 0-4-3-5-5-5-5 0-43 29-69 83-21 47-26 93-26 128 0 34 5 84 28 132 26 53 62 79 67 79 2 0 5-1 5-3z"><text:p/></draw:path><draw:path draw:style-name="gr966" draw:text-style-name="P106" svg:width="0.0661in" svg:height="0.1106in" svg:x="1.2819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967" draw:text-style-name="P106" svg:width="0.0728in" svg:height="0.0752in" svg:x="1.3614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968" draw:text-style-name="P106" svg:width="0.0516in" svg:height="0.0772in" svg:x="1.4445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69" draw:text-style-name="P106" svg:width="0.1016in" svg:height="0.0067in" svg:x="1.5622in" svg:y="0.0799in" svg:viewBox="0 0 259 18" svg:d="M244 18c7 0 15 0 15-8 0-10-8-10-15-10h-230c-7 0-14 0-14 10 0 8 7 8 14 8z"><text:p/></draw:path><draw:path draw:style-name="gr970" draw:text-style-name="P106" svg:width="0.0728in" svg:height="0.0752in" svg:x="1.7193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971" draw:text-style-name="P106" svg:width="0.0425in" svg:height="0.0772in" svg:x="1.8079in" svg:y="0.072in" svg:viewBox="0 0 109 197" svg:d="M67 8c0-8 0-8-8-8-19 19-47 19-59 19v11c7 0 26 0 43-8v151c0 9 0 13-30 13h-11v11c5 0 42-1 53-1 10 0 47 1 54 1v-11h-12c-30 0-30-4-30-13z"><text:p/></draw:path><draw:path draw:style-name="gr972" draw:text-style-name="P106" svg:width="0.039in" svg:height="0.1657in" svg:x="1.8791in" svg:y="0in" svg:viewBox="0 0 100 422" svg:d="M100 211c0-32-5-84-29-132-25-51-63-79-66-79-4 0-5 1-5 5 0 1 0 1 8 9 42 42 66 110 66 197 0 73-15 148-68 200-6 5-6 6-6 8s1 3 5 3c3 0 42-29 67-81 22-47 28-94 28-130z"><text:p/></draw:path><draw:polygon draw:style-name="gr973" draw:text-style-name="P106" svg:width="1.5236in" svg:height="0.0067in" svg:x="0.411in" svg:y="0.1921in" svg:viewBox="0 0 3871 18" draw:points="1935,18 0,18 0,0 3871,0 3871,18"><text:p/></draw:polygon><draw:path draw:style-name="gr974" draw:text-style-name="P106" svg:width="0.1362in" svg:height="0.0752in" svg:x="0.8555in" svg:y="0.277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75" draw:text-style-name="P106" svg:width="0.0425in" svg:height="0.0772in" svg:x="1.0091in" svg:y="0.2984in" svg:viewBox="0 0 109 197" svg:d="M67 8c0-8 0-8-8-8-19 19-47 19-59 19v11c7 0 26 0 43-8v151c0 9 0 13-30 13h-11v11c5 0 42-1 53-1 10 0 47 1 54 1v-11h-12c-30 0-30-4-30-13z"><text:p/></draw:path><draw:path draw:style-name="gr976" draw:text-style-name="P106" svg:width="0.1106in" svg:height="0.1106in" svg:x="1.1173in" svg:y="0.2543in" svg:viewBox="0 0 282 282" svg:d="M150 150h118c6 0 14 0 14-8 0-10-8-10-14-10h-118v-118c0-6 0-14-8-14-10 0-10 8-10 14v118h-118c-6 0-14 0-14 10 0 8 8 8 14 8h118v118c0 5 0 14 10 14 8 0 8-9 8-14z"><text:p/></draw:path><draw:path draw:style-name="gr977" draw:text-style-name="P106" svg:width="0.1362in" svg:height="0.0752in" svg:x="1.2787in" svg:y="0.277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78" draw:text-style-name="P106" svg:width="0.0516in" svg:height="0.0772in" svg:x="1.4272in" svg:y="0.29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9"> <text:tab/><text:tab/></text:span><text:span text:style-name="T9"><draw:g text:anchor-type="as-char" svg:y="-0.2366in" draw:z-index="80" draw:style-name="gr1"><svg:title>TexMaths</svg:title><svg:desc>12§display§u_2=\frac{m_2v_2+m_1(2v_1-v_2)}{m_1+m_2}
§svg§600§FALSE§</svg:desc><draw:polygon draw:style-name="gr929" draw:text-style-name="P106" svg:width="1.9339in" svg:height="0.3756in" svg:x="0in" svg:y="0in" svg:viewBox="0 0 4913 955" draw:points="2457,955 0,955 0,0 4913,0 4913,955"><text:p/></draw:polygon><draw:path draw:style-name="gr930" draw:text-style-name="P106" svg:width="0.0854in" svg:height="0.0752in" svg:x="0.0047in" svg:y="0.163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931" draw:text-style-name="P106" svg:width="0.0516in" svg:height="0.0772in" svg:x="0.1024in" svg:y="0.184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32" draw:text-style-name="P106" svg:width="0.1106in" svg:height="0.039in" svg:x="0.2248in" svg:y="0.1756in" svg:viewBox="0 0 282 100" svg:d="M268 17c6 0 14 0 14-9 0-8-8-8-14-8h-254c-6 0-14 0-14 8 0 9 8 9 14 9zM268 100c6 0 14 0 14-9 0-8-8-8-14-8h-254c-6 0-14 0-14 8 0 9 8 9 14 9z"><text:p/></draw:path><draw:path draw:style-name="gr933" draw:text-style-name="P106" svg:width="0.1362in" svg:height="0.0752in" svg:x="0.4157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34" draw:text-style-name="P106" svg:width="0.0516in" svg:height="0.0772in" svg:x="0.5642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35" draw:text-style-name="P106" svg:width="0.0728in" svg:height="0.0752in" svg:x="0.6358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936" draw:text-style-name="P106" svg:width="0.0516in" svg:height="0.0772in" svg:x="0.7189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37" draw:text-style-name="P106" svg:width="0.1106in" svg:height="0.1106in" svg:x="0.8323in" svg:y="0.028in" svg:viewBox="0 0 282 282" svg:d="M150 150h118c6 0 14 0 14-8 0-10-8-10-14-10h-118v-118c0-6 0-14-8-14-10 0-10 8-10 14v118h-118c-6 0-14 0-14 10 0 8 8 8 14 8h118v118c0 5 0 14 10 14 8 0 8-9 8-14z"><text:p/></draw:path><draw:path draw:style-name="gr938" draw:text-style-name="P106" svg:width="0.1362in" svg:height="0.0752in" svg:x="0.9937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39" draw:text-style-name="P106" svg:width="0.0425in" svg:height="0.0772in" svg:x="1.1472in" svg:y="0.072in" svg:viewBox="0 0 109 197" svg:d="M67 8c0-8 0-8-8-8-19 19-47 19-59 19v11c7 0 26 0 43-8v151c0 9 0 13-30 13h-11v11c5 0 42-1 53-1 10 0 47 1 54 1v-11h-12c-30 0-30-4-30-13z"><text:p/></draw:path><draw:path draw:style-name="gr940" draw:text-style-name="P106" svg:width="0.039in" svg:height="0.1657in" svg:x="1.226in" svg:y="0in" svg:viewBox="0 0 100 422" svg:d="M100 419c0-2 0-3-9-10-53-53-66-133-66-198 0-73 16-146 69-199 6-6 6-6 6-7 0-4-3-5-5-5-5 0-43 29-69 83-21 47-26 93-26 128 0 34 5 84 28 132 26 53 62 79 67 79 2 0 5-1 5-3z"><text:p/></draw:path><draw:path draw:style-name="gr941" draw:text-style-name="P106" svg:width="0.0661in" svg:height="0.1106in" svg:x="1.2819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942" draw:text-style-name="P106" svg:width="0.0728in" svg:height="0.0752in" svg:x="1.3614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943" draw:text-style-name="P106" svg:width="0.0425in" svg:height="0.0772in" svg:x="1.4496in" svg:y="0.072in" svg:viewBox="0 0 109 197" svg:d="M67 8c0-8 0-8-8-8-19 19-47 19-59 19v11c7 0 26 0 43-8v151c0 9 0 13-30 13h-11v11c5 0 42-1 53-1 10 0 47 1 54 1v-11h-12c-30 0-30-4-30-13z"><text:p/></draw:path><draw:path draw:style-name="gr944" draw:text-style-name="P106" svg:width="0.1016in" svg:height="0.0067in" svg:x="1.5622in" svg:y="0.0799in" svg:viewBox="0 0 259 18" svg:d="M244 18c7 0 15 0 15-8 0-10-8-10-15-10h-230c-7 0-14 0-14 10 0 8 7 8 14 8z"><text:p/></draw:path><draw:path draw:style-name="gr945" draw:text-style-name="P106" svg:width="0.0728in" svg:height="0.0752in" svg:x="1.7193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946" draw:text-style-name="P106" svg:width="0.0516in" svg:height="0.0772in" svg:x="1.8028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47" draw:text-style-name="P106" svg:width="0.039in" svg:height="0.1657in" svg:x="1.8791in" svg:y="0in" svg:viewBox="0 0 100 422" svg:d="M100 211c0-32-5-84-29-132-25-51-63-79-66-79-4 0-5 1-5 5 0 1 0 1 8 9 42 42 66 110 66 197 0 73-15 148-68 200-6 5-6 6-6 8s1 3 5 3c3 0 42-29 67-81 22-47 28-94 28-130z"><text:p/></draw:path><draw:polygon draw:style-name="gr948" draw:text-style-name="P106" svg:width="1.5236in" svg:height="0.0067in" svg:x="0.411in" svg:y="0.1921in" svg:viewBox="0 0 3871 18" draw:points="1935,18 0,18 0,0 3871,0 3871,18"><text:p/></draw:polygon><draw:path draw:style-name="gr949" draw:text-style-name="P106" svg:width="0.1362in" svg:height="0.0752in" svg:x="0.8555in" svg:y="0.277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50" draw:text-style-name="P106" svg:width="0.0425in" svg:height="0.0772in" svg:x="1.0091in" svg:y="0.2984in" svg:viewBox="0 0 109 197" svg:d="M67 8c0-8 0-8-8-8-19 19-47 19-59 19v11c7 0 26 0 43-8v151c0 9 0 13-30 13h-11v11c5 0 42-1 53-1 10 0 47 1 54 1v-11h-12c-30 0-30-4-30-13z"><text:p/></draw:path><draw:path draw:style-name="gr951" draw:text-style-name="P106" svg:width="0.1106in" svg:height="0.1106in" svg:x="1.1173in" svg:y="0.2543in" svg:viewBox="0 0 282 282" svg:d="M150 150h118c6 0 14 0 14-8 0-10-8-10-14-10h-118v-118c0-6 0-14-8-14-10 0-10 8-10 14v118h-118c-6 0-14 0-14 10 0 8 8 8 14 8h118v118c0 5 0 14 10 14 8 0 8-9 8-14z"><text:p/></draw:path><draw:path draw:style-name="gr952" draw:text-style-name="P106" svg:width="0.1362in" svg:height="0.0752in" svg:x="1.2787in" svg:y="0.277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53" draw:text-style-name="P106" svg:width="0.0516in" svg:height="0.0772in" svg:x="1.4272in" svg:y="0.29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9"> <text:tab/></text:span><text:span text:style-name="T9"><draw:g text:anchor-type="as-char" svg:y="-0.1161in" draw:z-index="79" draw:style-name="gr1"><svg:title>TexMaths</svg:title><svg:desc>12§display§m_1 = m_2 \Rightarrow u_1=v_2 \text{ und } u_2=v_1§svg§600§FALSE§</svg:desc><draw:polygon draw:style-name="gr909" draw:text-style-name="P106" svg:width="2.3909in" svg:height="0.1406in" svg:x="0in" svg:y="0in" svg:viewBox="0 0 6074 358" draw:points="3037,358 0,358 0,0 6074,0 6074,358"><text:p/></draw:polygon><draw:path draw:style-name="gr910" draw:text-style-name="P106" svg:width="0.1362in" svg:height="0.0752in" svg:x="0.0047in" svg:y="0.0421in" svg:viewBox="0 0 347 192" svg:d="M25 162c-1 7-3 17-3 19 0 8 6 11 12 11 4 0 12-3 15-12 0 0 5-20 9-31l8-38c2-9 6-19 7-28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5-11-37 0-59 28-66 37-1-24-19-37-39-37-19 0-27 17-31 24-7 16-13 40-13 41 0 5 5 5 5 5 5 0 5 0 7-10 7-30 16-50 31-50 7 0 13 3 13 19 0 8-1 13-7 36z"><text:p/></draw:path><draw:path draw:style-name="gr911" draw:text-style-name="P106" svg:width="0.0425in" svg:height="0.0772in" svg:x="0.1583in" svg:y="0.063in" svg:viewBox="0 0 109 197" svg:d="M67 8c0-8 0-8-8-8-19 19-47 19-59 19v11c7 0 26 0 43-8v151c0 10 0 13-30 13h-11v11c5 0 42-1 53-1 10 0 47 1 54 1v-11h-12c-30 0-30-3-30-13z"><text:p/></draw:path><draw:path draw:style-name="gr912" draw:text-style-name="P106" svg:width="0.1106in" svg:height="0.039in" svg:x="0.276in" svg:y="0.0547in" svg:viewBox="0 0 282 100" svg:d="M268 17c6 0 14 0 14-9 0-8-8-8-14-8h-254c-6 0-14 0-14 8 0 9 8 9 14 9zM268 100c6 0 14 0 14-9 0-8-8-8-14-8h-254c-6 0-14 0-14 8 0 9 8 9 14 9z"><text:p/></draw:path><draw:path draw:style-name="gr913" draw:text-style-name="P106" svg:width="0.1362in" svg:height="0.0752in" svg:x="0.4465in" svg:y="0.0421in" svg:viewBox="0 0 347 192" svg:d="M25 162c-1 7-3 17-3 19 0 8 6 11 12 11 4 0 12-3 15-12 0 0 5-20 9-31l8-38c2-9 6-19 7-28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5-11-37 0-59 28-66 37-1-24-19-37-39-37-19 0-27 17-31 24-7 16-13 40-13 41 0 5 5 5 5 5 5 0 5 0 7-10 7-30 16-50 31-50 7 0 13 3 13 19 0 8-1 13-7 36z"><text:p/></draw:path><draw:path draw:style-name="gr914" draw:text-style-name="P106" svg:width="0.0516in" svg:height="0.0772in" svg:x="0.5949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915" draw:text-style-name="P106" svg:width="0.1476in" svg:height="0.0913in" svg:x="0.7173in" svg:y="0.0283in" svg:viewBox="0 0 376 233" svg:d="M284 84c17 16 39 27 53 33-15 7-36 18-53 32h-268c-8 0-16 0-16 8 0 9 7 9 14 9h251c-20 20-43 57-43 62s6 5 8 5c4 0 6 0 9-4 8-15 20-38 48-62 29-26 57-37 79-44 7-3 8-3 8-4 2 0 2-1 2-2 0-2 0-2 0-3l-2-1c-1 0-1 0-9-4-58-17-100-55-124-101-5-8-5-8-11-8-2 0-8 0-8 5s22 42 43 62h-251c-7 0-14 0-14 9 0 8 8 8 16 8z"><text:p/></draw:path><draw:path draw:style-name="gr916" draw:text-style-name="P106" svg:width="0.0854in" svg:height="0.0752in" svg:x="0.9252in" svg:y="0.0421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917" draw:text-style-name="P106" svg:width="0.0425in" svg:height="0.0772in" svg:x="1.028in" svg:y="0.063in" svg:viewBox="0 0 109 197" svg:d="M67 8c0-8 0-8-8-8-19 19-47 19-59 19v11c7 0 26 0 43-8v151c0 10 0 13-30 13h-11v11c5 0 42-1 53-1 10 0 47 1 54 1v-11h-12c-30 0-30-3-30-13z"><text:p/></draw:path><draw:path draw:style-name="gr918" draw:text-style-name="P106" svg:width="0.1106in" svg:height="0.039in" svg:x="1.1453in" svg:y="0.0547in" svg:viewBox="0 0 282 100" svg:d="M268 17c6 0 14 0 14-9 0-8-8-8-14-8h-254c-6 0-14 0-14 8 0 9 8 9 14 9zM268 100c6 0 14 0 14-9 0-8-8-8-14-8h-254c-6 0-14 0-14 8 0 9 8 9 14 9z"><text:p/></draw:path><draw:path draw:style-name="gr919" draw:text-style-name="P106" svg:width="0.0728in" svg:height="0.0752in" svg:x="1.3157in" svg:y="0.0421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920" draw:text-style-name="P106" svg:width="0.0516in" svg:height="0.0772in" svg:x="1.3988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921" draw:text-style-name="P106" svg:width="0.0839in" svg:height="0.0752in" svg:x="1.5268in" svg:y="0.0421in" svg:viewBox="0 0 214 192" svg:d="M152 154v38l62-5v-13c-30 0-34-2-34-23v-151l-62 5v13c30 0 33 2 33 24v76c0 36-20 65-51 65-36 0-38-20-38-42v-141l-62 5v13c34 0 34 1 34 38v64c0 34 0 72 63 72 24 0 43-12 55-38z"><text:p/></draw:path><draw:path draw:style-name="gr922" draw:text-style-name="P106" svg:width="0.0839in" svg:height="0.0732in" svg:x="1.6189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923" draw:text-style-name="P106" svg:width="0.0819in" svg:height="0.1173in" svg:x="1.7118in" svg:y="0in" svg:viewBox="0 0 209 299" svg:d="M146 270v29l63-5v-13c-29 0-33-4-33-24v-257l-61 5v13c30 0 33 2 33 24v91c-12-15-30-26-53-26-51 0-95 42-95 96s42 96 90 96c28 0 46-14 56-29zM146 157v87c0 8 0 8-4 15-12 21-32 30-50 30-19 0-34-10-44-27-12-17-13-41-13-59 0-16 1-41 13-60 10-13 25-26 48-26 16 0 32 6 46 25 4 7 4 8 4 15z"><text:p/></draw:path><draw:path draw:style-name="gr924" draw:text-style-name="P106" svg:width="0.0854in" svg:height="0.0752in" svg:x="1.8587in" svg:y="0.0421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925" draw:text-style-name="P106" svg:width="0.0516in" svg:height="0.0772in" svg:x="1.9559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926" draw:text-style-name="P106" svg:width="0.1106in" svg:height="0.039in" svg:x="2.0787in" svg:y="0.0547in" svg:viewBox="0 0 282 100" svg:d="M268 17c6 0 14 0 14-9 0-8-8-8-14-8h-254c-6 0-14 0-14 8 0 9 8 9 14 9zM268 100c6 0 14 0 14-9 0-8-8-8-14-8h-254c-6 0-14 0-14 8 0 9 8 9 14 9z"><text:p/></draw:path><draw:path draw:style-name="gr927" draw:text-style-name="P106" svg:width="0.0728in" svg:height="0.0752in" svg:x="2.2492in" svg:y="0.0421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928" draw:text-style-name="P106" svg:width="0.0425in" svg:height="0.0772in" svg:x="2.3378in" svg:y="0.063in" svg:viewBox="0 0 109 197" svg:d="M67 8c0-8 0-8-8-8-19 19-47 19-59 19v11c7 0 26 0 43-8v151c0 10 0 13-30 13h-11v11c5 0 42-1 53-1 10 0 47 1 54 1v-11h-12c-30 0-30-3-30-13z"><text:p/></draw:path></draw:g></text:span></text:p>
      <text:h text:style-name="P104" text:outline-level="4">Inelastischer Stoss <text:tab/><draw:g text:anchor-type="as-char" svg:y="-0.2299in" draw:z-index="57" draw:style-name="gr1"><svg:title>TexMaths</svg:title><svg:desc>12§display§\frac{dE}{dt} \ne 0§svg§600§FALSE§</svg:desc><draw:polygon draw:style-name="gr690" draw:text-style-name="P106" svg:width="0.5425in" svg:height="0.3413in" svg:x="0in" svg:y="0in" svg:viewBox="0 0 1379 868" draw:points="690,868 0,868 0,0 1379,0 1379,868"><text:p/></draw:polygon><draw:path draw:style-name="gr691" draw:text-style-name="P106" svg:width="0.0787in" svg:height="0.1169in" svg:x="0.0067in" svg:y="0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692" draw:text-style-name="P106" svg:width="0.1205in" svg:height="0.113in" svg:x="0.0925in" svg:y="0.0024in" svg:viewBox="0 0 307 288" svg:d="M283 189c1-2 2-4 2-6 0-1 0-4-4-4s-5 2-6 4c-28 63-44 91-115 91h-62c-6 0-7 0-9 0-5-1-6-1-6-4 0-2 0-3 2-10l29-115h42c36 0 36 8 36 19 0 3 0 9-4 21 0 2-1 3-1 4 0 3 3 5 6 5 4 0 5-2 6-8l24-100c0-2-1-4-5-4-3 0-5 3-6 8-8 32-17 42-55 42h-39l25-102c3-16 3-17 23-17h59c52 0 64 12 64 47 0 11 0 11-1 23 0 2 0 4 0 7 0 2 1 5 5 5s4-3 6-10l8-73c1-12-1-12-12-12h-213c-9 0-12 0-12 8 0 5 3 5 10 5 16 0 28 0 28 7 0 3 0 3-1 11l-57 223c-4 17-4 20-38 20-7 0-12 0-12 9 0 5 4 5 12 5h219c10 0 10 0 14-8z"><text:p/></draw:path><draw:polygon draw:style-name="gr693" draw:text-style-name="P106" svg:width="0.2189in" svg:height="0.0067in" svg:x="0in" svg:y="0.1827in" svg:viewBox="0 0 557 18" draw:points="278,18 0,18 0,0 557,0 557,18"><text:p/></draw:polygon><draw:path draw:style-name="gr694" draw:text-style-name="P106" svg:width="0.0787in" svg:height="0.1169in" svg:x="0.0425in" svg:y="0.226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695" draw:text-style-name="P106" svg:width="0.0512in" svg:height="0.1059in" svg:x="0.126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696" draw:text-style-name="P106" svg:width="0.0827in" svg:height="0.1547in" svg:x="0.3075in" svg:y="0.1087in" svg:viewBox="0 0 211 394" svg:d="M209 17c2-6 2-7 2-9s-2-8-8-8c-5 0-6 2-9 8l-190 370c-4 6-4 6-4 8s2 8 8 8c5 0 6-3 10-8z"><text:p/></draw:path><draw:path draw:style-name="gr697" draw:text-style-name="P106" svg:width="0.1106in" svg:height="0.0386in" svg:x="0.2937in" svg:y="0.1665in" svg:viewBox="0 0 282 99" svg:d="M267 17c6 0 15 0 15-9 0-8-9-8-15-8h-253c-6 0-14 0-14 8 0 9 8 9 14 9zM267 99c6 0 15 0 15-8s-9-8-15-8h-253c-6 0-14 0-14 8s8 8 14 8z"><text:p/></draw:path><draw:path draw:style-name="gr698" draw:text-style-name="P106" svg:width="0.0701in" svg:height="0.1142in" svg:x="0.4661in" svg:y="0.1169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h>
      <text:p text:style-name="P43"><draw:g text:anchor-type="as-char" svg:y="-0.1252in" draw:z-index="78" draw:style-name="gr1"><svg:title>TexMaths</svg:title><svg:desc>12§display§m_1v_1+m_2v_2=(m_1+m_2)\cdot u§svg§600§FALSE§</svg:desc><draw:polygon draw:style-name="gr889" draw:text-style-name="P106" svg:width="2.1626in" svg:height="0.1657in" svg:x="0in" svg:y="0.0004in" svg:viewBox="0 0 5494 422" draw:points="2747,422 0,422 0,0 5494,0 5494,422"><text:p/></draw:polygon><draw:path draw:style-name="gr890" draw:text-style-name="P106" svg:width="0.1362in" svg:height="0.0752in" svg:x="0.0047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891" draw:text-style-name="P106" svg:width="0.0425in" svg:height="0.0772in" svg:x="0.1583in" svg:y="0.072in" svg:viewBox="0 0 109 197" svg:d="M67 8c0-8 0-8-8-8-19 19-47 19-59 19v11c7 0 26 0 43-8v151c0 9 0 13-30 13h-11v11c5 0 42-1 53-1 10 0 47 1 54 1v-11h-12c-30 0-30-4-30-13z"><text:p/></draw:path><draw:path draw:style-name="gr892" draw:text-style-name="P106" svg:width="0.0728in" svg:height="0.0752in" svg:x="0.2248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893" draw:text-style-name="P106" svg:width="0.0425in" svg:height="0.0772in" svg:x="0.3134in" svg:y="0.072in" svg:viewBox="0 0 109 197" svg:d="M67 8c0-8 0-8-8-8-19 19-47 19-59 19v11c7 0 26 0 43-8v151c0 9 0 13-30 13h-11v11c5 0 42-1 53-1 10 0 47 1 54 1v-11h-12c-30 0-30-4-30-13z"><text:p/></draw:path><draw:path draw:style-name="gr894" draw:text-style-name="P106" svg:width="0.1106in" svg:height="0.1106in" svg:x="0.4213in" svg:y="0.028in" svg:viewBox="0 0 282 282" svg:d="M150 150h118c6 0 14 0 14-8 0-10-8-10-14-10h-118v-118c0-6 0-14-8-14-10 0-10 8-10 14v118h-118c-6 0-14 0-14 10 0 8 8 8 14 8h118v118c0 6 0 14 10 14 8 0 8-8 8-14z"><text:p/></draw:path><draw:path draw:style-name="gr895" draw:text-style-name="P106" svg:width="0.1362in" svg:height="0.0752in" svg:x="0.5831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896" draw:text-style-name="P106" svg:width="0.0516in" svg:height="0.0772in" svg:x="0.7315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897" draw:text-style-name="P106" svg:width="0.0728in" svg:height="0.0752in" svg:x="0.8031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898" draw:text-style-name="P106" svg:width="0.0516in" svg:height="0.0772in" svg:x="0.8862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899" draw:text-style-name="P106" svg:width="0.1106in" svg:height="0.039in" svg:x="1.0087in" svg:y="0.0634in" svg:viewBox="0 0 282 100" svg:d="M268 17c6 0 14 0 14-9 0-8-8-8-14-8h-254c-6 0-14 0-14 8 0 9 8 9 14 9zM268 100c6 0 14 0 14-9 0-8-8-8-14-8h-254c-6 0-14 0-14 8 0 9 8 9 14 9z"><text:p/></draw:path><draw:path draw:style-name="gr900" draw:text-style-name="P106" svg:width="0.039in" svg:height="0.1657in" svg:x="1.1913in" svg:y="0.0004in" svg:viewBox="0 0 100 422" svg:d="M100 419c0-1 0-3-9-10-53-53-66-133-66-198 0-73 16-146 69-199 6-6 6-6 6-7 0-4-3-5-5-5-5 0-43 29-69 83-21 47-26 93-26 128 0 34 5 84 28 132 26 53 62 79 67 79 2 0 5-1 5-3z"><text:p/></draw:path><draw:path draw:style-name="gr901" draw:text-style-name="P106" svg:width="0.1362in" svg:height="0.0752in" svg:x="1.2445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02" draw:text-style-name="P106" svg:width="0.0425in" svg:height="0.0772in" svg:x="1.398in" svg:y="0.072in" svg:viewBox="0 0 109 197" svg:d="M67 8c0-8 0-8-8-8-19 19-47 19-59 19v11c7 0 26 0 43-8v151c0 9 0 13-30 13h-11v11c5 0 42-1 53-1 10 0 47 1 54 1v-11h-12c-30 0-30-4-30-13z"><text:p/></draw:path><draw:path draw:style-name="gr903" draw:text-style-name="P106" svg:width="0.1106in" svg:height="0.1106in" svg:x="1.5055in" svg:y="0.028in" svg:viewBox="0 0 282 282" svg:d="M150 150h118c6 0 14 0 14-8 0-10-8-10-14-10h-118v-118c0-6 0-14-8-14-10 0-10 8-10 14v118h-118c-6 0-14 0-14 10 0 8 8 8 14 8h118v118c0 6 0 14 10 14 8 0 8-8 8-14z"><text:p/></draw:path><draw:path draw:style-name="gr904" draw:text-style-name="P106" svg:width="0.1362in" svg:height="0.0752in" svg:x="1.6673in" svg:y="0.051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905" draw:text-style-name="P106" svg:width="0.0516in" svg:height="0.0772in" svg:x="1.8157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06" draw:text-style-name="P106" svg:width="0.039in" svg:height="0.1657in" svg:x="1.8925in" svg:y="0.0004in" svg:viewBox="0 0 100 422" svg:d="M100 211c0-32-5-84-29-132-25-51-63-79-66-79-4 0-5 1-5 5 0 1 0 1 8 9 42 42 66 110 66 197 0 73-15 148-68 201-6 4-6 6-6 7 0 2 1 3 5 3 3 0 42-28 67-81 22-47 28-94 28-130z"><text:p/></draw:path><draw:path draw:style-name="gr907" draw:text-style-name="P106" svg:width="0.0177in" svg:height="0.0177in" svg:x="1.9984in" svg:y="0.0744in" svg:viewBox="0 0 46 46" svg:d="M46 23c0-12-10-23-23-23-12 0-23 11-23 23 0 13 11 23 23 23 13 0 23-10 23-23z"><text:p/></draw:path><draw:path draw:style-name="gr908" draw:text-style-name="P106" svg:width="0.0854in" svg:height="0.0752in" svg:x="2.072in" svg:y="0.0512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/draw:g> <text:tab/><draw:g text:anchor-type="as-char" svg:y="-0.222in" draw:z-index="77" draw:style-name="gr1"><svg:title>TexMaths</svg:title><svg:desc>12§display§\frac12(m_1v_1^2+m_2v_2^2)-\frac12(m_1+m_2)u^2§svg§600§FALSE§</svg:desc><draw:polygon draw:style-name="gr859" draw:text-style-name="P106" svg:width="2.4575in" svg:height="0.3331in" svg:x="0in" svg:y="0.0039in" svg:viewBox="0 0 6243 847" draw:points="3121,847 0,847 0,0 6243,0 6243,847"><text:p/></draw:polygon><draw:path draw:style-name="gr860" draw:text-style-name="P106" svg:width="0.0547in" svg:height="0.1106in" svg:x="0.0146in" svg:y="0in" svg:viewBox="0 0 140 282" svg:d="M88 11c0-10 0-11-10-11-26 28-65 28-78 28v13c8 0 34 0 55-12v219c0 16-1 21-39 21h-14v13c16-1 52-1 70-1 17 0 54 0 68 1v-13h-13c-38 0-39-5-39-21z"><text:p/></draw:path><draw:polygon draw:style-name="gr861" draw:text-style-name="P106" svg:width="0.0831in" svg:height="0.0067in" svg:x="0in" svg:y="0.1783in" svg:viewBox="0 0 212 18" draw:points="106,18 0,18 0,0 212,0 212,18"><text:p/></draw:polygon><draw:path draw:style-name="gr862" draw:text-style-name="P106" svg:width="0.0661in" svg:height="0.1106in" svg:x="0.00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863" draw:text-style-name="P106" svg:width="0.039in" svg:height="0.1657in" svg:x="0.1197in" svg:y="0.0984in" svg:viewBox="0 0 100 422" svg:d="M100 419c0-1 0-3-9-10-53-53-66-133-66-198 0-73 16-146 69-199 6-6 6-6 6-7 0-4-3-5-5-5-5 0-43 29-69 83-21 47-26 93-26 128 0 34 5 84 28 132 26 53 62 79 67 79 2 0 5-1 5-3z"><text:p/></draw:path><draw:path draw:style-name="gr864" draw:text-style-name="P106" svg:width="0.1362in" svg:height="0.0752in" svg:x="0.1724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865" draw:text-style-name="P106" svg:width="0.0425in" svg:height="0.0772in" svg:x="0.326in" svg:y="0.1713in" svg:viewBox="0 0 109 197" svg:d="M67 8c0-8 0-8-8-8-19 19-47 19-59 19v11c7 0 26 0 43-8v151c0 9 0 13-30 13h-11v11c5 0 42-1 53-1 10 0 47 1 54 1v-11h-12c-30 0-30-4-30-13z"><text:p/></draw:path><draw:path draw:style-name="gr866" draw:text-style-name="P106" svg:width="0.0728in" svg:height="0.0752in" svg:x="0.3925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867" draw:text-style-name="P106" svg:width="0.0516in" svg:height="0.0772in" svg:x="0.4815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868" draw:text-style-name="P106" svg:width="0.0425in" svg:height="0.0772in" svg:x="0.4811in" svg:y="0.187in" svg:viewBox="0 0 109 197" svg:d="M67 8c0-8 0-8-8-8-19 19-47 19-59 19v11c7 0 26 0 43-8v151c0 9 0 13-30 13h-11v11c5 0 42-1 53-1 10 0 47 1 54 1v-11h-12c-30 0-30-4-30-13z"><text:p/></draw:path><draw:path draw:style-name="gr869" draw:text-style-name="P106" svg:width="0.1106in" svg:height="0.1106in" svg:x="0.5949in" svg:y="0.126in" svg:viewBox="0 0 282 282" svg:d="M150 150h118c6 0 14 0 14-8 0-10-8-10-14-10h-118v-118c0-6 0-14-8-14-10 0-10 8-10 14v118h-118c-6 0-14 0-14 10 0 8 8 8 14 8h118v118c0 6 0 14 10 14 8 0 8-8 8-14z"><text:p/></draw:path><draw:path draw:style-name="gr870" draw:text-style-name="P106" svg:width="0.1362in" svg:height="0.0752in" svg:x="0.7563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871" draw:text-style-name="P106" svg:width="0.0516in" svg:height="0.0772in" svg:x="0.9047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872" draw:text-style-name="P106" svg:width="0.0728in" svg:height="0.0752in" svg:x="0.9768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873" draw:text-style-name="P106" svg:width="0.0516in" svg:height="0.0772in" svg:x="1.0657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874" draw:text-style-name="P106" svg:width="0.0516in" svg:height="0.0772in" svg:x="1.0598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875" draw:text-style-name="P106" svg:width="0.039in" svg:height="0.1657in" svg:x="1.1425in" svg:y="0.0984in" svg:viewBox="0 0 100 422" svg:d="M100 211c0-32-5-84-29-132-25-51-63-79-66-79-4 0-5 1-5 5 0 1 0 1 8 9 42 42 66 110 66 197 0 73-15 148-68 201-6 4-6 6-6 7 0 2 1 3 5 3 3 0 42-28 67-81 22-47 28-94 28-130z"><text:p/></draw:path><draw:path draw:style-name="gr876" draw:text-style-name="P106" svg:width="0.1016in" svg:height="0.0067in" svg:x="1.2484in" svg:y="0.1783in" svg:viewBox="0 0 259 18" svg:d="M244 18c7 0 15 0 15-8 0-10-8-10-15-10h-230c-7 0-14 0-14 10 0 8 7 8 14 8z"><text:p/></draw:path><draw:path draw:style-name="gr877" draw:text-style-name="P106" svg:width="0.0547in" svg:height="0.1106in" svg:x="1.4354in" svg:y="0in" svg:viewBox="0 0 140 282" svg:d="M88 11c0-10 0-11-10-11-26 28-65 28-78 28v13c8 0 34 0 55-12v219c0 16-1 21-39 21h-14v13c16-1 52-1 70-1 17 0 54 0 68 1v-13h-13c-38 0-39-5-39-21z"><text:p/></draw:path><draw:polygon draw:style-name="gr878" draw:text-style-name="P106" svg:width="0.0831in" svg:height="0.0067in" svg:x="1.4201in" svg:y="0.1783in" svg:viewBox="0 0 212 18" draw:points="106,18 0,18 0,0 212,0 212,18"><text:p/></draw:polygon><draw:path draw:style-name="gr879" draw:text-style-name="P106" svg:width="0.0661in" svg:height="0.1106in" svg:x="1.42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880" draw:text-style-name="P106" svg:width="0.039in" svg:height="0.1657in" svg:x="1.5398in" svg:y="0.0984in" svg:viewBox="0 0 100 422" svg:d="M100 419c0-1 0-3-9-10-53-53-66-133-66-198 0-73 16-146 69-199 6-6 6-6 6-7 0-4-3-5-5-5-5 0-43 29-69 83-21 47-26 93-26 128 0 34 5 84 28 132 26 53 62 79 67 79 2 0 5-1 5-3z"><text:p/></draw:path><draw:path draw:style-name="gr881" draw:text-style-name="P106" svg:width="0.1362in" svg:height="0.0752in" svg:x="1.592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882" draw:text-style-name="P106" svg:width="0.0425in" svg:height="0.0772in" svg:x="1.7461in" svg:y="0.1713in" svg:viewBox="0 0 109 197" svg:d="M67 8c0-8 0-8-8-8-19 19-47 19-59 19v11c7 0 26 0 43-8v151c0 9 0 13-30 13h-11v11c5 0 42-1 53-1 10 0 47 1 54 1v-11h-12c-30 0-30-4-30-13z"><text:p/></draw:path><draw:path draw:style-name="gr883" draw:text-style-name="P106" svg:width="0.1106in" svg:height="0.1106in" svg:x="1.8543in" svg:y="0.126in" svg:viewBox="0 0 282 282" svg:d="M150 150h118c6 0 14 0 14-8 0-10-8-10-14-10h-118v-118c0-6 0-14-8-14-10 0-10 8-10 14v118h-118c-6 0-14 0-14 10 0 8 8 8 14 8h118v118c0 6 0 14 10 14 8 0 8-8 8-14z"><text:p/></draw:path><draw:path draw:style-name="gr884" draw:text-style-name="P106" svg:width="0.1362in" svg:height="0.0752in" svg:x="2.0161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885" draw:text-style-name="P106" svg:width="0.0516in" svg:height="0.0772in" svg:x="2.1646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886" draw:text-style-name="P106" svg:width="0.039in" svg:height="0.1657in" svg:x="2.2409in" svg:y="0.0984in" svg:viewBox="0 0 100 422" svg:d="M100 211c0-32-5-84-29-132-25-51-63-79-66-79-4 0-5 1-5 5 0 1 0 1 8 9 42 42 66 110 66 197 0 73-15 148-68 201-6 4-6 6-6 7 0 2 1 3 5 3 3 0 42-28 67-81 22-47 28-94 28-130z"><text:p/></draw:path><draw:path draw:style-name="gr887" draw:text-style-name="P106" svg:width="0.0854in" svg:height="0.0752in" svg:x="2.3008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888" draw:text-style-name="P106" svg:width="0.0516in" svg:height="0.0772in" svg:x="2.3984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text:tab/><draw:g text:anchor-type="as-char" svg:y="-0.2091in" draw:z-index="76" draw:style-name="gr1"><svg:title>TexMaths</svg:title><svg:desc>12§display§u=\frac{m_1v_1+m_2v_2}{m_1+m_2}§svg§600§FALSE§</svg:desc><draw:polygon draw:style-name="gr841" draw:text-style-name="P106" svg:width="1.2902in" svg:height="0.348in" svg:x="0in" svg:y="0in" svg:viewBox="0 0 3278 885" draw:points="1640,885 0,885 0,0 3278,0 3278,885"><text:p/></draw:polygon><draw:path draw:style-name="gr842" draw:text-style-name="P106" svg:width="0.0854in" svg:height="0.0752in" svg:x="0.0047in" svg:y="0.1354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 0 5 5 5 5 5 5 0 5-2 7-8 11-37 26-52 43-52 4 0 10 0 10 13 0 11-4 23-7 30-16 42-24 67-24 88 0 40 28 51 51 51 29 0 43-19 51-28z"><text:p/></draw:path><draw:path draw:style-name="gr843" draw:text-style-name="P106" svg:width="0.1106in" svg:height="0.0386in" svg:x="0.1508in" svg:y="0.148in" svg:viewBox="0 0 282 99" svg:d="M268 17c6 0 14 0 14-9 0-8-8-8-14-8h-254c-6 0-14 0-14 8 0 9 8 9 14 9zM268 99c6 0 14 0 14-8s-8-8-14-8h-254c-6 0-14 0-14 8s8 8 14 8z"><text:p/></draw:path><draw:path draw:style-name="gr844" draw:text-style-name="P106" svg:width="0.1362in" svg:height="0.0752in" svg:x="0.3413in" svg:y="0.023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845" draw:text-style-name="P106" svg:width="0.0425in" svg:height="0.0772in" svg:x="0.4949in" svg:y="0.0445in" svg:viewBox="0 0 109 197" svg:d="M67 8c0-8 0-8-8-8-19 19-47 19-59 19v11c7 0 26 0 43-8v151c0 9 0 13-30 13h-11v11c5 0 42-2 53-2 10 0 47 2 54 2v-11h-12c-30 0-30-4-30-13z"><text:p/></draw:path><draw:path draw:style-name="gr846" draw:text-style-name="P106" svg:width="0.0728in" svg:height="0.0752in" svg:x="0.5614in" svg:y="0.023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847" draw:text-style-name="P106" svg:width="0.0425in" svg:height="0.0772in" svg:x="0.6496in" svg:y="0.0445in" svg:viewBox="0 0 109 197" svg:d="M67 8c0-8 0-8-8-8-19 19-47 19-59 19v11c7 0 26 0 43-8v151c0 9 0 13-30 13h-11v11c5 0 42-2 53-2 10 0 47 2 54 2v-11h-12c-30 0-30-4-30-13z"><text:p/></draw:path><draw:path draw:style-name="gr848" draw:text-style-name="P106" svg:width="0.1106in" svg:height="0.1106in" svg:x="0.7579in" svg:y="0in" svg:viewBox="0 0 282 282" svg:d="M150 150h118c6 0 14 0 14-9s-8-9-14-9h-118v-118c0-6 0-14-8-14-10 0-10 8-10 14v118h-118c-6 0-14 0-14 9s8 9 14 9h118v117c0 6 0 15 10 15 8 0 8-9 8-15z"><text:p/></draw:path><draw:path draw:style-name="gr849" draw:text-style-name="P106" svg:width="0.1362in" svg:height="0.0752in" svg:x="0.9197in" svg:y="0.023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850" draw:text-style-name="P106" svg:width="0.0516in" svg:height="0.0772in" svg:x="1.0681in" svg:y="0.044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851" draw:text-style-name="P106" svg:width="0.0728in" svg:height="0.0752in" svg:x="1.1398in" svg:y="0.023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852" draw:text-style-name="P106" svg:width="0.0516in" svg:height="0.0772in" svg:x="1.2228in" svg:y="0.044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853" draw:text-style-name="P106" svg:width="0.9535in" svg:height="0.0067in" svg:x="0.3366in" svg:y="0.1642in" svg:viewBox="0 0 2423 18" draw:points="1212,18 0,18 0,0 2423,0 2423,18"><text:p/></draw:polygon><draw:path draw:style-name="gr854" draw:text-style-name="P106" svg:width="0.1362in" svg:height="0.0752in" svg:x="0.4961in" svg:y="0.249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855" draw:text-style-name="P106" svg:width="0.0425in" svg:height="0.0772in" svg:x="0.6496in" svg:y="0.2705in" svg:viewBox="0 0 109 197" svg:d="M67 8c0-8 0-8-8-8-19 19-47 19-59 19v11c7 0 26 0 43-8v151c0 9 0 13-30 13h-11v11c5 0 42-2 53-2 10 0 47 2 54 2v-11h-12c-30 0-30-4-30-13z"><text:p/></draw:path><draw:path draw:style-name="gr856" draw:text-style-name="P106" svg:width="0.1106in" svg:height="0.1106in" svg:x="0.7579in" svg:y="0.226in" svg:viewBox="0 0 282 282" svg:d="M150 150h118c6 0 14 0 14-9s-8-9-14-9h-118v-118c0-6 0-14-8-14-10 0-10 8-10 14v118h-118c-6 0-14 0-14 9s8 9 14 9h118v117c0 6 0 15 10 15 8 0 8-9 8-15z"><text:p/></draw:path><draw:path draw:style-name="gr857" draw:text-style-name="P106" svg:width="0.1362in" svg:height="0.0752in" svg:x="0.9197in" svg:y="0.249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858" draw:text-style-name="P106" svg:width="0.0516in" svg:height="0.0772in" svg:x="1.0681in" svg:y="0.270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 <text:tab/></text:p>
      <text:h text:style-name="Heading_20_2" text:outline-level="2"><draw:frame draw:style-name="fr2" draw:name="Frame3" text:anchor-type="paragraph" svg:x="4.4409in" svg:y="0.1465in" svg:width="3.1654in" draw:z-index="15"><draw:text-box fo:min-height="2.2228in"><table:table table:name="Table3" table:style-name="Table3"><table:table-column table:style-name="Table3.A"/><table:table-column table:style-name="Table3.B"/><table:table-column table:style-name="Table3.C"/><table:table-row><table:table-cell table:style-name="Table3.A1" office:value-type="string"><text:p text:style-name="P26"><draw:g text:anchor-type="as-char" svg:y="-0.0736in" draw:z-index="27" draw:style-name="gr1"><svg:title>TexMaths</svg:title><svg:desc>12§display§p
§svg§600§FALSE§</svg:desc><draw:polygon draw:style-name="gr317" draw:text-style-name="P106" svg:width="0.0843in" svg:height="0.1043in" svg:x="0.0051in" svg:y="0.002in" svg:viewBox="0 0 215 266" draw:points="107,266 0,266 0,0 215,0 215,266"><text:p/></draw:polygon><draw:path draw:style-name="gr318" draw:text-style-name="P106" svg:width="0.087in" svg:height="0.1063in" svg:x="0in" svg:y="0in" svg:viewBox="0 0 222 271" svg:d="M33 239c-4 15-4 18-23 18-5 0-10 0-10 8 0 3 2 6 6 6 11 0 23-3 35-3 14 0 29 3 42 3 3 0 9 0 9-10 0-4-5-4-11-4-22 0-22-3-22-7 0-5 18-74 22-85 5 13 17 28 38 28 50 0 103-63 103-126 0-39-24-67-57-67-20 0-41 16-55 31-4-23-23-31-39-31-19 0-28 17-31 24-7 14-13 40-13 41 0 5 4 5 6 5 3 0 3 0 7-10 7-30 15-50 30-50 7 0 13 3 13 19 0 9-1 14-2 22zM107 55c4-12 15-24 23-30 15-13 27-15 34-15 18 0 28 14 28 39 0 26-15 74-22 91-14 30-35 43-51 43-27 0-33-35-33-37s0-3 1-8z"><text:p/></draw:path></draw:g></text:p></table:table-cell><table:table-cell table:style-name="Table3.A1" office:value-type="string"><text:p text:style-name="P79">Druck</text:p></table:table-cell><table:table-cell table:style-name="Table3.C1" office:value-type="string"><text:p text:style-name="P43"><draw:g text:anchor-type="as-char" svg:y="-0.2256in" draw:z-index="26" draw:style-name="gr1"><svg:title>TexMaths</svg:title><svg:desc>12§display§[p] = \mathrm{Pa} = \frac{\mathrm{N}}{\mathrm{m^2}}§svg§600§FALSE§</svg:desc><draw:polygon draw:style-name="gr305" draw:text-style-name="P106" svg:width="1.0425in" svg:height="0.3402in" svg:x="0in" svg:y="0in" svg:viewBox="0 0 2649 865" draw:points="1324,865 0,865 0,0 2649,0 2649,865"><text:p/></draw:polygon><draw:polygon draw:style-name="gr306" draw:text-style-name="P106" svg:width="0.0228in" svg:height="0.1661in" svg:x="0.0193in" svg:y="0.1016in" svg:viewBox="0 0 59 423" draw:points="59,423 59,406 17,406 17,17 59,17 59,0 0,0 0,423"><text:p/></draw:polygon><draw:path draw:style-name="gr307" draw:text-style-name="P106" svg:width="0.0866in" svg:height="0.1059in" svg:x="0.0406in" svg:y="0.1528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08" draw:text-style-name="P106" svg:width="0.0228in" svg:height="0.1661in" svg:x="0.1331in" svg:y="0.1016in" svg:viewBox="0 0 59 423" draw:points="59,0 0,0 0,17 42,17 42,406 0,406 0,423 59,423"><text:p/></draw:polygon><draw:path draw:style-name="gr309" draw:text-style-name="P106" svg:width="0.1106in" svg:height="0.039in" svg:x="0.2311in" svg:y="0.165in" svg:viewBox="0 0 282 100" svg:d="M268 17c6 0 14 0 14-9 0-8-8-8-14-8h-254c-6 0-14 0-14 8 0 9 8 9 14 9zM268 100c6 0 14 0 14-9 0-8-8-8-14-8h-254c-6 0-14 0-14 8 0 9 8 9 14 9z"><text:p/></draw:path><draw:path draw:style-name="gr310" draw:text-style-name="P106" svg:width="0.098in" svg:height="0.1134in" svg:x="0.4028in" svg:y="0.113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11" draw:text-style-name="P106" svg:width="0.0752in" svg:height="0.0764in" svg:x="0.5126in" svg:y="0.1516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12" draw:text-style-name="P106" svg:width="0.1106in" svg:height="0.039in" svg:x="0.6437in" svg:y="0.165in" svg:viewBox="0 0 282 100" svg:d="M268 17c6 0 14 0 14-9 0-8-8-8-14-8h-254c-6 0-14 0-14 8 0 9 8 9 14 9zM268 100c6 0 14 0 14-9 0-8-8-8-14-8h-254c-6 0-14 0-14 8 0 9 8 9 14 9z"><text:p/></draw:path><draw:path draw:style-name="gr313" draw:text-style-name="P106" svg:width="0.1134in" svg:height="0.1134in" svg:x="0.8795in" svg:y="0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olygon draw:style-name="gr314" draw:text-style-name="P106" svg:width="0.213in" svg:height="0.0067in" svg:x="0.8299in" svg:y="0.1811in" svg:viewBox="0 0 542 18" draw:points="271,18 0,18 0,0 542,0 542,18"><text:p/></draw:polygon><draw:path draw:style-name="gr315" draw:text-style-name="P106" svg:width="0.1295in" svg:height="0.0732in" svg:x="0.835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16" draw:text-style-name="P106" svg:width="0.0516in" svg:height="0.0772in" svg:x="0.9752in" svg:y="0.2146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</table:table-cell></table:table-row><table:table-row><table:table-cell table:style-name="Table3.A2" office:value-type="string"><text:p text:style-name="P38"><draw:g text:anchor-type="as-char" svg:y="-0.1181in" draw:z-index="24" draw:style-name="gr1"><svg:title>TexMaths</svg:title><svg:desc>12§display§V§svg§600§FALSE§</svg:desc><draw:polygon draw:style-name="gr297" draw:text-style-name="P106" svg:width="0.1335in" svg:height="0.1142in" svg:x="0in" svg:y="0in" svg:viewBox="0 0 340 291" draw:points="170,291 0,291 0,0 340,0 340,291"><text:p/></draw:polygon><draw:path draw:style-name="gr298" draw:text-style-name="P106" svg:width="0.1185in" svg:height="0.1177in" svg:x="0.0094in" svg:y="0in" svg:viewBox="0 0 302 300" svg:d="M242 48c21-32 39-34 54-35 5 0 6-7 6-8 0-4-2-5-6-5-11 0-23 1-35 1-14 0-28-1-42-1-2 0-8 0-8 8 0 5 5 5 7 5 12 1 19 5 19 15 0 6-6 15-6 15l-129 208-29-224c0-8 10-14 29-14 6 0 11 0 11-8 0-4-4-5-6-5-17 0-35 1-53 1-7 0-16 0-23 0-8 0-15-1-23-1-3 0-8 0-8 8 0 5 4 5 11 5 24 0 24 4 25 15l34 263c1 8 2 9 8 9 7 0 8-2 12-8z"><text:p/></draw:path></draw:g></text:p></table:table-cell><table:table-cell table:style-name="Table3.A2" office:value-type="string"><text:p text:style-name="P80">Volumen</text:p></table:table-cell><table:table-cell table:style-name="Table3.C2" office:value-type="string"><text:p text:style-name="P43"><draw:g text:anchor-type="as-char" svg:y="-0.1465in" draw:z-index="23" draw:style-name="gr1"><svg:title>TexMaths</svg:title><svg:desc>12§display§[V] = \mathrm{m^3}§svg§600§FALSE§</svg:desc><draw:polygon draw:style-name="gr290" draw:text-style-name="P106" svg:width="0.6516in" svg:height="0.1858in" svg:x="0in" svg:y="0.0024in" svg:viewBox="0 0 1656 473" draw:points="827,473 0,473 0,0 1656,0 1656,473"><text:p/></draw:polygon><draw:polygon draw:style-name="gr291" draw:text-style-name="P106" svg:width="0.0228in" svg:height="0.1665in" svg:x="0.0193in" svg:y="0.0217in" svg:viewBox="0 0 59 424" draw:points="59,424 59,407 17,407 17,17 59,17 59,0 0,0 0,424"><text:p/></draw:polygon><draw:path draw:style-name="gr292" draw:text-style-name="P106" svg:width="0.1185in" svg:height="0.1177in" svg:x="0.0551in" svg:y="0.0327in" svg:viewBox="0 0 302 300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2c1 8 2 10 8 10 7 0 8-3 12-9z"><text:p/></draw:path><draw:polygon draw:style-name="gr293" draw:text-style-name="P106" svg:width="0.0228in" svg:height="0.1665in" svg:x="0.1831in" svg:y="0.0217in" svg:viewBox="0 0 59 424" draw:points="59,0 0,0 0,17 42,17 42,407 0,407 0,424 59,424"><text:p/></draw:polygon><draw:path draw:style-name="gr294" draw:text-style-name="P106" svg:width="0.1106in" svg:height="0.039in" svg:x="0.2815in" svg:y="0.085in" svg:viewBox="0 0 282 100" svg:d="M267 17c6 0 15 0 15-9 0-8-9-8-15-8h-253c-6 0-14 0-14 8 0 9 8 9 14 9zM267 100c6 0 15 0 15-9 0-8-9-8-15-8h-253c-6 0-14 0-14 8 0 9 8 9 14 9z"><text:p/></draw:path><draw:path draw:style-name="gr295" draw:text-style-name="P106" svg:width="0.1295in" svg:height="0.0736in" svg:x="0.4524in" svg:y="0.0724in" svg:viewBox="0 0 330 188" svg:d="M34 42v113c0 20-5 20-34 20v13c14 0 36-1 48-1 11 0 32 1 47 1v-13c-28 0-33 0-33-20v-78c0-43 30-67 57-67s32 22 32 47v98c0 20-5 20-33 20v13c14 0 36-1 47-1s33 1 47 1v-13c-27 0-32 0-32-20v-78c0-43 30-67 57-67s32 22 32 47v98c0 20-5 20-34 20v13c14 0 36-1 48-1 11 0 32 1 47 1v-13c-22 0-33 0-33-13v-81c0-36 0-50-13-65-6-8-20-16-44-16-36 0-54 25-61 42-6-37-37-42-57-42-31 0-50 18-62 45v-45l-60 5v13c30 0 34 2 34 24z"><text:p/></draw:path><draw:path draw:style-name="gr296" draw:text-style-name="P106" svg:width="0.0535in" svg:height="0.0795in" svg:x="0.5917in" svg:y="0in" svg:viewBox="0 0 137 203" svg:d="M65 99c24 0 41 15 41 48 0 36-22 47-40 47-12 0-37-3-50-21 14 0 18-11 18-17 0-9-8-15-17-15s-17 5-17 17c0 27 31 45 67 45 41 0 70-27 70-56 0-24-19-47-52-54 31-11 42-34 42-52 0-23-26-41-60-41-32 0-57 16-57 40 0 11 6 15 15 15s15-6 15-14c0-10-6-16-15-16 10-13 30-17 42-17 13 0 31 8 31 33 0 13-3 26-12 36-9 11-18 12-32 12-7 1-8 1-10 1-1 0-3 0-3 4 0 5 3 5 8 5z"><text:p/></draw:path></draw:g></text:p></table:table-cell></table:table-row><table:table-row><table:table-cell table:style-name="Table3.A2" office:value-type="string"><text:p text:style-name="P26"><draw:g text:anchor-type="as-char" svg:y="-0.0756in" draw:z-index="22" draw:style-name="gr1"><svg:title>TexMaths</svg:title><svg:desc>12§display§\kappa§svg§600§FALSE§</svg:desc><draw:polygon draw:style-name="gr288" draw:text-style-name="P106" svg:width="0.0957in" svg:height="0.0713in" svg:x="0in" svg:y="0.002in" svg:viewBox="0 0 244 182" draw:points="122,182 0,182 0,0 244,0 244,182"><text:p/></draw:polygon><draw:path draw:style-name="gr289" draw:text-style-name="P106" svg:width="0.0819in" svg:height="0.0752in" svg:x="0.0091in" svg:y="0in" svg:viewBox="0 0 209 192" svg:d="M1 171c-1 5-1 6-1 10 0 7 6 11 12 11 13 0 16-10 19-24 4-15 1-7 19-78 36 1 74 8 74 36 0 3 0 5-2 9-1 6-2 11-2 15 0 25 18 42 40 42 13 0 24-8 32-22 11-18 17-43 17-43 0-5-5-5-6-5-4 0-5 3-6 9-7 28-17 51-36 51-10 0-15-5-15-20 0-6 3-16 4-23 1-5 2-10 2-14 0-40-58-44-82-44 14-8 27-19 39-28 19-17 31-28 48-35 0 2-1 7-1 10 0 4 2 14 16 14 13 0 22-12 22-23 0-3-1-14-16-14-26 0-51 21-70 37-29 24-38 30-54 36 1-5 6-26 8-34 3-10 8-31 8-32 0-7-5-12-12-12-2 0-14 0-17 16z"><text:p/></draw:path></draw:g></text:p></table:table-cell><table:table-cell table:style-name="Table3.A2" office:value-type="string"><text:p text:style-name="P58">Kompressibilitätskoeffizient</text:p></table:table-cell><table:table-cell table:style-name="Table3.C2" office:value-type="string"><text:p text:style-name="P40"><draw:g text:anchor-type="as-char" svg:y="-0.1492in" draw:z-index="20" draw:style-name="gr1"><svg:title>TexMaths</svg:title><svg:desc>12§display§[ \kappa ] = \mathrm{Pa}^{-1}§svg§600§FALSE§</svg:desc><draw:polygon draw:style-name="gr277" draw:text-style-name="P106" svg:width="0.7705in" svg:height="0.189in" svg:x="0in" svg:y="0.0024in" svg:viewBox="0 0 1958 481" draw:points="979,481 0,481 0,0 1958,0 1958,481"><text:p/></draw:polygon><draw:polygon draw:style-name="gr278" draw:text-style-name="P106" svg:width="0.0228in" svg:height="0.1657in" svg:x="0.0193in" svg:y="0.0252in" svg:viewBox="0 0 59 422" draw:points="59,422 59,406 17,406 17,17 59,17 59,0 0,0 0,422"><text:p/></draw:polygon><draw:path draw:style-name="gr279" draw:text-style-name="P106" svg:width="0.0819in" svg:height="0.0752in" svg:x="0.0551in" svg:y="0.07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olygon draw:style-name="gr280" draw:text-style-name="P106" svg:width="0.0228in" svg:height="0.1657in" svg:x="0.1457in" svg:y="0.0252in" svg:viewBox="0 0 59 422" draw:points="59,0 0,0 0,17 42,17 42,406 0,406 0,422 59,422"><text:p/></draw:polygon><draw:path draw:style-name="gr281" draw:text-style-name="P106" svg:width="0.1106in" svg:height="0.039in" svg:x="0.2433in" svg:y="0.0886in" svg:viewBox="0 0 282 100" svg:d="M268 17c6 0 14 0 14-9 0-8-8-8-14-8h-254c-6 0-14 0-14 8 0 9 8 9 14 9zM268 100c6 0 14 0 14-9 0-8-8-8-14-8h-254c-6 0-14 0-14 8 0 9 8 9 14 9z"><text:p/></draw:path><draw:path draw:style-name="gr282" draw:text-style-name="P106" svg:width="0.098in" svg:height="0.1134in" svg:x="0.4154in" svg:y="0.0366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283" draw:text-style-name="P106" svg:width="0.0752in" svg:height="0.076in" svg:x="0.5248in" svg:y="0.0756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84" draw:text-style-name="P106" svg:width="0.0783in" svg:height="0.0059in" svg:x="0.6134in" svg:y="0.0457in" svg:viewBox="0 0 200 16" svg:d="M188 16c5 0 12 0 12-8s-6-8-12-8h-176c-5 0-12 0-12 7 0 9 7 9 12 9z"><text:p/></draw:path><draw:path draw:style-name="gr285" draw:text-style-name="P106" svg:width="0.0425in" svg:height="0.0772in" svg:x="0.7173in" svg:y="0in" svg:viewBox="0 0 109 197" svg:d="M67 8c0-8 0-8-8-8-19 19-47 19-59 19v11c7 0 26 0 43-8v151c0 9 0 13-30 13h-11v11c5 0 42-1 53-1 10 0 47 1 54 1v-11h-12c-30 0-30-4-30-13z"><text:p/></draw:path></draw:g></text:p></table:table-cell></table:table-row><table:table-row><table:table-cell table:style-name="Table3.A2" office:value-type="string"><text:p text:style-name="P26"><draw:g text:anchor-type="as-char" svg:y="-0.1138in" draw:z-index="19" draw:style-name="gr1"><svg:title>TexMaths</svg:title><svg:desc>12§display§K§svg§600§FALSE§</svg:desc><draw:polygon draw:style-name="gr275" draw:text-style-name="P106" svg:width="0.1531in" svg:height="0.113in" svg:x="0in" svg:y="0in" svg:viewBox="0 0 390 288" draw:points="195,288 0,288 0,0 390,0 390,288"><text:p/></draw:polygon><draw:path draw:style-name="gr276" draw:text-style-name="P106" svg:width="0.1413in" svg:height="0.113in" svg:x="0.0063in" svg:y="0in" svg:viewBox="0 0 360 288" svg:d="M199 117c0-1-2-3-2-4 0-2 8-8 13-11l73-57c40-29 57-31 70-32 4 0 7-1 7-8 0-3-1-5-4-5-10 0-20 1-31 1-15 0-31-1-46-1-3 0-9 0-9 8 0 4 3 5 6 5 9 1 12 3 12 9 0 8-12 18-14 20l-166 126 34-136c5-15 5-19 36-19 11 0 14 0 14-8 0-4-3-5-6-5-12 0-42 1-54 1s-42-1-54-1c-4 0-10 0-10 8 0 5 5 5 14 5 4 0 13 0 18 1 7 0 9 2 9 6 0 3-1 4-2 9l-57 227c-4 16-4 19-38 19-7 0-12 0-12 9 0 4 5 4 6 4 12 0 42-1 54-1 8 0 18 0 28 0 8 0 18 1 27 1 3 0 9 0 9-8 0-5-5-5-12-5-16 0-28 0-28-7 0-3 2-12 4-19 6-22 12-44 16-66l64-49 49 114c5 11 5 12 5 14 0 13-18 13-23 13-3 0-8 0-8 9 0 4 5 4 6 4 17 0 35-1 52-1 8 0 31 1 40 1 3 0 9 0 9-8 0-5-5-5-10-5-17 0-23-3-29-19z"><text:p/></draw:path></draw:g></text:p></table:table-cell><table:table-cell table:style-name="Table3.A2" office:value-type="string"><text:p text:style-name="P80">Kompressionsmodul</text:p></table:table-cell><table:table-cell table:style-name="Table3.C2" office:value-type="string"><text:p text:style-name="P43"><draw:g text:anchor-type="as-char" svg:y="-0.1252in" draw:z-index="18" draw:style-name="gr1"><svg:title>TexMaths</svg:title><svg:desc>12§display§[K] = \mathrm{Pa}§svg§600§FALSE§</svg:desc><draw:polygon draw:style-name="gr268" draw:text-style-name="P106" svg:width="0.6583in" svg:height="0.1657in" svg:x="0in" svg:y="0.0004in" svg:viewBox="0 0 1673 422" draw:points="836,422 0,422 0,0 1673,0 1673,422"><text:p/></draw:polygon><draw:polygon draw:style-name="gr269" draw:text-style-name="P106" svg:width="0.0228in" svg:height="0.1657in" svg:x="0.0193in" svg:y="0.0004in" svg:viewBox="0 0 59 422" draw:points="59,422 59,406 17,406 17,17 59,17 59,0 0,0 0,422"><text:p/></draw:polygon><draw:path draw:style-name="gr270" draw:text-style-name="P106" svg:width="0.1413in" svg:height="0.1134in" svg:x="0.0524in" svg:y="0.011in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olygon draw:style-name="gr271" draw:text-style-name="P106" svg:width="0.0228in" svg:height="0.1657in" svg:x="0.2028in" svg:y="0.0004in" svg:viewBox="0 0 59 422" draw:points="59,0 0,0 0,17 42,17 42,406 0,406 0,422 59,422"><text:p/></draw:polygon><draw:path draw:style-name="gr272" draw:text-style-name="P106" svg:width="0.1106in" svg:height="0.039in" svg:x="0.3004in" svg:y="0.0638in" svg:viewBox="0 0 282 100" svg:d="M268 17c6 0 14 0 14-9 0-8-8-8-14-8h-254c-6 0-14 0-14 8 0 9 8 9 14 9zM268 100c6 0 14 0 14-9 0-8-8-8-14-8h-254c-6 0-14 0-14 8 0 9 8 9 14 9z"><text:p/></draw:path><draw:path draw:style-name="gr273" draw:text-style-name="P106" svg:width="0.098in" svg:height="0.1134in" svg:x="0.4724in" svg:y="0.011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274" draw:text-style-name="P106" svg:width="0.0752in" svg:height="0.076in" svg:x="0.5819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3.A2" office:value-type="string"><text:p text:style-name="P26"><draw:g text:anchor-type="as-char" svg:y="-0.0756in" draw:z-index="17" draw:style-name="gr1"><svg:title>TexMaths</svg:title><svg:desc>12§display§\rho§svg§600§FALSE§</svg:desc><draw:polygon draw:style-name="gr266" draw:text-style-name="P106" svg:width="0.0862in" svg:height="0.1043in" svg:x="0in" svg:y="0.002in" svg:viewBox="0 0 220 266" draw:points="109,266 0,266 0,0 220,0 220,266"><text:p/></draw:polygon><draw:path draw:style-name="gr267" draw:text-style-name="P106" svg:width="0.0787in" svg:height="0.1094in" svg:x="0.0051in" svg:y="0in" svg:viewBox="0 0 201 279" svg:d="M1 261c-1 5-1 6-1 8 0 6 5 10 12 10 8 0 14-7 14-8 3-4 16-61 28-107 8 17 22 29 42 29 49 0 105-60 105-123 0-46-28-70-59-70-42 0-87 42-99 94zM96 183c-30 0-37-34-37-37s2-11 4-16c12-48 15-64 25-81 18-30 39-39 53-39 15 0 28 12 28 41 0 24-12 71-22 92-15 27-35 40-51 40z"><text:p/></draw:path></draw:g></text:p></table:table-cell><table:table-cell table:style-name="Table3.A2" office:value-type="string"><text:p text:style-name="P84">Dichte</text:p></table:table-cell><table:table-cell table:style-name="Table3.C2" office:value-type="string"><text:p text:style-name="P41"><draw:g text:anchor-type="as-char" svg:y="-0.228in" draw:z-index="16" draw:style-name="gr1"><svg:title>TexMaths</svg:title><svg:desc>12§display§\rho = \mathrm{\frac{kg}{m^3}}§svg§600§FALSE§</svg:desc><draw:polygon draw:style-name="gr258" draw:text-style-name="P106" svg:width="0.5402in" svg:height="0.3417in" svg:x="0in" svg:y="0in" svg:viewBox="0 0 1373 869" draw:points="687,869 0,869 0,0 1373,0 1373,869"><text:p/></draw:polygon><draw:path draw:style-name="gr259" draw:text-style-name="P106" svg:width="0.0783in" svg:height="0.1091in" svg:x="0.0051in" svg:y="0.154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260" draw:text-style-name="P106" svg:width="0.1106in" svg:height="0.039in" svg:x="0.1413in" svg:y="0.1665in" svg:viewBox="0 0 282 100" svg:d="M268 17c6 0 14 0 14-9 0-8-8-8-14-8h-254c-6 0-14 0-14 8 0 9 8 9 14 9zM268 100c6 0 14 0 14-9 0-8-8-8-14-8h-254c-6 0-14 0-14 8 0 9 8 9 14 9z"><text:p/></draw:path><draw:path draw:style-name="gr261" draw:text-style-name="P106" svg:width="0.0803in" svg:height="0.1154in" svg:x="0.352in" svg:y="0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262" draw:text-style-name="P106" svg:width="0.076in" svg:height="0.1098in" svg:x="0.4394in" svg:y="0.039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263" draw:text-style-name="P106" svg:width="0.2134in" svg:height="0.0067in" svg:x="0.3272in" svg:y="0.1831in" svg:viewBox="0 0 543 18" draw:points="271,18 0,18 0,0 543,0 543,18"><text:p/></draw:polygon><draw:path draw:style-name="gr264" draw:text-style-name="P106" svg:width="0.1295in" svg:height="0.0732in" svg:x="0.3327in" svg:y="0.268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265" draw:text-style-name="P106" svg:width="0.0535in" svg:height="0.0795in" svg:x="0.472in" svg:y="0.21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/draw:g></text:p></table:table-cell></table:table-row><table:table-row><table:table-cell table:style-name="Table3.A2" office:value-type="string"><text:p text:style-name="P26"><draw:g text:anchor-type="as-char" svg:y="-0.1181in" draw:z-index="21" draw:style-name="gr1"><svg:title>TexMaths</svg:title><svg:desc>12§display§h§svg§600§FALSE§</svg:desc><draw:polygon draw:style-name="gr286" draw:text-style-name="P106" svg:width="0.0957in" svg:height="0.1157in" svg:x="0in" svg:y="0in" svg:viewBox="0 0 244 295" draw:points="122,295 0,295 0,0 244,0 244,295"><text:p/></draw:polygon><draw:path draw:style-name="gr287" draw:text-style-name="P106" svg:width="0.0819in" svg:height="0.1177in" svg:x="0.0091in" svg:y="0in" svg:viewBox="0 0 209 300" svg:d="M98 5c0 0 0-5-6-5-9 0-40 4-51 5-4 0-7 0-7 8 0 5 3 5 9 5 21 0 22 2 22 7l-1 9-63 245c-1 6-1 7-1 9 0 10 8 12 12 12 7 0 14-5 16-11l8-32 10-39c2-9 4-19 7-29 1-2 3-15 5-18 1-5 14-28 28-40 10-7 22-14 41-14 18 0 23 14 23 29 0 23-17 70-26 95-4 11-6 16-6 24 0 20 15 35 34 35 40 0 57-62 57-66s-5-4-6-4c-4 0-4 1-6 8-6 22-21 53-43 53-8 0-11-5-11-15s5-20 8-30c6-18 25-69 25-93 0-28-16-46-48-46-27 0-46 14-63 33z"><text:p/></draw:path></draw:g></text:p></table:table-cell><table:table-cell table:style-name="Table3.A2" office:value-type="string"><text:p text:style-name="P85"><text:span text:style-name="T31">H</text:span><text:span text:style-name="T15">ö</text:span><text:span text:style-name="T16">he Fl</text:span><text:span text:style-name="T15">ü</text:span><text:span text:style-name="T16">ssigkeitss</text:span><text:span text:style-name="T25">ä</text:span><text:span text:style-name="T31">ule</text:span></text:p></table:table-cell><table:table-cell table:style-name="Table3.C2" office:value-type="string"><text:p text:style-name="P43"><draw:g text:anchor-type="as-char" svg:y="-0.1252in" draw:z-index="190" draw:style-name="gr1"><svg:title>TexMaths</svg:title><svg:desc>12§display§[h] = \mathrm{m}§svg§600§FALSE§</svg:desc><draw:polygon draw:style-name="gr2164" draw:text-style-name="P106" svg:width="0.548in" svg:height="0.1657in" svg:x="0in" svg:y="0.0004in" svg:viewBox="0 0 1393 422" draw:points="696,422 0,422 0,0 1393,0 1393,422"><text:p/></draw:polygon><draw:polygon draw:style-name="gr2165" draw:text-style-name="P106" svg:width="0.0228in" svg:height="0.1657in" svg:x="0.0193in" svg:y="0.0004in" svg:viewBox="0 0 59 422" draw:points="59,422 59,406 17,406 17,17 59,17 59,0 0,0 0,422"><text:p/></draw:polygon><draw:path draw:style-name="gr2166" draw:text-style-name="P106" svg:width="0.0819in" svg:height="0.1173in" svg:x="0.0551in" svg:y="0.0094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olygon draw:style-name="gr2167" draw:text-style-name="P106" svg:width="0.0228in" svg:height="0.1657in" svg:x="0.1457in" svg:y="0.0004in" svg:viewBox="0 0 59 422" draw:points="59,0 0,0 0,17 42,17 42,406 0,406 0,422 59,422"><text:p/></draw:polygon><draw:path draw:style-name="gr2168" draw:text-style-name="P106" svg:width="0.1106in" svg:height="0.039in" svg:x="0.2433in" svg:y="0.0638in" svg:viewBox="0 0 282 100" svg:d="M268 17c6 0 14 0 14-9 0-8-8-8-14-8h-254c-6 0-14 0-14 8 0 9 8 9 14 9zM268 100c6 0 14 0 14-9 0-8-8-8-14-8h-254c-6 0-14 0-14 8 0 9 8 9 14 9z"><text:p/></draw:path><draw:path draw:style-name="gr2169" draw:text-style-name="P106" svg:width="0.1295in" svg:height="0.0732in" svg:x="0.415in" svg:y="0.0512in" svg:viewBox="0 0 330 187" svg:d="M34 42v113c0 19-5 19-34 19v13c14 0 36-1 48-1 11 0 32 1 47 1v-13c-28 0-33 0-33-19v-78c0-43 30-67 57-67s32 22 32 46v99c0 19-5 19-33 19v13c14 0 36-1 48-1 10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26"><draw:g text:anchor-type="as-char" svg:y="-0.1138in" draw:z-index="188" draw:style-name="gr1"><svg:title>TexMaths</svg:title><svg:desc>12§display§F_p§svg§600§FALSE§</svg:desc><draw:polygon draw:style-name="gr2154" draw:text-style-name="P106" svg:width="0.1752in" svg:height="0.1606in" svg:x="0in" svg:y="0in" svg:viewBox="0 0 446 409" draw:points="223,409 0,409 0,0 446,0 446,409"><text:p/></draw:polygon><draw:path draw:style-name="gr2155" draw:text-style-name="P106" svg:width="0.1181in" svg:height="0.1126in" svg:x="0.0063in" svg:y="0.0008in" svg:viewBox="0 0 301 287" svg:d="M113 149h40c32 0 35 8 35 20 0 3 0 8-2 20-1 2-3 5-3 5 0 3 4 6 6 6 4 0 4-1 6-10l23-91c1-5 1-6 1-7s0-5-4-5-5 3-6 9c-9 33-20 40-56 40h-38l28-106c3-16 3-17 22-17h57c51 0 61 15 61 47 0 9 0 11-1 23-1 4-1 5-1 7s1 4 6 4c3 0 4-2 4-9l10-73c1-12-1-12-12-12h-207c-9 0-12 0-12 8 0 5 3 5 10 5 16 0 28 0 28 7 0 3 0 3-1 11l-57 223c-4 16-4 20-38 20-7 0-12 0-12 8 0 5 5 5 6 5 13 0 44-1 56-1 15 0 50 1 63 1 4 0 9 0 9-8 0-4-2-4-2-5-1 0-3 0-12 0-10 0-12 0-22-1-13-2-14-3-14-9 0 0 0-3 2-9z"><text:p/></draw:path><draw:path draw:style-name="gr2156" draw:text-style-name="P106" svg:width="0.0646in" svg:height="0.0736in" svg:x="0.1067in" svg:y="0.0866in" svg:viewBox="0 0 165 188" svg:d="M23 166c-3 9-3 11-15 11-4 0-8 0-8 7 0 3 2 4 4 4 8 0 18-1 26-1 10 0 22 1 31 1 3 0 6-1 6-6s-5-5-8-5c-6 0-15 0-15-4 0-1 3-8 4-13 4-15 7-32 11-44 3 6 13 18 31 18 36 0 75-41 75-85 0-35-24-49-44-49-18 0-33 12-42 20-5-16-21-20-31-20-11 0-18 7-23 16-6 10-11 27-11 29 0 4 4 4 5 4 5 0 5-1 7-8 4-18 10-33 22-33 7 0 10 6 10 15 0 3-2 7-2 8zM79 36c17-23 31-28 41-28 12 0 21 9 21 29 0 12-6 42-14 60-8 14-23 29-37 29-22 0-26-23-26-27 0-1 0-3 0-5z"><text:p/></draw:path></draw:g></text:p></table:table-cell><table:table-cell table:style-name="Table3.A2" office:value-type="string"><text:p text:style-name="P86">Druckkraft</text:p></table:table-cell><table:table-cell table:style-name="Table3.C2" office:value-type="string"><text:p text:style-name="P43"><draw:g text:anchor-type="as-char" svg:y="-0.1252in" draw:z-index="189" draw:style-name="gr1"><svg:title>TexMaths</svg:title><svg:desc>12§display§[F_p] = \mathrm{N}§svg§600§FALSE§</svg:desc><draw:polygon draw:style-name="gr2157" draw:text-style-name="P106" svg:width="0.622in" svg:height="0.1717in" svg:x="0in" svg:y="0.0004in" svg:viewBox="0 0 1581 437" draw:points="790,437 0,437 0,0 1581,0 1581,437"><text:p/></draw:polygon><draw:polygon draw:style-name="gr2158" draw:text-style-name="P106" svg:width="0.0228in" svg:height="0.1657in" svg:x="0.0193in" svg:y="0.0004in" svg:viewBox="0 0 59 422" draw:points="59,422 59,405 17,405 17,17 59,17 59,0 0,0 0,422"><text:p/></draw:polygon><draw:path draw:style-name="gr2159" draw:text-style-name="P106" svg:width="0.1185in" svg:height="0.113in" svg:x="0.0524in" svg:y="0.0118in" svg:viewBox="0 0 302 288" svg:d="M113 150h41c31 0 35 7 35 19 0 4 0 8-3 20-1 3-2 5-2 5 0 4 3 6 6 6s3-1 6-10l23-91c1-4 1-6 1-7s0-5-5-5c-4 0-5 3-6 9-8 33-19 41-55 41h-39l28-107c3-16 3-17 23-17h56c52 0 61 15 61 47 0 9 0 11-1 23-1 4-1 6-1 7 0 2 1 5 6 5 4 0 5-3 5-10l9-73c2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2160" draw:text-style-name="P106" svg:width="0.065in" svg:height="0.0736in" svg:x="0.1528in" svg:y="0.0984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olygon draw:style-name="gr2161" draw:text-style-name="P106" svg:width="0.0228in" svg:height="0.1657in" svg:x="0.2335in" svg:y="0.0004in" svg:viewBox="0 0 59 422" draw:points="59,0 0,0 0,17 42,17 42,405 0,405 0,422 59,422"><text:p/></draw:polygon><draw:path draw:style-name="gr2162" draw:text-style-name="P106" svg:width="0.1106in" svg:height="0.0386in" svg:x="0.3315in" svg:y="0.0634in" svg:viewBox="0 0 282 99" svg:d="M268 17c6 0 14 0 14-9 0-8-8-8-14-8h-254c-6 0-14 0-14 8 0 9 8 9 14 9zM268 99c6 0 14 0 14-8s-8-8-14-8h-254c-6 0-14 0-14 8s8 8 14 8z"><text:p/></draw:path><draw:path draw:style-name="gr2163" draw:text-style-name="P106" svg:width="0.1134in" svg:height="0.1134in" svg:x="0.5031in" svg:y="0.011in" svg:viewBox="0 0 289 289" svg:d="M84 6c-4-6-4-6-12-6h-72v13h12c7 0 16 0 22 1 9 2 9 2 9 10v220c0 12 0 32-43 32v13c14 0 36-1 49-1 15 0 35 1 51 1v-13c-45 0-45-20-45-32v-220c3 2 3 4 5 6l173 253c4 6 4 6 7 6 6 0 6-3 6-11v-234c0-10 0-31 43-31v-13c-14 0-36 1-49 1-14 0-35-1-50-1v13c44 0 44 21 44 31v181z"><text:p/></draw:path></draw:g></text:p></table:table-cell></table:table-row></table:table><text:p text:style-name="Frame_20_contents"/></draw:text-box></draw:frame><text:soft-page-break/>Druck</text:h>
      <text:h text:style-name="P103" text:outline-level="4">Dichte <text:tab/><text:tab/><text:tab/><draw:g text:anchor-type="as-char" svg:y="-0.1874in" draw:z-index="13" draw:style-name="gr1"><svg:title>TexMaths</svg:title><svg:desc>12§display§\rho = \frac{m}{V}§svg§600§FALSE§</svg:desc><draw:polygon draw:style-name="gr230" draw:text-style-name="P106" svg:width="0.4724in" svg:height="0.2976in" svg:x="0in" svg:y="0.002in" svg:viewBox="0 0 1201 757" draw:points="601,757 0,757 0,0 1201,0 1201,757"><text:p/></draw:polygon><draw:path draw:style-name="gr231" draw:text-style-name="P106" svg:width="0.0783in" svg:height="0.1091in" svg:x="0.0051in" svg:y="0.1126in" svg:viewBox="0 0 200 278" svg:d="M1 260c-1 5-1 6-1 8 0 6 5 10 12 10 8 0 14-7 14-8 3-4 16-61 28-107 8 17 22 29 42 29 49 0 104-60 104-122 0-46-27-70-59-70-41 0-86 42-98 94zM96 182c-30 0-37-33-37-37 0-2 2-11 3-15 12-48 16-64 26-81 18-30 39-39 52-39 16 0 29 12 29 40 0 24-12 71-23 93-14 26-34 39-50 39z"><text:p/></draw:path><draw:path draw:style-name="gr232" draw:text-style-name="P106" svg:width="0.1106in" svg:height="0.039in" svg:x="0.1409in" svg:y="0.1252in" svg:viewBox="0 0 282 100" svg:d="M267 17c6 0 15 0 15-9 0-8-9-8-15-8h-253c-6 0-14 0-14 8 0 9 8 9 14 9zM267 100c6 0 15 0 15-9 0-8-9-8-15-8h-253c-6 0-14 0-14 8 0 9 8 9 14 9z"><text:p/></draw:path><draw:path draw:style-name="gr233" draw:text-style-name="P106" svg:width="0.1358in" svg:height="0.0752in" svg:x="0.3319in" svg:y="0in" svg:viewBox="0 0 346 192" svg:d="M25 162c-1 7-3 17-3 19 0 7 6 11 12 11 4 0 12-4 15-12 0 0 5-20 9-31l8-39c2-8 6-18 7-27 3-7 6-21 6-22 6-13 29-51 68-51 20 0 23 15 23 30 0 9-2 21-6 34l-12 50-8 32c-1 8-5 23-5 25 0 7 6 11 12 11 13 0 16-11 19-24 6-24 22-85 25-102 2-6 24-56 70-56 18 0 23 14 23 30 0 24-18 72-27 94-3 10-4 15-4 23 0 21 14 35 34 35 40 0 55-61 55-65 0-5-3-5-4-5-5 0-5 2-7 9-6 21-20 51-44 51-7 0-9-3-9-13 0-11 3-21 7-30 8-23 26-69 26-93 0-28-16-46-49-46-31 0-53 19-68 41-1-5-3-19-15-30-9-9-24-11-34-11-37 0-59 28-66 37-1-24-19-37-39-37-19 0-27 17-31 24-7 16-13 40-13 41 0 5 5 5 5 5 5 0 5 0 7-10 7-30 16-50 31-50 7 0 13 3 13 19 0 8-1 13-7 36z"><text:p/></draw:path><draw:polygon draw:style-name="gr234" draw:text-style-name="P106" svg:width="0.1461in" svg:height="0.0067in" svg:x="0.3268in" svg:y="0.1406in" svg:viewBox="0 0 372 18" draw:points="186,18 0,18 0,0 372,0 372,18"><text:p/></draw:polygon><draw:path draw:style-name="gr235" draw:text-style-name="P106" svg:width="0.1185in" svg:height="0.1173in" svg:x="0.3421in" svg:y="0.1866in" svg:viewBox="0 0 302 299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1c1 9 2 10 8 10 7 0 8-3 12-9z"><text:p/></draw:path></draw:g></text:h>
      <text:h text:style-name="P104" text:outline-level="4">Kolbendruck <text:tab/><text:tab/><draw:g text:anchor-type="as-char" svg:y="-0.2264in" draw:z-index="29" draw:style-name="gr1"><svg:title>TexMaths</svg:title><svg:desc>12§display§p = \frac{F_1}{A_1} = \frac{F_2}{A_2}§svg§600§FALSE§</svg:desc><draw:polygon draw:style-name="gr330" draw:text-style-name="P106" svg:width="0.9846in" svg:height="0.365in" svg:x="0.0051in" svg:y="0in" svg:viewBox="0 0 2502 928" draw:points="1251,928 0,928 0,0 2502,0 2502,928"><text:p/></draw:polygon><draw:path draw:style-name="gr331" draw:text-style-name="P106" svg:width="0.0866in" svg:height="0.1059in" svg:x="0in" svg:y="0.1528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3-22 90c-14 30-35 44-50 44-28 0-34-35-34-38 0-1 0-2 1-7z"><text:p/></draw:path><draw:path draw:style-name="gr332" draw:text-style-name="P106" svg:width="0.1106in" svg:height="0.039in" svg:x="0.1441in" svg:y="0.165in" svg:viewBox="0 0 282 100" svg:d="M268 17c6 0 14 0 14-9 0-8-8-8-14-8h-254c-6 0-14 0-14 8 0 9 8 9 14 9zM268 100c6 0 14 0 14-9 0-8-8-8-14-8h-254c-6 0-14 0-14 8 0 9 8 9 14 9z"><text:p/></draw:path><draw:path draw:style-name="gr333" draw:text-style-name="P106" svg:width="0.1185in" svg:height="0.113in" svg:x="0.3453in" svg:y="0.0004in" svg:viewBox="0 0 302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34" draw:text-style-name="P106" svg:width="0.0425in" svg:height="0.0772in" svg:x="0.4583in" svg:y="0.0614in" svg:viewBox="0 0 109 197" svg:d="M67 8c0-8 0-8-8-8-19 19-47 19-59 19v11c7 0 26 0 43-8v151c0 10 0 13-30 13h-11v11c5 0 42-1 53-1 10 0 47 1 54 1v-11h-12c-30 0-30-3-30-13z"><text:p/></draw:path><draw:polygon draw:style-name="gr335" draw:text-style-name="P106" svg:width="0.1992in" svg:height="0.0067in" svg:x="0.3303in" svg:y="0.1811in" svg:viewBox="0 0 507 18" draw:points="253,18 0,18 0,0 507,0 507,18"><text:p/></draw:polygon><draw:path draw:style-name="gr336" draw:text-style-name="P106" svg:width="0.1138in" svg:height="0.1193in" svg:x="0.3358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6-265c0-9 0-10-7-10-8 0-9 2-11 7zM112 192l84-139 13 139z"><text:p/></draw:path><draw:path draw:style-name="gr337" draw:text-style-name="P106" svg:width="0.0425in" svg:height="0.0772in" svg:x="0.4673in" svg:y="0.2874in" svg:viewBox="0 0 109 197" svg:d="M67 8c0-8 0-8-8-8-19 19-47 19-59 19v11c7 0 26 0 43-8v151c0 10 0 13-30 13h-11v11c5 0 42-1 53-1 10 0 47 1 54 1v-11h-12c-30 0-30-3-30-13z"><text:p/></draw:path><draw:path draw:style-name="gr338" draw:text-style-name="P106" svg:width="0.1106in" svg:height="0.039in" svg:x="0.6043in" svg:y="0.165in" svg:viewBox="0 0 282 100" svg:d="M268 17c6 0 14 0 14-9 0-8-8-8-14-8h-254c-6 0-14 0-14 8 0 9 8 9 14 9zM268 100c6 0 14 0 14-9 0-8-8-8-14-8h-254c-6 0-14 0-14 8 0 9 8 9 14 9z"><text:p/></draw:path><draw:path draw:style-name="gr339" draw:text-style-name="P106" svg:width="0.1185in" svg:height="0.113in" svg:x="0.8059in" svg:y="0.0004in" svg:viewBox="0 0 302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40" draw:text-style-name="P106" svg:width="0.0516in" svg:height="0.0772in" svg:x="0.9134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41" draw:text-style-name="P106" svg:width="0.1992in" svg:height="0.0067in" svg:x="0.7906in" svg:y="0.1811in" svg:viewBox="0 0 507 18" draw:points="253,18 0,18 0,0 507,0 507,18"><text:p/></draw:polygon><draw:path draw:style-name="gr342" draw:text-style-name="P106" svg:width="0.1138in" svg:height="0.1193in" svg:x="0.7965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43" draw:text-style-name="P106" svg:width="0.0516in" svg:height="0.0772in" svg:x="0.9224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 </text:h>
      <text:h text:style-name="P104" text:outline-level="4">Volumenabnahme <text:tab/><draw:g text:anchor-type="as-char" svg:y="-0.1161in" draw:z-index="28" draw:style-name="gr1"><svg:title>TexMaths</svg:title><svg:desc>12§display§dV = - \kappa \cdot V \cdot dp§svg§600§FALSE§</svg:desc><draw:polygon draw:style-name="gr319" draw:text-style-name="P106" svg:width="1.2098in" svg:height="0.1476in" svg:x="0in" svg:y="0in" svg:viewBox="0 0 3074 376" draw:points="1537,376 0,376 0,0 3074,0 3074,376"><text:p/></draw:polygon><draw:path draw:style-name="gr320" draw:text-style-name="P106" svg:width="0.0791in" svg:height="0.1173in" svg:x="0.0067in" svg:y="0in" svg:viewBox="0 0 202 299" svg:d="M202 5c0 0 0-5-5-5-7 0-47 4-54 5-4 0-6 2-6 8 0 5 3 5 9 5 21 0 22 2 22 7l-1 9-25 101c-9-17-21-28-40-28-49 0-102 63-102 124 0 40 23 68 56 68 9 0 30-2 56-32 3 18 18 32 38 32 16 0 25-9 31-24 7-14 13-41 13-42 0-3-3-3-4-3-5 0-5 1-6 7-8 27-16 53-33 53-12 0-13-11-13-19 0-11 1-14 2-21zM114 244c-2 7-2 8-8 16-20 23-36 30-48 30-22 0-28-23-28-40 0-22 13-73 24-93 13-25 31-40 49-40 28 0 33 34 33 37 0 2 0 5-2 7z"><text:p/></draw:path><draw:path draw:style-name="gr321" draw:text-style-name="P106" svg:width="0.1185in" svg:height="0.1173in" svg:x="0.0961in" svg:y="0.001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2c1 8 2 9 8 9 7 0 8-2 12-8z"><text:p/></draw:path><draw:path draw:style-name="gr322" draw:text-style-name="P106" svg:width="0.1106in" svg:height="0.039in" svg:x="0.2752in" svg:y="0.0547in" svg:viewBox="0 0 282 100" svg:d="M268 17c6 0 14 0 14-9 0-8-8-8-14-8h-254c-6 0-14 0-14 8 0 9 8 9 14 9zM268 100c6 0 14 0 14-9 0-8-8-8-14-8h-254c-6 0-14 0-14 8 0 9 8 9 14 9z"><text:p/></draw:path><draw:path draw:style-name="gr323" draw:text-style-name="P106" svg:width="0.1016in" svg:height="0.0067in" svg:x="0.4555in" svg:y="0.0709in" svg:viewBox="0 0 259 18" svg:d="M244 18c7 0 15 0 15-8 0-10-8-10-15-10h-230c-7 0-14 0-14 10 0 8 7 8 14 8z"><text:p/></draw:path><draw:path draw:style-name="gr324" draw:text-style-name="P106" svg:width="0.0819in" svg:height="0.0752in" svg:x="0.5795in" svg:y="0.0421in" svg:viewBox="0 0 209 192" svg:d="M1 172c-1 5-1 6-1 10 0 7 6 10 12 10 13 0 16-9 19-24 4-14 1-7 19-78 36 1 74 9 74 36 0 4 0 5-2 10-1 6-2 11-2 14 0 26 18 42 40 42 13 0 24-7 32-21 11-18 17-44 17-44 0-4-5-4-6-4-4 0-5 2-6 8-7 29-17 52-36 52-10 0-15-5-15-21 0-6 3-15 4-23 1-4 2-9 2-14 0-40-58-43-82-43 14-9 27-19 39-29 19-17 31-28 48-35 0 2-1 7-1 10 0 4 2 14 16 14 13 0 22-12 22-23 0-3-1-14-16-14-26 0-51 21-70 37-29 24-38 30-54 36 1-5 6-26 8-34 3-10 8-31 8-32 0-7-5-12-12-12-2 0-14 0-17 16z"><text:p/></draw:path><draw:path draw:style-name="gr325" draw:text-style-name="P106" svg:width="0.0177in" svg:height="0.0177in" svg:x="0.7173in" svg:y="0.0654in" svg:viewBox="0 0 46 46" svg:d="M46 23c0-12-10-23-23-23-12 0-23 11-23 23 0 13 11 23 23 23 13 0 23-10 23-23z"><text:p/></draw:path><draw:path draw:style-name="gr326" draw:text-style-name="P106" svg:width="0.1185in" svg:height="0.1173in" svg:x="0.7953in" svg:y="0.001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2c1 8 2 9 8 9 7 0 8-2 12-8z"><text:p/></draw:path><draw:path draw:style-name="gr327" draw:text-style-name="P106" svg:width="0.0177in" svg:height="0.0177in" svg:x="0.9713in" svg:y="0.0654in" svg:viewBox="0 0 46 46" svg:d="M46 23c0-12-10-23-23-23-12 0-23 11-23 23 0 13 11 23 23 23 13 0 23-10 23-23z"><text:p/></draw:path><draw:path draw:style-name="gr328" draw:text-style-name="P106" svg:width="0.0791in" svg:height="0.1173in" svg:x="1.0461in" svg:y="0in" svg:viewBox="0 0 202 299" svg:d="M202 5c0 0 0-5-5-5-7 0-47 4-54 5-4 0-6 2-6 8 0 5 3 5 9 5 21 0 22 2 22 7l-1 9-25 101c-9-17-21-28-40-28-49 0-102 63-102 124 0 40 23 68 56 68 9 0 30-2 56-32 3 18 18 32 38 32 16 0 25-9 31-24 7-14 13-41 13-42 0-3-3-3-4-3-5 0-5 1-6 7-8 27-16 53-33 53-12 0-13-11-13-19 0-11 1-14 2-21zM114 244c-2 7-2 8-8 16-20 23-36 30-48 30-22 0-28-23-28-40 0-22 13-73 24-93 13-25 31-40 49-40 28 0 33 34 33 37 0 2 0 5-2 7z"><text:p/></draw:path><draw:path draw:style-name="gr329" draw:text-style-name="P106" svg:width="0.0866in" svg:height="0.1063in" svg:x="1.1209in" svg:y="0.0421in" svg:viewBox="0 0 221 271" svg:d="M32 239c-3 15-3 18-22 18-5 0-10 0-10 7 0 4 2 7 6 7 11 0 23-3 35-3 14 0 29 3 42 3 2 0 8 0 8-10 0-4-5-4-11-4-21 0-21-3-21-7 0-5 18-74 21-85 5 13 17 27 39 27 49 0 102-62 102-125 0-39-24-67-57-67-20 0-40 16-55 31-3-23-23-31-38-31-19 0-28 17-31 24-8 14-14 40-14 41 0 5 5 5 6 5 4 0 4 0 8-10 7-30 15-50 30-50 7 0 13 3 13 19 0 9-1 14-3 21zM107 55c3-12 14-24 23-30 14-13 26-15 33-15 18 0 28 14 28 39 0 26-15 74-22 90-14 31-35 44-50 44-28 0-34-35-34-38 0-1 0-2 1-7z"><text:p/></draw:path></draw:g> <text:tab/><draw:g text:anchor-type="as-char" svg:y="-0.222in" draw:z-index="25" draw:style-name="gr1"><svg:title>TexMaths</svg:title><svg:desc>12§display§\kappa = \frac{1}{K}§svg§600§FALSE§</svg:desc><draw:polygon draw:style-name="gr299" draw:text-style-name="P106" svg:width="0.4898in" svg:height="0.3331in" svg:x="0in" svg:y="0.0039in" svg:viewBox="0 0 1245 847" draw:points="622,847 0,847 0,0 1245,0 1245,847"><text:p/></draw:polygon><draw:path draw:style-name="gr300" draw:text-style-name="P106" svg:width="0.0819in" svg:height="0.0752in" svg:x="0.0091in" svg:y="0.1496in" svg:viewBox="0 0 209 192" svg:d="M1 172c-1 4-1 6-1 9 0 7 6 11 12 11 13 0 16-10 19-24 4-14 1-7 19-78 36 1 73 8 73 36 0 4 0 5-1 10-1 6-2 10-2 14 0 25 18 42 39 42 14 0 24-7 33-22 11-18 17-43 17-43 0-5-5-5-6-5-4 0-5 3-6 9-8 29-17 51-36 51-10 0-15-4-15-20 0-6 3-16 4-23 1-5 2-9 2-14 0-40-58-43-82-43 14-9 27-20 39-29 19-17 31-28 48-35 0 2-1 7-1 10 0 4 2 14 15 14 14 0 23-12 23-23 0-3-1-14-17-14-25 0-50 21-69 37-29 24-38 30-54 36 1-5 6-26 8-34 3-10 8-31 8-32 0-7-5-12-12-12-2 0-14 0-17 16z"><text:p/></draw:path><draw:path draw:style-name="gr301" draw:text-style-name="P106" svg:width="0.1106in" svg:height="0.039in" svg:x="0.1512in" svg:y="0.1618in" svg:viewBox="0 0 282 100" svg:d="M267 17c6 0 15 0 15-9 0-8-9-8-15-8h-253c-6 0-14 0-14 8 0 9 8 9 14 9zM267 100c6 0 15 0 15-9 0-8-9-8-15-8h-253c-6 0-14 0-14 8 0 9 8 9 14 9z"><text:p/></draw:path><draw:path draw:style-name="gr302" draw:text-style-name="P106" svg:width="0.0547in" svg:height="0.1106in" svg:x="0.3866in" svg:y="0in" svg:viewBox="0 0 140 282" svg:d="M88 11c0-10 0-11-10-11-26 28-65 28-78 28v13c8 0 34 0 55-12v219c0 16-1 21-39 21h-14v13c16-1 52-1 70-1 17 0 54 0 68 1v-13h-13c-38 0-39-5-39-21z"><text:p/></draw:path><draw:polygon draw:style-name="gr303" draw:text-style-name="P106" svg:width="0.1531in" svg:height="0.0067in" svg:x="0.3366in" svg:y="0.1783in" svg:viewBox="0 0 390 18" draw:points="194,18 0,18 0,0 390,0 390,18"><text:p/></draw:polygon><draw:path draw:style-name="gr304" draw:text-style-name="P106" svg:width="0.1413in" svg:height="0.1134in" svg:x="0.3433in" svg:y="0.2232in" svg:viewBox="0 0 360 289" svg:d="M199 118c0-2-2-4-2-5s8-7 13-11l73-56c40-30 56-32 70-33 3 0 7-1 7-8 0-3-2-5-5-5-10 0-19 1-30 1-16 0-31-1-47-1-2 0-8 0-8 8 0 4 2 5 6 5 8 1 13 3 13 9 0 8-13 18-16 20l-165 126 33-136c5-15 5-19 36-19 11 0 15 0 15-8 0-4-4-5-6-5-12 0-42 1-54 1s-42-1-54-1c-4 0-10 0-10 8 0 5 5 5 14 5 4 0 13 0 18 1 7 0 9 2 9 6 0 3-1 4-2 9l-57 228c-4 15-4 19-38 19-7 0-12 0-12 8 0 5 5 5 6 5 12 0 42-1 54-1 8 0 18 0 28 0 8 0 18 1 27 1 3 0 8 0 8-8 0-5-4-5-11-5-16 0-28 0-28-7 0-4 2-12 4-19 6-22 12-45 16-66l64-50 49 114c5 11 5 12 5 15 0 13-18 13-23 13-4 0-8 0-8 8 0 5 4 5 6 5 16 0 34-1 51-1 9 0 31 1 41 1 2 0 8 0 8-8 0-5-4-5-8-5-18 0-24-4-30-19z"><text:p/></draw:path></draw:g></text:h>
      <text:h text:style-name="P104" text:outline-level="4">Schweredruck<text:tab/><text:tab/><draw:g text:anchor-type="as-char" svg:y="-0.2307in" draw:z-index="14" draw:style-name="gr1"><svg:title>TexMaths</svg:title><svg:desc>12§display§p = \frac{F}{A} = \frac{\rho \cdot g \cdot h \cdot A}{A} =  \rho \cdot g \cdot h§svg§600§FALSE§</svg:desc><draw:polygon draw:style-name="gr236" draw:text-style-name="P106" svg:width="2.215in" svg:height="0.3417in" svg:x="0.0051in" svg:y="0.0039in" svg:viewBox="0 0 5627 869" draw:points="2813,869 0,869 0,0 5627,0 5627,869"><text:p/></draw:polygon><draw:path draw:style-name="gr237" draw:text-style-name="P106" svg:width="0.0866in" svg:height="0.1059in" svg:x="0in" svg:y="0.1575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238" draw:text-style-name="P106" svg:width="0.1106in" svg:height="0.039in" svg:x="0.1441in" svg:y="0.1709in" svg:viewBox="0 0 282 100" svg:d="M268 17c6 0 14 0 14-9 0-8-8-8-14-8h-254c-6 0-14 0-14 8 0 9 8 9 14 9zM268 100c6 0 14 0 14-9 0-8-8-8-14-8h-254c-6 0-14 0-14 8 0 9 8 9 14 9z"><text:p/></draw:path><draw:path draw:style-name="gr239" draw:text-style-name="P106" svg:width="0.1181in" svg:height="0.113in" svg:x="0.3362in" svg:y="0.0063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olygon draw:style-name="gr240" draw:text-style-name="P106" svg:width="0.1299in" svg:height="0.0067in" svg:x="0.3303in" svg:y="0.1862in" svg:viewBox="0 0 331 18" draw:points="166,18 0,18 0,0 331,0 331,18"><text:p/></draw:polygon><draw:path draw:style-name="gr241" draw:text-style-name="P106" svg:width="0.1138in" svg:height="0.1193in" svg:x="0.3386in" svg:y="0.226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42" draw:text-style-name="P106" svg:width="0.1106in" svg:height="0.039in" svg:x="0.5354in" svg:y="0.1709in" svg:viewBox="0 0 282 100" svg:d="M268 17c6 0 14 0 14-9 0-8-8-8-14-8h-254c-6 0-14 0-14 8 0 9 8 9 14 9zM268 100c6 0 14 0 14-9 0-8-8-8-14-8h-254c-6 0-14 0-14 8 0 9 8 9 14 9z"><text:p/></draw:path><draw:path draw:style-name="gr243" draw:text-style-name="P106" svg:width="0.0783in" svg:height="0.1091in" svg:x="0.726in" svg:y="0.0457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244" draw:text-style-name="P106" svg:width="0.0177in" svg:height="0.0177in" svg:x="0.8579in" svg:y="0.0693in" svg:viewBox="0 0 46 46" svg:d="M46 23c0-12-10-23-23-23-12 0-23 11-23 23 0 13 11 23 23 23 13 0 23-10 23-23z"><text:p/></draw:path><draw:path draw:style-name="gr245" draw:text-style-name="P106" svg:width="0.076in" svg:height="0.1075in" svg:x="0.9291in" svg:y="0.04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246" draw:text-style-name="P106" svg:width="0.0177in" svg:height="0.0177in" svg:x="1.0634in" svg:y="0.0693in" svg:viewBox="0 0 46 46" svg:d="M46 23c0-12-10-23-23-23-12 0-23 11-23 23 0 13 11 23 23 23 13 0 23-10 23-23z"><text:p/></draw:path><draw:path draw:style-name="gr247" draw:text-style-name="P106" svg:width="0.0819in" svg:height="0.1173in" svg:x="1.1409in" svg:y="0.0039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248" draw:text-style-name="P106" svg:width="0.0177in" svg:height="0.0177in" svg:x="1.2787in" svg:y="0.0693in" svg:viewBox="0 0 46 46" svg:d="M46 23c0-12-10-23-23-23-12 0-23 11-23 23 0 13 11 23 23 23 13 0 23-10 23-23z"><text:p/></draw:path><draw:path draw:style-name="gr249" draw:text-style-name="P106" svg:width="0.1138in" svg:height="0.1193in" svg:x="1.3535in" svg:y="0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250" draw:text-style-name="P106" svg:width="0.7512in" svg:height="0.0067in" svg:x="0.7209in" svg:y="0.1862in" svg:viewBox="0 0 1909 18" draw:points="954,18 0,18 0,0 1909,0 1909,18"><text:p/></draw:polygon><draw:path draw:style-name="gr251" draw:text-style-name="P106" svg:width="0.1138in" svg:height="0.1193in" svg:x="1.0402in" svg:y="0.226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52" draw:text-style-name="P106" svg:width="0.1106in" svg:height="0.039in" svg:x="1.5472in" svg:y="0.1709in" svg:viewBox="0 0 282 100" svg:d="M268 17c6 0 14 0 14-9 0-8-8-8-14-8h-254c-6 0-14 0-14 8 0 9 8 9 14 9zM268 100c6 0 14 0 14-9 0-8-8-8-14-8h-254c-6 0-14 0-14 8 0 9 8 9 14 9z"><text:p/></draw:path><draw:path draw:style-name="gr253" draw:text-style-name="P106" svg:width="0.0783in" svg:height="0.1091in" svg:x="1.7181in" svg:y="0.1575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254" draw:text-style-name="P106" svg:width="0.0177in" svg:height="0.0177in" svg:x="1.8504in" svg:y="0.1807in" svg:viewBox="0 0 46 46" svg:d="M46 23c0-12-10-23-23-23-12 0-23 11-23 23 0 13 11 23 23 23 13 0 23-10 23-23z"><text:p/></draw:path><draw:path draw:style-name="gr255" draw:text-style-name="P106" svg:width="0.076in" svg:height="0.1075in" svg:x="1.922in" svg:y="0.1575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256" draw:text-style-name="P106" svg:width="0.0177in" svg:height="0.0177in" svg:x="2.0555in" svg:y="0.1807in" svg:viewBox="0 0 46 46" svg:d="M46 23c0-12-10-23-23-23-12 0-23 11-23 23 0 13 11 23 23 23 13 0 23-10 23-23z"><text:p/></draw:path><draw:path draw:style-name="gr257" draw:text-style-name="P106" svg:width="0.0819in" svg:height="0.1173in" svg:x="2.1335in" svg:y="0.1165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/draw:g></text:h>
      <text:h text:style-name="P104" text:outline-level="4">Auftrieb<text:tab/><draw:g text:anchor-type="as-char" svg:y="-0.1252in" draw:z-index="12" draw:style-name="gr1"><svg:title>TexMaths</svg:title><svg:desc>12§display§F_A = F_2 - F_1 = g \cdot p \cdot (h_2 - h_1) \cdot A = g \cdot p \cdot V§svg§600§FALSE§</svg:desc><draw:polygon draw:style-name="gr201" draw:text-style-name="P106" svg:width="3.3122in" svg:height="0.1657in" svg:x="0in" svg:y="0.0004in" svg:viewBox="0 0 8414 422" draw:points="4207,422 0,422 0,0 8414,0 8414,422"><text:p/></draw:polygon><draw:path draw:style-name="gr202" draw:text-style-name="P106" svg:width="0.1181in" svg:height="0.113in" svg:x="0.0063in" svg:y="0.011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203" draw:text-style-name="P106" svg:width="0.0874in" svg:height="0.0827in" svg:x="0.1134in" svg:y="0.0665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204" draw:text-style-name="P106" svg:width="0.1106in" svg:height="0.039in" svg:x="0.2701in" svg:y="0.0634in" svg:viewBox="0 0 282 100" svg:d="M268 17c6 0 14 0 14-9 0-8-8-8-14-8h-254c-6 0-14 0-14 8 0 9 8 9 14 9zM268 100c6 0 14 0 14-9 0-8-8-8-14-8h-254c-6 0-14 0-14 8 0 9 8 9 14 9z"><text:p/></draw:path><draw:path draw:style-name="gr205" draw:text-style-name="P106" svg:width="0.1181in" svg:height="0.113in" svg:x="0.4425in" svg:y="0.011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206" draw:text-style-name="P106" svg:width="0.0516in" svg:height="0.0772in" svg:x="0.5504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207" draw:text-style-name="P106" svg:width="0.1016in" svg:height="0.0067in" svg:x="0.6685in" svg:y="0.0799in" svg:viewBox="0 0 259 18" svg:d="M244 18c7 0 15 0 15-8 0-10-8-10-15-10h-230c-7 0-14 0-14 10 0 8 7 8 14 8z"><text:p/></draw:path><draw:path draw:style-name="gr208" draw:text-style-name="P106" svg:width="0.1181in" svg:height="0.113in" svg:x="0.8268in" svg:y="0.011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209" draw:text-style-name="P106" svg:width="0.0425in" svg:height="0.0772in" svg:x="0.9402in" svg:y="0.072in" svg:viewBox="0 0 109 197" svg:d="M67 8c0-8 0-8-8-8-19 19-47 19-59 19v11c7 0 26 0 43-8v151c0 9 0 13-30 13h-11v11c5 0 42-1 53-1 10 0 47 1 54 1v-11h-12c-30 0-30-4-30-13z"><text:p/></draw:path><draw:path draw:style-name="gr210" draw:text-style-name="P106" svg:width="0.1106in" svg:height="0.039in" svg:x="1.0575in" svg:y="0.0634in" svg:viewBox="0 0 282 100" svg:d="M268 17c6 0 14 0 14-9 0-8-8-8-14-8h-254c-6 0-14 0-14 8 0 9 8 9 14 9zM268 100c6 0 14 0 14-9 0-8-8-8-14-8h-254c-6 0-14 0-14 8 0 9 8 9 14 9z"><text:p/></draw:path><draw:path draw:style-name="gr211" draw:text-style-name="P106" svg:width="0.076in" svg:height="0.1075in" svg:x="1.2256in" svg:y="0.051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212" draw:text-style-name="P106" svg:width="0.0177in" svg:height="0.0177in" svg:x="1.3598in" svg:y="0.0744in" svg:viewBox="0 0 46 46" svg:d="M46 23c0-12-10-23-23-23-12 0-23 11-23 23 0 13 11 23 23 23 13 0 23-10 23-23z"><text:p/></draw:path><draw:path draw:style-name="gr213" draw:text-style-name="P106" svg:width="0.0866in" svg:height="0.1059in" svg:x="1.4228in" svg:y="0.0512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214" draw:text-style-name="P106" svg:width="0.0177in" svg:height="0.0177in" svg:x="1.563in" svg:y="0.0744in" svg:viewBox="0 0 46 46" svg:d="M46 23c0-12-10-23-23-23-12 0-23 11-23 23 0 13 11 23 23 23 13 0 23-10 23-23z"><text:p/></draw:path><draw:path draw:style-name="gr215" draw:text-style-name="P106" svg:width="0.039in" svg:height="0.1657in" svg:x="1.6484in" svg:y="0.0004in" svg:viewBox="0 0 100 422" svg:d="M100 419c0-1 0-3-9-10-53-53-66-133-66-198 0-73 16-146 69-199 6-6 6-6 6-7 0-4-3-5-5-5-5 0-43 29-69 83-21 47-26 93-26 128 0 34 5 84 28 132 26 53 62 79 67 79 2 0 5-1 5-3z"><text:p/></draw:path><draw:path draw:style-name="gr216" draw:text-style-name="P106" svg:width="0.0819in" svg:height="0.1173in" svg:x="1.7055in" svg:y="0.0094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217" draw:text-style-name="P106" svg:width="0.0516in" svg:height="0.0772in" svg:x="1.7992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218" draw:text-style-name="P106" svg:width="0.1016in" svg:height="0.0067in" svg:x="1.9173in" svg:y="0.0799in" svg:viewBox="0 0 259 18" svg:d="M244 18c7 0 15 0 15-8 0-10-8-10-15-10h-230c-7 0-14 0-14 10 0 8 7 8 14 8z"><text:p/></draw:path><draw:path draw:style-name="gr219" draw:text-style-name="P106" svg:width="0.0819in" svg:height="0.1173in" svg:x="2.0787in" svg:y="0.0094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220" draw:text-style-name="P106" svg:width="0.0425in" svg:height="0.0772in" svg:x="2.178in" svg:y="0.072in" svg:viewBox="0 0 109 197" svg:d="M67 8c0-8 0-8-8-8-19 19-47 19-59 19v11c7 0 26 0 43-8v151c0 9 0 13-30 13h-11v11c5 0 42-1 53-1 10 0 47 1 54 1v-11h-12c-30 0-30-4-30-13z"><text:p/></draw:path><draw:path draw:style-name="gr221" draw:text-style-name="P106" svg:width="0.039in" svg:height="0.1657in" svg:x="2.2488in" svg:y="0.0004in" svg:viewBox="0 0 100 422" svg:d="M100 211c0-32-5-84-29-132-25-51-63-79-66-79-4 0-5 1-5 5 0 1 0 1 8 9 42 42 66 110 66 197 0 73-15 148-68 201-6 4-6 6-6 7 0 2 1 3 5 3 3 0 42-28 67-81 22-47 28-94 28-130z"><text:p/></draw:path><draw:path draw:style-name="gr222" draw:text-style-name="P106" svg:width="0.0177in" svg:height="0.0177in" svg:x="2.3551in" svg:y="0.0744in" svg:viewBox="0 0 46 46" svg:d="M46 23c0-12-10-23-23-23-12 0-23 11-23 23 0 13 11 23 23 23 13 0 23-10 23-23z"><text:p/></draw:path><draw:path draw:style-name="gr223" draw:text-style-name="P106" svg:width="0.1138in" svg:height="0.1193in" svg:x="2.4299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24" draw:text-style-name="P106" svg:width="0.1106in" svg:height="0.039in" svg:x="2.6039in" svg:y="0.0634in" svg:viewBox="0 0 282 100" svg:d="M268 17c6 0 14 0 14-9 0-8-8-8-14-8h-254c-6 0-14 0-14 8 0 9 8 9 14 9zM268 100c6 0 14 0 14-9 0-8-8-8-14-8h-254c-6 0-14 0-14 8 0 9 8 9 14 9z"><text:p/></draw:path><draw:path draw:style-name="gr225" draw:text-style-name="P106" svg:width="0.076in" svg:height="0.1075in" svg:x="2.7724in" svg:y="0.051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226" draw:text-style-name="P106" svg:width="0.0177in" svg:height="0.0177in" svg:x="2.9063in" svg:y="0.0744in" svg:viewBox="0 0 46 46" svg:d="M46 23c0-12-10-23-23-23-12 0-23 11-23 23 0 13 11 23 23 23 13 0 23-10 23-23z"><text:p/></draw:path><draw:path draw:style-name="gr227" draw:text-style-name="P106" svg:width="0.0866in" svg:height="0.1059in" svg:x="2.9697in" svg:y="0.0512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228" draw:text-style-name="P106" svg:width="0.0177in" svg:height="0.0177in" svg:x="3.1094in" svg:y="0.0744in" svg:viewBox="0 0 46 46" svg:d="M46 23c0-12-10-23-23-23-12 0-23 11-23 23 0 13 11 23 23 23 13 0 23-10 23-23z"><text:p/></draw:path><draw:path draw:style-name="gr229" draw:text-style-name="P106" svg:width="0.1185in" svg:height="0.1173in" svg:x="3.1882in" svg:y="0.011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/draw:g></text:h>
      <text:p text:style-name="P43"><draw:g text:anchor-type="as-char" svg:y="-0.1161in" draw:z-index="11" draw:style-name="gr1"><svg:title>TexMaths</svg:title><svg:desc>12§display§F_A = F _G \Rightarrow \tiny{\text{Gleichgewicht}} \quad F_A &lt; F_G \Rightarrow \downarrow \quad F_A &gt; F_G \Rightarrow \uparrow§svg§600§FALSE§</svg:desc><draw:polygon draw:style-name="gr167" draw:text-style-name="P106" svg:width="3.7709in" svg:height="0.1476in" svg:x="0in" svg:y="0in" svg:viewBox="0 0 9579 376" draw:points="4790,376 0,376 0,0 9579,0 9579,376"><text:p/></draw:polygon><draw:path draw:style-name="gr168" draw:text-style-name="P106" svg:width="0.1181in" svg:height="0.1134in" svg:x="0.0063in" svg:y="0.002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169" draw:text-style-name="P106" svg:width="0.0874in" svg:height="0.0831in" svg:x="0.1134in" svg:y="0.0575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170" draw:text-style-name="P106" svg:width="0.1106in" svg:height="0.039in" svg:x="0.2701in" svg:y="0.0547in" svg:viewBox="0 0 282 100" svg:d="M268 17c6 0 14 0 14-9 0-8-8-8-14-8h-254c-6 0-14 0-14 8 0 9 8 9 14 9zM268 100c6 0 14 0 14-9 0-8-8-8-14-8h-254c-6 0-14 0-14 8 0 9 8 9 14 9z"><text:p/></draw:path><draw:path draw:style-name="gr171" draw:text-style-name="P106" svg:width="0.1181in" svg:height="0.1134in" svg:x="0.4425in" svg:y="0.002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172" draw:text-style-name="P106" svg:width="0.0898in" svg:height="0.0843in" svg:x="0.5512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173" draw:text-style-name="P106" svg:width="0.1476in" svg:height="0.0913in" svg:x="0.7102in" svg:y="0.0283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174" draw:text-style-name="P106" svg:width="0.0705in" svg:height="0.0606in" svg:x="0.9213in" svg:y="0.0571in" svg:viewBox="0 0 180 155" svg:d="M162 108c0-6 0-8 14-8h4v-9c-12 0-25 0-32 0-11 0-32 0-42 0v9h10c23 0 23 2 23 9v14c0 4 0 13-14 19-11 3-24 3-27 3-36 0-73-19-73-68 0-51 40-67 70-67 19 0 50 9 57 49 0 2 3 2 5 2 5 0 5-1 5-6v-49c0-4 0-6-4-6-2 0-2 1-3 2l-13 17c-10-8-26-19-51-19-50 0-91 36-91 77s37 78 92 78c9 0 20-1 30-4 16-4 22-12 22-13 6 7 13 12 14 12 4 0 4-2 4-6z"><text:p/></draw:path><draw:path draw:style-name="gr175" draw:text-style-name="P106" svg:width="0.0209in" svg:height="0.0579in" svg:x="1.0059in" svg:y="0.0575in" svg:viewBox="0 0 54 148" svg:d="M36 0l-36 2v10c16 0 18 1 18 12v106c0 7 0 8-14 8h-4v10c10-1 18-1 26-1 10 0 20 0 28 1v-10h-4c-14 0-14-1-14-8z"><text:p/></draw:path><draw:path draw:style-name="gr176" draw:text-style-name="P106" svg:width="0.0402in" svg:height="0.0386in" svg:x="1.0374in" svg:y="0.0783in" svg:viewBox="0 0 103 99" svg:d="M96 48c5 0 7 0 7-6 0-14-8-42-48-42-32 0-55 23-55 49 0 27 26 50 59 50s44-24 44-28-3-4-5-4c-3 0-3 0-4 4-6 14-22 19-34 19-18 0-28-9-30-13-8-10-8-24-8-29zM22 41c2-28 24-34 33-34 30 0 31 28 31 34z"><text:p/></draw:path><draw:path draw:style-name="gr177" draw:text-style-name="P106" svg:width="0.0205in" svg:height="0.0563in" svg:x="1.0898in" svg:y="0.0594in" svg:viewBox="0 0 53 144" svg:d="M37 13c0-7-6-13-13-13s-13 5-13 13c0 7 6 13 13 13s13-6 13-13zM1 53v8c15 0 17 3 17 12v53c0 7 0 9-14 9h-4v9c8-1 18-1 26-1 9 0 18 0 27 1v-9c-15 0-17 0-17-9v-76z"><text:p/></draw:path><draw:path draw:style-name="gr178" draw:text-style-name="P106" svg:width="0.0394in" svg:height="0.0386in" svg:x="1.1224in" svg:y="0.0783in" svg:viewBox="0 0 101 99" svg:d="M80 10c-2 2-4 6-4 9 0 7 6 11 12 11 4 0 10-4 10-11 0-18-24-19-38-19-42 0-60 28-60 49 0 27 25 50 58 50 36 0 43-27 43-29 0-3-3-3-4-3-3 0-3 0-5 4-7 17-22 19-32 19-18 0-38-12-38-41 0-9 1-21 9-30 11-12 23-12 30-12 6 0 12 0 19 3z"><text:p/></draw:path><draw:path draw:style-name="gr179" draw:text-style-name="P106" svg:width="0.05in" svg:height="0.0579in" svg:x="1.1713in" svg:y="0.0575in" svg:viewBox="0 0 128 148" svg:d="M110 83c0-23-15-29-36-29-24 0-36 15-38 19v-73l-36 2v10c16 0 18 1 18 12v106c0 7 0 8-14 8h-4v10c10-1 18-1 28-1 8 0 18 0 26 1v-10h-4c-13 0-13-1-13-8v-37c0-24 22-33 35-33 16 0 19 10 19 23v47c0 7 0 8-13 8h-5v10c10-1 18-1 28-1 9 0 18 0 27 1v-10h-4c-14 0-14-1-14-8z"><text:p/></draw:path><draw:path draw:style-name="gr180" draw:text-style-name="P106" svg:width="0.0476in" svg:height="0.0551in" svg:x="1.2315in" svg:y="0.078in" svg:viewBox="0 0 122 141" svg:d="M84 13c11-6 20-6 24-6-1 1-2 3-2 5 0 5 3 8 8 8s8-3 8-8c0-6-4-12-15-12-5 0-16 1-28 10-5-3-14-8-27-8-26 0-42 15-42 32 0 10 7 19 10 21-4 6-6 12-6 17 0 11 8 18 9 21-11 2-23 9-23 20 0 17 28 28 59 28 29 0 59-10 59-28 0-10-5-20-16-25-14-7-28-7-50-7-6 0-15 0-16 0-11-2-13-10-13-15 0-3 2-7 2-7 1 0 1 0 3 0 8 5 16 6 24 6 25 0 42-15 42-31 0-11-6-18-10-21zM52 58c-18 0-24-12-24-24s6-24 24-24c19 0 24 12 24 24s-5 24-24 24zM52 97c21 0 51 0 51 16 0 11-19 20-44 20-24 0-45-9-45-20 0-7 8-16 24-16z"><text:p/></draw:path><draw:path draw:style-name="gr181" draw:text-style-name="P106" svg:width="0.0402in" svg:height="0.0386in" svg:x="1.2882in" svg:y="0.0783in" svg:viewBox="0 0 103 99" svg:d="M96 48c5 0 7 0 7-6 0-14-8-42-48-42-32 0-55 23-55 49 0 27 26 50 59 50s44-24 44-28-3-4-5-4c-3 0-3 0-4 4-6 14-22 19-34 19-18 0-28-9-30-13-8-10-8-24-8-29zM22 41c2-28 24-34 33-34 30 0 31 28 31 34z"><text:p/></draw:path><draw:path draw:style-name="gr182" draw:text-style-name="P106" svg:width="0.0705in" svg:height="0.037in" svg:x="1.3382in" svg:y="0.0795in" svg:viewBox="0 0 180 95" svg:d="M160 23c4-12 14-13 20-13v-10c-6 1-11 1-18 1s-16 0-23-1v10c10 0 12 4 12 8 0 1 0 2-1 4l-23 53-25-58c-1-3-1-3-1-3 0-4 8-4 12-4v-10c-7 1-17 1-24 1-9 0-15 0-22-1v10c4 0 10 0 12 1 3 1 6 5 6 7l-1 2-23 52-24-55c0 0 0-1 0-3 0-4 9-4 12-4v-10c-8 1-18 1-26 1-7 0-16 0-23-1v10c11 0 14 0 18 6l31 73c3 5 5 6 7 6 4 0 6-1 8-5l26-61 26 61c3 4 4 5 8 5 2 0 4-1 7-6z"><text:p/></draw:path><draw:path draw:style-name="gr183" draw:text-style-name="P106" svg:width="0.0205in" svg:height="0.0563in" svg:x="1.4201in" svg:y="0.0594in" svg:viewBox="0 0 53 144" svg:d="M37 13c0-7-6-13-13-13s-13 5-13 13c0 7 6 13 13 13s13-6 13-13zM1 53v8c15 0 17 3 17 12v53c0 7 0 9-14 9h-4v9c8-1 18-1 26-1 9 0 18 0 27 1v-9c-15 0-17 0-17-9v-76z"><text:p/></draw:path><draw:path draw:style-name="gr184" draw:text-style-name="P106" svg:width="0.0394in" svg:height="0.0386in" svg:x="1.4528in" svg:y="0.0783in" svg:viewBox="0 0 101 99" svg:d="M80 10c-2 2-4 6-4 9 0 7 6 11 12 11 4 0 10-4 10-11 0-18-24-19-38-19-42 0-60 28-60 49 0 27 25 50 58 50 36 0 43-27 43-29 0-3-3-3-4-3-3 0-3 0-5 4-7 17-22 19-32 19-18 0-38-12-38-41 0-9 1-21 9-30 11-12 23-12 30-12 6 0 12 0 19 3z"><text:p/></draw:path><draw:path draw:style-name="gr185" draw:text-style-name="P106" svg:width="0.05in" svg:height="0.0579in" svg:x="1.5012in" svg:y="0.0575in" svg:viewBox="0 0 128 148" svg:d="M110 83c0-23-15-29-36-29-24 0-36 15-38 19v-73l-36 2v10c16 0 18 1 18 12v106c0 7 0 8-14 8h-4v10c10-1 18-1 28-1 8 0 18 0 26 1v-10h-4c-13 0-13-1-13-8v-37c0-24 22-33 35-33 16 0 19 10 19 23v47c0 7 0 8-13 8h-5v10c10-1 18-1 28-1 9 0 18 0 27 1v-10h-4c-14 0-14-1-14-8z"><text:p/></draw:path><draw:path draw:style-name="gr186" draw:text-style-name="P106" svg:width="0.0327in" svg:height="0.052in" svg:x="1.5579in" svg:y="0.0646in" svg:viewBox="0 0 84 133" svg:d="M42 48h37v-8h-37v-40h-10c0 20-10 41-32 42v6h23v57c0 24 20 28 33 28 16 0 28-12 28-28v-12h-8v10c0 16-10 23-18 23-16 0-16-18-16-21z"><text:p/></draw:path><draw:path draw:style-name="gr187" draw:text-style-name="P106" svg:width="0.1181in" svg:height="0.1134in" svg:x="1.7181in" svg:y="0.002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188" draw:text-style-name="P106" svg:width="0.0874in" svg:height="0.0831in" svg:x="1.8256in" svg:y="0.0575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189" draw:text-style-name="P106" svg:width="0.1016in" svg:height="0.0965in" svg:x="1.987in" svg:y="0.0252in" svg:viewBox="0 0 259 246" svg:d="M251 18c5-2 8-5 8-10 0-4-3-8-8-8-1 0-3 0-9 2l-234 112c-4 1-8 4-8 9 0 6 4 7 8 9l234 111c6 3 8 3 9 3 5 0 8-3 8-8s-3-7-8-10l-222-105z"><text:p/></draw:path><draw:path draw:style-name="gr190" draw:text-style-name="P106" svg:width="0.1181in" svg:height="0.1134in" svg:x="2.1547in" svg:y="0.002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191" draw:text-style-name="P106" svg:width="0.0898in" svg:height="0.0843in" svg:x="2.2634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192" draw:text-style-name="P106" svg:width="0.1476in" svg:height="0.0913in" svg:x="2.422in" svg:y="0.0283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193" draw:text-style-name="P106" svg:width="0.0776in" svg:height="0.1476in" svg:x="2.5819in" svg:y="0in" svg:viewBox="0 0 198 376" svg:d="M107 16c0-9 0-16-9-16-8 0-8 7-8 16v301c-10-15-22-27-32-36-26-19-52-24-53-24-5 0-5 5-5 9 0 7 0 7 10 11 28 7 45 22 55 33 21 23 26 48 29 61 1 3 2 5 4 5 5 0 5-3 6-7 9-48 40-80 87-94 6-2 7-2 7-9 0-4 0-9-5-9-2 0-26 5-51 23-14 11-26 23-35 37z"><text:p/></draw:path><draw:path draw:style-name="gr194" draw:text-style-name="P106" svg:width="0.1181in" svg:height="0.1134in" svg:x="2.8276in" svg:y="0.002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195" draw:text-style-name="P106" svg:width="0.0874in" svg:height="0.0831in" svg:x="2.9343in" svg:y="0.0575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196" draw:text-style-name="P106" svg:width="0.1016in" svg:height="0.0965in" svg:x="3.0957in" svg:y="0.0252in" svg:viewBox="0 0 259 246" svg:d="M251 132c5-2 8-3 8-9 0-5-3-8-8-9l-235-112c-5-2-6-2-8-2-4 0-8 4-8 8s2 6 8 10l222 105-222 105c-6 3-8 6-8 10 0 5 4 8 8 8 2 0 3 0 8-3z"><text:p/></draw:path><draw:path draw:style-name="gr197" draw:text-style-name="P106" svg:width="0.1181in" svg:height="0.1134in" svg:x="3.2634in" svg:y="0.002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198" draw:text-style-name="P106" svg:width="0.0898in" svg:height="0.0843in" svg:x="3.372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199" draw:text-style-name="P106" svg:width="0.1476in" svg:height="0.0913in" svg:x="3.5307in" svg:y="0.0283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200" draw:text-style-name="P106" svg:width="0.0776in" svg:height="0.1476in" svg:x="3.6906in" svg:y="0.0008in" svg:viewBox="0 0 198 376" svg:d="M107 59c11 16 23 28 33 36 26 19 52 23 53 23 5 0 5-5 5-7 0-8-1-8-10-11-28-7-45-23-55-34-21-23-27-49-30-62 0-3-1-4-5-4-3 0-3 2-4 7-10 47-40 81-87 94-6 2-7 2-7 10 0 2 0 7 5 7 1 0 26-5 50-22 15-11 27-23 35-37v302c0 7 0 15 8 15 9 0 9-8 9-15z"><text:p/></draw:path></draw:g> <text:s/><text:tab/></text:p>
      <text:h text:style-name="Heading_20_4" text:outline-level="4">Gasdruck Boyle-Mariotte <text:tab/></text:h>
      <text:p text:style-name="P43"><draw:g text:anchor-type="as-char" svg:y="-0.2244in" draw:z-index="10" draw:style-name="gr1"><svg:title>TexMaths</svg:title><svg:desc>12§display§p \propto \frac{1}{V} \Rightarrow p \cdot V = \text{const.}§svg§600§FALSE§</svg:desc><draw:polygon draw:style-name="gr150" draw:text-style-name="P106" svg:width="1.7213in" svg:height="0.3327in" svg:x="0.0051in" svg:y="0.0039in" svg:viewBox="0 0 4373 846" draw:points="2187,846 0,846 0,0 4373,0 4373,846"><text:p/></draw:polygon><draw:path draw:style-name="gr151" draw:text-style-name="P106" svg:width="0.0866in" svg:height="0.1059in" svg:x="0in" svg:y="0.1496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152" draw:text-style-name="P106" svg:width="0.1106in" svg:height="0.0752in" svg:x="0.1441in" svg:y="0.1496in" svg:viewBox="0 0 282 192" svg:d="M282 174c-1 0-8 1-10 1-33 0-56-34-70-55-4-7-16-25-21-33 11-22 40-75 90-75 3 0 6 0 11 1 0-11 0-11-1-12-3-1-10-1-13-1-54 0-86 52-95 73-17-26-23-36-39-48-26-23-49-25-60-25-46 0-74 48-74 96s26 96 73 96c54 0 85-52 95-73 17 26 23 36 38 49 27 21 50 24 60 24 5 0 12 0 16-2zM158 104c-9 23-38 76-88 76-41 0-60-46-60-84 0-42 24-78 58-78s56 32 70 54c5 7 16 25 20 32z"><text:p/></draw:path><draw:path draw:style-name="gr153" draw:text-style-name="P106" svg:width="0.0547in" svg:height="0.1106in" svg:x="0.3705in" svg:y="0in" svg:viewBox="0 0 140 282" svg:d="M88 11c0-10 0-11-10-11-26 28-65 28-78 28v13c8 0 34 0 55-12v219c0 16-1 20-39 20h-14v14c16-2 52-2 70-2 17 0 54 0 68 2v-14h-13c-38 0-39-4-39-20z"><text:p/></draw:path><draw:polygon draw:style-name="gr154" draw:text-style-name="P106" svg:width="0.1339in" svg:height="0.0067in" svg:x="0.3303in" svg:y="0.178in" svg:viewBox="0 0 341 18" draw:points="170,18 0,18 0,0 341,0 341,18"><text:p/></draw:polygon><draw:path draw:style-name="gr155" draw:text-style-name="P106" svg:width="0.1185in" svg:height="0.1169in" svg:x="0.3394in" svg:y="0.223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156" draw:text-style-name="P106" svg:width="0.1476in" svg:height="0.0909in" svg:x="0.5394in" svg:y="0.1358in" svg:viewBox="0 0 376 232" svg:d="M284 84c17 15 39 26 53 32-15 7-36 18-53 33h-268c-8 0-16 0-16 8s7 8 14 8h251c-20 21-43 58-43 63 0 4 6 4 8 4 4 0 6 0 9-3 8-16 20-39 48-62 29-27 57-38 79-45 7-2 8-2 8-3 2 0 2-2 2-3s0-1 0-2l-2-1c-1 0-1 0-9-4-58-17-100-55-124-101-5-8-5-8-11-8-2 0-8 0-8 5s22 42 43 62h-251c-7 0-14 0-14 8 0 9 8 9 16 9z"><text:p/></draw:path><draw:path draw:style-name="gr157" draw:text-style-name="P106" svg:width="0.0866in" svg:height="0.1059in" svg:x="0.7366in" svg:y="0.1496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158" draw:text-style-name="P106" svg:width="0.0177in" svg:height="0.0177in" svg:x="0.8772in" svg:y="0.1728in" svg:viewBox="0 0 46 46" svg:d="M46 23c0-12-10-23-23-23-12 0-23 11-23 23 0 13 11 23 23 23 13 0 23-10 23-23z"><text:p/></draw:path><draw:path draw:style-name="gr159" draw:text-style-name="P106" svg:width="0.1185in" svg:height="0.1169in" svg:x="0.9551in" svg:y="0.1094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160" draw:text-style-name="P106" svg:width="0.1106in" svg:height="0.0386in" svg:x="1.135in" svg:y="0.1618in" svg:viewBox="0 0 282 99" svg:d="M268 17c6 0 14 0 14-9 0-8-8-8-14-8h-254c-6 0-14 0-14 8 0 9 8 9 14 9zM268 99c6 0 14 0 14-8s-8-8-14-8h-254c-6 0-14 0-14 8s8 8 14 8z"><text:p/></draw:path><draw:path draw:style-name="gr161" draw:text-style-name="P106" svg:width="0.0634in" svg:height="0.076in" svg:x="1.3067in" svg:y="0.1484in" svg:viewBox="0 0 162 194" svg:d="M35 97c0-68 35-86 57-86 4 0 32 0 46 15-17 2-20 15-20 20 0 10 8 19 20 19 11 0 19-7 19-19 0-29-32-46-65-46-52 0-92 46-92 98 0 54 42 96 91 96 58 0 71-50 71-55 0-4-5-4-6-4-4 0-5 2-5 4-13 40-41 44-56 44-22 0-60-18-60-86z"><text:p/></draw:path><draw:path draw:style-name="gr162" draw:text-style-name="P106" svg:width="0.0736in" svg:height="0.076in" svg:x="1.3795in" svg:y="0.1484in" svg:viewBox="0 0 188 194" svg:d="M188 99c0-55-43-99-93-99-54 0-95 47-95 99 0 54 44 95 94 95 51 0 94-41 94-95zM95 183c-19 0-37-8-49-27-11-19-11-45-11-60 0-17 0-40 11-59 10-19 31-27 48-27 19 0 37 9 48 27 10 18 10 42 10 59 0 15 0 38-8 56-10 19-29 31-49 31z"><text:p/></draw:path><draw:path draw:style-name="gr163" draw:text-style-name="P106" svg:width="0.0839in" svg:height="0.0732in" svg:x="1.463in" svg:y="0.149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64" draw:text-style-name="P106" svg:width="0.0543in" svg:height="0.076in" svg:x="1.5555in" svg:y="0.1484in" svg:viewBox="0 0 139 194" svg:d="M74 108c10 1 45 8 45 38 0 22-15 40-48 40-36 0-52-25-59-61-1-5-2-8-6-8-6 0-6 4-6 11v56c0 8 0 10 5 10 2 0 2 0 11-8 0 0 0-2 8-10 18 18 37 18 47 18 49 0 68-27 68-59 0-22-13-34-18-39-14-15-30-18-48-21-24-4-53-10-53-34 0-16 11-33 48-33 47 0 48 39 50 52 1 3 4 3 4 3 6 0 6-2 6-10v-43c0-8 0-10-4-10-3 0-3 0-9 5-1 2-6 6-7 7-16-12-34-12-40-12-52 0-68 29-68 52 0 15 7 27 18 37 14 10 26 13 56 19z"><text:p/></draw:path><draw:path draw:style-name="gr165" draw:text-style-name="P106" svg:width="0.052in" svg:height="0.1039in" svg:x="1.6189in" svg:y="0.1209in" svg:viewBox="0 0 133 265" svg:d="M66 91h60v-13h-60v-78h-11c-1 35-13 80-55 81v10h36v116c0 53 40 58 55 58 30 0 42-30 42-58v-24h-11v24c0 31-12 47-28 47-28 0-28-38-28-46z"><text:p/></draw:path><draw:path draw:style-name="gr166" draw:text-style-name="P106" svg:width="0.0177in" svg:height="0.0177in" svg:x="1.6945in" svg:y="0.2047in" svg:viewBox="0 0 46 46" svg:d="M46 23c0-12-10-23-23-23-12 0-23 11-23 23 0 13 11 23 23 23 13 0 23-10 23-23z"><text:p/></draw:path></draw:g> <text:tab/><draw:g text:anchor-type="as-char" svg:y="-0.2256in" draw:z-index="9" draw:style-name="gr1"><svg:title>TexMaths</svg:title><svg:desc>12§display§\frac{p_1}{p_2} = \frac{V_2}{V_1}§svg§600§FALSE§</svg:desc><draw:polygon draw:style-name="gr138" draw:text-style-name="P106" svg:width="0.5906in" svg:height="0.3717in" svg:x="0.0051in" svg:y="0in" svg:viewBox="0 0 1501 945" draw:points="751,945 0,945 0,0 1501,0 1501,945"><text:p/></draw:polygon><draw:path draw:style-name="gr139" draw:text-style-name="P106" svg:width="0.0866in" svg:height="0.1059in" svg:x="0in" svg:y="0.0402in" svg:viewBox="0 0 221 270" svg:d="M32 239c-3 14-3 18-22 18-5 0-10 0-10 7 0 3 2 6 6 6 11 0 23-3 35-3 14 0 29 3 42 3 2 0 8 0 8-10 0-3-5-3-11-3-21 0-21-4-21-8s18-74 21-85c5 13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<text:p/></draw:path><draw:path draw:style-name="gr140" draw:text-style-name="P106" svg:width="0.0425in" svg:height="0.0772in" svg:x="0.1016in" svg:y="0.0614in" svg:viewBox="0 0 109 197" svg:d="M67 8c0-8 0-8-8-8-19 19-47 19-59 19v11c7 0 26 0 43-8v151c0 9 0 13-30 13h-11v11c5 0 42-2 53-2 10 0 47 2 54 2v-11h-12c-30 0-30-4-30-13z"><text:p/></draw:path><draw:polygon draw:style-name="gr141" draw:text-style-name="P106" svg:width="0.1579in" svg:height="0.0067in" svg:x="0.0051in" svg:y="0.1811in" svg:viewBox="0 0 402 18" draw:points="202,18 0,18 0,0 402,0 402,18"><text:p/></draw:polygon><draw:path draw:style-name="gr142" draw:text-style-name="P106" svg:width="0.0866in" svg:height="0.1059in" svg:x="0in" svg:y="0.2665in" svg:viewBox="0 0 221 270" svg:d="M32 239c-3 14-3 18-22 18-5 0-10 0-10 7 0 3 2 6 6 6 11 0 23-3 35-3 14 0 29 3 42 3 2 0 8 0 8-10 0-3-5-3-11-3-21 0-21-4-21-8s18-74 21-85c5 13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<text:p/></draw:path><draw:path draw:style-name="gr143" draw:text-style-name="P106" svg:width="0.0516in" svg:height="0.0772in" svg:x="0.0961in" svg:y="0.287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144" draw:text-style-name="P106" svg:width="0.1106in" svg:height="0.039in" svg:x="0.2386in" svg:y="0.1646in" svg:viewBox="0 0 282 100" svg:d="M268 17c6 0 14 0 14-9 0-8-8-8-14-8h-254c-6 0-14 0-14 8 0 9 8 9 14 9zM268 100c6 0 14 0 14-9 0-8-8-8-14-8h-254c-6 0-14 0-14 8 0 9 8 9 14 9z"><text:p/></draw:path><draw:path draw:style-name="gr145" draw:text-style-name="P106" svg:width="0.1185in" svg:height="0.1173in" svg:x="0.4339in" svg:y="0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146" draw:text-style-name="P106" svg:width="0.0516in" svg:height="0.0772in" svg:x="0.5287in" svg:y="0.0614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147" draw:text-style-name="P106" svg:width="0.1717in" svg:height="0.0067in" svg:x="0.4244in" svg:y="0.1811in" svg:viewBox="0 0 437 18" draw:points="218,18 0,18 0,0 437,0 437,18"><text:p/></draw:polygon><draw:path draw:style-name="gr148" draw:text-style-name="P106" svg:width="0.1185in" svg:height="0.1173in" svg:x="0.4339in" svg:y="0.226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149" draw:text-style-name="P106" svg:width="0.0425in" svg:height="0.0772in" svg:x="0.5339in" svg:y="0.287in" svg:viewBox="0 0 109 197" svg:d="M67 8c0-8 0-8-8-8-19 19-47 19-59 19v11c7 0 26 0 43-8v151c0 9 0 13-30 13h-11v11c5 0 42-2 53-2 10 0 47 2 54 2v-11h-12c-30 0-30-4-30-13z"><text:p/></draw:path></draw:g> <text:tab/><draw:g text:anchor-type="as-char" svg:y="-0.222in" draw:z-index="8" draw:style-name="gr1"><svg:title>TexMaths</svg:title><svg:desc>12§display§\kappa = \frac{1}{p}§svg§600§FALSE§</svg:desc><draw:polygon draw:style-name="gr132" draw:text-style-name="P106" svg:width="0.4205in" svg:height="0.3657in" svg:x="0in" svg:y="0.0039in" svg:viewBox="0 0 1069 930" draw:points="535,930 0,930 0,0 1069,0 1069,930"><text:p/></draw:polygon><draw:path draw:style-name="gr133" draw:text-style-name="P106" svg:width="0.0819in" svg:height="0.0752in" svg:x="0.0091in" svg:y="0.149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ath draw:style-name="gr134" draw:text-style-name="P106" svg:width="0.1106in" svg:height="0.039in" svg:x="0.1512in" svg:y="0.1618in" svg:viewBox="0 0 282 100" svg:d="M268 17c6 0 14 0 14-9 0-8-8-8-14-8h-254c-6 0-14 0-14 8 0 9 8 9 14 9zM268 100c6 0 14 0 14-9 0-8-8-8-14-8h-254c-6 0-14 0-14 8 0 9 8 9 14 9z"><text:p/></draw:path><draw:path draw:style-name="gr135" draw:text-style-name="P106" svg:width="0.0547in" svg:height="0.1106in" svg:x="0.352in" svg:y="0in" svg:viewBox="0 0 140 282" svg:d="M88 11c0-10 0-11-10-11-26 28-65 28-78 28v13c8 0 34 0 55-12v219c0 16-1 21-39 21h-14v13c16-1 52-1 70-1 17 0 54 0 68 1v-13h-13c-38 0-39-5-39-21z"><text:p/></draw:path><draw:polygon draw:style-name="gr136" draw:text-style-name="P106" svg:width="0.0839in" svg:height="0.0067in" svg:x="0.337in" svg:y="0.178in" svg:viewBox="0 0 214 18" draw:points="107,18 0,18 0,0 214,0 214,18"><text:p/></draw:polygon><draw:path draw:style-name="gr137" draw:text-style-name="P106" svg:width="0.0866in" svg:height="0.1059in" svg:x="0.3315in" svg:y="0.263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/draw:g></text:p>
      <text:h text:style-name="P104" text:outline-level="4"><text:span text:style-name="T32">Barometrische Höhenformel</text:span> <text:tab/><draw:g text:anchor-type="as-char" svg:y="-0.35in" draw:z-index="7" draw:style-name="gr1"><svg:title>TexMaths</svg:title><svg:desc>12§display§p(h) = p_0 \cdot e^{-g \cdot \dfrac{\rho_0}{p_0} \cdot h}§svg§600§FALSE§</svg:desc><draw:polygon draw:style-name="gr112" draw:text-style-name="P106" svg:width="1.4146in" svg:height="0.3894in" svg:x="0.0051in" svg:y="0.002in" svg:viewBox="0 0 3594 990" draw:points="1798,990 0,990 0,0 3594,0 3594,990"><text:p/></draw:polygon><draw:path draw:style-name="gr113" draw:text-style-name="P106" svg:width="0.0866in" svg:height="0.1059in" svg:x="0in" svg:y="0.27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114" draw:text-style-name="P106" svg:width="0.039in" svg:height="0.1657in" svg:x="0.1055in" svg:y="0.2252in" svg:viewBox="0 0 100 422" svg:d="M100 419c0-1 0-3-9-10-53-53-66-133-66-198 0-73 16-146 69-199 6-6 6-6 6-7 0-4-3-5-5-5-5 0-43 29-69 83-21 47-26 93-26 128 0 34 5 84 28 132 26 53 62 79 67 79 2 0 5-1 5-3z"><text:p/></draw:path><draw:path draw:style-name="gr115" draw:text-style-name="P106" svg:width="0.0819in" svg:height="0.1173in" svg:x="0.1626in" svg:y="0.234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116" draw:text-style-name="P106" svg:width="0.039in" svg:height="0.1657in" svg:x="0.2583in" svg:y="0.2252in" svg:viewBox="0 0 100 422" svg:d="M100 211c0-32-5-84-29-132-25-51-63-79-66-79-4 0-5 1-5 5 0 1 0 1 8 9 42 42 66 110 66 197 0 73-15 148-68 201-6 4-6 6-6 7 0 2 1 3 5 3 3 0 42-28 67-81 22-47 28-94 28-130z"><text:p/></draw:path><draw:path draw:style-name="gr117" draw:text-style-name="P106" svg:width="0.1106in" svg:height="0.039in" svg:x="0.3689in" svg:y="0.2886in" svg:viewBox="0 0 282 100" svg:d="M268 17c6 0 14 0 14-9 0-8-8-8-14-8h-254c-6 0-14 0-14 8 0 9 8 9 14 9zM268 100c6 0 14 0 14-9 0-8-8-8-14-8h-254c-6 0-14 0-14 8 0 9 8 9 14 9z"><text:p/></draw:path><draw:path draw:style-name="gr118" draw:text-style-name="P106" svg:width="0.0866in" svg:height="0.1059in" svg:x="0.5295in" svg:y="0.27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119" draw:text-style-name="P106" svg:width="0.0539in" svg:height="0.0795in" svg:x="0.6248in" svg:y="0.297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20" draw:text-style-name="P106" svg:width="0.0177in" svg:height="0.0177in" svg:x="0.7441in" svg:y="0.2996in" svg:viewBox="0 0 46 46" svg:d="M46 23c0-12-10-23-23-23-12 0-23 11-23 23 0 13 11 23 23 23 13 0 23-10 23-23z"><text:p/></draw:path><draw:path draw:style-name="gr121" draw:text-style-name="P106" svg:width="0.0638in" svg:height="0.0752in" svg:x="0.8209in" svg:y="0.2764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122" draw:text-style-name="P106" svg:width="0.0783in" svg:height="0.0059in" svg:x="0.9028in" svg:y="0.1535in" svg:viewBox="0 0 200 16" svg:d="M188 16c5 0 12 0 12-8s-6-8-12-8h-176c-5 0-12 0-12 7 0 9 7 9 12 9z"><text:p/></draw:path><draw:path draw:style-name="gr123" draw:text-style-name="P106" svg:width="0.0571in" svg:height="0.0752in" svg:x="0.9992in" svg:y="0.1346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124" draw:text-style-name="P106" svg:width="0.0134in" svg:height="0.0134in" svg:x="1.076in" svg:y="0.1496in" svg:viewBox="0 0 35 35" svg:d="M35 18c0-11-9-18-17-18-11 0-18 8-18 18 0 11 10 17 18 17 10 0 17-9 17-17z"><text:p/></draw:path><draw:path draw:style-name="gr125" draw:text-style-name="P106" svg:width="0.0783in" svg:height="0.1091in" svg:x="1.1272in" svg:y="0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126" draw:text-style-name="P106" svg:width="0.0539in" svg:height="0.0795in" svg:x="1.2142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127" draw:text-style-name="P106" svg:width="0.1602in" svg:height="0.0067in" svg:x="1.1224in" svg:y="0.1409in" svg:viewBox="0 0 408 18" draw:points="204,18 0,18 0,0 408,0 408,18"><text:p/></draw:polygon><draw:path draw:style-name="gr128" draw:text-style-name="P106" svg:width="0.0866in" svg:height="0.1059in" svg:x="1.1185in" svg:y="0.22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129" draw:text-style-name="P106" svg:width="0.0539in" svg:height="0.0795in" svg:x="1.2134in" svg:y="0.247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30" draw:text-style-name="P106" svg:width="0.0134in" svg:height="0.0134in" svg:x="1.3157in" svg:y="0.1496in" svg:viewBox="0 0 35 35" svg:d="M35 18c0-11-9-18-17-18-11 0-18 8-18 18 0 11 10 17 18 17 10 0 17-9 17-17z"><text:p/></draw:path><draw:path draw:style-name="gr131" draw:text-style-name="P106" svg:width="0.0634in" svg:height="0.0819in" svg:x="1.3508in" svg:y="0.1047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/draw:g></text:h>
      <text:h text:style-name="Heading_20_2" text:outline-level="2">Strömungen</text:h>
      <text:p text:style-name="P43"><draw:g text:anchor-type="as-char" svg:y="-0.1535in" draw:z-index="6" draw:style-name="gr1"><svg:title>TexMaths</svg:title><svg:desc>12§display§\dot{V} = A \cdot v = const. \quad \Rightarrow \quad A_1 \cdot v_1 = A_2 \cdot v_2§svg§600§FALSE§</svg:desc><draw:polygon draw:style-name="gr86" draw:text-style-name="P106" svg:width="3.0949in" svg:height="0.1772in" svg:x="0in" svg:y="0in" svg:viewBox="0 0 7862 451" draw:points="3931,451 0,451 0,0 7862,0 7862,451"><text:p/></draw:polygon><draw:path draw:style-name="gr87" draw:text-style-name="P106" svg:width="0.0181in" svg:height="0.0173in" svg:x="0.0583in" svg:y="0in" svg:viewBox="0 0 47 45" svg:d="M47 23c0-12-11-23-24-23-15 0-23 12-23 23 0 12 10 22 23 22 14 0 24-12 24-22z"><text:p/></draw:path><draw:path draw:style-name="gr88" draw:text-style-name="P106" svg:width="0.1185in" svg:height="0.1169in" svg:x="0.0094in" svg:y="0.0398in" svg:viewBox="0 0 302 298" svg:d="M242 48c21-32 39-34 54-35 5 0 6-7 6-8 0-4-2-5-6-5-10 0-22 1-34 1-15 0-29-1-42-1-3 0-9 0-9 8 0 5 5 5 7 5 12 1 20 5 20 15 0 5-6 15-6 15l-130 206-29-223c0-7 10-13 29-13 6 0 11 0 11-8 0-4-4-5-6-5-17 0-35 1-53 1-7 0-16 0-23 0-8 0-15-1-23-1-3 0-8 0-8 8 0 5 4 5 11 5 24 0 24 4 25 15l34 260c1 9 2 10 8 10 7 0 8-3 12-9z"><text:p/></draw:path><draw:path draw:style-name="gr89" draw:text-style-name="P106" svg:width="0.1106in" svg:height="0.0386in" svg:x="0.189in" svg:y="0.0917in" svg:viewBox="0 0 282 99" svg:d="M268 17c6 0 14 0 14-9 0-8-8-8-14-8h-254c-6 0-14 0-14 8 0 9 8 9 14 9zM268 99c6 0 14 0 14-8s-8-8-14-8h-254c-6 0-14 0-14 8s8 8 14 8z"><text:p/></draw:path><draw:path draw:style-name="gr90" draw:text-style-name="P106" svg:width="0.1138in" svg:height="0.1189in" svg:x="0.361in" svg:y="0.0335in" svg:viewBox="0 0 290 303" svg:d="M61 254c-17 28-33 34-53 35-4 0-8 0-8 9 0 2 2 5 6 5 11 0 24-2 36-2 14 0 29 2 42 2 2 0 8 0 8-9 0-5-3-5-7-5-9-1-19-4-19-15 0-5 2-10 6-16l31-53h107c1 9 7 67 7 70 0 13-23 14-31 14-6 0-10 0-10 9 0 5 5 5 6 5 17 0 35-2 53-2 11 0 37 2 48 2 3 0 7 0 7-9 0-5-3-5-9-5-27 0-27-3-28-15l-25-264c-1-9-1-10-8-10-8 0-9 2-11 7zM112 191l84-138 13 138z"><text:p/></draw:path><draw:path draw:style-name="gr91" draw:text-style-name="P106" svg:width="0.0177in" svg:height="0.0173in" svg:x="0.5311in" svg:y="0.1024in" svg:viewBox="0 0 46 45" svg:d="M46 23c0-12-10-23-23-23-12 0-23 11-23 23 0 13 11 22 23 22 13 0 23-9 23-22z"><text:p/></draw:path><draw:path draw:style-name="gr92" draw:text-style-name="P106" svg:width="0.0728in" svg:height="0.0748in" svg:x="0.6043in" svg:y="0.0791in" svg:viewBox="0 0 186 191" svg:d="M186 30c0-23-11-30-18-30-11 0-22 11-22 20 0 6 3 9 8 13 8 9 14 20 14 35 0 17-25 114-76 114-21 0-31-15-31-36 0-24 11-55 24-90 4-7 6-13 6-21 0-19-14-35-35-35-40 0-56 61-56 65s5 4 5 4c5 0 5-1 7-7 12-43 30-52 43-52 3 0 10 0 10 13 0 10-4 21-7 30-18 49-24 68-24 86 0 46 37 52 57 52 71 0 95-140 95-161z"><text:p/></draw:path><draw:path draw:style-name="gr93" draw:text-style-name="P106" svg:width="0.1106in" svg:height="0.0386in" svg:x="0.7413in" svg:y="0.0917in" svg:viewBox="0 0 282 99" svg:d="M268 17c6 0 14 0 14-9 0-8-8-8-14-8h-254c-6 0-14 0-14 8 0 9 8 9 14 9zM268 99c6 0 14 0 14-8s-8-8-14-8h-254c-6 0-14 0-14 8s8 8 14 8z"><text:p/></draw:path><draw:path draw:style-name="gr94" draw:text-style-name="P106" svg:width="0.065in" svg:height="0.0748in" svg:x="0.9142in" svg:y="0.0791in" svg:viewBox="0 0 166 191" svg:d="M151 26c-7 0-13 0-19 6-7 6-7 13-7 17 0 10 7 14 15 14 12 0 24-9 24-27 0-20-20-36-50-36-58 0-114 61-114 120 0 38 25 71 68 71 62 0 98-44 98-50 0-2-3-5-6-5-2 0-3 2-5 4-34 42-81 42-85 42-27 0-39-21-39-46 0-18 9-58 23-85 13-23 37-41 60-41 14 0 31 4 37 16z"><text:p/></draw:path><draw:path draw:style-name="gr95" draw:text-style-name="P106" svg:width="0.0709in" svg:height="0.0748in" svg:x="0.9862in" svg:y="0.0791in" svg:viewBox="0 0 181 191" svg:d="M181 72c0-44-29-72-67-72-58 0-114 60-114 120 0 41 29 71 68 71 57 0 113-58 113-119zM68 182c-18 0-37-13-37-46 0-20 11-67 25-88 21-32 46-38 57-38 25 0 38 20 38 45 0 17-8 61-25 89-14 23-38 38-58 38z"><text:p/></draw:path><draw:path draw:style-name="gr96" draw:text-style-name="P106" svg:width="0.0898in" svg:height="0.0748in" svg:x="1.0646in" svg:y="0.0791in" svg:viewBox="0 0 229 191" svg:d="M25 161c-1 8-3 17-3 20 0 7 6 10 12 10 4 0 13-3 15-12 0 0 6-20 9-31l8-38c4-8 6-18 7-27 3-8 6-21 6-22 6-13 29-51 70-51 19 0 23 15 23 29 0 26-22 81-28 99-4 9-5 14-5 19 0 20 16 34 35 34 40 0 55-61 55-64 0-5-3-5-5-5-3 0-3 1-6 8-8 29-22 52-43 52-7 0-11-4-11-13 0-11 5-22 9-30 8-23 25-70 25-94 0-28-18-45-48-45-38 0-59 28-66 37-2-24-20-37-40-37-19 0-27 17-31 24-7 14-13 39-13 41 0 4 5 4 5 4 5 0 5 0 7-9 7-30 16-50 31-50 9 0 13 4 13 19 0 8-1 13-7 36z"><text:p/></draw:path><draw:path draw:style-name="gr97" draw:text-style-name="P106" svg:width="0.061in" svg:height="0.0748in" svg:x="1.1681in" svg:y="0.0791in" svg:viewBox="0 0 156 191" svg:d="M144 29c-12 0-20 9-20 19 0 6 3 12 13 12 9 0 19-7 19-24 0-18-18-36-50-36-57 0-72 43-72 62 0 33 32 40 44 42 22 4 44 8 44 32 0 11-9 46-61 46-6 0-38 0-48-22 16 1 27-10 27-22 0-10-8-15-16-15-11 0-24 9-24 28 0 24 24 40 61 40 69 0 85-51 85-69 0-16-8-26-13-31-12-12-24-14-43-18-14-4-31-6-31-25 0-13 9-38 47-38 10 0 32 2 38 19z"><text:p/></draw:path><draw:path draw:style-name="gr98" draw:text-style-name="P106" svg:width="0.0512in" svg:height="0.1055in" svg:x="1.2413in" svg:y="0.0492in" svg:viewBox="0 0 131 269" svg:d="M78 96h40c8 0 13 0 13-9 0-4-5-4-12-4h-37c15-60 16-69 16-71 0-7-4-12-12-12-1 0-13 0-16 16l-17 67h-40c-8 0-13 0-13 8 0 5 4 5 12 5h37c-30 119-32 127-32 134 0 22 17 39 39 39 44 0 68-62 68-64 0-5-4-5-5-5-4 0-5 1-6 6-19 44-41 54-55 54-10 0-14-5-14-20 0-10 0-13 3-20z"><text:p/></draw:path><draw:path draw:style-name="gr99" draw:text-style-name="P106" svg:width="0.0177in" svg:height="0.0173in" svg:x="1.3114in" svg:y="0.1346in" svg:viewBox="0 0 46 45" svg:d="M46 23c0-12-10-23-23-23-12 0-23 11-23 23 0 13 11 22 23 22 13 0 23-9 23-22z"><text:p/></draw:path><draw:path draw:style-name="gr100" draw:text-style-name="P106" svg:width="0.1476in" svg:height="0.0909in" svg:x="1.565in" svg:y="0.0654in" svg:viewBox="0 0 376 232" svg:d="M284 84c17 15 39 26 53 32-15 7-36 18-53 32h-268c-8 0-16 0-16 9 0 8 7 8 14 8h251c-20 20-43 58-43 62 0 5 6 5 8 5 4 0 6 0 9-4 8-15 20-38 48-62 29-26 57-37 79-44 7-2 8-2 8-4 2 0 2-1 2-2s0-1 0-2l-2-2c-1 0-1 0-9-3-58-17-100-55-124-101-5-8-5-8-11-8-2 0-8 0-8 5s22 42 43 62h-251c-7 0-14 0-14 8 0 9 8 9 16 9z"><text:p/></draw:path><draw:path draw:style-name="gr101" draw:text-style-name="P106" svg:width="0.1138in" svg:height="0.1189in" svg:x="1.9394in" svg:y="0.0335in" svg:viewBox="0 0 290 303" svg:d="M61 254c-17 28-33 34-53 35-4 0-8 0-8 9 0 2 2 5 6 5 11 0 24-2 36-2 14 0 29 2 42 2 2 0 8 0 8-9 0-5-3-5-7-5-9-1-19-4-19-15 0-5 2-10 6-16l31-53h107c1 9 7 67 7 70 0 13-23 14-31 14-6 0-10 0-10 9 0 5 5 5 6 5 17 0 35-2 53-2 11 0 37 2 48 2 3 0 7 0 7-9 0-5-3-5-9-5-27 0-27-3-28-15l-25-264c-1-9-1-10-8-10-8 0-9 2-11 7zM112 191l84-138 13 138z"><text:p/></draw:path><draw:path draw:style-name="gr102" draw:text-style-name="P106" svg:width="0.0425in" svg:height="0.0768in" svg:x="2.0709in" svg:y="0.1004in" svg:viewBox="0 0 109 196" svg:d="M67 8c0-8 0-8-8-8-19 19-47 19-59 19v11c7 0 26 0 43-8v150c0 10 0 13-30 13h-11v11c5 0 42-1 53-1 10 0 47 1 54 1v-11h-12c-30 0-30-3-30-13z"><text:p/></draw:path><draw:path draw:style-name="gr103" draw:text-style-name="P106" svg:width="0.0177in" svg:height="0.0173in" svg:x="2.1843in" svg:y="0.1024in" svg:viewBox="0 0 46 45" svg:d="M46 23c0-12-10-23-23-23-12 0-23 11-23 23 0 13 11 22 23 22 13 0 23-9 23-22z"><text:p/></draw:path><draw:path draw:style-name="gr104" draw:text-style-name="P106" svg:width="0.0728in" svg:height="0.0748in" svg:x="2.2575in" svg:y="0.0791in" svg:viewBox="0 0 186 191" svg:d="M186 30c0-23-11-30-18-30-11 0-22 11-22 20 0 6 3 9 8 13 8 9 14 20 14 35 0 17-25 114-76 114-21 0-31-15-31-36 0-24 11-55 24-90 4-7 6-13 6-21 0-19-14-35-35-35-40 0-56 61-56 65s5 4 5 4c5 0 5-1 7-7 12-43 30-52 43-52 3 0 10 0 10 13 0 10-4 21-7 30-18 49-24 68-24 86 0 46 37 52 57 52 71 0 95-140 95-161z"><text:p/></draw:path><draw:path draw:style-name="gr105" draw:text-style-name="P106" svg:width="0.0425in" svg:height="0.0768in" svg:x="2.3457in" svg:y="0.1004in" svg:viewBox="0 0 109 196" svg:d="M67 8c0-8 0-8-8-8-19 19-47 19-59 19v11c7 0 26 0 43-8v150c0 10 0 13-30 13h-11v11c5 0 42-1 53-1 10 0 47 1 54 1v-11h-12c-30 0-30-3-30-13z"><text:p/></draw:path><draw:path draw:style-name="gr106" draw:text-style-name="P106" svg:width="0.1106in" svg:height="0.0386in" svg:x="2.4634in" svg:y="0.0917in" svg:viewBox="0 0 282 99" svg:d="M268 17c6 0 14 0 14-9 0-8-8-8-14-8h-254c-6 0-14 0-14 8 0 9 8 9 14 9zM268 99c6 0 14 0 14-8s-8-8-14-8h-254c-6 0-14 0-14 8s8 8 14 8z"><text:p/></draw:path><draw:path draw:style-name="gr107" draw:text-style-name="P106" svg:width="0.1138in" svg:height="0.1189in" svg:x="2.635in" svg:y="0.0335in" svg:viewBox="0 0 290 303" svg:d="M61 254c-17 28-33 34-53 35-4 0-8 0-8 9 0 2 2 5 6 5 11 0 24-2 36-2 14 0 29 2 42 2 2 0 8 0 8-9 0-5-3-5-7-5-9-1-19-4-19-15 0-5 2-10 6-16l31-53h107c1 9 7 67 7 70 0 13-23 14-31 14-6 0-10 0-10 9 0 5 5 5 6 5 17 0 35-2 53-2 11 0 37 2 48 2 3 0 7 0 7-9 0-5-3-5-9-5-27 0-27-3-28-15l-25-264c-1-9-1-10-8-10-8 0-9 2-11 7zM112 191l84-138 13 138z"><text:p/></draw:path><draw:path draw:style-name="gr108" draw:text-style-name="P106" svg:width="0.0516in" svg:height="0.0768in" svg:x="2.761in" svg:y="0.1004in" svg:viewBox="0 0 132 196" svg:d="M132 142h-11c0 8-3 24-7 28-2 1-25 1-30 1h-54c31-27 41-36 59-49 23-18 43-36 43-65 0-35-32-57-70-57-37 0-62 26-62 53 0 15 13 16 16 16 7 0 15-4 15-15 0-5-1-16-17-16 9-21 29-27 44-27 30 0 45 22 45 46 0 27-19 47-29 58l-72 70c-2 3-2 3-2 11h122z"><text:p/></draw:path><draw:path draw:style-name="gr109" draw:text-style-name="P106" svg:width="0.0177in" svg:height="0.0173in" svg:x="2.8791in" svg:y="0.1024in" svg:viewBox="0 0 46 45" svg:d="M46 23c0-12-10-23-23-23-12 0-23 11-23 23 0 13 11 22 23 22 13 0 23-9 23-22z"><text:p/></draw:path><draw:path draw:style-name="gr110" draw:text-style-name="P106" svg:width="0.0728in" svg:height="0.0748in" svg:x="2.9528in" svg:y="0.0791in" svg:viewBox="0 0 186 191" svg:d="M186 30c0-23-11-30-18-30-11 0-22 11-22 20 0 6 3 9 8 13 8 9 14 20 14 35 0 17-25 114-76 114-21 0-31-15-31-36 0-24 11-55 24-90 4-7 6-13 6-21 0-19-14-35-35-35-40 0-56 61-56 65s5 4 5 4c5 0 5-1 7-7 12-43 30-52 43-52 3 0 10 0 10 13 0 10-4 21-7 30-18 49-24 68-24 86 0 46 37 52 57 52 71 0 95-140 95-161z"><text:p/></draw:path><draw:path draw:style-name="gr111" draw:text-style-name="P106" svg:width="0.0516in" svg:height="0.0768in" svg:x="3.0362in" svg:y="0.1004in" svg:viewBox="0 0 132 196" svg:d="M132 142h-11c0 8-3 24-7 28-2 1-25 1-30 1h-54c31-27 41-36 59-49 23-18 43-36 43-65 0-35-32-57-70-57-37 0-62 26-62 53 0 15 13 16 16 16 7 0 15-4 15-15 0-5-1-16-17-16 9-21 29-27 44-27 30 0 45 22 45 46 0 27-19 47-29 58l-72 70c-2 3-2 3-2 11h122z"><text:p/></draw:path></draw:g></text:p>
      <text:h text:style-name="Heading_20_3" text:outline-level="3">Druck – Arbeit</text:h>
      <text:p text:style-name="P43"><text:s/><draw:g text:anchor-type="as-char" svg:y="-0.1181in" draw:z-index="5" draw:style-name="gr1"><svg:title>TexMaths</svg:title><svg:desc>12§display§\Delta W_1 = p_1 \cdot A_1 \cdot \Delta x_1 = p_1 \cdot \Delta V_1§svg§600§FALSE§</svg:desc><draw:polygon draw:style-name="gr65" draw:text-style-name="P106" svg:width="2.2965in" svg:height="0.1457in" svg:x="0in" svg:y="0.0051in" svg:viewBox="0 0 5834 371" draw:points="2917,371 0,371 0,0 5834,0 5834,371"><text:p/></draw:polygon><draw:path draw:style-name="gr66" draw:text-style-name="P106" svg:width="0.1224in" svg:height="0.1189in" svg:x="0.0079in" svg:y="0in" svg:viewBox="0 0 312 303" svg:d="M167 7c-3-5-4-7-11-7s-8 2-11 7l-143 288c-2 3-2 3-2 4 0 4 2 4 10 4h294c6 0 8 0 8-4 0-1 0-1-1-4zM143 42l114 229h-228z"><text:p/></draw:path><draw:path draw:style-name="gr67" draw:text-style-name="P106" svg:width="0.165in" svg:height="0.1169in" svg:x="0.1472in" svg:y="0.0051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68" draw:text-style-name="P106" svg:width="0.0425in" svg:height="0.0768in" svg:x="0.3079in" svg:y="0.0665in" svg:viewBox="0 0 109 196" svg:d="M67 8c0-8 0-8-8-8-19 19-47 19-59 19v11c7 0 26 0 43-8v150c0 10 0 14-30 14h-11v10c5 0 42-1 53-1 10 0 47 1 54 1v-10h-12c-30 0-30-4-30-14z"><text:p/></draw:path><draw:path draw:style-name="gr69" draw:text-style-name="P106" svg:width="0.1106in" svg:height="0.0386in" svg:x="0.4252in" svg:y="0.0571in" svg:viewBox="0 0 282 99" svg:d="M268 17c6 0 14 0 14-9 0-8-8-8-14-8h-254c-6 0-14 0-14 8 0 9 8 9 14 9zM268 99c6 0 14 0 14-8s-8-8-14-8h-254c-6 0-14 0-14 8s8 8 14 8z"><text:p/></draw:path><draw:path draw:style-name="gr70" draw:text-style-name="P106" svg:width="0.0866in" svg:height="0.1059in" svg:x="0.5858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71" draw:text-style-name="P106" svg:width="0.0425in" svg:height="0.0768in" svg:x="0.6874in" svg:y="0.0665in" svg:viewBox="0 0 109 196" svg:d="M67 8c0-8 0-8-8-8-19 19-47 19-59 19v11c7 0 26 0 43-8v150c0 10 0 14-30 14h-11v10c5 0 42-1 53-1 10 0 47 1 54 1v-10h-12c-30 0-30-4-30-14z"><text:p/></draw:path><draw:path draw:style-name="gr72" draw:text-style-name="P106" svg:width="0.0177in" svg:height="0.0177in" svg:x="0.8004in" svg:y="0.0685in" svg:viewBox="0 0 46 46" svg:d="M46 23c0-12-10-23-23-23-12 0-23 11-23 23 0 13 11 23 23 23 13 0 23-10 23-23z"><text:p/></draw:path><draw:path draw:style-name="gr73" draw:text-style-name="P106" svg:width="0.1138in" svg:height="0.1189in" svg:x="0.8748in" svg:y="0in" svg:viewBox="0 0 290 303" svg:d="M61 254c-17 29-33 35-53 36-4 0-8 0-8 8 0 3 2 5 6 5 11 0 24-1 36-1 14 0 29 1 42 1 2 0 8 0 8-8 0-5-3-5-7-5-9-1-19-5-19-16 0-4 2-9 6-15l31-54h107c1 9 7 67 7 70 0 14-23 15-31 15-6 0-10 0-10 8 0 5 5 5 6 5 17 0 35-1 53-1 11 0 37 1 48 1 3 0 7 0 7-8 0-5-3-5-9-5-27 0-27-4-28-16l-25-264c-1-9-1-10-8-10-8 0-9 2-11 7zM112 192l84-139 13 139z"><text:p/></draw:path><draw:path draw:style-name="gr74" draw:text-style-name="P106" svg:width="0.0425in" svg:height="0.0768in" svg:x="1.0063in" svg:y="0.0665in" svg:viewBox="0 0 109 196" svg:d="M67 8c0-8 0-8-8-8-19 19-47 19-59 19v11c7 0 26 0 43-8v150c0 10 0 14-30 14h-11v10c5 0 42-1 53-1 10 0 47 1 54 1v-10h-12c-30 0-30-4-30-14z"><text:p/></draw:path><draw:path draw:style-name="gr75" draw:text-style-name="P106" svg:width="0.0177in" svg:height="0.0177in" svg:x="1.1193in" svg:y="0.0685in" svg:viewBox="0 0 46 46" svg:d="M46 23c0-12-10-23-23-23-12 0-23 11-23 23 0 13 11 23 23 23 13 0 23-10 23-23z"><text:p/></draw:path><draw:path draw:style-name="gr76" draw:text-style-name="P106" svg:width="0.1224in" svg:height="0.1189in" svg:x="1.1957in" svg:y="0in" svg:viewBox="0 0 312 303" svg:d="M167 7c-3-5-4-7-11-7s-8 2-11 7l-143 288c-2 3-2 3-2 4 0 4 2 4 10 4h294c6 0 8 0 8-4 0-1 0-1-1-4zM143 42l114 229h-228z"><text:p/></draw:path><draw:path draw:style-name="gr77" draw:text-style-name="P106" svg:width="0.0827in" svg:height="0.0752in" svg:x="1.3311in" svg:y="0.0453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draw:path draw:style-name="gr78" draw:text-style-name="P106" svg:width="0.0425in" svg:height="0.0768in" svg:x="1.4339in" svg:y="0.0665in" svg:viewBox="0 0 109 196" svg:d="M67 8c0-8 0-8-8-8-19 19-47 19-59 19v11c7 0 26 0 43-8v150c0 10 0 14-30 14h-11v10c5 0 42-1 53-1 10 0 47 1 54 1v-10h-12c-30 0-30-4-30-14z"><text:p/></draw:path><draw:path draw:style-name="gr79" draw:text-style-name="P106" svg:width="0.1106in" svg:height="0.0386in" svg:x="1.5508in" svg:y="0.0571in" svg:viewBox="0 0 282 99" svg:d="M268 17c6 0 14 0 14-9 0-8-8-8-14-8h-254c-6 0-14 0-14 8 0 9 8 9 14 9zM268 99c6 0 14 0 14-8s-8-8-14-8h-254c-6 0-14 0-14 8s8 8 14 8z"><text:p/></draw:path><draw:path draw:style-name="gr80" draw:text-style-name="P106" svg:width="0.0866in" svg:height="0.1059in" svg:x="1.7114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81" draw:text-style-name="P106" svg:width="0.0425in" svg:height="0.0768in" svg:x="1.813in" svg:y="0.0665in" svg:viewBox="0 0 109 196" svg:d="M67 8c0-8 0-8-8-8-19 19-47 19-59 19v11c7 0 26 0 43-8v150c0 10 0 14-30 14h-11v10c5 0 42-1 53-1 10 0 47 1 54 1v-10h-12c-30 0-30-4-30-14z"><text:p/></draw:path><draw:path draw:style-name="gr82" draw:text-style-name="P106" svg:width="0.0177in" svg:height="0.0177in" svg:x="1.926in" svg:y="0.0685in" svg:viewBox="0 0 46 46" svg:d="M46 23c0-12-10-23-23-23-12 0-23 11-23 23 0 13 11 23 23 23 13 0 23-10 23-23z"><text:p/></draw:path><draw:path draw:style-name="gr83" draw:text-style-name="P106" svg:width="0.1224in" svg:height="0.1189in" svg:x="2.0024in" svg:y="0in" svg:viewBox="0 0 312 303" svg:d="M167 7c-3-5-4-7-11-7s-8 2-11 7l-143 288c-2 3-2 3-2 4 0 4 2 4 10 4h294c6 0 8 0 8-4 0-1 0-1-1-4zM143 42l114 229h-228z"><text:p/></draw:path><draw:path draw:style-name="gr84" draw:text-style-name="P106" svg:width="0.1185in" svg:height="0.1169in" svg:x="2.1425in" svg:y="0.0051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85" draw:text-style-name="P106" svg:width="0.0425in" svg:height="0.0768in" svg:x="2.2429in" svg:y="0.0665in" svg:viewBox="0 0 109 196" svg:d="M67 8c0-8 0-8-8-8-19 19-47 19-59 19v11c7 0 26 0 43-8v150c0 10 0 14-30 14h-11v10c5 0 42-1 53-1 10 0 47 1 54 1v-10h-12c-30 0-30-4-30-14z"><text:p/></draw:path></draw:g> <text:tab/><draw:g text:anchor-type="as-char" svg:y="-0.1181in" draw:z-index="4" draw:style-name="gr1"><svg:title>TexMaths</svg:title><svg:desc>12§display§\Delta W_2 = p_2 \cdot A_2 \cdot \Delta x_2 = p_2 \cdot \Delta V_2§svg§600§FALSE§</svg:desc><draw:polygon draw:style-name="gr44" draw:text-style-name="P106" svg:width="2.2965in" svg:height="0.1457in" svg:x="0in" svg:y="0.0051in" svg:viewBox="0 0 5834 371" draw:points="2917,371 0,371 0,0 5834,0 5834,371"><text:p/></draw:polygon><draw:path draw:style-name="gr45" draw:text-style-name="P106" svg:width="0.1224in" svg:height="0.1189in" svg:x="0.0079in" svg:y="0in" svg:viewBox="0 0 312 303" svg:d="M167 7c-3-5-4-7-11-7s-8 2-11 7l-143 288c-2 3-2 3-2 4 0 4 2 4 10 4h294c6 0 8 0 8-4 0-1 0-1-1-4zM143 42l114 229h-228z"><text:p/></draw:path><draw:path draw:style-name="gr46" draw:text-style-name="P106" svg:width="0.165in" svg:height="0.1169in" svg:x="0.1472in" svg:y="0.0051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47" draw:text-style-name="P106" svg:width="0.0516in" svg:height="0.0768in" svg:x="0.3024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48" draw:text-style-name="P106" svg:width="0.1106in" svg:height="0.0386in" svg:x="0.4252in" svg:y="0.0571in" svg:viewBox="0 0 282 99" svg:d="M268 17c6 0 14 0 14-9 0-8-8-8-14-8h-254c-6 0-14 0-14 8 0 9 8 9 14 9zM268 99c6 0 14 0 14-8s-8-8-14-8h-254c-6 0-14 0-14 8s8 8 14 8z"><text:p/></draw:path><draw:path draw:style-name="gr49" draw:text-style-name="P106" svg:width="0.0866in" svg:height="0.1059in" svg:x="0.5858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50" draw:text-style-name="P106" svg:width="0.0516in" svg:height="0.0768in" svg:x="0.6815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51" draw:text-style-name="P106" svg:width="0.0177in" svg:height="0.0177in" svg:x="0.8004in" svg:y="0.0685in" svg:viewBox="0 0 46 46" svg:d="M46 23c0-12-10-23-23-23-12 0-23 11-23 23 0 13 11 23 23 23 13 0 23-10 23-23z"><text:p/></draw:path><draw:path draw:style-name="gr52" draw:text-style-name="P106" svg:width="0.1138in" svg:height="0.1189in" svg:x="0.8748in" svg:y="0in" svg:viewBox="0 0 290 303" svg:d="M61 254c-17 29-33 35-53 36-4 0-8 0-8 8 0 3 2 5 6 5 11 0 24-1 36-1 14 0 29 1 42 1 2 0 8 0 8-8 0-5-3-5-7-5-9-1-19-5-19-16 0-4 2-9 6-15l31-54h107c1 9 7 67 7 70 0 14-23 15-31 15-6 0-10 0-10 8 0 5 5 5 6 5 17 0 35-1 53-1 11 0 37 1 48 1 3 0 7 0 7-8 0-5-3-5-9-5-27 0-27-4-28-16l-25-264c-1-9-1-10-8-10-8 0-9 2-11 7zM112 192l84-139 13 139z"><text:p/></draw:path><draw:path draw:style-name="gr53" draw:text-style-name="P106" svg:width="0.0516in" svg:height="0.0768in" svg:x="1.0012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54" draw:text-style-name="P106" svg:width="0.0177in" svg:height="0.0177in" svg:x="1.1193in" svg:y="0.0685in" svg:viewBox="0 0 46 46" svg:d="M46 23c0-12-10-23-23-23-12 0-23 11-23 23 0 13 11 23 23 23 13 0 23-10 23-23z"><text:p/></draw:path><draw:path draw:style-name="gr55" draw:text-style-name="P106" svg:width="0.1224in" svg:height="0.1189in" svg:x="1.1957in" svg:y="0in" svg:viewBox="0 0 312 303" svg:d="M167 7c-3-5-4-7-11-7s-8 2-11 7l-143 288c-2 3-2 3-2 4 0 4 2 4 10 4h294c6 0 8 0 8-4 0-1 0-1-1-4zM143 42l114 229h-228z"><text:p/></draw:path><draw:path draw:style-name="gr56" draw:text-style-name="P106" svg:width="0.0827in" svg:height="0.0752in" svg:x="1.3311in" svg:y="0.0453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draw:path draw:style-name="gr57" draw:text-style-name="P106" svg:width="0.0516in" svg:height="0.0768in" svg:x="1.4287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58" draw:text-style-name="P106" svg:width="0.1106in" svg:height="0.0386in" svg:x="1.5508in" svg:y="0.0571in" svg:viewBox="0 0 282 99" svg:d="M268 17c6 0 14 0 14-9 0-8-8-8-14-8h-254c-6 0-14 0-14 8 0 9 8 9 14 9zM268 99c6 0 14 0 14-8s-8-8-14-8h-254c-6 0-14 0-14 8s8 8 14 8z"><text:p/></draw:path><draw:path draw:style-name="gr59" draw:text-style-name="P106" svg:width="0.0866in" svg:height="0.1059in" svg:x="1.7114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60" draw:text-style-name="P106" svg:width="0.0516in" svg:height="0.0768in" svg:x="1.8079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61" draw:text-style-name="P106" svg:width="0.0177in" svg:height="0.0177in" svg:x="1.926in" svg:y="0.0685in" svg:viewBox="0 0 46 46" svg:d="M46 23c0-12-10-23-23-23-12 0-23 11-23 23 0 13 11 23 23 23 13 0 23-10 23-23z"><text:p/></draw:path><draw:path draw:style-name="gr62" draw:text-style-name="P106" svg:width="0.1224in" svg:height="0.1189in" svg:x="2.0024in" svg:y="0in" svg:viewBox="0 0 312 303" svg:d="M167 7c-3-5-4-7-11-7s-8 2-11 7l-143 288c-2 3-2 3-2 4 0 4 2 4 10 4h294c6 0 8 0 8-4 0-1 0-1-1-4zM143 42l114 229h-228z"><text:p/></draw:path><draw:path draw:style-name="gr63" draw:text-style-name="P106" svg:width="0.1185in" svg:height="0.1169in" svg:x="2.1425in" svg:y="0.0051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64" draw:text-style-name="P106" svg:width="0.0516in" svg:height="0.0768in" svg:x="2.2374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/draw:g></text:p>
      <text:p text:style-name="P42">Zunahme von <draw:g text:anchor-type="as-char" svg:y="-0.1138in" draw:z-index="3" draw:style-name="gr1"><svg:title>TexMaths</svg:title><svg:desc>12§display§E_\mathrm{kin}§svg§600§FALSE§</svg:desc><draw:polygon draw:style-name="gr39" draw:text-style-name="P106" svg:width="0.3035in" svg:height="0.139in" svg:x="0in" svg:y="0in" svg:viewBox="0 0 772 354" draw:points="385,354 0,354 0,0 772,0 772,354"><text:p/></draw:polygon><draw:path draw:style-name="gr40" draw:text-style-name="P106" svg:width="0.1205in" svg:height="0.1134in" svg:x="0.0063in" svg:y="0.0008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41" draw:text-style-name="P106" svg:width="0.061in" svg:height="0.0811in" svg:x="0.1283in" svg:y="0.0579in" svg:viewBox="0 0 156 207" svg:d="M82 126c36-29 46-37 67-37v-11c-6 1-15 1-21 1-12 0-24 0-36-1v11c4 0 6 2 6 5 0 5-6 11-9 13l-45 35v-142l-44 4v10c20 0 23 2 23 16v153c0 13-4 13-23 13v11c11-1 22-1 34-1 10 0 21 0 32 1v-11c-19 0-23 0-23-13v-28l22-17 32 40c4 4 7 9 7 12 0 5-4 6-8 6v11c4-1 25-1 34-1 8 0 16 0 26 1v-11c-12 0-18-1-26-12z"><text:p/></draw:path><draw:path draw:style-name="gr42" draw:text-style-name="P106" svg:width="0.0256in" svg:height="0.0787in" svg:x="0.1988in" svg:y="0.0602in" svg:viewBox="0 0 66 201" svg:d="M47 17c0-9-7-17-18-17-9 0-17 7-17 17 0 11 8 17 17 17s18-8 18-17zM1 72v11c19 0 22 2 22 17v77c0 13-4 13-23 13v11c1 0 22-1 34-1 10 0 21 0 32 1v-11c-18 0-20 0-20-12v-108z"><text:p/></draw:path><draw:path draw:style-name="gr43" draw:text-style-name="P106" svg:width="0.0626in" svg:height="0.0516in" svg:x="0.2362in" svg:y="0.087in" svg:viewBox="0 0 160 132" svg:d="M137 41c0-25-12-41-45-41-24 0-39 13-48 29h-1v-29l-43 4v10c20 0 23 2 23 17v77c0 14-4 14-23 14v10c0 0 22-1 34-1 10 0 32 0 34 1v-10c-19 0-22 0-22-14v-54c0-31 25-46 44-46 20 0 24 17 24 32v68c0 14-4 14-23 14v10c1 0 22-1 34-1s32 0 35 1v-10c-20 0-23 0-23-14z"><text:p/></draw:path></draw:g>: <draw:g text:anchor-type="as-char" svg:y="-0.222in" draw:z-index="2" draw:style-name="gr1"><svg:title>TexMaths</svg:title><svg:desc>12§display§\Delta W_1 - \Delta W_2 = (p_1 - p_2) \cdot \Delta V = \frac{1}{2} \rho \cdot \Delta V \cdot ({v_2}^2 - {v_1}^2)§svg§600§FALSE§</svg:desc><draw:polygon draw:style-name="gr2" draw:text-style-name="P106" svg:width="3.937in" svg:height="0.3331in" svg:x="0in" svg:y="0.0039in" svg:viewBox="0 0 10001 847" draw:points="5000,847 0,847 0,0 10001,0 10001,847"><text:p/></draw:polygon><draw:path draw:style-name="gr3" draw:text-style-name="P106" svg:width="0.1224in" svg:height="0.1193in" svg:x="0.0079in" svg:y="0.1047in" svg:viewBox="0 0 312 304" svg:d="M167 7c-3-5-4-7-11-7s-8 2-11 7l-143 288c-2 4-2 4-2 5 0 4 2 4 10 4h294c6 0 8 0 8-4 0-1 0-1-1-5zM143 42l114 229h-228z"><text:p/></draw:path><draw:path draw:style-name="gr4" draw:text-style-name="P106" svg:width="0.165in" svg:height="0.1173in" svg:x="0.1472in" svg:y="0.1098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5" draw:text-style-name="P106" svg:width="0.0425in" svg:height="0.0772in" svg:x="0.3079in" svg:y="0.1713in" svg:viewBox="0 0 109 197" svg:d="M67 8c0-8 0-8-8-8-19 19-47 19-59 19v11c7 0 26 0 43-8v151c0 9 0 13-30 13h-11v11c5 0 42-1 53-1 10 0 47 1 54 1v-11h-12c-30 0-30-4-30-13z"><text:p/></draw:path><draw:path draw:style-name="gr6" draw:text-style-name="P106" svg:width="0.1016in" svg:height="0.0067in" svg:x="0.4205in" svg:y="0.1783in" svg:viewBox="0 0 259 18" svg:d="M244 18c7 0 15 0 15-8 0-10-8-10-15-10h-230c-7 0-14 0-14 10 0 8 7 8 14 8z"><text:p/></draw:path><draw:path draw:style-name="gr7" draw:text-style-name="P106" svg:width="0.1224in" svg:height="0.1193in" svg:x="0.5807in" svg:y="0.1047in" svg:viewBox="0 0 312 304" svg:d="M167 7c-3-5-4-7-11-7s-8 2-11 7l-143 288c-2 4-2 4-2 5 0 4 2 4 10 4h294c6 0 8 0 8-4 0-1 0-1-1-5zM143 42l114 229h-228z"><text:p/></draw:path><draw:path draw:style-name="gr8" draw:text-style-name="P106" svg:width="0.165in" svg:height="0.1173in" svg:x="0.7201in" svg:y="0.1098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9" draw:text-style-name="P106" svg:width="0.0516in" svg:height="0.0772in" svg:x="0.8748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0" draw:text-style-name="P106" svg:width="0.1106in" svg:height="0.039in" svg:x="0.9976in" svg:y="0.1618in" svg:viewBox="0 0 282 100" svg:d="M268 17c6 0 14 0 14-9 0-8-8-8-14-8h-254c-6 0-14 0-14 8 0 9 8 9 14 9zM268 100c6 0 14 0 14-9 0-8-8-8-14-8h-254c-6 0-14 0-14 8 0 9 8 9 14 9z"><text:p/></draw:path><draw:path draw:style-name="gr11" draw:text-style-name="P106" svg:width="0.039in" svg:height="0.1657in" svg:x="1.1803in" svg:y="0.0984in" svg:viewBox="0 0 100 422" svg:d="M100 419c0-1 0-3-9-10-53-53-66-133-66-198 0-73 16-146 69-199 6-6 6-6 6-7 0-4-3-5-5-5-5 0-43 29-69 83-21 47-26 93-26 128 0 34 5 84 28 132 26 53 62 79 67 79 2 0 5-1 5-3z"><text:p/></draw:path><draw:path draw:style-name="gr12" draw:text-style-name="P106" svg:width="0.0866in" svg:height="0.1059in" svg:x="1.2232in" svg:y="0.149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13" draw:text-style-name="P106" svg:width="0.0425in" svg:height="0.0772in" svg:x="1.3244in" svg:y="0.1713in" svg:viewBox="0 0 109 197" svg:d="M67 8c0-8 0-8-8-8-19 19-47 19-59 19v11c7 0 26 0 43-8v151c0 9 0 13-30 13h-11v11c5 0 42-1 53-1 10 0 47 1 54 1v-11h-12c-30 0-30-4-30-13z"><text:p/></draw:path><draw:path draw:style-name="gr14" draw:text-style-name="P106" svg:width="0.1016in" svg:height="0.0067in" svg:x="1.437in" svg:y="0.1783in" svg:viewBox="0 0 259 18" svg:d="M244 18c7 0 15 0 15-8 0-10-8-10-15-10h-230c-7 0-14 0-14 10 0 8 7 8 14 8z"><text:p/></draw:path><draw:path draw:style-name="gr15" draw:text-style-name="P106" svg:width="0.0866in" svg:height="0.1059in" svg:x="1.5843in" svg:y="0.149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16" draw:text-style-name="P106" svg:width="0.0516in" svg:height="0.0772in" svg:x="1.6799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7" draw:text-style-name="P106" svg:width="0.039in" svg:height="0.1657in" svg:x="1.7567in" svg:y="0.0984in" svg:viewBox="0 0 100 422" svg:d="M100 211c0-32-5-84-29-132-25-51-63-79-66-79-4 0-5 1-5 5 0 1 0 1 8 9 42 42 66 110 66 197 0 73-15 148-68 201-6 4-6 6-6 7 0 2 1 3 5 3 3 0 42-28 67-81 22-47 28-94 28-130z"><text:p/></draw:path><draw:path draw:style-name="gr18" draw:text-style-name="P106" svg:width="0.0177in" svg:height="0.0177in" svg:x="1.863in" svg:y="0.1728in" svg:viewBox="0 0 46 46" svg:d="M46 23c0-12-10-23-23-23-12 0-23 11-23 23 0 13 11 23 23 23 13 0 23-10 23-23z"><text:p/></draw:path><draw:path draw:style-name="gr19" draw:text-style-name="P106" svg:width="0.1224in" svg:height="0.1193in" svg:x="1.9394in" svg:y="0.1047in" svg:viewBox="0 0 312 304" svg:d="M167 7c-3-5-4-7-11-7s-8 2-11 7l-143 288c-2 4-2 4-2 5 0 4 2 4 10 4h294c6 0 8 0 8-4 0-1 0-1-1-5zM143 42l114 229h-228z"><text:p/></draw:path><draw:path draw:style-name="gr20" draw:text-style-name="P106" svg:width="0.1185in" svg:height="0.1173in" svg:x="2.0791in" svg:y="0.1098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21" draw:text-style-name="P106" svg:width="0.1106in" svg:height="0.039in" svg:x="2.2591in" svg:y="0.1618in" svg:viewBox="0 0 282 100" svg:d="M268 17c6 0 14 0 14-9 0-8-8-8-14-8h-254c-6 0-14 0-14 8 0 9 8 9 14 9zM268 100c6 0 14 0 14-9 0-8-8-8-14-8h-254c-6 0-14 0-14 8 0 9 8 9 14 9z"><text:p/></draw:path><draw:path draw:style-name="gr22" draw:text-style-name="P106" svg:width="0.0547in" svg:height="0.1106in" svg:x="2.4598in" svg:y="0in" svg:viewBox="0 0 140 282" svg:d="M88 11c0-10 0-11-10-11-26 28-65 28-78 28v13c8 0 34 0 55-12v219c0 16-1 21-39 21h-14v13c16-1 52-1 70-1 17 0 54 0 68 1v-13h-13c-38 0-39-5-39-21z"><text:p/></draw:path><draw:polygon draw:style-name="gr23" draw:text-style-name="P106" svg:width="0.0831in" svg:height="0.0067in" svg:x="2.4453in" svg:y="0.1783in" svg:viewBox="0 0 212 18" draw:points="106,18 0,18 0,0 212,0 212,18"><text:p/></draw:polygon><draw:path draw:style-name="gr24" draw:text-style-name="P106" svg:width="0.0661in" svg:height="0.1106in" svg:x="2.453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25" draw:text-style-name="P106" svg:width="0.0783in" svg:height="0.1091in" svg:x="2.5531in" svg:y="0.1496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26" draw:text-style-name="P106" svg:width="0.0177in" svg:height="0.0177in" svg:x="2.6854in" svg:y="0.1728in" svg:viewBox="0 0 46 46" svg:d="M46 23c0-12-10-23-23-23-12 0-23 11-23 23 0 13 11 23 23 23 13 0 23-10 23-23z"><text:p/></draw:path><draw:path draw:style-name="gr27" draw:text-style-name="P106" svg:width="0.1224in" svg:height="0.1193in" svg:x="2.7618in" svg:y="0.1047in" svg:viewBox="0 0 312 304" svg:d="M167 7c-3-5-4-7-11-7s-8 2-11 7l-143 288c-2 4-2 4-2 5 0 4 2 4 10 4h294c6 0 8 0 8-4 0-1 0-1-1-5zM143 42l114 229h-228z"><text:p/></draw:path><draw:path draw:style-name="gr28" draw:text-style-name="P106" svg:width="0.1185in" svg:height="0.1173in" svg:x="2.9016in" svg:y="0.1098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29" draw:text-style-name="P106" svg:width="0.0177in" svg:height="0.0177in" svg:x="3.0772in" svg:y="0.1728in" svg:viewBox="0 0 46 46" svg:d="M46 23c0-12-10-23-23-23-12 0-23 11-23 23 0 13 11 23 23 23 13 0 23-10 23-23z"><text:p/></draw:path><draw:path draw:style-name="gr30" draw:text-style-name="P106" svg:width="0.039in" svg:height="0.1657in" svg:x="3.1626in" svg:y="0.0984in" svg:viewBox="0 0 100 422" svg:d="M100 419c0-1 0-3-9-10-53-53-66-133-66-198 0-73 16-146 69-199 6-6 6-6 6-7 0-4-3-5-5-5-5 0-43 29-69 83-21 47-26 93-26 128 0 34 5 84 28 132 26 53 62 79 67 79 2 0 5-1 5-3z"><text:p/></draw:path><draw:path draw:style-name="gr31" draw:text-style-name="P106" svg:width="0.0728in" svg:height="0.0752in" svg:x="3.2154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2" draw:text-style-name="P106" svg:width="0.0516in" svg:height="0.0772in" svg:x="3.2984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3" draw:text-style-name="P106" svg:width="0.0516in" svg:height="0.0772in" svg:x="3.3728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4" draw:text-style-name="P106" svg:width="0.1016in" svg:height="0.0067in" svg:x="3.4909in" svg:y="0.1783in" svg:viewBox="0 0 259 18" svg:d="M244 18c7 0 15 0 15-8 0-10-8-10-15-10h-230c-7 0-14 0-14 10 0 8 7 8 14 8z"><text:p/></draw:path><draw:path draw:style-name="gr35" draw:text-style-name="P106" svg:width="0.0728in" svg:height="0.0752in" svg:x="3.6476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6" draw:text-style-name="P106" svg:width="0.0425in" svg:height="0.0772in" svg:x="3.7362in" svg:y="0.1713in" svg:viewBox="0 0 109 197" svg:d="M67 8c0-8 0-8-8-8-19 19-47 19-59 19v11c7 0 26 0 43-8v151c0 9 0 13-30 13h-11v11c5 0 42-1 53-1 10 0 47 1 54 1v-11h-12c-30 0-30-4-30-13z"><text:p/></draw:path><draw:path draw:style-name="gr37" draw:text-style-name="P106" svg:width="0.0516in" svg:height="0.0772in" svg:x="3.8051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8" draw:text-style-name="P106" svg:width="0.039in" svg:height="0.1657in" svg:x="3.8819in" svg:y="0.0984in" svg:viewBox="0 0 100 422" svg:d="M100 211c0-32-5-84-29-132-25-51-63-79-66-79-4 0-5 1-5 5 0 1 0 1 8 9 42 42 66 110 66 197 0 73-15 148-68 201-6 4-6 6-6 7 0 2 1 3 5 3 3 0 42-28 67-81 22-47 28-94 28-130z"><text:p/></draw:path></draw:g></text:p>
      <text:h text:style-name="Heading_20_3" text:outline-level="3">Bernoulli Gleichung</text:h>
      <text:p text:style-name="P53"><draw:g text:anchor-type="as-char" svg:y="-0.2154in" draw:z-index="242" draw:style-name="gr1"><svg:title>TexMaths</svg:title><svg:desc>12§display§p_\mathrm{statisch} + \underbrace{\frac{1}{2} \rho \cdot v^2}_\text{p dynamisch} + \underbrace{\rho \cdot g \cdot h}_{\mathrm{Eigengewicht}} = \mathrm{const.}§svg§600§FALSE§</svg:desc><draw:polygon draw:style-name="gr2561" draw:text-style-name="P106" svg:width="3.0563in" svg:height="0.5839in" svg:x="0.0051in" svg:y="0.0039in" svg:viewBox="0 0 7764 1484" draw:points="3882,1484 0,1484 0,0 7764,0 7764,1484"><text:p/></draw:polygon><draw:path draw:style-name="gr2562" draw:text-style-name="P106" svg:width="0.0866in" svg:height="0.1059in" svg:x="0in" svg:y="0.1496in" svg:viewBox="0 0 221 270" svg:d="M32 239c-3 14-3 18-22 18-5 0-10 0-10 7 0 3 2 6 6 6 11 0 23-3 35-3 14 0 29 3 42 3 2 0 8 0 8-10 0-3-5-3-11-3-21 0-21-4-21-8s18-74 21-85c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2563" draw:text-style-name="P106" svg:width="0.0421in" svg:height="0.0531in" svg:x="0.0941in" svg:y="0.1957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2564" draw:text-style-name="P106" svg:width="0.0402in" svg:height="0.0728in" svg:x="0.1445in" svg:y="0.1768in" svg:viewBox="0 0 103 186" svg:d="M52 65h46v-10h-46v-55h-11c0 26-12 56-41 58v7h28v80c0 34 25 41 42 41 20 0 33-17 33-41v-17h-9v17c0 21-10 31-22 31-20 0-20-25-20-30z"><text:p/></draw:path><draw:path draw:style-name="gr2565" draw:text-style-name="P106" svg:width="0.0583in" svg:height="0.0531in" svg:x="0.2in" svg:y="0.1957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2566" draw:text-style-name="P106" svg:width="0.0402in" svg:height="0.0728in" svg:x="0.2626in" svg:y="0.1768in" svg:viewBox="0 0 103 186" svg:d="M52 65h46v-10h-46v-55h-11c0 26-12 56-41 58v7h28v80c0 34 25 41 42 41 20 0 33-17 33-41v-17h-9v17c0 21-10 31-22 31-20 0-20-25-20-30z"><text:p/></draw:path><draw:path draw:style-name="gr2567" draw:text-style-name="P106" svg:width="0.0256in" svg:height="0.0783in" svg:x="0.3181in" svg:y="0.1693in" svg:viewBox="0 0 66 200" svg:d="M47 17c0-9-7-17-18-17-9 0-17 7-17 17 0 11 8 17 17 17s18-8 18-17zM1 72v11c19 0 22 2 22 17v76c0 14-4 14-23 14v10c1 0 22-1 34-1 10 0 21 0 32 1v-10c-18 0-20 0-20-12v-108z"><text:p/></draw:path><draw:path draw:style-name="gr2568" draw:text-style-name="P106" svg:width="0.0421in" svg:height="0.0531in" svg:x="0.3543in" svg:y="0.1957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2569" draw:text-style-name="P106" svg:width="0.0492in" svg:height="0.0531in" svg:x="0.4067in" svg:y="0.1957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2570" draw:text-style-name="P106" svg:width="0.0626in" svg:height="0.0807in" svg:x="0.4634in" svg:y="0.1673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2571" draw:text-style-name="P106" svg:width="0.1106in" svg:height="0.1106in" svg:x="0.585in" svg:y="0.126in" svg:viewBox="0 0 282 282" svg:d="M150 150h118c6 0 14 0 14-8 0-10-8-10-14-10h-118v-118c0-6 0-14-8-14-10 0-10 8-10 14v118h-118c-6 0-14 0-14 10 0 8 8 8 14 8h118v117c0 6 0 15 10 15 8 0 8-9 8-15z"><text:p/></draw:path><draw:path draw:style-name="gr2572" draw:text-style-name="P106" svg:width="0.0547in" svg:height="0.1106in" svg:x="0.8957in" svg:y="0in" svg:viewBox="0 0 140 282" svg:d="M88 11c0-10 0-11-10-11-26 28-65 28-78 28v13c8 0 34 0 55-12v219c0 16-1 21-39 21h-14v13c16-1 52-1 70-1 17 0 54 0 68 1v-13h-13c-38 0-39-5-39-21z"><text:p/></draw:path><draw:polygon draw:style-name="gr2573" draw:text-style-name="P106" svg:width="0.0831in" svg:height="0.0067in" svg:x="0.8811in" svg:y="0.178in" svg:viewBox="0 0 212 18" draw:points="106,18 0,18 0,0 212,0 212,18"><text:p/></draw:polygon><draw:path draw:style-name="gr2574" draw:text-style-name="P106" svg:width="0.0661in" svg:height="0.1106in" svg:x="0.8898in" svg:y="0.2264in" svg:viewBox="0 0 169 282" svg:d="M32 249l46-43c66-58 91-81 91-124 0-48-38-82-90-82-48 0-79 38-79 77 0 24 22 24 23 24 7 0 21-6 21-23 0-11-7-22-22-22-3 0-4 0-5 0 9-27 32-43 57-43 39 0 57 35 57 69s-22 68-45 93l-81 91c-5 5-5 6-5 16h157l12-73h-11c-1 12-4 31-8 37-4 3-31 3-41 3z"><text:p/></draw:path><draw:path draw:style-name="gr2575" draw:text-style-name="P106" svg:width="0.0783in" svg:height="0.1091in" svg:x="0.989in" svg:y="0.1496in" svg:viewBox="0 0 200 278" svg:d="M1 260c-1 5-1 6-1 7 0 6 5 11 12 11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2576" draw:text-style-name="P106" svg:width="0.0177in" svg:height="0.0177in" svg:x="1.1213in" svg:y="0.1728in" svg:viewBox="0 0 46 46" svg:d="M46 23c0-12-10-23-23-23-12 0-23 11-23 23 0 13 11 23 23 23 13 0 23-10 23-23z"><text:p/></draw:path><draw:path draw:style-name="gr2577" draw:text-style-name="P106" svg:width="0.0728in" svg:height="0.0752in" svg:x="1.1949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2578" draw:text-style-name="P106" svg:width="0.0516in" svg:height="0.0772in" svg:x="1.2839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2579" draw:text-style-name="P106" svg:width="0.0803in" svg:height="0.0555in" svg:x="0.8571in" svg:y="0.3516in" svg:viewBox="0 0 205 142" svg:d="M205 103c0-9 0-12-6-12-25 0-67-3-105-23-46-22-64-49-75-66-1-2-3-2-9-2-10 0-10 0-10 11v7c58 104 154 124 197 124 8 0 8 0 8-12z"><text:p/></draw:path><draw:polygon draw:style-name="gr2580" draw:text-style-name="P106" svg:width="0.0957in" svg:height="0.0201in" svg:x="0.9358in" svg:y="0.3866in" svg:viewBox="0 0 244 52" draw:points="121,52 0,52 0,0 244,0 244,52"><text:p/></draw:polygon><draw:path draw:style-name="gr2581" draw:text-style-name="P106" svg:width="0.0803in" svg:height="0.0555in" svg:x="1.0295in" svg:y="0.3866in" svg:viewBox="0 0 205 142" svg:d="M205 125c-57-105-153-125-197-125-8 0-8 0-8 12v28c0 9 0 12 6 12 26 0 68 3 106 21 46 23 63 51 74 67 1 2 4 2 10 2 9 0 9 0 9-11z"><text:p/></draw:path><draw:path draw:style-name="gr2582" draw:text-style-name="P106" svg:width="0.0803in" svg:height="0.0555in" svg:x="1.102in" svg:y="0.3866in" svg:viewBox="0 0 205 142" svg:d="M205 12c0-12 0-12-8-12-43 0-139 20-197 125v6c0 11 0 11 10 11 8 0 9 0 10-3 35-56 94-86 180-87 5 0 5-4 5-12z"><text:p/></draw:path><draw:polygon draw:style-name="gr2583" draw:text-style-name="P106" svg:width="0.0957in" svg:height="0.0201in" svg:x="1.1807in" svg:y="0.3866in" svg:viewBox="0 0 244 52" draw:points="121,52 0,52 0,0 244,0 244,52"><text:p/></draw:polygon><draw:path draw:style-name="gr2584" draw:text-style-name="P106" svg:width="0.0803in" svg:height="0.0555in" svg:x="1.2744in" svg:y="0.3516in" svg:viewBox="0 0 205 142" svg:d="M205 11c0-11 0-11-9-11s-9 0-11 4c-35 55-94 85-180 87-5 0-5 3-5 12v27c0 12 0 12 8 12 44 0 140-21 197-124z"><text:p/></draw:path><draw:path draw:style-name="gr2585" draw:text-style-name="P106" svg:width="0.0626in" svg:height="0.0736in" svg:x="0.7472in" svg:y="0.5134in" svg:viewBox="0 0 160 188" svg:d="M68 178c-19 0-22 0-22-12v-50c1 3 15 18 40 18 40 0 74-30 74-67s-32-67-69-67c-17 0-35 6-47 18v-18l-44 4v10c20 0 23 2 23 14v138c0 12-4 12-23 12v10c0 0 22-1 34-1 10 0 32 1 34 1zM46 32c9-15 26-22 42-22 25 0 44 26 44 57 0 34-23 59-48 59s-37-23-38-25z"><text:p/></draw:path><draw:path draw:style-name="gr2586" draw:text-style-name="P106" svg:width="0.0626in" svg:height="0.0819in" svg:x="0.865in" svg:y="0.4839in" svg:viewBox="0 0 160 209" svg:d="M92 4v10c20 0 22 2 22 16v62c-11-10-25-16-41-16-39 0-73 28-73 67 0 36 31 66 70 66 24 0 38-13 43-18v18l47-3v-10c-21 0-23-3-23-17v-179zM113 175c-7 13-23 25-42 25-17 0-29-9-35-18-5-8-8-20-8-39 0-7 0-29 12-43s26-16 34-16c15 0 28 6 35 17 4 5 4 5 4 11z"><text:p/></draw:path><draw:path draw:style-name="gr2587" draw:text-style-name="P106" svg:width="0.0626in" svg:height="0.0736in" svg:x="0.9366in" svg:y="0.515in" svg:viewBox="0 0 160 188" svg:d="M132 29c8-18 23-18 28-18v-11c-9 0-14 1-22 1s-19 0-28-1v11c10 0 12 6 12 11 0 3-1 7-2 9l-34 71-36-79c-1-1-2-4-2-5 0-7 11-7 16-7v-11c-5 0-27 1-34 1-10 0-22 0-30-1v11c17 0 20 1 25 11l49 106c-2 6-4 11-8 17-6 15-16 35-36 35-7 0-10-1-13-4 1 0 9-2 9-12 0-8-6-13-13-13-8 0-13 5-13 13 0 15 14 24 30 24 25 0 40-26 44-34z"><text:p/></draw:path><draw:path draw:style-name="gr2588" draw:text-style-name="P106" svg:width="0.0626in" svg:height="0.0516in" svg:x="1.0091in" svg:y="0.5134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2589" draw:text-style-name="P106" svg:width="0.0583in" svg:height="0.0531in" svg:x="1.0823in" svg:y="0.513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2590" draw:text-style-name="P106" svg:width="0.098in" svg:height="0.0516in" svg:x="1.1484in" svg:y="0.5134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2591" draw:text-style-name="P106" svg:width="0.0256in" svg:height="0.0783in" svg:x="1.2579in" svg:y="0.4866in" svg:viewBox="0 0 66 200" svg:d="M47 17c0-9-7-17-18-17-9 0-17 7-17 17 0 11 8 17 17 17s18-8 18-17zM1 72v11c19 0 22 2 22 17v76c0 14-4 14-23 14v10c1 0 22-1 34-1 10 0 21 0 32 1v-10c-18 0-20 0-20-12v-108z"><text:p/></draw:path><draw:path draw:style-name="gr2592" draw:text-style-name="P106" svg:width="0.0421in" svg:height="0.0531in" svg:x="1.2941in" svg:y="0.513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2593" draw:text-style-name="P106" svg:width="0.0492in" svg:height="0.0531in" svg:x="1.3469in" svg:y="0.513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2594" draw:text-style-name="P106" svg:width="0.0626in" svg:height="0.0807in" svg:x="1.4031in" svg:y="0.4839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2595" draw:text-style-name="P106" svg:width="0.1106in" svg:height="0.1106in" svg:x="1.5071in" svg:y="0.126in" svg:viewBox="0 0 282 282" svg:d="M150 150h118c6 0 14 0 14-8 0-10-8-10-14-10h-118v-118c0-6 0-14-8-14-10 0-10 8-10 14v118h-118c-6 0-14 0-14 10 0 8 8 8 14 8h118v117c0 6 0 15 10 15 8 0 8-9 8-15z"><text:p/></draw:path><draw:path draw:style-name="gr2596" draw:text-style-name="P106" svg:width="0.0783in" svg:height="0.1091in" svg:x="1.787in" svg:y="0.1496in" svg:viewBox="0 0 200 278" svg:d="M1 260c-1 5-1 6-1 7 0 6 5 11 12 11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2597" draw:text-style-name="P106" svg:width="0.0177in" svg:height="0.0177in" svg:x="1.9185in" svg:y="0.1728in" svg:viewBox="0 0 46 46" svg:d="M46 23c0-12-10-23-23-23-12 0-23 11-23 23 0 13 11 23 23 23 13 0 23-10 23-23z"><text:p/></draw:path><draw:path draw:style-name="gr2598" draw:text-style-name="P106" svg:width="0.076in" svg:height="0.1071in" svg:x="1.9902in" svg:y="0.1496in" svg:viewBox="0 0 194 273" svg:d="M193 28c1-3 1-5 1-8 0-7-4-12-12-12-3 0-15 4-16 18-9-15-23-26-40-26-49 0-101 59-101 120 0 42 25 67 57 67 24 0 44-20 49-24-10 37-15 55-15 56-1 4-15 46-61 46-7 0-21-1-33-5 13-3 18-14 18-21 0-8-5-16-17-16-10 0-23 8-23 25s16 25 56 25c53 0 84-32 90-57zM138 133c-2 11-12 22-22 30-8 7-21 15-33 15-22 0-28-22-28-39 0-20 12-71 23-92 12-21 30-37 48-37 28 0 34 33 34 36 0 2 0 4-2 6z"><text:p/></draw:path><draw:path draw:style-name="gr2599" draw:text-style-name="P106" svg:width="0.0177in" svg:height="0.0177in" svg:x="2.1236in" svg:y="0.1728in" svg:viewBox="0 0 46 46" svg:d="M46 23c0-12-10-23-23-23-12 0-23 11-23 23 0 13 11 23 23 23 13 0 23-10 23-23z"><text:p/></draw:path><draw:path draw:style-name="gr2600" draw:text-style-name="P106" svg:width="0.0819in" svg:height="0.1173in" svg:x="2.2016in" svg:y="0.1075in" svg:viewBox="0 0 209 299" svg:d="M98 5c0 0 0-5-6-5-9 0-40 4-51 5-4 0-7 0-7 8 0 5 3 5 9 5 21 0 22 2 22 7l-1 9-63 243c-1 6-1 7-1 10 0 9 8 12 12 12 7 0 14-5 16-11l8-33 10-38c2-9 4-19 7-29 1-2 3-15 5-18 1-4 14-27 28-39 10-7 22-15 41-15 18 0 23 15 23 29 0 23-17 70-26 95-4 11-6 15-6 24 0 19 15 35 34 35 40 0 57-63 57-66 0-4-5-4-6-4-4 0-4 1-6 7-6 23-21 53-43 53-8 0-11-5-11-14 0-10 5-21 8-30 6-18 25-69 25-93 0-27-16-45-48-45-27 0-46 13-63 32z"><text:p/></draw:path><draw:path draw:style-name="gr2601" draw:text-style-name="P106" svg:width="0.0803in" svg:height="0.0555in" svg:x="1.778in" svg:y="0.2693in" svg:viewBox="0 0 205 142" svg:d="M205 103c0-9 0-12-6-12-25 0-67-3-105-23-46-22-64-49-75-66-1-2-3-2-9-2-10 0-10 0-10 11v7c58 104 154 124 197 124 8 0 8 0 8-12z"><text:p/></draw:path><draw:polygon draw:style-name="gr2602" draw:text-style-name="P106" svg:width="0.1039in" svg:height="0.0201in" svg:x="1.8563in" svg:y="0.3047in" svg:viewBox="0 0 265 52" draw:points="132,52 0,52 0,0 265,0 265,52"><text:p/></draw:polygon><draw:path draw:style-name="gr2603" draw:text-style-name="P106" svg:width="0.0803in" svg:height="0.0555in" svg:x="1.9583in" svg:y="0.3047in" svg:viewBox="0 0 205 142" svg:d="M205 125c-57-105-153-125-197-125-8 0-8 0-8 12v28c0 9 0 12 6 12 26 0 68 3 106 21 46 23 63 51 74 67 1 2 4 2 10 2 9 0 9 0 9-11z"><text:p/></draw:path><draw:path draw:style-name="gr2604" draw:text-style-name="P106" svg:width="0.0803in" svg:height="0.0555in" svg:x="2.0311in" svg:y="0.3047in" svg:viewBox="0 0 205 142" svg:d="M205 12c0-12 0-12-8-12-43 0-139 20-197 125v6c0 11 0 11 10 11 8 0 9 0 10-3 35-56 94-86 180-87 5 0 5-4 5-12z"><text:p/></draw:path><draw:polygon draw:style-name="gr2605" draw:text-style-name="P106" svg:width="0.1039in" svg:height="0.0201in" svg:x="2.1094in" svg:y="0.3047in" svg:viewBox="0 0 265 52" draw:points="132,52 0,52 0,0 265,0 265,52"><text:p/></draw:polygon><draw:path draw:style-name="gr2606" draw:text-style-name="P106" svg:width="0.0803in" svg:height="0.0555in" svg:x="2.2122in" svg:y="0.2693in" svg:viewBox="0 0 205 142" svg:d="M205 11c0-11 0-11-9-11s-9 0-11 4c-35 55-94 85-180 87-5 0-5 3-5 12v27c0 12 0 12 8 12 44 0 140-21 197-124z"><text:p/></draw:path><draw:path draw:style-name="gr2607" draw:text-style-name="P106" svg:width="0.078in" svg:height="0.0791in" svg:x="1.661in" svg:y="0.4043in" svg:viewBox="0 0 199 202" svg:d="M199 124h-9c-9 44-15 67-70 67h-47c-14 0-14-3-14-12v-77h30c30 0 35 10 35 35h9v-81h-9c0 27-5 35-35 35h-30v-68c0-10 0-12 14-12h45c49 0 57 15 62 57h11l-10-68h-181v11h7c23 0 23 2 23 13v154c0 9 0 13-23 13h-7v11h186z"><text:p/></draw:path><draw:path draw:style-name="gr2608" draw:text-style-name="P106" svg:width="0.0256in" svg:height="0.0783in" svg:x="1.7504in" svg:y="0.4043in" svg:viewBox="0 0 66 200" svg:d="M47 17c0-9-7-17-18-17-9 0-17 7-17 17 0 11 8 17 17 17s18-8 18-17zM1 72v11c19 0 22 2 22 17v76c0 14-4 14-23 14v10c1 0 22-1 34-1 10 0 21 0 32 1v-10c-18 0-20 0-20-12v-108z"><text:p/></draw:path><draw:path draw:style-name="gr2609" draw:text-style-name="P106" svg:width="0.0587in" svg:height="0.076in" svg:x="1.7862in" svg:y="0.4307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2610" draw:text-style-name="P106" svg:width="0.05in" svg:height="0.0531in" svg:x="1.8524in" svg:y="0.4307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2611" draw:text-style-name="P106" svg:width="0.0626in" svg:height="0.0516in" svg:x="1.9134in" svg:y="0.4323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2612" draw:text-style-name="P106" svg:width="0.0587in" svg:height="0.076in" svg:x="1.9846in" svg:y="0.4307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2613" draw:text-style-name="P106" svg:width="0.05in" svg:height="0.0531in" svg:x="2.0508in" svg:y="0.4307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2614" draw:text-style-name="P106" svg:width="0.0874in" svg:height="0.0516in" svg:x="2.1091in" svg:y="0.4331in" svg:viewBox="0 0 223 132" svg:d="M199 29c6-15 16-18 24-18v-11c-7 1-12 1-20 1-10 0-21 0-30-1v11c11 0 15 6 15 13 0 2 0 2-1 7l-29 75-32-82c0-1-1-4-1-6 0-6 7-7 15-7v-11c-10 1-21 1-31 1-9 0-18-1-26-1v11c6 0 13 0 17 2 3 3 7 13 7 13 0 0-1 3-1 4l-29 71-30-77c-1-5-1-5-1-6 0-7 10-7 15-7v-11c0 0-21 1-33 1-9 0-18 0-28-1v11c12 0 18 0 22 8l40 106c3 5 3 7 9 7 5 0 6-2 7-7l34-85 33 85c1 3 3 7 9 7 4 0 6-2 7-7z"><text:p/></draw:path><draw:path draw:style-name="gr2615" draw:text-style-name="P106" svg:width="0.0256in" svg:height="0.0783in" svg:x="2.2067in" svg:y="0.4043in" svg:viewBox="0 0 66 200" svg:d="M47 17c0-9-7-17-18-17-9 0-17 7-17 17 0 11 8 17 17 17s18-8 18-17zM1 72v11c19 0 22 2 22 17v76c0 14-4 14-23 14v10c1 0 22-1 34-1 10 0 21 0 32 1v-10c-18 0-20 0-20-12v-108z"><text:p/></draw:path><draw:path draw:style-name="gr2616" draw:text-style-name="P106" svg:width="0.0492in" svg:height="0.0531in" svg:x="2.2433in" svg:y="0.4307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2617" draw:text-style-name="P106" svg:width="0.0626in" svg:height="0.0807in" svg:x="2.2996in" svg:y="0.4024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2618" draw:text-style-name="P106" svg:width="0.0402in" svg:height="0.0728in" svg:x="2.3665in" svg:y="0.4118in" svg:viewBox="0 0 103 186" svg:d="M52 65h46v-10h-46v-55h-11c0 26-12 56-41 58v7h28v80c0 34 25 41 42 41 20 0 33-17 33-41v-17h-9v17c0 21-10 31-22 31-20 0-20-25-20-30z"><text:p/></draw:path><draw:path draw:style-name="gr2619" draw:text-style-name="P106" svg:width="0.1106in" svg:height="0.039in" svg:x="2.4705in" svg:y="0.1622in" svg:viewBox="0 0 282 100" svg:d="M268 17c6 0 14 0 14-9 0-8-8-8-14-8h-254c-6 0-14 0-14 8 0 9 8 9 14 9zM268 100c6 0 14 0 14-9 0-8-8-8-14-8h-254c-6 0-14 0-14 8 0 9 8 9 14 9z"><text:p/></draw:path><draw:path draw:style-name="gr2620" draw:text-style-name="P106" svg:width="0.0634in" svg:height="0.076in" svg:x="2.6421in" svg:y="0.148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2621" draw:text-style-name="P106" svg:width="0.0736in" svg:height="0.076in" svg:x="2.715in" svg:y="0.148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2622" draw:text-style-name="P106" svg:width="0.0839in" svg:height="0.0732in" svg:x="2.7984in" svg:y="0.149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623" draw:text-style-name="P106" svg:width="0.0543in" svg:height="0.076in" svg:x="2.8909in" svg:y="0.148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2624" draw:text-style-name="P106" svg:width="0.052in" svg:height="0.1039in" svg:x="2.9543in" svg:y="0.1209in" svg:viewBox="0 0 133 265" svg:d="M66 91h60v-13h-60v-78h-11c-1 35-13 80-55 82v9h36v117c0 52 40 57 55 57 30 0 42-30 42-57v-24h-11v24c0 31-12 46-28 46-28 0-28-38-28-45z"><text:p/></draw:path><draw:path draw:style-name="gr2625" draw:text-style-name="P106" svg:width="0.0177in" svg:height="0.0177in" svg:x="3.0299in" svg:y="0.2055in" svg:viewBox="0 0 46 46" svg:d="M46 23c0-12-10-23-23-23-12 0-23 11-23 23 0 13 11 23 23 23 13 0 23-10 23-23z"><text:p/></draw:path></draw:g> <text:tab/><draw:g text:anchor-type="as-char" svg:y="-0.0917in" draw:z-index="243" draw:style-name="gr1"><svg:title>TexMaths</svg:title><svg:desc>12§display§\Rightarrow§svg§600§FALSE§</svg:desc><draw:polygon draw:style-name="gr2626" draw:text-style-name="P106" svg:width="0.1657in" svg:height="0.039in" svg:x="0in" svg:y="0.0264in" svg:viewBox="0 0 422 100" draw:points="211,100 0,100 0,0 422,0 422,100"><text:p/></draw:polygon><draw:path draw:style-name="gr2627" draw:text-style-name="P106" svg:width="0.1476in" svg:height="0.0913in" svg:x="0.0091in" svg:y="0in" svg:viewBox="0 0 376 233" svg:d="M284 84c17 16 39 26 53 32-15 8-36 18-53 33h-268c-8 0-16 0-16 8 0 9 7 9 14 9h251c-20 20-43 57-43 62s6 5 8 5c4 0 6 0 9-4 8-15 20-38 48-62 29-27 57-37 79-45 7-2 8-2 8-3 2 0 2-1 2-3 0-1 0-1 0-2l-2-1c-1 0-1 0-9-4-58-17-100-55-124-101-5-8-5-8-11-8-2 0-8 0-8 5s22 42 43 62h-251c-7 0-14 0-14 9 0 8 8 8 16 8z"><text:p/></draw:path></draw:g><text:tab/><draw:g text:anchor-type="as-char" svg:y="-0.1846in" draw:z-index="241" draw:style-name="gr1"><svg:title>TexMaths</svg:title><svg:desc>12§display§p_1 + \frac{\rho}{2} v^2 = p_2 + \frac{\rho}{2} v^2§svg§600§FALSE§</svg:desc><draw:polygon draw:style-name="gr2543" draw:text-style-name="P106" svg:width="1.5083in" svg:height="0.2976in" svg:x="0.0051in" svg:y="0.002in" svg:viewBox="0 0 3832 757" draw:points="1916,757 0,757 0,0 3832,0 3832,757"><text:p/></draw:polygon><draw:path draw:style-name="gr2544" draw:text-style-name="P106" svg:width="0.0866in" svg:height="0.1059in" svg:x="0in" svg:y="0.1122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2545" draw:text-style-name="P106" svg:width="0.0425in" svg:height="0.0772in" svg:x="0.1016in" svg:y="0.1335in" svg:viewBox="0 0 109 197" svg:d="M67 8c0-8 0-8-8-8-19 19-47 19-59 19v11c7 0 26 0 43-8v151c0 9 0 13-30 13h-11v11c5 0 42-1 53-1 10 0 47 1 54 1v-11h-12c-30 0-30-4-30-13z"><text:p/></draw:path><draw:path draw:style-name="gr2546" draw:text-style-name="P106" svg:width="0.1106in" svg:height="0.1106in" svg:x="0.2094in" svg:y="0.0886in" svg:viewBox="0 0 282 282" svg:d="M150 150h118c6 0 14 0 14-8 0-10-8-10-14-10h-118v-118c0-6 0-14-8-14-10 0-10 8-10 14v118h-118c-6 0-14 0-14 10 0 8 8 8 14 8h118v118c0 6 0 14 10 14 8 0 8-8 8-14z"><text:p/></draw:path><draw:path draw:style-name="gr2547" draw:text-style-name="P106" svg:width="0.0783in" svg:height="0.1091in" svg:x="0.3909in" svg:y="0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olygon draw:style-name="gr2548" draw:text-style-name="P106" svg:width="0.0862in" svg:height="0.0067in" svg:x="0.3858in" svg:y="0.1406in" svg:viewBox="0 0 220 18" draw:points="109,18 0,18 0,0 220,0 220,18"><text:p/></draw:polygon><draw:path draw:style-name="gr2549" draw:text-style-name="P106" svg:width="0.0661in" svg:height="0.1106in" svg:x="0.3957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2550" draw:text-style-name="P106" svg:width="0.0728in" svg:height="0.0752in" svg:x="0.4965in" svg:y="0.112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2551" draw:text-style-name="P106" svg:width="0.0516in" svg:height="0.0772in" svg:x="0.5858in" svg:y="0.04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2552" draw:text-style-name="P106" svg:width="0.1106in" svg:height="0.039in" svg:x="0.7079in" svg:y="0.1252in" svg:viewBox="0 0 282 100" svg:d="M268 17c6 0 14 0 14-9 0-8-8-8-14-8h-254c-6 0-14 0-14 8 0 9 8 9 14 9zM268 100c6 0 14 0 14-9 0-8-8-8-14-8h-254c-6 0-14 0-14 8 0 9 8 9 14 9z"><text:p/></draw:path><draw:path draw:style-name="gr2553" draw:text-style-name="P106" svg:width="0.0866in" svg:height="0.1059in" svg:x="0.8685in" svg:y="0.1122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2554" draw:text-style-name="P106" svg:width="0.0516in" svg:height="0.0772in" svg:x="0.965in" svg:y="0.133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2555" draw:text-style-name="P106" svg:width="0.1106in" svg:height="0.1106in" svg:x="1.0783in" svg:y="0.0886in" svg:viewBox="0 0 282 282" svg:d="M150 150h118c6 0 14 0 14-8 0-10-8-10-14-10h-118v-118c0-6 0-14-8-14-10 0-10 8-10 14v118h-118c-6 0-14 0-14 10 0 8 8 8 14 8h118v118c0 6 0 14 10 14 8 0 8-8 8-14z"><text:p/></draw:path><draw:path draw:style-name="gr2556" draw:text-style-name="P106" svg:width="0.0783in" svg:height="0.1091in" svg:x="1.2598in" svg:y="0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olygon draw:style-name="gr2557" draw:text-style-name="P106" svg:width="0.0862in" svg:height="0.0067in" svg:x="1.2551in" svg:y="0.1406in" svg:viewBox="0 0 220 18" draw:points="109,18 0,18 0,0 220,0 220,18"><text:p/></draw:polygon><draw:path draw:style-name="gr2558" draw:text-style-name="P106" svg:width="0.0661in" svg:height="0.1106in" svg:x="1.2646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2559" draw:text-style-name="P106" svg:width="0.0728in" svg:height="0.0752in" svg:x="1.3657in" svg:y="0.112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2560" draw:text-style-name="P106" svg:width="0.0516in" svg:height="0.0772in" svg:x="1.4543in" svg:y="0.04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h text:style-name="P95" text:outline-level="3"><draw:frame draw:style-name="fr2" draw:name="Frame4" text:anchor-type="paragraph" svg:x="4.6181in" svg:y="0.2417in" svg:width="2.9484in" draw:z-index="192"><draw:text-box fo:min-height="4.7508in"><table:table table:name="Table4" table:style-name="Table4"><table:table-column table:style-name="Table4.A"/><table:table-column table:style-name="Table4.B"/><table:table-column table:style-name="Table4.C"/><table:table-row><table:table-cell table:style-name="Table4.A1" office:value-type="string"><text:p text:style-name="P29"><draw:g text:anchor-type="as-char" svg:y="-0.1181in" draw:z-index="208" draw:style-name="gr1"><svg:title>TexMaths</svg:title><svg:desc>12§display§R§svg§600§FALSE§</svg:desc><draw:polygon draw:style-name="gr2292" draw:text-style-name="P106" svg:width="0.128in" svg:height="0.1142in" svg:x="0in" svg:y="0in" svg:viewBox="0 0 326 291" draw:points="162,291 0,291 0,0 326,0 326,291"><text:p/></draw:polygon><draw:path draw:style-name="gr2293" draw:text-style-name="P106" svg:width="0.1189in" svg:height="0.1177in" svg:x="0.0067in" svg:y="0in" svg:viewBox="0 0 303 300" svg:d="M142 29c2-10 3-15 12-16 3 0 17 0 25 0 30 0 77 0 77 42 0 15-6 44-23 61-11 11-34 24-72 24h-47zM203 146c42-10 93-39 93-82 0-36-38-64-94-64h-120c-9 0-12 0-12 8 0 5 3 5 10 5 2 0 10 0 17 1 8 0 11 2 11 6 0 3 0 4-1 9l-57 228c-4 17-6 20-38 20-8 0-12 0-12 9 0 5 5 5 6 5 12 0 42-2 53-2 12 0 42 2 54 2 4 0 8 0 8-9 0-5-3-5-12-5-15 0-27 0-27-7 0-2 1-5 2-7l28-113h50c39 0 46 24 46 38 0 7-4 21-6 30-3 12-6 28-6 36 0 46 50 46 56 46 36 0 51-43 51-49 0-5-5-5-5-5-4 0-5 2-6 6-11 31-29 39-39 39-14 0-16-10-16-27 0-12 2-34 3-48 1-6 3-13 3-19 0-33-29-46-40-51z"><text:p/></draw:path></draw:g></text:p></table:table-cell><table:table-cell table:style-name="Table4.A1" office:value-type="string"><text:p text:style-name="P81">Innenradius Rohr</text:p></table:table-cell><table:table-cell table:style-name="Table4.C1" office:value-type="string"><text:p text:style-name="P20"><draw:g text:anchor-type="as-char" svg:y="-0.1252in" draw:z-index="197" draw:style-name="gr1"><svg:title>TexMaths</svg:title><svg:desc>12§display§[r] = m§svg§600§FALSE§</svg:desc><draw:polygon draw:style-name="gr2198" draw:text-style-name="P106" svg:width="0.539in" svg:height="0.1657in" svg:x="0in" svg:y="0.0004in" svg:viewBox="0 0 1370 422" draw:points="685,422 0,422 0,0 1370,0 1370,422"><text:p/></draw:polygon><draw:polygon draw:style-name="gr2199" draw:text-style-name="P106" svg:width="0.0228in" svg:height="0.1657in" svg:x="0.0193in" svg:y="0.0004in" svg:viewBox="0 0 59 422" draw:points="59,422 59,406 17,406 17,17 59,17 59,0 0,0 0,422"><text:p/></draw:polygon><draw:path draw:style-name="gr2200" draw:text-style-name="P106" svg:width="0.0677in" svg:height="0.0752in" svg:x="0.0512in" svg:y="0.0512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2201" draw:text-style-name="P106" svg:width="0.0228in" svg:height="0.1657in" svg:x="0.1295in" svg:y="0.0004in" svg:viewBox="0 0 59 422" draw:points="59,0 0,0 0,17 42,17 42,406 0,406 0,422 59,422"><text:p/></draw:polygon><draw:path draw:style-name="gr2202" draw:text-style-name="P106" svg:width="0.1106in" svg:height="0.039in" svg:x="0.2272in" svg:y="0.0638in" svg:viewBox="0 0 282 100" svg:d="M267 17c6 0 15 0 15-9 0-8-9-8-15-8h-253c-6 0-14 0-14 8 0 9 8 9 14 9zM267 100c6 0 15 0 15-9 0-8-9-8-15-8h-253c-6 0-14 0-14 8 0 9 8 9 14 9z"><text:p/></draw:path><draw:path draw:style-name="gr2203" draw:text-style-name="P106" svg:width="0.1362in" svg:height="0.0752in" svg:x="0.3976in" svg:y="0.0512in" svg:viewBox="0 0 347 192" svg:d="M25 162c-1 7-3 17-3 19 0 7 6 11 12 11 4 0 12-4 15-12 0 0 5-20 9-31l8-39c2-8 6-18 7-27 3-7 6-21 6-22 6-13 29-51 69-51 19 0 22 15 22 30 0 9-2 21-6 34l-12 50-8 32c-1 8-5 23-5 25 0 7 6 11 12 11 13 0 16-11 19-24 6-24 22-85 25-102 2-6 24-56 70-56 18 0 23 14 23 30 0 24-18 72-27 94-3 10-4 15-4 23 0 21 14 35 34 35 40 0 56-61 56-65 0-5-4-5-5-5-5 0-5 2-7 9-6 21-20 51-44 51-7 0-9-3-9-13 0-11 3-21 7-30 8-23 26-69 26-93 0-28-16-46-49-46-31 0-53 19-68 41-1-5-3-19-14-30-10-9-24-11-35-11-37 0-59 28-66 37-1-24-19-37-39-37-19 0-27 17-31 24-7 16-13 40-13 41 0 5 5 5 5 5 5 0 5 0 7-10 7-30 16-50 31-50 7 0 13 3 13 19 0 8-1 13-7 36z"><text:p/></draw:path></draw:g></text:p></table:table-cell></table:table-row><table:table-row><table:table-cell table:style-name="Table4.A2" office:value-type="string"><text:p text:style-name="P38"><draw:g text:anchor-type="as-char" svg:y="-0.1575in" draw:z-index="198" draw:style-name="gr1"><svg:title>TexMaths</svg:title><svg:desc>12§display§\dot{V}§svg§600§FALSE§</svg:desc><draw:polygon draw:style-name="gr2204" draw:text-style-name="P106" svg:width="0.1335in" svg:height="0.1531in" svg:x="0in" svg:y="0in" svg:viewBox="0 0 340 390" draw:points="170,390 0,390 0,0 340,0 340,390"><text:p/></draw:polygon><draw:path draw:style-name="gr2205" draw:text-style-name="P106" svg:width="0.0181in" svg:height="0.0177in" svg:x="0.0579in" svg:y="0in" svg:viewBox="0 0 47 46" svg:d="M47 23c0-12-11-23-24-23-15 0-23 12-23 23 0 12 10 23 23 23 14 0 24-12 24-23z"><text:p/></draw:path><draw:path draw:style-name="gr2206" draw:text-style-name="P106" svg:width="0.1185in" svg:height="0.1173in" svg:x="0.0094in" svg:y="0.0398in" svg:viewBox="0 0 302 299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1c1 9 2 10 8 10 7 0 8-2 12-8z"><text:p/></draw:path></draw:g></text:p></table:table-cell><table:table-cell table:style-name="Table4.A2" office:value-type="string"><text:p text:style-name="P81">Volumenstrom</text:p></table:table-cell><table:table-cell table:style-name="Table4.C2" office:value-type="string"><text:p text:style-name="P20"><draw:g text:anchor-type="as-char" svg:y="-0.2508in" draw:z-index="199" draw:style-name="gr1"><svg:title>TexMaths</svg:title><svg:desc>12§display§[\dot{V}] = \mathrm{\frac{m^3}{s}}§svg§600§FALSE§</svg:desc><draw:polygon draw:style-name="gr2207" draw:text-style-name="P106" svg:width="0.6799in" svg:height="0.3618in" svg:x="0in" svg:y="0.002in" svg:viewBox="0 0 1728 920" draw:points="864,920 0,920 0,0 1728,0 1728,920"><text:p/></draw:polygon><draw:polygon draw:style-name="gr2208" draw:text-style-name="P106" svg:width="0.0228in" svg:height="0.1661in" svg:x="0.0193in" svg:y="0.1252in" svg:viewBox="0 0 59 423" draw:points="59,423 59,406 17,406 17,17 59,17 59,0 0,0 0,423"><text:p/></draw:polygon><draw:path draw:style-name="gr2209" draw:text-style-name="P106" svg:width="0.0181in" svg:height="0.0177in" svg:x="0.1039in" svg:y="0.0969in" svg:viewBox="0 0 47 46" svg:d="M47 23c0-12-11-23-24-23-15 0-23 12-23 23 0 12 10 23 23 23 14 0 24-12 24-23z"><text:p/></draw:path><draw:path draw:style-name="gr2210" draw:text-style-name="P106" svg:width="0.1185in" svg:height="0.1173in" svg:x="0.0551in" svg:y="0.1362in" svg:viewBox="0 0 302 299" svg:d="M242 48c21-32 39-34 54-35 5 0 6-7 6-8 0-4-2-5-6-5-11 0-23 1-35 1-14 0-28-1-41-1-3 0-9 0-9 8 0 5 5 5 7 5 12 1 20 5 20 15 0 6-6 15-6 15l-130 207-29-224c0-7 10-13 29-13 6 0 11 0 11-8 0-4-4-5-6-5-17 0-35 1-53 1-7 0-16 0-23 0-8 0-15-1-23-1-3 0-8 0-8 8 0 5 4 5 11 5 24 0 24 4 25 15l34 261c1 9 2 10 8 10 7 0 8-2 12-8z"><text:p/></draw:path><draw:polygon draw:style-name="gr2211" draw:text-style-name="P106" svg:width="0.0228in" svg:height="0.1661in" svg:x="0.1831in" svg:y="0.1252in" svg:viewBox="0 0 59 423" draw:points="59,0 0,0 0,17 42,17 42,406 0,406 0,423 59,423"><text:p/></draw:polygon><draw:path draw:style-name="gr2212" draw:text-style-name="P106" svg:width="0.1106in" svg:height="0.039in" svg:x="0.2815in" svg:y="0.189in" svg:viewBox="0 0 282 100" svg:d="M267 17c6 0 15 0 15-9 0-8-9-8-15-8h-253c-6 0-14 0-14 8 0 9 8 9 14 9zM267 100c6 0 15 0 15-9 0-8-9-8-15-8h-253c-6 0-14 0-14 8 0 9 8 9 14 9z"><text:p/></draw:path><draw:path draw:style-name="gr2213" draw:text-style-name="P106" svg:width="0.1295in" svg:height="0.0732in" svg:x="0.4724in" svg:y="0.064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4 0 36-1 48-1 11 0 32 1 47 1v-13c-22 0-33 0-33-12v-82c0-36 0-49-13-64-6-8-20-16-44-16-36 0-54 25-61 42-6-37-37-42-57-42-31 0-50 18-62 44v-44l-60 5v13c30 0 34 2 34 24z"><text:p/></draw:path><draw:path draw:style-name="gr2214" draw:text-style-name="P106" svg:width="0.0535in" svg:height="0.0795in" svg:x="0.6114in" svg:y="0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olygon draw:style-name="gr2215" draw:text-style-name="P106" svg:width="0.213in" svg:height="0.0067in" svg:x="0.4669in" svg:y="0.2047in" svg:viewBox="0 0 542 18" draw:points="271,18 0,18 0,0 542,0 542,18"><text:p/></draw:polygon><draw:path draw:style-name="gr2216" draw:text-style-name="P106" svg:width="0.0543in" svg:height="0.076in" svg:x="0.5465in" svg:y="0.289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4.A2" office:value-type="string"><text:p text:style-name="P26"><draw:g text:anchor-type="as-char" svg:y="-0.1181in" draw:z-index="200" draw:style-name="gr1"><svg:title>TexMaths</svg:title><svg:desc>12§display§l§svg§600§FALSE§</svg:desc><draw:polygon draw:style-name="gr2217" draw:text-style-name="P106" svg:width="0.0531in" svg:height="0.1157in" svg:x="0in" svg:y="0in" svg:viewBox="0 0 136 295" draw:points="67,295 0,295 0,0 136,0 136,295"><text:p/></draw:polygon><draw:path draw:style-name="gr2218" draw:text-style-name="P106" svg:width="0.0354in" svg:height="0.1177in" svg:x="0.0071in" svg:y="0in" svg:viewBox="0 0 91 300" svg:d="M91 5c0 0 0-5-4-5-11 0-42 4-53 5-4 0-9 0-9 8 0 5 5 5 11 5 21 0 22 4 22 7l-1 9-55 212c-1 5-2 8-2 14 0 25 19 40 38 40 15 0 26-8 33-24 8-16 13-41 13-42 0-4-3-4-5-4-4 0-4 1-6 8-8 27-15 53-33 53-12 0-12-14-12-20 0-11 0-12 2-20z"><text:p/></draw:path></draw:g></text:p></table:table-cell><table:table-cell table:style-name="Table4.A2" office:value-type="string"><text:p text:style-name="P58"><text:span text:style-name="T33">L</text:span>ä<text:span text:style-name="T33">nge Rohr</text:span></text:p></table:table-cell><table:table-cell table:style-name="Table4.C2" office:value-type="string"><text:p text:style-name="P22"><draw:g text:anchor-type="as-char" svg:y="-0.1252in" draw:z-index="201" draw:style-name="gr1"><svg:title>TexMaths</svg:title><svg:desc>12§display§[l] = \mathrm{m}§svg§600§FALSE§</svg:desc><draw:polygon draw:style-name="gr2219" draw:text-style-name="P106" svg:width="0.5055in" svg:height="0.1657in" svg:x="0in" svg:y="0.0004in" svg:viewBox="0 0 1285 422" draw:points="643,422 0,422 0,0 1285,0 1285,422"><text:p/></draw:polygon><draw:polygon draw:style-name="gr2220" draw:text-style-name="P106" svg:width="0.0228in" svg:height="0.1657in" svg:x="0.0193in" svg:y="0.0004in" svg:viewBox="0 0 59 422" draw:points="59,422 59,406 17,406 17,17 59,17 59,0 0,0 0,422"><text:p/></draw:polygon><draw:path draw:style-name="gr2221" draw:text-style-name="P106" svg:width="0.0354in" svg:height="0.1173in" svg:x="0.0535in" svg:y="0.0094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2222" draw:text-style-name="P106" svg:width="0.0228in" svg:height="0.1657in" svg:x="0.1028in" svg:y="0.0004in" svg:viewBox="0 0 59 422" draw:points="59,0 0,0 0,17 42,17 42,406 0,406 0,422 59,422"><text:p/></draw:polygon><draw:path draw:style-name="gr2223" draw:text-style-name="P106" svg:width="0.1106in" svg:height="0.039in" svg:x="0.2004in" svg:y="0.0638in" svg:viewBox="0 0 282 100" svg:d="M268 17c6 0 14 0 14-9 0-8-8-8-14-8h-254c-6 0-14 0-14 8 0 9 8 9 14 9zM268 100c6 0 14 0 14-9 0-8-8-8-14-8h-254c-6 0-14 0-14 8 0 9 8 9 14 9z"><text:p/></draw:path><draw:path draw:style-name="gr2224" draw:text-style-name="P106" svg:width="0.1295in" svg:height="0.0732in" svg:x="0.372in" svg:y="0.0512in" svg:viewBox="0 0 330 187" svg:d="M32 42v113c0 19-3 19-32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2c0-36 0-49-13-64-6-8-21-16-45-16-36 0-54 25-61 42-6-37-37-42-56-42-32 0-51 18-63 44v-44l-60 5v13c30 0 32 2 32 24z"><text:p/></draw:path></draw:g></text:p></table:table-cell></table:table-row><table:table-row><table:table-cell table:style-name="Table4.A2" office:value-type="string"><text:p text:style-name="P28"><draw:g text:anchor-type="as-char" svg:y="-0.0756in" draw:z-index="202" draw:style-name="gr1"><svg:title>TexMaths</svg:title><svg:desc>12§display§\eta§svg§600§FALSE§</svg:desc><draw:polygon draw:style-name="gr2225" draw:text-style-name="P106" svg:width="0.089in" svg:height="0.1043in" svg:x="0in" svg:y="0.002in" svg:viewBox="0 0 227 266" draw:points="113,266 0,266 0,0 227,0 227,266"><text:p/></draw:polygon><draw:path draw:style-name="gr2226" draw:text-style-name="P106" svg:width="0.078in" svg:height="0.1094in" svg:x="0.0047in" svg:y="0in" svg:viewBox="0 0 199 279" svg:d="M195 70c3-7 4-13 4-24 0-28-17-46-50-46-32 0-55 22-65 37-2-24-20-37-39-37-20 0-28 17-32 24-7 15-13 40-13 41 0 5 5 5 5 5 5 0 5 0 7-10 7-30 16-50 31-50 8 0 14 3 14 19 0 8-2 13-8 36l-24 98c-1 6-3 16-3 18 0 8 6 12 12 12 5 0 13-4 15-12 0-2 6-21 9-32l10-38c2-10 4-18 7-29 0-3 3-16 3-18 2-5 15-28 29-40 10-7 23-14 41-14 20 0 24 14 24 29 0 2 0 10-4 27l-49 195c-1 5-1 6-1 8 0 6 4 10 11 10 13 0 17-12 18-16z"><text:p/></draw:path></draw:g></text:p></table:table-cell><table:table-cell table:style-name="Table4.A2" office:value-type="string"><text:p text:style-name="P82">Dynamishe Viskosit<text:span text:style-name="T6">ä</text:span><text:span text:style-name="T3">t</text:span></text:p></table:table-cell><table:table-cell table:style-name="Table4.C2" office:value-type="string"><text:p text:style-name="P24"><draw:g text:anchor-type="as-char" svg:y="-0.1252in" draw:z-index="203" draw:style-name="gr1"><svg:title>TexMaths</svg:title><svg:desc>12§display§[\eta] = \mathrm{Pa \cdot s}§svg§600§FALSE§</svg:desc><draw:polygon draw:style-name="gr2227" draw:text-style-name="P106" svg:width="0.7791in" svg:height="0.1657in" svg:x="0in" svg:y="0.0004in" svg:viewBox="0 0 1980 422" draw:points="990,422 0,422 0,0 1980,0 1980,422"><text:p/></draw:polygon><draw:polygon draw:style-name="gr2228" draw:text-style-name="P106" svg:width="0.0228in" svg:height="0.1657in" svg:x="0.0193in" svg:y="0.0004in" svg:viewBox="0 0 59 422" draw:points="59,422 59,406 17,406 17,17 59,17 59,0 0,0 0,422"><text:p/></draw:polygon><draw:path draw:style-name="gr2229" draw:text-style-name="P106" svg:width="0.0776in" svg:height="0.1091in" svg:x="0.0512in" svg:y="0.0512in" svg:viewBox="0 0 198 278" svg:d="M194 70c3-8 4-14 4-24 0-28-17-46-49-46-33 0-55 22-65 37-2-24-20-37-40-37-19 0-27 17-31 24-7 14-13 40-13 41 0 5 5 5 5 5 5 0 5 0 7-10 7-30 16-50 31-50 7 0 13 3 13 19 0 8-1 13-7 36l-24 97c-1 6-3 17-3 18 0 8 6 12 12 12 4 0 13-4 15-12 0-1 6-20 9-31l9-39c3-9 5-18 7-28 0-3 4-16 4-18 1-5 14-28 29-40 9-7 23-14 41-14 19 0 24 14 24 28 0 3 0 11-5 28l-48 194c-1 5-1 6-1 8 0 6 3 10 10 10 14 0 17-12 18-16z"><text:p/></draw:path><draw:polygon draw:style-name="gr2230" draw:text-style-name="P106" svg:width="0.0228in" svg:height="0.1657in" svg:x="0.1378in" svg:y="0.0004in" svg:viewBox="0 0 59 422" draw:points="59,0 0,0 0,17 42,17 42,406 0,406 0,422 59,422"><text:p/></draw:polygon><draw:path draw:style-name="gr2231" draw:text-style-name="P106" svg:width="0.1106in" svg:height="0.039in" svg:x="0.2362in" svg:y="0.0638in" svg:viewBox="0 0 282 100" svg:d="M268 17c6 0 14 0 14-9 0-8-8-8-14-8h-254c-6 0-14 0-14 8 0 9 8 9 14 9zM268 100c6 0 14 0 14-9 0-8-8-8-14-8h-254c-6 0-14 0-14 8 0 9 8 9 14 9z"><text:p/></draw:path><draw:path draw:style-name="gr2232" draw:text-style-name="P106" svg:width="0.098in" svg:height="0.1134in" svg:x="0.4079in" svg:y="0.011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2233" draw:text-style-name="P106" svg:width="0.0752in" svg:height="0.076in" svg:x="0.5173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234" draw:text-style-name="P106" svg:width="0.0177in" svg:height="0.0177in" svg:x="0.6445in" svg:y="0.0744in" svg:viewBox="0 0 46 46" svg:d="M46 23c0-12-10-23-23-23-12 0-23 11-23 23 0 13 11 23 23 23 13 0 23-10 23-23z"><text:p/></draw:path><draw:path draw:style-name="gr2235" draw:text-style-name="P106" svg:width="0.0543in" svg:height="0.076in" svg:x="0.7189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4.A2" office:value-type="string"><text:p text:style-name="P28"><draw:g text:anchor-type="as-char" svg:y="-0.1181in" draw:z-index="204" draw:style-name="gr1"><svg:title>TexMaths</svg:title><svg:desc>12§display§\Delta p§svg§600§FALSE§</svg:desc><draw:polygon draw:style-name="gr2236" draw:text-style-name="P106" svg:width="0.2217in" svg:height="0.1457in" svg:x="0in" svg:y="0.0051in" svg:viewBox="0 0 564 371" draw:points="282,371 0,371 0,0 564,0 564,371"><text:p/></draw:polygon><draw:path draw:style-name="gr2237" draw:text-style-name="P106" svg:width="0.1224in" svg:height="0.1189in" svg:x="0.0079in" svg:y="0in" svg:viewBox="0 0 312 303" svg:d="M167 7c-3-5-4-7-11-7s-9 2-11 7l-143 288c-2 3-2 3-2 4 0 4 2 4 10 4h293c6 0 9 0 9-4 0-1 0-1-2-4zM143 42l113 229h-227z"><text:p/></draw:path><draw:path draw:style-name="gr2238" draw:text-style-name="P106" svg:width="0.0866in" svg:height="0.1059in" svg:x="0.1331in" svg:y="0.0453in" svg:viewBox="0 0 221 270" svg:d="M32 238c-3 15-3 18-22 18-5 0-10 0-10 8 0 3 2 6 6 6 11 0 23-3 35-3 14 0 29 3 42 3 2 0 8 0 8-10 0-4-5-4-11-4-21 0-21-3-21-7 0-5 18-74 21-85 5 13 17 28 39 28 49 0 102-63 102-125 0-39-24-67-57-67-20 0-41 16-55 31-4-23-23-31-38-31-19 0-28 17-31 24-8 14-14 39-14 41 0 4 5 4 6 4 4 0 4 0 8-9 7-30 15-50 30-50 7 0 13 3 13 19 0 9-2 14-3 21zM107 55c3-12 14-24 22-30 15-13 27-15 34-15 18 0 28 14 28 39s-15 73-22 90c-14 30-35 43-50 43-28 0-34-35-34-37 0-1 0-2 1-7z"><text:p/></draw:path></draw:g></text:p></table:table-cell><table:table-cell table:style-name="Table4.A2" office:value-type="string"><text:p text:style-name="P77">D<text:span text:style-name="T33">ruckdifferenz Anfang-Ende Rohr</text:span></text:p></table:table-cell><table:table-cell table:style-name="Table4.C2" office:value-type="string"><text:p text:style-name="P21"><draw:g text:anchor-type="as-char" svg:y="-0.1252in" draw:z-index="205" draw:style-name="gr1"><svg:title>TexMaths</svg:title><svg:desc>12§display§[p] = \mathrm{Pa}§svg§600§FALSE§</svg:desc><draw:polygon draw:style-name="gr2239" draw:text-style-name="P106" svg:width="0.5886in" svg:height="0.1657in" svg:x="0in" svg:y="0.0004in" svg:viewBox="0 0 1496 422" draw:points="747,422 0,422 0,0 1496,0 1496,422"><text:p/></draw:polygon><draw:polygon draw:style-name="gr2240" draw:text-style-name="P106" svg:width="0.0228in" svg:height="0.1657in" svg:x="0.0193in" svg:y="0.0004in" svg:viewBox="0 0 59 422" draw:points="59,422 59,406 17,406 17,17 59,17 59,0 0,0 0,422"><text:p/></draw:polygon><draw:path draw:style-name="gr2241" draw:text-style-name="P106" svg:width="0.0866in" svg:height="0.1059in" svg:x="0.0406in" svg:y="0.0512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olygon draw:style-name="gr2242" draw:text-style-name="P106" svg:width="0.0228in" svg:height="0.1657in" svg:x="0.1331in" svg:y="0.0004in" svg:viewBox="0 0 59 422" draw:points="59,0 0,0 0,17 42,17 42,406 0,406 0,422 59,422"><text:p/></draw:polygon><draw:path draw:style-name="gr2243" draw:text-style-name="P106" svg:width="0.1106in" svg:height="0.039in" svg:x="0.2311in" svg:y="0.0638in" svg:viewBox="0 0 282 100" svg:d="M267 17c6 0 15 0 15-9 0-8-9-8-15-8h-253c-6 0-14 0-14 8 0 9 8 9 14 9zM267 100c6 0 15 0 15-9 0-8-9-8-15-8h-253c-6 0-14 0-14 8 0 9 8 9 14 9z"><text:p/></draw:path><draw:path draw:style-name="gr2244" draw:text-style-name="P106" svg:width="0.0976in" svg:height="0.1134in" svg:x="0.4028in" svg:y="0.011in" svg:viewBox="0 0 249 289" svg:d="M82 156h70c52 0 97-35 97-77s-41-79-99-79h-150v13h10c33 0 33 5 33 21v223c0 14 0 19-33 19h-10v13c14-1 46-1 62-1s48 0 63 1v-13h-10c-32 0-33-5-33-19zM80 144v-114c0-14 0-17 21-17h37c68 0 68 45 68 66 0 19 0 65-68 65z"><text:p/></draw:path><draw:path draw:style-name="gr2245" draw:text-style-name="P106" svg:width="0.0752in" svg:height="0.076in" svg:x="0.5122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4.A2" office:value-type="string"><text:p text:style-name="P26"><draw:g text:anchor-type="as-char" svg:y="-0.1181in" draw:z-index="193" draw:style-name="gr1"><svg:title>TexMaths</svg:title><svg:desc>12§display§h§svg§600§FALSE§</svg:desc><draw:polygon draw:style-name="gr2180" draw:text-style-name="P106" svg:width="0.0957in" svg:height="0.1157in" svg:x="0in" svg:y="0in" svg:viewBox="0 0 244 295" draw:points="122,295 0,295 0,0 244,0 244,295"><text:p/></draw:polygon><draw:path draw:style-name="gr2181" draw:text-style-name="P106" svg:width="0.0819in" svg:height="0.1177in" svg:x="0.0091in" svg:y="0in" svg:viewBox="0 0 209 300" svg:d="M98 5c0 0 0-5-6-5-9 0-40 4-51 5-4 0-7 0-7 8 0 5 3 5 9 5 21 0 22 2 22 7l-1 9-63 245c-1 6-1 7-1 9 0 10 8 12 12 12 7 0 14-5 16-11l8-32 10-39c2-9 4-19 7-29 1-2 3-15 5-18 1-5 14-28 28-40 10-7 22-14 41-14 18 0 23 14 23 29 0 23-17 70-26 95-4 11-6 16-6 24 0 20 15 35 34 35 40 0 57-62 57-66s-5-4-6-4c-4 0-4 1-6 8-6 22-21 53-43 53-8 0-11-5-11-15s5-20 8-30c6-18 25-69 25-93 0-28-16-46-48-46-27 0-46 14-63 33z"><text:p/></draw:path></draw:g></text:p></table:table-cell><table:table-cell table:style-name="Table4.A2" office:value-type="string"><text:p text:style-name="P74"><text:span text:style-name="T29">H</text:span><text:span text:style-name="T10">ö</text:span><text:span text:style-name="T12">he Fl</text:span><text:span text:style-name="T10">ü</text:span><text:span text:style-name="T12">ssigkeitss</text:span>ä<text:span text:style-name="T29">ule</text:span></text:p></table:table-cell><table:table-cell table:style-name="Table4.C2" office:value-type="string"><text:p text:style-name="P20"><draw:g text:anchor-type="as-char" svg:y="-0.1252in" draw:z-index="194" draw:style-name="gr1"><svg:title>TexMaths</svg:title><svg:desc>12§display§[h] = \mathrm{m}§svg§600§FALSE§</svg:desc><draw:polygon draw:style-name="gr2182" draw:text-style-name="P106" svg:width="0.548in" svg:height="0.1657in" svg:x="0in" svg:y="0.0004in" svg:viewBox="0 0 1393 422" draw:points="696,422 0,422 0,0 1393,0 1393,422"><text:p/></draw:polygon><draw:polygon draw:style-name="gr2183" draw:text-style-name="P106" svg:width="0.0228in" svg:height="0.1657in" svg:x="0.0193in" svg:y="0.0004in" svg:viewBox="0 0 59 422" draw:points="59,422 59,406 17,406 17,17 59,17 59,0 0,0 0,422"><text:p/></draw:polygon><draw:path draw:style-name="gr2184" draw:text-style-name="P106" svg:width="0.0819in" svg:height="0.1173in" svg:x="0.0551in" svg:y="0.0094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olygon draw:style-name="gr2185" draw:text-style-name="P106" svg:width="0.0228in" svg:height="0.1657in" svg:x="0.1457in" svg:y="0.0004in" svg:viewBox="0 0 59 422" draw:points="59,0 0,0 0,17 42,17 42,406 0,406 0,422 59,422"><text:p/></draw:polygon><draw:path draw:style-name="gr2186" draw:text-style-name="P106" svg:width="0.1106in" svg:height="0.039in" svg:x="0.2433in" svg:y="0.0638in" svg:viewBox="0 0 282 100" svg:d="M268 17c6 0 14 0 14-9 0-8-8-8-14-8h-254c-6 0-14 0-14 8 0 9 8 9 14 9zM268 100c6 0 14 0 14-9 0-8-8-8-14-8h-254c-6 0-14 0-14 8 0 9 8 9 14 9z"><text:p/></draw:path><draw:path draw:style-name="gr2187" draw:text-style-name="P106" svg:width="0.1295in" svg:height="0.0732in" svg:x="0.415in" svg:y="0.0512in" svg:viewBox="0 0 330 187" svg:d="M34 42v113c0 19-5 19-34 19v13c14 0 36-1 48-1 11 0 32 1 47 1v-13c-28 0-33 0-33-19v-78c0-43 30-67 57-67s32 22 32 46v99c0 19-5 19-33 19v13c14 0 36-1 48-1 10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4.A2" office:value-type="string"><text:p text:style-name="P26"><draw:g text:anchor-type="as-char" svg:y="-0.1138in" draw:z-index="195" draw:style-name="gr1"><svg:title>TexMaths</svg:title><svg:desc>12§display§F_p§svg§600§FALSE§</svg:desc><draw:polygon draw:style-name="gr2188" draw:text-style-name="P106" svg:width="0.1752in" svg:height="0.1606in" svg:x="0in" svg:y="0in" svg:viewBox="0 0 446 409" draw:points="223,409 0,409 0,0 446,0 446,409"><text:p/></draw:polygon><draw:path draw:style-name="gr2189" draw:text-style-name="P106" svg:width="0.1181in" svg:height="0.1126in" svg:x="0.0063in" svg:y="0.0008in" svg:viewBox="0 0 301 287" svg:d="M113 149h40c32 0 35 8 35 20 0 3 0 8-2 20-1 2-3 5-3 5 0 3 4 6 6 6 4 0 4-1 6-10l23-91c1-5 1-6 1-7s0-5-4-5-5 3-6 9c-9 33-20 40-56 40h-38l28-106c3-16 3-17 22-17h57c51 0 61 15 61 47 0 9 0 11-1 23-1 4-1 5-1 7s1 4 6 4c3 0 4-2 4-9l10-73c1-12-1-12-12-12h-207c-9 0-12 0-12 8 0 5 3 5 10 5 16 0 28 0 28 7 0 3 0 3-1 11l-57 223c-4 16-4 20-38 20-7 0-12 0-12 8 0 5 5 5 6 5 13 0 44-1 56-1 15 0 50 1 63 1 4 0 9 0 9-8 0-4-2-4-2-5-1 0-3 0-12 0-10 0-12 0-22-1-13-2-14-3-14-9 0 0 0-3 2-9z"><text:p/></draw:path><draw:path draw:style-name="gr2190" draw:text-style-name="P106" svg:width="0.0646in" svg:height="0.0736in" svg:x="0.1067in" svg:y="0.0866in" svg:viewBox="0 0 165 188" svg:d="M23 166c-3 9-3 11-15 11-4 0-8 0-8 7 0 3 2 4 4 4 8 0 18-1 26-1 10 0 22 1 31 1 3 0 6-1 6-6s-5-5-8-5c-6 0-15 0-15-4 0-1 3-8 4-13 4-15 7-32 11-44 3 6 13 18 31 18 36 0 75-41 75-85 0-35-24-49-44-49-18 0-33 12-42 20-5-16-21-20-31-20-11 0-18 7-23 16-6 10-11 27-11 29 0 4 4 4 5 4 5 0 5-1 7-8 4-18 10-33 22-33 7 0 10 6 10 15 0 3-2 7-2 8zM79 36c17-23 31-28 41-28 12 0 21 9 21 29 0 12-6 42-14 60-8 14-23 29-37 29-22 0-26-23-26-27 0-1 0-3 0-5z"><text:p/></draw:path></draw:g></text:p></table:table-cell><table:table-cell table:style-name="Table4.A2" office:value-type="string"><text:p text:style-name="P76">Druckkraft</text:p></table:table-cell><table:table-cell table:style-name="Table4.C2" office:value-type="string"><text:p text:style-name="P20"><draw:g text:anchor-type="as-char" svg:y="-0.1252in" draw:z-index="196" draw:style-name="gr1"><svg:title>TexMaths</svg:title><svg:desc>12§display§[F_p] = \mathrm{N}§svg§600§FALSE§</svg:desc><draw:polygon draw:style-name="gr2191" draw:text-style-name="P106" svg:width="0.622in" svg:height="0.1717in" svg:x="0in" svg:y="0.0004in" svg:viewBox="0 0 1581 437" draw:points="790,437 0,437 0,0 1581,0 1581,437"><text:p/></draw:polygon><draw:polygon draw:style-name="gr2192" draw:text-style-name="P106" svg:width="0.0228in" svg:height="0.1657in" svg:x="0.0193in" svg:y="0.0004in" svg:viewBox="0 0 59 422" draw:points="59,422 59,405 17,405 17,17 59,17 59,0 0,0 0,422"><text:p/></draw:polygon><draw:path draw:style-name="gr2193" draw:text-style-name="P106" svg:width="0.1185in" svg:height="0.113in" svg:x="0.0524in" svg:y="0.0118in" svg:viewBox="0 0 302 288" svg:d="M113 150h41c31 0 35 7 35 19 0 4 0 8-3 20-1 3-2 5-2 5 0 4 3 6 6 6s3-1 6-10l23-91c1-4 1-6 1-7s0-5-5-5c-4 0-5 3-6 9-8 33-19 41-55 41h-39l28-107c3-16 3-17 23-17h56c52 0 61 15 61 47 0 9 0 11-1 23-1 4-1 6-1 7 0 2 1 5 6 5 4 0 5-3 5-10l9-73c2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2194" draw:text-style-name="P106" svg:width="0.065in" svg:height="0.0736in" svg:x="0.1528in" svg:y="0.0984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olygon draw:style-name="gr2195" draw:text-style-name="P106" svg:width="0.0228in" svg:height="0.1657in" svg:x="0.2335in" svg:y="0.0004in" svg:viewBox="0 0 59 422" draw:points="59,0 0,0 0,17 42,17 42,405 0,405 0,422 59,422"><text:p/></draw:polygon><draw:path draw:style-name="gr2196" draw:text-style-name="P106" svg:width="0.1106in" svg:height="0.0386in" svg:x="0.3315in" svg:y="0.0634in" svg:viewBox="0 0 282 99" svg:d="M268 17c6 0 14 0 14-9 0-8-8-8-14-8h-254c-6 0-14 0-14 8 0 9 8 9 14 9zM268 99c6 0 14 0 14-8s-8-8-14-8h-254c-6 0-14 0-14 8s8 8 14 8z"><text:p/></draw:path><draw:path draw:style-name="gr2197" draw:text-style-name="P106" svg:width="0.1134in" svg:height="0.1134in" svg:x="0.5031in" svg:y="0.011in" svg:viewBox="0 0 289 289" svg:d="M84 6c-4-6-4-6-12-6h-72v13h12c7 0 16 0 22 1 9 2 9 2 9 10v220c0 12 0 32-43 32v13c14 0 36-1 49-1 15 0 35 1 51 1v-13c-45 0-45-20-45-32v-220c3 2 3 4 5 6l173 253c4 6 4 6 7 6 6 0 6-3 6-11v-234c0-10 0-31 43-31v-13c-14 0-36 1-49 1-14 0-35-1-50-1v13c44 0 44 21 44 31v181z"><text:p/></draw:path></draw:g></text:p></table:table-cell></table:table-row><table:table-row><table:table-cell table:style-name="Table4.A2" office:value-type="string"><text:p text:style-name="P30"><draw:g text:anchor-type="as-char" svg:y="-0.2299in" draw:z-index="210" draw:style-name="gr1"><svg:title>TexMaths</svg:title><svg:desc>12§display§\frac{dv}{dx}§svg§600§FALSE§</svg:desc><draw:polygon draw:style-name="gr2307" draw:text-style-name="P106" svg:width="0.1819in" svg:height="0.3413in" svg:x="0in" svg:y="0in" svg:viewBox="0 0 463 868" draw:points="231,868 0,868 0,0 463,0 463,868"><text:p/></draw:polygon><draw:path draw:style-name="gr2308" draw:text-style-name="P106" svg:width="0.0791in" svg:height="0.1169in" svg:x="0.011in" svg:y="0in" svg:viewBox="0 0 202 298" svg:d="M202 5c0 0 0-5-5-5-7 0-47 4-54 5-4 0-6 2-6 8 0 5 4 5 10 5 20 0 21 2 21 7l-1 9-25 100c-9-17-21-27-40-27-49 0-102 62-102 123 0 40 23 68 56 68 9 0 31-2 56-32 3 18 18 32 38 32 16 0 25-9 31-24 8-14 14-40 14-41 0-4-4-4-5-4-5 0-5 1-6 7-7 28-16 53-33 53-12 0-13-11-13-19 0-11 1-14 3-21zM114 243c-2 7-2 9-8 16-19 23-36 30-48 30-22 0-28-23-28-40 0-21 13-73 24-92 13-25 31-41 49-41 28 0 33 35 33 37 0 3 0 5-1 8z"><text:p/></draw:path><draw:path draw:style-name="gr2309" draw:text-style-name="P106" svg:width="0.0728in" svg:height="0.0752in" svg:x="0.0957in" svg:y="0.0421in" svg:viewBox="0 0 186 192" svg:d="M186 30c0-23-11-30-18-30-11 0-21 11-21 20 0 6 2 9 7 14 8 8 14 19 14 34 0 17-25 114-75 114-22 0-32-14-32-36 0-24 11-55 24-90 4-7 6-13 6-21 0-19-14-35-35-35-40 0-56 61-56 65 0 5 5 5 5 5 5 0 5-2 7-8 12-43 30-52 43-52 3 0 10 0 10 13 0 11-4 21-7 30-18 49-24 68-24 86 0 47 37 53 57 53 71 0 95-140 95-162z"><text:p/></draw:path><draw:polygon draw:style-name="gr2310" draw:text-style-name="P106" svg:width="0.1819in" svg:height="0.0067in" svg:x="0in" svg:y="0.1827in" svg:viewBox="0 0 463 18" draw:points="231,18 0,18 0,0 463,0 463,18"><text:p/></draw:polygon><draw:path draw:style-name="gr2311" draw:text-style-name="P106" svg:width="0.0791in" svg:height="0.1169in" svg:x="0.0067in" svg:y="0.226in" svg:viewBox="0 0 202 298" svg:d="M202 5c0 0 0-5-5-5-7 0-47 4-54 5-4 0-6 2-6 8 0 5 4 5 10 5 20 0 21 2 21 7l-1 9-25 100c-9-17-21-27-40-27-49 0-102 62-102 123 0 40 23 68 56 68 9 0 31-2 56-32 3 18 18 32 38 32 16 0 25-9 31-24 8-14 14-40 14-41 0-4-4-4-5-4-5 0-5 1-6 7-7 28-16 53-33 53-12 0-13-11-13-19 0-11 1-14 3-21zM114 243c-2 7-2 9-8 16-19 23-36 30-48 30-22 0-28-23-28-40 0-21 13-73 24-92 13-25 31-41 49-41 28 0 33 35 33 37 0 3 0 5-1 8z"><text:p/></draw:path><draw:path draw:style-name="gr2312" draw:text-style-name="P106" svg:width="0.0831in" svg:height="0.0752in" svg:x="0.0913in" svg:y="0.2681in" svg:viewBox="0 0 212 192" svg:d="M130 60c2-12 12-50 42-50 2 0 12 0 20 4-11 3-19 14-19 23 0 7 4 16 16 16 9 0 23-9 23-25 0-22-26-28-40-28-24 0-40 23-45 32-10-27-33-32-45-32-45 0-69 55-69 65 0 5 4 5 5 5 4 0 5-2 6-5 14-45 42-55 57-55 8 0 22 3 22 27 0 13-7 42-22 102-6 26-22 43-40 43-4 0-13 0-22-5 11-2 21-10 21-22s-10-16-17-16c-12 0-23 12-23 25 0 19 22 28 40 28 29 0 43-30 44-33 6 16 21 33 47 33 43 0 67-54 67-65 0-5-3-5-5-5-3 0-4 3-6 5-13 46-42 55-56 55-17 0-23-13-23-27 0-10 3-18 7-38z"><text:p/></draw:path></draw:g></text:p></table:table-cell><table:table-cell table:style-name="Table4.C2" table:number-columns-spanned="2" office:value-type="string"><text:p text:style-name="P75">Geschwindigkeitsabnahhme pro Schichtbreite</text:p></table:table-cell><table:covered-table-cell/></table:table-row><table:table-row><table:table-cell table:style-name="Table4.A2" office:value-type="string"><text:p text:style-name="P30"><draw:g text:anchor-type="as-char" svg:y="-0.1173in" draw:z-index="213" draw:style-name="gr1"><svg:title>TexMaths</svg:title><svg:desc>12§display§l_0§svg§600§FALSE§</svg:desc><draw:polygon draw:style-name="gr2342" draw:text-style-name="P106" svg:width="0.1161in" svg:height="0.1402in" svg:x="0in" svg:y="0in" svg:viewBox="0 0 296 357" draw:points="148,357 0,357 0,0 296,0 296,357"><text:p/></draw:polygon><draw:path draw:style-name="gr2343" draw:text-style-name="P106" svg:width="0.0354in" svg:height="0.1173in" svg:x="0.0071in" svg:y="0in" svg:viewBox="0 0 91 299" svg:d="M91 5c0 0 0-5-4-5-11 0-43 4-53 5-4 0-9 0-9 8 0 5 5 5 11 5 20 0 22 4 22 7l-2 9-54 211c-1 4-2 8-2 14 0 24 19 40 38 40 15 0 26-9 33-24 8-16 13-41 13-42 0-4-4-4-5-4-5 0-5 1-6 7-8 28-15 53-33 53-12 0-12-13-12-19 0-11 0-12 2-21z"><text:p/></draw:path><draw:path draw:style-name="gr2344" draw:text-style-name="P106" svg:width="0.0539in" svg:height="0.0795in" svg:x="0.0559in" svg:y="0.0626in" svg:viewBox="0 0 138 203" svg:d="M138 102c0-32-3-55-17-77-9-13-28-25-51-25-70 0-70 82-70 102 0 21 0 101 70 101 68 0 68-80 68-101zM70 194c-15 0-33-7-39-32-3-17-3-42-3-64 0-21 0-44 3-60 7-24 25-30 39-30 15 0 31 10 36 27s6 38 6 63c0 22 0 45-5 63-6 27-25 33-37 33z"><text:p/></draw:path></draw:g></text:p></table:table-cell><table:table-cell table:style-name="Table4.A2" office:value-type="string"><text:p text:style-name="P75">Länge des Körpers</text:p></table:table-cell><table:table-cell table:style-name="Table4.C2" office:value-type="string"><text:p text:style-name="P45"><draw:g text:anchor-type="as-char" svg:y="-0.1252in" draw:z-index="211" draw:style-name="gr1"><svg:title>TexMaths</svg:title><svg:desc>12§display§[l_k] = \mathrm{m}§svg§600§FALSE§</svg:desc><draw:polygon draw:style-name="gr2313" draw:text-style-name="P106" svg:width="0.5835in" svg:height="0.1657in" svg:x="0in" svg:y="0.0004in" svg:viewBox="0 0 1483 422" draw:points="741,422 0,422 0,0 1483,0 1483,422"><text:p/></draw:polygon><draw:polygon draw:style-name="gr2314" draw:text-style-name="P106" svg:width="0.0228in" svg:height="0.1657in" svg:x="0.0193in" svg:y="0.0004in" svg:viewBox="0 0 59 422" draw:points="59,422 59,406 17,406 17,17 59,17 59,0 0,0 0,422"><text:p/></draw:polygon><draw:path draw:style-name="gr2315" draw:text-style-name="P106" svg:width="0.0354in" svg:height="0.1173in" svg:x="0.0535in" svg:y="0.0094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2316" draw:text-style-name="P106" svg:width="0.0571in" svg:height="0.0819in" svg:x="0.1043in" svg:y="0.0693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olygon draw:style-name="gr2317" draw:text-style-name="P106" svg:width="0.0228in" svg:height="0.1657in" svg:x="0.1807in" svg:y="0.0004in" svg:viewBox="0 0 59 422" draw:points="59,0 0,0 0,17 42,17 42,406 0,406 0,422 59,422"><text:p/></draw:polygon><draw:path draw:style-name="gr2318" draw:text-style-name="P106" svg:width="0.1106in" svg:height="0.039in" svg:x="0.2787in" svg:y="0.0638in" svg:viewBox="0 0 282 100" svg:d="M268 17c6 0 14 0 14-9 0-8-8-8-14-8h-254c-6 0-14 0-14 8 0 9 8 9 14 9zM268 100c6 0 14 0 14-9 0-8-8-8-14-8h-254c-6 0-14 0-14 8 0 9 8 9 14 9z"><text:p/></draw:path><draw:path draw:style-name="gr2319" draw:text-style-name="P106" svg:width="0.1295in" svg:height="0.0732in" svg:x="0.45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4.A2" office:value-type="string"><text:p text:style-name="P30"><draw:g text:anchor-type="as-char" svg:y="-0.122in" draw:z-index="214" draw:style-name="gr1"><svg:title>TexMaths</svg:title><svg:desc>12§display§\Delta l§svg§600§FALSE§</svg:desc><draw:polygon draw:style-name="gr2345" draw:text-style-name="P106" svg:width="0.1913in" svg:height="0.1157in" svg:x="0in" svg:y="0.0039in" svg:viewBox="0 0 487 295" draw:points="244,295 0,295 0,0 487,0 487,295"><text:p/></draw:polygon><draw:path draw:style-name="gr2346" draw:text-style-name="P106" svg:width="0.1224in" svg:height="0.1197in" svg:x="0.0079in" svg:y="0in" svg:viewBox="0 0 312 305" svg:d="M167 7c-3-5-4-7-11-7s-8 2-11 7l-143 290c-2 3-2 3-2 4 0 4 2 4 10 4h294c6 0 8 0 8-4 0-1 0-1-1-4zM143 42l114 230h-228z"><text:p/></draw:path><draw:path draw:style-name="gr2347" draw:text-style-name="P106" svg:width="0.0354in" svg:height="0.1177in" svg:x="0.1457in" svg:y="0.0039in" svg:viewBox="0 0 91 300" svg:d="M91 5c0 0 0-5-5-5-10 0-42 4-52 5-4 0-9 0-9 8 0 5 5 5 11 5 20 0 22 4 22 7l-2 9-54 212c-1 5-2 8-2 14 0 24 19 40 38 40 15 0 26-8 33-24 8-16 13-41 13-42 0-4-4-4-5-4-5 0-5 1-6 7-8 28-15 54-33 54-12 0-12-14-12-20 0-11 0-12 2-20z"><text:p/></draw:path></draw:g></text:p></table:table-cell><table:table-cell table:style-name="Table4.A2" office:value-type="string"><text:p text:style-name="P75">Längen<text:span text:style-name="T5">ä</text:span><text:span text:style-name="T4">nderung</text:span></text:p></table:table-cell><table:table-cell table:style-name="Table4.C2" office:value-type="string"><text:p text:style-name="P46"><draw:g text:anchor-type="as-char" svg:y="-0.1252in" draw:z-index="215" draw:style-name="gr1"><svg:title>TexMaths</svg:title><svg:desc>12§display§[\Delta l] = \mathrm{m}§svg§600§FALSE§</svg:desc><draw:polygon draw:style-name="gr2348" draw:text-style-name="P106" svg:width="0.6429in" svg:height="0.1657in" svg:x="0in" svg:y="0.0004in" svg:viewBox="0 0 1634 422" draw:points="817,422 0,422 0,0 1634,0 1634,422"><text:p/></draw:polygon><draw:polygon draw:style-name="gr2349" draw:text-style-name="P106" svg:width="0.0228in" svg:height="0.1657in" svg:x="0.0193in" svg:y="0.0004in" svg:viewBox="0 0 59 422" draw:points="59,422 59,406 17,406 17,17 59,17 59,0 0,0 0,422"><text:p/></draw:polygon><draw:path draw:style-name="gr2350" draw:text-style-name="P106" svg:width="0.1224in" svg:height="0.1193in" svg:x="0.0539in" svg:y="0.0055in" svg:viewBox="0 0 312 304" svg:d="M167 7c-3-5-4-7-11-7s-8 2-11 7l-143 288c-2 4-2 4-2 5 0 4 2 4 10 4h293c6 0 9 0 9-4 0-1 0-1-1-5zM143 42l114 229h-228z"><text:p/></draw:path><draw:path draw:style-name="gr2351" draw:text-style-name="P106" svg:width="0.0354in" svg:height="0.1173in" svg:x="0.1917in" svg:y="0.0094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2352" draw:text-style-name="P106" svg:width="0.0228in" svg:height="0.1657in" svg:x="0.2409in" svg:y="0.0004in" svg:viewBox="0 0 59 422" draw:points="59,0 0,0 0,17 42,17 42,406 0,406 0,422 59,422"><text:p/></draw:polygon><draw:path draw:style-name="gr2353" draw:text-style-name="P106" svg:width="0.1106in" svg:height="0.039in" svg:x="0.3386in" svg:y="0.0638in" svg:viewBox="0 0 282 100" svg:d="M267 17c6 0 15 0 15-9 0-8-9-8-15-8h-253c-6 0-14 0-14 8 0 9 8 9 14 9zM267 100c6 0 15 0 15-9 0-8-9-8-15-8h-253c-6 0-14 0-14 8 0 9 8 9 14 9z"><text:p/></draw:path><draw:path draw:style-name="gr2354" draw:text-style-name="P106" svg:width="0.1295in" svg:height="0.0732in" svg:x="0.5098in" svg:y="0.0512in" svg:viewBox="0 0 330 187" svg:d="M34 42v113c0 19-5 19-34 19v13c14 0 36-1 48-1 11 0 32 1 47 1v-13c-28 0-33 0-33-19v-78c0-43 30-67 57-67s32 22 32 46v99c0 19-5 19-33 19v13c14 0 36-1 48-1 10 0 32 1 46 1v-13c-27 0-32 0-32-19v-78c0-43 30-67 57-67s32 22 32 46v99c0 19-5 19-34 19v13c14 0 36-1 48-1 11 0 32 1 47 1v-13c-22 0-33 0-33-12v-82c0-36 0-49-13-64-6-8-20-16-44-16-36 0-54 25-61 42-6-37-37-42-57-42-31 0-50 18-62 44v-44l-60 5v13c30 0 34 2 34 24z"><text:p/></draw:path></draw:g></text:p></table:table-cell></table:table-row><table:table-row><table:table-cell table:style-name="Table4.A2" office:value-type="string"><text:p text:style-name="P31"><draw:g text:anchor-type="as-char" svg:y="-0.0728in" draw:z-index="216" draw:style-name="gr1"><svg:title>TexMaths</svg:title><svg:desc>12§display§\sigma§svg§600§FALSE§</svg:desc><draw:polygon draw:style-name="gr2355" draw:text-style-name="P106" svg:width="0.1004in" svg:height="0.0709in" svg:x="0in" svg:y="0in" svg:viewBox="0 0 256 181" draw:points="128,181 0,181 0,0 256,0 256,181"><text:p/></draw:polygon><draw:path draw:style-name="gr2356" draw:text-style-name="P106" svg:width="0.0878in" svg:height="0.0728in" svg:x="0.0063in" svg:y="0in" svg:viewBox="0 0 224 186" svg:d="M204 25c5 0 20 0 20-15 0-10-8-10-17-10h-96c-64 0-111 69-111 119 0 38 25 67 64 67 50 0 106-50 106-116 0-7 0-27-13-45zM64 178c-21 0-38-16-38-47 0-12 5-46 21-71 17-30 43-35 57-35 35 0 39 27 39 41 0 19-9 53-23 75-17 25-40 37-56 37z"><text:p/></draw:path></draw:g></text:p></table:table-cell><table:table-cell table:style-name="Table4.A2" office:value-type="string"><text:p text:style-name="P78">Spannung</text:p></table:table-cell><table:table-cell table:style-name="Table4.C2" office:value-type="string"><text:p text:style-name="P47"><draw:g text:anchor-type="as-char" svg:y="-0.1252in" draw:z-index="217" draw:style-name="gr1"><svg:title>TexMaths</svg:title><svg:desc>12§display§[\sigma] = \mathrm{Pa}§svg§600§FALSE§</svg:desc><draw:polygon draw:style-name="gr2357" draw:text-style-name="P106" svg:width="0.6055in" svg:height="0.1657in" svg:x="0in" svg:y="0.0004in" svg:viewBox="0 0 1539 422" draw:points="770,422 0,422 0,0 1539,0 1539,422"><text:p/></draw:polygon><draw:polygon draw:style-name="gr2358" draw:text-style-name="P106" svg:width="0.0228in" svg:height="0.1657in" svg:x="0.0193in" svg:y="0.0004in" svg:viewBox="0 0 59 422" draw:points="59,422 59,406 17,406 17,17 59,17 59,0 0,0 0,422"><text:p/></draw:polygon><draw:path draw:style-name="gr2359" draw:text-style-name="P106" svg:width="0.0878in" svg:height="0.0732in" svg:x="0.0524in" svg:y="0.0528in" svg:viewBox="0 0 224 187" svg:d="M204 25c5 0 20 0 20-15 0-10-8-10-16-10h-96c-65 0-112 70-112 120 0 38 25 67 64 67 50 0 106-50 106-116 0-7 0-28-13-46zM64 179c-21 0-38-16-38-47 0-12 5-47 21-72 17-30 43-35 57-35 35 0 39 28 39 41 0 19-9 54-23 76-17 25-40 37-56 37z"><text:p/></draw:path><draw:polygon draw:style-name="gr2360" draw:text-style-name="P106" svg:width="0.0228in" svg:height="0.1657in" svg:x="0.1508in" svg:y="0.0004in" svg:viewBox="0 0 59 422" draw:points="59,0 0,0 0,17 42,17 42,406 0,406 0,422 59,422"><text:p/></draw:polygon><draw:path draw:style-name="gr2361" draw:text-style-name="P106" svg:width="0.1106in" svg:height="0.039in" svg:x="0.2484in" svg:y="0.0638in" svg:viewBox="0 0 282 100" svg:d="M267 17c6 0 15 0 15-9 0-8-9-8-15-8h-253c-6 0-14 0-14 8 0 9 8 9 14 9zM267 100c6 0 15 0 15-9 0-8-9-8-15-8h-253c-6 0-14 0-14 8 0 9 8 9 14 9z"><text:p/></draw:path><draw:path draw:style-name="gr2362" draw:text-style-name="P106" svg:width="0.0976in" svg:height="0.1134in" svg:x="0.4205in" svg:y="0.011in" svg:viewBox="0 0 249 289" svg:d="M82 156h70c52 0 97-35 97-77s-41-79-99-79h-150v13h10c33 0 33 5 33 21v223c0 14 0 19-33 19h-10v13c14-1 46-1 62-1s48 0 63 1v-13h-10c-32 0-33-5-33-19zM80 144v-114c0-14 0-17 21-17h37c68 0 68 45 68 66 0 19 0 65-68 65z"><text:p/></draw:path><draw:path draw:style-name="gr2363" draw:text-style-name="P106" svg:width="0.0752in" svg:height="0.076in" svg:x="0.5299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4.A2" office:value-type="string"><text:p text:style-name="P48"><draw:g text:anchor-type="as-char" svg:y="-0.1138in" draw:z-index="218" draw:style-name="gr1"><svg:title>TexMaths</svg:title><svg:desc>12§display§E§svg§600§FALSE§</svg:desc><draw:polygon draw:style-name="gr2364" draw:text-style-name="P106" svg:width="0.1319in" svg:height="0.113in" svg:x="0in" svg:y="0in" svg:viewBox="0 0 336 288" draw:points="167,288 0,288 0,0 336,0 336,288"><text:p/></draw:polygon><draw:path draw:style-name="gr2365" draw:text-style-name="P106" svg:width="0.1201in" svg:height="0.1126in" svg:x="0.0063in" svg:y="0.0008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4.A2" office:value-type="string"><text:p text:style-name="P78">Elastizitätsmodul</text:p></table:table-cell><table:table-cell table:style-name="Table4.C2" office:value-type="string"><text:p text:style-name="P46"><draw:g text:anchor-type="as-char" svg:y="-0.1252in" draw:z-index="219" draw:style-name="gr1"><svg:title>TexMaths</svg:title><svg:desc>12§display§[E] = \mathrm{Pa}§svg§600§FALSE§</svg:desc><draw:polygon draw:style-name="gr2366" draw:text-style-name="P106" svg:width="0.6374in" svg:height="0.1657in" svg:x="0in" svg:y="0.0004in" svg:viewBox="0 0 1620 422" draw:points="810,422 0,422 0,0 1620,0 1620,422"><text:p/></draw:polygon><draw:polygon draw:style-name="gr2367" draw:text-style-name="P106" svg:width="0.0228in" svg:height="0.1657in" svg:x="0.0193in" svg:y="0.0004in" svg:viewBox="0 0 59 422" draw:points="59,422 59,406 17,406 17,17 59,17 59,0 0,0 0,422"><text:p/></draw:polygon><draw:path draw:style-name="gr2368" draw:text-style-name="P106" svg:width="0.1205in" svg:height="0.113in" svg:x="0.0524in" svg:y="0.0118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olygon draw:style-name="gr2369" draw:text-style-name="P106" svg:width="0.0228in" svg:height="0.1657in" svg:x="0.1819in" svg:y="0.0004in" svg:viewBox="0 0 59 422" draw:points="59,0 0,0 0,17 42,17 42,406 0,406 0,422 59,422"><text:p/></draw:polygon><draw:path draw:style-name="gr2370" draw:text-style-name="P106" svg:width="0.1106in" svg:height="0.039in" svg:x="0.2795in" svg:y="0.0638in" svg:viewBox="0 0 282 100" svg:d="M268 17c6 0 14 0 14-9 0-8-8-8-14-8h-254c-6 0-14 0-14 8 0 9 8 9 14 9zM268 100c6 0 14 0 14-9 0-8-8-8-14-8h-254c-6 0-14 0-14 8 0 9 8 9 14 9z"><text:p/></draw:path><draw:path draw:style-name="gr2371" draw:text-style-name="P106" svg:width="0.098in" svg:height="0.1134in" svg:x="0.4516in" svg:y="0.011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2372" draw:text-style-name="P106" svg:width="0.0752in" svg:height="0.076in" svg:x="0.5614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4.A2" office:value-type="string"><text:p text:style-name="P48"><draw:g text:anchor-type="as-char" svg:y="-0.0756in" draw:z-index="222" draw:style-name="gr1"><svg:title>TexMaths</svg:title><svg:desc>12§display§\mu§svg§600§FALSE§</svg:desc><draw:polygon draw:style-name="gr2399" draw:text-style-name="P106" svg:width="0.1in" svg:height="0.1043in" svg:x="0in" svg:y="0.002in" svg:viewBox="0 0 255 266" draw:points="127,266 0,266 0,0 255,0 255,266"><text:p/></draw:polygon><draw:path draw:style-name="gr2400" draw:text-style-name="P106" svg:width="0.0898in" svg:height="0.1094in" svg:x="0.0051in" svg:y="0in" svg:viewBox="0 0 229 279" svg:d="M85 39c2-9 6-26 6-27 0-7-5-12-12-12-1 0-13 0-17 16l-61 245c-1 5-1 6-1 8 0 6 5 10 12 10 8 0 14-7 14-8 3-4 8-26 24-92 14 11 33 14 41 14 30 0 46-20 56-32 4 20 20 32 39 32 14 0 24-10 31-24 7-15 12-41 12-41 0-5-4-5-5-5-4 0-5 1-6 7-7 28-14 53-32 53-11 0-12-11-12-19 0-10 5-29 8-45l12-46c1-6 5-22 7-28 3-10 6-26 6-29 0-8-6-11-12-11-2 0-13 0-16 14l-21 80c-5 21-9 40-11 43 0 3-20 41-55 41-20 0-31-14-31-37 0-12 4-24 6-36z"><text:p/></draw:path></draw:g></text:p></table:table-cell><table:table-cell table:style-name="Table4.A2" office:value-type="string"><text:p text:style-name="P78">Poissionzahl</text:p></table:table-cell><table:table-cell table:style-name="Table4.C2" office:value-type="string"><text:p text:style-name="P47"><draw:g text:anchor-type="as-char" svg:y="-0.1181in" draw:z-index="223" draw:style-name="gr1"><svg:title>TexMaths</svg:title><svg:desc>12§display§\mathrm{Faktor}§svg§600§FALSE§</svg:desc><draw:polygon draw:style-name="gr2401" draw:text-style-name="P106" svg:width="0.4772in" svg:height="0.1157in" svg:x="0in" svg:y="0in" svg:viewBox="0 0 1213 295" draw:points="606,295 0,295 0,0 1213,0 1213,295"><text:p/></draw:polygon><draw:path draw:style-name="gr2402" draw:text-style-name="P106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2403" draw:text-style-name="P106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2404" draw:text-style-name="P106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2405" draw:text-style-name="P106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2406" draw:text-style-name="P106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2407" draw:text-style-name="P106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4.A2" office:value-type="string"><text:p text:style-name="P49"><draw:g text:anchor-type="as-char" svg:y="-0.0756in" draw:z-index="226" draw:style-name="gr1"><svg:title>TexMaths</svg:title><svg:desc>12§display§\kappa§svg§600§FALSE§</svg:desc><draw:polygon draw:style-name="gr2452" draw:text-style-name="P106" svg:width="0.0957in" svg:height="0.0713in" svg:x="0in" svg:y="0.002in" svg:viewBox="0 0 244 182" draw:points="122,182 0,182 0,0 244,0 244,182"><text:p/></draw:polygon><draw:path draw:style-name="gr2453" draw:text-style-name="P106" svg:width="0.0819in" svg:height="0.0752in" svg:x="0.0091in" svg:y="0in" svg:viewBox="0 0 209 192" svg:d="M1 171c-1 5-1 6-1 10 0 7 6 11 12 11 13 0 16-10 19-24 4-15 1-7 19-78 36 1 74 8 74 36 0 3 0 5-2 9-1 6-2 11-2 15 0 25 18 42 40 42 13 0 24-8 32-22 11-18 17-43 17-43 0-5-5-5-6-5-4 0-5 3-6 9-7 28-17 51-36 51-10 0-15-5-15-20 0-6 3-16 4-23 1-5 2-10 2-14 0-40-58-44-82-44 14-8 27-19 39-28 19-17 31-28 48-35 0 2-1 7-1 10 0 4 2 14 16 14 13 0 22-12 22-23 0-3-1-14-16-14-26 0-51 21-70 37-29 24-38 30-54 36 1-5 6-26 8-34 3-10 8-31 8-32 0-7-5-12-12-12-2 0-14 0-17 16z"><text:p/></draw:path></draw:g></text:p></table:table-cell><table:table-cell table:style-name="Table4.A2" office:value-type="string"><text:p text:style-name="P59">Kompressibilität</text:p></table:table-cell><table:table-cell table:style-name="Table4.C2" office:value-type="string"><text:p text:style-name="P51"><draw:g text:anchor-type="as-char" svg:y="-0.1472in" draw:z-index="228" draw:style-name="gr1"><svg:title>TexMaths</svg:title><svg:desc>12§display§\mathrm{Pa^{-1}}§svg§600§FALSE§</svg:desc><draw:polygon draw:style-name="gr2467" draw:text-style-name="P106" svg:width="0.3618in" svg:height="0.1433in" svg:x="0in" svg:y="0.0024in" svg:viewBox="0 0 920 365" draw:points="460,365 0,365 0,0 920,0 920,365"><text:p/></draw:polygon><draw:path draw:style-name="gr2468" draw:text-style-name="P106" svg:width="0.098in" svg:height="0.1134in" svg:x="0.0055in" svg:y="0.0327in" svg:viewBox="0 0 250 289" svg:d="M82 156h70c52 0 98-35 98-77s-42-79-100-79h-150v13h10c33 0 33 5 33 21v222c0 15 0 19-33 19h-10v14c14-2 46-2 62-2s48 0 63 2v-14h-10c-32 0-33-4-33-19zM80 144v-114c0-14 0-17 21-17h37c68 0 68 44 68 66 0 19 0 65-68 65z"><text:p/></draw:path><draw:path draw:style-name="gr2469" draw:text-style-name="P106" svg:width="0.0752in" svg:height="0.076in" svg:x="0.1154in" svg:y="0.0713in" svg:viewBox="0 0 192 194" svg:d="M124 158c1 17 13 35 33 35 9 0 35-6 35-41v-24h-11v24c0 24-11 28-15 28-15 0-16-20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2470" draw:text-style-name="P106" svg:width="0.0783in" svg:height="0.0059in" svg:x="0.2043in" svg:y="0.0453in" svg:viewBox="0 0 200 16" svg:d="M188 16c5 0 12 0 12-8s-6-8-12-8h-176c-5 0-12 0-12 7 0 9 7 9 12 9z"><text:p/></draw:path><draw:path draw:style-name="gr2471" draw:text-style-name="P106" svg:width="0.0425in" svg:height="0.0768in" svg:x="0.3083in" svg:y="0in" svg:viewBox="0 0 109 196" svg:d="M67 8c0-8 0-8-8-8-19 19-47 19-59 19v11c7 0 26 0 43-8v150c0 10 0 14-30 14h-11v10c5 0 42-1 53-1 10 0 47 1 54 1v-10h-12c-30 0-30-4-30-14z"><text:p/></draw:path></draw:g></text:p></table:table-cell></table:table-row><table:table-row><table:table-cell table:style-name="Table4.A2" office:value-type="string"><text:p text:style-name="P48"/></table:table-cell><table:table-cell table:style-name="Table4.A2" office:value-type="string"><text:p text:style-name="P78"/></table:table-cell><table:table-cell table:style-name="Table4.C2" office:value-type="string"><text:p text:style-name="P46"/></table:table-cell></table:table-row></table:table><text:p text:style-name="Frame_20_contents"/></draw:text-box></draw:frame>Laminare Strömung <text:tab/><text:tab/><draw:g text:anchor-type="as-char" svg:y="-0.1252in" draw:z-index="191" draw:style-name="gr1"><svg:title>TexMaths</svg:title><svg:desc>12§display§\abs{F_p} = \abs{F_R}§svg§600§FALSE§</svg:desc><draw:polygon draw:style-name="gr2170" draw:text-style-name="P106" svg:width="0.8055in" svg:height="0.1717in" svg:x="0in" svg:y="0.0004in" svg:viewBox="0 0 2047 437" draw:points="1024,437 0,437 0,0 2047,0 2047,437"><text:p/></draw:polygon><draw:path draw:style-name="gr2171" draw:text-style-name="P106" svg:width="0.0067in" svg:height="0.1657in" svg:x="0.0197in" svg:y="0.0004in" svg:viewBox="0 0 18 422" svg:d="M18 16c0-9 0-16-8-16-10 0-10 7-10 16v391c0 8 0 15 10 15 8 0 8-7 8-15z"><text:p/></draw:path><draw:path draw:style-name="gr2172" draw:text-style-name="P106" svg:width="0.1185in" svg:height="0.113in" svg:x="0.0524in" svg:y="0.0118in" svg:viewBox="0 0 302 288" svg:d="M113 150h41c31 0 34 7 34 19 0 4 0 8-2 20-1 3-2 5-2 5 0 4 3 6 6 6s3-1 6-10l23-91c1-4 1-6 1-7s0-5-5-5c-4 0-5 3-6 9-8 33-19 41-55 41h-39l28-107c3-16 3-17 23-17h56c52 0 61 15 61 47 0 9 0 11-1 23-1 4-1 6-1 7 0 2 1 5 6 5 4 0 5-3 5-10l9-73c2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2173" draw:text-style-name="P106" svg:width="0.065in" svg:height="0.0736in" svg:x="0.1528in" svg:y="0.0984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ath draw:style-name="gr2174" draw:text-style-name="P106" svg:width="0.0067in" svg:height="0.1657in" svg:x="0.2496in" svg:y="0.0004in" svg:viewBox="0 0 18 422" svg:d="M18 16c0-9 0-16-8-16-10 0-10 7-10 16v391c0 8 0 15 10 15 8 0 8-7 8-15z"><text:p/></draw:path><draw:path draw:style-name="gr2175" draw:text-style-name="P106" svg:width="0.1106in" svg:height="0.0386in" svg:x="0.3315in" svg:y="0.0634in" svg:viewBox="0 0 282 99" svg:d="M268 17c6 0 14 0 14-9 0-8-8-8-14-8h-254c-6 0-14 0-14 8 0 9 8 9 14 9zM268 99c6 0 14 0 14-8s-8-8-14-8h-254c-6 0-14 0-14 8s8 8 14 8z"><text:p/></draw:path><draw:path draw:style-name="gr2176" draw:text-style-name="P106" svg:width="0.0067in" svg:height="0.1657in" svg:x="0.5169in" svg:y="0.0004in" svg:viewBox="0 0 18 422" svg:d="M18 16c0-9 0-16-8-16-10 0-10 7-10 16v391c0 8 0 15 10 15 8 0 8-7 8-15z"><text:p/></draw:path><draw:path draw:style-name="gr2177" draw:text-style-name="P106" svg:width="0.1185in" svg:height="0.113in" svg:x="0.5496in" svg:y="0.0118in" svg:viewBox="0 0 302 288" svg:d="M113 150h41c31 0 34 7 34 19 0 4 0 8-2 20-1 3-2 5-2 5 0 4 3 6 6 6s3-1 6-10l23-91c1-4 1-6 1-7s0-5-5-5c-4 0-5 3-6 9-8 33-19 41-55 41h-39l28-107c3-16 3-17 23-17h56c52 0 61 15 61 47 0 9 0 11-1 23-1 4-1 6-1 7 0 2 1 5 6 5 4 0 5-3 5-10l9-73c2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2178" draw:text-style-name="P106" svg:width="0.0906in" svg:height="0.0815in" svg:x="0.6583in" svg:y="0.0697in" svg:viewBox="0 0 231 208" svg:d="M102 20c1-8 2-8 8-9h20c27 0 62 0 62 30 0 13-6 31-20 42-12 9-30 14-51 14h-38zM155 102c36-9 67-30 67-56s-30-46-73-46h-91c-6 0-10 0-10 6 0 5 4 5 10 5 0 0 6 0 10 0 8 1 8 1 8 5 0 0 0 2-2 6l-39 158c-3 9-3 12-27 12-4 0-8 0-8 6 0 3 2 4 5 4 6 0 12-1 18-1s14 0 20 0 12 0 18 0c7 0 15 1 21 1 1 0 6 0 6-6 0-4-3-4-10-4-5 0-6 0-11 0-7-2-7-3-7-5 0 0 0-2 1-7l19-75h40c26 0 37 12 37 27 0 3-2 14-5 20-3 15-4 19-4 24 0 23 21 32 44 32 28 0 39-28 39-34 0 0 0-4-5-4-4 0-5 3-5 5-5 13-16 25-28 25-8 0-13-4-13-19 0-7 1-23 2-31 2-7 2-11 2-13 0-4 0-14-9-23-6-6-13-10-20-12z"><text:p/></draw:path><draw:path draw:style-name="gr2179" draw:text-style-name="P106" svg:width="0.0067in" svg:height="0.1657in" svg:x="0.7791in" svg:y="0.0004in" svg:viewBox="0 0 18 422" svg:d="M18 16c0-9 0-16-8-16-10 0-10 7-10 16v391c0 8 0 15 10 15 8 0 8-7 8-15z"><text:p/></draw:path></draw:g></text:h>
      <text:h text:style-name="P96" text:outline-level="3"><text:bookmark text:name="firstHeading"/>Gesetz von Hagen-Poiseuille <text:tab/><draw:g text:anchor-type="as-char" svg:y="-0.252in" draw:z-index="207" draw:style-name="gr1"><svg:title>TexMaths</svg:title><svg:desc>12§display§\dot V=\frac{dV}{dt} = \frac{\pi \cdot R^4}{8 \cdot \eta}\frac{\Delta p}{l}§svg§600§FALSE§</svg:desc><draw:polygon draw:style-name="gr2270" draw:text-style-name="P106" svg:width="1.5402in" svg:height="0.3933in" svg:x="0in" svg:y="0.0035in" svg:viewBox="0 0 3913 1000" draw:points="1956,1000 0,1000 0,0 3913,0 3913,1000"><text:p/></draw:polygon><draw:path draw:style-name="gr2271" draw:text-style-name="P106" svg:width="0.0181in" svg:height="0.0177in" svg:x="0.0583in" svg:y="0.0984in" svg:viewBox="0 0 47 46" svg:d="M47 23c0-12-11-23-24-23-15 0-23 12-23 23 0 12 10 23 23 23 14 0 24-12 24-23z"><text:p/></draw:path><draw:path draw:style-name="gr2272" draw:text-style-name="P106" svg:width="0.1185in" svg:height="0.1173in" svg:x="0.0094in" svg:y="0.1378in" svg:viewBox="0 0 302 299" svg:d="M242 48c21-32 39-34 54-35 5 0 6-7 6-8 0-4-2-5-6-5-11 0-22 1-34 1-15 0-29-1-42-1-3 0-9 0-9 8 0 5 5 5 7 5 12 1 20 5 20 15 0 6-6 15-6 15l-130 207-29-224c0-7 10-13 29-13 6 0 11 0 11-8 0-4-4-5-6-5-17 0-35 1-53 1-7 0-16 0-23 0-8 0-15-1-23-1-3 0-8 0-8 8 0 5 4 5 11 5 24 0 24 4 25 15l34 261c1 8 2 10 8 10 7 0 8-3 12-9z"><text:p/></draw:path><draw:path draw:style-name="gr2273" draw:text-style-name="P106" svg:width="0.1106in" svg:height="0.039in" svg:x="0.189in" svg:y="0.1902in" svg:viewBox="0 0 282 100" svg:d="M268 17c6 0 14 0 14-9 0-8-8-8-14-8h-254c-6 0-14 0-14 8 0 9 8 9 14 9zM268 100c6 0 14 0 14-9 0-8-8-8-14-8h-254c-6 0-14 0-14 8 0 9 8 9 14 9z"><text:p/></draw:path><draw:path draw:style-name="gr2274" draw:text-style-name="P106" svg:width="0.0791in" svg:height="0.1173in" svg:x="0.3815in" svg:y="0.0232in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4 35 34 38 0 2-1 4-3 7z"><text:p/></draw:path><draw:path draw:style-name="gr2275" draw:text-style-name="P106" svg:width="0.1185in" svg:height="0.1173in" svg:x="0.4709in" svg:y="0.0252in" svg:viewBox="0 0 302 299" svg:d="M242 48c21-32 39-34 54-35 5 0 6-7 6-8 0-4-2-5-6-5-11 0-22 1-34 1-15 0-29-1-42-1-3 0-9 0-9 8 0 5 5 5 7 5 12 1 20 5 20 15 0 6-6 15-6 15l-130 207-29-224c0-7 10-13 29-13 6 0 11 0 11-8 0-4-4-5-6-5-17 0-35 1-53 1-7 0-16 0-23 0-8 0-15-1-23-1-3 0-8 0-8 8 0 5 4 5 11 5 24 0 24 4 25 15l34 261c1 8 2 10 8 10 7 0 8-3 12-9z"><text:p/></draw:path><draw:polygon draw:style-name="gr2276" draw:text-style-name="P106" svg:width="0.2201in" svg:height="0.0067in" svg:x="0.3748in" svg:y="0.2063in" svg:viewBox="0 0 560 18" draw:points="281,18 0,18 0,0 560,0 560,18"><text:p/></draw:polygon><draw:path draw:style-name="gr2277" draw:text-style-name="P106" svg:width="0.0791in" svg:height="0.1173in" svg:x="0.4185in" svg:y="0.2496in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ath draw:style-name="gr2278" draw:text-style-name="P106" svg:width="0.0512in" svg:height="0.1059in" svg:x="0.502in" svg:y="0.26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2279" draw:text-style-name="P106" svg:width="0.1106in" svg:height="0.039in" svg:x="0.6701in" svg:y="0.1902in" svg:viewBox="0 0 282 100" svg:d="M268 17c6 0 14 0 14-9 0-8-8-8-14-8h-254c-6 0-14 0-14 8 0 9 8 9 14 9zM268 100c6 0 14 0 14-9 0-8-8-8-14-8h-254c-6 0-14 0-14 8 0 9 8 9 14 9z"><text:p/></draw:path><draw:path draw:style-name="gr2280" draw:text-style-name="P106" svg:width="0.0898in" svg:height="0.0732in" svg:x="0.8606in" svg:y="0.0673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2281" draw:text-style-name="P106" svg:width="0.0177in" svg:height="0.0177in" svg:x="1.0079in" svg:y="0.089in" svg:viewBox="0 0 46 46" svg:d="M46 23c0-12-10-23-23-23-12 0-23 11-23 23 0 13 11 23 23 23 13 0 23-10 23-23z"><text:p/></draw:path><draw:path draw:style-name="gr2282" draw:text-style-name="P106" svg:width="0.1185in" svg:height="0.1173in" svg:x="1.0835in" svg:y="0.0252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5-5-5-5-3 0-4 2-6 6-10 31-28 38-38 38-14 0-17-9-17-26 0-12 3-34 4-48 1-6 2-13 2-19 0-33-28-46-39-51z"><text:p/></draw:path><draw:path draw:style-name="gr2283" draw:text-style-name="P106" svg:width="0.0571in" svg:height="0.0783in" svg:x="1.2087in" svg:y="0.0004in" svg:viewBox="0 0 146 200" svg:d="M146 151v-11h-33v-132c0-6 0-8-6-8-4 0-5 0-9 4l-98 136v11h88v25c0 10 0 14-24 14h-9v10c16-1 34-1 45-1 12 0 30 0 45 1v-10h-8c-24 0-24-4-24-14v-25zM90 32v108h-79z"><text:p/></draw:path><draw:polygon draw:style-name="gr2284" draw:text-style-name="P106" svg:width="0.4224in" svg:height="0.0067in" svg:x="0.8563in" svg:y="0.2063in" svg:viewBox="0 0 1074 18" draw:points="537,18 0,18 0,0 1074,0 1074,18"><text:p/></draw:polygon><draw:path draw:style-name="gr2285" draw:text-style-name="P106" svg:width="0.0689in" svg:height="0.1142in" svg:x="0.9283in" svg:y="0.2547in" svg:viewBox="0 0 176 291" svg:d="M52 89c-20-13-22-28-22-35 0-25 28-43 58-43 31 0 58 21 58 53 0 24-16 44-42 58zM113 128c31-15 51-37 51-64 0-40-37-64-75-64-43 0-77 31-77 71 0 7 0 26 18 47 5 4 20 15 31 22-25 12-61 36-61 78 0 45 43 73 88 73 48 0 88-34 88-80 0-15-4-35-20-53-8-8-16-13-43-30zM71 146l53 34c12 7 31 20 31 46 0 32-31 54-66 54-37 0-67-27-67-62 0-25 13-51 49-72z"><text:p/></draw:path><draw:path draw:style-name="gr2286" draw:text-style-name="P106" svg:width="0.0177in" svg:height="0.0177in" svg:x="1.0559in" svg:y="0.3142in" svg:viewBox="0 0 46 46" svg:d="M46 23c0-12-10-23-23-23-12 0-23 11-23 23 0 13 11 23 23 23 13 0 23-10 23-23z"><text:p/></draw:path><draw:path draw:style-name="gr2287" draw:text-style-name="P106" svg:width="0.0776in" svg:height="0.1091in" svg:x="1.1291in" svg:y="0.2917in" svg:viewBox="0 0 198 278" svg:d="M194 70c3-8 4-14 4-24 0-28-17-46-49-46-33 0-55 22-65 37-2-24-20-37-40-37-19 0-27 17-31 24-7 14-13 40-13 41 0 5 5 5 5 5 5 0 5 0 7-10 7-30 16-50 31-50 7 0 13 3 13 19 0 8-1 13-7 36l-24 97c-1 6-3 17-3 18 0 8 6 12 12 12 4 0 13-4 15-12 0-1 6-20 9-31l9-39c3-9 5-18 7-28 0-3 4-16 4-18 1-5 14-28 29-40 9-7 23-14 41-14 19 0 24 14 24 28 0 3 0 11-5 28l-48 194c-1 5-1 6-1 8 0 6 3 10 10 10 14 0 17-12 18-16z"><text:p/></draw:path><draw:path draw:style-name="gr2288" draw:text-style-name="P106" svg:width="0.1224in" svg:height="0.1189in" svg:x="1.326in" svg:y="0.0197in" svg:viewBox="0 0 312 303" svg:d="M167 7c-3-5-4-7-11-7s-8 2-11 7l-143 288c-2 4-2 4-2 5 0 3 2 3 10 3h293c6 0 9 0 9-3 0-1 0-1-1-5zM143 42l114 229h-228z"><text:p/></draw:path><draw:path draw:style-name="gr2289" draw:text-style-name="P106" svg:width="0.0866in" svg:height="0.1059in" svg:x="1.4512in" svg:y="0.065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olygon draw:style-name="gr2290" draw:text-style-name="P106" svg:width="0.222in" svg:height="0.0067in" svg:x="1.3181in" svg:y="0.2063in" svg:viewBox="0 0 565 18" draw:points="282,18 0,18 0,0 565,0 565,18"><text:p/></draw:polygon><draw:path draw:style-name="gr2291" draw:text-style-name="P106" svg:width="0.0354in" svg:height="0.1173in" svg:x="1.4102in" svg:y="0.2496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/draw:g></text:h>
      <text:p text:style-name="P44"><draw:g text:anchor-type="as-char" svg:y="-0.2319in" draw:z-index="206" draw:style-name="gr1"><svg:title>TexMaths</svg:title><svg:desc>12§display§v(r) = \frac{1}{4} \cdot \frac{\Delta p}{\eta \cdot l} \cdot (R^2-r^2)§svg§600§FALSE§</svg:desc><draw:polygon draw:style-name="gr2246" draw:text-style-name="P106" svg:width="1.8685in" svg:height="0.372in" svg:x="0in" svg:y="0.0051in" svg:viewBox="0 0 4747 946" draw:points="2374,946 0,946 0,0 4747,0 4747,946"><text:p/></draw:polygon><draw:path draw:style-name="gr2247" draw:text-style-name="P106" svg:width="0.0728in" svg:height="0.0752in" svg:x="0.0047in" svg:y="0.1579in" svg:viewBox="0 0 186 192" svg:d="M186 30c0-23-11-30-18-30-11 0-22 11-22 20 0 6 3 9 8 14 8 8 14 19 14 34 0 17-25 115-76 115-21 0-31-15-31-36 0-25 11-56 24-91 4-7 6-13 6-21 0-19-14-35-35-35-40 0-56 61-56 65 0 5 5 5 5 5 5 0 5-2 7-8 12-43 30-52 43-52 3 0 10 0 10 13 0 11-4 21-7 30-18 49-24 68-24 86 0 47 37 53 57 53 71 0 95-140 95-162z"><text:p/></draw:path><draw:path draw:style-name="gr2248" draw:text-style-name="P106" svg:width="0.039in" svg:height="0.1661in" svg:x="0.1031in" svg:y="0.1063in" svg:viewBox="0 0 100 423" svg:d="M100 419c0-1 0-2-9-10-53-52-66-133-66-198 0-73 16-146 69-199 6-6 6-6 6-7 0-4-3-5-5-5-5 0-43 29-69 83-21 47-26 94-26 128s5 84 28 132c26 53 62 80 67 80 2 0 5-1 5-4z"><text:p/></draw:path><draw:path draw:style-name="gr2249" draw:text-style-name="P106" svg:width="0.0677in" svg:height="0.0752in" svg:x="0.1559in" svg:y="0.1579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2250" draw:text-style-name="P106" svg:width="0.039in" svg:height="0.1661in" svg:x="0.2402in" svg:y="0.1063in" svg:viewBox="0 0 100 423" svg:d="M100 211c0-32-5-84-29-132-25-51-63-79-66-79-4 0-5 1-5 5 0 1 0 1 8 9 42 42 66 110 66 197 0 74-15 148-68 201-6 5-6 6-6 7 0 3 1 4 5 4 3 0 42-29 67-82 22-47 28-94 28-130z"><text:p/></draw:path><draw:path draw:style-name="gr2251" draw:text-style-name="P106" svg:width="0.1106in" svg:height="0.039in" svg:x="0.3508in" svg:y="0.1701in" svg:viewBox="0 0 282 100" svg:d="M268 17c6 0 14 0 14-9 0-8-8-8-14-8h-254c-6 0-14 0-14 8 0 9 8 9 14 9zM268 100c6 0 14 0 14-9 0-8-8-8-14-8h-254c-6 0-14 0-14 8 0 9 8 9 14 9z"><text:p/></draw:path><draw:path draw:style-name="gr2252" draw:text-style-name="P106" svg:width="0.0547in" svg:height="0.1106in" svg:x="0.5516in" svg:y="0.0079in" svg:viewBox="0 0 140 282" svg:d="M88 11c0-10 0-11-10-11-26 28-65 28-78 28v13c8 0 34 0 55-12v220c0 15-1 20-39 20h-14v13c16-1 52-1 70-1 17 0 54 0 68 1v-13h-13c-38 0-39-5-39-20z"><text:p/></draw:path><draw:polygon draw:style-name="gr2253" draw:text-style-name="P106" svg:width="0.0831in" svg:height="0.0067in" svg:x="0.5362in" svg:y="0.1862in" svg:viewBox="0 0 212 18" draw:points="106,18 0,18 0,0 212,0 212,18"><text:p/></draw:polygon><draw:path draw:style-name="gr2254" draw:text-style-name="P106" svg:width="0.0736in" svg:height="0.1126in" svg:x="0.5409in" svg:y="0.2327in" svg:viewBox="0 0 188 287" svg:d="M113 217v36c0 16-1 21-33 21h-8v13c17-1 40-1 58-1 16 0 39 0 57 1v-13h-9c-32 0-33-5-33-21v-36h43v-13h-43v-193c0-9 0-11-6-11-5 0-6 0-8 5l-131 199v13zM115 204h-103l103-158z"><text:p/></draw:path><draw:path draw:style-name="gr2255" draw:text-style-name="P106" svg:width="0.0177in" svg:height="0.0177in" svg:x="0.6909in" svg:y="0.1811in" svg:viewBox="0 0 46 46" svg:d="M46 23c0-12-10-23-23-23-12 0-23 11-23 23 0 13 11 23 23 23 13 0 23-10 23-23z"><text:p/></draw:path><draw:path draw:style-name="gr2256" draw:text-style-name="P106" svg:width="0.1224in" svg:height="0.1193in" svg:x="0.8067in" svg:y="0in" svg:viewBox="0 0 312 304" svg:d="M167 7c-3-5-4-7-11-7s-8 2-11 7l-143 288c-2 4-2 4-2 5 0 4 2 4 10 4h294c6 0 8 0 8-4 0-1 0-1-1-5zM143 42l114 229h-228z"><text:p/></draw:path><draw:path draw:style-name="gr2257" draw:text-style-name="P106" svg:width="0.0866in" svg:height="0.1059in" svg:x="0.9319in" svg:y="0.0453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3-22 90c-14 30-35 44-50 44-28 0-34-35-34-38 0-1 0-2 1-7z"><text:p/></draw:path><draw:polygon draw:style-name="gr2258" draw:text-style-name="P106" svg:width="0.2614in" svg:height="0.0067in" svg:x="0.7791in" svg:y="0.1862in" svg:viewBox="0 0 665 18" draw:points="332,18 0,18 0,0 665,0 665,18"><text:p/></draw:polygon><draw:path draw:style-name="gr2259" draw:text-style-name="P106" svg:width="0.0776in" svg:height="0.1094in" svg:x="0.7843in" svg:y="0.2717in" svg:viewBox="0 0 198 279" svg:d="M194 70c3-8 4-14 4-24 0-28-17-46-49-46-33 0-55 22-65 37-2-24-20-37-40-37-19 0-27 17-31 24-7 14-13 40-13 41 0 5 5 5 5 5 5 0 5 0 7-10 7-30 16-50 31-50 7 0 13 3 13 19 0 8-1 13-7 36l-24 97c-1 6-3 17-3 18 0 9 6 12 12 12 4 0 13-3 15-12 0-1 6-20 9-31l9-39c3-9 5-18 7-28 0-3 4-16 4-18 1-5 14-28 29-40 9-7 23-14 41-14 19 0 24 14 24 28 0 3 0 11-5 28l-48 195c-1 4-1 6-1 7 0 6 3 11 10 11 14 0 17-12 18-17z"><text:p/></draw:path><draw:path draw:style-name="gr2260" draw:text-style-name="P106" svg:width="0.0177in" svg:height="0.0177in" svg:x="0.9193in" svg:y="0.2949in" svg:viewBox="0 0 46 46" svg:d="M46 23c0-12-10-23-23-23-12 0-23 11-23 23 0 13 11 23 23 23 13 0 23-10 23-23z"><text:p/></draw:path><draw:path draw:style-name="gr2261" draw:text-style-name="P106" svg:width="0.0354in" svg:height="0.1173in" svg:x="0.9953in" svg:y="0.2295in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2262" draw:text-style-name="P106" svg:width="0.0177in" svg:height="0.0177in" svg:x="1.1118in" svg:y="0.1811in" svg:viewBox="0 0 46 46" svg:d="M46 23c0-12-10-23-23-23-12 0-23 11-23 23 0 13 11 23 23 23 13 0 23-10 23-23z"><text:p/></draw:path><draw:path draw:style-name="gr2263" draw:text-style-name="P106" svg:width="0.039in" svg:height="0.1661in" svg:x="1.1969in" svg:y="0.1063in" svg:viewBox="0 0 100 423" svg:d="M100 419c0-1 0-2-9-10-53-52-66-133-66-198 0-73 16-146 69-199 6-6 6-6 6-7 0-4-3-5-5-5-5 0-43 29-69 83-21 47-26 94-26 128s5 84 28 132c26 53 62 80 67 80 2 0 5-1 5-4z"><text:p/></draw:path><draw:path draw:style-name="gr2264" draw:text-style-name="P106" svg:width="0.1185in" svg:height="0.1173in" svg:x="1.252in" svg:y="0.1177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2265" draw:text-style-name="P106" svg:width="0.0516in" svg:height="0.0772in" svg:x="1.3799in" svg:y="0.085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2266" draw:text-style-name="P106" svg:width="0.1016in" svg:height="0.0067in" svg:x="1.4976in" svg:y="0.1862in" svg:viewBox="0 0 259 18" svg:d="M244 18c7 0 15 0 15-8 0-10-8-10-15-10h-230c-7 0-14 0-14 10 0 8 7 8 14 8z"><text:p/></draw:path><draw:path draw:style-name="gr2267" draw:text-style-name="P106" svg:width="0.0677in" svg:height="0.0752in" svg:x="1.6547in" svg:y="0.1579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2268" draw:text-style-name="P106" svg:width="0.0516in" svg:height="0.0772in" svg:x="1.7366in" svg:y="0.085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2269" draw:text-style-name="P106" svg:width="0.039in" svg:height="0.1661in" svg:x="1.8138in" svg:y="0.1063in" svg:viewBox="0 0 100 423" svg:d="M100 211c0-32-5-84-29-132-25-51-63-79-66-79-4 0-5 1-5 5 0 1 0 1 8 9 42 42 66 110 66 197 0 74-15 148-68 201-6 5-6 6-6 7 0 3 1 4 5 4 3 0 42-29 67-82 22-47 28-94 28-130z"><text:p/></draw:path></draw:g></text:p>
      <text:h text:style-name="P97" text:outline-level="3">Newtonsche Reibung – Platten <text:tab/><draw:g text:anchor-type="as-char" svg:y="-0.2291in" draw:z-index="209" draw:style-name="gr1"><svg:title>TexMaths</svg:title><svg:desc>12§display§F_\mathrm{r} = A \cdot \eta \cdot \frac{\mathrm dv}{\mathrm dy}§svg§600§FALSE§</svg:desc><draw:polygon draw:style-name="gr2294" draw:text-style-name="P106" svg:width="1.0409in" svg:height="0.3736in" svg:x="0in" svg:y="0in" svg:viewBox="0 0 2645 950" draw:points="1322,950 0,950 0,0 2645,0 2645,950"><text:p/></draw:polygon><draw:path draw:style-name="gr2295" draw:text-style-name="P106" svg:width="0.1181in" svg:height="0.113in" svg:x="0.0063in" svg:y="0.1146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9 0-3-2-3-2-4-1 0-2 0-12 0s-12 0-22-2c-13-1-14-2-14-8 0 0 0-3 2-9z"><text:p/></draw:path><draw:path draw:style-name="gr2296" draw:text-style-name="P106" svg:width="0.0417in" svg:height="0.0516in" svg:x="0.1126in" svg:y="0.2016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2297" draw:text-style-name="P106" svg:width="0.1106in" svg:height="0.039in" svg:x="0.2224in" svg:y="0.1665in" svg:viewBox="0 0 282 100" svg:d="M268 17c6 0 14 0 14-9 0-8-8-8-14-8h-254c-6 0-14 0-14 8 0 9 8 9 14 9zM268 100c6 0 14 0 14-9 0-8-8-8-14-8h-254c-6 0-14 0-14 8 0 9 8 9 14 9z"><text:p/></draw:path><draw:path draw:style-name="gr2298" draw:text-style-name="P106" svg:width="0.1138in" svg:height="0.1189in" svg:x="0.3941in" svg:y="0.108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2299" draw:text-style-name="P106" svg:width="0.0177in" svg:height="0.0177in" svg:x="0.5642in" svg:y="0.1772in" svg:viewBox="0 0 46 46" svg:d="M46 23c0-12-10-23-23-23-12 0-23 11-23 23 0 13 11 23 23 23 13 0 23-10 23-23z"><text:p/></draw:path><draw:path draw:style-name="gr2300" draw:text-style-name="P106" svg:width="0.0776in" svg:height="0.1091in" svg:x="0.6378in" svg:y="0.1543in" svg:viewBox="0 0 198 278" svg:d="M194 70c3-8 4-14 4-24 0-28-17-46-49-46-33 0-55 22-65 37-2-24-20-37-40-37-19 0-27 17-31 24-7 14-13 40-13 41 0 5 5 5 5 5 5 0 5 0 7-10 7-30 16-50 31-50 7 0 13 3 13 19 0 8-1 13-7 36l-24 97c-1 6-3 17-3 18 0 8 6 12 12 12 4 0 13-4 15-12 0-1 6-20 9-31l9-39c3-9 5-18 7-28 0-3 4-16 4-18 1-5 14-28 29-40 9-7 23-14 41-14 19 0 24 14 24 28 0 3 0 11-5 28l-48 194c-1 5-1 6-1 8 0 5 3 10 10 10 14 0 17-12 18-16z"><text:p/></draw:path><draw:path draw:style-name="gr2301" draw:text-style-name="P106" svg:width="0.0177in" svg:height="0.0177in" svg:x="0.7724in" svg:y="0.1772in" svg:viewBox="0 0 46 46" svg:d="M46 23c0-12-10-23-23-23-12 0-23 11-23 23 0 13 11 23 23 23 13 0 23-10 23-23z"><text:p/></draw:path><draw:path draw:style-name="gr2302" draw:text-style-name="P106" svg:width="0.0819in" svg:height="0.1173in" svg:x="0.8669in" svg:y="0in" svg:viewBox="0 0 209 299" svg:d="M146 270v29l63-5v-13c-29 0-33-4-33-24v-257l-61 5v13c30 0 33 2 33 24v91c-12-15-30-26-53-26-51 0-95 42-95 96s42 96 90 96c28 0 46-15 56-29zM146 157v87c0 8 0 8-4 15-12 20-32 30-50 30-19 0-34-11-44-27-12-17-13-41-13-59 0-16 1-41 13-60 10-13 25-27 48-27 16 0 32 6 46 26 4 7 4 8 4 15z"><text:p/></draw:path><draw:path draw:style-name="gr2303" draw:text-style-name="P106" svg:width="0.0728in" svg:height="0.0752in" svg:x="0.9587in" svg:y="0.0421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olygon draw:style-name="gr2304" draw:text-style-name="P106" svg:width="0.1795in" svg:height="0.0067in" svg:x="0.8614in" svg:y="0.1827in" svg:viewBox="0 0 457 18" draw:points="229,18 0,18 0,0 457,0 457,18"><text:p/></draw:polygon><draw:path draw:style-name="gr2305" draw:text-style-name="P106" svg:width="0.0819in" svg:height="0.1173in" svg:x="0.8669in" svg:y="0.2264in" svg:viewBox="0 0 209 299" svg:d="M146 270v29l63-5v-13c-29 0-33-4-33-24v-257l-61 5v13c30 0 33 2 33 24v91c-12-15-30-26-53-26-51 0-95 42-95 96s42 96 90 96c28 0 46-15 56-29zM146 157v87c0 8 0 8-4 15-12 20-32 30-50 30-19 0-34-11-44-27-12-17-13-41-13-59 0-16 1-41 13-60 10-13 25-27 48-27 16 0 32 6 46 26 4 7 4 8 4 15z"><text:p/></draw:path><draw:path draw:style-name="gr2306" draw:text-style-name="P106" svg:width="0.0768in" svg:height="0.1071in" svg:x="0.9583in" svg:y="0.2681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/draw:g></text:h>
      <text:h text:style-name="Heading_20_2" text:outline-level="2">Deformierbare Körper</text:h>
      <text:h text:style-name="Heading_20_3" text:outline-level="3">Dehnung</text:h>
      <text:p text:style-name="P46"><draw:g text:anchor-type="as-char" svg:y="-0.2256in" draw:z-index="212" draw:style-name="gr1"><svg:title>TexMaths</svg:title><svg:desc>12§display§\Delta l = \frac{1}{E} \cdot l_0 \cdot \frac{F}{A} = \frac{1}{E} \cdot l \cdot \sigma§svg§600§FALSE§</svg:desc><draw:polygon draw:style-name="gr2320" draw:text-style-name="P106" svg:width="1.9047in" svg:height="0.3402in" svg:x="0in" svg:y="0in" svg:viewBox="0 0 4839 865" draw:points="2420,865 0,865 0,0 4839,0 4839,865"><text:p/></draw:polygon><draw:path draw:style-name="gr2321" draw:text-style-name="P106" svg:width="0.1224in" svg:height="0.1193in" svg:x="0.0079in" svg:y="0.1071in" svg:viewBox="0 0 312 304" svg:d="M167 7c-3-5-4-7-11-7s-8 2-11 7l-143 288c-2 4-2 4-2 5 0 4 2 4 10 4h294c6 0 8 0 8-4 0-1 0-1-1-5zM143 42l114 229h-228z"><text:p/></draw:path><draw:path draw:style-name="gr2322" draw:text-style-name="P106" svg:width="0.0354in" svg:height="0.1173in" svg:x="0.1457in" svg:y="0.1106in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2323" draw:text-style-name="P106" svg:width="0.1106in" svg:height="0.039in" svg:x="0.2465in" svg:y="0.165in" svg:viewBox="0 0 282 100" svg:d="M268 17c6 0 14 0 14-9 0-8-8-8-14-8h-254c-6 0-14 0-14 8 0 9 8 9 14 9zM268 100c6 0 14 0 14-9 0-8-8-8-14-8h-254c-6 0-14 0-14 8 0 9 8 9 14 9z"><text:p/></draw:path><draw:path draw:style-name="gr2324" draw:text-style-name="P106" svg:width="0.0547in" svg:height="0.1106in" svg:x="0.472in" svg:y="0.0028in" svg:viewBox="0 0 140 282" svg:d="M88 11c0-10 0-11-10-11-26 28-65 28-78 28v13c8 0 34 0 55-12v220c0 15-1 20-39 20h-14v13c16-1 52-1 70-1 17 0 54 0 68 1v-13h-13c-38 0-39-5-39-20z"><text:p/></draw:path><draw:polygon draw:style-name="gr2325" draw:text-style-name="P106" svg:width="0.1323in" svg:height="0.0067in" svg:x="0.4323in" svg:y="0.1811in" svg:viewBox="0 0 337 18" draw:points="168,18 0,18 0,0 337,0 337,18"><text:p/></draw:polygon><draw:path draw:style-name="gr2326" draw:text-style-name="P106" svg:width="0.1205in" svg:height="0.113in" svg:x="0.439in" svg:y="0.2268in" svg:viewBox="0 0 307 288" svg:d="M283 190c1-3 3-5 3-6s0-5-5-5c-4 0-5 2-6 5-28 62-43 91-115 91h-62c-6 0-7 0-9 0-5-1-6-1-6-5 0-1 0-2 2-9l29-116h42c36 0 36 9 36 20 0 2 0 8-4 20 0 2-1 4-1 5 0 2 3 5 6 5 4 0 5-3 6-9l24-100c0-2-1-4-5-4-3 0-4 3-6 8-8 33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ath draw:style-name="gr2327" draw:text-style-name="P106" svg:width="0.0177in" svg:height="0.0177in" svg:x="0.6358in" svg:y="0.1752in" svg:viewBox="0 0 46 46" svg:d="M46 23c0-12-10-23-23-23-12 0-23 11-23 23 0 13 11 23 23 23 13 0 23-10 23-23z"><text:p/></draw:path><draw:path draw:style-name="gr2328" draw:text-style-name="P106" svg:width="0.0354in" svg:height="0.1173in" svg:x="0.7118in" svg:y="0.1106in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2329" draw:text-style-name="P106" svg:width="0.0539in" svg:height="0.0795in" svg:x="0.7602in" svg:y="0.1732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2330" draw:text-style-name="P106" svg:width="0.0177in" svg:height="0.0177in" svg:x="0.8795in" svg:y="0.1752in" svg:viewBox="0 0 46 46" svg:d="M46 23c0-12-10-23-23-23-12 0-23 11-23 23 0 13 11 23 23 23 13 0 23-10 23-23z"><text:p/></draw:path><draw:path draw:style-name="gr2331" draw:text-style-name="P106" svg:width="0.1181in" svg:height="0.113in" svg:x="0.9744in" svg:y="0.0008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olygon draw:style-name="gr2332" draw:text-style-name="P106" svg:width="0.1299in" svg:height="0.0067in" svg:x="0.9685in" svg:y="0.1811in" svg:viewBox="0 0 331 18" draw:points="166,18 0,18 0,0 331,0 331,18"><text:p/></draw:polygon><draw:path draw:style-name="gr2333" draw:text-style-name="P106" svg:width="0.1138in" svg:height="0.1193in" svg:x="0.9768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2334" draw:text-style-name="P106" svg:width="0.1106in" svg:height="0.039in" svg:x="1.1736in" svg:y="0.165in" svg:viewBox="0 0 282 100" svg:d="M268 17c6 0 14 0 14-9 0-8-8-8-14-8h-254c-6 0-14 0-14 8 0 9 8 9 14 9zM268 100c6 0 14 0 14-9 0-8-8-8-14-8h-254c-6 0-14 0-14 8 0 9 8 9 14 9z"><text:p/></draw:path><draw:path draw:style-name="gr2335" draw:text-style-name="P106" svg:width="0.0547in" svg:height="0.1106in" svg:x="1.3988in" svg:y="0.0028in" svg:viewBox="0 0 140 282" svg:d="M88 11c0-10 0-11-10-11-26 28-65 28-78 28v13c8 0 34 0 55-12v220c0 15-1 20-39 20h-14v13c16-1 52-1 70-1 17 0 54 0 68 1v-13h-13c-38 0-39-5-39-20z"><text:p/></draw:path><draw:polygon draw:style-name="gr2336" draw:text-style-name="P106" svg:width="0.1323in" svg:height="0.0067in" svg:x="1.3591in" svg:y="0.1811in" svg:viewBox="0 0 337 18" draw:points="168,18 0,18 0,0 337,0 337,18"><text:p/></draw:polygon><draw:path draw:style-name="gr2337" draw:text-style-name="P106" svg:width="0.1205in" svg:height="0.113in" svg:x="1.3657in" svg:y="0.2268in" svg:viewBox="0 0 307 288" svg:d="M283 190c1-3 3-5 3-6s0-5-5-5c-4 0-5 2-6 5-28 62-43 91-115 91h-62c-6 0-7 0-9 0-5-1-6-1-6-5 0-1 0-2 2-9l29-116h42c36 0 36 9 36 20 0 2 0 8-4 20 0 2-1 4-1 5 0 2 3 5 6 5 4 0 5-3 6-9l24-100c0-2-1-4-5-4-3 0-4 3-6 8-8 33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ath draw:style-name="gr2338" draw:text-style-name="P106" svg:width="0.0177in" svg:height="0.0177in" svg:x="1.5626in" svg:y="0.1752in" svg:viewBox="0 0 46 46" svg:d="M46 23c0-12-10-23-23-23-12 0-23 11-23 23 0 13 11 23 23 23 13 0 23-10 23-23z"><text:p/></draw:path><draw:path draw:style-name="gr2339" draw:text-style-name="P106" svg:width="0.0354in" svg:height="0.1173in" svg:x="1.6386in" svg:y="0.1106in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2340" draw:text-style-name="P106" svg:width="0.0177in" svg:height="0.0177in" svg:x="1.735in" svg:y="0.1752in" svg:viewBox="0 0 46 46" svg:d="M46 23c0-12-10-23-23-23-12 0-23 11-23 23 0 13 11 23 23 23 13 0 23-10 23-23z"><text:p/></draw:path><draw:path draw:style-name="gr2341" draw:text-style-name="P106" svg:width="0.0878in" svg:height="0.0732in" svg:x="1.8102in" svg:y="0.1543in" svg:viewBox="0 0 224 187" svg:d="M204 25c5 0 20 0 20-15 0-10-8-10-16-10h-96c-65 0-112 70-112 120 0 39 25 67 64 67 50 0 106-50 106-116 0-7 0-28-13-46zM64 179c-21 0-38-16-38-47 0-12 5-47 21-72 17-30 43-35 57-35 35 0 39 28 39 41 0 19-9 54-23 76-17 25-40 37-56 37z"><text:p/></draw:path></draw:g><text:tab/><text:tab/><draw:g text:anchor-type="as-char" svg:y="-0.2319in" draw:z-index="220" draw:style-name="gr1"><svg:title>TexMaths</svg:title><svg:desc>12§display§\sigma = E \cdot \frac{\Delta l}{l} = E \cdot \varepsilon§svg§600§FALSE§</svg:desc><draw:polygon draw:style-name="gr2373" draw:text-style-name="P106" svg:width="1.3567in" svg:height="0.3421in" svg:x="0in" svg:y="0.0035in" svg:viewBox="0 0 3447 870" draw:points="1724,870 0,870 0,0 3447,0 3447,870"><text:p/></draw:polygon><draw:path draw:style-name="gr2374" draw:text-style-name="P106" svg:width="0.0878in" svg:height="0.0732in" svg:x="0.0063in" svg:y="0.1598in" svg:viewBox="0 0 224 187" svg:d="M204 25c5 0 20 0 20-15 0-10-8-10-16-10h-96c-65 0-112 70-112 120 0 39 25 67 64 67 50 0 106-50 106-116 0-7 0-28-13-46zM64 179c-21 0-38-16-38-47 0-12 5-47 21-72 17-30 43-35 57-35 35 0 39 28 39 41 0 19-9 54-23 76-17 25-40 37-56 37z"><text:p/></draw:path><draw:path draw:style-name="gr2375" draw:text-style-name="P106" svg:width="0.1106in" svg:height="0.039in" svg:x="0.1563in" svg:y="0.1709in" svg:viewBox="0 0 282 100" svg:d="M268 17c6 0 14 0 14-9 0-8-8-8-14-8h-254c-6 0-14 0-14 8 0 9 8 9 14 9zM268 100c6 0 14 0 14-9 0-8-8-8-14-8h-254c-6 0-14 0-14 8 0 9 8 9 14 9z"><text:p/></draw:path><draw:path draw:style-name="gr2376" draw:text-style-name="P106" svg:width="0.1209in" svg:height="0.113in" svg:x="0.3283in" svg:y="0.1189in" svg:viewBox="0 0 308 288" svg:d="M283 190c1-3 3-5 3-6s0-5-5-5c-4 0-5 2-6 5-28 62-43 91-115 91h-62c-6 0-7 0-9 0-5-1-6-1-6-5 0-1 0-2 2-9l29-116h42c36 0 36 9 36 20 0 2 0 8-4 20 0 2-1 4-1 5 0 2 3 5 6 5 4 0 5-3 6-9l24-99c0-3-1-5-5-5-3 0-4 3-6 8-8 33-16 42-55 42h-39l25-102c3-16 3-17 23-17h60c51 0 63 12 63 47 0 11 0 11-1 23 0 2 0 5 0 7 0 3 1 5 5 5 5 0 5-2 6-10l8-73c1-12-1-12-12-12h-213c-9 0-12 0-12 8 0 5 3 5 10 5 16 0 28 0 28 7 0 3 0 3-1 11l-57 224c-4 17-4 20-38 20-7 0-12 0-12 9 0 4 4 4 12 4h220c9 0 9 0 13-7z"><text:p/></draw:path><draw:path draw:style-name="gr2377" draw:text-style-name="P106" svg:width="0.0177in" svg:height="0.0177in" svg:x="0.5055in" svg:y="0.1811in" svg:viewBox="0 0 46 46" svg:d="M46 23c0-12-10-23-23-23-12 0-23 11-23 23 0 13 11 23 23 23 13 0 23-10 23-23z"><text:p/></draw:path><draw:path draw:style-name="gr2378" draw:text-style-name="P106" svg:width="0.1224in" svg:height="0.1193in" svg:x="0.602in" svg:y="0in" svg:viewBox="0 0 312 304" svg:d="M167 7c-3-5-4-7-11-7s-8 2-11 7l-143 289c-2 3-2 3-2 4 0 4 2 4 10 4h294c6 0 8 0 8-4 0-1 0-1-1-4zM143 42l114 230h-228z"><text:p/></draw:path><draw:path draw:style-name="gr2379" draw:text-style-name="P106" svg:width="0.0354in" svg:height="0.1173in" svg:x="0.7402in" svg:y="0.0035in" svg:viewBox="0 0 91 299" svg:d="M91 5c0 0 0-5-5-5-10 0-42 4-52 5-4 0-9 0-9 8 0 5 5 5 11 5 20 0 22 4 22 7l-2 9-54 211c-1 5-2 9-2 15 0 24 19 39 38 39 15 0 26-8 33-24 8-15 13-41 13-42 0-4-4-4-5-4-5 0-5 2-6 8-8 27-15 53-33 53-12 0-12-14-12-20 0-10 0-12 2-20z"><text:p/></draw:path><draw:polygon draw:style-name="gr2380" draw:text-style-name="P106" svg:width="0.1913in" svg:height="0.0067in" svg:x="0.5945in" svg:y="0.1866in" svg:viewBox="0 0 487 18" draw:points="244,18 0,18 0,0 487,0 487,18"><text:p/></draw:polygon><draw:path draw:style-name="gr2381" draw:text-style-name="P106" svg:width="0.0354in" svg:height="0.1173in" svg:x="0.6709in" svg:y="0.2307in" svg:viewBox="0 0 91 299" svg:d="M91 5c0 0 0-5-5-5-10 0-42 4-52 5-4 0-9 0-9 8 0 5 5 5 11 5 20 0 22 4 22 7l-2 9-54 211c-1 5-2 9-2 15 0 24 19 39 38 39 15 0 26-8 33-24 8-15 13-41 13-42 0-4-4-4-5-4-5 0-5 2-6 8-8 27-15 53-33 53-12 0-12-14-12-20 0-10 0-12 2-20z"><text:p/></draw:path><draw:path draw:style-name="gr2382" draw:text-style-name="P106" svg:width="0.1106in" svg:height="0.039in" svg:x="0.861in" svg:y="0.1709in" svg:viewBox="0 0 282 100" svg:d="M268 17c6 0 14 0 14-9 0-8-8-8-14-8h-254c-6 0-14 0-14 8 0 9 8 9 14 9zM268 100c6 0 14 0 14-9 0-8-8-8-14-8h-254c-6 0-14 0-14 8 0 9 8 9 14 9z"><text:p/></draw:path><draw:path draw:style-name="gr2383" draw:text-style-name="P106" svg:width="0.1209in" svg:height="0.113in" svg:x="1.0335in" svg:y="0.1189in" svg:viewBox="0 0 308 288" svg:d="M283 190c1-3 3-5 3-6s0-5-5-5c-4 0-5 2-6 5-28 62-43 91-115 91h-62c-6 0-7 0-9 0-5-1-6-1-6-5 0-1 0-2 2-9l29-116h42c36 0 36 9 36 20 0 2 0 8-4 20 0 2-1 4-1 5 0 2 3 5 6 5 4 0 5-3 6-9l24-99c0-3-1-5-5-5-3 0-4 3-6 8-8 33-16 42-55 42h-39l25-102c3-16 3-17 23-17h60c51 0 63 12 63 47 0 11 0 11-1 23 0 2 0 5 0 7 0 3 1 5 5 5 5 0 5-2 6-10l8-73c1-12-1-12-12-12h-213c-9 0-12 0-12 8 0 5 3 5 10 5 16 0 28 0 28 7 0 3 0 3-1 11l-57 224c-4 17-4 20-38 20-7 0-12 0-12 9 0 4 4 4 12 4h220c9 0 9 0 13-7z"><text:p/></draw:path><draw:path draw:style-name="gr2384" draw:text-style-name="P106" svg:width="0.0177in" svg:height="0.0177in" svg:x="1.2102in" svg:y="0.1811in" svg:viewBox="0 0 46 46" svg:d="M46 23c0-12-10-23-23-23-12 0-23 11-23 23 0 13 11 23 23 23 13 0 23-10 23-23z"><text:p/></draw:path><draw:path draw:style-name="gr2385" draw:text-style-name="P106" svg:width="0.0673in" svg:height="0.0791in" svg:x="1.2835in" svg:y="0.1567in" svg:viewBox="0 0 172 202" svg:d="M49 96c13 6 27 6 36 6 11 0 35 0 35-13 0-11-16-12-31-12-9 0-24 1-40 8-9-5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/draw:g></text:p>
      <text:h text:style-name="Heading_20_3" text:outline-level="3">Querkontraktion</text:h>
      <text:p text:style-name="P50"><draw:g text:anchor-type="as-char" svg:y="-0.2319in" draw:z-index="221" draw:style-name="gr1"><svg:title>TexMaths</svg:title><svg:desc>12§display§\mu = \frac{-\Delta d}{d} \cdot \frac{\Delta l}{l}§svg§600§FALSE§</svg:desc><draw:polygon draw:style-name="gr2386" draw:text-style-name="P106" svg:width="1.0465in" svg:height="0.3421in" svg:x="0in" svg:y="0.0035in" svg:viewBox="0 0 2659 870" draw:points="1329,870 0,870 0,0 2659,0 2659,870"><text:p/></draw:polygon><draw:path draw:style-name="gr2387" draw:text-style-name="P106" svg:width="0.0898in" svg:height="0.1094in" svg:x="0.0051in" svg:y="0.1579in" svg:viewBox="0 0 229 279" svg:d="M85 38c3-8 6-25 6-26 0-7-5-12-12-12-1 0-13 0-17 16l-61 245c-1 5-1 6-1 7 0 6 5 11 12 11 8 0 14-7 14-9 3-3 8-26 24-91 14 11 33 13 41 13 30 0 46-19 57-31 3 19 19 31 38 31 14 0 24-9 31-24 7-14 12-41 12-41 0-4-3-4-5-4-3 0-4 1-6 7-7 27-14 53-32 53-11 0-12-11-12-20s5-28 8-44l12-46c2-6 5-23 8-29 2-9 6-25 6-28 0-8-6-11-12-11-3 0-14 0-17 14l-21 80c-4 21-9 39-10 43 0 2-21 41-56 41-20 0-31-15-31-38 0-12 4-24 6-36z"><text:p/></draw:path><draw:path draw:style-name="gr2388" draw:text-style-name="P106" svg:width="0.1106in" svg:height="0.039in" svg:x="0.1555in" svg:y="0.1709in" svg:viewBox="0 0 282 100" svg:d="M268 17c6 0 14 0 14-9 0-8-8-8-14-8h-254c-6 0-14 0-14 8 0 9 8 9 14 9zM268 100c6 0 14 0 14-9 0-8-8-8-14-8h-254c-6 0-14 0-14 8 0 9 8 9 14 9z"><text:p/></draw:path><draw:path draw:style-name="gr2389" draw:text-style-name="P106" svg:width="0.1016in" svg:height="0.0067in" svg:x="0.3551in" svg:y="0.074in" svg:viewBox="0 0 259 18" svg:d="M244 18c7 0 15 0 15-8 0-10-8-10-15-10h-230c-7 0-14 0-14 10 0 8 7 8 14 8z"><text:p/></draw:path><draw:path draw:style-name="gr2390" draw:text-style-name="P106" svg:width="0.1224in" svg:height="0.1193in" svg:x="0.478in" svg:y="0in" svg:viewBox="0 0 312 304" svg:d="M167 7c-3-5-4-7-11-7s-8 2-11 7l-143 289c-2 3-2 3-2 4 0 4 2 4 10 4h294c6 0 8 0 8-4 0-1 0-1-1-4zM143 42l114 230h-228z"><text:p/></draw:path><draw:path draw:style-name="gr2391" draw:text-style-name="P106" svg:width="0.0791in" svg:height="0.1173in" svg:x="0.6154in" svg:y="0.0035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olygon draw:style-name="gr2392" draw:text-style-name="P106" svg:width="0.3539in" svg:height="0.0067in" svg:x="0.3413in" svg:y="0.1866in" svg:viewBox="0 0 900 18" draw:points="450,18 0,18 0,0 900,0 900,18"><text:p/></draw:polygon><draw:path draw:style-name="gr2393" draw:text-style-name="P106" svg:width="0.0791in" svg:height="0.1173in" svg:x="0.4819in" svg:y="0.2307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2394" draw:text-style-name="P106" svg:width="0.0177in" svg:height="0.0177in" svg:x="0.7661in" svg:y="0.1811in" svg:viewBox="0 0 46 46" svg:d="M46 23c0-12-10-23-23-23-12 0-23 11-23 23 0 13 11 23 23 23 13 0 23-10 23-23z"><text:p/></draw:path><draw:path draw:style-name="gr2395" draw:text-style-name="P106" svg:width="0.1224in" svg:height="0.1193in" svg:x="0.8626in" svg:y="0in" svg:viewBox="0 0 312 304" svg:d="M167 7c-3-5-4-7-11-7s-8 2-11 7l-143 289c-2 3-2 3-2 4 0 4 2 4 10 4h294c6 0 8 0 8-4 0-1 0-1-1-4zM143 42l114 230h-228z"><text:p/></draw:path><draw:path draw:style-name="gr2396" draw:text-style-name="P106" svg:width="0.0354in" svg:height="0.1173in" svg:x="1.0004in" svg:y="0.0035in" svg:viewBox="0 0 91 299" svg:d="M91 5c0 0 0-5-5-5-10 0-42 4-52 5-4 0-9 0-9 8 0 5 5 5 11 5 20 0 22 4 22 7l-2 9-54 211c-1 5-2 9-2 15 0 24 19 39 38 39 15 0 26-8 33-24 8-15 13-41 13-42 0-4-4-4-5-4-5 0-5 2-6 8-8 27-15 53-33 53-12 0-12-14-12-20 0-10 0-12 2-20z"><text:p/></draw:path><draw:polygon draw:style-name="gr2397" draw:text-style-name="P106" svg:width="0.1913in" svg:height="0.0067in" svg:x="0.8551in" svg:y="0.1866in" svg:viewBox="0 0 487 18" draw:points="244,18 0,18 0,0 487,0 487,18"><text:p/></draw:polygon><draw:path draw:style-name="gr2398" draw:text-style-name="P106" svg:width="0.0354in" svg:height="0.1173in" svg:x="0.9315in" svg:y="0.2307in" svg:viewBox="0 0 91 299" svg:d="M91 5c0 0 0-5-5-5-10 0-42 4-52 5-4 0-9 0-9 8 0 5 5 5 11 5 20 0 22 4 22 7l-2 9-54 211c-1 5-2 9-2 15 0 24 19 39 38 39 15 0 26-8 33-24 8-15 13-41 13-42 0-4-4-4-5-4-5 0-5 2-6 8-8 27-15 53-33 53-12 0-12-14-12-20 0-10 0-12 2-20z"><text:p/></draw:path></draw:g> <text:tab/><draw:g text:anchor-type="as-char" svg:y="-0.2335in" draw:z-index="224" draw:style-name="gr1"><svg:title>TexMaths</svg:title><svg:desc>12§display§\frac{\Delta V}{V} = \frac{\Delta l}{l} + 2 \frac{\Delta d}{d} = \varepsilon \cdot (1 - 2 \mu)§svg§600§FALSE§</svg:desc><draw:polygon draw:style-name="gr2408" draw:text-style-name="P106" svg:width="2.3122in" svg:height="0.3417in" svg:x="0in" svg:y="0.0039in" svg:viewBox="0 0 5874 869" draw:points="2936,869 0,869 0,0 5874,0 5874,869"><text:p/></draw:polygon><draw:path draw:style-name="gr2409" draw:text-style-name="P106" svg:width="0.1224in" svg:height="0.1193in" svg:x="0.0079in" svg:y="0in" svg:viewBox="0 0 312 304" svg:d="M167 7c-3-5-4-7-11-7s-8 2-11 7l-143 288c-2 4-2 4-2 5 0 4 2 4 10 4h294c6 0 8 0 8-4 0-1 0-1-1-5zM143 42l114 229h-228z"><text:p/></draw:path><draw:path draw:style-name="gr2410" draw:text-style-name="P106" svg:width="0.1185in" svg:height="0.1173in" svg:x="0.148in" svg:y="0.0059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olygon draw:style-name="gr2411" draw:text-style-name="P106" svg:width="0.272in" svg:height="0.0067in" svg:x="0in" svg:y="0.1862in" svg:viewBox="0 0 692 18" draw:points="347,18 0,18 0,0 692,0 692,18"><text:p/></draw:polygon><draw:path draw:style-name="gr2412" draw:text-style-name="P106" svg:width="0.1185in" svg:height="0.1173in" svg:x="0.0783in" svg:y="0.2323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2413" draw:text-style-name="P106" svg:width="0.1106in" svg:height="0.039in" svg:x="0.3472in" svg:y="0.1709in" svg:viewBox="0 0 282 100" svg:d="M268 17c6 0 14 0 14-9 0-8-8-8-14-8h-254c-6 0-14 0-14 8 0 9 8 9 14 9zM268 100c6 0 14 0 14-9 0-8-8-8-14-8h-254c-6 0-14 0-14 8 0 9 8 9 14 9z"><text:p/></draw:path><draw:path draw:style-name="gr2414" draw:text-style-name="P106" svg:width="0.1224in" svg:height="0.1193in" svg:x="0.5409in" svg:y="0in" svg:viewBox="0 0 312 304" svg:d="M167 7c-3-5-4-7-11-7s-8 2-11 7l-143 288c-2 4-2 4-2 5 0 4 2 4 10 4h294c6 0 8 0 8-4 0-1 0-1-1-5zM143 42l114 229h-228z"><text:p/></draw:path><draw:path draw:style-name="gr2415" draw:text-style-name="P106" svg:width="0.0354in" svg:height="0.1173in" svg:x="0.6787in" svg:y="0.0039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2416" draw:text-style-name="P106" svg:width="0.1913in" svg:height="0.0067in" svg:x="0.5335in" svg:y="0.1862in" svg:viewBox="0 0 487 18" draw:points="244,18 0,18 0,0 487,0 487,18"><text:p/></draw:polygon><draw:path draw:style-name="gr2417" draw:text-style-name="P106" svg:width="0.0354in" svg:height="0.1173in" svg:x="0.6098in" svg:y="0.2303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2418" draw:text-style-name="P106" svg:width="0.1106in" svg:height="0.1106in" svg:x="0.7909in" svg:y="0.1343in" svg:viewBox="0 0 282 282" svg:d="M150 150h118c6 0 14 0 14-8 0-10-8-10-14-10h-118v-118c0-6 0-14-8-14-10 0-10 8-10 14v118h-118c-6 0-14 0-14 10 0 8 8 8 14 8h118v118c0 6 0 14 10 14 8 0 8-8 8-14z"><text:p/></draw:path><draw:path draw:style-name="gr2419" draw:text-style-name="P106" svg:width="0.0661in" svg:height="0.1106in" svg:x="0.9559in" svg:y="0.12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2420" draw:text-style-name="P106" svg:width="0.1224in" svg:height="0.1193in" svg:x="1.0583in" svg:y="0in" svg:viewBox="0 0 312 304" svg:d="M167 7c-3-5-4-7-11-7s-8 2-11 7l-143 288c-2 4-2 4-2 5 0 4 2 4 10 4h294c6 0 8 0 8-4 0-1 0-1-1-5zM143 42l114 229h-228z"><text:p/></draw:path><draw:path draw:style-name="gr2421" draw:text-style-name="P106" svg:width="0.0791in" svg:height="0.1173in" svg:x="1.1953in" svg:y="0.0039in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olygon draw:style-name="gr2422" draw:text-style-name="P106" svg:width="0.2248in" svg:height="0.0067in" svg:x="1.0504in" svg:y="0.1862in" svg:viewBox="0 0 572 18" draw:points="286,18 0,18 0,0 572,0 572,18"><text:p/></draw:polygon><draw:path draw:style-name="gr2423" draw:text-style-name="P106" svg:width="0.0791in" svg:height="0.1173in" svg:x="1.1264in" svg:y="0.2303in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ath draw:style-name="gr2424" draw:text-style-name="P106" svg:width="0.1106in" svg:height="0.039in" svg:x="1.3508in" svg:y="0.1709in" svg:viewBox="0 0 282 100" svg:d="M268 17c6 0 14 0 14-9 0-8-8-8-14-8h-254c-6 0-14 0-14 8 0 9 8 9 14 9zM268 100c6 0 14 0 14-9 0-8-8-8-14-8h-254c-6 0-14 0-14 8 0 9 8 9 14 9z"><text:p/></draw:path><draw:path draw:style-name="gr2425" draw:text-style-name="P106" svg:width="0.0673in" svg:height="0.0791in" svg:x="1.5209in" svg:y="0.1567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2426" draw:text-style-name="P106" svg:width="0.0177in" svg:height="0.0177in" svg:x="1.6449in" svg:y="0.1807in" svg:viewBox="0 0 46 46" svg:d="M46 23c0-12-10-23-23-23-12 0-23 11-23 23 0 13 11 23 23 23 13 0 23-10 23-23z"><text:p/></draw:path><draw:path draw:style-name="gr2427" draw:text-style-name="P106" svg:width="0.039in" svg:height="0.1657in" svg:x="1.7299in" svg:y="0.1071in" svg:viewBox="0 0 100 422" svg:d="M100 419c0-1 0-3-9-10-53-53-66-133-66-198 0-73 16-146 69-199 6-6 6-6 6-7 0-4-3-5-5-5-5 0-43 29-69 83-21 47-26 93-26 128 0 34 5 84 28 132 26 53 62 79 67 79 2 0 5-1 5-3z"><text:p/></draw:path><draw:path draw:style-name="gr2428" draw:text-style-name="P106" svg:width="0.0547in" svg:height="0.1106in" svg:x="1.7933in" svg:y="0.1213in" svg:viewBox="0 0 140 282" svg:d="M88 11c0-10 0-11-10-11-26 28-65 28-78 28v13c8 0 34 0 55-12v219c0 16-1 21-39 21h-14v13c16-1 52-1 70-1 17 0 54 0 68 1v-13h-13c-38 0-39-5-39-21z"><text:p/></draw:path><draw:path draw:style-name="gr2429" draw:text-style-name="P106" svg:width="0.1016in" svg:height="0.0067in" svg:x="1.9118in" svg:y="0.1862in" svg:viewBox="0 0 259 18" svg:d="M244 18c7 0 15 0 15-8 0-10-8-10-15-10h-230c-7 0-14 0-14 10 0 8 7 8 14 8z"><text:p/></draw:path><draw:path draw:style-name="gr2430" draw:text-style-name="P106" svg:width="0.0661in" svg:height="0.1106in" svg:x="2.0724in" svg:y="0.12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2431" draw:text-style-name="P106" svg:width="0.0898in" svg:height="0.1091in" svg:x="2.1524in" svg:y="0.1575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2432" draw:text-style-name="P106" svg:width="0.039in" svg:height="0.1657in" svg:x="2.2567in" svg:y="0.1071in" svg:viewBox="0 0 100 422" svg:d="M100 211c0-32-5-84-29-132-25-51-63-79-66-79-4 0-5 1-5 5 0 1 0 1 8 9 42 42 66 110 66 197 0 73-15 148-68 201-6 4-6 6-6 7 0 2 1 3 5 3 3 0 42-28 67-81 22-47 28-94 28-130z"><text:p/></draw:path></draw:g></text:p>
      <text:h text:style-name="Heading_20_3" text:outline-level="3">Kompression</text:h>
      <text:p text:style-name="P51"><draw:g text:anchor-type="as-char" svg:y="-0.2319in" draw:z-index="225" draw:style-name="gr1"><svg:title>TexMaths</svg:title><svg:desc>12§display§\frac{\Delta V}{V} = - \frac{3 \Delta p}{E} \cdot (1-2\mu)§svg§600§FALSE§</svg:desc><draw:polygon draw:style-name="gr2433" draw:text-style-name="P106" svg:width="1.7059in" svg:height="0.3398in" svg:x="0in" svg:y="0.0051in" svg:viewBox="0 0 4334 864" draw:points="2167,864 0,864 0,0 4334,0 4334,864"><text:p/></draw:polygon><draw:path draw:style-name="gr2434" draw:text-style-name="P106" svg:width="0.1224in" svg:height="0.1193in" svg:x="0.0079in" svg:y="0in" svg:viewBox="0 0 312 304" svg:d="M167 7c-3-5-4-7-11-7s-8 2-11 7l-143 288c-2 4-2 4-2 5 0 4 2 4 10 4h294c6 0 8 0 8-4 0-1 0-1-1-5zM143 42l114 229h-228z"><text:p/></draw:path><draw:path draw:style-name="gr2435" draw:text-style-name="P106" svg:width="0.1185in" svg:height="0.1173in" svg:x="0.148in" svg:y="0.0051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olygon draw:style-name="gr2436" draw:text-style-name="P106" svg:width="0.2724in" svg:height="0.0067in" svg:x="0in" svg:y="0.1862in" svg:viewBox="0 0 693 18" draw:points="347,18 0,18 0,0 693,0 693,18"><text:p/></draw:polygon><draw:path draw:style-name="gr2437" draw:text-style-name="P106" svg:width="0.1185in" svg:height="0.1173in" svg:x="0.0783in" svg:y="0.2315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2438" draw:text-style-name="P106" svg:width="0.1106in" svg:height="0.039in" svg:x="0.3472in" svg:y="0.1701in" svg:viewBox="0 0 282 100" svg:d="M268 17c6 0 14 0 14-9 0-8-8-8-14-8h-254c-6 0-14 0-14 8 0 9 8 9 14 9zM268 100c6 0 14 0 14-9 0-8-8-8-14-8h-254c-6 0-14 0-14 8 0 9 8 9 14 9z"><text:p/></draw:path><draw:path draw:style-name="gr2439" draw:text-style-name="P106" svg:width="0.1016in" svg:height="0.0067in" svg:x="0.5276in" svg:y="0.1862in" svg:viewBox="0 0 259 18" svg:d="M244 18c7 0 15 0 15-8 0-10-8-10-15-10h-230c-7 0-14 0-14 10 0 8 7 8 14 8z"><text:p/></draw:path><draw:path draw:style-name="gr2440" draw:text-style-name="P106" svg:width="0.0689in" svg:height="0.1146in" svg:x="0.6697in" svg:y="0.0079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3 0-15-12-24-24-24-11 0-24 6-24 24 0 40 40 68 85 68 53 0 91-39 91-82 0-35-26-68-70-77z"><text:p/></draw:path><draw:path draw:style-name="gr2441" draw:text-style-name="P106" svg:width="0.1224in" svg:height="0.1193in" svg:x="0.7535in" svg:y="0in" svg:viewBox="0 0 312 304" svg:d="M167 7c-3-5-4-7-11-7s-8 2-11 7l-143 288c-2 4-2 4-2 5 0 4 2 4 10 4h294c6 0 8 0 8-4 0-1 0-1-1-5zM143 42l114 229h-228z"><text:p/></draw:path><draw:path draw:style-name="gr2442" draw:text-style-name="P106" svg:width="0.0866in" svg:height="0.1059in" svg:x="0.8791in" svg:y="0.0453in" svg:viewBox="0 0 221 270" svg:d="M32 239c-3 14-3 18-22 18-5 0-10 0-10 7 0 4 2 6 6 6 11 0 23-2 35-2 14 0 29 2 42 2 2 0 8 0 8-9 0-4-5-4-11-4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olygon draw:style-name="gr2443" draw:text-style-name="P106" svg:width="0.3047in" svg:height="0.0067in" svg:x="0.6626in" svg:y="0.1862in" svg:viewBox="0 0 775 18" draw:points="388,18 0,18 0,0 775,0 775,18"><text:p/></draw:polygon><draw:path draw:style-name="gr2444" draw:text-style-name="P106" svg:width="0.1209in" svg:height="0.113in" svg:x="0.7555in" svg:y="0.2319in" svg:viewBox="0 0 308 288" svg:d="M283 190c1-3 3-5 3-6 0-2 0-5-5-5-4 0-5 2-6 5-28 62-43 91-115 91h-62c-6 0-7 0-9 0-5-1-6-1-6-5 0-1 0-2 2-9l29-116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ath draw:style-name="gr2445" draw:text-style-name="P106" svg:width="0.0177in" svg:height="0.0177in" svg:x="1.0386in" svg:y="0.1807in" svg:viewBox="0 0 46 46" svg:d="M46 23c0-12-10-23-23-23-12 0-23 11-23 23 0 13 11 23 23 23 13 0 23-10 23-23z"><text:p/></draw:path><draw:path draw:style-name="gr2446" draw:text-style-name="P106" svg:width="0.039in" svg:height="0.1661in" svg:x="1.124in" svg:y="0.1063in" svg:viewBox="0 0 100 423" svg:d="M100 419c0-1 0-2-9-10-53-52-66-133-66-198 0-73 16-146 69-199 6-6 6-6 6-7 0-4-3-5-5-5-5 0-43 29-69 83-21 47-26 93-26 128 0 34 5 84 28 132 26 53 62 80 67 80 2 0 5-2 5-4z"><text:p/></draw:path><draw:path draw:style-name="gr2447" draw:text-style-name="P106" svg:width="0.0547in" svg:height="0.1106in" svg:x="1.187in" svg:y="0.1205in" svg:viewBox="0 0 140 282" svg:d="M88 11c0-10 0-11-10-11-26 28-65 28-78 28v13c8 0 34 0 55-12v219c0 16-1 21-39 21h-14v13c16-1 52-1 70-1 17 0 54 0 68 1v-13h-13c-38 0-39-5-39-21z"><text:p/></draw:path><draw:path draw:style-name="gr2448" draw:text-style-name="P106" svg:width="0.1016in" svg:height="0.0067in" svg:x="1.3055in" svg:y="0.1862in" svg:viewBox="0 0 259 18" svg:d="M244 18c7 0 15 0 15-8 0-10-8-10-15-10h-230c-7 0-14 0-14 10 0 8 7 8 14 8z"><text:p/></draw:path><draw:path draw:style-name="gr2449" draw:text-style-name="P106" svg:width="0.0661in" svg:height="0.1106in" svg:x="1.4665in" svg:y="0.1205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2450" draw:text-style-name="P106" svg:width="0.0898in" svg:height="0.1094in" svg:x="1.5461in" svg:y="0.1579in" svg:viewBox="0 0 229 279" svg:d="M85 38c3-8 6-25 6-26 0-7-5-12-12-12-1 0-13 0-17 16l-61 245c-1 4-1 6-1 7 0 6 5 11 12 11 8 0 14-8 14-9 3-3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2451" draw:text-style-name="P106" svg:width="0.039in" svg:height="0.1661in" svg:x="1.6508in" svg:y="0.1063in" svg:viewBox="0 0 100 423" svg:d="M100 211c0-32-5-84-29-132-25-51-63-79-66-79-4 0-5 1-5 5 0 1 0 1 8 9 42 42 66 110 66 197 0 74-15 148-68 201-6 5-6 6-6 7 0 2 1 4 5 4 3 0 42-29 67-82 22-47 28-94 28-130z"><text:p/></draw:path></draw:g> <text:tab/><draw:g text:anchor-type="as-char" svg:y="-0.222in" draw:z-index="227" draw:style-name="gr1"><svg:title>TexMaths</svg:title><svg:desc>12§display§\kappa = \frac{3}{E} \cdot (1-2\mu)§svg§600§FALSE§</svg:desc><draw:polygon draw:style-name="gr2454" draw:text-style-name="P106" svg:width="1.2075in" svg:height="0.3331in" svg:x="0in" svg:y="0.0039in" svg:viewBox="0 0 3068 847" draw:points="1534,847 0,847 0,0 3068,0 3068,847"><text:p/></draw:polygon><draw:path draw:style-name="gr2455" draw:text-style-name="P106" svg:width="0.0819in" svg:height="0.0752in" svg:x="0.0091in" svg:y="0.149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ath draw:style-name="gr2456" draw:text-style-name="P106" svg:width="0.1106in" svg:height="0.039in" svg:x="0.1512in" svg:y="0.1618in" svg:viewBox="0 0 282 100" svg:d="M268 17c6 0 14 0 14-9 0-8-8-8-14-8h-254c-6 0-14 0-14 8 0 9 8 9 14 9zM268 100c6 0 14 0 14-9 0-8-8-8-14-8h-254c-6 0-14 0-14 8 0 9 8 9 14 9z"><text:p/></draw:path><draw:path draw:style-name="gr2457" draw:text-style-name="P106" svg:width="0.0689in" svg:height="0.1146in" svg:x="0.3685in" svg:y="0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8 85 68 53 0 91-39 91-82 0-35-26-68-70-77z"><text:p/></draw:path><draw:polygon draw:style-name="gr2458" draw:text-style-name="P106" svg:width="0.1323in" svg:height="0.0067in" svg:x="0.337in" svg:y="0.1783in" svg:viewBox="0 0 337 18" draw:points="168,18 0,18 0,0 337,0 337,18"><text:p/></draw:polygon><draw:path draw:style-name="gr2459" draw:text-style-name="P106" svg:width="0.1209in" svg:height="0.113in" svg:x="0.3437in" svg:y="0.2236in" svg:viewBox="0 0 308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2460" draw:text-style-name="P106" svg:width="0.0177in" svg:height="0.0177in" svg:x="0.5402in" svg:y="0.1728in" svg:viewBox="0 0 46 46" svg:d="M46 23c0-12-10-23-23-23-12 0-23 11-23 23 0 13 11 23 23 23 13 0 23-10 23-23z"><text:p/></draw:path><draw:path draw:style-name="gr2461" draw:text-style-name="P106" svg:width="0.039in" svg:height="0.1657in" svg:x="0.6256in" svg:y="0.0984in" svg:viewBox="0 0 100 422" svg:d="M100 419c0-1 0-3-9-10-53-53-66-133-66-198 0-73 16-146 69-199 6-6 6-6 6-7 0-4-3-5-5-5-5 0-43 29-69 83-21 47-26 93-26 128 0 34 5 84 28 132 26 53 62 79 67 79 2 0 5-1 5-3z"><text:p/></draw:path><draw:path draw:style-name="gr2462" draw:text-style-name="P106" svg:width="0.0547in" svg:height="0.1106in" svg:x="0.6886in" svg:y="0.1126in" svg:viewBox="0 0 140 282" svg:d="M88 11c0-10 0-11-10-11-26 28-65 28-78 28v13c8 0 34 0 55-12v219c0 16-1 21-39 21h-14v13c16-1 52-1 70-1 17 0 54 0 68 1v-13h-13c-38 0-39-5-39-21z"><text:p/></draw:path><draw:path draw:style-name="gr2463" draw:text-style-name="P106" svg:width="0.1016in" svg:height="0.0067in" svg:x="0.8075in" svg:y="0.1783in" svg:viewBox="0 0 259 18" svg:d="M244 18c7 0 15 0 15-8 0-10-8-10-15-10h-230c-7 0-14 0-14 10 0 8 7 8 14 8z"><text:p/></draw:path><draw:path draw:style-name="gr2464" draw:text-style-name="P106" svg:width="0.0661in" svg:height="0.1106in" svg:x="0.9681in" svg:y="0.11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2465" draw:text-style-name="P106" svg:width="0.0898in" svg:height="0.1091in" svg:x="1.0476in" svg:y="0.1496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2466" draw:text-style-name="P106" svg:width="0.039in" svg:height="0.1657in" svg:x="1.152in" svg:y="0.0984in" svg:viewBox="0 0 100 422" svg:d="M100 211c0-32-5-84-29-132-25-51-63-79-66-79-4 0-5 1-5 5 0 1 0 1 8 9 42 42 66 110 66 197 0 73-15 148-68 201-6 4-6 6-6 7 0 2 1 3 5 3 3 0 42-28 67-81 22-47 28-94 28-130z"><text:p/></draw:path></draw:g></text:p>
      <text:h text:style-name="Heading_20_3" text:outline-level="3"><text:soft-page-break/>Scherung</text:h>
      <text:p text:style-name="P52"><draw:frame draw:style-name="fr2" draw:name="Frame5" text:anchor-type="paragraph" svg:x="4.6181in" svg:y="0.2417in" svg:width="2.9484in" draw:z-index="231"><draw:text-box fo:min-height="4.7508in"><table:table table:name="Table5" table:style-name="Table5"><table:table-column table:style-name="Table5.A"/><table:table-column table:style-name="Table5.B"/><table:table-column table:style-name="Table5.C"/><table:table-row><table:table-cell table:style-name="Table5.A1" office:value-type="string"><text:p text:style-name="P32"><draw:g text:anchor-type="as-char" svg:y="-0.0744in" draw:z-index="232" draw:style-name="gr1"><svg:title>TexMaths</svg:title><svg:desc>12§display§\tau§svg§600§FALSE§</svg:desc><draw:polygon draw:style-name="gr2486" draw:text-style-name="P106" svg:width="0.0913in" svg:height="0.0717in" svg:x="0in" svg:y="0in" svg:viewBox="0 0 233 183" draw:points="116,183 0,183 0,0 233,0 233,183"><text:p/></draw:polygon><draw:path draw:style-name="gr2487" draw:text-style-name="P106" svg:width="0.0803in" svg:height="0.074in" svg:x="0.0043in" svg:y="0in" svg:viewBox="0 0 205 189" svg:d="M113 25h72c5 0 20 0 20-15 0-10-8-10-17-10h-118c-9 0-26 0-44 20-14 15-26 35-26 38 0 1 0 5 5 5 3 0 5-2 7-5 20-33 44-33 54-33h35l-42 136c-1 5-4 15-4 16 0 5 3 12 12 12 15 0 17-12 18-19z"><text:p/></draw:path></draw:g></text:p></table:table-cell><table:table-cell table:style-name="Table5.A1" office:value-type="string"><text:p text:style-name="P83">Schubspannung</text:p></table:table-cell><table:table-cell table:style-name="Table5.C1" office:value-type="string"><text:p text:style-name="P25"><draw:g text:anchor-type="as-char" svg:y="-0.1252in" draw:z-index="233" draw:style-name="gr1"><svg:title>TexMaths</svg:title><svg:desc>12§display§[\tau] = \mathrm{Pa}§svg§600§FALSE§</svg:desc><draw:polygon draw:style-name="gr2488" draw:text-style-name="P106" svg:width="0.5961in" svg:height="0.1657in" svg:x="0in" svg:y="0.0004in" svg:viewBox="0 0 1515 422" draw:points="758,422 0,422 0,0 1515,0 1515,422"><text:p/></draw:polygon><draw:polygon draw:style-name="gr2489" draw:text-style-name="P106" svg:width="0.0228in" svg:height="0.1657in" svg:x="0.0193in" svg:y="0.0004in" svg:viewBox="0 0 59 422" draw:points="59,422 59,406 17,406 17,17 59,17 59,0 0,0 0,422"><text:p/></draw:polygon><draw:path draw:style-name="gr2490" draw:text-style-name="P106" svg:width="0.0803in" svg:height="0.0736in" svg:x="0.0504in" svg:y="0.0528in" svg:viewBox="0 0 205 188" svg:d="M113 25h72c5 0 20 0 20-15 0-10-8-10-17-10h-118c-9 0-26 0-44 20-14 15-26 35-26 38 0 1 0 4 5 4 3 0 5-1 7-4 20-33 44-33 54-33h35l-42 136c-1 5-4 14-4 15 0 5 3 12 12 12 15 0 17-12 18-19z"><text:p/></draw:path><draw:polygon draw:style-name="gr2491" draw:text-style-name="P106" svg:width="0.0228in" svg:height="0.1657in" svg:x="0.1413in" svg:y="0.0004in" svg:viewBox="0 0 59 422" draw:points="59,0 0,0 0,17 42,17 42,406 0,406 0,422 59,422"><text:p/></draw:polygon><draw:path draw:style-name="gr2492" draw:text-style-name="P106" svg:width="0.1106in" svg:height="0.039in" svg:x="0.239in" svg:y="0.0634in" svg:viewBox="0 0 282 100" svg:d="M268 17c6 0 14 0 14-9 0-8-8-8-14-8h-254c-6 0-14 0-14 8 0 9 8 9 14 9zM268 100c6 0 14 0 14-9 0-8-8-8-14-8h-254c-6 0-14 0-14 8 0 9 8 9 14 9z"><text:p/></draw:path><draw:path draw:style-name="gr2493" draw:text-style-name="P106" svg:width="0.098in" svg:height="0.1134in" svg:x="0.411in" svg:y="0.011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2494" draw:text-style-name="P106" svg:width="0.0752in" svg:height="0.076in" svg:x="0.520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5.A2" office:value-type="string"><text:p text:style-name="P39"><draw:g text:anchor-type="as-char" svg:y="-0.122in" draw:z-index="234" draw:style-name="gr1"><svg:title>TexMaths</svg:title><svg:desc>12§display§G§svg§600§FALSE§</svg:desc><draw:polygon draw:style-name="gr2495" draw:text-style-name="P106" svg:width="0.1303in" svg:height="0.1142in" svg:x="0in" svg:y="0.0039in" svg:viewBox="0 0 332 291" draw:points="166,291 0,291 0,0 332,0 332,291"><text:p/></draw:polygon><draw:path draw:style-name="gr2496" draw:text-style-name="P106" svg:width="0.1181in" svg:height="0.1217in" svg:x="0.0087in" svg:y="0in" svg:viewBox="0 0 301 310" svg:d="M301 5c0-3-2-5-5-5-1 0-3 0-7 5l-29 32c-5-6-24-37-71-37-94 0-189 94-189 193 0 67 47 117 115 117 19 0 38-5 53-11 21-8 30-17 37-25 3 9 14 25 19 25 2 0 2-1 2-1 2-1 6-17 8-27l8-32c2-8 3-15 6-22 5-19 5-19 29-21 2 0 7 0 7-8 0-2-3-5-6-5-10 0-35 1-44 1-14 0-46-1-59-1-4 0-10 0-10 9 0 4 4 4 13 4 0 0 12 0 23 2 11 1 13 2 13 8 0 4-4 23-9 39-12 47-67 52-82 52-40 0-85-26-85-91 0-12 5-83 49-138 23-29 64-55 106-55 43 0 68 33 68 82 0 17-1 18-1 22 0 5 5 5 6 5 6 0 6-1 7-9z"><text:p/></draw:path></draw:g></text:p></table:table-cell><table:table-cell table:style-name="Table5.A2" office:value-type="string"><text:p text:style-name="P83">Schubmodul</text:p></table:table-cell><table:table-cell table:style-name="Table5.C2" office:value-type="string"><text:p text:style-name="P25"><draw:g text:anchor-type="as-char" svg:y="-0.1252in" draw:z-index="235" draw:style-name="gr1"><svg:title>TexMaths</svg:title><svg:desc>12§display§[G] = \mathrm{Pa}§svg§600§FALSE§</svg:desc><draw:polygon draw:style-name="gr2497" draw:text-style-name="P106" svg:width="0.6358in" svg:height="0.1657in" svg:x="0in" svg:y="0.0004in" svg:viewBox="0 0 1616 422" draw:points="808,422 0,422 0,0 1616,0 1616,422"><text:p/></draw:polygon><draw:polygon draw:style-name="gr2498" draw:text-style-name="P106" svg:width="0.0228in" svg:height="0.1657in" svg:x="0.0193in" svg:y="0.0004in" svg:viewBox="0 0 59 422" draw:points="59,422 59,406 17,406 17,17 59,17 59,0 0,0 0,422"><text:p/></draw:polygon><draw:path draw:style-name="gr2499" draw:text-style-name="P106" svg:width="0.1181in" svg:height="0.1209in" svg:x="0.0543in" svg:y="0.0075in" svg:viewBox="0 0 301 308" svg:d="M301 5c0-3-1-5-4-5-2 0-3 0-8 5l-28 32c-5-6-24-37-71-37-95 0-190 94-190 192 0 67 47 116 115 116 19 0 39-4 53-10 22-9 30-17 37-26 4 10 15 26 19 26 3 0 3-2 3-2 1-1 6-16 7-26l9-32c2-8 3-15 6-22 4-19 4-19 28-20 3 0 8 0 8-9 0-2-3-5-6-5-10 0-35 2-45 2-13 0-46-2-59-2-3 0-9 0-9 9 0 5 3 5 13 5 0 0 12 0 23 1 10 1 13 2 13 8 0 4-5 23-10 39-12 46-67 51-81 51-41 0-86-25-86-90 0-12 5-83 50-138 22-29 63-54 105-54 44 0 69 33 69 82 0 17-1 18-1 21 0 5 4 5 6 5 6 0 6-1 7-8z"><text:p/></draw:path><draw:polygon draw:style-name="gr2500" draw:text-style-name="P106" svg:width="0.0228in" svg:height="0.1657in" svg:x="0.1807in" svg:y="0.0004in" svg:viewBox="0 0 59 422" draw:points="59,0 0,0 0,17 42,17 42,406 0,406 0,422 59,422"><text:p/></draw:polygon><draw:path draw:style-name="gr2501" draw:text-style-name="P106" svg:width="0.1106in" svg:height="0.039in" svg:x="0.2783in" svg:y="0.0634in" svg:viewBox="0 0 282 100" svg:d="M268 17c6 0 14 0 14-9 0-8-8-8-14-8h-254c-6 0-14 0-14 8 0 9 8 9 14 9zM268 100c6 0 14 0 14-9 0-8-8-8-14-8h-254c-6 0-14 0-14 8 0 9 8 9 14 9z"><text:p/></draw:path><draw:path draw:style-name="gr2502" draw:text-style-name="P106" svg:width="0.098in" svg:height="0.1134in" svg:x="0.45in" svg:y="0.011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2503" draw:text-style-name="P106" svg:width="0.0752in" svg:height="0.076in" svg:x="0.5594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5.A2" office:value-type="string"><text:p text:style-name="P32"><draw:g text:anchor-type="as-char" svg:y="-0.1138in" draw:z-index="237" draw:style-name="gr1"><svg:title>TexMaths</svg:title><svg:desc>12§display§T§svg§600§FALSE§</svg:desc><draw:polygon draw:style-name="gr2523" draw:text-style-name="P106" svg:width="0.1201in" svg:height="0.113in" svg:x="0in" svg:y="0in" svg:viewBox="0 0 306 288" draw:points="154,288 0,288 0,0 306,0 306,288"><text:p/></draw:polygon><draw:path draw:style-name="gr2524" draw:text-style-name="P106" svg:width="0.113in" svg:height="0.1122in" svg:x="0.0039in" svg:y="0.0012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5.A2" office:value-type="string"><text:p text:style-name="P60">Richtmoment</text:p></table:table-cell><table:table-cell table:style-name="Table5.C2" office:value-type="string"><text:p text:style-name="P23"><draw:g text:anchor-type="as-char" svg:y="-0.1252in" draw:z-index="238" draw:style-name="gr1"><svg:title>TexMaths</svg:title><svg:desc>12§display§[T] = \mathrm{Nm}§svg§600§FALSE§</svg:desc><draw:polygon draw:style-name="gr2525" draw:text-style-name="P106" svg:width="0.6965in" svg:height="0.1657in" svg:x="0in" svg:y="0.0004in" svg:viewBox="0 0 1770 422" draw:points="885,422 0,422 0,0 1770,0 1770,422"><text:p/></draw:polygon><draw:polygon draw:style-name="gr2526" draw:text-style-name="P106" svg:width="0.0228in" svg:height="0.1657in" svg:x="0.0193in" svg:y="0.0004in" svg:viewBox="0 0 59 422" draw:points="59,422 59,406 17,406 17,17 59,17 59,0 0,0 0,422"><text:p/></draw:polygon><draw:path draw:style-name="gr2527" draw:text-style-name="P106" svg:width="0.113in" svg:height="0.1126in" svg:x="0.05in" svg:y="0.0126in" svg:viewBox="0 0 288 287" svg:d="M170 30c4-12 5-14 10-16 5-1 18-1 28-1 42 0 61 1 61 35 0 6-2 23-4 34 0 2-1 7-1 8 0 2 1 5 5 5s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2528" draw:text-style-name="P106" svg:width="0.0228in" svg:height="0.1657in" svg:x="0.1701in" svg:y="0.0004in" svg:viewBox="0 0 59 422" draw:points="59,0 0,0 0,17 42,17 42,406 0,406 0,422 59,422"><text:p/></draw:polygon><draw:path draw:style-name="gr2529" draw:text-style-name="P106" svg:width="0.1106in" svg:height="0.039in" svg:x="0.2677in" svg:y="0.0634in" svg:viewBox="0 0 282 100" svg:d="M267 17c6 0 15 0 15-9 0-8-9-8-15-8h-253c-6 0-14 0-14 8 0 9 8 9 14 9zM267 100c6 0 15 0 15-9 0-8-9-8-15-8h-253c-6 0-14 0-14 8 0 9 8 9 14 9z"><text:p/></draw:path><draw:path draw:style-name="gr2530" draw:text-style-name="P106" svg:width="0.1134in" svg:height="0.1134in" svg:x="0.4394in" svg:y="0.011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2531" draw:text-style-name="P106" svg:width="0.1295in" svg:height="0.0732in" svg:x="0.5634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2 1 47 1v-13c-22 0-33 0-33-12v-82c0-36 0-49-13-64-6-8-20-16-44-16-36 0-54 25-61 42-6-37-37-42-57-42-31 0-50 18-62 44v-44l-60 5v13c30 0 34 2 34 24z"><text:p/></draw:path></draw:g></text:p></table:table-cell></table:table-row><table:table-row><table:table-cell table:style-name="Table5.A2" office:value-type="string"><text:p text:style-name="P32"><draw:g text:anchor-type="as-char" svg:y="-0.1161in" draw:z-index="239" draw:style-name="gr1"><svg:title>TexMaths</svg:title><svg:desc>12§display§D_R§svg§600§FALSE§</svg:desc><draw:polygon draw:style-name="gr2532" draw:text-style-name="P106" svg:width="0.2382in" svg:height="0.1386in" svg:x="0in" svg:y="0in" svg:viewBox="0 0 606 353" draw:points="302,353 0,353 0,0 606,0 606,353"><text:p/></draw:polygon><draw:path draw:style-name="gr2533" draw:text-style-name="P106" svg:width="0.1272in" svg:height="0.1134in" svg:x="0.0067in" svg:y="0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2534" draw:text-style-name="P106" svg:width="0.0902in" svg:height="0.0819in" svg:x="0.1453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7 0 38-29 38-35 0 0 0-4-5-4-3 0-4 3-4 5-5 13-16 25-28 25-8 0-13-3-13-19 0-7 1-23 2-31 1-7 1-11 1-13 0-4 0-13-8-23-6-6-13-10-20-12z"><text:p/></draw:path></draw:g></text:p></table:table-cell><table:table-cell table:style-name="Table5.A2" office:value-type="string"><text:p text:style-name="P61">Richtgröße</text:p></table:table-cell><table:table-cell table:style-name="Table5.C2" office:value-type="string"><text:p text:style-name="P25"><draw:g text:anchor-type="as-char" svg:y="-0.1252in" draw:z-index="240" draw:style-name="gr1"><svg:title>TexMaths</svg:title><svg:desc>12§display§[D_R] = \mathrm{Nm}§svg§600§FALSE§</svg:desc><draw:polygon draw:style-name="gr2535" draw:text-style-name="P106" svg:width="0.8232in" svg:height="0.1657in" svg:x="0in" svg:y="0.0004in" svg:viewBox="0 0 2092 422" draw:points="1046,422 0,422 0,0 2092,0 2092,422"><text:p/></draw:polygon><draw:polygon draw:style-name="gr2536" draw:text-style-name="P106" svg:width="0.0228in" svg:height="0.1657in" svg:x="0.0193in" svg:y="0.0004in" svg:viewBox="0 0 59 422" draw:points="59,422 59,406 17,406 17,17 59,17 59,0 0,0 0,422"><text:p/></draw:polygon><draw:path draw:style-name="gr2537" draw:text-style-name="P106" svg:width="0.1272in" svg:height="0.1134in" svg:x="0.0528in" svg:y="0.011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2538" draw:text-style-name="P106" svg:width="0.0902in" svg:height="0.0819in" svg:x="0.1917in" svg:y="0.0697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olygon draw:style-name="gr2539" draw:text-style-name="P106" svg:width="0.0228in" svg:height="0.1657in" svg:x="0.2965in" svg:y="0.0004in" svg:viewBox="0 0 59 422" draw:points="59,0 0,0 0,17 42,17 42,406 0,406 0,422 59,422"><text:p/></draw:polygon><draw:path draw:style-name="gr2540" draw:text-style-name="P106" svg:width="0.1106in" svg:height="0.039in" svg:x="0.3941in" svg:y="0.0638in" svg:viewBox="0 0 282 100" svg:d="M268 17c6 0 14 0 14-9 0-8-8-8-14-8h-254c-6 0-14 0-14 8 0 9 8 9 14 9zM268 100c6 0 14 0 14-9 0-8-8-8-14-8h-254c-6 0-14 0-14 8 0 9 8 9 14 9z"><text:p/></draw:path><draw:path draw:style-name="gr2541" draw:text-style-name="P106" svg:width="0.1134in" svg:height="0.1134in" svg:x="0.5657in" svg:y="0.011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2542" draw:text-style-name="P106" svg:width="0.1295in" svg:height="0.0732in" svg:x="0.6902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4-64-6-8-20-16-44-16-36 0-54 25-61 42-6-37-37-42-57-42-31 0-50 18-62 44v-44l-60 5v13c30 0 34 2 34 24z"><text:p/></draw:path></draw:g></text:p></table:table-cell></table:table-row><table:table-row><table:table-cell table:style-name="Table5.A2" office:value-type="string"><text:p text:style-name="P28"/></table:table-cell><table:table-cell table:style-name="Table5.A2" office:value-type="string"><text:p text:style-name="P77"/></table:table-cell><table:table-cell table:style-name="Table5.C2" office:value-type="string"><text:p text:style-name="P21"/></table:table-cell></table:table-row><table:table-row><table:table-cell table:style-name="Table5.A2" office:value-type="string"><text:p text:style-name="P26"/></table:table-cell><table:table-cell table:style-name="Table5.A2" office:value-type="string"><text:p text:style-name="P74"/></table:table-cell><table:table-cell table:style-name="Table5.C2" office:value-type="string"><text:p text:style-name="P20"/></table:table-cell></table:table-row><table:table-row><table:table-cell table:style-name="Table5.A2" office:value-type="string"><text:p text:style-name="P26"/></table:table-cell><table:table-cell table:style-name="Table5.A2" office:value-type="string"><text:p text:style-name="P76"/></table:table-cell><table:table-cell table:style-name="Table5.C2" office:value-type="string"><text:p text:style-name="P20"/></table:table-cell></table:table-row></table:table><text:p text:style-name="Frame_20_contents"/></draw:text-box></draw:frame><draw:g text:anchor-type="as-char" svg:y="-0.2256in" draw:z-index="229" draw:style-name="gr1"><svg:title>TexMaths</svg:title><svg:desc>12§display§\tau = \frac{F}{A}§svg§600§FALSE§</svg:desc><draw:polygon draw:style-name="gr2472" draw:text-style-name="P106" svg:width="0.4626in" svg:height="0.3402in" svg:x="0in" svg:y="0in" svg:viewBox="0 0 1176 865" draw:points="588,865 0,865 0,0 1176,0 1176,865"><text:p/></draw:polygon><draw:path draw:style-name="gr2473" draw:text-style-name="P106" svg:width="0.0803in" svg:height="0.074in" svg:x="0.0043in" svg:y="0.1543in" svg:viewBox="0 0 205 189" svg:d="M113 25h72c5 0 20 0 20-15 0-10-8-10-17-10h-118c-9 0-26 0-44 20-14 15-26 35-26 38 0 1 0 4 5 4 3 0 5-1 7-4 20-33 44-33 54-33h35l-42 136c-1 5-4 14-4 16 0 4 3 12 12 12 15 0 17-12 18-20z"><text:p/></draw:path><draw:path draw:style-name="gr2474" draw:text-style-name="P106" svg:width="0.1106in" svg:height="0.039in" svg:x="0.1469in" svg:y="0.165in" svg:viewBox="0 0 282 100" svg:d="M268 17c6 0 14 0 14-9 0-8-8-8-14-8h-254c-6 0-14 0-14 8 0 9 8 9 14 9zM268 100c6 0 14 0 14-9 0-8-8-8-14-8h-254c-6 0-14 0-14 8 0 9 8 9 14 9z"><text:p/></draw:path><draw:path draw:style-name="gr2475" draw:text-style-name="P106" svg:width="0.1181in" svg:height="0.113in" svg:x="0.339in" svg:y="0.0008in" svg:viewBox="0 0 301 288" svg:d="M113 150h41c31 0 34 7 34 19 0 4 0 9-2 21-1 2-1 5-1 5 0 3 2 6 5 6s3-2 6-10l22-91c3-5 3-6 3-8 0-1-1-4-6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olygon draw:style-name="gr2476" draw:text-style-name="P106" svg:width="0.1299in" svg:height="0.0067in" svg:x="0.3327in" svg:y="0.1811in" svg:viewBox="0 0 331 18" draw:points="166,18 0,18 0,0 331,0 331,18"><text:p/></draw:polygon><draw:path draw:style-name="gr2477" draw:text-style-name="P106" svg:width="0.1138in" svg:height="0.1193in" svg:x="0.3409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/draw:g> <text:tab/><draw:g text:anchor-type="as-char" svg:y="-0.2252in" draw:z-index="230" draw:style-name="gr1"><svg:title>TexMaths</svg:title><svg:desc>12§display§\alpha = \frac{1}{G} \cdot \tau§svg§600§FALSE§</svg:desc><draw:polygon draw:style-name="gr2478" draw:text-style-name="P106" svg:width="0.7106in" svg:height="0.3331in" svg:x="0in" svg:y="0.0039in" svg:viewBox="0 0 1806 847" draw:points="903,847 0,847 0,0 1806,0 1806,847"><text:p/></draw:polygon><draw:path draw:style-name="gr2479" draw:text-style-name="P106" svg:width="0.0933in" svg:height="0.0752in" svg:x="0.0067in" svg:y="0.15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2480" draw:text-style-name="P106" svg:width="0.1106in" svg:height="0.039in" svg:x="0.1622in" svg:y="0.1622in" svg:viewBox="0 0 282 100" svg:d="M268 17c6 0 14 0 14-9 0-8-8-8-14-8h-254c-6 0-14 0-14 8 0 9 8 9 14 9zM268 100c6 0 14 0 14-9 0-8-8-8-14-8h-254c-6 0-14 0-14 8 0 9 8 9 14 9z"><text:p/></draw:path><draw:path draw:style-name="gr2481" draw:text-style-name="P106" svg:width="0.0547in" svg:height="0.1106in" svg:x="0.387in" svg:y="0.0004in" svg:viewBox="0 0 140 282" svg:d="M88 11c0-10 0-11-10-11-26 28-65 28-78 28v13c8 0 34 0 55-12v219c0 16-1 21-39 21h-14v13c16-1 52-1 70-1 17 0 54 0 68 1v-13h-13c-38 0-39-5-39-21z"><text:p/></draw:path><draw:polygon draw:style-name="gr2482" draw:text-style-name="P106" svg:width="0.1307in" svg:height="0.0067in" svg:x="0.3484in" svg:y="0.1783in" svg:viewBox="0 0 333 18" draw:points="167,18 0,18 0,0 333,0 333,18"><text:p/></draw:polygon><draw:path draw:style-name="gr2483" draw:text-style-name="P106" svg:width="0.1181in" svg:height="0.1209in" svg:x="0.3563in" svg:y="0.2201in" svg:viewBox="0 0 301 308" svg:d="M301 5c0-3-1-5-4-5-2 0-3 0-8 5l-28 32c-5-6-25-37-71-37-95 0-190 94-190 192 0 67 47 116 115 116 19 0 39-4 53-10 22-9 30-17 37-26 4 10 15 26 19 26 3 0 3-2 3-2 1-1 6-16 7-26l8-32c3-8 4-15 6-22 5-19 5-19 29-20 3 0 8 0 8-9 0-2-3-5-6-5-10 0-35 2-45 2-13 0-46-2-59-2-3 0-9 0-9 9 0 5 3 5 13 5 0 0 12 0 23 1 10 1 13 2 13 8 0 4-5 23-10 39-12 46-67 51-81 51-41 0-86-25-86-90 0-12 5-83 50-138 22-29 63-54 105-54 43 0 69 33 69 82 0 17-1 18-1 21 0 5 4 5 6 5 6 0 6-1 7-8z"><text:p/></draw:path><draw:path draw:style-name="gr2484" draw:text-style-name="P106" svg:width="0.0177in" svg:height="0.0177in" svg:x="0.55in" svg:y="0.1728in" svg:viewBox="0 0 46 46" svg:d="M46 23c0-12-10-23-23-23-12 0-23 11-23 23 0 13 11 23 23 23 13 0 23-10 23-23z"><text:p/></draw:path><draw:path draw:style-name="gr2485" draw:text-style-name="P106" svg:width="0.0803in" svg:height="0.0736in" svg:x="0.6232in" svg:y="0.152in" svg:viewBox="0 0 205 188" svg:d="M113 25h72c5 0 20 0 20-15 0-10-8-10-17-10h-118c-9 0-26 0-44 20-14 15-26 35-26 38 0 1 0 4 5 4 3 0 5-1 7-4 20-33 44-33 54-33h35l-42 136c-1 5-4 14-4 15 0 5 3 12 12 12 15 0 17-12 18-19z"><text:p/></draw:path></draw:g></text:p>
      <text:h text:style-name="Heading_20_3" text:outline-level="3">Drillung</text:h>
      <text:p text:style-name="P52"><draw:g text:anchor-type="as-char" svg:y="-0.2516in" draw:z-index="236" draw:style-name="gr1"><svg:title>TexMaths</svg:title><svg:desc>12§display§T = \frac{\pi}{2} G \cdot \frac{R^4}{l} \cdot \alpha = D_R \cdot \alpha§svg§600§FALSE§</svg:desc><draw:polygon draw:style-name="gr2504" draw:text-style-name="P106" svg:width="1.8957in" svg:height="0.3614in" svg:x="0in" svg:y="0.0039in" svg:viewBox="0 0 4816 919" draw:points="2407,919 0,919 0,0 4816,0 4816,919"><text:p/></draw:polygon><draw:path draw:style-name="gr2505" draw:text-style-name="P106" svg:width="0.113in" svg:height="0.1126in" svg:x="0.0039in" svg:y="0.139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2506" draw:text-style-name="P106" svg:width="0.1106in" svg:height="0.039in" svg:x="0.1756in" svg:y="0.1902in" svg:viewBox="0 0 282 100" svg:d="M268 17c6 0 14 0 14-9 0-8-8-8-14-8h-254c-6 0-14 0-14 8 0 9 8 9 14 9zM268 100c6 0 14 0 14-9 0-8-8-8-14-8h-254c-6 0-14 0-14 8 0 9 8 9 14 9z"><text:p/></draw:path><draw:path draw:style-name="gr2507" draw:text-style-name="P106" svg:width="0.0898in" svg:height="0.0732in" svg:x="0.3657in" svg:y="0.0673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olygon draw:style-name="gr2508" draw:text-style-name="P106" svg:width="0.1008in" svg:height="0.0067in" svg:x="0.3614in" svg:y="0.2067in" svg:viewBox="0 0 257 18" draw:points="128,18 0,18 0,0 257,0 257,18"><text:p/></draw:polygon><draw:path draw:style-name="gr2509" draw:text-style-name="P106" svg:width="0.0661in" svg:height="0.1106in" svg:x="0.3783in" svg:y="0.2547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2510" draw:text-style-name="P106" svg:width="0.1181in" svg:height="0.1209in" svg:x="0.4906in" svg:y="0.1339in" svg:viewBox="0 0 301 308" svg:d="M301 5c0-3-1-5-5-5-1 0-2 0-7 5l-29 32c-4-6-24-37-70-37-95 0-190 94-190 192 0 67 47 116 115 116 19 0 39-4 53-10 22-9 30-17 37-26 4 10 15 26 19 26 3 0 3-2 3-2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2511" draw:text-style-name="P106" svg:width="0.0177in" svg:height="0.0177in" svg:x="0.6638in" svg:y="0.2008in" svg:viewBox="0 0 46 46" svg:d="M46 23c0-12-10-23-23-23-12 0-23 11-23 23 0 13 11 23 23 23 13 0 23-10 23-23z"><text:p/></draw:path><draw:path draw:style-name="gr2512" draw:text-style-name="P106" svg:width="0.1185in" svg:height="0.1173in" svg:x="0.7591in" svg:y="0.0252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2513" draw:text-style-name="P106" svg:width="0.0571in" svg:height="0.0783in" svg:x="0.8843in" svg:y="0.0004in" svg:viewBox="0 0 146 200" svg:d="M146 151v-11h-33v-132c0-6 0-8-6-8-4 0-5 0-9 4l-98 136v11h88v25c0 10 0 14-24 14h-9v10c16-1 34-1 45-1 12 0 30 0 45 1v-10h-8c-24 0-24-4-24-14v-25zM90 32v108h-79z"><text:p/></draw:path><draw:polygon draw:style-name="gr2514" draw:text-style-name="P106" svg:width="0.202in" svg:height="0.0067in" svg:x="0.752in" svg:y="0.2067in" svg:viewBox="0 0 514 18" draw:points="257,18 0,18 0,0 514,0 514,18"><text:p/></draw:polygon><draw:path draw:style-name="gr2515" draw:text-style-name="P106" svg:width="0.0354in" svg:height="0.1173in" svg:x="0.8343in" svg:y="0.25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2516" draw:text-style-name="P106" svg:width="0.0177in" svg:height="0.0177in" svg:x="1.0252in" svg:y="0.2008in" svg:viewBox="0 0 46 46" svg:d="M46 23c0-12-10-23-23-23-12 0-23 11-23 23 0 13 11 23 23 23 13 0 23-10 23-23z"><text:p/></draw:path><draw:path draw:style-name="gr2517" draw:text-style-name="P106" svg:width="0.0933in" svg:height="0.0752in" svg:x="1.1008in" svg:y="0.1783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2518" draw:text-style-name="P106" svg:width="0.1106in" svg:height="0.039in" svg:x="1.2563in" svg:y="0.1902in" svg:viewBox="0 0 282 100" svg:d="M268 17c6 0 14 0 14-9 0-8-8-8-14-8h-254c-6 0-14 0-14 8 0 9 8 9 14 9zM268 100c6 0 14 0 14-9 0-8-8-8-14-8h-254c-6 0-14 0-14 8 0 9 8 9 14 9z"><text:p/></draw:path><draw:path draw:style-name="gr2519" draw:text-style-name="P106" svg:width="0.1272in" svg:height="0.1134in" svg:x="1.4287in" svg:y="0.1378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2520" draw:text-style-name="P106" svg:width="0.0902in" svg:height="0.0819in" svg:x="1.5681in" svg:y="0.1969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2521" draw:text-style-name="P106" svg:width="0.0177in" svg:height="0.0177in" svg:x="1.7197in" svg:y="0.2008in" svg:viewBox="0 0 46 46" svg:d="M46 23c0-12-10-23-23-23-12 0-23 11-23 23 0 13 11 23 23 23 13 0 23-10 23-23z"><text:p/></draw:path><draw:path draw:style-name="gr2522" draw:text-style-name="P106" svg:width="0.0933in" svg:height="0.0752in" svg:x="1.7953in" svg:y="0.1783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serif"/>
    <style:font-face style:name="Linux Libertine" svg:font-family="'Linux Libertine', Georgia, Times, serif"/>
    <style:font-face style:name="Verdana" svg:font-family="Verdana, Arial, Helvetica, sans-serif"/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fo:keep-together="always" style:page-number="auto" fo:keep-with-next="always"/>
      <style:text-properties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201in" fo:margin-bottom="0.0201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.0799in" fo:margin-bottom="0.0598in" style:contextual-spacing="false" fo:text-indent="0in" style:auto-text-indent="false" style:page-number="auto"/>
      <style:text-properties fo:font-size="11pt" fo:font-weight="bold" style:font-size-asian="14pt" style:font-weight-asian="bold" style:font-size-complex="14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402in" fo:margin-bottom="0.0402in" style:contextual-spacing="false" style:page-number="auto" fo:keep-with-next="always"/>
      <style:text-properties fo:font-size="10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.5pt" officeooo:rsid="0048204a" officeooo:paragraph-rsid="0048204a" style:font-size-asian="10.5pt" style:font-size-complex="10.5pt"/>
    </style:style>
    <style:style style:name="MT1" style:family="text">
      <style:text-properties officeooo:rsid="0057a4b9"/>
    </style:style>
    <style:page-layout style:name="Mpm1">
      <style:page-layout-properties fo:page-width="8.2681in" fo:page-height="11.6929in" style:num-format="1" style:print-orientation="portrait" fo:margin-top="0.3228in" fo:margin-bottom="0.3701in" fo:margin-left="0.552in" fo:margin-right="0.52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number:date-style style:name="N33" number:automatic-order="true">
      <number:month number:textual="true"/>
      <number:text> </number:text>
      <number:day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MP1">Stefan Kuntz – WI - <text:span text:style-name="MT1">v</text:span><text:editing-cycles>15</text:editing-cycles> - <text:modification-date style:data-style-name="N33">Jan 07</text:modification-date> <text:modification-time style:data-style-name="N40">15:30</text:modification-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5-12-31T17:42:14.096146634</meta:creation-date>
    <dc:date>2016-01-07T15:30:34.387030079</dc:date>
    <dc:creator>sk </dc:creator>
    <meta:editing-duration>P4DT16H1M26S</meta:editing-duration>
    <meta:editing-cycles>15</meta:editing-cycles>
    <meta:generator>LibreOffice/4.2.8.2$Linux_X86_64 LibreOffice_project/420m0$Build-2</meta:generator>
    <meta:printed-by>sk </meta:printed-by>
    <meta:print-date>2016-01-07T14:54:18.541687122</meta:print-date>
    <meta:document-statistic meta:table-count="5" meta:image-count="0" meta:object-count="0" meta:page-count="4" meta:paragraph-count="263" meta:word-count="165" meta:character-count="1826" meta:non-whitespace-character-count="1567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\newcommand\abs[1]{\left|#1\right|}</meta:user-defined>
  </office:meta>
</office:document-meta>
</file>